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15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45180555555556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_(2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gini_swiid</text:p>
          </table:table-cell>
          <table:table-cell office:value-type="string" table:style-name="ce2">
            <text:p>gini_wid_post_tax_national</text:p>
          </table:table-cell>
          <table:table-cell office:value-type="string" table:style-name="ce3">
            <text:p>wid_disposable</text:p>
          </table:table-cell>
          <table:table-cell office:value-type="string" table:style-name="ce2">
            <text:p>pisa</text:p>
          </table:table-cell>
          <table:table-cell office:value-type="string" table:style-name="ce2">
            <text:p>immigration</text:p>
          </table:table-cell>
          <table:table-cell office:value-type="string" table:style-name="ce2">
            <text:p>emigration</text:p>
          </table:table-cell>
          <table:table-cell office:value-type="string" table:style-name="ce2">
            <text:p>gci</text:p>
          </table:table-cell>
          <table:table-cell office:value-type="string" table:style-name="ce2">
            <text:p>gdp_pc</text:p>
          </table:table-cell>
          <table:table-cell office:value-type="string" table:style-name="ce2">
            <text:p>social_benefits</text:p>
          </table:table-cell>
          <table:table-cell office:value-type="string" table:style-name="ce2">
            <text:p>eu_funds</text:p>
          </table:table-cell>
          <table:table-cell office:value-type="string" table:style-name="ce2">
            <text:p>unemployment</text:p>
          </table:table-cell>
          <table:table-cell office:value-type="string" table:style-name="ce2">
            <text:p>poverty</text:p>
          </table:table-cell>
          <table:table-cell office:value-type="string" table:style-name="ce2">
            <text:p>fdi</text:p>
          </table:table-cell>
          <table:table-cell office:value-type="string" table:style-name="ce3">
            <text:p>eu</text:p>
          </table:table-cell>
          <table:table-cell office:value-type="string" table:style-name="ce3">
            <text:p>export_netto</text:p>
          </table:table-cell>
          <table:table-cell office:value-type="string" table:style-name="ce1">
            <text:p>wgi_ge</text:p>
          </table:table-cell>
          <table:table-cell office:value-type="string" table:style-name="ce2">
            <text:p>wgi_rl</text:p>
          </table:table-cell>
          <table:table-cell office:value-type="string" table:style-name="ce1">
            <text:p>wgi_rq</text:p>
          </table:table-cell>
          <table:table-cell office:value-type="string" table:style-name="ce1">
            <text:p>investment_freedom</text:p>
          </table:table-cell>
          <table:table-cell office:value-type="string" table:style-name="ce1">
            <text:p>financial_freedom</text:p>
          </table:table-cell>
          <table:table-cell office:value-type="string" table:style-name="ce1">
            <text:p>secondary_edu</text:p>
          </table:table-cell>
          <table:table-cell office:value-type="string" table:style-name="ce1">
            <text:p>employment</text:p>
          </table:table-cell>
          <table:table-cell office:value-type="string" table:style-name="ce1">
            <text:p>trade</text:p>
          </table:table-cell>
          <table:table-cell table:number-columns-repeated="16359"/>
        </table:table-row>
        <table:table-row table:style-name="ro1">
          <table:table-cell office:value-type="float" office:value="2000" table:style-name="ce4">
            <text:p>2000</text:p>
          </table:table-cell>
          <table:table-cell office:value-type="string" table:style-name="ce5">
            <text:p>Albania</text:p>
          </table:table-cell>
          <table:table-cell table:style-name="ce5"/>
          <table:table-cell office:value-type="float" office:value="0.45" table:style-name="ce4">
            <text:p>0,45</text:p>
          </table:table-cell>
          <table:table-cell office:value-type="float" office:value="0.46" table:style-name="ce4">
            <text:p>0,46</text:p>
          </table:table-cell>
          <table:table-cell office:value-type="float" office:value="348.84951000000001" table:style-name="ce4">
            <text:p>348,84951</text:p>
          </table:table-cell>
          <table:table-cell office:value-type="float" office:value="9000" table:style-name="ce4">
            <text:p>9000</text:p>
          </table:table-cell>
          <table:table-cell office:value-type="float" office:value="4000" table:style-name="ce4">
            <text:p>4000</text:p>
          </table:table-cell>
          <table:table-cell office:value-type="float" office:value="100" table:style-name="ce4">
            <text:p>100</text:p>
          </table:table-cell>
          <table:table-cell office:value-type="float" office:value="3861.3009999999999" table:style-name="ce4">
            <text:p>3861,301</text:p>
          </table:table-cell>
          <table:table-cell office:value-type="float" office:value="6.99" table:style-name="ce4">
            <text:p>6,99</text:p>
          </table:table-cell>
          <table:table-cell office:value-type="float" office:value="0" table:style-name="ce4">
            <text:p>0</text:p>
          </table:table-cell>
          <table:table-cell office:value-type="float" office:value="16.8" table:style-name="ce4">
            <text:p>16,8</text:p>
          </table:table-cell>
          <table:table-cell office:value-type="float" office:value="20.7" table:style-name="ce4">
            <text:p>20,7</text:p>
          </table:table-cell>
          <table:table-cell office:value-type="float" office:value="143000000" table:style-name="ce4">
            <text:p>143000000</text:p>
          </table:table-cell>
          <table:table-cell office:value-type="float" office:value="0" table:style-name="ce4">
            <text:p>0</text:p>
          </table:table-cell>
          <table:table-cell office:value-type="float" office:value="-795800000" table:style-name="ce4">
            <text:p>-795800000</text:p>
          </table:table-cell>
          <table:table-cell office:value-type="float" office:value="-0.91778016090393066" table:style-name="ce1">
            <text:p>-0,917780161</text:p>
          </table:table-cell>
          <table:table-cell office:value-type="float" office:value="-1.0206676721572876" table:style-name="ce1">
            <text:p>-1,020667672</text:p>
          </table:table-cell>
          <table:table-cell office:value-type="float" office:value="-0.41591012477874756" table:style-name="ce1">
            <text:p>-0,415910125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37.040000915527301" table:style-name="ce1">
            <text:p>37,04000092</text:p>
          </table:table-cell>
          <table:table-cell office:value-type="float" office:value="48.939" table:style-name="ce1">
            <text:p>48,939</text:p>
          </table:table-cell>
          <table:table-cell office:value-type="float" office:value="61.609261043640728" table:style-name="ce1">
            <text:p>61,60926104</text:p>
          </table:table-cell>
          <table:table-cell table:number-columns-repeated="16359"/>
        </table:table-row>
        <table:table-row table:style-name="ro1">
          <table:table-cell office:value-type="float" office:value="2001" table:style-name="ce4">
            <text:p>2001</text:p>
          </table:table-cell>
          <table:table-cell office:value-type="string" table:style-name="ce5">
            <text:p>Albania</text:p>
          </table:table-cell>
          <table:table-cell table:style-name="ce5"/>
          <table:table-cell office:value-type="float" office:value="0.45" table:style-name="ce4">
            <text:p>0,45</text:p>
          </table:table-cell>
          <table:table-cell office:value-type="float" office:value="0.46" table:style-name="ce4">
            <text:p>0,46</text:p>
          </table:table-cell>
          <table:table-cell office:value-type="float" office:value="366.59" table:style-name="ce4">
            <text:p>366,59</text:p>
          </table:table-cell>
          <table:table-cell office:value-type="float" office:value="9000" table:style-name="ce4">
            <text:p>9000</text:p>
          </table:table-cell>
          <table:table-cell office:value-type="float" office:value="4000" table:style-name="ce4">
            <text:p>4000</text:p>
          </table:table-cell>
          <table:table-cell office:value-type="float" office:value="100" table:style-name="ce4">
            <text:p>100</text:p>
          </table:table-cell>
          <table:table-cell office:value-type="float" office:value="4300.8280000000004" table:style-name="ce4">
            <text:p>4300,828</text:p>
          </table:table-cell>
          <table:table-cell office:value-type="float" office:value="7.89" table:style-name="ce4">
            <text:p>7,89</text:p>
          </table:table-cell>
          <table:table-cell office:value-type="float" office:value="0" table:style-name="ce4">
            <text:p>0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21" table:style-name="ce4">
            <text:p>21</text:p>
          </table:table-cell>
          <table:table-cell office:value-type="float" office:value="207300000" table:style-name="ce4">
            <text:p>207300000</text:p>
          </table:table-cell>
          <table:table-cell office:value-type="float" office:value="0" table:style-name="ce4">
            <text:p>0</text:p>
          </table:table-cell>
          <table:table-cell office:value-type="float" office:value="-936900000" table:style-name="ce4">
            <text:p>-936900000</text:p>
          </table:table-cell>
          <table:table-cell office:value-type="float" office:value="-0.77105677127838135" table:style-name="ce1">
            <text:p>-0,771056771</text:p>
          </table:table-cell>
          <table:table-cell office:value-type="float" office:value="-0.89149454236030579" table:style-name="ce1">
            <text:p>-0,891494542</text:p>
          </table:table-cell>
          <table:table-cell office:value-type="float" office:value="-0.3636554479598999" table:style-name="ce1">
            <text:p>-0,363655448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37.040000915527301" table:style-name="ce1">
            <text:p>37,04000092</text:p>
          </table:table-cell>
          <table:table-cell office:value-type="float" office:value="48.765999999999998" table:style-name="ce1">
            <text:p>48,766</text:p>
          </table:table-cell>
          <table:table-cell office:value-type="float" office:value="64.247446258700919" table:style-name="ce1">
            <text:p>64,24744626</text:p>
          </table:table-cell>
          <table:table-cell table:number-columns-repeated="16359"/>
        </table:table-row>
        <table:table-row table:style-name="ro1">
          <table:table-cell office:value-type="float" office:value="2002" table:style-name="ce4">
            <text:p>2002</text:p>
          </table:table-cell>
          <table:table-cell office:value-type="string" table:style-name="ce5">
            <text:p>Albania</text:p>
          </table:table-cell>
          <table:table-cell table:style-name="ce5"/>
          <table:table-cell office:value-type="float" office:value="0.46" table:style-name="ce4">
            <text:p>0,46</text:p>
          </table:table-cell>
          <table:table-cell office:value-type="float" office:value="0.46" table:style-name="ce4">
            <text:p>0,46</text:p>
          </table:table-cell>
          <table:table-cell office:value-type="float" office:value="366.59" table:style-name="ce4">
            <text:p>366,59</text:p>
          </table:table-cell>
          <table:table-cell office:value-type="float" office:value="9000" table:style-name="ce4">
            <text:p>9000</text:p>
          </table:table-cell>
          <table:table-cell office:value-type="float" office:value="4000" table:style-name="ce4">
            <text:p>4000</text:p>
          </table:table-cell>
          <table:table-cell office:value-type="float" office:value="100" table:style-name="ce4">
            <text:p>100</text:p>
          </table:table-cell>
          <table:table-cell office:value-type="float" office:value="4751.7579999999998" table:style-name="ce4">
            <text:p>4751,758</text:p>
          </table:table-cell>
          <table:table-cell office:value-type="float" office:value="7.79" table:style-name="ce4">
            <text:p>7,79</text:p>
          </table:table-cell>
          <table:table-cell office:value-type="float" office:value="0" table:style-name="ce4">
            <text:p>0</text:p>
          </table:table-cell>
          <table:table-cell office:value-type="float" office:value="4.6150000000000002" table:style-name="ce4">
            <text:p>4,615</text:p>
          </table:table-cell>
          <table:table-cell office:value-type="float" office:value="21.3" table:style-name="ce4">
            <text:p>21,3</text:p>
          </table:table-cell>
          <table:table-cell office:value-type="float" office:value="135000000" table:style-name="ce4">
            <text:p>135000000</text:p>
          </table:table-cell>
          <table:table-cell office:value-type="float" office:value="0" table:style-name="ce4">
            <text:p>0</text:p>
          </table:table-cell>
          <table:table-cell office:value-type="float" office:value="-1160330000" table:style-name="ce4">
            <text:p>-1160330000</text:p>
          </table:table-cell>
          <table:table-cell office:value-type="float" office:value="-0.62433338165283203" table:style-name="ce1">
            <text:p>-0,624333382</text:p>
          </table:table-cell>
          <table:table-cell office:value-type="float" office:value="-0.76232141256332397" table:style-name="ce1">
            <text:p>-0,762321413</text:p>
          </table:table-cell>
          <table:table-cell office:value-type="float" office:value="-0.31140077114105225" table:style-name="ce1">
            <text:p>-0,311400771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7.614739236547642" table:style-name="ce1">
            <text:p>37,61473924</text:p>
          </table:table-cell>
          <table:table-cell office:value-type="float" office:value="48.945" table:style-name="ce1">
            <text:p>48,945</text:p>
          </table:table-cell>
          <table:table-cell office:value-type="float" office:value="65.991465033680171" table:style-name="ce1">
            <text:p>65,99146503</text:p>
          </table:table-cell>
          <table:table-cell table:number-columns-repeated="16359"/>
        </table:table-row>
        <table:table-row table:style-name="ro1">
          <table:table-cell office:value-type="float" office:value="2003" table:style-name="ce4">
            <text:p>2003</text:p>
          </table:table-cell>
          <table:table-cell office:value-type="string" table:style-name="ce5">
            <text:p>Albania</text:p>
          </table:table-cell>
          <table:table-cell table:style-name="ce5"/>
          <table:table-cell office:value-type="float" office:value="0.45" table:style-name="ce4">
            <text:p>0,45</text:p>
          </table:table-cell>
          <table:table-cell office:value-type="float" office:value="0.46" table:style-name="ce4">
            <text:p>0,46</text:p>
          </table:table-cell>
          <table:table-cell office:value-type="float" office:value="366.59" table:style-name="ce4">
            <text:p>366,59</text:p>
          </table:table-cell>
          <table:table-cell office:value-type="float" office:value="9000" table:style-name="ce4">
            <text:p>9000</text:p>
          </table:table-cell>
          <table:table-cell office:value-type="float" office:value="4000" table:style-name="ce4">
            <text:p>4000</text:p>
          </table:table-cell>
          <table:table-cell office:value-type="float" office:value="100" table:style-name="ce4">
            <text:p>100</text:p>
          </table:table-cell>
          <table:table-cell office:value-type="float" office:value="5000.3370000000004" table:style-name="ce4">
            <text:p>5000,337</text:p>
          </table:table-cell>
          <table:table-cell office:value-type="float" office:value="7.7" table:style-name="ce4">
            <text:p>7,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20.65" table:style-name="ce4">
            <text:p>20,65</text:p>
          </table:table-cell>
          <table:table-cell office:value-type="float" office:value="178036400.69999999" table:style-name="ce4">
            <text:p>178036400,7</text:p>
          </table:table-cell>
          <table:table-cell office:value-type="float" office:value="0" table:style-name="ce4">
            <text:p>0</text:p>
          </table:table-cell>
          <table:table-cell office:value-type="float" office:value="-1419161206" table:style-name="ce4">
            <text:p>-1419161206</text:p>
          </table:table-cell>
          <table:table-cell office:value-type="float" office:value="-0.56398671865463257" table:style-name="ce1">
            <text:p>-0,563986719</text:p>
          </table:table-cell>
          <table:table-cell office:value-type="float" office:value="-0.71632349491119385" table:style-name="ce1">
            <text:p>-0,716323495</text:p>
          </table:table-cell>
          <table:table-cell office:value-type="float" office:value="-0.49021655321121216" table:style-name="ce1">
            <text:p>-0,490216553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8.189477557567983" table:style-name="ce1">
            <text:p>38,18947756</text:p>
          </table:table-cell>
          <table:table-cell office:value-type="float" office:value="48.610999999999997" table:style-name="ce1">
            <text:p>48,611</text:p>
          </table:table-cell>
          <table:table-cell office:value-type="float" office:value="64.823215096077703" table:style-name="ce1">
            <text:p>64,8232151</text:p>
          </table:table-cell>
          <table:table-cell table:number-columns-repeated="16359"/>
        </table:table-row>
        <table:table-row table:style-name="ro1">
          <table:table-cell office:value-type="float" office:value="2004" table:style-name="ce5">
            <text:p>2004</text:p>
          </table:table-cell>
          <table:table-cell office:value-type="string" table:style-name="ce5">
            <text:p>Albania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0.45" table:style-name="ce4">
            <text:p>0,45</text:p>
          </table:table-cell>
          <table:table-cell office:value-type="float" office:value="0.45" table:style-name="ce4">
            <text:p>0,45</text:p>
          </table:table-cell>
          <table:table-cell office:value-type="float" office:value="366.58699000000001" table:style-name="ce4">
            <text:p>366,58699</text:p>
          </table:table-cell>
          <table:table-cell office:value-type="float" office:value="9550" table:style-name="ce4">
            <text:p>9550</text:p>
          </table:table-cell>
          <table:table-cell office:value-type="float" office:value="45000" table:style-name="ce4">
            <text:p>45000</text:p>
          </table:table-cell>
          <table:table-cell office:value-type="float" office:value="100" table:style-name="ce4">
            <text:p>100</text:p>
          </table:table-cell>
          <table:table-cell office:value-type="float" office:value="5427.8559999999998" table:style-name="ce4">
            <text:p>5427,856</text:p>
          </table:table-cell>
          <table:table-cell office:value-type="float" office:value="8.814282919" table:style-name="ce4">
            <text:p>8,814282919</text:p>
          </table:table-cell>
          <table:table-cell office:value-type="float" office:value="0" table:style-name="ce4">
            <text:p>0</text:p>
          </table:table-cell>
          <table:table-cell office:value-type="float" office:value="14.4" table:style-name="ce4">
            <text:p>14,4</text:p>
          </table:table-cell>
          <table:table-cell office:value-type="float" office:value="20.65" table:style-name="ce4">
            <text:p>20,65</text:p>
          </table:table-cell>
          <table:table-cell office:value-type="float" office:value="341285112.5" table:style-name="ce4">
            <text:p>341285112,5</text:p>
          </table:table-cell>
          <table:table-cell office:value-type="float" office:value="0" table:style-name="ce4">
            <text:p>0</text:p>
          </table:table-cell>
          <table:table-cell office:value-type="float" office:value="-1642928989" table:style-name="ce4">
            <text:p>-1642928989</text:p>
          </table:table-cell>
          <table:table-cell office:value-type="float" office:value="-0.40837165713310242" table:style-name="ce1">
            <text:p>-0,408371657</text:p>
          </table:table-cell>
          <table:table-cell office:value-type="float" office:value="-0.70103234052658081" table:style-name="ce1">
            <text:p>-0,701032341</text:p>
          </table:table-cell>
          <table:table-cell office:value-type="float" office:value="-0.18749156594276428" table:style-name="ce1">
            <text:p>-0,187491566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8.764215878588324" table:style-name="ce1">
            <text:p>38,76421588</text:p>
          </table:table-cell>
          <table:table-cell office:value-type="float" office:value="48.121000000000002" table:style-name="ce1">
            <text:p>48,121</text:p>
          </table:table-cell>
          <table:table-cell office:value-type="float" office:value="65.037938318769747" table:style-name="ce1">
            <text:p>65,03793832</text:p>
          </table:table-cell>
          <table:table-cell table:number-columns-repeated="16359"/>
        </table:table-row>
        <table:table-row table:style-name="ro1">
          <table:table-cell office:value-type="float" office:value="2005" table:style-name="ce5">
            <text:p>2005</text:p>
          </table:table-cell>
          <table:table-cell office:value-type="string" table:style-name="ce5">
            <text:p>Albania</text:p>
          </table:table-cell>
          <table:table-cell office:value-type="float" office:value="37.4" table:style-name="ce4">
            <text:p>37,4</text:p>
          </table:table-cell>
          <table:table-cell office:value-type="float" office:value="0.43" table:style-name="ce4">
            <text:p>0,43</text:p>
          </table:table-cell>
          <table:table-cell office:value-type="float" office:value="0.45" table:style-name="ce4">
            <text:p>0,45</text:p>
          </table:table-cell>
          <table:table-cell office:value-type="float" office:value="366.58699000000001" table:style-name="ce4">
            <text:p>366,58699</text:p>
          </table:table-cell>
          <table:table-cell office:value-type="float" office:value="9700" table:style-name="ce4">
            <text:p>9700</text:p>
          </table:table-cell>
          <table:table-cell office:value-type="float" office:value="45000" table:style-name="ce4">
            <text:p>45000</text:p>
          </table:table-cell>
          <table:table-cell office:value-type="float" office:value="100" table:style-name="ce4">
            <text:p>100</text:p>
          </table:table-cell>
          <table:table-cell office:value-type="float" office:value="5865.2910000000002" table:style-name="ce4">
            <text:p>5865,291</text:p>
          </table:table-cell>
          <table:table-cell office:value-type="float" office:value="8.0321416200000009" table:style-name="ce4">
            <text:p>8,03214162</text:p>
          </table:table-cell>
          <table:table-cell office:value-type="float" office:value="0" table:style-name="ce4">
            <text:p>0</text:p>
          </table:table-cell>
          <table:table-cell office:value-type="float" office:value="6.5659999999999998" table:style-name="ce4">
            <text:p>6,566</text:p>
          </table:table-cell>
          <table:table-cell office:value-type="float" office:value="20" table:style-name="ce4">
            <text:p>20</text:p>
          </table:table-cell>
          <table:table-cell office:value-type="float" office:value="262479012.59999999" table:style-name="ce4">
            <text:p>262479012,6</text:p>
          </table:table-cell>
          <table:table-cell office:value-type="float" office:value="0" table:style-name="ce4">
            <text:p>0</text:p>
          </table:table-cell>
          <table:table-cell office:value-type="float" office:value="-2039576837" table:style-name="ce4">
            <text:p>-2039576837</text:p>
          </table:table-cell>
          <table:table-cell office:value-type="float" office:value="-0.69638723134994507" table:style-name="ce1">
            <text:p>-0,696387231</text:p>
          </table:table-cell>
          <table:table-cell office:value-type="float" office:value="-0.76383316516876221" table:style-name="ce1">
            <text:p>-0,763833165</text:p>
          </table:table-cell>
          <table:table-cell office:value-type="float" office:value="-0.40073123574256897" table:style-name="ce1">
            <text:p>-0,400731236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9.338954199608665" table:style-name="ce1">
            <text:p>39,3389542</text:p>
          </table:table-cell>
          <table:table-cell office:value-type="float" office:value="47.418999999999997" table:style-name="ce1">
            <text:p>47,419</text:p>
          </table:table-cell>
          <table:table-cell office:value-type="float" office:value="69.11629266023219" table:style-name="ce1">
            <text:p>69,11629266</text:p>
          </table:table-cell>
          <table:table-cell table:number-columns-repeated="16359"/>
        </table:table-row>
        <table:table-row table:style-name="ro1">
          <table:table-cell office:value-type="float" office:value="2006" table:style-name="ce5">
            <text:p>2006</text:p>
          </table:table-cell>
          <table:table-cell office:value-type="string" table:style-name="ce5">
            <text:p>Albania</text:p>
          </table:table-cell>
          <table:table-cell office:value-type="float" office:value="37.4" table:style-name="ce4">
            <text:p>37,4</text:p>
          </table:table-cell>
          <table:table-cell office:value-type="float" office:value="0.43" table:style-name="ce4">
            <text:p>0,43</text:p>
          </table:table-cell>
          <table:table-cell office:value-type="float" office:value="0.45" table:style-name="ce4">
            <text:p>0,45</text:p>
          </table:table-cell>
          <table:table-cell office:value-type="float" office:value="366.58699000000001" table:style-name="ce4">
            <text:p>366,58699</text:p>
          </table:table-cell>
          <table:table-cell office:value-type="float" office:value="8850" table:style-name="ce4">
            <text:p>8850</text:p>
          </table:table-cell>
          <table:table-cell office:value-type="float" office:value="45000" table:style-name="ce4">
            <text:p>45000</text:p>
          </table:table-cell>
          <table:table-cell office:value-type="float" office:value="98" table:style-name="ce4">
            <text:p>98</text:p>
          </table:table-cell>
          <table:table-cell office:value-type="float" office:value="6566.549" table:style-name="ce4">
            <text:p>6566,549</text:p>
          </table:table-cell>
          <table:table-cell office:value-type="float" office:value="8.0321416200000009" table:style-name="ce4">
            <text:p>8,03214162</text:p>
          </table:table-cell>
          <table:table-cell office:value-type="float" office:value="0" table:style-name="ce4">
            <text:p>0</text:p>
          </table:table-cell>
          <table:table-cell office:value-type="float" office:value="15.63" table:style-name="ce4">
            <text:p>15,63</text:p>
          </table:table-cell>
          <table:table-cell office:value-type="float" office:value="18.45" table:style-name="ce4">
            <text:p>18,45</text:p>
          </table:table-cell>
          <table:table-cell office:value-type="float" office:value="325138316.80000001" table:style-name="ce4">
            <text:p>325138316,8</text:p>
          </table:table-cell>
          <table:table-cell office:value-type="float" office:value="0" table:style-name="ce4">
            <text:p>0</text:p>
          </table:table-cell>
          <table:table-cell office:value-type="float" office:value="-2203548908" table:style-name="ce4">
            <text:p>-2203548908</text:p>
          </table:table-cell>
          <table:table-cell office:value-type="float" office:value="-0.58095264434814453" table:style-name="ce1">
            <text:p>-0,580952644</text:p>
          </table:table-cell>
          <table:table-cell office:value-type="float" office:value="-0.70313584804534912" table:style-name="ce1">
            <text:p>-0,703135848</text:p>
          </table:table-cell>
          <table:table-cell office:value-type="float" office:value="-0.14859938621520996" table:style-name="ce1">
            <text:p>-0,148599386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39.913692520629006" table:style-name="ce1">
            <text:p>39,91369252</text:p>
          </table:table-cell>
          <table:table-cell office:value-type="float" office:value="46.704000000000001" table:style-name="ce1">
            <text:p>46,704</text:p>
          </table:table-cell>
          <table:table-cell office:value-type="float" office:value="72.201908948367375" table:style-name="ce1">
            <text:p>72,20190895</text:p>
          </table:table-cell>
          <table:table-cell table:number-columns-repeated="16359"/>
        </table:table-row>
        <table:table-row table:style-name="ro1">
          <table:table-cell office:value-type="float" office:value="2007" table:style-name="ce5">
            <text:p>2007</text:p>
          </table:table-cell>
          <table:table-cell office:value-type="string" table:style-name="ce5">
            <text:p>Albania</text:p>
          </table:table-cell>
          <table:table-cell office:value-type="float" office:value="37.5" table:style-name="ce4">
            <text:p>37,5</text:p>
          </table:table-cell>
          <table:table-cell office:value-type="float" office:value="0.43" table:style-name="ce4">
            <text:p>0,43</text:p>
          </table:table-cell>
          <table:table-cell office:value-type="float" office:value="0.45" table:style-name="ce4">
            <text:p>0,45</text:p>
          </table:table-cell>
          <table:table-cell office:value-type="float" office:value="366.58699000000001" table:style-name="ce4">
            <text:p>366,58699</text:p>
          </table:table-cell>
          <table:table-cell office:value-type="float" office:value="8700" table:style-name="ce4">
            <text:p>8700</text:p>
          </table:table-cell>
          <table:table-cell office:value-type="float" office:value="45000" table:style-name="ce4">
            <text:p>45000</text:p>
          </table:table-cell>
          <table:table-cell office:value-type="float" office:value="109" table:style-name="ce4">
            <text:p>109</text:p>
          </table:table-cell>
          <table:table-cell office:value-type="float" office:value="7284.99" table:style-name="ce4">
            <text:p>7284,99</text:p>
          </table:table-cell>
          <table:table-cell office:value-type="float" office:value="8.0321416200000009" table:style-name="ce4">
            <text:p>8,03214162</text:p>
          </table:table-cell>
          <table:table-cell office:value-type="float" office:value="0" table:style-name="ce4">
            <text:p>0</text:p>
          </table:table-cell>
          <table:table-cell office:value-type="float" office:value="15.97" table:style-name="ce4">
            <text:p>15,97</text:p>
          </table:table-cell>
          <table:table-cell office:value-type="float" office:value="18.45" table:style-name="ce4">
            <text:p>18,45</text:p>
          </table:table-cell>
          <table:table-cell office:value-type="float" office:value="652275603.70000005" table:style-name="ce4">
            <text:p>652275603,7</text:p>
          </table:table-cell>
          <table:table-cell office:value-type="float" office:value="0" table:style-name="ce4">
            <text:p>0</text:p>
          </table:table-cell>
          <table:table-cell office:value-type="float" office:value="-2879743004" table:style-name="ce4">
            <text:p>-2879743004</text:p>
          </table:table-cell>
          <table:table-cell office:value-type="float" office:value="-0.42772254347801208" table:style-name="ce1">
            <text:p>-0,427722543</text:p>
          </table:table-cell>
          <table:table-cell office:value-type="float" office:value="-0.66154599189758301" table:style-name="ce1">
            <text:p>-0,661545992</text:p>
          </table:table-cell>
          <table:table-cell office:value-type="float" office:value="3.4550301730632782E-2" table:style-name="ce1">
            <text:p>0,034550302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39.913692520628999" table:style-name="ce1">
            <text:p>39,91369252</text:p>
          </table:table-cell>
          <table:table-cell office:value-type="float" office:value="45.609000000000002" table:style-name="ce1">
            <text:p>45,609</text:p>
          </table:table-cell>
          <table:table-cell office:value-type="float" office:value="79.91190089199543" table:style-name="ce1">
            <text:p>79,91190089</text:p>
          </table:table-cell>
          <table:table-cell table:number-columns-repeated="16359"/>
        </table:table-row>
        <table:table-row table:style-name="ro1">
          <table:table-cell office:value-type="float" office:value="2008" table:style-name="ce5">
            <text:p>2008</text:p>
          </table:table-cell>
          <table:table-cell office:value-type="string" table:style-name="ce5">
            <text:p>Albania</text:p>
          </table:table-cell>
          <table:table-cell office:value-type="float" office:value="37.5" table:style-name="ce4">
            <text:p>37,5</text:p>
          </table:table-cell>
          <table:table-cell office:value-type="float" office:value="0.44" table:style-name="ce4">
            <text:p>0,44</text:p>
          </table:table-cell>
          <table:table-cell office:value-type="float" office:value="0.45" table:style-name="ce4">
            <text:p>0,45</text:p>
          </table:table-cell>
          <table:table-cell office:value-type="float" office:value="366.58699000000001" table:style-name="ce4">
            <text:p>366,58699</text:p>
          </table:table-cell>
          <table:table-cell office:value-type="float" office:value="9200" table:style-name="ce4">
            <text:p>9200</text:p>
          </table:table-cell>
          <table:table-cell office:value-type="float" office:value="45000" table:style-name="ce4">
            <text:p>45000</text:p>
          </table:table-cell>
          <table:table-cell office:value-type="float" office:value="108" table:style-name="ce4">
            <text:p>108</text:p>
          </table:table-cell>
          <table:table-cell office:value-type="float" office:value="8228.375" table:style-name="ce4">
            <text:p>8228,375</text:p>
          </table:table-cell>
          <table:table-cell office:value-type="float" office:value="8.0321416200000009" table:style-name="ce4">
            <text:p>8,03214162</text:p>
          </table:table-cell>
          <table:table-cell office:value-type="float" office:value="0" table:style-name="ce4">
            <text:p>0</text:p>
          </table:table-cell>
          <table:table-cell office:value-type="float" office:value="13.06" table:style-name="ce4">
            <text:p>13,06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247181714" table:style-name="ce4">
            <text:p>1247181714</text:p>
          </table:table-cell>
          <table:table-cell office:value-type="float" office:value="0" table:style-name="ce4">
            <text:p>0</text:p>
          </table:table-cell>
          <table:table-cell office:value-type="float" office:value="-3446126996" table:style-name="ce4">
            <text:p>-3446126996</text:p>
          </table:table-cell>
          <table:table-cell office:value-type="float" office:value="-0.3670634925365448" table:style-name="ce1">
            <text:p>-0,367063493</text:p>
          </table:table-cell>
          <table:table-cell office:value-type="float" office:value="-0.60007929801940918" table:style-name="ce1">
            <text:p>-0,600079298</text:p>
          </table:table-cell>
          <table:table-cell office:value-type="float" office:value="0.13766650855541229" table:style-name="ce1">
            <text:p>0,13766650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39.889999389648402" table:style-name="ce1">
            <text:p>39,88999939</text:p>
          </table:table-cell>
          <table:table-cell office:value-type="float" office:value="46.244999999999997" table:style-name="ce1">
            <text:p>46,245</text:p>
          </table:table-cell>
          <table:table-cell office:value-type="float" office:value="75.24854727987281" table:style-name="ce1">
            <text:p>75,24854728</text:p>
          </table:table-cell>
          <table:table-cell table:number-columns-repeated="16359"/>
        </table:table-row>
        <table:table-row table:style-name="ro1">
          <table:table-cell office:value-type="float" office:value="2009" table:style-name="ce5">
            <text:p>2009</text:p>
          </table:table-cell>
          <table:table-cell office:value-type="string" table:style-name="ce5">
            <text:p>Albania</text:p>
          </table:table-cell>
          <table:table-cell office:value-type="float" office:value="37.6" table:style-name="ce4">
            <text:p>37,6</text:p>
          </table:table-cell>
          <table:table-cell office:value-type="float" office:value="0.43" table:style-name="ce4">
            <text:p>0,43</text:p>
          </table:table-cell>
          <table:table-cell office:value-type="float" office:value="0.45" table:style-name="ce4">
            <text:p>0,45</text:p>
          </table:table-cell>
          <table:table-cell office:value-type="float" office:value="384.32447000000002" table:style-name="ce4">
            <text:p>384,32447</text:p>
          </table:table-cell>
          <table:table-cell office:value-type="float" office:value="12000" table:style-name="ce4">
            <text:p>12000</text:p>
          </table:table-cell>
          <table:table-cell office:value-type="float" office:value="45000" table:style-name="ce4">
            <text:p>45000</text:p>
          </table:table-cell>
          <table:table-cell office:value-type="float" office:value="96" table:style-name="ce4">
            <text:p>96</text:p>
          </table:table-cell>
          <table:table-cell office:value-type="float" office:value="8812.74" table:style-name="ce4">
            <text:p>8812,74</text:p>
          </table:table-cell>
          <table:table-cell office:value-type="float" office:value="8.0321416200000009" table:style-name="ce4">
            <text:p>8,03214162</text:p>
          </table:table-cell>
          <table:table-cell office:value-type="float" office:value="0" table:style-name="ce4">
            <text:p>0</text:p>
          </table:table-cell>
          <table:table-cell office:value-type="float" office:value="13.67" table:style-name="ce4">
            <text:p>13,67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345415234" table:style-name="ce4">
            <text:p>1345415234</text:p>
          </table:table-cell>
          <table:table-cell office:value-type="float" office:value="0" table:style-name="ce4">
            <text:p>0</text:p>
          </table:table-cell>
          <table:table-cell office:value-type="float" office:value="-2967394173" table:style-name="ce4">
            <text:p>-2967394173</text:p>
          </table:table-cell>
          <table:table-cell office:value-type="float" office:value="-0.2559414803981781" table:style-name="ce1">
            <text:p>-0,25594148</text:p>
          </table:table-cell>
          <table:table-cell office:value-type="float" office:value="-0.49437016248703003" table:style-name="ce1">
            <text:p>-0,494370162</text:p>
          </table:table-cell>
          <table:table-cell office:value-type="float" office:value="0.24144600331783295" table:style-name="ce1">
            <text:p>0,241446003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0.716821124876603" table:style-name="ce1">
            <text:p>40,71682112</text:p>
          </table:table-cell>
          <table:table-cell office:value-type="float" office:value="47.472999999999999" table:style-name="ce1">
            <text:p>47,473</text:p>
          </table:table-cell>
          <table:table-cell office:value-type="float" office:value="73.321357564616918" table:style-name="ce1">
            <text:p>73,32135756</text:p>
          </table:table-cell>
          <table:table-cell table:number-columns-repeated="16359"/>
        </table:table-row>
        <table:table-row table:style-name="ro1">
          <table:table-cell office:value-type="float" office:value="2010" table:style-name="ce5">
            <text:p>2010</text:p>
          </table:table-cell>
          <table:table-cell office:value-type="string" table:style-name="ce5">
            <text:p>Albania</text:p>
          </table:table-cell>
          <table:table-cell office:value-type="float" office:value="37.6" table:style-name="ce4">
            <text:p>37,6</text:p>
          </table:table-cell>
          <table:table-cell office:value-type="float" office:value="0.43" table:style-name="ce4">
            <text:p>0,43</text:p>
          </table:table-cell>
          <table:table-cell office:value-type="float" office:value="0.45" table:style-name="ce4">
            <text:p>0,45</text:p>
          </table:table-cell>
          <table:table-cell office:value-type="float" office:value="389.77337" table:style-name="ce4">
            <text:p>389,77337</text:p>
          </table:table-cell>
          <table:table-cell office:value-type="float" office:value="18000" table:style-name="ce4">
            <text:p>18000</text:p>
          </table:table-cell>
          <table:table-cell office:value-type="float" office:value="45000" table:style-name="ce4">
            <text:p>45000</text:p>
          </table:table-cell>
          <table:table-cell office:value-type="float" office:value="88" table:style-name="ce4">
            <text:p>88</text:p>
          </table:table-cell>
          <table:table-cell office:value-type="float" office:value="9627.0769999999993" table:style-name="ce4">
            <text:p>9627,077</text:p>
          </table:table-cell>
          <table:table-cell office:value-type="float" office:value="8.0321416200000009" table:style-name="ce4">
            <text:p>8,03214162</text:p>
          </table:table-cell>
          <table:table-cell office:value-type="float" office:value="0" table:style-name="ce4">
            <text:p>0</text:p>
          </table:table-cell>
          <table:table-cell office:value-type="float" office:value="14.09" table:style-name="ce4">
            <text:p>14,09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089898208" table:style-name="ce4">
            <text:p>1089898208</text:p>
          </table:table-cell>
          <table:table-cell office:value-type="float" office:value="0" table:style-name="ce4">
            <text:p>0</text:p>
          </table:table-cell>
          <table:table-cell office:value-type="float" office:value="-2456390642" table:style-name="ce4">
            <text:p>-2456390642</text:p>
          </table:table-cell>
          <table:table-cell office:value-type="float" office:value="-0.27945321798324585" table:style-name="ce1">
            <text:p>-0,279453218</text:p>
          </table:table-cell>
          <table:table-cell office:value-type="float" office:value="-0.38576048612594604" table:style-name="ce1">
            <text:p>-0,385760486</text:p>
          </table:table-cell>
          <table:table-cell office:value-type="float" office:value="0.23328195512294769" table:style-name="ce1">
            <text:p>0,23328195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2.061505576231703" table:style-name="ce1">
            <text:p>42,06150558</text:p>
          </table:table-cell>
          <table:table-cell office:value-type="float" office:value="47.426000000000002" table:style-name="ce1">
            <text:p>47,426</text:p>
          </table:table-cell>
          <table:table-cell office:value-type="float" office:value="75.532532968737826" table:style-name="ce1">
            <text:p>75,53253297</text:p>
          </table:table-cell>
          <table:table-cell table:number-columns-repeated="16359"/>
        </table:table-row>
        <table:table-row table:style-name="ro1">
          <table:table-cell office:value-type="float" office:value="2011" table:style-name="ce5">
            <text:p>2011</text:p>
          </table:table-cell>
          <table:table-cell office:value-type="string" table:style-name="ce5">
            <text:p>Albania</text:p>
          </table:table-cell>
          <table:table-cell office:value-type="float" office:value="37.6" table:style-name="ce4">
            <text:p>37,6</text:p>
          </table:table-cell>
          <table:table-cell office:value-type="float" office:value="0.41" table:style-name="ce4">
            <text:p>0,41</text:p>
          </table:table-cell>
          <table:table-cell office:value-type="float" office:value="0.45" table:style-name="ce4">
            <text:p>0,45</text:p>
          </table:table-cell>
          <table:table-cell office:value-type="float" office:value="389.77337" table:style-name="ce4">
            <text:p>389,77337</text:p>
          </table:table-cell>
          <table:table-cell office:value-type="float" office:value="36397" table:style-name="ce4">
            <text:p>36397</text:p>
          </table:table-cell>
          <table:table-cell office:value-type="float" office:value="55189" table:style-name="ce4">
            <text:p>55189</text:p>
          </table:table-cell>
          <table:table-cell office:value-type="float" office:value="78" table:style-name="ce4">
            <text:p>78</text:p>
          </table:table-cell>
          <table:table-cell office:value-type="float" office:value="10207.719999999999" table:style-name="ce4">
            <text:p>10207,72</text:p>
          </table:table-cell>
          <table:table-cell office:value-type="float" office:value="7.2500003209999999" table:style-name="ce4">
            <text:p>7,250000321</text:p>
          </table:table-cell>
          <table:table-cell office:value-type="float" office:value="0" table:style-name="ce4">
            <text:p>0</text:p>
          </table:table-cell>
          <table:table-cell office:value-type="float" office:value="13.48" table:style-name="ce4">
            <text:p>13,48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048706682" table:style-name="ce4">
            <text:p>1048706682</text:p>
          </table:table-cell>
          <table:table-cell office:value-type="float" office:value="0" table:style-name="ce4">
            <text:p>0</text:p>
          </table:table-cell>
          <table:table-cell office:value-type="float" office:value="-2932716633" table:style-name="ce4">
            <text:p>-2932716633</text:p>
          </table:table-cell>
          <table:table-cell office:value-type="float" office:value="-0.20217707753181458" table:style-name="ce1">
            <text:p>-0,202177078</text:p>
          </table:table-cell>
          <table:table-cell office:value-type="float" office:value="-0.44292646646499634" table:style-name="ce1">
            <text:p>-0,442926466</text:p>
          </table:table-cell>
          <table:table-cell office:value-type="float" office:value="0.28397256135940552" table:style-name="ce1">
            <text:p>0,283972561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43.490001678466797" table:style-name="ce1">
            <text:p>43,49000168</text:p>
          </table:table-cell>
          <table:table-cell office:value-type="float" office:value="51.857999999999997" table:style-name="ce1">
            <text:p>51,858</text:p>
          </table:table-cell>
          <table:table-cell office:value-type="float" office:value="80.698998529895363" table:style-name="ce1">
            <text:p>80,69899853</text:p>
          </table:table-cell>
          <table:table-cell table:number-columns-repeated="16359"/>
        </table:table-row>
        <table:table-row table:style-name="ro1">
          <table:table-cell office:value-type="float" office:value="2012" table:style-name="ce5">
            <text:p>2012</text:p>
          </table:table-cell>
          <table:table-cell office:value-type="string" table:style-name="ce5">
            <text:p>Albania</text:p>
          </table:table-cell>
          <table:table-cell office:value-type="float" office:value="37.6" table:style-name="ce4">
            <text:p>37,6</text:p>
          </table:table-cell>
          <table:table-cell office:value-type="float" office:value="0.43" table:style-name="ce4">
            <text:p>0,43</text:p>
          </table:table-cell>
          <table:table-cell office:value-type="float" office:value="0.45" table:style-name="ce4">
            <text:p>0,45</text:p>
          </table:table-cell>
          <table:table-cell office:value-type="float" office:value="395.22226999999998" table:style-name="ce4">
            <text:p>395,22227</text:p>
          </table:table-cell>
          <table:table-cell office:value-type="float" office:value="32534" table:style-name="ce4">
            <text:p>32534</text:p>
          </table:table-cell>
          <table:table-cell office:value-type="float" office:value="52307" table:style-name="ce4">
            <text:p>52307</text:p>
          </table:table-cell>
          <table:table-cell office:value-type="float" office:value="89" table:style-name="ce4">
            <text:p>89</text:p>
          </table:table-cell>
          <table:table-cell office:value-type="float" office:value="10526.24" table:style-name="ce4">
            <text:p>10526,24</text:p>
          </table:table-cell>
          <table:table-cell office:value-type="float" office:value="7.5913382179999997" table:style-name="ce4">
            <text:p>7,591338218</text:p>
          </table:table-cell>
          <table:table-cell office:value-type="float" office:value="0" table:style-name="ce4">
            <text:p>0</text:p>
          </table:table-cell>
          <table:table-cell office:value-type="float" office:value="13.38" table:style-name="ce4">
            <text:p>13,38</text:p>
          </table:table-cell>
          <table:table-cell office:value-type="float" office:value="18.3" table:style-name="ce4">
            <text:p>18,3</text:p>
          </table:table-cell>
          <table:table-cell office:value-type="float" office:value="917994575.79999995" table:style-name="ce4">
            <text:p>917994575,8</text:p>
          </table:table-cell>
          <table:table-cell office:value-type="float" office:value="0" table:style-name="ce4">
            <text:p>0</text:p>
          </table:table-cell>
          <table:table-cell office:value-type="float" office:value="-2296761241" table:style-name="ce4">
            <text:p>-2296761241</text:p>
          </table:table-cell>
          <table:table-cell office:value-type="float" office:value="-0.2689250111579895" table:style-name="ce1">
            <text:p>-0,268925011</text:p>
          </table:table-cell>
          <table:table-cell office:value-type="float" office:value="-0.51983976364135742" table:style-name="ce1">
            <text:p>-0,519839764</text:p>
          </table:table-cell>
          <table:table-cell office:value-type="float" office:value="0.24049198627471924" table:style-name="ce1">
            <text:p>0,240491986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45.279998779296903" table:style-name="ce1">
            <text:p>45,27999878</text:p>
          </table:table-cell>
          <table:table-cell office:value-type="float" office:value="49.371000000000002" table:style-name="ce1">
            <text:p>49,371</text:p>
          </table:table-cell>
          <table:table-cell office:value-type="float" office:value="76.968358316682099" table:style-name="ce1">
            <text:p>76,96835832</text:p>
          </table:table-cell>
          <table:table-cell table:number-columns-repeated="16359"/>
        </table:table-row>
        <table:table-row table:style-name="ro1">
          <table:table-cell office:value-type="float" office:value="2013" table:style-name="ce5">
            <text:p>2013</text:p>
          </table:table-cell>
          <table:table-cell office:value-type="string" table:style-name="ce5">
            <text:p>Albania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0.44" table:style-name="ce4">
            <text:p>0,44</text:p>
          </table:table-cell>
          <table:table-cell office:value-type="float" office:value="0.45" table:style-name="ce4">
            <text:p>0,45</text:p>
          </table:table-cell>
          <table:table-cell office:value-type="float" office:value="405.21793000000002" table:style-name="ce4">
            <text:p>405,21793</text:p>
          </table:table-cell>
          <table:table-cell office:value-type="float" office:value="28624" table:style-name="ce4">
            <text:p>28624</text:p>
          </table:table-cell>
          <table:table-cell office:value-type="float" office:value="49425" table:style-name="ce4">
            <text:p>49425</text:p>
          </table:table-cell>
          <table:table-cell office:value-type="float" office:value="95" table:style-name="ce4">
            <text:p>95</text:p>
          </table:table-cell>
          <table:table-cell office:value-type="float" office:value="10570.97" table:style-name="ce4">
            <text:p>10570,97</text:p>
          </table:table-cell>
          <table:table-cell office:value-type="float" office:value="7.9369031359999997" table:style-name="ce4">
            <text:p>7,936903136</text:p>
          </table:table-cell>
          <table:table-cell office:value-type="float" office:value="0" table:style-name="ce4">
            <text:p>0</text:p>
          </table:table-cell>
          <table:table-cell office:value-type="float" office:value="15.87" table:style-name="ce4">
            <text:p>15,87</text:p>
          </table:table-cell>
          <table:table-cell office:value-type="float" office:value="19" table:style-name="ce4">
            <text:p>19</text:p>
          </table:table-cell>
          <table:table-cell office:value-type="float" office:value="1254150556" table:style-name="ce4">
            <text:p>1254150556</text:p>
          </table:table-cell>
          <table:table-cell office:value-type="float" office:value="0" table:style-name="ce4">
            <text:p>0</text:p>
          </table:table-cell>
          <table:table-cell office:value-type="float" office:value="-2308765606" table:style-name="ce4">
            <text:p>-2308765606</text:p>
          </table:table-cell>
          <table:table-cell office:value-type="float" office:value="-0.32445737719535828" table:style-name="ce1">
            <text:p>-0,324457377</text:p>
          </table:table-cell>
          <table:table-cell office:value-type="float" office:value="-0.5188288688659668" table:style-name="ce1">
            <text:p>-0,518828869</text:p>
          </table:table-cell>
          <table:table-cell office:value-type="float" office:value="0.25416025519371033" table:style-name="ce1">
            <text:p>0,254160255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43.755713185248297" table:style-name="ce1">
            <text:p>43,75571319</text:p>
          </table:table-cell>
          <table:table-cell office:value-type="float" office:value="44.100999999999999" table:style-name="ce1">
            <text:p>44,101</text:p>
          </table:table-cell>
          <table:table-cell office:value-type="float" office:value="75.750618561974818" table:style-name="ce1">
            <text:p>75,75061856</text:p>
          </table:table-cell>
          <table:table-cell table:number-columns-repeated="16359"/>
        </table:table-row>
        <table:table-row table:style-name="ro1">
          <table:table-cell office:value-type="float" office:value="2014" table:style-name="ce5">
            <text:p>2014</text:p>
          </table:table-cell>
          <table:table-cell office:value-type="string" table:style-name="ce5">
            <text:p>Albania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0.44" table:style-name="ce4">
            <text:p>0,44</text:p>
          </table:table-cell>
          <table:table-cell office:value-type="float" office:value="0.46" table:style-name="ce4">
            <text:p>0,46</text:p>
          </table:table-cell>
          <table:table-cell office:value-type="float" office:value="405.21793000000002" table:style-name="ce4">
            <text:p>405,21793</text:p>
          </table:table-cell>
          <table:table-cell office:value-type="float" office:value="24740" table:style-name="ce4">
            <text:p>24740</text:p>
          </table:table-cell>
          <table:table-cell office:value-type="float" office:value="46525" table:style-name="ce4">
            <text:p>46525</text:p>
          </table:table-cell>
          <table:table-cell office:value-type="float" office:value="97" table:style-name="ce4">
            <text:p>97</text:p>
          </table:table-cell>
          <table:table-cell office:value-type="float" office:value="11259.3" table:style-name="ce4">
            <text:p>11259,3</text:p>
          </table:table-cell>
          <table:table-cell office:value-type="float" office:value="8.1562246250000001" table:style-name="ce4">
            <text:p>8,156224625</text:p>
          </table:table-cell>
          <table:table-cell office:value-type="float" office:value="0" table:style-name="ce4">
            <text:p>0</text:p>
          </table:table-cell>
          <table:table-cell office:value-type="float" office:value="18.05" table:style-name="ce4">
            <text:p>18,05</text:p>
          </table:table-cell>
          <table:table-cell office:value-type="float" office:value="24.9" table:style-name="ce4">
            <text:p>24,9</text:p>
          </table:table-cell>
          <table:table-cell office:value-type="float" office:value="1149927986" table:style-name="ce4">
            <text:p>1149927986</text:p>
          </table:table-cell>
          <table:table-cell office:value-type="float" office:value="0" table:style-name="ce4">
            <text:p>0</text:p>
          </table:table-cell>
          <table:table-cell office:value-type="float" office:value="-2506992158" table:style-name="ce4">
            <text:p>-2506992158</text:p>
          </table:table-cell>
          <table:table-cell office:value-type="float" office:value="-4.9770809710025787E-2" table:style-name="ce1">
            <text:p>-0,04977081</text:p>
          </table:table-cell>
          <table:table-cell office:value-type="float" office:value="-0.31119909882545471" table:style-name="ce1">
            <text:p>-0,311199099</text:p>
          </table:table-cell>
          <table:table-cell office:value-type="float" office:value="0.27903768420219421" table:style-name="ce1">
            <text:p>0,279037684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45.9827253915524" table:style-name="ce1">
            <text:p>45,98272539</text:p>
          </table:table-cell>
          <table:table-cell office:value-type="float" office:value="43.774999999999999" table:style-name="ce1">
            <text:p>43,775</text:p>
          </table:table-cell>
          <table:table-cell office:value-type="float" office:value="75.021202308412882" table:style-name="ce1">
            <text:p>75,02120231</text:p>
          </table:table-cell>
          <table:table-cell table:number-columns-repeated="16359"/>
        </table:table-row>
        <table:table-row table:style-name="ro1">
          <table:table-cell office:value-type="float" office:value="2015" table:style-name="ce5">
            <text:p>2015</text:p>
          </table:table-cell>
          <table:table-cell office:value-type="string" table:style-name="ce5">
            <text:p>Albania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0.44" table:style-name="ce4">
            <text:p>0,44</text:p>
          </table:table-cell>
          <table:table-cell office:value-type="float" office:value="0.45" table:style-name="ce4">
            <text:p>0,45</text:p>
          </table:table-cell>
          <table:table-cell office:value-type="float" office:value="415.21359000000001" table:style-name="ce4">
            <text:p>415,21359</text:p>
          </table:table-cell>
          <table:table-cell office:value-type="float" office:value="20843" table:style-name="ce4">
            <text:p>20843</text:p>
          </table:table-cell>
          <table:table-cell office:value-type="float" office:value="41443" table:style-name="ce4">
            <text:p>41443</text:p>
          </table:table-cell>
          <table:table-cell office:value-type="float" office:value="93" table:style-name="ce4">
            <text:p>93</text:p>
          </table:table-cell>
          <table:table-cell office:value-type="float" office:value="11658.83" table:style-name="ce4">
            <text:p>11658,83</text:p>
          </table:table-cell>
          <table:table-cell office:value-type="float" office:value="8.2698843740000001" table:style-name="ce4">
            <text:p>8,269884374</text:p>
          </table:table-cell>
          <table:table-cell office:value-type="float" office:value="0" table:style-name="ce4">
            <text:p>0</text:p>
          </table:table-cell>
          <table:table-cell office:value-type="float" office:value="17.190000000000001" table:style-name="ce4">
            <text:p>17,19</text:p>
          </table:table-cell>
          <table:table-cell office:value-type="float" office:value="19.7" table:style-name="ce4">
            <text:p>19,7</text:p>
          </table:table-cell>
          <table:table-cell office:value-type="float" office:value="989578334.79999995" table:style-name="ce4">
            <text:p>989578334,8</text:p>
          </table:table-cell>
          <table:table-cell office:value-type="float" office:value="0" table:style-name="ce4">
            <text:p>0</text:p>
          </table:table-cell>
          <table:table-cell office:value-type="float" office:value="-1966180769" table:style-name="ce4">
            <text:p>-1966180769</text:p>
          </table:table-cell>
          <table:table-cell office:value-type="float" office:value="2.7575254440307617E-2" table:style-name="ce1">
            <text:p>0,027575254</text:p>
          </table:table-cell>
          <table:table-cell office:value-type="float" office:value="-0.31968680024147034" table:style-name="ce1">
            <text:p>-0,3196868</text:p>
          </table:table-cell>
          <table:table-cell office:value-type="float" office:value="0.17423731088638306" table:style-name="ce1">
            <text:p>0,17423731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8.186361704211102" table:style-name="ce1">
            <text:p>48,1863617</text:p>
          </table:table-cell>
          <table:table-cell office:value-type="float" office:value="45.954999999999998" table:style-name="ce1">
            <text:p>45,955</text:p>
          </table:table-cell>
          <table:table-cell office:value-type="float" office:value="71.279447660601363" table:style-name="ce1">
            <text:p>71,27944766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Albania</text:p>
          </table:table-cell>
          <table:table-cell office:value-type="float" office:value="37.5" table:style-name="ce4">
            <text:p>37,5</text:p>
          </table:table-cell>
          <table:table-cell office:value-type="float" office:value="0.46" table:style-name="ce4">
            <text:p>0,46</text:p>
          </table:table-cell>
          <table:table-cell office:value-type="float" office:value="0.46" table:style-name="ce4">
            <text:p>0,46</text:p>
          </table:table-cell>
          <table:table-cell office:value-type="float" office:value="417.50306" table:style-name="ce4">
            <text:p>417,50306</text:p>
          </table:table-cell>
          <table:table-cell office:value-type="float" office:value="23060" table:style-name="ce4">
            <text:p>23060</text:p>
          </table:table-cell>
          <table:table-cell office:value-type="float" office:value="32532" table:style-name="ce4">
            <text:p>32532</text:p>
          </table:table-cell>
          <table:table-cell office:value-type="float" office:value="80" table:style-name="ce4">
            <text:p>80</text:p>
          </table:table-cell>
          <table:table-cell office:value-type="float" office:value="12078.78" table:style-name="ce4">
            <text:p>12078,78</text:p>
          </table:table-cell>
          <table:table-cell office:value-type="float" office:value="8.7321984859999997" table:style-name="ce4">
            <text:p>8,732198486</text:p>
          </table:table-cell>
          <table:table-cell office:value-type="float" office:value="0" table:style-name="ce4">
            <text:p>0</text:p>
          </table:table-cell>
          <table:table-cell office:value-type="float" office:value="15.42" table:style-name="ce4">
            <text:p>15,42</text:p>
          </table:table-cell>
          <table:table-cell office:value-type="float" office:value="21" table:style-name="ce4">
            <text:p>21</text:p>
          </table:table-cell>
          <table:table-cell office:value-type="float" office:value="1044389555" table:style-name="ce4">
            <text:p>1044389555</text:p>
          </table:table-cell>
          <table:table-cell office:value-type="float" office:value="0" table:style-name="ce4">
            <text:p>0</text:p>
          </table:table-cell>
          <table:table-cell office:value-type="float" office:value="-2001510213" table:style-name="ce4">
            <text:p>-2001510213</text:p>
          </table:table-cell>
          <table:table-cell office:value-type="float" office:value="2.9082361608743668E-2" table:style-name="ce1">
            <text:p>0,029082362</text:p>
          </table:table-cell>
          <table:table-cell office:value-type="float" office:value="-0.32263198494911194" table:style-name="ce1">
            <text:p>-0,322631985</text:p>
          </table:table-cell>
          <table:table-cell office:value-type="float" office:value="0.18660762906074524" table:style-name="ce1">
            <text:p>0,18660762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6.984484469267798" table:style-name="ce1">
            <text:p>46,98448447</text:p>
          </table:table-cell>
          <table:table-cell office:value-type="float" office:value="48.476999999999997" table:style-name="ce1">
            <text:p>48,477</text:p>
          </table:table-cell>
          <table:table-cell office:value-type="float" office:value="74.014450454681537" table:style-name="ce1">
            <text:p>74,01445045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Albania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0.45" table:style-name="ce4">
            <text:p>0,45</text:p>
          </table:table-cell>
          <table:table-cell office:value-type="float" office:value="0.45" table:style-name="ce4">
            <text:p>0,45</text:p>
          </table:table-cell>
          <table:table-cell office:value-type="float" office:value="417.50306" table:style-name="ce4">
            <text:p>417,50306</text:p>
          </table:table-cell>
          <table:table-cell office:value-type="float" office:value="25003" table:style-name="ce4">
            <text:p>25003</text:p>
          </table:table-cell>
          <table:table-cell office:value-type="float" office:value="39905" table:style-name="ce4">
            <text:p>39905</text:p>
          </table:table-cell>
          <table:table-cell office:value-type="float" office:value="75" table:style-name="ce4">
            <text:p>75</text:p>
          </table:table-cell>
          <table:table-cell office:value-type="float" office:value="12770.97" table:style-name="ce4">
            <text:p>12770,97</text:p>
          </table:table-cell>
          <table:table-cell office:value-type="float" office:value="8.6489491780000005" table:style-name="ce4">
            <text:p>8,648949178</text:p>
          </table:table-cell>
          <table:table-cell office:value-type="float" office:value="0" table:style-name="ce4">
            <text:p>0</text:p>
          </table:table-cell>
          <table:table-cell office:value-type="float" office:value="13.62" table:style-name="ce4">
            <text:p>13,62</text:p>
          </table:table-cell>
          <table:table-cell office:value-type="float" office:value="20.2" table:style-name="ce4">
            <text:p>20,2</text:p>
          </table:table-cell>
          <table:table-cell office:value-type="float" office:value="1022757857" table:style-name="ce4">
            <text:p>1022757857</text:p>
          </table:table-cell>
          <table:table-cell office:value-type="float" office:value="0" table:style-name="ce4">
            <text:p>0</text:p>
          </table:table-cell>
          <table:table-cell office:value-type="float" office:value="-1978658722" table:style-name="ce4">
            <text:p>-1978658722</text:p>
          </table:table-cell>
          <table:table-cell office:value-type="float" office:value="9.8552845418453217E-2" table:style-name="ce1">
            <text:p>0,098552845</text:p>
          </table:table-cell>
          <table:table-cell office:value-type="float" office:value="-0.41419157385826111" table:style-name="ce1">
            <text:p>-0,414191574</text:p>
          </table:table-cell>
          <table:table-cell office:value-type="float" office:value="0.22061032056808472" table:style-name="ce1">
            <text:p>0,22061032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6.353340148925803" table:style-name="ce1">
            <text:p>46,35334015</text:p>
          </table:table-cell>
          <table:table-cell office:value-type="float" office:value="50.152000000000001" table:style-name="ce1">
            <text:p>50,152</text:p>
          </table:table-cell>
          <table:table-cell office:value-type="float" office:value="76.787381789898873" table:style-name="ce1">
            <text:p>76,78738179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Albania</text:p>
          </table:table-cell>
          <table:table-cell office:value-type="float" office:value="37" table:style-name="ce4">
            <text:p>37</text:p>
          </table:table-cell>
          <table:table-cell office:value-type="float" office:value="0.44" table:style-name="ce4">
            <text:p>0,44</text:p>
          </table:table-cell>
          <table:table-cell office:value-type="float" office:value="0.45" table:style-name="ce4">
            <text:p>0,45</text:p>
          </table:table-cell>
          <table:table-cell office:value-type="float" office:value="419.79253999999997" table:style-name="ce4">
            <text:p>419,79254</text:p>
          </table:table-cell>
          <table:table-cell office:value-type="float" office:value="23673" table:style-name="ce4">
            <text:p>23673</text:p>
          </table:table-cell>
          <table:table-cell office:value-type="float" office:value="38703" table:style-name="ce4">
            <text:p>38703</text:p>
          </table:table-cell>
          <table:table-cell office:value-type="float" office:value="76" table:style-name="ce4">
            <text:p>76</text:p>
          </table:table-cell>
          <table:table-cell office:value-type="float" office:value="13498.16" table:style-name="ce4">
            <text:p>13498,16</text:p>
          </table:table-cell>
          <table:table-cell office:value-type="float" office:value="8.6452129689999992" table:style-name="ce4">
            <text:p>8,645212969</text:p>
          </table:table-cell>
          <table:table-cell office:value-type="float" office:value="0" table:style-name="ce4">
            <text:p>0</text:p>
          </table:table-cell>
          <table:table-cell office:value-type="float" office:value="12.3" table:style-name="ce4">
            <text:p>12,3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204383364" table:style-name="ce4">
            <text:p>1204383364</text:p>
          </table:table-cell>
          <table:table-cell office:value-type="float" office:value="0" table:style-name="ce4">
            <text:p>0</text:p>
          </table:table-cell>
          <table:table-cell office:value-type="float" office:value="-2069586882" table:style-name="ce4">
            <text:p>-2069586882</text:p>
          </table:table-cell>
          <table:table-cell office:value-type="float" office:value="8.0524533987045288E-2" table:style-name="ce1">
            <text:p>0,080524534</text:p>
          </table:table-cell>
          <table:table-cell office:value-type="float" office:value="-0.41475203633308411" table:style-name="ce1">
            <text:p>-0,414752036</text:p>
          </table:table-cell>
          <table:table-cell office:value-type="float" office:value="0.25607982277870178" table:style-name="ce1">
            <text:p>0,256079823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9.885823239553602" table:style-name="ce1">
            <text:p>49,88582324</text:p>
          </table:table-cell>
          <table:table-cell office:value-type="float" office:value="52" table:style-name="ce1">
            <text:p>52</text:p>
          </table:table-cell>
          <table:table-cell office:value-type="float" office:value="75.694078371742506" table:style-name="ce1">
            <text:p>75,69407837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Albania</text:p>
          </table:table-cell>
          <table:table-cell office:value-type="float" office:value="36.9" table:style-name="ce4">
            <text:p>36,9</text:p>
          </table:table-cell>
          <table:table-cell office:value-type="float" office:value="0.43" table:style-name="ce4">
            <text:p>0,43</text:p>
          </table:table-cell>
          <table:table-cell office:value-type="float" office:value="0.45" table:style-name="ce4">
            <text:p>0,45</text:p>
          </table:table-cell>
          <table:table-cell office:value-type="float" office:value="393.66696999999999" table:style-name="ce4">
            <text:p>393,66697</text:p>
          </table:table-cell>
          <table:table-cell office:value-type="float" office:value="20753" table:style-name="ce4">
            <text:p>20753</text:p>
          </table:table-cell>
          <table:table-cell office:value-type="float" office:value="43835" table:style-name="ce4">
            <text:p>43835</text:p>
          </table:table-cell>
          <table:table-cell office:value-type="float" office:value="81" table:style-name="ce4">
            <text:p>81</text:p>
          </table:table-cell>
          <table:table-cell office:value-type="float" office:value="14618.3" table:style-name="ce4">
            <text:p>14618,3</text:p>
          </table:table-cell>
          <table:table-cell office:value-type="float" office:value="8.8585274649999999" table:style-name="ce4">
            <text:p>8,858527465</text:p>
          </table:table-cell>
          <table:table-cell office:value-type="float" office:value="0" table:style-name="ce4">
            <text:p>0</text:p>
          </table:table-cell>
          <table:table-cell office:value-type="float" office:value="11.47" table:style-name="ce4">
            <text:p>11,47</text:p>
          </table:table-cell>
          <table:table-cell office:value-type="float" office:value="15.8" table:style-name="ce4">
            <text:p>15,8</text:p>
          </table:table-cell>
          <table:table-cell office:value-type="float" office:value="1201022154" table:style-name="ce4">
            <text:p>1201022154</text:p>
          </table:table-cell>
          <table:table-cell office:value-type="float" office:value="0" table:style-name="ce4">
            <text:p>0</text:p>
          </table:table-cell>
          <table:table-cell office:value-type="float" office:value="-2103429046" table:style-name="ce4">
            <text:p>-2103429046</text:p>
          </table:table-cell>
          <table:table-cell office:value-type="float" office:value="-6.2300700694322586E-2" table:style-name="ce1">
            <text:p>-0,062300701</text:p>
          </table:table-cell>
          <table:table-cell office:value-type="float" office:value="-0.42631736397743225" table:style-name="ce1">
            <text:p>-0,426317364</text:p>
          </table:table-cell>
          <table:table-cell office:value-type="float" office:value="0.27206546068191528" table:style-name="ce1">
            <text:p>0,27206546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50.712865495048803" table:style-name="ce1">
            <text:p>50,7128655</text:p>
          </table:table-cell>
          <table:table-cell office:value-type="float" office:value="53.390999999999998" table:style-name="ce1">
            <text:p>53,391</text:p>
          </table:table-cell>
          <table:table-cell office:value-type="float" office:value="75.382128932688957" table:style-name="ce1">
            <text:p>75,38212893</text:p>
          </table:table-cell>
          <table:table-cell table:number-columns-repeated="16359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Bulgaria</text:p>
          </table:table-cell>
          <table:table-cell table:style-name="ce5"/>
          <table:table-cell office:value-type="float" office:value="0.41" table:style-name="ce4">
            <text:p>0,41</text:p>
          </table:table-cell>
          <table:table-cell office:value-type="float" office:value="0.4" table:style-name="ce4">
            <text:p>0,4</text:p>
          </table:table-cell>
          <table:table-cell office:value-type="float" office:value="430.40343000000001" table:style-name="ce4">
            <text:p>430,40343</text:p>
          </table:table-cell>
          <table:table-cell office:value-type="float" office:value="255" table:style-name="ce4">
            <text:p>255</text:p>
          </table:table-cell>
          <table:table-cell office:value-type="float" office:value="510" table:style-name="ce4">
            <text:p>510</text:p>
          </table:table-cell>
          <table:table-cell office:value-type="float" office:value="57" table:style-name="ce4">
            <text:p>57</text:p>
          </table:table-cell>
          <table:table-cell office:value-type="float" office:value="6422.7790000000005" table:style-name="ce4">
            <text:p>6422,779</text:p>
          </table:table-cell>
          <table:table-cell office:value-type="float" office:value="11.53" table:style-name="ce4">
            <text:p>11,53</text:p>
          </table:table-cell>
          <table:table-cell office:value-type="float" office:value="0" table:style-name="ce4">
            <text:p>0</text:p>
          </table:table-cell>
          <table:table-cell office:value-type="float" office:value="16.218" table:style-name="ce4">
            <text:p>16,218</text:p>
          </table:table-cell>
          <table:table-cell office:value-type="float" office:value="14.25455" table:style-name="ce4">
            <text:p>14,25455</text:p>
          </table:table-cell>
          <table:table-cell office:value-type="float" office:value="1001503842" table:style-name="ce4">
            <text:p>1001503842</text:p>
          </table:table-cell>
          <table:table-cell office:value-type="float" office:value="0" table:style-name="ce4">
            <text:p>0</text:p>
          </table:table-cell>
          <table:table-cell office:value-type="float" office:value="-669989777.20000005" table:style-name="ce4">
            <text:p>-669989777,2</text:p>
          </table:table-cell>
          <table:table-cell office:value-type="float" office:value="3.7975478917360306E-2" table:style-name="ce1">
            <text:p>0,037975479</text:p>
          </table:table-cell>
          <table:table-cell office:value-type="float" office:value="-0.12377707660198212" table:style-name="ce1">
            <text:p>-0,123777077</text:p>
          </table:table-cell>
          <table:table-cell office:value-type="float" office:value="0.19995748996734619" table:style-name="ce1">
            <text:p>0,19995749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57.374730353706802" table:style-name="ce1">
            <text:p>57,37473035</text:p>
          </table:table-cell>
          <table:table-cell office:value-type="float" office:value="41.850999999999999" table:style-name="ce1">
            <text:p>41,851</text:p>
          </table:table-cell>
          <table:table-cell office:value-type="float" office:value="77.745704159448863" table:style-name="ce1">
            <text:p>77,74570416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Bulgar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2" table:style-name="ce4">
            <text:p>0,42</text:p>
          </table:table-cell>
          <table:table-cell office:value-type="float" office:value="427.90343000000001" table:style-name="ce4">
            <text:p>427,90343</text:p>
          </table:table-cell>
          <table:table-cell office:value-type="float" office:value="2728" table:style-name="ce4">
            <text:p>2728</text:p>
          </table:table-cell>
          <table:table-cell office:value-type="float" office:value="1900" table:style-name="ce4">
            <text:p>1900</text:p>
          </table:table-cell>
          <table:table-cell office:value-type="float" office:value="59" table:style-name="ce4">
            <text:p>59</text:p>
          </table:table-cell>
          <table:table-cell office:value-type="float" office:value="6961.0630000000001" table:style-name="ce4">
            <text:p>6961,063</text:p>
          </table:table-cell>
          <table:table-cell office:value-type="float" office:value="12.84" table:style-name="ce4">
            <text:p>12,84</text:p>
          </table:table-cell>
          <table:table-cell office:value-type="float" office:value="0" table:style-name="ce4">
            <text:p>0</text:p>
          </table:table-cell>
          <table:table-cell office:value-type="float" office:value="19.920999999999999" table:style-name="ce4">
            <text:p>19,921</text:p>
          </table:table-cell>
          <table:table-cell office:value-type="float" office:value="16.29091" table:style-name="ce4">
            <text:p>16,29091</text:p>
          </table:table-cell>
          <table:table-cell office:value-type="float" office:value="812942202" table:style-name="ce4">
            <text:p>812942202</text:p>
          </table:table-cell>
          <table:table-cell office:value-type="float" office:value="0" table:style-name="ce4">
            <text:p>0</text:p>
          </table:table-cell>
          <table:table-cell office:value-type="float" office:value="-1327927122" table:style-name="ce4">
            <text:p>-1327927122</text:p>
          </table:table-cell>
          <table:table-cell office:value-type="float" office:value="0.10578593797981739" table:style-name="ce1">
            <text:p>0,105785938</text:p>
          </table:table-cell>
          <table:table-cell office:value-type="float" office:value="-8.9913534000515938E-2" table:style-name="ce1">
            <text:p>-0,089913534</text:p>
          </table:table-cell>
          <table:table-cell office:value-type="float" office:value="0.3638187050819397" table:style-name="ce1">
            <text:p>0,363818705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59.459999084472699" table:style-name="ce1">
            <text:p>59,45999908</text:p>
          </table:table-cell>
          <table:table-cell office:value-type="float" office:value="41.22" table:style-name="ce1">
            <text:p>41,22</text:p>
          </table:table-cell>
          <table:table-cell office:value-type="float" office:value="79.081368747766774" table:style-name="ce1">
            <text:p>79,08136875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Bulgaria</text:p>
          </table:table-cell>
          <table:table-cell table:style-name="ce5"/>
          <table:table-cell office:value-type="float" office:value="0.44" table:style-name="ce4">
            <text:p>0,44</text:p>
          </table:table-cell>
          <table:table-cell office:value-type="float" office:value="0.45" table:style-name="ce4">
            <text:p>0,45</text:p>
          </table:table-cell>
          <table:table-cell office:value-type="float" office:value="425.40343000000001" table:style-name="ce4">
            <text:p>425,40343</text:p>
          </table:table-cell>
          <table:table-cell office:value-type="float" office:value="2888" table:style-name="ce4">
            <text:p>2888</text:p>
          </table:table-cell>
          <table:table-cell office:value-type="float" office:value="5776" table:style-name="ce4">
            <text:p>5776</text:p>
          </table:table-cell>
          <table:table-cell office:value-type="float" office:value="62" table:style-name="ce4">
            <text:p>62</text:p>
          </table:table-cell>
          <table:table-cell office:value-type="float" office:value="7937.3779999999997" table:style-name="ce4">
            <text:p>7937,378</text:p>
          </table:table-cell>
          <table:table-cell office:value-type="float" office:value="12.01" table:style-name="ce4">
            <text:p>12,01</text:p>
          </table:table-cell>
          <table:table-cell office:value-type="float" office:value="0" table:style-name="ce4">
            <text:p>0</text:p>
          </table:table-cell>
          <table:table-cell office:value-type="float" office:value="18.11" table:style-name="ce4">
            <text:p>18,11</text:p>
          </table:table-cell>
          <table:table-cell office:value-type="float" office:value="14.25455" table:style-name="ce4">
            <text:p>14,25455</text:p>
          </table:table-cell>
          <table:table-cell office:value-type="float" office:value="904659791.10000002" table:style-name="ce4">
            <text:p>904659791,1</text:p>
          </table:table-cell>
          <table:table-cell office:value-type="float" office:value="0" table:style-name="ce4">
            <text:p>0</text:p>
          </table:table-cell>
          <table:table-cell office:value-type="float" office:value="-1209902300" table:style-name="ce4">
            <text:p>-1209902300</text:p>
          </table:table-cell>
          <table:table-cell office:value-type="float" office:value="0.17359639704227448" table:style-name="ce1">
            <text:p>0,173596397</text:p>
          </table:table-cell>
          <table:table-cell office:value-type="float" office:value="-5.6049991399049759E-2" table:style-name="ce1">
            <text:p>-0,056049991</text:p>
          </table:table-cell>
          <table:table-cell office:value-type="float" office:value="0.5276799201965332" table:style-name="ce1">
            <text:p>0,5276799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61.887510001940399" table:style-name="ce1">
            <text:p>61,88751</text:p>
          </table:table-cell>
          <table:table-cell office:value-type="float" office:value="41.731000000000002" table:style-name="ce1">
            <text:p>41,731</text:p>
          </table:table-cell>
          <table:table-cell office:value-type="float" office:value="75.269611014352407" table:style-name="ce1">
            <text:p>75,26961101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Bulgaria</text:p>
          </table:table-cell>
          <table:table-cell table:style-name="ce5"/>
          <table:table-cell office:value-type="float" office:value="0.42" table:style-name="ce4">
            <text:p>0,42</text:p>
          </table:table-cell>
          <table:table-cell office:value-type="float" office:value="0.43" table:style-name="ce4">
            <text:p>0,43</text:p>
          </table:table-cell>
          <table:table-cell office:value-type="float" office:value="422.90343000000001" table:style-name="ce4">
            <text:p>422,90343</text:p>
          </table:table-cell>
          <table:table-cell office:value-type="float" office:value="1549" table:style-name="ce4">
            <text:p>1549</text:p>
          </table:table-cell>
          <table:table-cell office:value-type="float" office:value="3098" table:style-name="ce4">
            <text:p>3098</text:p>
          </table:table-cell>
          <table:table-cell office:value-type="float" office:value="64" table:style-name="ce4">
            <text:p>64</text:p>
          </table:table-cell>
          <table:table-cell office:value-type="float" office:value="8417.4549999999999" table:style-name="ce4">
            <text:p>8417,455</text:p>
          </table:table-cell>
          <table:table-cell office:value-type="float" office:value="12.49" table:style-name="ce4">
            <text:p>12,49</text:p>
          </table:table-cell>
          <table:table-cell office:value-type="float" office:value="0" table:style-name="ce4">
            <text:p>0</text:p>
          </table:table-cell>
          <table:table-cell office:value-type="float" office:value="13.733000000000001" table:style-name="ce4">
            <text:p>13,733</text:p>
          </table:table-cell>
          <table:table-cell office:value-type="float" office:value="16.49455" table:style-name="ce4">
            <text:p>16,49455</text:p>
          </table:table-cell>
          <table:table-cell office:value-type="float" office:value="2096788700" table:style-name="ce4">
            <text:p>2096788700</text:p>
          </table:table-cell>
          <table:table-cell office:value-type="float" office:value="0" table:style-name="ce4">
            <text:p>0</text:p>
          </table:table-cell>
          <table:table-cell office:value-type="float" office:value="-2061604765" table:style-name="ce4">
            <text:p>-2061604765</text:p>
          </table:table-cell>
          <table:table-cell office:value-type="float" office:value="3.3697139471769333E-2" table:style-name="ce1">
            <text:p>0,033697139</text:p>
          </table:table-cell>
          <table:table-cell office:value-type="float" office:value="-0.17199176549911499" table:style-name="ce1">
            <text:p>-0,171991765</text:p>
          </table:table-cell>
          <table:table-cell office:value-type="float" office:value="0.66837525367736816" table:style-name="ce1">
            <text:p>0,668375254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1.483200019350299" table:style-name="ce1">
            <text:p>61,48320002</text:p>
          </table:table-cell>
          <table:table-cell office:value-type="float" office:value="43.271999999999998" table:style-name="ce1">
            <text:p>43,272</text:p>
          </table:table-cell>
          <table:table-cell office:value-type="float" office:value="79.013885371357546" table:style-name="ce1">
            <text:p>79,01388537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Bulgaria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0.42" table:style-name="ce4">
            <text:p>0,42</text:p>
          </table:table-cell>
          <table:table-cell office:value-type="float" office:value="0.43" table:style-name="ce4">
            <text:p>0,43</text:p>
          </table:table-cell>
          <table:table-cell office:value-type="float" office:value="420.40343000000001" table:style-name="ce4">
            <text:p>420,40343</text:p>
          </table:table-cell>
          <table:table-cell office:value-type="float" office:value="1561" table:style-name="ce4">
            <text:p>1561</text:p>
          </table:table-cell>
          <table:table-cell office:value-type="float" office:value="2958" table:style-name="ce4">
            <text:p>2958</text:p>
          </table:table-cell>
          <table:table-cell office:value-type="float" office:value="62" table:style-name="ce4">
            <text:p>62</text:p>
          </table:table-cell>
          <table:table-cell office:value-type="float" office:value="9201.7160000000003" table:style-name="ce4">
            <text:p>9201,716</text:p>
          </table:table-cell>
          <table:table-cell office:value-type="float" office:value="12.08193033" table:style-name="ce4">
            <text:p>12,08193033</text:p>
          </table:table-cell>
          <table:table-cell office:value-type="float" office:value="40655017" table:style-name="ce4">
            <text:p>40655017</text:p>
          </table:table-cell>
          <table:table-cell office:value-type="float" office:value="12.037000000000001" table:style-name="ce4">
            <text:p>12,037</text:p>
          </table:table-cell>
          <table:table-cell office:value-type="float" office:value="16.49455" table:style-name="ce4">
            <text:p>16,49455</text:p>
          </table:table-cell>
          <table:table-cell office:value-type="float" office:value="3072550962" table:style-name="ce4">
            <text:p>3072550962</text:p>
          </table:table-cell>
          <table:table-cell office:value-type="float" office:value="0" table:style-name="ce4">
            <text:p>0</text:p>
          </table:table-cell>
          <table:table-cell office:value-type="float" office:value="-2896945991" table:style-name="ce4">
            <text:p>-2896945991</text:p>
          </table:table-cell>
          <table:table-cell office:value-type="float" office:value="7.8745044767856598E-2" table:style-name="ce1">
            <text:p>0,078745045</text:p>
          </table:table-cell>
          <table:table-cell office:value-type="float" office:value="-0.11816776543855667" table:style-name="ce1">
            <text:p>-0,118167765</text:p>
          </table:table-cell>
          <table:table-cell office:value-type="float" office:value="0.70784378051757813" table:style-name="ce1">
            <text:p>0,707843781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61.771589202561898" table:style-name="ce1">
            <text:p>61,7715892</text:p>
          </table:table-cell>
          <table:table-cell office:value-type="float" office:value="44.780999999999999" table:style-name="ce1">
            <text:p>44,781</text:p>
          </table:table-cell>
          <table:table-cell office:value-type="float" office:value="93.063897964183013" table:style-name="ce1">
            <text:p>93,06389796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Bulgaria</text:p>
          </table:table-cell>
          <table:table-cell office:value-type="float" office:value="32.9" table:style-name="ce4">
            <text:p>32,9</text:p>
          </table:table-cell>
          <table:table-cell office:value-type="float" office:value="0.42" table:style-name="ce4">
            <text:p>0,42</text:p>
          </table:table-cell>
          <table:table-cell office:value-type="float" office:value="0.44" table:style-name="ce4">
            <text:p>0,44</text:p>
          </table:table-cell>
          <table:table-cell office:value-type="float" office:value="418.40343000000001" table:style-name="ce4">
            <text:p>418,40343</text:p>
          </table:table-cell>
          <table:table-cell office:value-type="float" office:value="1561" table:style-name="ce4">
            <text:p>1561</text:p>
          </table:table-cell>
          <table:table-cell office:value-type="float" office:value="2958" table:style-name="ce4">
            <text:p>2958</text:p>
          </table:table-cell>
          <table:table-cell office:value-type="float" office:value="61" table:style-name="ce4">
            <text:p>61</text:p>
          </table:table-cell>
          <table:table-cell office:value-type="float" office:value="10291.42" table:style-name="ce4">
            <text:p>10291,42</text:p>
          </table:table-cell>
          <table:table-cell office:value-type="float" office:value="11.289690759999999" table:style-name="ce4">
            <text:p>11,28969076</text:p>
          </table:table-cell>
          <table:table-cell office:value-type="float" office:value="74523743" table:style-name="ce4">
            <text:p>74523743</text:p>
          </table:table-cell>
          <table:table-cell office:value-type="float" office:value="10.083" table:style-name="ce4">
            <text:p>10,083</text:p>
          </table:table-cell>
          <table:table-cell office:value-type="float" office:value="18.734549999999999" table:style-name="ce4">
            <text:p>18,73455</text:p>
          </table:table-cell>
          <table:table-cell office:value-type="float" office:value="4098122931" table:style-name="ce4">
            <text:p>4098122931</text:p>
          </table:table-cell>
          <table:table-cell office:value-type="float" office:value="0" table:style-name="ce4">
            <text:p>0</text:p>
          </table:table-cell>
          <table:table-cell office:value-type="float" office:value="-4449983422" table:style-name="ce4">
            <text:p>-4449983422</text:p>
          </table:table-cell>
          <table:table-cell office:value-type="float" office:value="0.13438110053539276" table:style-name="ce1">
            <text:p>0,134381101</text:p>
          </table:table-cell>
          <table:table-cell office:value-type="float" office:value="-0.10855761915445328" table:style-name="ce1">
            <text:p>-0,108557619</text:p>
          </table:table-cell>
          <table:table-cell office:value-type="float" office:value="0.65754550695419312" table:style-name="ce1">
            <text:p>0,657545507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63.024906942774798" table:style-name="ce1">
            <text:p>63,02490694</text:p>
          </table:table-cell>
          <table:table-cell office:value-type="float" office:value="45.075000000000003" table:style-name="ce1">
            <text:p>45,075</text:p>
          </table:table-cell>
          <table:table-cell office:value-type="float" office:value="99.714211212738135" table:style-name="ce1">
            <text:p>99,71421121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Bulgaria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0.44" table:style-name="ce4">
            <text:p>0,44</text:p>
          </table:table-cell>
          <table:table-cell office:value-type="float" office:value="0.46" table:style-name="ce4">
            <text:p>0,46</text:p>
          </table:table-cell>
          <table:table-cell office:value-type="float" office:value="416.48797000000002" table:style-name="ce4">
            <text:p>416,48797</text:p>
          </table:table-cell>
          <table:table-cell office:value-type="float" office:value="1561" table:style-name="ce4">
            <text:p>1561</text:p>
          </table:table-cell>
          <table:table-cell office:value-type="float" office:value="2958" table:style-name="ce4">
            <text:p>2958</text:p>
          </table:table-cell>
          <table:table-cell office:value-type="float" office:value="72" table:style-name="ce4">
            <text:p>72</text:p>
          </table:table-cell>
          <table:table-cell office:value-type="float" office:value="11408.09" table:style-name="ce4">
            <text:p>11408,09</text:p>
          </table:table-cell>
          <table:table-cell office:value-type="float" office:value="10.87052418" table:style-name="ce4">
            <text:p>10,87052418</text:p>
          </table:table-cell>
          <table:table-cell office:value-type="float" office:value="50393820" table:style-name="ce4">
            <text:p>50393820</text:p>
          </table:table-cell>
          <table:table-cell office:value-type="float" office:value="8.9510000000000005" table:style-name="ce4">
            <text:p>8,951</text:p>
          </table:table-cell>
          <table:table-cell office:value-type="float" office:value="22.4" table:style-name="ce4">
            <text:p>22,4</text:p>
          </table:table-cell>
          <table:table-cell office:value-type="float" office:value="7874476255" table:style-name="ce4">
            <text:p>7874476255</text:p>
          </table:table-cell>
          <table:table-cell office:value-type="float" office:value="0" table:style-name="ce4">
            <text:p>0</text:p>
          </table:table-cell>
          <table:table-cell office:value-type="float" office:value="-5844352050" table:style-name="ce4">
            <text:p>-5844352050</text:p>
          </table:table-cell>
          <table:table-cell office:value-type="float" office:value="-0.13029217720031738" table:style-name="ce1">
            <text:p>-0,130292177</text:p>
          </table:table-cell>
          <table:table-cell office:value-type="float" office:value="-0.10884617269039154" table:style-name="ce1">
            <text:p>-0,108846173</text:p>
          </table:table-cell>
          <table:table-cell office:value-type="float" office:value="0.61654043197631836" table:style-name="ce1">
            <text:p>0,616540432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64.449996948242202" table:style-name="ce1">
            <text:p>64,44999695</text:p>
          </table:table-cell>
          <table:table-cell office:value-type="float" office:value="47.357999999999997" table:style-name="ce1">
            <text:p>47,358</text:p>
          </table:table-cell>
          <table:table-cell office:value-type="float" office:value="111.04746275380985" table:style-name="ce1">
            <text:p>111,0474628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Bulgaria</text:p>
          </table:table-cell>
          <table:table-cell office:value-type="float" office:value="33.4" table:style-name="ce4">
            <text:p>33,4</text:p>
          </table:table-cell>
          <table:table-cell office:value-type="float" office:value="0.42" table:style-name="ce4">
            <text:p>0,42</text:p>
          </table:table-cell>
          <table:table-cell office:value-type="float" office:value="0.43" table:style-name="ce4">
            <text:p>0,43</text:p>
          </table:table-cell>
          <table:table-cell office:value-type="float" office:value="424.31754999999998" table:style-name="ce4">
            <text:p>424,31755</text:p>
          </table:table-cell>
          <table:table-cell office:value-type="float" office:value="1561" table:style-name="ce4">
            <text:p>1561</text:p>
          </table:table-cell>
          <table:table-cell office:value-type="float" office:value="2958" table:style-name="ce4">
            <text:p>2958</text:p>
          </table:table-cell>
          <table:table-cell office:value-type="float" office:value="79" table:style-name="ce4">
            <text:p>79</text:p>
          </table:table-cell>
          <table:table-cell office:value-type="float" office:value="12822.27" table:style-name="ce4">
            <text:p>12822,27</text:p>
          </table:table-cell>
          <table:table-cell office:value-type="float" office:value="10.193555699999999" table:style-name="ce4">
            <text:p>10,1935557</text:p>
          </table:table-cell>
          <table:table-cell office:value-type="float" office:value="215000000" table:style-name="ce6">
            <text:p>2,15E+08</text:p>
          </table:table-cell>
          <table:table-cell office:value-type="float" office:value="6.8780000000000001" table:style-name="ce4">
            <text:p>6,878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3875270457" table:style-name="ce4">
            <text:p>13875270457</text:p>
          </table:table-cell>
          <table:table-cell office:value-type="float" office:value="1" table:style-name="ce4">
            <text:p>1</text:p>
          </table:table-cell>
          <table:table-cell office:value-type="float" office:value="-8945175667" table:style-name="ce4">
            <text:p>-8945175667</text:p>
          </table:table-cell>
          <table:table-cell office:value-type="float" office:value="-0.12108428776264191" table:style-name="ce1">
            <text:p>-0,121084288</text:p>
          </table:table-cell>
          <table:table-cell office:value-type="float" office:value="-5.7684425264596939E-2" table:style-name="ce1">
            <text:p>-0,057684425</text:p>
          </table:table-cell>
          <table:table-cell office:value-type="float" office:value="0.64336061477661133" table:style-name="ce1">
            <text:p>0,64336061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7.019996643066406" table:style-name="ce1">
            <text:p>67,01999664</text:p>
          </table:table-cell>
          <table:table-cell office:value-type="float" office:value="49.863999999999997" table:style-name="ce1">
            <text:p>49,864</text:p>
          </table:table-cell>
          <table:table-cell office:value-type="float" office:value="123.53255766075317" table:style-name="ce1">
            <text:p>123,5325577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Bulgaria</text:p>
          </table:table-cell>
          <table:table-cell office:value-type="float" office:value="33.299999999999997" table:style-name="ce4">
            <text:p>33,3</text:p>
          </table:table-cell>
          <table:table-cell office:value-type="float" office:value="0.41" table:style-name="ce4">
            <text:p>0,41</text:p>
          </table:table-cell>
          <table:table-cell office:value-type="float" office:value="0.42" table:style-name="ce4">
            <text:p>0,42</text:p>
          </table:table-cell>
          <table:table-cell office:value-type="float" office:value="424.31754999999998" table:style-name="ce4">
            <text:p>424,31755</text:p>
          </table:table-cell>
          <table:table-cell office:value-type="float" office:value="1236" table:style-name="ce4">
            <text:p>1236</text:p>
          </table:table-cell>
          <table:table-cell office:value-type="float" office:value="2112" table:style-name="ce4">
            <text:p>2112</text:p>
          </table:table-cell>
          <table:table-cell office:value-type="float" office:value="76" table:style-name="ce4">
            <text:p>76</text:p>
          </table:table-cell>
          <table:table-cell office:value-type="float" office:value="14346.94" table:style-name="ce4">
            <text:p>14346,94</text:p>
          </table:table-cell>
          <table:table-cell office:value-type="float" office:value="11.061640949999999" table:style-name="ce4">
            <text:p>11,06164095</text:p>
          </table:table-cell>
          <table:table-cell office:value-type="float" office:value="359000000" table:style-name="ce6">
            <text:p>3,59E+08</text:p>
          </table:table-cell>
          <table:table-cell office:value-type="float" office:value="5.61" table:style-name="ce4">
            <text:p>5,61</text:p>
          </table:table-cell>
          <table:table-cell office:value-type="float" office:value="17.3" table:style-name="ce4">
            <text:p>17,3</text:p>
          </table:table-cell>
          <table:table-cell office:value-type="float" office:value="10296720634" table:style-name="ce4">
            <text:p>10296720634</text:p>
          </table:table-cell>
          <table:table-cell office:value-type="float" office:value="1" table:style-name="ce4">
            <text:p>1</text:p>
          </table:table-cell>
          <table:table-cell office:value-type="float" office:value="-10620241928" table:style-name="ce4">
            <text:p>-10620241928</text:p>
          </table:table-cell>
          <table:table-cell office:value-type="float" office:value="-0.17257727682590485" table:style-name="ce1">
            <text:p>-0,172577277</text:p>
          </table:table-cell>
          <table:table-cell office:value-type="float" office:value="-0.12108802050352097" table:style-name="ce1">
            <text:p>-0,121088021</text:p>
          </table:table-cell>
          <table:table-cell office:value-type="float" office:value="0.73412179946899414" table:style-name="ce1">
            <text:p>0,73412179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7.610000610351605" table:style-name="ce1">
            <text:p>67,61000061</text:p>
          </table:table-cell>
          <table:table-cell office:value-type="float" office:value="51.784999999999997" table:style-name="ce1">
            <text:p>51,785</text:p>
          </table:table-cell>
          <table:table-cell office:value-type="float" office:value="124.68874751535921" table:style-name="ce1">
            <text:p>124,6887475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Bulgaria</text:p>
          </table:table-cell>
          <table:table-cell office:value-type="float" office:value="33.5" table:style-name="ce4">
            <text:p>33,5</text:p>
          </table:table-cell>
          <table:table-cell office:value-type="float" office:value="0.42" table:style-name="ce4">
            <text:p>0,42</text:p>
          </table:table-cell>
          <table:table-cell office:value-type="float" office:value="0.43" table:style-name="ce4">
            <text:p>0,43</text:p>
          </table:table-cell>
          <table:table-cell office:value-type="float" office:value="432.14713" table:style-name="ce4">
            <text:p>432,14713</text:p>
          </table:table-cell>
          <table:table-cell office:value-type="float" office:value="3249" table:style-name="ce4">
            <text:p>3249</text:p>
          </table:table-cell>
          <table:table-cell office:value-type="float" office:value="19039" table:style-name="ce4">
            <text:p>19039</text:p>
          </table:table-cell>
          <table:table-cell office:value-type="float" office:value="76" table:style-name="ce4">
            <text:p>76</text:p>
          </table:table-cell>
          <table:table-cell office:value-type="float" office:value="14180.71" table:style-name="ce4">
            <text:p>14180,71</text:p>
          </table:table-cell>
          <table:table-cell office:value-type="float" office:value="12.790543339999999" table:style-name="ce4">
            <text:p>12,79054334</text:p>
          </table:table-cell>
          <table:table-cell office:value-type="float" office:value="526000000" table:style-name="ce6">
            <text:p>5,26E+08</text:p>
          </table:table-cell>
          <table:table-cell office:value-type="float" office:value="6.82" table:style-name="ce4">
            <text:p>6,8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3896664559" table:style-name="ce4">
            <text:p>3896664559</text:p>
          </table:table-cell>
          <table:table-cell office:value-type="float" office:value="1" table:style-name="ce4">
            <text:p>1</text:p>
          </table:table-cell>
          <table:table-cell office:value-type="float" office:value="-3922786474" table:style-name="ce4">
            <text:p>-3922786474</text:p>
          </table:table-cell>
          <table:table-cell office:value-type="float" office:value="7.1481421589851379E-2" table:style-name="ce1">
            <text:p>0,071481422</text:p>
          </table:table-cell>
          <table:table-cell office:value-type="float" office:value="-4.0312353521585464E-2" table:style-name="ce1">
            <text:p>-0,040312354</text:p>
          </table:table-cell>
          <table:table-cell office:value-type="float" office:value="0.69478517770767212" table:style-name="ce1">
            <text:p>0,69478517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8.260002136230497" table:style-name="ce1">
            <text:p>68,26000214</text:p>
          </table:table-cell>
          <table:table-cell office:value-type="float" office:value="50.411999999999999" table:style-name="ce1">
            <text:p>50,412</text:p>
          </table:table-cell>
          <table:table-cell office:value-type="float" office:value="92.692645603637487" table:style-name="ce1">
            <text:p>92,6926456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Bulgaria</text:p>
          </table:table-cell>
          <table:table-cell office:value-type="float" office:value="33.9" table:style-name="ce4">
            <text:p>33,9</text:p>
          </table:table-cell>
          <table:table-cell office:value-type="float" office:value="0.42" table:style-name="ce4">
            <text:p>0,42</text:p>
          </table:table-cell>
          <table:table-cell office:value-type="float" office:value="0.44" table:style-name="ce4">
            <text:p>0,44</text:p>
          </table:table-cell>
          <table:table-cell office:value-type="float" office:value="436.29568" table:style-name="ce4">
            <text:p>436,29568</text:p>
          </table:table-cell>
          <table:table-cell office:value-type="float" office:value="3518" table:style-name="ce4">
            <text:p>3518</text:p>
          </table:table-cell>
          <table:table-cell office:value-type="float" office:value="27708" table:style-name="ce4">
            <text:p>27708</text:p>
          </table:table-cell>
          <table:table-cell office:value-type="float" office:value="71" table:style-name="ce4">
            <text:p>71</text:p>
          </table:table-cell>
          <table:table-cell office:value-type="float" office:value="14955.9" table:style-name="ce4">
            <text:p>14955,9</text:p>
          </table:table-cell>
          <table:table-cell office:value-type="float" office:value="13.362503220000001" table:style-name="ce4">
            <text:p>13,36250322</text:p>
          </table:table-cell>
          <table:table-cell office:value-type="float" office:value="812000000" table:style-name="ce6">
            <text:p>8,12E+08</text:p>
          </table:table-cell>
          <table:table-cell office:value-type="float" office:value="10.28" table:style-name="ce4">
            <text:p>10,28</text:p>
          </table:table-cell>
          <table:table-cell office:value-type="float" office:value="19.5" table:style-name="ce4">
            <text:p>19,5</text:p>
          </table:table-cell>
          <table:table-cell office:value-type="float" office:value="1842900000" table:style-name="ce4">
            <text:p>1842900000</text:p>
          </table:table-cell>
          <table:table-cell office:value-type="float" office:value="1" table:style-name="ce4">
            <text:p>1</text:p>
          </table:table-cell>
          <table:table-cell office:value-type="float" office:value="-1627160000" table:style-name="ce4">
            <text:p>-1627160000</text:p>
          </table:table-cell>
          <table:table-cell office:value-type="float" office:value="-6.5325461328029633E-2" table:style-name="ce1">
            <text:p>-0,065325461</text:p>
          </table:table-cell>
          <table:table-cell office:value-type="float" office:value="-9.7061358392238617E-2" table:style-name="ce1">
            <text:p>-0,097061358</text:p>
          </table:table-cell>
          <table:table-cell office:value-type="float" office:value="0.68043255805969238" table:style-name="ce1">
            <text:p>0,680432558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69.610000610351605" table:style-name="ce1">
            <text:p>69,61000061</text:p>
          </table:table-cell>
          <table:table-cell office:value-type="float" office:value="48.003" table:style-name="ce1">
            <text:p>48,003</text:p>
          </table:table-cell>
          <table:table-cell office:value-type="float" office:value="103.38052232119233" table:style-name="ce1">
            <text:p>103,3805223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Bulgaria</text:p>
          </table:table-cell>
          <table:table-cell office:value-type="float" office:value="34.4" table:style-name="ce4">
            <text:p>34,4</text:p>
          </table:table-cell>
          <table:table-cell office:value-type="float" office:value="0.42" table:style-name="ce4">
            <text:p>0,42</text:p>
          </table:table-cell>
          <table:table-cell office:value-type="float" office:value="0.44" table:style-name="ce4">
            <text:p>0,44</text:p>
          </table:table-cell>
          <table:table-cell office:value-type="float" office:value="436.29568" table:style-name="ce4">
            <text:p>436,29568</text:p>
          </table:table-cell>
          <table:table-cell office:value-type="float" office:value="4722" table:style-name="ce4">
            <text:p>4722</text:p>
          </table:table-cell>
          <table:table-cell office:value-type="float" office:value="9517" table:style-name="ce4">
            <text:p>9517</text:p>
          </table:table-cell>
          <table:table-cell office:value-type="float" office:value="74" table:style-name="ce4">
            <text:p>74</text:p>
          </table:table-cell>
          <table:table-cell office:value-type="float" office:value="15747.39" table:style-name="ce4">
            <text:p>15747,39</text:p>
          </table:table-cell>
          <table:table-cell office:value-type="float" office:value="12.705907420000001" table:style-name="ce4">
            <text:p>12,70590742</text:p>
          </table:table-cell>
          <table:table-cell office:value-type="float" office:value="916000000" table:style-name="ce6">
            <text:p>9,16E+08</text:p>
          </table:table-cell>
          <table:table-cell office:value-type="float" office:value="11.26" table:style-name="ce4">
            <text:p>11,26</text:p>
          </table:table-cell>
          <table:table-cell office:value-type="float" office:value="18.8" table:style-name="ce4">
            <text:p>18,8</text:p>
          </table:table-cell>
          <table:table-cell office:value-type="float" office:value="2103810000" table:style-name="ce4">
            <text:p>2103810000</text:p>
          </table:table-cell>
          <table:table-cell office:value-type="float" office:value="1" table:style-name="ce4">
            <text:p>1</text:p>
          </table:table-cell>
          <table:table-cell office:value-type="float" office:value="170110000" table:style-name="ce4">
            <text:p>170110000</text:p>
          </table:table-cell>
          <table:table-cell office:value-type="float" office:value="-7.1111388504505157E-2" table:style-name="ce1">
            <text:p>-0,071111389</text:p>
          </table:table-cell>
          <table:table-cell office:value-type="float" office:value="-0.14156416058540344" table:style-name="ce1">
            <text:p>-0,141564161</text:p>
          </table:table-cell>
          <table:table-cell office:value-type="float" office:value="0.5525200366973877" table:style-name="ce1">
            <text:p>0,552520037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70.650001525878906" table:style-name="ce1">
            <text:p>70,65000153</text:p>
          </table:table-cell>
          <table:table-cell office:value-type="float" office:value="46.633000000000003" table:style-name="ce1">
            <text:p>46,633</text:p>
          </table:table-cell>
          <table:table-cell office:value-type="float" office:value="117.41810388629013" table:style-name="ce1">
            <text:p>117,4181039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Bulgaria</text:p>
          </table:table-cell>
          <table:table-cell office:value-type="float" office:value="35" table:style-name="ce4">
            <text:p>35</text:p>
          </table:table-cell>
          <table:table-cell office:value-type="float" office:value="0.44" table:style-name="ce4">
            <text:p>0,44</text:p>
          </table:table-cell>
          <table:table-cell office:value-type="float" office:value="0.46" table:style-name="ce4">
            <text:p>0,46</text:p>
          </table:table-cell>
          <table:table-cell office:value-type="float" office:value="440.44423" table:style-name="ce4">
            <text:p>440,44423</text:p>
          </table:table-cell>
          <table:table-cell office:value-type="float" office:value="14103" table:style-name="ce4">
            <text:p>14103</text:p>
          </table:table-cell>
          <table:table-cell office:value-type="float" office:value="16615" table:style-name="ce4">
            <text:p>16615</text:p>
          </table:table-cell>
          <table:table-cell office:value-type="float" office:value="62" table:style-name="ce4">
            <text:p>62</text:p>
          </table:table-cell>
          <table:table-cell office:value-type="float" office:value="16327.25" table:style-name="ce4">
            <text:p>16327,25</text:p>
          </table:table-cell>
          <table:table-cell office:value-type="float" office:value="12.736061149999999" table:style-name="ce4">
            <text:p>12,73606115</text:p>
          </table:table-cell>
          <table:table-cell office:value-type="float" office:value="1240000000" table:style-name="ce6">
            <text:p>1,24E+09</text:p>
          </table:table-cell>
          <table:table-cell office:value-type="float" office:value="12.27" table:style-name="ce4">
            <text:p>12,27</text:p>
          </table:table-cell>
          <table:table-cell office:value-type="float" office:value="19.3" table:style-name="ce4">
            <text:p>19,3</text:p>
          </table:table-cell>
          <table:table-cell office:value-type="float" office:value="1788110000" table:style-name="ce4">
            <text:p>1788110000</text:p>
          </table:table-cell>
          <table:table-cell office:value-type="float" office:value="1" table:style-name="ce4">
            <text:p>1</text:p>
          </table:table-cell>
          <table:table-cell office:value-type="float" office:value="-1886240000" table:style-name="ce4">
            <text:p>-1886240000</text:p>
          </table:table-cell>
          <table:table-cell office:value-type="float" office:value="-2.8386928141117096E-2" table:style-name="ce1">
            <text:p>-0,028386928</text:p>
          </table:table-cell>
          <table:table-cell office:value-type="float" office:value="-0.11505135893821716" table:style-name="ce1">
            <text:p>-0,115051359</text:p>
          </table:table-cell>
          <table:table-cell office:value-type="float" office:value="0.57471084594726563" table:style-name="ce1">
            <text:p>0,574710846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72.480003356933594" table:style-name="ce1">
            <text:p>72,48000336</text:p>
          </table:table-cell>
          <table:table-cell office:value-type="float" office:value="46.65" table:style-name="ce1">
            <text:p>46,65</text:p>
          </table:table-cell>
          <table:table-cell office:value-type="float" office:value="123.97132271417431" table:style-name="ce1">
            <text:p>123,9713227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Bulgaria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0.42" table:style-name="ce4">
            <text:p>0,42</text:p>
          </table:table-cell>
          <table:table-cell office:value-type="float" office:value="0.44" table:style-name="ce4">
            <text:p>0,44</text:p>
          </table:table-cell>
          <table:table-cell office:value-type="float" office:value="440.00202000000002" table:style-name="ce4">
            <text:p>440,00202</text:p>
          </table:table-cell>
          <table:table-cell office:value-type="float" office:value="18570" table:style-name="ce4">
            <text:p>18570</text:p>
          </table:table-cell>
          <table:table-cell office:value-type="float" office:value="19678" table:style-name="ce4">
            <text:p>19678</text:p>
          </table:table-cell>
          <table:table-cell office:value-type="float" office:value="57" table:style-name="ce4">
            <text:p>57</text:p>
          </table:table-cell>
          <table:table-cell office:value-type="float" office:value="16649.37" table:style-name="ce4">
            <text:p>16649,37</text:p>
          </table:table-cell>
          <table:table-cell office:value-type="float" office:value="13.712685349999999" table:style-name="ce4">
            <text:p>13,71268535</text:p>
          </table:table-cell>
          <table:table-cell office:value-type="float" office:value="1300000000" table:style-name="ce6">
            <text:p>1,30E+09</text:p>
          </table:table-cell>
          <table:table-cell office:value-type="float" office:value="12.94" table:style-name="ce4">
            <text:p>12,94</text:p>
          </table:table-cell>
          <table:table-cell office:value-type="float" office:value="19.5" table:style-name="ce4">
            <text:p>19,5</text:p>
          </table:table-cell>
          <table:table-cell office:value-type="float" office:value="1989040000" table:style-name="ce4">
            <text:p>1989040000</text:p>
          </table:table-cell>
          <table:table-cell office:value-type="float" office:value="1" table:style-name="ce4">
            <text:p>1</text:p>
          </table:table-cell>
          <table:table-cell office:value-type="float" office:value="-385580000" table:style-name="ce4">
            <text:p>-385580000</text:p>
          </table:table-cell>
          <table:table-cell office:value-type="float" office:value="-1.3232986442744732E-2" table:style-name="ce1">
            <text:p>-0,013232986</text:p>
          </table:table-cell>
          <table:table-cell office:value-type="float" office:value="-0.14725562930107117" table:style-name="ce1">
            <text:p>-0,147255629</text:p>
          </table:table-cell>
          <table:table-cell office:value-type="float" office:value="0.5491098165512085" table:style-name="ce1">
            <text:p>0,549109817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73.940002441406193" table:style-name="ce1">
            <text:p>73,94000244</text:p>
          </table:table-cell>
          <table:table-cell office:value-type="float" office:value="46.957000000000001" table:style-name="ce1">
            <text:p>46,957</text:p>
          </table:table-cell>
          <table:table-cell office:value-type="float" office:value="129.68868298648189" table:style-name="ce1">
            <text:p>129,688683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Bulgaria</text:p>
          </table:table-cell>
          <table:table-cell office:value-type="float" office:value="36.4" table:style-name="ce4">
            <text:p>36,4</text:p>
          </table:table-cell>
          <table:table-cell office:value-type="float" office:value="0.43" table:style-name="ce4">
            <text:p>0,43</text:p>
          </table:table-cell>
          <table:table-cell office:value-type="float" office:value="0.46" table:style-name="ce4">
            <text:p>0,46</text:p>
          </table:table-cell>
          <table:table-cell office:value-type="float" office:value="440.00202000000002" table:style-name="ce4">
            <text:p>440,00202</text:p>
          </table:table-cell>
          <table:table-cell office:value-type="float" office:value="26615" table:style-name="ce4">
            <text:p>26615</text:p>
          </table:table-cell>
          <table:table-cell office:value-type="float" office:value="28727" table:style-name="ce4">
            <text:p>28727</text:p>
          </table:table-cell>
          <table:table-cell office:value-type="float" office:value="54" table:style-name="ce4">
            <text:p>54</text:p>
          </table:table-cell>
          <table:table-cell office:value-type="float" office:value="17616.39" table:style-name="ce4">
            <text:p>17616,39</text:p>
          </table:table-cell>
          <table:table-cell office:value-type="float" office:value="14.31101239" table:style-name="ce4">
            <text:p>14,31101239</text:p>
          </table:table-cell>
          <table:table-cell office:value-type="float" office:value="1420000000" table:style-name="ce6">
            <text:p>1,42E+09</text:p>
          </table:table-cell>
          <table:table-cell office:value-type="float" office:value="11.42" table:style-name="ce4">
            <text:p>11,42</text:p>
          </table:table-cell>
          <table:table-cell office:value-type="float" office:value="18.8" table:style-name="ce4">
            <text:p>18,8</text:p>
          </table:table-cell>
          <table:table-cell office:value-type="float" office:value="1093600000" table:style-name="ce4">
            <text:p>1093600000</text:p>
          </table:table-cell>
          <table:table-cell office:value-type="float" office:value="1" table:style-name="ce4">
            <text:p>1</text:p>
          </table:table-cell>
          <table:table-cell office:value-type="float" office:value="-287460000" table:style-name="ce4">
            <text:p>-287460000</text:p>
          </table:table-cell>
          <table:table-cell office:value-type="float" office:value="-0.11237889528274536" table:style-name="ce1">
            <text:p>-0,112378895</text:p>
          </table:table-cell>
          <table:table-cell office:value-type="float" office:value="-8.2029148936271667E-2" table:style-name="ce1">
            <text:p>-0,082029149</text:p>
          </table:table-cell>
          <table:table-cell office:value-type="float" office:value="0.5852736234664917" table:style-name="ce1">
            <text:p>0,585273623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73.809997558593807" table:style-name="ce1">
            <text:p>73,80999756</text:p>
          </table:table-cell>
          <table:table-cell office:value-type="float" office:value="47.801000000000002" table:style-name="ce1">
            <text:p>47,801</text:p>
          </table:table-cell>
          <table:table-cell office:value-type="float" office:value="130.24837711524529" table:style-name="ce1">
            <text:p>130,2483771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Bulgaria</text:p>
          </table:table-cell>
          <table:table-cell office:value-type="float" office:value="37.1" table:style-name="ce4">
            <text:p>37,1</text:p>
          </table:table-cell>
          <table:table-cell office:value-type="float" office:value="0.45" table:style-name="ce4">
            <text:p>0,45</text:p>
          </table:table-cell>
          <table:table-cell office:value-type="float" office:value="0.46" table:style-name="ce4">
            <text:p>0,46</text:p>
          </table:table-cell>
          <table:table-cell office:value-type="float" office:value="439.5598" table:style-name="ce4">
            <text:p>439,5598</text:p>
          </table:table-cell>
          <table:table-cell office:value-type="float" office:value="25223" table:style-name="ce4">
            <text:p>25223</text:p>
          </table:table-cell>
          <table:table-cell office:value-type="float" office:value="29470" table:style-name="ce4">
            <text:p>29470</text:p>
          </table:table-cell>
          <table:table-cell office:value-type="float" office:value="54" table:style-name="ce4">
            <text:p>54</text:p>
          </table:table-cell>
          <table:table-cell office:value-type="float" office:value="18385.98" table:style-name="ce4">
            <text:p>18385,98</text:p>
          </table:table-cell>
          <table:table-cell office:value-type="float" office:value="13.724156949999999" table:style-name="ce4">
            <text:p>13,72415695</text:p>
          </table:table-cell>
          <table:table-cell office:value-type="float" office:value="1570000000" table:style-name="ce6">
            <text:p>1,57E+09</text:p>
          </table:table-cell>
          <table:table-cell office:value-type="float" office:value="9.14" table:style-name="ce4">
            <text:p>9,14</text:p>
          </table:table-cell>
          <table:table-cell office:value-type="float" office:value="20" table:style-name="ce4">
            <text:p>20</text:p>
          </table:table-cell>
          <table:table-cell office:value-type="float" office:value="2221390000" table:style-name="ce4">
            <text:p>2221390000</text:p>
          </table:table-cell>
          <table:table-cell office:value-type="float" office:value="1" table:style-name="ce4">
            <text:p>1</text:p>
          </table:table-cell>
          <table:table-cell office:value-type="float" office:value="382500000" table:style-name="ce4">
            <text:p>382500000</text:p>
          </table:table-cell>
          <table:table-cell office:value-type="float" office:value="-1.2558597140014172E-2" table:style-name="ce1">
            <text:p>-0,012558597</text:p>
          </table:table-cell>
          <table:table-cell office:value-type="float" office:value="-0.15949355065822601" table:style-name="ce1">
            <text:p>-0,159493551</text:p>
          </table:table-cell>
          <table:table-cell office:value-type="float" office:value="0.57826828956604004" table:style-name="ce1">
            <text:p>0,57826829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74.910003662109403" table:style-name="ce1">
            <text:p>74,91000366</text:p>
          </table:table-cell>
          <table:table-cell office:value-type="float" office:value="49.252000000000002" table:style-name="ce1">
            <text:p>49,252</text:p>
          </table:table-cell>
          <table:table-cell office:value-type="float" office:value="126.73664221294958" table:style-name="ce1">
            <text:p>126,7366422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Bulgaria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0.48" table:style-name="ce4">
            <text:p>0,48</text:p>
          </table:table-cell>
          <table:table-cell office:value-type="float" office:value="0.49" table:style-name="ce4">
            <text:p>0,49</text:p>
          </table:table-cell>
          <table:table-cell office:value-type="float" office:value="433.10626000000002" table:style-name="ce4">
            <text:p>433,10626</text:p>
          </table:table-cell>
          <table:table-cell office:value-type="float" office:value="21241" table:style-name="ce4">
            <text:p>21241</text:p>
          </table:table-cell>
          <table:table-cell office:value-type="float" office:value="30570" table:style-name="ce4">
            <text:p>30570</text:p>
          </table:table-cell>
          <table:table-cell office:value-type="float" office:value="50" table:style-name="ce4">
            <text:p>50</text:p>
          </table:table-cell>
          <table:table-cell office:value-type="float" office:value="20065.62" table:style-name="ce4">
            <text:p>20065,62</text:p>
          </table:table-cell>
          <table:table-cell office:value-type="float" office:value="13.61068998" table:style-name="ce4">
            <text:p>13,61068998</text:p>
          </table:table-cell>
          <table:table-cell office:value-type="float" office:value="1140000000" table:style-name="ce6">
            <text:p>1,14E+09</text:p>
          </table:table-cell>
          <table:table-cell office:value-type="float" office:value="7.57" table:style-name="ce4">
            <text:p>7,57</text:p>
          </table:table-cell>
          <table:table-cell office:value-type="float" office:value="19.2" table:style-name="ce4">
            <text:p>19,2</text:p>
          </table:table-cell>
          <table:table-cell office:value-type="float" office:value="1488430000" table:style-name="ce4">
            <text:p>1488430000</text:p>
          </table:table-cell>
          <table:table-cell office:value-type="float" office:value="1" table:style-name="ce4">
            <text:p>1</text:p>
          </table:table-cell>
          <table:table-cell office:value-type="float" office:value="2564990000" table:style-name="ce4">
            <text:p>2564990000</text:p>
          </table:table-cell>
          <table:table-cell office:value-type="float" office:value="8.8832639157772064E-2" table:style-name="ce1">
            <text:p>0,088832639</text:p>
          </table:table-cell>
          <table:table-cell office:value-type="float" office:value="-0.14044380187988281" table:style-name="ce1">
            <text:p>-0,140443802</text:p>
          </table:table-cell>
          <table:table-cell office:value-type="float" office:value="0.7012900710105896" table:style-name="ce1">
            <text:p>0,701290071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75.599998474121094" table:style-name="ce1">
            <text:p>75,59999847</text:p>
          </table:table-cell>
          <table:table-cell office:value-type="float" office:value="49.271999999999998" table:style-name="ce1">
            <text:p>49,272</text:p>
          </table:table-cell>
          <table:table-cell office:value-type="float" office:value="122.80551435651341" table:style-name="ce1">
            <text:p>122,8055144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Bulgaria</text:p>
          </table:table-cell>
          <table:table-cell office:value-type="float" office:value="38.299999999999997" table:style-name="ce4">
            <text:p>38,3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433.10626000000002" table:style-name="ce4">
            <text:p>433,10626</text:p>
          </table:table-cell>
          <table:table-cell office:value-type="float" office:value="25597" table:style-name="ce4">
            <text:p>25597</text:p>
          </table:table-cell>
          <table:table-cell office:value-type="float" office:value="31586" table:style-name="ce4">
            <text:p>31586</text:p>
          </table:table-cell>
          <table:table-cell office:value-type="float" office:value="49" table:style-name="ce4">
            <text:p>49</text:p>
          </table:table-cell>
          <table:table-cell office:value-type="float" office:value="21457.9" table:style-name="ce4">
            <text:p>21457,9</text:p>
          </table:table-cell>
          <table:table-cell office:value-type="float" office:value="13.236744359999999" table:style-name="ce4">
            <text:p>13,23674436</text:p>
          </table:table-cell>
          <table:table-cell office:value-type="float" office:value="698000000" table:style-name="ce6">
            <text:p>6,98E+08</text:p>
          </table:table-cell>
          <table:table-cell office:value-type="float" office:value="6.16" table:style-name="ce4">
            <text:p>6,16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007290000" table:style-name="ce4">
            <text:p>2007290000</text:p>
          </table:table-cell>
          <table:table-cell office:value-type="float" office:value="1" table:style-name="ce4">
            <text:p>1</text:p>
          </table:table-cell>
          <table:table-cell office:value-type="float" office:value="2608880000" table:style-name="ce4">
            <text:p>2608880000</text:p>
          </table:table-cell>
          <table:table-cell office:value-type="float" office:value="9.8009645938873291E-2" table:style-name="ce1">
            <text:p>0,098009646</text:p>
          </table:table-cell>
          <table:table-cell office:value-type="float" office:value="-0.12496056407690048" table:style-name="ce1">
            <text:p>-0,124960564</text:p>
          </table:table-cell>
          <table:table-cell office:value-type="float" office:value="0.65778660774230957" table:style-name="ce1">
            <text:p>0,657786608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6.449996948242202" table:style-name="ce1">
            <text:p>76,44999695</text:p>
          </table:table-cell>
          <table:table-cell office:value-type="float" office:value="51.99" table:style-name="ce1">
            <text:p>51,99</text:p>
          </table:table-cell>
          <table:table-cell office:value-type="float" office:value="129.63442904800365" table:style-name="ce1">
            <text:p>129,634429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Bulgaria</text:p>
          </table:table-cell>
          <table:table-cell office:value-type="float" office:value="38.6" table:style-name="ce4">
            <text:p>38,6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426.65271999999999" table:style-name="ce4">
            <text:p>426,65272</text:p>
          </table:table-cell>
          <table:table-cell office:value-type="float" office:value="29559" table:style-name="ce4">
            <text:p>29559</text:p>
          </table:table-cell>
          <table:table-cell office:value-type="float" office:value="33225" table:style-name="ce4">
            <text:p>33225</text:p>
          </table:table-cell>
          <table:table-cell office:value-type="float" office:value="51" table:style-name="ce4">
            <text:p>51</text:p>
          </table:table-cell>
          <table:table-cell office:value-type="float" office:value="23005.93" table:style-name="ce4">
            <text:p>23005,93</text:p>
          </table:table-cell>
          <table:table-cell office:value-type="float" office:value="12.914643699999999" table:style-name="ce4">
            <text:p>12,9146437</text:p>
          </table:table-cell>
          <table:table-cell office:value-type="float" office:value="1040000000" table:style-name="ce6">
            <text:p>1,04E+09</text:p>
          </table:table-cell>
          <table:table-cell office:value-type="float" office:value="5.21" table:style-name="ce4">
            <text:p>5,21</text:p>
          </table:table-cell>
          <table:table-cell office:value-type="float" office:value="17.2" table:style-name="ce4">
            <text:p>17,2</text:p>
          </table:table-cell>
          <table:table-cell office:value-type="float" office:value="1809860000" table:style-name="ce4">
            <text:p>1809860000</text:p>
          </table:table-cell>
          <table:table-cell office:value-type="float" office:value="1" table:style-name="ce4">
            <text:p>1</text:p>
          </table:table-cell>
          <table:table-cell office:value-type="float" office:value="1612300000" table:style-name="ce4">
            <text:p>1612300000</text:p>
          </table:table-cell>
          <table:table-cell office:value-type="float" office:value="0.11184884607791901" table:style-name="ce1">
            <text:p>0,111848846</text:p>
          </table:table-cell>
          <table:table-cell office:value-type="float" office:value="-0.10584983229637146" table:style-name="ce1">
            <text:p>-0,105849832</text:p>
          </table:table-cell>
          <table:table-cell office:value-type="float" office:value="0.60575270652770996" table:style-name="ce1">
            <text:p>0,605752707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7.3435588476829" table:style-name="ce1">
            <text:p>77,34355885</text:p>
          </table:table-cell>
          <table:table-cell office:value-type="float" office:value="52.433999999999997" table:style-name="ce1">
            <text:p>52,434</text:p>
          </table:table-cell>
          <table:table-cell office:value-type="float" office:value="128.86556527924057" table:style-name="ce1">
            <text:p>128,8655653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Bulgaria</text:p>
          </table:table-cell>
          <table:table-cell office:value-type="float" office:value="38.700000000000003" table:style-name="ce4">
            <text:p>38,7</text:p>
          </table:table-cell>
          <table:table-cell office:value-type="float" office:value="0.49" table:style-name="ce4">
            <text:p>0,49</text:p>
          </table:table-cell>
          <table:table-cell office:value-type="float" office:value="0.48" table:style-name="ce4">
            <text:p>0,48</text:p>
          </table:table-cell>
          <table:table-cell office:value-type="float" office:value="420.42649999999998" table:style-name="ce4">
            <text:p>420,4265</text:p>
          </table:table-cell>
          <table:table-cell office:value-type="float" office:value="37929" table:style-name="ce4">
            <text:p>37929</text:p>
          </table:table-cell>
          <table:table-cell office:value-type="float" office:value="39941" table:style-name="ce4">
            <text:p>39941</text:p>
          </table:table-cell>
          <table:table-cell office:value-type="float" office:value="49" table:style-name="ce4">
            <text:p>49</text:p>
          </table:table-cell>
          <table:table-cell office:value-type="float" office:value="25527.26" table:style-name="ce4">
            <text:p>25527,26</text:p>
          </table:table-cell>
          <table:table-cell office:value-type="float" office:value="12.67994841" table:style-name="ce4">
            <text:p>12,67994841</text:p>
          </table:table-cell>
          <table:table-cell office:value-type="float" office:value="1260000000" table:style-name="ce6">
            <text:p>1,26E+09</text:p>
          </table:table-cell>
          <table:table-cell office:value-type="float" office:value="4.2300000000000004" table:style-name="ce4">
            <text:p>4,23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2221250000" table:style-name="ce4">
            <text:p>2221250000</text:p>
          </table:table-cell>
          <table:table-cell office:value-type="float" office:value="1" table:style-name="ce4">
            <text:p>1</text:p>
          </table:table-cell>
          <table:table-cell office:value-type="float" office:value="2198590000" table:style-name="ce4">
            <text:p>2198590000</text:p>
          </table:table-cell>
          <table:table-cell office:value-type="float" office:value="0.17370347678661346" table:style-name="ce1">
            <text:p>0,173703477</text:p>
          </table:table-cell>
          <table:table-cell office:value-type="float" office:value="-3.7413392215967178E-2" table:style-name="ce1">
            <text:p>-0,037413392</text:p>
          </table:table-cell>
          <table:table-cell office:value-type="float" office:value="0.53080618381500244" table:style-name="ce1">
            <text:p>0,530806184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6.633589462029803" table:style-name="ce1">
            <text:p>76,63358946</text:p>
          </table:table-cell>
          <table:table-cell office:value-type="float" office:value="54.155999999999999" table:style-name="ce1">
            <text:p>54,156</text:p>
          </table:table-cell>
          <table:table-cell office:value-type="float" office:value="125.02996314069375" table:style-name="ce1">
            <text:p>125,0299631</text:p>
          </table:table-cell>
          <table:table-cell table:number-columns-repeated="16359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Croatia</text:p>
          </table:table-cell>
          <table:table-cell table:style-name="ce5"/>
          <table:table-cell office:value-type="float" office:value="0.33" table:style-name="ce4">
            <text:p>0,33</text:p>
          </table:table-cell>
          <table:table-cell office:value-type="float" office:value="0.43" table:style-name="ce4">
            <text:p>0,43</text:p>
          </table:table-cell>
          <table:table-cell office:value-type="float" office:value="467.11" table:style-name="ce4">
            <text:p>467,11</text:p>
          </table:table-cell>
          <table:table-cell office:value-type="float" office:value="21000" table:style-name="ce4">
            <text:p>21000</text:p>
          </table:table-cell>
          <table:table-cell office:value-type="float" office:value="10886.5" table:style-name="ce4">
            <text:p>10886,5</text:p>
          </table:table-cell>
          <table:table-cell office:value-type="float" office:value="53" table:style-name="ce4">
            <text:p>53</text:p>
          </table:table-cell>
          <table:table-cell office:value-type="float" office:value="10669.34" table:style-name="ce4">
            <text:p>10669,34</text:p>
          </table:table-cell>
          <table:table-cell office:value-type="float" office:value="17.34" table:style-name="ce4">
            <text:p>17,34</text:p>
          </table:table-cell>
          <table:table-cell office:value-type="float" office:value="0" table:style-name="ce4">
            <text:p>0</text:p>
          </table:table-cell>
          <table:table-cell office:value-type="float" office:value="16.064" table:style-name="ce4">
            <text:p>16,064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015069997" table:style-name="ce4">
            <text:p>1015069997</text:p>
          </table:table-cell>
          <table:table-cell office:value-type="float" office:value="0" table:style-name="ce4">
            <text:p>0</text:p>
          </table:table-cell>
          <table:table-cell office:value-type="float" office:value="-981083212.20000005" table:style-name="ce4">
            <text:p>-981083212,2</text:p>
          </table:table-cell>
          <table:table-cell office:value-type="float" office:value="0.36339437961578369" table:style-name="ce1">
            <text:p>0,36339438</text:p>
          </table:table-cell>
          <table:table-cell office:value-type="float" office:value="-2.9868535697460175E-2" table:style-name="ce1">
            <text:p>-0,029868536</text:p>
          </table:table-cell>
          <table:table-cell office:value-type="float" office:value="-0.11870168149471283" table:style-name="ce1">
            <text:p>-0,11870168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9.599998474121101" table:style-name="ce1">
            <text:p>59,59999847</text:p>
          </table:table-cell>
          <table:table-cell office:value-type="float" office:value="44.177" table:style-name="ce1">
            <text:p>44,177</text:p>
          </table:table-cell>
          <table:table-cell office:value-type="float" office:value="74.601685470340627" table:style-name="ce1">
            <text:p>74,60168547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Croatia</text:p>
          </table:table-cell>
          <table:table-cell table:style-name="ce5"/>
          <table:table-cell office:value-type="float" office:value="0.34" table:style-name="ce4">
            <text:p>0,34</text:p>
          </table:table-cell>
          <table:table-cell office:value-type="float" office:value="0.43" table:style-name="ce4">
            <text:p>0,43</text:p>
          </table:table-cell>
          <table:table-cell office:value-type="float" office:value="468.83" table:style-name="ce4">
            <text:p>468,83</text:p>
          </table:table-cell>
          <table:table-cell office:value-type="float" office:value="24415" table:style-name="ce4">
            <text:p>24415</text:p>
          </table:table-cell>
          <table:table-cell office:value-type="float" office:value="7488" table:style-name="ce4">
            <text:p>7488</text:p>
          </table:table-cell>
          <table:table-cell office:value-type="float" office:value="53" table:style-name="ce4">
            <text:p>53</text:p>
          </table:table-cell>
          <table:table-cell office:value-type="float" office:value="11652.07" table:style-name="ce4">
            <text:p>11652,07</text:p>
          </table:table-cell>
          <table:table-cell office:value-type="float" office:value="16.96" table:style-name="ce4">
            <text:p>16,96</text:p>
          </table:table-cell>
          <table:table-cell office:value-type="float" office:value="0" table:style-name="ce4">
            <text:p>0</text:p>
          </table:table-cell>
          <table:table-cell office:value-type="float" office:value="15.821999999999999" table:style-name="ce4">
            <text:p>15,822</text:p>
          </table:table-cell>
          <table:table-cell office:value-type="float" office:value="21.1" table:style-name="ce4">
            <text:p>21,1</text:p>
          </table:table-cell>
          <table:table-cell office:value-type="float" office:value="1036758146" table:style-name="ce4">
            <text:p>1036758146</text:p>
          </table:table-cell>
          <table:table-cell office:value-type="float" office:value="0" table:style-name="ce4">
            <text:p>0</text:p>
          </table:table-cell>
          <table:table-cell office:value-type="float" office:value="-1193518727" table:style-name="ce4">
            <text:p>-1193518727</text:p>
          </table:table-cell>
          <table:table-cell office:value-type="float" office:value="0.3459850400686264" table:style-name="ce1">
            <text:p>0,34598504</text:p>
          </table:table-cell>
          <table:table-cell office:value-type="float" office:value="-8.7330732494592667E-2" table:style-name="ce1">
            <text:p>-0,087330732</text:p>
          </table:table-cell>
          <table:table-cell office:value-type="float" office:value="8.7789706885814667E-2" table:style-name="ce1">
            <text:p>0,08778970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9.599998474121101" table:style-name="ce1">
            <text:p>59,59999847</text:p>
          </table:table-cell>
          <table:table-cell office:value-type="float" office:value="43.966000000000001" table:style-name="ce1">
            <text:p>43,966</text:p>
          </table:table-cell>
          <table:table-cell office:value-type="float" office:value="79.440585603458771" table:style-name="ce1">
            <text:p>79,4405856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Croatia</text:p>
          </table:table-cell>
          <table:table-cell table:style-name="ce5"/>
          <table:table-cell office:value-type="float" office:value="0.32" table:style-name="ce4">
            <text:p>0,32</text:p>
          </table:table-cell>
          <table:table-cell office:value-type="float" office:value="0.41" table:style-name="ce4">
            <text:p>0,41</text:p>
          </table:table-cell>
          <table:table-cell office:value-type="float" office:value="470.56" table:style-name="ce4">
            <text:p>470,56</text:p>
          </table:table-cell>
          <table:table-cell office:value-type="float" office:value="20365" table:style-name="ce4">
            <text:p>20365</text:p>
          </table:table-cell>
          <table:table-cell office:value-type="float" office:value="11767" table:style-name="ce4">
            <text:p>11767</text:p>
          </table:table-cell>
          <table:table-cell office:value-type="float" office:value="53" table:style-name="ce4">
            <text:p>53</text:p>
          </table:table-cell>
          <table:table-cell office:value-type="float" office:value="13022.45" table:style-name="ce4">
            <text:p>13022,45</text:p>
          </table:table-cell>
          <table:table-cell office:value-type="float" office:value="17.14" table:style-name="ce4">
            <text:p>17,14</text:p>
          </table:table-cell>
          <table:table-cell office:value-type="float" office:value="0" table:style-name="ce4">
            <text:p>0</text:p>
          </table:table-cell>
          <table:table-cell office:value-type="float" office:value="15.053000000000001" table:style-name="ce4">
            <text:p>15,053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980784304.79999995" table:style-name="ce4">
            <text:p>980784304,8</text:p>
          </table:table-cell>
          <table:table-cell office:value-type="float" office:value="0" table:style-name="ce4">
            <text:p>0</text:p>
          </table:table-cell>
          <table:table-cell office:value-type="float" office:value="-2488612765" table:style-name="ce4">
            <text:p>-2488612765</text:p>
          </table:table-cell>
          <table:table-cell office:value-type="float" office:value="0.32857570052146912" table:style-name="ce1">
            <text:p>0,328575701</text:p>
          </table:table-cell>
          <table:table-cell office:value-type="float" office:value="-0.14479292929172516" table:style-name="ce1">
            <text:p>-0,144792929</text:p>
          </table:table-cell>
          <table:table-cell office:value-type="float" office:value="0.29428109526634216" table:style-name="ce1">
            <text:p>0,29428109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9.42094184218" table:style-name="ce1">
            <text:p>59,42094184</text:p>
          </table:table-cell>
          <table:table-cell office:value-type="float" office:value="43.970999999999997" table:style-name="ce1">
            <text:p>43,971</text:p>
          </table:table-cell>
          <table:table-cell office:value-type="float" office:value="81.16099779602105" table:style-name="ce1">
            <text:p>81,1609978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Croatia</text:p>
          </table:table-cell>
          <table:table-cell table:style-name="ce5"/>
          <table:table-cell office:value-type="float" office:value="0.33" table:style-name="ce4">
            <text:p>0,33</text:p>
          </table:table-cell>
          <table:table-cell office:value-type="float" office:value="0.4" table:style-name="ce4">
            <text:p>0,4</text:p>
          </table:table-cell>
          <table:table-cell office:value-type="float" office:value="472.29" table:style-name="ce4">
            <text:p>472,29</text:p>
          </table:table-cell>
          <table:table-cell office:value-type="float" office:value="18455" table:style-name="ce4">
            <text:p>18455</text:p>
          </table:table-cell>
          <table:table-cell office:value-type="float" office:value="6534" table:style-name="ce4">
            <text:p>6534</text:p>
          </table:table-cell>
          <table:table-cell office:value-type="float" office:value="53" table:style-name="ce4">
            <text:p>53</text:p>
          </table:table-cell>
          <table:table-cell office:value-type="float" office:value="13697.42" table:style-name="ce4">
            <text:p>13697,42</text:p>
          </table:table-cell>
          <table:table-cell office:value-type="float" office:value="15.73" table:style-name="ce4">
            <text:p>15,73</text:p>
          </table:table-cell>
          <table:table-cell office:value-type="float" office:value="0" table:style-name="ce4">
            <text:p>0</text:p>
          </table:table-cell>
          <table:table-cell office:value-type="float" office:value="13.923999999999999" table:style-name="ce4">
            <text:p>13,924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846434012" table:style-name="ce4">
            <text:p>1846434012</text:p>
          </table:table-cell>
          <table:table-cell office:value-type="float" office:value="0" table:style-name="ce4">
            <text:p>0</text:p>
          </table:table-cell>
          <table:table-cell office:value-type="float" office:value="-3645351298" table:style-name="ce4">
            <text:p>-3645351298</text:p>
          </table:table-cell>
          <table:table-cell office:value-type="float" office:value="0.31880113482475281" table:style-name="ce1">
            <text:p>0,318801135</text:p>
          </table:table-cell>
          <table:table-cell office:value-type="float" office:value="-4.5993946492671967E-2" table:style-name="ce1">
            <text:p>-0,045993946</text:p>
          </table:table-cell>
          <table:table-cell office:value-type="float" office:value="0.46621304750442505" table:style-name="ce1">
            <text:p>0,46621304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9.192662209077803" table:style-name="ce1">
            <text:p>59,19266221</text:p>
          </table:table-cell>
          <table:table-cell office:value-type="float" office:value="44.566000000000003" table:style-name="ce1">
            <text:p>44,566</text:p>
          </table:table-cell>
          <table:table-cell office:value-type="float" office:value="81.443251435320818" table:style-name="ce1">
            <text:p>81,44325144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Croatia</text:p>
          </table:table-cell>
          <table:table-cell office:value-type="float" office:value="26.6" table:style-name="ce4">
            <text:p>26,6</text:p>
          </table:table-cell>
          <table:table-cell office:value-type="float" office:value="0.34" table:style-name="ce4">
            <text:p>0,34</text:p>
          </table:table-cell>
          <table:table-cell office:value-type="float" office:value="0.41" table:style-name="ce4">
            <text:p>0,41</text:p>
          </table:table-cell>
          <table:table-cell office:value-type="float" office:value="474.01708000000002" table:style-name="ce4">
            <text:p>474,01708</text:p>
          </table:table-cell>
          <table:table-cell office:value-type="float" office:value="18383" table:style-name="ce4">
            <text:p>18383</text:p>
          </table:table-cell>
          <table:table-cell office:value-type="float" office:value="6812" table:style-name="ce4">
            <text:p>6812</text:p>
          </table:table-cell>
          <table:table-cell office:value-type="float" office:value="58.5" table:style-name="ce4">
            <text:p>58,5</text:p>
          </table:table-cell>
          <table:table-cell office:value-type="float" office:value="14694.69" table:style-name="ce4">
            <text:p>14694,69</text:p>
          </table:table-cell>
          <table:table-cell office:value-type="float" office:value="15.018707839999999" table:style-name="ce4">
            <text:p>15,01870784</text:p>
          </table:table-cell>
          <table:table-cell office:value-type="float" office:value="0" table:style-name="ce4">
            <text:p>0</text:p>
          </table:table-cell>
          <table:table-cell office:value-type="float" office:value="13.664" table:style-name="ce4">
            <text:p>13,664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314179917" table:style-name="ce4">
            <text:p>1314179917</text:p>
          </table:table-cell>
          <table:table-cell office:value-type="float" office:value="0" table:style-name="ce4">
            <text:p>0</text:p>
          </table:table-cell>
          <table:table-cell office:value-type="float" office:value="-3598621897" table:style-name="ce4">
            <text:p>-3598621897</text:p>
          </table:table-cell>
          <table:table-cell office:value-type="float" office:value="0.44430086016654968" table:style-name="ce1">
            <text:p>0,44430086</text:p>
          </table:table-cell>
          <table:table-cell office:value-type="float" office:value="4.1216488927602768E-2" table:style-name="ce1">
            <text:p>0,041216489</text:p>
          </table:table-cell>
          <table:table-cell office:value-type="float" office:value="0.53191602230072021" table:style-name="ce1">
            <text:p>0,531916022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60.163825331584697" table:style-name="ce1">
            <text:p>60,16382533</text:p>
          </table:table-cell>
          <table:table-cell office:value-type="float" office:value="45.686999999999998" table:style-name="ce1">
            <text:p>45,687</text:p>
          </table:table-cell>
          <table:table-cell office:value-type="float" office:value="81.644412660333771" table:style-name="ce1">
            <text:p>81,64441266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Croatia</text:p>
          </table:table-cell>
          <table:table-cell office:value-type="float" office:value="26.5" table:style-name="ce4">
            <text:p>26,5</text:p>
          </table:table-cell>
          <table:table-cell office:value-type="float" office:value="0.36" table:style-name="ce4">
            <text:p>0,36</text:p>
          </table:table-cell>
          <table:table-cell office:value-type="float" office:value="0.42" table:style-name="ce4">
            <text:p>0,42</text:p>
          </table:table-cell>
          <table:table-cell office:value-type="float" office:value="476.64443" table:style-name="ce4">
            <text:p>476,64443</text:p>
          </table:table-cell>
          <table:table-cell office:value-type="float" office:value="14978" table:style-name="ce4">
            <text:p>14978</text:p>
          </table:table-cell>
          <table:table-cell office:value-type="float" office:value="7252" table:style-name="ce4">
            <text:p>7252</text:p>
          </table:table-cell>
          <table:table-cell office:value-type="float" office:value="64" table:style-name="ce4">
            <text:p>64</text:p>
          </table:table-cell>
          <table:table-cell office:value-type="float" office:value="15455.12" table:style-name="ce4">
            <text:p>15455,12</text:p>
          </table:table-cell>
          <table:table-cell office:value-type="float" office:value="14.308189199999999" table:style-name="ce4">
            <text:p>14,3081892</text:p>
          </table:table-cell>
          <table:table-cell office:value-type="float" office:value="0" table:style-name="ce4">
            <text:p>0</text:p>
          </table:table-cell>
          <table:table-cell office:value-type="float" office:value="12.598000000000001" table:style-name="ce4">
            <text:p>12,598</text:p>
          </table:table-cell>
          <table:table-cell office:value-type="float" office:value="17.850000000000001" table:style-name="ce4">
            <text:p>17,85</text:p>
          </table:table-cell>
          <table:table-cell office:value-type="float" office:value="1814728743" table:style-name="ce4">
            <text:p>1814728743</text:p>
          </table:table-cell>
          <table:table-cell office:value-type="float" office:value="0" table:style-name="ce4">
            <text:p>0</text:p>
          </table:table-cell>
          <table:table-cell office:value-type="float" office:value="-4026839893" table:style-name="ce4">
            <text:p>-4026839893</text:p>
          </table:table-cell>
          <table:table-cell office:value-type="float" office:value="0.45562064647674561" table:style-name="ce1">
            <text:p>0,455620646</text:p>
          </table:table-cell>
          <table:table-cell office:value-type="float" office:value="8.3347566425800323E-2" table:style-name="ce1">
            <text:p>0,083347566</text:p>
          </table:table-cell>
          <table:table-cell office:value-type="float" office:value="0.47524955868721008" table:style-name="ce1">
            <text:p>0,475249559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60.835511843633697" table:style-name="ce1">
            <text:p>60,83551184</text:p>
          </table:table-cell>
          <table:table-cell office:value-type="float" office:value="46.024000000000001" table:style-name="ce1">
            <text:p>46,024</text:p>
          </table:table-cell>
          <table:table-cell office:value-type="float" office:value="81.492335571411814" table:style-name="ce1">
            <text:p>81,49233557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Croatia</text:p>
          </table:table-cell>
          <table:table-cell office:value-type="float" office:value="26.6" table:style-name="ce4">
            <text:p>26,6</text:p>
          </table:table-cell>
          <table:table-cell office:value-type="float" office:value="0.36" table:style-name="ce4">
            <text:p>0,36</text:p>
          </table:table-cell>
          <table:table-cell office:value-type="float" office:value="0.41" table:style-name="ce4">
            <text:p>0,41</text:p>
          </table:table-cell>
          <table:table-cell office:value-type="float" office:value="479.27177999999998" table:style-name="ce4">
            <text:p>479,27178</text:p>
          </table:table-cell>
          <table:table-cell office:value-type="float" office:value="14978" table:style-name="ce4">
            <text:p>14978</text:p>
          </table:table-cell>
          <table:table-cell office:value-type="float" office:value="7692" table:style-name="ce4">
            <text:p>7692</text:p>
          </table:table-cell>
          <table:table-cell office:value-type="float" office:value="51" table:style-name="ce4">
            <text:p>51</text:p>
          </table:table-cell>
          <table:table-cell office:value-type="float" office:value="17639" table:style-name="ce4">
            <text:p>17639</text:p>
          </table:table-cell>
          <table:table-cell office:value-type="float" office:value="13.9851881" table:style-name="ce4">
            <text:p>13,9851881</text:p>
          </table:table-cell>
          <table:table-cell office:value-type="float" office:value="0" table:style-name="ce4">
            <text:p>0</text:p>
          </table:table-cell>
          <table:table-cell office:value-type="float" office:value="11.13" table:style-name="ce4">
            <text:p>11,13</text:p>
          </table:table-cell>
          <table:table-cell office:value-type="float" office:value="17.850000000000001" table:style-name="ce4">
            <text:p>17,85</text:p>
          </table:table-cell>
          <table:table-cell office:value-type="float" office:value="3346611893" table:style-name="ce4">
            <text:p>3346611893</text:p>
          </table:table-cell>
          <table:table-cell office:value-type="float" office:value="0" table:style-name="ce4">
            <text:p>0</text:p>
          </table:table-cell>
          <table:table-cell office:value-type="float" office:value="-4228998809" table:style-name="ce4">
            <text:p>-4228998809</text:p>
          </table:table-cell>
          <table:table-cell office:value-type="float" office:value="0.55554044246673584" table:style-name="ce1">
            <text:p>0,555540442</text:p>
          </table:table-cell>
          <table:table-cell office:value-type="float" office:value="-4.8246040940284729E-2" table:style-name="ce1">
            <text:p>-0,048246041</text:p>
          </table:table-cell>
          <table:table-cell office:value-type="float" office:value="0.36519512534141541" table:style-name="ce1">
            <text:p>0,365195125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62.264936518966103" table:style-name="ce1">
            <text:p>62,26493652</text:p>
          </table:table-cell>
          <table:table-cell office:value-type="float" office:value="46.307000000000002" table:style-name="ce1">
            <text:p>46,307</text:p>
          </table:table-cell>
          <table:table-cell office:value-type="float" office:value="83.505879317756325" table:style-name="ce1">
            <text:p>83,50587932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Croatia</text:p>
          </table:table-cell>
          <table:table-cell office:value-type="float" office:value="27" table:style-name="ce4">
            <text:p>27</text:p>
          </table:table-cell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77.52021999999999" table:style-name="ce4">
            <text:p>477,52022</text:p>
          </table:table-cell>
          <table:table-cell office:value-type="float" office:value="14622" table:style-name="ce4">
            <text:p>14622</text:p>
          </table:table-cell>
          <table:table-cell office:value-type="float" office:value="9002" table:style-name="ce4">
            <text:p>9002</text:p>
          </table:table-cell>
          <table:table-cell office:value-type="float" office:value="57" table:style-name="ce4">
            <text:p>57</text:p>
          </table:table-cell>
          <table:table-cell office:value-type="float" office:value="19577.91" table:style-name="ce4">
            <text:p>19577,91</text:p>
          </table:table-cell>
          <table:table-cell office:value-type="float" office:value="13.502299839999999" table:style-name="ce4">
            <text:p>13,50229984</text:p>
          </table:table-cell>
          <table:table-cell office:value-type="float" office:value="0" table:style-name="ce4">
            <text:p>0</text:p>
          </table:table-cell>
          <table:table-cell office:value-type="float" office:value="9.9090000000000007" table:style-name="ce4">
            <text:p>9,909</text:p>
          </table:table-cell>
          <table:table-cell office:value-type="float" office:value="17.850000000000001" table:style-name="ce4">
            <text:p>17,85</text:p>
          </table:table-cell>
          <table:table-cell office:value-type="float" office:value="4645807617" table:style-name="ce4">
            <text:p>4645807617</text:p>
          </table:table-cell>
          <table:table-cell office:value-type="float" office:value="0" table:style-name="ce4">
            <text:p>0</text:p>
          </table:table-cell>
          <table:table-cell office:value-type="float" office:value="-5055607240" table:style-name="ce4">
            <text:p>-5055607240</text:p>
          </table:table-cell>
          <table:table-cell office:value-type="float" office:value="0.45644697546958923" table:style-name="ce1">
            <text:p>0,456446975</text:p>
          </table:table-cell>
          <table:table-cell office:value-type="float" office:value="3.8477756083011627E-2" table:style-name="ce1">
            <text:p>0,038477756</text:p>
          </table:table-cell>
          <table:table-cell office:value-type="float" office:value="0.41139736771583557" table:style-name="ce1">
            <text:p>0,411397368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65.222177794672007" table:style-name="ce1">
            <text:p>65,22217779</text:p>
          </table:table-cell>
          <table:table-cell office:value-type="float" office:value="47.631" table:style-name="ce1">
            <text:p>47,631</text:p>
          </table:table-cell>
          <table:table-cell office:value-type="float" office:value="83.251476723411798" table:style-name="ce1">
            <text:p>83,25147672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Croatia</text:p>
          </table:table-cell>
          <table:table-cell office:value-type="float" office:value="27.7" table:style-name="ce4">
            <text:p>27,7</text:p>
          </table:table-cell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74.01708000000002" table:style-name="ce4">
            <text:p>474,01708</text:p>
          </table:table-cell>
          <table:table-cell office:value-type="float" office:value="16883" table:style-name="ce4">
            <text:p>16883</text:p>
          </table:table-cell>
          <table:table-cell office:value-type="float" office:value="10638" table:style-name="ce4">
            <text:p>10638</text:p>
          </table:table-cell>
          <table:table-cell office:value-type="float" office:value="61" table:style-name="ce4">
            <text:p>61</text:p>
          </table:table-cell>
          <table:table-cell office:value-type="float" office:value="21032.91" table:style-name="ce4">
            <text:p>21032,91</text:p>
          </table:table-cell>
          <table:table-cell office:value-type="float" office:value="13.45119867" table:style-name="ce4">
            <text:p>13,45119867</text:p>
          </table:table-cell>
          <table:table-cell office:value-type="float" office:value="42705000" table:style-name="ce4">
            <text:p>42705000</text:p>
          </table:table-cell>
          <table:table-cell office:value-type="float" office:value="8.5299999999999994" table:style-name="ce4">
            <text:p>8,53</text:p>
          </table:table-cell>
          <table:table-cell office:value-type="float" office:value="17.850000000000001" table:style-name="ce4">
            <text:p>17,85</text:p>
          </table:table-cell>
          <table:table-cell office:value-type="float" office:value="5249620116" table:style-name="ce4">
            <text:p>5249620116</text:p>
          </table:table-cell>
          <table:table-cell office:value-type="float" office:value="0" table:style-name="ce4">
            <text:p>0</text:p>
          </table:table-cell>
          <table:table-cell office:value-type="float" office:value="-7067849449" table:style-name="ce4">
            <text:p>-7067849449</text:p>
          </table:table-cell>
          <table:table-cell office:value-type="float" office:value="0.57274383306503296" table:style-name="ce1">
            <text:p>0,572743833</text:p>
          </table:table-cell>
          <table:table-cell office:value-type="float" office:value="2.5006728246808052E-2" table:style-name="ce1">
            <text:p>0,025006728</text:p>
          </table:table-cell>
          <table:table-cell office:value-type="float" office:value="0.41396355628967285" table:style-name="ce1">
            <text:p>0,413963556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66.286589222074895" table:style-name="ce1">
            <text:p>66,28658922</text:p>
          </table:table-cell>
          <table:table-cell office:value-type="float" office:value="48.552999999999997" table:style-name="ce1">
            <text:p>48,553</text:p>
          </table:table-cell>
          <table:table-cell office:value-type="float" office:value="82.071981453651205" table:style-name="ce1">
            <text:p>82,07198145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Croatia</text:p>
          </table:table-cell>
          <table:table-cell office:value-type="float" office:value="28.4" table:style-name="ce4">
            <text:p>28,4</text:p>
          </table:table-cell>
          <table:table-cell office:value-type="float" office:value="0.36" table:style-name="ce4">
            <text:p>0,36</text:p>
          </table:table-cell>
          <table:table-cell office:value-type="float" office:value="0.41" table:style-name="ce4">
            <text:p>0,41</text:p>
          </table:table-cell>
          <table:table-cell office:value-type="float" office:value="474.01708000000002" table:style-name="ce4">
            <text:p>474,01708</text:p>
          </table:table-cell>
          <table:table-cell office:value-type="float" office:value="13213" table:style-name="ce4">
            <text:p>13213</text:p>
          </table:table-cell>
          <table:table-cell office:value-type="float" office:value="12355" table:style-name="ce4">
            <text:p>12355</text:p>
          </table:table-cell>
          <table:table-cell office:value-type="float" office:value="72" table:style-name="ce4">
            <text:p>72</text:p>
          </table:table-cell>
          <table:table-cell office:value-type="float" office:value="20272.740000000002" table:style-name="ce4">
            <text:p>20272,74</text:p>
          </table:table-cell>
          <table:table-cell office:value-type="float" office:value="14.68114529" table:style-name="ce4">
            <text:p>14,68114529</text:p>
          </table:table-cell>
          <table:table-cell office:value-type="float" office:value="12883747" table:style-name="ce4">
            <text:p>12883747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3069599256" table:style-name="ce4">
            <text:p>3069599256</text:p>
          </table:table-cell>
          <table:table-cell office:value-type="float" office:value="0" table:style-name="ce4">
            <text:p>0</text:p>
          </table:table-cell>
          <table:table-cell office:value-type="float" office:value="-3409457895" table:style-name="ce4">
            <text:p>-3409457895</text:p>
          </table:table-cell>
          <table:table-cell office:value-type="float" office:value="0.58542639017105103" table:style-name="ce1">
            <text:p>0,58542639</text:p>
          </table:table-cell>
          <table:table-cell office:value-type="float" office:value="4.3875947594642639E-2" table:style-name="ce1">
            <text:p>0,043875948</text:p>
          </table:table-cell>
          <table:table-cell office:value-type="float" office:value="0.47227561473846436" table:style-name="ce1">
            <text:p>0,47227561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67.401266813871501" table:style-name="ce1">
            <text:p>67,40126681</text:p>
          </table:table-cell>
          <table:table-cell office:value-type="float" office:value="48.168999999999997" table:style-name="ce1">
            <text:p>48,169</text:p>
          </table:table-cell>
          <table:table-cell office:value-type="float" office:value="69.695243924440291" table:style-name="ce1">
            <text:p>69,69524392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Croatia</text:p>
          </table:table-cell>
          <table:table-cell office:value-type="float" office:value="28.8" table:style-name="ce4">
            <text:p>28,8</text:p>
          </table:table-cell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78.18405000000001" table:style-name="ce4">
            <text:p>478,18405</text:p>
          </table:table-cell>
          <table:table-cell office:value-type="float" office:value="8846" table:style-name="ce4">
            <text:p>8846</text:p>
          </table:table-cell>
          <table:table-cell office:value-type="float" office:value="13017" table:style-name="ce4">
            <text:p>13017</text:p>
          </table:table-cell>
          <table:table-cell office:value-type="float" office:value="77" table:style-name="ce4">
            <text:p>77</text:p>
          </table:table-cell>
          <table:table-cell office:value-type="float" office:value="20088.04" table:style-name="ce4">
            <text:p>20088,04</text:p>
          </table:table-cell>
          <table:table-cell office:value-type="float" office:value="14.960578679999999" table:style-name="ce4">
            <text:p>14,96057868</text:p>
          </table:table-cell>
          <table:table-cell office:value-type="float" office:value="5543126" table:style-name="ce4">
            <text:p>5543126</text:p>
          </table:table-cell>
          <table:table-cell office:value-type="float" office:value="11.62" table:style-name="ce4">
            <text:p>11,62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545050408" table:style-name="ce4">
            <text:p>1545050408</text:p>
          </table:table-cell>
          <table:table-cell office:value-type="float" office:value="0" table:style-name="ce4">
            <text:p>0</text:p>
          </table:table-cell>
          <table:table-cell office:value-type="float" office:value="-1141232643" table:style-name="ce4">
            <text:p>-1141232643</text:p>
          </table:table-cell>
          <table:table-cell office:value-type="float" office:value="0.58143448829650879" table:style-name="ce1">
            <text:p>0,581434488</text:p>
          </table:table-cell>
          <table:table-cell office:value-type="float" office:value="8.0469034612178802E-2" table:style-name="ce1">
            <text:p>0,080469035</text:p>
          </table:table-cell>
          <table:table-cell office:value-type="float" office:value="0.4894832968711853" table:style-name="ce1">
            <text:p>0,489483297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67.942909340641194" table:style-name="ce1">
            <text:p>67,94290934</text:p>
          </table:table-cell>
          <table:table-cell office:value-type="float" office:value="46.43" table:style-name="ce1">
            <text:p>46,43</text:p>
          </table:table-cell>
          <table:table-cell office:value-type="float" office:value="72.638656863431748" table:style-name="ce1">
            <text:p>72,63865686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Croatia</text:p>
          </table:table-cell>
          <table:table-cell office:value-type="float" office:value="29.1" table:style-name="ce4">
            <text:p>29,1</text:p>
          </table:table-cell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78.18405000000001" table:style-name="ce4">
            <text:p>478,18405</text:p>
          </table:table-cell>
          <table:table-cell office:value-type="float" office:value="8534" table:style-name="ce4">
            <text:p>8534</text:p>
          </table:table-cell>
          <table:table-cell office:value-type="float" office:value="12699" table:style-name="ce4">
            <text:p>12699</text:p>
          </table:table-cell>
          <table:table-cell office:value-type="float" office:value="76" table:style-name="ce4">
            <text:p>76</text:p>
          </table:table-cell>
          <table:table-cell office:value-type="float" office:value="21139.97" table:style-name="ce4">
            <text:p>21139,97</text:p>
          </table:table-cell>
          <table:table-cell office:value-type="float" office:value="14.804240419999999" table:style-name="ce4">
            <text:p>14,80424042</text:p>
          </table:table-cell>
          <table:table-cell office:value-type="float" office:value="24327151" table:style-name="ce4">
            <text:p>24327151</text:p>
          </table:table-cell>
          <table:table-cell office:value-type="float" office:value="13.68" table:style-name="ce4">
            <text:p>13,68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248979436" table:style-name="ce4">
            <text:p>1248979436</text:p>
          </table:table-cell>
          <table:table-cell office:value-type="float" office:value="0" table:style-name="ce4">
            <text:p>0</text:p>
          </table:table-cell>
          <table:table-cell office:value-type="float" office:value="-974761970.10000002" table:style-name="ce4">
            <text:p>-974761970,1</text:p>
          </table:table-cell>
          <table:table-cell office:value-type="float" office:value="0.50217521190643311" table:style-name="ce1">
            <text:p>0,502175212</text:p>
          </table:table-cell>
          <table:table-cell office:value-type="float" office:value="0.10939598083496094" table:style-name="ce1">
            <text:p>0,109395981</text:p>
          </table:table-cell>
          <table:table-cell office:value-type="float" office:value="0.44289255142211914" table:style-name="ce1">
            <text:p>0,442892551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.709999084472699" table:style-name="ce1">
            <text:p>70,70999908</text:p>
          </table:table-cell>
          <table:table-cell office:value-type="float" office:value="44.677999999999997" table:style-name="ce1">
            <text:p>44,678</text:p>
          </table:table-cell>
          <table:table-cell office:value-type="float" office:value="77.76573869225507" table:style-name="ce1">
            <text:p>77,76573869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Croatia</text:p>
          </table:table-cell>
          <table:table-cell office:value-type="float" office:value="29.2" table:style-name="ce4">
            <text:p>29,2</text:p>
          </table:table-cell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82.35102999999998" table:style-name="ce4">
            <text:p>482,35103</text:p>
          </table:table-cell>
          <table:table-cell office:value-type="float" office:value="8959" table:style-name="ce4">
            <text:p>8959</text:p>
          </table:table-cell>
          <table:table-cell office:value-type="float" office:value="12877" table:style-name="ce4">
            <text:p>12877</text:p>
          </table:table-cell>
          <table:table-cell office:value-type="float" office:value="81" table:style-name="ce4">
            <text:p>81</text:p>
          </table:table-cell>
          <table:table-cell office:value-type="float" office:value="21509.89" table:style-name="ce4">
            <text:p>21509,89</text:p>
          </table:table-cell>
          <table:table-cell office:value-type="float" office:value="15.080065100000001" table:style-name="ce4">
            <text:p>15,0800651</text:p>
          </table:table-cell>
          <table:table-cell office:value-type="float" office:value="38201816" table:style-name="ce4">
            <text:p>38201816</text:p>
          </table:table-cell>
          <table:table-cell office:value-type="float" office:value="15.93" table:style-name="ce4">
            <text:p>15,93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465100045" table:style-name="ce4">
            <text:p>1465100045</text:p>
          </table:table-cell>
          <table:table-cell office:value-type="float" office:value="0" table:style-name="ce4">
            <text:p>0</text:p>
          </table:table-cell>
          <table:table-cell office:value-type="float" office:value="143883797.59999999" table:style-name="ce4">
            <text:p>143883797,6</text:p>
          </table:table-cell>
          <table:table-cell office:value-type="float" office:value="0.67502820491790771" table:style-name="ce1">
            <text:p>0,675028205</text:p>
          </table:table-cell>
          <table:table-cell office:value-type="float" office:value="0.14507900178432465" table:style-name="ce1">
            <text:p>0,145079002</text:p>
          </table:table-cell>
          <table:table-cell office:value-type="float" office:value="0.3538157045841217" table:style-name="ce1">
            <text:p>0,35381570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1.454355480191893" table:style-name="ce1">
            <text:p>71,45435548</text:p>
          </table:table-cell>
          <table:table-cell office:value-type="float" office:value="43.107999999999997" table:style-name="ce1">
            <text:p>43,108</text:p>
          </table:table-cell>
          <table:table-cell office:value-type="float" office:value="79.00226696471681" table:style-name="ce1">
            <text:p>79,00226696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Croatia</text:p>
          </table:table-cell>
          <table:table-cell office:value-type="float" office:value="29.2" table:style-name="ce4">
            <text:p>29,2</text:p>
          </table:table-cell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78.89125999999999" table:style-name="ce4">
            <text:p>478,89126</text:p>
          </table:table-cell>
          <table:table-cell office:value-type="float" office:value="10378" table:style-name="ce4">
            <text:p>10378</text:p>
          </table:table-cell>
          <table:table-cell office:value-type="float" office:value="15262" table:style-name="ce4">
            <text:p>15262</text:p>
          </table:table-cell>
          <table:table-cell office:value-type="float" office:value="75" table:style-name="ce4">
            <text:p>75</text:p>
          </table:table-cell>
          <table:table-cell office:value-type="float" office:value="22182.46" table:style-name="ce4">
            <text:p>22182,46</text:p>
          </table:table-cell>
          <table:table-cell office:value-type="float" office:value="15.33204546" table:style-name="ce4">
            <text:p>15,33204546</text:p>
          </table:table-cell>
          <table:table-cell office:value-type="float" office:value="77915211" table:style-name="ce4">
            <text:p>77915211</text:p>
          </table:table-cell>
          <table:table-cell office:value-type="float" office:value="17.25" table:style-name="ce4">
            <text:p>17,25</text:p>
          </table:table-cell>
          <table:table-cell office:value-type="float" office:value="18.3" table:style-name="ce4">
            <text:p>18,3</text:p>
          </table:table-cell>
          <table:table-cell office:value-type="float" office:value="959210069.29999995" table:style-name="ce4">
            <text:p>959210069,3</text:p>
          </table:table-cell>
          <table:table-cell office:value-type="float" office:value="1" table:style-name="ce4">
            <text:p>1</text:p>
          </table:table-cell>
          <table:table-cell office:value-type="float" office:value="-1168433991" table:style-name="ce4">
            <text:p>-1168433991</text:p>
          </table:table-cell>
          <table:table-cell office:value-type="float" office:value="0.67536479234695435" table:style-name="ce1">
            <text:p>0,675364792</text:p>
          </table:table-cell>
          <table:table-cell office:value-type="float" office:value="0.17796219885349274" table:style-name="ce1">
            <text:p>0,177962199</text:p>
          </table:table-cell>
          <table:table-cell office:value-type="float" office:value="0.36963298916816711" table:style-name="ce1">
            <text:p>0,369632989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72.737883192518495" table:style-name="ce1">
            <text:p>72,73788319</text:p>
          </table:table-cell>
          <table:table-cell office:value-type="float" office:value="41.985999999999997" table:style-name="ce1">
            <text:p>41,986</text:p>
          </table:table-cell>
          <table:table-cell office:value-type="float" office:value="80.91051737333548" table:style-name="ce1">
            <text:p>80,91051737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Croatia</text:p>
          </table:table-cell>
          <table:table-cell office:value-type="float" office:value="29.2" table:style-name="ce4">
            <text:p>29,2</text:p>
          </table:table-cell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78.89125999999999" table:style-name="ce4">
            <text:p>478,89126</text:p>
          </table:table-cell>
          <table:table-cell office:value-type="float" office:value="10638" table:style-name="ce4">
            <text:p>10638</text:p>
          </table:table-cell>
          <table:table-cell office:value-type="float" office:value="20858" table:style-name="ce4">
            <text:p>20858</text:p>
          </table:table-cell>
          <table:table-cell office:value-type="float" office:value="77" table:style-name="ce4">
            <text:p>77</text:p>
          </table:table-cell>
          <table:table-cell office:value-type="float" office:value="22409.26" table:style-name="ce4">
            <text:p>22409,26</text:p>
          </table:table-cell>
          <table:table-cell office:value-type="float" office:value="15.76530859" table:style-name="ce4">
            <text:p>15,76530859</text:p>
          </table:table-cell>
          <table:table-cell office:value-type="float" office:value="230000000" table:style-name="ce6">
            <text:p>2,30E+08</text:p>
          </table:table-cell>
          <table:table-cell office:value-type="float" office:value="17.29" table:style-name="ce4">
            <text:p>17,29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3180984833" table:style-name="ce4">
            <text:p>3180984833</text:p>
          </table:table-cell>
          <table:table-cell office:value-type="float" office:value="1" table:style-name="ce4">
            <text:p>1</text:p>
          </table:table-cell>
          <table:table-cell office:value-type="float" office:value="-240344695.90000001" table:style-name="ce4">
            <text:p>-240344695,9</text:p>
          </table:table-cell>
          <table:table-cell office:value-type="float" office:value="0.6763349175453186" table:style-name="ce1">
            <text:p>0,676334918</text:p>
          </table:table-cell>
          <table:table-cell office:value-type="float" office:value="0.2182241678237915" table:style-name="ce1">
            <text:p>0,218224168</text:p>
          </table:table-cell>
          <table:table-cell office:value-type="float" office:value="0.27657535672187805" table:style-name="ce1">
            <text:p>0,276575357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73.236734252423503" table:style-name="ce1">
            <text:p>73,23673425</text:p>
          </table:table-cell>
          <table:table-cell office:value-type="float" office:value="43.207999999999998" table:style-name="ce1">
            <text:p>43,208</text:p>
          </table:table-cell>
          <table:table-cell office:value-type="float" office:value="85.209176948003872" table:style-name="ce1">
            <text:p>85,20917695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Croatia</text:p>
          </table:table-cell>
          <table:table-cell office:value-type="float" office:value="29" table:style-name="ce4">
            <text:p>29</text:p>
          </table:table-cell>
          <table:table-cell office:value-type="float" office:value="0.37" table:style-name="ce4">
            <text:p>0,37</text:p>
          </table:table-cell>
          <table:table-cell office:value-type="float" office:value="0.43" table:style-name="ce4">
            <text:p>0,43</text:p>
          </table:table-cell>
          <table:table-cell office:value-type="float" office:value="475.43149" table:style-name="ce4">
            <text:p>475,43149</text:p>
          </table:table-cell>
          <table:table-cell office:value-type="float" office:value="11706" table:style-name="ce4">
            <text:p>11706</text:p>
          </table:table-cell>
          <table:table-cell office:value-type="float" office:value="29651" table:style-name="ce4">
            <text:p>29651</text:p>
          </table:table-cell>
          <table:table-cell office:value-type="float" office:value="77" table:style-name="ce4">
            <text:p>77</text:p>
          </table:table-cell>
          <table:table-cell office:value-type="float" office:value="23391.1" table:style-name="ce4">
            <text:p>23391,1</text:p>
          </table:table-cell>
          <table:table-cell office:value-type="float" office:value="15.84827692" table:style-name="ce4">
            <text:p>15,84827692</text:p>
          </table:table-cell>
          <table:table-cell office:value-type="float" office:value="170000000" table:style-name="ce6">
            <text:p>1,70E+08</text:p>
          </table:table-cell>
          <table:table-cell office:value-type="float" office:value="16.18" table:style-name="ce4">
            <text:p>16,18</text:p>
          </table:table-cell>
          <table:table-cell office:value-type="float" office:value="17.7" table:style-name="ce4">
            <text:p>17,7</text:p>
          </table:table-cell>
          <table:table-cell office:value-type="float" office:value="33194697.02" table:style-name="ce4">
            <text:p>33194697,02</text:p>
          </table:table-cell>
          <table:table-cell office:value-type="float" office:value="1" table:style-name="ce4">
            <text:p>1</text:p>
          </table:table-cell>
          <table:table-cell office:value-type="float" office:value="122786419.5" table:style-name="ce4">
            <text:p>122786419,5</text:p>
          </table:table-cell>
          <table:table-cell office:value-type="float" office:value="0.45735341310501099" table:style-name="ce1">
            <text:p>0,457353413</text:p>
          </table:table-cell>
          <table:table-cell office:value-type="float" office:value="0.12741246819496155" table:style-name="ce1">
            <text:p>0,127412468</text:p>
          </table:table-cell>
          <table:table-cell office:value-type="float" office:value="0.2375626415014267" table:style-name="ce1">
            <text:p>0,237562642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73.931718437400306" table:style-name="ce1">
            <text:p>73,93171844</text:p>
          </table:table-cell>
          <table:table-cell office:value-type="float" office:value="44.133000000000003" table:style-name="ce1">
            <text:p>44,133</text:p>
          </table:table-cell>
          <table:table-cell office:value-type="float" office:value="90.640941098951203" table:style-name="ce1">
            <text:p>90,6409411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Croatia</text:p>
          </table:table-cell>
          <table:table-cell office:value-type="float" office:value="28.9" table:style-name="ce4">
            <text:p>28,9</text:p>
          </table:table-cell>
          <table:table-cell office:value-type="float" office:value="0.37" table:style-name="ce4">
            <text:p>0,37</text:p>
          </table:table-cell>
          <table:table-cell office:value-type="float" office:value="0.41" table:style-name="ce4">
            <text:p>0,41</text:p>
          </table:table-cell>
          <table:table-cell office:value-type="float" office:value="473.64175" table:style-name="ce4">
            <text:p>473,64175</text:p>
          </table:table-cell>
          <table:table-cell office:value-type="float" office:value="13985" table:style-name="ce4">
            <text:p>13985</text:p>
          </table:table-cell>
          <table:table-cell office:value-type="float" office:value="36436" table:style-name="ce4">
            <text:p>36436</text:p>
          </table:table-cell>
          <table:table-cell office:value-type="float" office:value="74" table:style-name="ce4">
            <text:p>74</text:p>
          </table:table-cell>
          <table:table-cell office:value-type="float" office:value="25318.98" table:style-name="ce4">
            <text:p>25318,98</text:p>
          </table:table-cell>
          <table:table-cell office:value-type="float" office:value="15.320189729999999" table:style-name="ce4">
            <text:p>15,32018973</text:p>
          </table:table-cell>
          <table:table-cell office:value-type="float" office:value="364000000" table:style-name="ce6">
            <text:p>3,64E+08</text:p>
          </table:table-cell>
          <table:table-cell office:value-type="float" office:value="13.1" table:style-name="ce4">
            <text:p>13,1</text:p>
          </table:table-cell>
          <table:table-cell office:value-type="float" office:value="16.7" table:style-name="ce4">
            <text:p>16,7</text:p>
          </table:table-cell>
          <table:table-cell office:value-type="float" office:value="437265723.89999998" table:style-name="ce4">
            <text:p>437265723,9</text:p>
          </table:table-cell>
          <table:table-cell office:value-type="float" office:value="1" table:style-name="ce4">
            <text:p>1</text:p>
          </table:table-cell>
          <table:table-cell office:value-type="float" office:value="664272120.89999998" table:style-name="ce4">
            <text:p>664272120,9</text:p>
          </table:table-cell>
          <table:table-cell office:value-type="float" office:value="0.42230826616287231" table:style-name="ce1">
            <text:p>0,422308266</text:p>
          </table:table-cell>
          <table:table-cell office:value-type="float" office:value="0.33985698223114014" table:style-name="ce1">
            <text:p>0,339856982</text:p>
          </table:table-cell>
          <table:table-cell office:value-type="float" office:value="0.23864738643169403" table:style-name="ce1">
            <text:p>0,238647386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73.798194273426503" table:style-name="ce1">
            <text:p>73,79819427</text:p>
          </table:table-cell>
          <table:table-cell office:value-type="float" office:value="44.488" table:style-name="ce1">
            <text:p>44,488</text:p>
          </table:table-cell>
          <table:table-cell office:value-type="float" office:value="92.130789086168861" table:style-name="ce1">
            <text:p>92,13078909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Croatia</text:p>
          </table:table-cell>
          <table:table-cell office:value-type="float" office:value="28.7" table:style-name="ce4">
            <text:p>28,7</text:p>
          </table:table-cell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73.64175" table:style-name="ce4">
            <text:p>473,64175</text:p>
          </table:table-cell>
          <table:table-cell office:value-type="float" office:value="15553" table:style-name="ce4">
            <text:p>15553</text:p>
          </table:table-cell>
          <table:table-cell office:value-type="float" office:value="47352" table:style-name="ce4">
            <text:p>47352</text:p>
          </table:table-cell>
          <table:table-cell office:value-type="float" office:value="74" table:style-name="ce4">
            <text:p>74</text:p>
          </table:table-cell>
          <table:table-cell office:value-type="float" office:value="27267.32" table:style-name="ce4">
            <text:p>27267,32</text:p>
          </table:table-cell>
          <table:table-cell office:value-type="float" office:value="14.893521550000001" table:style-name="ce4">
            <text:p>14,89352155</text:p>
          </table:table-cell>
          <table:table-cell office:value-type="float" office:value="421000000" table:style-name="ce6">
            <text:p>4,21E+08</text:p>
          </table:table-cell>
          <table:table-cell office:value-type="float" office:value="11.21" table:style-name="ce4">
            <text:p>11,21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449635784.19999999" table:style-name="ce4">
            <text:p>449635784,2</text:p>
          </table:table-cell>
          <table:table-cell office:value-type="float" office:value="1" table:style-name="ce4">
            <text:p>1</text:p>
          </table:table-cell>
          <table:table-cell office:value-type="float" office:value="583536668.70000005" table:style-name="ce4">
            <text:p>583536668,7</text:p>
          </table:table-cell>
          <table:table-cell office:value-type="float" office:value="0.5354917049407959" table:style-name="ce1">
            <text:p>0,535491705</text:p>
          </table:table-cell>
          <table:table-cell office:value-type="float" office:value="0.30892258882522583" table:style-name="ce1">
            <text:p>0,308922589</text:p>
          </table:table-cell>
          <table:table-cell office:value-type="float" office:value="0.2994459867477417" table:style-name="ce1">
            <text:p>0,299445987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74.770224051809606" table:style-name="ce1">
            <text:p>74,77022405</text:p>
          </table:table-cell>
          <table:table-cell office:value-type="float" office:value="45.704999999999998" table:style-name="ce1">
            <text:p>45,705</text:p>
          </table:table-cell>
          <table:table-cell office:value-type="float" office:value="97.22133140442044" table:style-name="ce1">
            <text:p>97,2213314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Croatia</text:p>
          </table:table-cell>
          <table:table-cell office:value-type="float" office:value="28.5" table:style-name="ce4">
            <text:p>28,5</text:p>
          </table:table-cell>
          <table:table-cell office:value-type="float" office:value="0.38" table:style-name="ce4">
            <text:p>0,38</text:p>
          </table:table-cell>
          <table:table-cell office:value-type="float" office:value="0.42" table:style-name="ce4">
            <text:p>0,42</text:p>
          </table:table-cell>
          <table:table-cell office:value-type="float" office:value="471.85201000000001" table:style-name="ce4">
            <text:p>471,85201</text:p>
          </table:table-cell>
          <table:table-cell office:value-type="float" office:value="26029" table:style-name="ce4">
            <text:p>26029</text:p>
          </table:table-cell>
          <table:table-cell office:value-type="float" office:value="39515" table:style-name="ce4">
            <text:p>39515</text:p>
          </table:table-cell>
          <table:table-cell office:value-type="float" office:value="68" table:style-name="ce4">
            <text:p>68</text:p>
          </table:table-cell>
          <table:table-cell office:value-type="float" office:value="28980.45" table:style-name="ce4">
            <text:p>28980,45</text:p>
          </table:table-cell>
          <table:table-cell office:value-type="float" office:value="14.73728144" table:style-name="ce4">
            <text:p>14,73728144</text:p>
          </table:table-cell>
          <table:table-cell office:value-type="float" office:value="601000000" table:style-name="ce6">
            <text:p>6,01E+08</text:p>
          </table:table-cell>
          <table:table-cell office:value-type="float" office:value="8.43" table:style-name="ce4">
            <text:p>8,43</text:p>
          </table:table-cell>
          <table:table-cell office:value-type="float" office:value="14.1" table:style-name="ce4">
            <text:p>14,1</text:p>
          </table:table-cell>
          <table:table-cell office:value-type="float" office:value="1312177886" table:style-name="ce4">
            <text:p>1312177886</text:p>
          </table:table-cell>
          <table:table-cell office:value-type="float" office:value="1" table:style-name="ce4">
            <text:p>1</text:p>
          </table:table-cell>
          <table:table-cell office:value-type="float" office:value="-647503221.5" table:style-name="ce4">
            <text:p>-647503221,5</text:p>
          </table:table-cell>
          <table:table-cell office:value-type="float" office:value="0.51393276453018188" table:style-name="ce1">
            <text:p>0,513932765</text:p>
          </table:table-cell>
          <table:table-cell office:value-type="float" office:value="0.3015296459197998" table:style-name="ce1">
            <text:p>0,301529646</text:p>
          </table:table-cell>
          <table:table-cell office:value-type="float" office:value="0.48981836438179016" table:style-name="ce1">
            <text:p>0,489818364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75.929449506966904" table:style-name="ce1">
            <text:p>75,92944951</text:p>
          </table:table-cell>
          <table:table-cell office:value-type="float" office:value="46.744" table:style-name="ce1">
            <text:p>46,744</text:p>
          </table:table-cell>
          <table:table-cell office:value-type="float" office:value="99.067817973970008" table:style-name="ce1">
            <text:p>99,06781797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Croatia</text:p>
          </table:table-cell>
          <table:table-cell office:value-type="float" office:value="28.3" table:style-name="ce4">
            <text:p>28,3</text:p>
          </table:table-cell>
          <table:table-cell office:value-type="float" office:value="0.38" table:style-name="ce4">
            <text:p>0,38</text:p>
          </table:table-cell>
          <table:table-cell office:value-type="float" office:value="0.41" table:style-name="ce4">
            <text:p>0,41</text:p>
          </table:table-cell>
          <table:table-cell office:value-type="float" office:value="472.80461000000003" table:style-name="ce4">
            <text:p>472,80461</text:p>
          </table:table-cell>
          <table:table-cell office:value-type="float" office:value="37726" table:style-name="ce4">
            <text:p>37726</text:p>
          </table:table-cell>
          <table:table-cell office:value-type="float" office:value="40148" table:style-name="ce4">
            <text:p>40148</text:p>
          </table:table-cell>
          <table:table-cell office:value-type="float" office:value="63" table:style-name="ce4">
            <text:p>63</text:p>
          </table:table-cell>
          <table:table-cell office:value-type="float" office:value="32124" table:style-name="ce4">
            <text:p>32124</text:p>
          </table:table-cell>
          <table:table-cell office:value-type="float" office:value="14.585335669999999" table:style-name="ce4">
            <text:p>14,58533567</text:p>
          </table:table-cell>
          <table:table-cell office:value-type="float" office:value="1470000000" table:style-name="ce6">
            <text:p>1,47E+09</text:p>
          </table:table-cell>
          <table:table-cell office:value-type="float" office:value="6.62" table:style-name="ce4">
            <text:p>6,62</text:p>
          </table:table-cell>
          <table:table-cell office:value-type="float" office:value="13.8" table:style-name="ce4">
            <text:p>13,8</text:p>
          </table:table-cell>
          <table:table-cell office:value-type="float" office:value="3939470165" table:style-name="ce4">
            <text:p>3939470165</text:p>
          </table:table-cell>
          <table:table-cell office:value-type="float" office:value="1" table:style-name="ce4">
            <text:p>1</text:p>
          </table:table-cell>
          <table:table-cell office:value-type="float" office:value="-289100767.39999998" table:style-name="ce4">
            <text:p>-289100767,4</text:p>
          </table:table-cell>
          <table:table-cell office:value-type="float" office:value="0.45678535103797913" table:style-name="ce1">
            <text:p>0,456785351</text:p>
          </table:table-cell>
          <table:table-cell office:value-type="float" office:value="0.3482685387134552" table:style-name="ce1">
            <text:p>0,348268539</text:p>
          </table:table-cell>
          <table:table-cell office:value-type="float" office:value="0.55251765251159668" table:style-name="ce1">
            <text:p>0,552517653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76.743211006264701" table:style-name="ce1">
            <text:p>76,74321101</text:p>
          </table:table-cell>
          <table:table-cell office:value-type="float" office:value="47.627000000000002" table:style-name="ce1">
            <text:p>47,627</text:p>
          </table:table-cell>
          <table:table-cell office:value-type="float" office:value="101.38201333032781" table:style-name="ce1">
            <text:p>101,3820133</text:p>
          </table:table-cell>
          <table:table-cell table:number-columns-repeated="16359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2" table:style-name="ce4">
            <text:p>0,22</text:p>
          </table:table-cell>
          <table:table-cell office:value-type="float" office:value="0.18" table:style-name="ce4">
            <text:p>0,18</text:p>
          </table:table-cell>
          <table:table-cell office:value-type="float" office:value="467.84" table:style-name="ce4">
            <text:p>467,84</text:p>
          </table:table-cell>
          <table:table-cell table:number-columns-repeated="3" table:style-name="ce5"/>
          <table:table-cell office:value-type="float" office:value="16237.54" table:style-name="ce4">
            <text:p>16237,54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4" table:style-name="ce4">
            <text:p>0,24</text:p>
          </table:table-cell>
          <table:table-cell office:value-type="float" office:value="0.18" table:style-name="ce4">
            <text:p>0,18</text:p>
          </table:table-cell>
          <table:table-cell office:value-type="float" office:value="472.5" table:style-name="ce4">
            <text:p>472,5</text:p>
          </table:table-cell>
          <table:table-cell table:number-columns-repeated="3" table:style-name="ce5"/>
          <table:table-cell office:value-type="float" office:value="17626.259999999998" table:style-name="ce4">
            <text:p>17626,26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2.27" table:style-name="ce4">
            <text:p>2,27</text:p>
          </table:table-cell>
          <table:table-cell table:number-columns-repeated="2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22" table:style-name="ce4">
            <text:p>0,22</text:p>
          </table:table-cell>
          <table:table-cell office:value-type="float" office:value="474.85" table:style-name="ce4">
            <text:p>474,85</text:p>
          </table:table-cell>
          <table:table-cell table:number-columns-repeated="3" table:style-name="ce5"/>
          <table:table-cell office:value-type="float" office:value="18252.57" table:style-name="ce4">
            <text:p>18252,57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2.6" table:style-name="ce4">
            <text:p>2,6</text:p>
          </table:table-cell>
          <table:table-cell table:number-columns-repeated="2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5" table:style-name="ce4">
            <text:p>0,25</text:p>
          </table:table-cell>
          <table:table-cell office:value-type="float" office:value="0.27" table:style-name="ce4">
            <text:p>0,27</text:p>
          </table:table-cell>
          <table:table-cell office:value-type="float" office:value="477.2" table:style-name="ce4">
            <text:p>477,2</text:p>
          </table:table-cell>
          <table:table-cell table:style-name="ce5"/>
          <table:table-cell office:value-type="float" office:value="7416" table:style-name="ce4">
            <text:p>7416</text:p>
          </table:table-cell>
          <table:table-cell table:style-name="ce5"/>
          <table:table-cell office:value-type="float" office:value="19539.150000000001" table:style-name="ce4">
            <text:p>19539,15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4.3490000000000002" table:style-name="ce4">
            <text:p>4,349</text:p>
          </table:table-cell>
          <table:table-cell table:style-name="ce5"/>
          <table:table-cell office:value-type="float" office:value="654278424.70000005" table:style-name="ce4">
            <text:p>654278424,7</text:p>
          </table:table-cell>
          <table:table-cell office:value-type="float" office:value="0" table:style-name="ce4">
            <text:p>0</text:p>
          </table:table-cell>
          <table:table-cell office:value-type="float" office:value="495633190.39999998" table:style-name="ce4">
            <text:p>495633190,4</text:p>
          </table:table-cell>
          <table:table-cell table:number-columns-repeated="16367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4" table:style-name="ce4">
            <text:p>0,24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79.57" table:style-name="ce4">
            <text:p>479,57</text:p>
          </table:table-cell>
          <table:table-cell table:style-name="ce5"/>
          <table:table-cell office:value-type="float" office:value="264" table:style-name="ce4">
            <text:p>264</text:p>
          </table:table-cell>
          <table:table-cell table:style-name="ce5"/>
          <table:table-cell office:value-type="float" office:value="20932.669999999998" table:style-name="ce4">
            <text:p>20932,67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4.2839999999999998" table:style-name="ce4">
            <text:p>4,284</text:p>
          </table:table-cell>
          <table:table-cell table:style-name="ce5"/>
          <table:table-cell office:value-type="float" office:value="878231739.70000005" table:style-name="ce4">
            <text:p>878231739,7</text:p>
          </table:table-cell>
          <table:table-cell office:value-type="float" office:value="0" table:style-name="ce4">
            <text:p>0</text:p>
          </table:table-cell>
          <table:table-cell office:value-type="float" office:value="-925738684" table:style-name="ce4">
            <text:p>-925738684</text:p>
          </table:table-cell>
          <table:table-cell table:number-columns-repeated="16367" table:style-name="ce1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7" table:style-name="ce4">
            <text:p>0,27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81.94" table:style-name="ce4">
            <text:p>481,94</text:p>
          </table:table-cell>
          <table:table-cell office:value-type="float" office:value="10540" table:style-name="ce4">
            <text:p>10540</text:p>
          </table:table-cell>
          <table:table-cell office:value-type="float" office:value="540" table:style-name="ce4">
            <text:p>540</text:p>
          </table:table-cell>
          <table:table-cell office:value-type="float" office:value="40" table:style-name="ce4">
            <text:p>40</text:p>
          </table:table-cell>
          <table:table-cell office:value-type="float" office:value="22095.39" table:style-name="ce4">
            <text:p>22095,39</text:p>
          </table:table-cell>
          <table:table-cell office:value-type="float" office:value="13.147479239999999" table:style-name="ce4">
            <text:p>13,14747924</text:p>
          </table:table-cell>
          <table:table-cell office:value-type="float" office:value="0" table:style-name="ce4">
            <text:p>0</text:p>
          </table:table-cell>
          <table:table-cell office:value-type="float" office:value="4.0830000000000002" table:style-name="ce4">
            <text:p>4,083</text:p>
          </table:table-cell>
          <table:table-cell office:value-type="float" office:value="7.4" table:style-name="ce4">
            <text:p>7,4</text:p>
          </table:table-cell>
          <table:table-cell office:value-type="float" office:value="2567564642" table:style-name="ce4">
            <text:p>2567564642</text:p>
          </table:table-cell>
          <table:table-cell office:value-type="float" office:value="0" table:style-name="ce4">
            <text:p>0</text:p>
          </table:table-cell>
          <table:table-cell office:value-type="float" office:value="-1841750040" table:style-name="ce4">
            <text:p>-1841750040</text:p>
          </table:table-cell>
          <table:table-cell table:number-columns-repeated="16367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8999999999999998" table:style-name="ce4">
            <text:p>0,29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84.34" table:style-name="ce4">
            <text:p>484,34</text:p>
          </table:table-cell>
          <table:table-cell office:value-type="float" office:value="10857" table:style-name="ce4">
            <text:p>10857</text:p>
          </table:table-cell>
          <table:table-cell office:value-type="float" office:value="728" table:style-name="ce4">
            <text:p>728</text:p>
          </table:table-cell>
          <table:table-cell office:value-type="float" office:value="40" table:style-name="ce4">
            <text:p>40</text:p>
          </table:table-cell>
          <table:table-cell office:value-type="float" office:value="23923.55" table:style-name="ce4">
            <text:p>23923,55</text:p>
          </table:table-cell>
          <table:table-cell office:value-type="float" office:value="12.154565659999999" table:style-name="ce4">
            <text:p>12,15456566</text:p>
          </table:table-cell>
          <table:table-cell office:value-type="float" office:value="0" table:style-name="ce4">
            <text:p>0</text:p>
          </table:table-cell>
          <table:table-cell office:value-type="float" office:value="3.8519999999999999" table:style-name="ce4">
            <text:p>3,852</text:p>
          </table:table-cell>
          <table:table-cell office:value-type="float" office:value="8.5" table:style-name="ce4">
            <text:p>8,5</text:p>
          </table:table-cell>
          <table:table-cell office:value-type="float" office:value="1435279128" table:style-name="ce4">
            <text:p>1435279128</text:p>
          </table:table-cell>
          <table:table-cell office:value-type="float" office:value="0" table:style-name="ce4">
            <text:p>0</text:p>
          </table:table-cell>
          <table:table-cell office:value-type="float" office:value="-3789213045" table:style-name="ce4">
            <text:p>-3789213045</text:p>
          </table:table-cell>
          <table:table-cell table:number-columns-repeated="16367" table:style-name="ce1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27" table:style-name="ce4">
            <text:p>0,27</text:p>
          </table:table-cell>
          <table:table-cell office:value-type="float" office:value="486.74" table:style-name="ce4">
            <text:p>486,74</text:p>
          </table:table-cell>
          <table:table-cell office:value-type="float" office:value="12880" table:style-name="ce4">
            <text:p>12880</text:p>
          </table:table-cell>
          <table:table-cell office:value-type="float" office:value="804" table:style-name="ce4">
            <text:p>804</text:p>
          </table:table-cell>
          <table:table-cell office:value-type="float" office:value="40" table:style-name="ce4">
            <text:p>40</text:p>
          </table:table-cell>
          <table:table-cell office:value-type="float" office:value="26288.35" table:style-name="ce4">
            <text:p>26288,35</text:p>
          </table:table-cell>
          <table:table-cell office:value-type="float" office:value="13.86431621" table:style-name="ce4">
            <text:p>13,86431621</text:p>
          </table:table-cell>
          <table:table-cell office:value-type="float" office:value="0" table:style-name="ce4">
            <text:p>0</text:p>
          </table:table-cell>
          <table:table-cell office:value-type="float" office:value="4.6740000000000004" table:style-name="ce4">
            <text:p>4,674</text:p>
          </table:table-cell>
          <table:table-cell office:value-type="float" office:value="8.3532890000000002" table:style-name="ce4">
            <text:p>8,353289</text:p>
          </table:table-cell>
          <table:table-cell office:value-type="float" office:value="1286492873" table:style-name="ce4">
            <text:p>1286492873</text:p>
          </table:table-cell>
          <table:table-cell office:value-type="float" office:value="0" table:style-name="ce4">
            <text:p>0</text:p>
          </table:table-cell>
          <table:table-cell office:value-type="float" office:value="-3195715989" table:style-name="ce4">
            <text:p>-3195715989</text:p>
          </table:table-cell>
          <table:table-cell table:number-columns-repeated="16367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88.35" table:style-name="ce4">
            <text:p>488,35</text:p>
          </table:table-cell>
          <table:table-cell office:value-type="float" office:value="7354.8" table:style-name="ce4">
            <text:p>7354,8</text:p>
          </table:table-cell>
          <table:table-cell office:value-type="float" office:value="932" table:style-name="ce4">
            <text:p>932</text:p>
          </table:table-cell>
          <table:table-cell office:value-type="float" office:value="40" table:style-name="ce4">
            <text:p>40</text:p>
          </table:table-cell>
          <table:table-cell office:value-type="float" office:value="27974.49" table:style-name="ce4">
            <text:p>27974,49</text:p>
          </table:table-cell>
          <table:table-cell office:value-type="float" office:value="13.93418602" table:style-name="ce4">
            <text:p>13,93418602</text:p>
          </table:table-cell>
          <table:table-cell office:value-type="float" office:value="0" table:style-name="ce4">
            <text:p>0</text:p>
          </table:table-cell>
          <table:table-cell office:value-type="float" office:value="6.4550000000000001" table:style-name="ce4">
            <text:p>6,455</text:p>
          </table:table-cell>
          <table:table-cell office:value-type="float" office:value="8.2065769999999993" table:style-name="ce4">
            <text:p>8,206577</text:p>
          </table:table-cell>
          <table:table-cell office:value-type="float" office:value="3700169388" table:style-name="ce4">
            <text:p>3700169388</text:p>
          </table:table-cell>
          <table:table-cell office:value-type="float" office:value="0" table:style-name="ce4">
            <text:p>0</text:p>
          </table:table-cell>
          <table:table-cell office:value-type="float" office:value="-731364635.79999995" table:style-name="ce4">
            <text:p>-731364635,8</text:p>
          </table:table-cell>
          <table:table-cell table:number-columns-repeated="16367" table:style-name="ce1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8999999999999998" table:style-name="ce4">
            <text:p>0,29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89.96" table:style-name="ce4">
            <text:p>489,96</text:p>
          </table:table-cell>
          <table:table-cell office:value-type="float" office:value="6810" table:style-name="ce4">
            <text:p>6810</text:p>
          </table:table-cell>
          <table:table-cell office:value-type="float" office:value="1136" table:style-name="ce4">
            <text:p>1136</text:p>
          </table:table-cell>
          <table:table-cell office:value-type="float" office:value="39" table:style-name="ce4">
            <text:p>39</text:p>
          </table:table-cell>
          <table:table-cell office:value-type="float" office:value="27760.69" table:style-name="ce4">
            <text:p>27760,69</text:p>
          </table:table-cell>
          <table:table-cell office:value-type="float" office:value="14.37476448" table:style-name="ce4">
            <text:p>14,37476448</text:p>
          </table:table-cell>
          <table:table-cell office:value-type="float" office:value="0" table:style-name="ce4">
            <text:p>0</text:p>
          </table:table-cell>
          <table:table-cell office:value-type="float" office:value="8.702" table:style-name="ce4">
            <text:p>8,702</text:p>
          </table:table-cell>
          <table:table-cell office:value-type="float" office:value="8.0598659999999995" table:style-name="ce4">
            <text:p>8,059866</text:p>
          </table:table-cell>
          <table:table-cell office:value-type="float" office:value="6312596676" table:style-name="ce4">
            <text:p>6312596676</text:p>
          </table:table-cell>
          <table:table-cell office:value-type="float" office:value="0" table:style-name="ce4">
            <text:p>0</text:p>
          </table:table-cell>
          <table:table-cell office:value-type="float" office:value="-703620723.20000005" table:style-name="ce4">
            <text:p>-703620723,2</text:p>
          </table:table-cell>
          <table:table-cell table:number-columns-repeated="16367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91.57702999999998" table:style-name="ce4">
            <text:p>491,57703</text:p>
          </table:table-cell>
          <table:table-cell office:value-type="float" office:value="4227" table:style-name="ce4">
            <text:p>4227</text:p>
          </table:table-cell>
          <table:table-cell office:value-type="float" office:value="1263" table:style-name="ce4">
            <text:p>1263</text:p>
          </table:table-cell>
          <table:table-cell office:value-type="float" office:value="31" table:style-name="ce4">
            <text:p>31</text:p>
          </table:table-cell>
          <table:table-cell office:value-type="float" office:value="27877.14" table:style-name="ce4">
            <text:p>27877,14</text:p>
          </table:table-cell>
          <table:table-cell office:value-type="float" office:value="14.45537401" table:style-name="ce4">
            <text:p>14,45537401</text:p>
          </table:table-cell>
          <table:table-cell office:value-type="float" office:value="0" table:style-name="ce4">
            <text:p>0</text:p>
          </table:table-cell>
          <table:table-cell office:value-type="float" office:value="8.7639999999999993" table:style-name="ce4">
            <text:p>8,764</text:p>
          </table:table-cell>
          <table:table-cell office:value-type="float" office:value="7.9131539999999996" table:style-name="ce4">
            <text:p>7,913154</text:p>
          </table:table-cell>
          <table:table-cell office:value-type="float" office:value="4987079129" table:style-name="ce4">
            <text:p>4987079129</text:p>
          </table:table-cell>
          <table:table-cell office:value-type="float" office:value="0" table:style-name="ce4">
            <text:p>0</text:p>
          </table:table-cell>
          <table:table-cell office:value-type="float" office:value="-1691999205" table:style-name="ce4">
            <text:p>-1691999205</text:p>
          </table:table-cell>
          <table:table-cell office:value-type="float" office:value="0.58745914697647095" table:style-name="ce1">
            <text:p>0,587459147</text:p>
          </table:table-cell>
          <table:table-cell office:value-type="float" office:value="0.60711628198623657" table:style-name="ce1">
            <text:p>0,607116282</text:p>
          </table:table-cell>
          <table:table-cell office:value-type="float" office:value="0.74366581439971924" table:style-name="ce1">
            <text:p>0,74366581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78.478308353651499" table:style-name="ce1">
            <text:p>78,47830835</text:p>
          </table:table-cell>
          <table:table-cell office:value-type="float" office:value="55.12" table:style-name="ce1">
            <text:p>55,12</text:p>
          </table:table-cell>
          <table:table-cell office:value-type="float" office:value="97.498395632787421" table:style-name="ce1">
            <text:p>97,49839563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97.0378" table:style-name="ce4">
            <text:p>497,0378</text:p>
          </table:table-cell>
          <table:table-cell office:value-type="float" office:value="12918" table:style-name="ce4">
            <text:p>12918</text:p>
          </table:table-cell>
          <table:table-cell office:value-type="float" office:value="21469" table:style-name="ce4">
            <text:p>21469</text:p>
          </table:table-cell>
          <table:table-cell office:value-type="float" office:value="37" table:style-name="ce4">
            <text:p>37</text:p>
          </table:table-cell>
          <table:table-cell office:value-type="float" office:value="29001.37" table:style-name="ce4">
            <text:p>29001,37</text:p>
          </table:table-cell>
          <table:table-cell office:value-type="float" office:value="14.43" table:style-name="ce4">
            <text:p>14,43</text:p>
          </table:table-cell>
          <table:table-cell office:value-type="float" office:value="10119521" table:style-name="ce4">
            <text:p>10119521</text:p>
          </table:table-cell>
          <table:table-cell office:value-type="float" office:value="8.1280000000000001" table:style-name="ce4">
            <text:p>8,128</text:p>
          </table:table-cell>
          <table:table-cell office:value-type="float" office:value="8.7992299999999997" table:style-name="ce4">
            <text:p>8,79923</text:p>
          </table:table-cell>
          <table:table-cell office:value-type="float" office:value="5640707236" table:style-name="ce4">
            <text:p>5640707236</text:p>
          </table:table-cell>
          <table:table-cell office:value-type="float" office:value="0" table:style-name="ce4">
            <text:p>0</text:p>
          </table:table-cell>
          <table:table-cell office:value-type="float" office:value="-1553701214" table:style-name="ce4">
            <text:p>-1553701214</text:p>
          </table:table-cell>
          <table:table-cell office:value-type="float" office:value="0.75472822785377502" table:style-name="ce1">
            <text:p>0,754728228</text:p>
          </table:table-cell>
          <table:table-cell office:value-type="float" office:value="0.73347070813179016" table:style-name="ce1">
            <text:p>0,733470708</text:p>
          </table:table-cell>
          <table:table-cell office:value-type="float" office:value="0.92814189195632935" table:style-name="ce1">
            <text:p>0,92814189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79.236766999330101" table:style-name="ce1">
            <text:p>79,236767</text:p>
          </table:table-cell>
          <table:table-cell office:value-type="float" office:value="55.133000000000003" table:style-name="ce1">
            <text:p>55,133</text:p>
          </table:table-cell>
          <table:table-cell office:value-type="float" office:value="98.536873730018897" table:style-name="ce1">
            <text:p>98,53687373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7" table:style-name="ce4">
            <text:p>0,27</text:p>
          </table:table-cell>
          <table:table-cell office:value-type="float" office:value="0.27" table:style-name="ce4">
            <text:p>0,27</text:p>
          </table:table-cell>
          <table:table-cell office:value-type="float" office:value="497.0378" table:style-name="ce4">
            <text:p>497,0378</text:p>
          </table:table-cell>
          <table:table-cell office:value-type="float" office:value="44679" table:style-name="ce4">
            <text:p>44679</text:p>
          </table:table-cell>
          <table:table-cell office:value-type="float" office:value="32389" table:style-name="ce4">
            <text:p>32389</text:p>
          </table:table-cell>
          <table:table-cell office:value-type="float" office:value="40" table:style-name="ce4">
            <text:p>40</text:p>
          </table:table-cell>
          <table:table-cell office:value-type="float" office:value="29254.73" table:style-name="ce4">
            <text:p>29254,73</text:p>
          </table:table-cell>
          <table:table-cell office:value-type="float" office:value="14.97" table:style-name="ce4">
            <text:p>14,97</text:p>
          </table:table-cell>
          <table:table-cell office:value-type="float" office:value="27283849" table:style-name="ce4">
            <text:p>27283849</text:p>
          </table:table-cell>
          <table:table-cell office:value-type="float" office:value="7.2809999999999997" table:style-name="ce4">
            <text:p>7,281</text:p>
          </table:table-cell>
          <table:table-cell office:value-type="float" office:value="9.2151899999999998" table:style-name="ce4">
            <text:p>9,21519</text:p>
          </table:table-cell>
          <table:table-cell office:value-type="float" office:value="8496609036" table:style-name="ce4">
            <text:p>8496609036</text:p>
          </table:table-cell>
          <table:table-cell office:value-type="float" office:value="0" table:style-name="ce4">
            <text:p>0</text:p>
          </table:table-cell>
          <table:table-cell office:value-type="float" office:value="-1596691456" table:style-name="ce4">
            <text:p>-1596691456</text:p>
          </table:table-cell>
          <table:table-cell office:value-type="float" office:value="0.9219973087310791" table:style-name="ce1">
            <text:p>0,921997309</text:p>
          </table:table-cell>
          <table:table-cell office:value-type="float" office:value="0.85982513427734375" table:style-name="ce1">
            <text:p>0,859825134</text:p>
          </table:table-cell>
          <table:table-cell office:value-type="float" office:value="1.1126179695129395" table:style-name="ce1">
            <text:p>1,1126179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0.485414270850796" table:style-name="ce1">
            <text:p>80,48541427</text:p>
          </table:table-cell>
          <table:table-cell office:value-type="float" office:value="55.459000000000003" table:style-name="ce1">
            <text:p>55,459</text:p>
          </table:table-cell>
          <table:table-cell office:value-type="float" office:value="90.879271545658185" table:style-name="ce1">
            <text:p>90,87927155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Czechia</text:p>
          </table:table-cell>
          <table:table-cell table:style-name="ce5"/>
          <table:table-cell office:value-type="float" office:value="0.27" table:style-name="ce4">
            <text:p>0,27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502.49860000000001" table:style-name="ce4">
            <text:p>502,4986</text:p>
          </table:table-cell>
          <table:table-cell office:value-type="float" office:value="60015" table:style-name="ce4">
            <text:p>60015</text:p>
          </table:table-cell>
          <table:table-cell office:value-type="float" office:value="34226" table:style-name="ce4">
            <text:p>34226</text:p>
          </table:table-cell>
          <table:table-cell office:value-type="float" office:value="39" table:style-name="ce4">
            <text:p>39</text:p>
          </table:table-cell>
          <table:table-cell office:value-type="float" office:value="30818.11" table:style-name="ce4">
            <text:p>30818,11</text:p>
          </table:table-cell>
          <table:table-cell office:value-type="float" office:value="14.86" table:style-name="ce4">
            <text:p>14,86</text:p>
          </table:table-cell>
          <table:table-cell office:value-type="float" office:value="52636783" table:style-name="ce4">
            <text:p>52636783</text:p>
          </table:table-cell>
          <table:table-cell office:value-type="float" office:value="7.7770000000000001" table:style-name="ce4">
            <text:p>7,777</text:p>
          </table:table-cell>
          <table:table-cell office:value-type="float" office:value="10" table:style-name="ce4">
            <text:p>10</text:p>
          </table:table-cell>
          <table:table-cell office:value-type="float" office:value="2021275746" table:style-name="ce4">
            <text:p>2021275746</text:p>
          </table:table-cell>
          <table:table-cell office:value-type="float" office:value="0" table:style-name="ce4">
            <text:p>0</text:p>
          </table:table-cell>
          <table:table-cell office:value-type="float" office:value="-2049320860" table:style-name="ce4">
            <text:p>-2049320860</text:p>
          </table:table-cell>
          <table:table-cell office:value-type="float" office:value="0.85417634248733521" table:style-name="ce1">
            <text:p>0,854176342</text:p>
          </table:table-cell>
          <table:table-cell office:value-type="float" office:value="0.87370979785919189" table:style-name="ce1">
            <text:p>0,873709798</text:p>
          </table:table-cell>
          <table:table-cell office:value-type="float" office:value="1.1368143558502197" table:style-name="ce1">
            <text:p>1,136814356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1.734061542371492" table:style-name="ce1">
            <text:p>81,73406154</text:p>
          </table:table-cell>
          <table:table-cell office:value-type="float" office:value="54.871000000000002" table:style-name="ce1">
            <text:p>54,871</text:p>
          </table:table-cell>
          <table:table-cell office:value-type="float" office:value="94.646860066560848" table:style-name="ce1">
            <text:p>94,64686007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Czechia</text:p>
          </table:table-cell>
          <table:table-cell office:value-type="float" office:value="25.7" table:style-name="ce4">
            <text:p>25,7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502.15519999999998" table:style-name="ce4">
            <text:p>502,1552</text:p>
          </table:table-cell>
          <table:table-cell office:value-type="float" office:value="53453" table:style-name="ce4">
            <text:p>53453</text:p>
          </table:table-cell>
          <table:table-cell office:value-type="float" office:value="34818" table:style-name="ce4">
            <text:p>34818</text:p>
          </table:table-cell>
          <table:table-cell office:value-type="float" office:value="34" table:style-name="ce4">
            <text:p>34</text:p>
          </table:table-cell>
          <table:table-cell office:value-type="float" office:value="32502.48" table:style-name="ce4">
            <text:p>32502,48</text:p>
          </table:table-cell>
          <table:table-cell office:value-type="float" office:value="14.306540610000001" table:style-name="ce4">
            <text:p>14,30654061</text:p>
          </table:table-cell>
          <table:table-cell office:value-type="float" office:value="228000000" table:style-name="ce6">
            <text:p>2,28E+08</text:p>
          </table:table-cell>
          <table:table-cell office:value-type="float" office:value="8.298" table:style-name="ce4">
            <text:p>8,298</text:p>
          </table:table-cell>
          <table:table-cell office:value-type="float" office:value="10.5" table:style-name="ce4">
            <text:p>10,5</text:p>
          </table:table-cell>
          <table:table-cell office:value-type="float" office:value="6423465151" table:style-name="ce4">
            <text:p>6423465151</text:p>
          </table:table-cell>
          <table:table-cell office:value-type="float" office:value="1" table:style-name="ce4">
            <text:p>1</text:p>
          </table:table-cell>
          <table:table-cell office:value-type="float" office:value="528273873.39999998" table:style-name="ce4">
            <text:p>528273873,4</text:p>
          </table:table-cell>
          <table:table-cell office:value-type="float" office:value="0.86450755596160889" table:style-name="ce1">
            <text:p>0,864507556</text:p>
          </table:table-cell>
          <table:table-cell office:value-type="float" office:value="0.75833076238632202" table:style-name="ce1">
            <text:p>0,758330762</text:p>
          </table:table-cell>
          <table:table-cell office:value-type="float" office:value="0.99959099292755127" table:style-name="ce1">
            <text:p>0,99959099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2.982708813892188" table:style-name="ce1">
            <text:p>82,98270881</text:p>
          </table:table-cell>
          <table:table-cell office:value-type="float" office:value="54.314" table:style-name="ce1">
            <text:p>54,314</text:p>
          </table:table-cell>
          <table:table-cell office:value-type="float" office:value="113.17397597041496" table:style-name="ce1">
            <text:p>113,173976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Czechia</text:p>
          </table:table-cell>
          <table:table-cell office:value-type="float" office:value="25.7" table:style-name="ce4">
            <text:p>25,7</text:p>
          </table:table-cell>
          <table:table-cell office:value-type="float" office:value="0.27" table:style-name="ce4">
            <text:p>0,27</text:p>
          </table:table-cell>
          <table:table-cell office:value-type="float" office:value="0.27" table:style-name="ce4">
            <text:p>0,27</text:p>
          </table:table-cell>
          <table:table-cell office:value-type="float" office:value="502.15519999999998" table:style-name="ce4">
            <text:p>502,1552</text:p>
          </table:table-cell>
          <table:table-cell office:value-type="float" office:value="60294" table:style-name="ce4">
            <text:p>60294</text:p>
          </table:table-cell>
          <table:table-cell office:value-type="float" office:value="24065" table:style-name="ce4">
            <text:p>24065</text:p>
          </table:table-cell>
          <table:table-cell office:value-type="float" office:value="29" table:style-name="ce4">
            <text:p>29</text:p>
          </table:table-cell>
          <table:table-cell office:value-type="float" office:value="22095.39" table:style-name="ce4">
            <text:p>22095,39</text:p>
          </table:table-cell>
          <table:table-cell office:value-type="float" office:value="14.12560442" table:style-name="ce4">
            <text:p>14,12560442</text:p>
          </table:table-cell>
          <table:table-cell office:value-type="float" office:value="204000000" table:style-name="ce6">
            <text:p>2,04E+08</text:p>
          </table:table-cell>
          <table:table-cell office:value-type="float" office:value="7.9269999999999996" table:style-name="ce4">
            <text:p>7,927</text:p>
          </table:table-cell>
          <table:table-cell office:value-type="float" office:value="10.3" table:style-name="ce4">
            <text:p>10,3</text:p>
          </table:table-cell>
          <table:table-cell office:value-type="float" office:value="13730164683" table:style-name="ce4">
            <text:p>13730164683</text:p>
          </table:table-cell>
          <table:table-cell office:value-type="float" office:value="1" table:style-name="ce4">
            <text:p>1</text:p>
          </table:table-cell>
          <table:table-cell office:value-type="float" office:value="2898065161" table:style-name="ce4">
            <text:p>2898065161</text:p>
          </table:table-cell>
          <table:table-cell office:value-type="float" office:value="0.91303074359893799" table:style-name="ce1">
            <text:p>0,913030744</text:p>
          </table:table-cell>
          <table:table-cell office:value-type="float" office:value="0.85774105787277222" table:style-name="ce1">
            <text:p>0,857741058</text:p>
          </table:table-cell>
          <table:table-cell office:value-type="float" office:value="1.1090284585952759" table:style-name="ce1">
            <text:p>1,109028459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4.231356085412884" table:style-name="ce1">
            <text:p>84,23135609</text:p>
          </table:table-cell>
          <table:table-cell office:value-type="float" office:value="54.71" table:style-name="ce1">
            <text:p>54,71</text:p>
          </table:table-cell>
          <table:table-cell office:value-type="float" office:value="121.19128731610498" table:style-name="ce1">
            <text:p>121,1912873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Czechia</text:p>
          </table:table-cell>
          <table:table-cell office:value-type="float" office:value="25.5" table:style-name="ce4">
            <text:p>25,5</text:p>
          </table:table-cell>
          <table:table-cell office:value-type="float" office:value="0.32" table:style-name="ce4">
            <text:p>0,32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501.81175999999999" table:style-name="ce4">
            <text:p>501,81176</text:p>
          </table:table-cell>
          <table:table-cell office:value-type="float" office:value="68183" table:style-name="ce4">
            <text:p>68183</text:p>
          </table:table-cell>
          <table:table-cell office:value-type="float" office:value="33463" table:style-name="ce4">
            <text:p>33463</text:p>
          </table:table-cell>
          <table:table-cell office:value-type="float" office:value="29" table:style-name="ce4">
            <text:p>29</text:p>
          </table:table-cell>
          <table:table-cell office:value-type="float" office:value="23923.56" table:style-name="ce4">
            <text:p>23923,56</text:p>
          </table:table-cell>
          <table:table-cell office:value-type="float" office:value="13.984781699999999" table:style-name="ce4">
            <text:p>13,9847817</text:p>
          </table:table-cell>
          <table:table-cell office:value-type="float" office:value="506000000" table:style-name="ce6">
            <text:p>5,06E+08</text:p>
          </table:table-cell>
          <table:table-cell office:value-type="float" office:value="7.141" table:style-name="ce4">
            <text:p>7,141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7132002408" table:style-name="ce4">
            <text:p>7132002408</text:p>
          </table:table-cell>
          <table:table-cell office:value-type="float" office:value="1" table:style-name="ce4">
            <text:p>1</text:p>
          </table:table-cell>
          <table:table-cell office:value-type="float" office:value="3790265561" table:style-name="ce4">
            <text:p>3790265561</text:p>
          </table:table-cell>
          <table:table-cell office:value-type="float" office:value="1.0824993848800659" table:style-name="ce1">
            <text:p>1,082499385</text:p>
          </table:table-cell>
          <table:table-cell office:value-type="float" office:value="0.862385094165802" table:style-name="ce1">
            <text:p>0,862385094</text:p>
          </table:table-cell>
          <table:table-cell office:value-type="float" office:value="1.1080676317214966" table:style-name="ce1">
            <text:p>1,10806763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5.480003356933594" table:style-name="ce1">
            <text:p>85,48000336</text:p>
          </table:table-cell>
          <table:table-cell office:value-type="float" office:value="55.04" table:style-name="ce1">
            <text:p>55,04</text:p>
          </table:table-cell>
          <table:table-cell office:value-type="float" office:value="127.05101505501591" table:style-name="ce1">
            <text:p>127,0510151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Czechia</text:p>
          </table:table-cell>
          <table:table-cell office:value-type="float" office:value="25.3" table:style-name="ce4">
            <text:p>25,3</text:p>
          </table:table-cell>
          <table:table-cell office:value-type="float" office:value="0.32" table:style-name="ce4">
            <text:p>0,32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96.15552000000002" table:style-name="ce4">
            <text:p>496,15552</text:p>
          </table:table-cell>
          <table:table-cell office:value-type="float" office:value="104445" table:style-name="ce4">
            <text:p>104445</text:p>
          </table:table-cell>
          <table:table-cell office:value-type="float" office:value="20500" table:style-name="ce4">
            <text:p>20500</text:p>
          </table:table-cell>
          <table:table-cell office:value-type="float" office:value="33" table:style-name="ce4">
            <text:p>33</text:p>
          </table:table-cell>
          <table:table-cell office:value-type="float" office:value="26288.35" table:style-name="ce4">
            <text:p>26288,35</text:p>
          </table:table-cell>
          <table:table-cell office:value-type="float" office:value="14.077998559999999" table:style-name="ce4">
            <text:p>14,07799856</text:p>
          </table:table-cell>
          <table:table-cell office:value-type="float" office:value="1060000000" table:style-name="ce6">
            <text:p>1,06E+09</text:p>
          </table:table-cell>
          <table:table-cell office:value-type="float" office:value="5.3159999999999998" table:style-name="ce4">
            <text:p>5,316</text:p>
          </table:table-cell>
          <table:table-cell office:value-type="float" office:value="7.8" table:style-name="ce4">
            <text:p>7,8</text:p>
          </table:table-cell>
          <table:table-cell office:value-type="float" office:value="13815656004" table:style-name="ce4">
            <text:p>13815656004</text:p>
          </table:table-cell>
          <table:table-cell office:value-type="float" office:value="1" table:style-name="ce4">
            <text:p>1</text:p>
          </table:table-cell>
          <table:table-cell office:value-type="float" office:value="4052160271" table:style-name="ce4">
            <text:p>4052160271</text:p>
          </table:table-cell>
          <table:table-cell office:value-type="float" office:value="0.8451918363571167" table:style-name="ce1">
            <text:p>0,845191836</text:p>
          </table:table-cell>
          <table:table-cell office:value-type="float" office:value="0.87874394655227661" table:style-name="ce1">
            <text:p>0,878743947</text:p>
          </table:table-cell>
          <table:table-cell office:value-type="float" office:value="1.0531712770462036" table:style-name="ce1">
            <text:p>1,053171277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5.779998779296903" table:style-name="ce1">
            <text:p>85,77999878</text:p>
          </table:table-cell>
          <table:table-cell office:value-type="float" office:value="55.65" table:style-name="ce1">
            <text:p>55,65</text:p>
          </table:table-cell>
          <table:table-cell office:value-type="float" office:value="129.87673950488886" table:style-name="ce1">
            <text:p>129,8767395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Czechia</text:p>
          </table:table-cell>
          <table:table-cell office:value-type="float" office:value="25.2" table:style-name="ce4">
            <text:p>25,2</text:p>
          </table:table-cell>
          <table:table-cell office:value-type="float" office:value="0.27" table:style-name="ce4">
            <text:p>0,27</text:p>
          </table:table-cell>
          <table:table-cell office:value-type="float" office:value="0.31" table:style-name="ce4">
            <text:p>0,31</text:p>
          </table:table-cell>
          <table:table-cell office:value-type="float" office:value="496.15552000000002" table:style-name="ce4">
            <text:p>496,15552</text:p>
          </table:table-cell>
          <table:table-cell office:value-type="float" office:value="108267" table:style-name="ce4">
            <text:p>108267</text:p>
          </table:table-cell>
          <table:table-cell office:value-type="float" office:value="51478" table:style-name="ce4">
            <text:p>51478</text:p>
          </table:table-cell>
          <table:table-cell office:value-type="float" office:value="33" table:style-name="ce4">
            <text:p>33</text:p>
          </table:table-cell>
          <table:table-cell office:value-type="float" office:value="27974.49" table:style-name="ce4">
            <text:p>27974,49</text:p>
          </table:table-cell>
          <table:table-cell office:value-type="float" office:value="14.102689679999999" table:style-name="ce4">
            <text:p>14,10268968</text:p>
          </table:table-cell>
          <table:table-cell office:value-type="float" office:value="1940000000" table:style-name="ce6">
            <text:p>1,94E+09</text:p>
          </table:table-cell>
          <table:table-cell office:value-type="float" office:value="4.3929999999999998" table:style-name="ce4">
            <text:p>4,393</text:p>
          </table:table-cell>
          <table:table-cell office:value-type="float" office:value="7.5" table:style-name="ce4">
            <text:p>7,5</text:p>
          </table:table-cell>
          <table:table-cell office:value-type="float" office:value="8815393022" table:style-name="ce4">
            <text:p>8815393022</text:p>
          </table:table-cell>
          <table:table-cell office:value-type="float" office:value="1" table:style-name="ce4">
            <text:p>1</text:p>
          </table:table-cell>
          <table:table-cell office:value-type="float" office:value="5219998907" table:style-name="ce4">
            <text:p>5219998907</text:p>
          </table:table-cell>
          <table:table-cell office:value-type="float" office:value="0.95146864652633667" table:style-name="ce1">
            <text:p>0,951468647</text:p>
          </table:table-cell>
          <table:table-cell office:value-type="float" office:value="0.90023720264434814" table:style-name="ce1">
            <text:p>0,900237203</text:p>
          </table:table-cell>
          <table:table-cell office:value-type="float" office:value="1.222459077835083" table:style-name="ce1">
            <text:p>1,222459078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6.139999389648395" table:style-name="ce1">
            <text:p>86,13999939</text:p>
          </table:table-cell>
          <table:table-cell office:value-type="float" office:value="55.843000000000004" table:style-name="ce1">
            <text:p>55,843</text:p>
          </table:table-cell>
          <table:table-cell office:value-type="float" office:value="123.90480992994786" table:style-name="ce1">
            <text:p>123,9048099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Czechia</text:p>
          </table:table-cell>
          <table:table-cell office:value-type="float" office:value="25.1" table:style-name="ce4">
            <text:p>25,1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90.49928999999997" table:style-name="ce4">
            <text:p>490,49929</text:p>
          </table:table-cell>
          <table:table-cell office:value-type="float" office:value="75620" table:style-name="ce4">
            <text:p>75620</text:p>
          </table:table-cell>
          <table:table-cell office:value-type="float" office:value="61782" table:style-name="ce4">
            <text:p>61782</text:p>
          </table:table-cell>
          <table:table-cell office:value-type="float" office:value="31" table:style-name="ce4">
            <text:p>31</text:p>
          </table:table-cell>
          <table:table-cell office:value-type="float" office:value="27760.68" table:style-name="ce4">
            <text:p>27760,68</text:p>
          </table:table-cell>
          <table:table-cell office:value-type="float" office:value="15.515891480000001" table:style-name="ce4">
            <text:p>15,51589148</text:p>
          </table:table-cell>
          <table:table-cell office:value-type="float" office:value="2270000000" table:style-name="ce6">
            <text:p>2,27E+09</text:p>
          </table:table-cell>
          <table:table-cell office:value-type="float" office:value="6.66" table:style-name="ce4">
            <text:p>6,66</text:p>
          </table:table-cell>
          <table:table-cell office:value-type="float" office:value="7.6" table:style-name="ce4">
            <text:p>7,6</text:p>
          </table:table-cell>
          <table:table-cell office:value-type="float" office:value="5271613702" table:style-name="ce4">
            <text:p>5271613702</text:p>
          </table:table-cell>
          <table:table-cell office:value-type="float" office:value="1" table:style-name="ce4">
            <text:p>1</text:p>
          </table:table-cell>
          <table:table-cell office:value-type="float" office:value="7700186522" table:style-name="ce4">
            <text:p>7700186522</text:p>
          </table:table-cell>
          <table:table-cell office:value-type="float" office:value="0.87351185083389282" table:style-name="ce1">
            <text:p>0,873511851</text:p>
          </table:table-cell>
          <table:table-cell office:value-type="float" office:value="0.95621782541275024" table:style-name="ce1">
            <text:p>0,956217825</text:p>
          </table:table-cell>
          <table:table-cell office:value-type="float" office:value="1.3092801570892334" table:style-name="ce1">
            <text:p>1,309280157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7.25" table:style-name="ce1">
            <text:p>87,25</text:p>
          </table:table-cell>
          <table:table-cell office:value-type="float" office:value="54.652999999999999" table:style-name="ce1">
            <text:p>54,653</text:p>
          </table:table-cell>
          <table:table-cell office:value-type="float" office:value="113.04925478487544" table:style-name="ce1">
            <text:p>113,0492548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Czechia</text:p>
          </table:table-cell>
          <table:table-cell office:value-type="float" office:value="25.3" table:style-name="ce4">
            <text:p>25,3</text:p>
          </table:table-cell>
          <table:table-cell office:value-type="float" office:value="0.27" table:style-name="ce4">
            <text:p>0,27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95.27409999999998" table:style-name="ce4">
            <text:p>495,2741</text:p>
          </table:table-cell>
          <table:table-cell office:value-type="float" office:value="48317" table:style-name="ce4">
            <text:p>48317</text:p>
          </table:table-cell>
          <table:table-cell office:value-type="float" office:value="61069" table:style-name="ce4">
            <text:p>61069</text:p>
          </table:table-cell>
          <table:table-cell office:value-type="float" office:value="36" table:style-name="ce4">
            <text:p>36</text:p>
          </table:table-cell>
          <table:table-cell office:value-type="float" office:value="27877.14" table:style-name="ce4">
            <text:p>27877,14</text:p>
          </table:table-cell>
          <table:table-cell office:value-type="float" office:value="15.574486520000001" table:style-name="ce4">
            <text:p>15,57448652</text:p>
          </table:table-cell>
          <table:table-cell office:value-type="float" office:value="2690000000" table:style-name="ce6">
            <text:p>2,69E+09</text:p>
          </table:table-cell>
          <table:table-cell office:value-type="float" office:value="7.28" table:style-name="ce4">
            <text:p>7,28</text:p>
          </table:table-cell>
          <table:table-cell office:value-type="float" office:value="9.1" table:style-name="ce4">
            <text:p>9,1</text:p>
          </table:table-cell>
          <table:table-cell office:value-type="float" office:value="10167834375" table:style-name="ce4">
            <text:p>10167834375</text:p>
          </table:table-cell>
          <table:table-cell office:value-type="float" office:value="1" table:style-name="ce4">
            <text:p>1</text:p>
          </table:table-cell>
          <table:table-cell office:value-type="float" office:value="6192291073" table:style-name="ce4">
            <text:p>6192291073</text:p>
          </table:table-cell>
          <table:table-cell office:value-type="float" office:value="0.90172940492630005" table:style-name="ce1">
            <text:p>0,901729405</text:p>
          </table:table-cell>
          <table:table-cell office:value-type="float" office:value="0.93091917037963867" table:style-name="ce1">
            <text:p>0,93091917</text:p>
          </table:table-cell>
          <table:table-cell office:value-type="float" office:value="1.2972921133041382" table:style-name="ce1">
            <text:p>1,297292113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7.989997863769503" table:style-name="ce1">
            <text:p>87,98999786</text:p>
          </table:table-cell>
          <table:table-cell office:value-type="float" office:value="54.094999999999999" table:style-name="ce1">
            <text:p>54,095</text:p>
          </table:table-cell>
          <table:table-cell office:value-type="float" office:value="126.7564801167978" table:style-name="ce1">
            <text:p>126,7564801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Czechia</text:p>
          </table:table-cell>
          <table:table-cell office:value-type="float" office:value="25.2" table:style-name="ce4">
            <text:p>25,2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95.27409999999998" table:style-name="ce4">
            <text:p>495,2741</text:p>
          </table:table-cell>
          <table:table-cell office:value-type="float" office:value="27114" table:style-name="ce4">
            <text:p>27114</text:p>
          </table:table-cell>
          <table:table-cell office:value-type="float" office:value="55910" table:style-name="ce4">
            <text:p>55910</text:p>
          </table:table-cell>
          <table:table-cell office:value-type="float" office:value="38" table:style-name="ce4">
            <text:p>38</text:p>
          </table:table-cell>
          <table:table-cell office:value-type="float" office:value="29001.360000000001" table:style-name="ce4">
            <text:p>29001,36</text:p>
          </table:table-cell>
          <table:table-cell office:value-type="float" office:value="15.634847349999999" table:style-name="ce4">
            <text:p>15,63484735</text:p>
          </table:table-cell>
          <table:table-cell office:value-type="float" office:value="2180000000" table:style-name="ce6">
            <text:p>2,18E+09</text:p>
          </table:table-cell>
          <table:table-cell office:value-type="float" office:value="6.71" table:style-name="ce4">
            <text:p>6,71</text:p>
          </table:table-cell>
          <table:table-cell office:value-type="float" office:value="9.4" table:style-name="ce4">
            <text:p>9,4</text:p>
          </table:table-cell>
          <table:table-cell office:value-type="float" office:value="4188736491" table:style-name="ce4">
            <text:p>4188736491</text:p>
          </table:table-cell>
          <table:table-cell office:value-type="float" office:value="1" table:style-name="ce4">
            <text:p>1</text:p>
          </table:table-cell>
          <table:table-cell office:value-type="float" office:value="8894622491" table:style-name="ce4">
            <text:p>8894622491</text:p>
          </table:table-cell>
          <table:table-cell office:value-type="float" office:value="0.92261350154876709" table:style-name="ce1">
            <text:p>0,922613502</text:p>
          </table:table-cell>
          <table:table-cell office:value-type="float" office:value="1.017497181892395" table:style-name="ce1">
            <text:p>1,017497182</text:p>
          </table:table-cell>
          <table:table-cell office:value-type="float" office:value="1.1957968473434448" table:style-name="ce1">
            <text:p>1,195796847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8.400001525878906" table:style-name="ce1">
            <text:p>88,40000153</text:p>
          </table:table-cell>
          <table:table-cell office:value-type="float" office:value="54.353999999999999" table:style-name="ce1">
            <text:p>54,354</text:p>
          </table:table-cell>
          <table:table-cell office:value-type="float" office:value="136.75085554243771" table:style-name="ce1">
            <text:p>136,7508555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Czechia</text:p>
          </table:table-cell>
          <table:table-cell office:value-type="float" office:value="25.1" table:style-name="ce4">
            <text:p>25,1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500.0489" table:style-name="ce4">
            <text:p>500,0489</text:p>
          </table:table-cell>
          <table:table-cell office:value-type="float" office:value="34337" table:style-name="ce4">
            <text:p>34337</text:p>
          </table:table-cell>
          <table:table-cell office:value-type="float" office:value="46106" table:style-name="ce4">
            <text:p>46106</text:p>
          </table:table-cell>
          <table:table-cell office:value-type="float" office:value="39" table:style-name="ce4">
            <text:p>39</text:p>
          </table:table-cell>
          <table:table-cell office:value-type="float" office:value="29254.73" table:style-name="ce4">
            <text:p>29254,73</text:p>
          </table:table-cell>
          <table:table-cell office:value-type="float" office:value="16.470836250000001" table:style-name="ce4">
            <text:p>16,47083625</text:p>
          </table:table-cell>
          <table:table-cell office:value-type="float" office:value="3570000000" table:style-name="ce6">
            <text:p>3,57E+09</text:p>
          </table:table-cell>
          <table:table-cell office:value-type="float" office:value="6.98" table:style-name="ce4">
            <text:p>6,98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9433199805" table:style-name="ce4">
            <text:p>9433199805</text:p>
          </table:table-cell>
          <table:table-cell office:value-type="float" office:value="1" table:style-name="ce4">
            <text:p>1</text:p>
          </table:table-cell>
          <table:table-cell office:value-type="float" office:value="10309254508" table:style-name="ce4">
            <text:p>10309254508</text:p>
          </table:table-cell>
          <table:table-cell office:value-type="float" office:value="0.92171859741210938" table:style-name="ce1">
            <text:p>0,921718597</text:p>
          </table:table-cell>
          <table:table-cell office:value-type="float" office:value="1.0226016044616699" table:style-name="ce1">
            <text:p>1,022601604</text:p>
          </table:table-cell>
          <table:table-cell office:value-type="float" office:value="1.0530338287353516" table:style-name="ce1">
            <text:p>1,053033829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8.529998779296903" table:style-name="ce1">
            <text:p>88,52999878</text:p>
          </table:table-cell>
          <table:table-cell office:value-type="float" office:value="54.548000000000002" table:style-name="ce1">
            <text:p>54,548</text:p>
          </table:table-cell>
          <table:table-cell office:value-type="float" office:value="145.48019539693462" table:style-name="ce1">
            <text:p>145,4801954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Czechia</text:p>
          </table:table-cell>
          <table:table-cell office:value-type="float" office:value="25.3" table:style-name="ce4">
            <text:p>25,3</text:p>
          </table:table-cell>
          <table:table-cell office:value-type="float" office:value="0.27" table:style-name="ce4">
            <text:p>0,27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95.42538999999999" table:style-name="ce4">
            <text:p>495,42539</text:p>
          </table:table-cell>
          <table:table-cell office:value-type="float" office:value="30124" table:style-name="ce4">
            <text:p>30124</text:p>
          </table:table-cell>
          <table:table-cell office:value-type="float" office:value="25894" table:style-name="ce4">
            <text:p>25894</text:p>
          </table:table-cell>
          <table:table-cell office:value-type="float" office:value="46" table:style-name="ce4">
            <text:p>46</text:p>
          </table:table-cell>
          <table:table-cell office:value-type="float" office:value="30818.11" table:style-name="ce4">
            <text:p>30818,11</text:p>
          </table:table-cell>
          <table:table-cell office:value-type="float" office:value="16.57056042" table:style-name="ce4">
            <text:p>16,57056042</text:p>
          </table:table-cell>
          <table:table-cell office:value-type="float" office:value="3880000000" table:style-name="ce6">
            <text:p>3,88E+09</text:p>
          </table:table-cell>
          <table:table-cell office:value-type="float" office:value="6.95" table:style-name="ce4">
            <text:p>6,95</text:p>
          </table:table-cell>
          <table:table-cell office:value-type="float" office:value="9.1" table:style-name="ce4">
            <text:p>9,1</text:p>
          </table:table-cell>
          <table:table-cell office:value-type="float" office:value="7357578653" table:style-name="ce4">
            <text:p>7357578653</text:p>
          </table:table-cell>
          <table:table-cell office:value-type="float" office:value="1" table:style-name="ce4">
            <text:p>1</text:p>
          </table:table-cell>
          <table:table-cell office:value-type="float" office:value="12123723407" table:style-name="ce4">
            <text:p>12123723407</text:p>
          </table:table-cell>
          <table:table-cell office:value-type="float" office:value="0.9158092737197876" table:style-name="ce1">
            <text:p>0,915809274</text:p>
          </table:table-cell>
          <table:table-cell office:value-type="float" office:value="1.023870587348938" table:style-name="ce1">
            <text:p>1,023870587</text:p>
          </table:table-cell>
          <table:table-cell office:value-type="float" office:value="1.0785640478134155" table:style-name="ce1">
            <text:p>1,078564048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9.160003662109403" table:style-name="ce1">
            <text:p>89,16000366</text:p>
          </table:table-cell>
          <table:table-cell office:value-type="float" office:value="55.134999999999998" table:style-name="ce1">
            <text:p>55,135</text:p>
          </table:table-cell>
          <table:table-cell office:value-type="float" office:value="145.50223062496116" table:style-name="ce1">
            <text:p>145,5022306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Czechia</text:p>
          </table:table-cell>
          <table:table-cell office:value-type="float" office:value="25.2" table:style-name="ce4">
            <text:p>25,2</text:p>
          </table:table-cell>
          <table:table-cell office:value-type="float" office:value="0.24" table:style-name="ce4">
            <text:p>0,24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95.42538999999999" table:style-name="ce4">
            <text:p>495,42539</text:p>
          </table:table-cell>
          <table:table-cell office:value-type="float" office:value="29897" table:style-name="ce4">
            <text:p>29897</text:p>
          </table:table-cell>
          <table:table-cell office:value-type="float" office:value="28468" table:style-name="ce4">
            <text:p>28468</text:p>
          </table:table-cell>
          <table:table-cell office:value-type="float" office:value="37" table:style-name="ce4">
            <text:p>37</text:p>
          </table:table-cell>
          <table:table-cell office:value-type="float" office:value="32502.48" table:style-name="ce4">
            <text:p>32502,48</text:p>
          </table:table-cell>
          <table:table-cell office:value-type="float" office:value="16.213528289999999" table:style-name="ce4">
            <text:p>16,21352829</text:p>
          </table:table-cell>
          <table:table-cell office:value-type="float" office:value="3280000000" table:style-name="ce6">
            <text:p>3,28E+09</text:p>
          </table:table-cell>
          <table:table-cell office:value-type="float" office:value="6.11" table:style-name="ce4">
            <text:p>6,11</text:p>
          </table:table-cell>
          <table:table-cell office:value-type="float" office:value="7.6" table:style-name="ce4">
            <text:p>7,6</text:p>
          </table:table-cell>
          <table:table-cell office:value-type="float" office:value="8088661930" table:style-name="ce4">
            <text:p>8088661930</text:p>
          </table:table-cell>
          <table:table-cell office:value-type="float" office:value="1" table:style-name="ce4">
            <text:p>1</text:p>
          </table:table-cell>
          <table:table-cell office:value-type="float" office:value="13436484695" table:style-name="ce4">
            <text:p>13436484695</text:p>
          </table:table-cell>
          <table:table-cell office:value-type="float" office:value="1.0311334133148193" table:style-name="ce1">
            <text:p>1,031133413</text:p>
          </table:table-cell>
          <table:table-cell office:value-type="float" office:value="1.1388721466064453" table:style-name="ce1">
            <text:p>1,138872147</text:p>
          </table:table-cell>
          <table:table-cell office:value-type="float" office:value="1.0013934373855591" table:style-name="ce1">
            <text:p>1,001393437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9.629997253417997" table:style-name="ce1">
            <text:p>89,62999725</text:p>
          </table:table-cell>
          <table:table-cell office:value-type="float" office:value="55.65" table:style-name="ce1">
            <text:p>55,65</text:p>
          </table:table-cell>
          <table:table-cell office:value-type="float" office:value="156.41512282688566" table:style-name="ce1">
            <text:p>156,4151228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Czechia</text:p>
          </table:table-cell>
          <table:table-cell office:value-type="float" office:value="25.1" table:style-name="ce4">
            <text:p>25,1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0.3" table:style-name="ce4">
            <text:p>0,3</text:p>
          </table:table-cell>
          <table:table-cell office:value-type="float" office:value="490.80187999999998" table:style-name="ce4">
            <text:p>490,80188</text:p>
          </table:table-cell>
          <table:table-cell office:value-type="float" office:value="29602" table:style-name="ce4">
            <text:p>29602</text:p>
          </table:table-cell>
          <table:table-cell office:value-type="float" office:value="25684" table:style-name="ce4">
            <text:p>25684</text:p>
          </table:table-cell>
          <table:table-cell office:value-type="float" office:value="31" table:style-name="ce4">
            <text:p>31</text:p>
          </table:table-cell>
          <table:table-cell office:value-type="float" office:value="33899.29" table:style-name="ce4">
            <text:p>33899,29</text:p>
          </table:table-cell>
          <table:table-cell office:value-type="float" office:value="15.573797430000001" table:style-name="ce4">
            <text:p>15,57379743</text:p>
          </table:table-cell>
          <table:table-cell office:value-type="float" office:value="5590000000" table:style-name="ce6">
            <text:p>5,59E+09</text:p>
          </table:table-cell>
          <table:table-cell office:value-type="float" office:value="5.05" table:style-name="ce4">
            <text:p>5,05</text:p>
          </table:table-cell>
          <table:table-cell office:value-type="float" office:value="7.9" table:style-name="ce4">
            <text:p>7,9</text:p>
          </table:table-cell>
          <table:table-cell office:value-type="float" office:value="1699914617" table:style-name="ce4">
            <text:p>1699914617</text:p>
          </table:table-cell>
          <table:table-cell office:value-type="float" office:value="1" table:style-name="ce4">
            <text:p>1</text:p>
          </table:table-cell>
          <table:table-cell office:value-type="float" office:value="11152289235" table:style-name="ce4">
            <text:p>11152289235</text:p>
          </table:table-cell>
          <table:table-cell office:value-type="float" office:value="1.0255961418151855" table:style-name="ce1">
            <text:p>1,025596142</text:p>
          </table:table-cell>
          <table:table-cell office:value-type="float" office:value="1.1070873737335205" table:style-name="ce1">
            <text:p>1,107087374</text:p>
          </table:table-cell>
          <table:table-cell office:value-type="float" office:value="1.0839152336120605" table:style-name="ce1">
            <text:p>1,083915234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9.769996643066406" table:style-name="ce1">
            <text:p>89,76999664</text:p>
          </table:table-cell>
          <table:table-cell office:value-type="float" office:value="56.375" table:style-name="ce1">
            <text:p>56,375</text:p>
          </table:table-cell>
          <table:table-cell office:value-type="float" office:value="154.01840099763254" table:style-name="ce1">
            <text:p>154,018401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Czechia</text:p>
          </table:table-cell>
          <table:table-cell office:value-type="float" office:value="24.9" table:style-name="ce4">
            <text:p>24,9</text:p>
          </table:table-cell>
          <table:table-cell office:value-type="float" office:value="0.27" table:style-name="ce4">
            <text:p>0,27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93.14722999999998" table:style-name="ce4">
            <text:p>493,14723</text:p>
          </table:table-cell>
          <table:table-cell office:value-type="float" office:value="64083" table:style-name="ce4">
            <text:p>64083</text:p>
          </table:table-cell>
          <table:table-cell office:value-type="float" office:value="38864" table:style-name="ce4">
            <text:p>38864</text:p>
          </table:table-cell>
          <table:table-cell office:value-type="float" office:value="31" table:style-name="ce4">
            <text:p>31</text:p>
          </table:table-cell>
          <table:table-cell office:value-type="float" office:value="36097.71" table:style-name="ce4">
            <text:p>36097,71</text:p>
          </table:table-cell>
          <table:table-cell office:value-type="float" office:value="15.437536079999999" table:style-name="ce4">
            <text:p>15,43753608</text:p>
          </table:table-cell>
          <table:table-cell office:value-type="float" office:value="2950000000" table:style-name="ce6">
            <text:p>2,95E+09</text:p>
          </table:table-cell>
          <table:table-cell office:value-type="float" office:value="3.95" table:style-name="ce4">
            <text:p>3,95</text:p>
          </table:table-cell>
          <table:table-cell office:value-type="float" office:value="7" table:style-name="ce4">
            <text:p>7</text:p>
          </table:table-cell>
          <table:table-cell office:value-type="float" office:value="10850612308" table:style-name="ce4">
            <text:p>10850612308</text:p>
          </table:table-cell>
          <table:table-cell office:value-type="float" office:value="1" table:style-name="ce4">
            <text:p>1</text:p>
          </table:table-cell>
          <table:table-cell office:value-type="float" office:value="14970590109" table:style-name="ce4">
            <text:p>14970590109</text:p>
          </table:table-cell>
          <table:table-cell office:value-type="float" office:value="1.0081157684326172" table:style-name="ce1">
            <text:p>1,008115768</text:p>
          </table:table-cell>
          <table:table-cell office:value-type="float" office:value="0.98832696676254272" table:style-name="ce1">
            <text:p>0,988326967</text:p>
          </table:table-cell>
          <table:table-cell office:value-type="float" office:value="0.97371929883956909" table:style-name="ce1">
            <text:p>0,973719299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0.230003356933594" table:style-name="ce1">
            <text:p>90,23000336</text:p>
          </table:table-cell>
          <table:table-cell office:value-type="float" office:value="57.457000000000001" table:style-name="ce1">
            <text:p>57,457</text:p>
          </table:table-cell>
          <table:table-cell office:value-type="float" office:value="148.54700466443529" table:style-name="ce1">
            <text:p>148,5470047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Czechia</text:p>
          </table:table-cell>
          <table:table-cell office:value-type="float" office:value="24.5" table:style-name="ce4">
            <text:p>24,5</text:p>
          </table:table-cell>
          <table:table-cell office:value-type="float" office:value="0.27" table:style-name="ce4">
            <text:p>0,27</text:p>
          </table:table-cell>
          <table:table-cell office:value-type="float" office:value="0.3" table:style-name="ce4">
            <text:p>0,3</text:p>
          </table:table-cell>
          <table:table-cell office:value-type="float" office:value="493.14722999999998" table:style-name="ce4">
            <text:p>493,14723</text:p>
          </table:table-cell>
          <table:table-cell office:value-type="float" office:value="51847" table:style-name="ce4">
            <text:p>51847</text:p>
          </table:table-cell>
          <table:table-cell office:value-type="float" office:value="27316" table:style-name="ce4">
            <text:p>27316</text:p>
          </table:table-cell>
          <table:table-cell office:value-type="float" office:value="31" table:style-name="ce4">
            <text:p>31</text:p>
          </table:table-cell>
          <table:table-cell office:value-type="float" office:value="38824.879999999997" table:style-name="ce4">
            <text:p>38824,88</text:p>
          </table:table-cell>
          <table:table-cell office:value-type="float" office:value="14.96136667" table:style-name="ce4">
            <text:p>14,96136667</text:p>
          </table:table-cell>
          <table:table-cell office:value-type="float" office:value="2560000000" table:style-name="ce6">
            <text:p>2,56E+09</text:p>
          </table:table-cell>
          <table:table-cell office:value-type="float" office:value="2.89" table:style-name="ce4">
            <text:p>2,89</text:p>
          </table:table-cell>
          <table:table-cell office:value-type="float" office:value="6" table:style-name="ce4">
            <text:p>6</text:p>
          </table:table-cell>
          <table:table-cell office:value-type="float" office:value="11234740946" table:style-name="ce4">
            <text:p>11234740946</text:p>
          </table:table-cell>
          <table:table-cell office:value-type="float" office:value="1" table:style-name="ce4">
            <text:p>1</text:p>
          </table:table-cell>
          <table:table-cell office:value-type="float" office:value="16255121232" table:style-name="ce4">
            <text:p>16255121232</text:p>
          </table:table-cell>
          <table:table-cell office:value-type="float" office:value="1.0305942296981812" table:style-name="ce1">
            <text:p>1,03059423</text:p>
          </table:table-cell>
          <table:table-cell office:value-type="float" office:value="1.0885893106460571" table:style-name="ce1">
            <text:p>1,088589311</text:p>
          </table:table-cell>
          <table:table-cell office:value-type="float" office:value="1.2225563526153564" table:style-name="ce1">
            <text:p>1,222556353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0.580001831054702" table:style-name="ce1">
            <text:p>90,58000183</text:p>
          </table:table-cell>
          <table:table-cell office:value-type="float" office:value="58.335999999999999" table:style-name="ce1">
            <text:p>58,336</text:p>
          </table:table-cell>
          <table:table-cell office:value-type="float" office:value="147.75083485476154" table:style-name="ce1">
            <text:p>147,7508349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Czechia</text:p>
          </table:table-cell>
          <table:table-cell office:value-type="float" office:value="24.4" table:style-name="ce4">
            <text:p>24,4</text:p>
          </table:table-cell>
          <table:table-cell office:value-type="float" office:value="0.27" table:style-name="ce4">
            <text:p>0,27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95.49259000000001" table:style-name="ce4">
            <text:p>495,49259</text:p>
          </table:table-cell>
          <table:table-cell office:value-type="float" office:value="65910" table:style-name="ce4">
            <text:p>65910</text:p>
          </table:table-cell>
          <table:table-cell office:value-type="float" office:value="26742" table:style-name="ce4">
            <text:p>26742</text:p>
          </table:table-cell>
          <table:table-cell office:value-type="float" office:value="29" table:style-name="ce4">
            <text:p>29</text:p>
          </table:table-cell>
          <table:table-cell office:value-type="float" office:value="41143.82" table:style-name="ce4">
            <text:p>41143,82</text:p>
          </table:table-cell>
          <table:table-cell office:value-type="float" office:value="14.86999703" table:style-name="ce4">
            <text:p>14,86999703</text:p>
          </table:table-cell>
          <table:table-cell office:value-type="float" office:value="2640000000" table:style-name="ce6">
            <text:p>2,64E+09</text:p>
          </table:table-cell>
          <table:table-cell office:value-type="float" office:value="2.25" table:style-name="ce4">
            <text:p>2,25</text:p>
          </table:table-cell>
          <table:table-cell office:value-type="float" office:value="6.2" table:style-name="ce4">
            <text:p>6,2</text:p>
          </table:table-cell>
          <table:table-cell office:value-type="float" office:value="8324668391" table:style-name="ce4">
            <text:p>8324668391</text:p>
          </table:table-cell>
          <table:table-cell office:value-type="float" office:value="1" table:style-name="ce4">
            <text:p>1</text:p>
          </table:table-cell>
          <table:table-cell office:value-type="float" office:value="14918713754" table:style-name="ce4">
            <text:p>14918713754</text:p>
          </table:table-cell>
          <table:table-cell office:value-type="float" office:value="0.95115417242050171" table:style-name="ce1">
            <text:p>0,951154172</text:p>
          </table:table-cell>
          <table:table-cell office:value-type="float" office:value="1.0198062658309937" table:style-name="ce1">
            <text:p>1,019806266</text:p>
          </table:table-cell>
          <table:table-cell office:value-type="float" office:value="1.2673079967498779" table:style-name="ce1">
            <text:p>1,267307997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0.581261726062095" table:style-name="ce1">
            <text:p>90,58126173</text:p>
          </table:table-cell>
          <table:table-cell office:value-type="float" office:value="59.017000000000003" table:style-name="ce1">
            <text:p>59,017</text:p>
          </table:table-cell>
          <table:table-cell office:value-type="float" office:value="145.14171789078912" table:style-name="ce1">
            <text:p>145,1417179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Czechia</text:p>
          </table:table-cell>
          <table:table-cell office:value-type="float" office:value="24.4" table:style-name="ce4">
            <text:p>24,4</text:p>
          </table:table-cell>
          <table:table-cell office:value-type="float" office:value="0.27" table:style-name="ce4">
            <text:p>0,27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93.30378000000002" table:style-name="ce4">
            <text:p>493,30378</text:p>
          </table:table-cell>
          <table:table-cell office:value-type="float" office:value="105888" table:style-name="ce4">
            <text:p>105888</text:p>
          </table:table-cell>
          <table:table-cell office:value-type="float" office:value="77798" table:style-name="ce4">
            <text:p>77798</text:p>
          </table:table-cell>
          <table:table-cell office:value-type="float" office:value="32" table:style-name="ce4">
            <text:p>32</text:p>
          </table:table-cell>
          <table:table-cell office:value-type="float" office:value="44859.79" table:style-name="ce4">
            <text:p>44859,79</text:p>
          </table:table-cell>
          <table:table-cell office:value-type="float" office:value="15.05696799" table:style-name="ce4">
            <text:p>15,05696799</text:p>
          </table:table-cell>
          <table:table-cell office:value-type="float" office:value="3610000000" table:style-name="ce6">
            <text:p>3,61E+09</text:p>
          </table:table-cell>
          <table:table-cell office:value-type="float" office:value="2.02" table:style-name="ce4">
            <text:p>2,02</text:p>
          </table:table-cell>
          <table:table-cell office:value-type="float" office:value="5.9" table:style-name="ce4">
            <text:p>5,9</text:p>
          </table:table-cell>
          <table:table-cell office:value-type="float" office:value="10752120871" table:style-name="ce4">
            <text:p>10752120871</text:p>
          </table:table-cell>
          <table:table-cell office:value-type="float" office:value="1" table:style-name="ce4">
            <text:p>1</text:p>
          </table:table-cell>
          <table:table-cell office:value-type="float" office:value="15115744347" table:style-name="ce4">
            <text:p>15115744347</text:p>
          </table:table-cell>
          <table:table-cell office:value-type="float" office:value="0.91964274644851685" table:style-name="ce1">
            <text:p>0,919642746</text:p>
          </table:table-cell>
          <table:table-cell office:value-type="float" office:value="1.0170935392379761" table:style-name="ce1">
            <text:p>1,017093539</text:p>
          </table:table-cell>
          <table:table-cell office:value-type="float" office:value="1.2353286743164063" table:style-name="ce1">
            <text:p>1,235328674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0.669998168945298" table:style-name="ce1">
            <text:p>90,66999817</text:p>
          </table:table-cell>
          <table:table-cell office:value-type="float" office:value="58.905999999999999" table:style-name="ce1">
            <text:p>58,906</text:p>
          </table:table-cell>
          <table:table-cell office:value-type="float" office:value="138.15460999387147" table:style-name="ce1">
            <text:p>138,15461</text:p>
          </table:table-cell>
          <table:table-cell table:number-columns-repeated="16359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36" table:style-name="ce4">
            <text:p>0,36</text:p>
          </table:table-cell>
          <table:table-cell office:value-type="float" office:value="0.38" table:style-name="ce4">
            <text:p>0,38</text:p>
          </table:table-cell>
          <table:table-cell office:value-type="float" office:value="500.95" table:style-name="ce4">
            <text:p>500,95</text:p>
          </table:table-cell>
          <table:table-cell table:number-columns-repeated="5" table:style-name="ce5"/>
          <table:table-cell office:value-type="float" office:value="0" table:style-name="ce4">
            <text:p>0</text:p>
          </table:table-cell>
          <table:table-cell office:value-type="float" office:value="0.63700000000000001" table:style-name="ce4">
            <text:p>0,637</text:p>
          </table:table-cell>
          <table:table-cell table:number-columns-repeated="2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" table:style-name="ce4">
            <text:p>0,4</text:p>
          </table:table-cell>
          <table:table-cell office:value-type="float" office:value="0.42" table:style-name="ce4">
            <text:p>0,42</text:p>
          </table:table-cell>
          <table:table-cell office:value-type="float" office:value="502.66" table:style-name="ce4">
            <text:p>502,66</text:p>
          </table:table-cell>
          <table:table-cell table:number-columns-repeated="5" table:style-name="ce5"/>
          <table:table-cell office:value-type="float" office:value="0" table:style-name="ce4">
            <text:p>0</text:p>
          </table:table-cell>
          <table:table-cell office:value-type="float" office:value="1.468" table:style-name="ce4">
            <text:p>1,468</text:p>
          </table:table-cell>
          <table:table-cell table:number-columns-repeated="2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1" table:style-name="ce4">
            <text:p>0,41</text:p>
          </table:table-cell>
          <table:table-cell office:value-type="float" office:value="0.46" table:style-name="ce4">
            <text:p>0,46</text:p>
          </table:table-cell>
          <table:table-cell office:value-type="float" office:value="503.52" table:style-name="ce4">
            <text:p>503,52</text:p>
          </table:table-cell>
          <table:table-cell table:number-columns-repeated="5" table:style-name="ce5"/>
          <table:table-cell office:value-type="float" office:value="0" table:style-name="ce4">
            <text:p>0</text:p>
          </table:table-cell>
          <table:table-cell office:value-type="float" office:value="3.681" table:style-name="ce4">
            <text:p>3,681</text:p>
          </table:table-cell>
          <table:table-cell table:style-name="ce5"/>
          <table:table-cell office:value-type="float" office:value="82271988.640000001" table:style-name="ce4">
            <text:p>82271988,64</text:p>
          </table:table-cell>
          <table:table-cell office:value-type="float" office:value="0" table:style-name="ce4">
            <text:p>0</text:p>
          </table:table-cell>
          <table:table-cell office:value-type="float" office:value="-47663786.280000001" table:style-name="ce4">
            <text:p>-47663786,28</text:p>
          </table:table-cell>
          <table:table-cell table:number-columns-repeated="16367" table:style-name="ce1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9" table:style-name="ce4">
            <text:p>0,49</text:p>
          </table:table-cell>
          <table:table-cell office:value-type="float" office:value="504.38" table:style-name="ce4">
            <text:p>504,38</text:p>
          </table:table-cell>
          <table:table-cell table:number-columns-repeated="5" table:style-name="ce5"/>
          <table:table-cell office:value-type="float" office:value="0" table:style-name="ce4">
            <text:p>0</text:p>
          </table:table-cell>
          <table:table-cell office:value-type="float" office:value="6.5439999999999996" table:style-name="ce4">
            <text:p>6,544</text:p>
          </table:table-cell>
          <table:table-cell table:style-name="ce5"/>
          <table:table-cell office:value-type="float" office:value="168371544.59999999" table:style-name="ce4">
            <text:p>168371544,6</text:p>
          </table:table-cell>
          <table:table-cell office:value-type="float" office:value="0" table:style-name="ce4">
            <text:p>0</text:p>
          </table:table-cell>
          <table:table-cell office:value-type="float" office:value="-69651739.810000002" table:style-name="ce4">
            <text:p>-69651739,81</text:p>
          </table:table-cell>
          <table:table-cell table:number-columns-repeated="16367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5" table:style-name="ce4">
            <text:p>0,45</text:p>
          </table:table-cell>
          <table:table-cell office:value-type="float" office:value="0.5" table:style-name="ce4">
            <text:p>0,5</text:p>
          </table:table-cell>
          <table:table-cell office:value-type="float" office:value="505.24" table:style-name="ce4">
            <text:p>505,24</text:p>
          </table:table-cell>
          <table:table-cell table:style-name="ce5"/>
          <table:table-cell office:value-type="float" office:value="9063" table:style-name="ce4">
            <text:p>9063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office:value-type="float" office:value="7.5609999999999999" table:style-name="ce4">
            <text:p>7,561</text:p>
          </table:table-cell>
          <table:table-cell table:style-name="ce5"/>
          <table:table-cell office:value-type="float" office:value="218447607.19999999" table:style-name="ce4">
            <text:p>218447607,2</text:p>
          </table:table-cell>
          <table:table-cell office:value-type="float" office:value="0" table:style-name="ce4">
            <text:p>0</text:p>
          </table:table-cell>
          <table:table-cell office:value-type="float" office:value="-251338707.80000001" table:style-name="ce4">
            <text:p>-251338707,8</text:p>
          </table:table-cell>
          <table:table-cell table:number-columns-repeated="16367" table:style-name="ce1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5" table:style-name="ce4">
            <text:p>0,45</text:p>
          </table:table-cell>
          <table:table-cell office:value-type="float" office:value="0.51" table:style-name="ce4">
            <text:p>0,51</text:p>
          </table:table-cell>
          <table:table-cell office:value-type="float" office:value="506.11" table:style-name="ce4">
            <text:p>506,11</text:p>
          </table:table-cell>
          <table:table-cell office:value-type="float" office:value="1616" table:style-name="ce4">
            <text:p>1616</text:p>
          </table:table-cell>
          <table:table-cell office:value-type="float" office:value="9460" table:style-name="ce4">
            <text:p>9460</text:p>
          </table:table-cell>
          <table:table-cell office:value-type="float" office:value="41" table:style-name="ce4">
            <text:p>41</text:p>
          </table:table-cell>
          <table:table-cell office:value-type="float" office:value="6475.4009999999998" table:style-name="ce4">
            <text:p>6475,401</text:p>
          </table:table-cell>
          <table:table-cell office:value-type="float" office:value="10.41" table:style-name="ce4">
            <text:p>10,41</text:p>
          </table:table-cell>
          <table:table-cell office:value-type="float" office:value="0" table:style-name="ce4">
            <text:p>0</text:p>
          </table:table-cell>
          <table:table-cell office:value-type="float" office:value="9.6590000000000007" table:style-name="ce4">
            <text:p>9,659</text:p>
          </table:table-cell>
          <table:table-cell office:value-type="float" office:value="20.776599999999998" table:style-name="ce4">
            <text:p>20,7766</text:p>
          </table:table-cell>
          <table:table-cell office:value-type="float" office:value="206807479.40000001" table:style-name="ce4">
            <text:p>206807479,4</text:p>
          </table:table-cell>
          <table:table-cell office:value-type="float" office:value="0" table:style-name="ce4">
            <text:p>0</text:p>
          </table:table-cell>
          <table:table-cell office:value-type="float" office:value="-286902959.19999999" table:style-name="ce4">
            <text:p>-286902959,2</text:p>
          </table:table-cell>
          <table:table-cell table:number-columns-repeated="16367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6" table:style-name="ce4">
            <text:p>0,46</text:p>
          </table:table-cell>
          <table:table-cell office:value-type="float" office:value="0.51" table:style-name="ce4">
            <text:p>0,51</text:p>
          </table:table-cell>
          <table:table-cell office:value-type="float" office:value="506.97" table:style-name="ce4">
            <text:p>506,97</text:p>
          </table:table-cell>
          <table:table-cell office:value-type="float" office:value="1552" table:style-name="ce4">
            <text:p>1552</text:p>
          </table:table-cell>
          <table:table-cell office:value-type="float" office:value="7134" table:style-name="ce4">
            <text:p>7134</text:p>
          </table:table-cell>
          <table:table-cell office:value-type="float" office:value="41" table:style-name="ce4">
            <text:p>41</text:p>
          </table:table-cell>
          <table:table-cell office:value-type="float" office:value="6889.299" table:style-name="ce4">
            <text:p>6889,299</text:p>
          </table:table-cell>
          <table:table-cell office:value-type="float" office:value="10.77" table:style-name="ce4">
            <text:p>10,77</text:p>
          </table:table-cell>
          <table:table-cell office:value-type="float" office:value="0" table:style-name="ce4">
            <text:p>0</text:p>
          </table:table-cell>
          <table:table-cell office:value-type="float" office:value="9.9149999999999991" table:style-name="ce4">
            <text:p>9,915</text:p>
          </table:table-cell>
          <table:table-cell office:value-type="float" office:value="20.520569999999999" table:style-name="ce4">
            <text:p>20,52057</text:p>
          </table:table-cell>
          <table:table-cell office:value-type="float" office:value="165850731.40000001" table:style-name="ce4">
            <text:p>165850731,4</text:p>
          </table:table-cell>
          <table:table-cell office:value-type="float" office:value="0" table:style-name="ce4">
            <text:p>0</text:p>
          </table:table-cell>
          <table:table-cell office:value-type="float" office:value="-500553151.10000002" table:style-name="ce4">
            <text:p>-500553151,1</text:p>
          </table:table-cell>
          <table:table-cell table:number-columns-repeated="16367" table:style-name="ce1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6" table:style-name="ce4">
            <text:p>0,46</text:p>
          </table:table-cell>
          <table:table-cell office:value-type="float" office:value="0.52" table:style-name="ce4">
            <text:p>0,52</text:p>
          </table:table-cell>
          <table:table-cell office:value-type="float" office:value="507.84" table:style-name="ce4">
            <text:p>507,84</text:p>
          </table:table-cell>
          <table:table-cell office:value-type="float" office:value="793.5" table:style-name="ce4">
            <text:p>793,5</text:p>
          </table:table-cell>
          <table:table-cell office:value-type="float" office:value="4071" table:style-name="ce4">
            <text:p>4071</text:p>
          </table:table-cell>
          <table:table-cell office:value-type="float" office:value="41" table:style-name="ce4">
            <text:p>41</text:p>
          </table:table-cell>
          <table:table-cell office:value-type="float" office:value="7977.9170000000004" table:style-name="ce4">
            <text:p>7977,917</text:p>
          </table:table-cell>
          <table:table-cell office:value-type="float" office:value="9.89" table:style-name="ce4">
            <text:p>9,89</text:p>
          </table:table-cell>
          <table:table-cell office:value-type="float" office:value="0" table:style-name="ce4">
            <text:p>0</text:p>
          </table:table-cell>
          <table:table-cell office:value-type="float" office:value="10.369" table:style-name="ce4">
            <text:p>10,369</text:p>
          </table:table-cell>
          <table:table-cell office:value-type="float" office:value="20.267700000000001" table:style-name="ce4">
            <text:p>20,2677</text:p>
          </table:table-cell>
          <table:table-cell office:value-type="float" office:value="274049611.89999998" table:style-name="ce4">
            <text:p>274049611,9</text:p>
          </table:table-cell>
          <table:table-cell office:value-type="float" office:value="0" table:style-name="ce4">
            <text:p>0</text:p>
          </table:table-cell>
          <table:table-cell office:value-type="float" office:value="-532703884.89999998" table:style-name="ce4">
            <text:p>-532703884,9</text:p>
          </table:table-cell>
          <table:table-cell table:number-columns-repeated="16367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5" table:style-name="ce4">
            <text:p>0,45</text:p>
          </table:table-cell>
          <table:table-cell office:value-type="float" office:value="0.5" table:style-name="ce4">
            <text:p>0,5</text:p>
          </table:table-cell>
          <table:table-cell office:value-type="float" office:value="508.42" table:style-name="ce4">
            <text:p>508,42</text:p>
          </table:table-cell>
          <table:table-cell office:value-type="float" office:value="35" table:style-name="ce4">
            <text:p>35</text:p>
          </table:table-cell>
          <table:table-cell office:value-type="float" office:value="2507" table:style-name="ce4">
            <text:p>2507</text:p>
          </table:table-cell>
          <table:table-cell office:value-type="float" office:value="41" table:style-name="ce4">
            <text:p>41</text:p>
          </table:table-cell>
          <table:table-cell office:value-type="float" office:value="8450.5190000000002" table:style-name="ce4">
            <text:p>8450,519</text:p>
          </table:table-cell>
          <table:table-cell office:value-type="float" office:value="10.56" table:style-name="ce4">
            <text:p>10,56</text:p>
          </table:table-cell>
          <table:table-cell office:value-type="float" office:value="0" table:style-name="ce4">
            <text:p>0</text:p>
          </table:table-cell>
          <table:table-cell office:value-type="float" office:value="9.51" table:style-name="ce4">
            <text:p>9,51</text:p>
          </table:table-cell>
          <table:table-cell office:value-type="float" office:value="20.017939999999999" table:style-name="ce4">
            <text:p>20,01794</text:p>
          </table:table-cell>
          <table:table-cell office:value-type="float" office:value="595587942.5" table:style-name="ce4">
            <text:p>595587942,5</text:p>
          </table:table-cell>
          <table:table-cell office:value-type="float" office:value="0" table:style-name="ce4">
            <text:p>0</text:p>
          </table:table-cell>
          <table:table-cell office:value-type="float" office:value="-545748692.10000002" table:style-name="ce4">
            <text:p>-545748692,1</text:p>
          </table:table-cell>
          <table:table-cell table:number-columns-repeated="16367" table:style-name="ce1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4" table:style-name="ce4">
            <text:p>0,44</text:p>
          </table:table-cell>
          <table:table-cell office:value-type="float" office:value="0.5" table:style-name="ce4">
            <text:p>0,5</text:p>
          </table:table-cell>
          <table:table-cell office:value-type="float" office:value="509" table:style-name="ce4">
            <text:p>509</text:p>
          </table:table-cell>
          <table:table-cell office:value-type="float" office:value="35" table:style-name="ce4">
            <text:p>35</text:p>
          </table:table-cell>
          <table:table-cell office:value-type="float" office:value="1882" table:style-name="ce4">
            <text:p>1882</text:p>
          </table:table-cell>
          <table:table-cell office:value-type="float" office:value="30" table:style-name="ce4">
            <text:p>30</text:p>
          </table:table-cell>
          <table:table-cell office:value-type="float" office:value="8412.0669999999991" table:style-name="ce4">
            <text:p>8412,067</text:p>
          </table:table-cell>
          <table:table-cell office:value-type="float" office:value="11.86" table:style-name="ce4">
            <text:p>11,86</text:p>
          </table:table-cell>
          <table:table-cell office:value-type="float" office:value="0" table:style-name="ce4">
            <text:p>0</text:p>
          </table:table-cell>
          <table:table-cell office:value-type="float" office:value="11.573" table:style-name="ce4">
            <text:p>11,573</text:p>
          </table:table-cell>
          <table:table-cell office:value-type="float" office:value="19.771249999999998" table:style-name="ce4">
            <text:p>19,77125</text:p>
          </table:table-cell>
          <table:table-cell office:value-type="float" office:value="325892789.39999998" table:style-name="ce4">
            <text:p>325892789,4</text:p>
          </table:table-cell>
          <table:table-cell office:value-type="float" office:value="0" table:style-name="ce4">
            <text:p>0</text:p>
          </table:table-cell>
          <table:table-cell office:value-type="float" office:value="-305426438.10000002" table:style-name="ce4">
            <text:p>-305426438,1</text:p>
          </table:table-cell>
          <table:table-cell table:number-columns-repeated="16367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6" table:style-name="ce4">
            <text:p>0,46</text:p>
          </table:table-cell>
          <table:table-cell office:value-type="float" office:value="0.5" table:style-name="ce4">
            <text:p>0,5</text:p>
          </table:table-cell>
          <table:table-cell office:value-type="float" office:value="509.57416999999998" table:style-name="ce4">
            <text:p>509,57417</text:p>
          </table:table-cell>
          <table:table-cell office:value-type="float" office:value="35" table:style-name="ce4">
            <text:p>35</text:p>
          </table:table-cell>
          <table:table-cell office:value-type="float" office:value="1784" table:style-name="ce4">
            <text:p>1784</text:p>
          </table:table-cell>
          <table:table-cell office:value-type="float" office:value="29" table:style-name="ce4">
            <text:p>29</text:p>
          </table:table-cell>
          <table:table-cell office:value-type="float" office:value="9422.4969999999994" table:style-name="ce4">
            <text:p>9422,497</text:p>
          </table:table-cell>
          <table:table-cell office:value-type="float" office:value="10.79" table:style-name="ce4">
            <text:p>10,79</text:p>
          </table:table-cell>
          <table:table-cell office:value-type="float" office:value="0" table:style-name="ce4">
            <text:p>0</text:p>
          </table:table-cell>
          <table:table-cell office:value-type="float" office:value="13.36" table:style-name="ce4">
            <text:p>13,36</text:p>
          </table:table-cell>
          <table:table-cell office:value-type="float" office:value="19.527609999999999" table:style-name="ce4">
            <text:p>19,52761</text:p>
          </table:table-cell>
          <table:table-cell office:value-type="float" office:value="416214286.80000001" table:style-name="ce4">
            <text:p>416214286,8</text:p>
          </table:table-cell>
          <table:table-cell office:value-type="float" office:value="0" table:style-name="ce4">
            <text:p>0</text:p>
          </table:table-cell>
          <table:table-cell office:value-type="float" office:value="-181799741.40000001" table:style-name="ce4">
            <text:p>-181799741,4</text:p>
          </table:table-cell>
          <table:table-cell office:value-type="float" office:value="0.68782687187194824" table:style-name="ce1">
            <text:p>0,687826872</text:p>
          </table:table-cell>
          <table:table-cell office:value-type="float" office:value="0.59471702575683594" table:style-name="ce1">
            <text:p>0,594717026</text:p>
          </table:table-cell>
          <table:table-cell office:value-type="float" office:value="1.2715181112289429" table:style-name="ce1">
            <text:p>1,271518111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71.459999084472699" table:style-name="ce1">
            <text:p>71,45999908</text:p>
          </table:table-cell>
          <table:table-cell office:value-type="float" office:value="51.036000000000001" table:style-name="ce1">
            <text:p>51,036</text:p>
          </table:table-cell>
          <table:table-cell office:value-type="float" office:value="126.49562636865861" table:style-name="ce1">
            <text:p>126,4956264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5" table:style-name="ce4">
            <text:p>0,45</text:p>
          </table:table-cell>
          <table:table-cell office:value-type="float" office:value="0.5" table:style-name="ce4">
            <text:p>0,5</text:p>
          </table:table-cell>
          <table:table-cell office:value-type="float" office:value="510.37056000000001" table:style-name="ce4">
            <text:p>510,37056</text:p>
          </table:table-cell>
          <table:table-cell office:value-type="float" office:value="241" table:style-name="ce4">
            <text:p>241</text:p>
          </table:table-cell>
          <table:table-cell office:value-type="float" office:value="2175" table:style-name="ce4">
            <text:p>2175</text:p>
          </table:table-cell>
          <table:table-cell office:value-type="float" office:value="29" table:style-name="ce4">
            <text:p>29</text:p>
          </table:table-cell>
          <table:table-cell office:value-type="float" office:value="10317.31" table:style-name="ce4">
            <text:p>10317,31</text:p>
          </table:table-cell>
          <table:table-cell office:value-type="float" office:value="10.26" table:style-name="ce4">
            <text:p>10,26</text:p>
          </table:table-cell>
          <table:table-cell office:value-type="float" office:value="7924614" table:style-name="ce4">
            <text:p>7924614</text:p>
          </table:table-cell>
          <table:table-cell office:value-type="float" office:value="13.135" table:style-name="ce4">
            <text:p>13,135</text:p>
          </table:table-cell>
          <table:table-cell office:value-type="float" office:value="20.667909999999999" table:style-name="ce4">
            <text:p>20,66791</text:p>
          </table:table-cell>
          <table:table-cell office:value-type="float" office:value="592889580.20000005" table:style-name="ce4">
            <text:p>592889580,2</text:p>
          </table:table-cell>
          <table:table-cell office:value-type="float" office:value="0" table:style-name="ce4">
            <text:p>0</text:p>
          </table:table-cell>
          <table:table-cell office:value-type="float" office:value="-129877512.5" table:style-name="ce4">
            <text:p>-129877512,5</text:p>
          </table:table-cell>
          <table:table-cell office:value-type="float" office:value="0.6778566837310791" table:style-name="ce1">
            <text:p>0,677856684</text:p>
          </table:table-cell>
          <table:table-cell office:value-type="float" office:value="0.69327741861343384" table:style-name="ce1">
            <text:p>0,693277419</text:p>
          </table:table-cell>
          <table:table-cell office:value-type="float" office:value="1.2673290967941284" table:style-name="ce1">
            <text:p>1,267329097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76.653630865865651" table:style-name="ce1">
            <text:p>76,65363087</text:p>
          </table:table-cell>
          <table:table-cell office:value-type="float" office:value="50.374000000000002" table:style-name="ce1">
            <text:p>50,374</text:p>
          </table:table-cell>
          <table:table-cell office:value-type="float" office:value="126.54664006729189" table:style-name="ce1">
            <text:p>126,5466401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7" table:style-name="ce4">
            <text:p>0,47</text:p>
          </table:table-cell>
          <table:table-cell office:value-type="float" office:value="0.52" table:style-name="ce4">
            <text:p>0,52</text:p>
          </table:table-cell>
          <table:table-cell office:value-type="float" office:value="511.16694999999999" table:style-name="ce4">
            <text:p>511,16695</text:p>
          </table:table-cell>
          <table:table-cell office:value-type="float" office:value="575" table:style-name="ce4">
            <text:p>575</text:p>
          </table:table-cell>
          <table:table-cell office:value-type="float" office:value="2038" table:style-name="ce4">
            <text:p>2038</text:p>
          </table:table-cell>
          <table:table-cell office:value-type="float" office:value="26" table:style-name="ce4">
            <text:p>26</text:p>
          </table:table-cell>
          <table:table-cell office:value-type="float" office:value="11663.27" table:style-name="ce4">
            <text:p>11663,27</text:p>
          </table:table-cell>
          <table:table-cell office:value-type="float" office:value="9.9700000000000006" table:style-name="ce4">
            <text:p>9,97</text:p>
          </table:table-cell>
          <table:table-cell office:value-type="float" office:value="9784178" table:style-name="ce4">
            <text:p>9784178</text:p>
          </table:table-cell>
          <table:table-cell office:value-type="float" office:value="10.026" table:style-name="ce4">
            <text:p>10,026</text:p>
          </table:table-cell>
          <table:table-cell office:value-type="float" office:value="20.29731" table:style-name="ce4">
            <text:p>20,29731</text:p>
          </table:table-cell>
          <table:table-cell office:value-type="float" office:value="338234260.39999998" table:style-name="ce4">
            <text:p>338234260,4</text:p>
          </table:table-cell>
          <table:table-cell office:value-type="float" office:value="0" table:style-name="ce4">
            <text:p>0</text:p>
          </table:table-cell>
          <table:table-cell office:value-type="float" office:value="-518537516.89999998" table:style-name="ce4">
            <text:p>-518537516,9</text:p>
          </table:table-cell>
          <table:table-cell office:value-type="float" office:value="0.66788649559020996" table:style-name="ce1">
            <text:p>0,667886496</text:p>
          </table:table-cell>
          <table:table-cell office:value-type="float" office:value="0.79183781147003174" table:style-name="ce1">
            <text:p>0,791837811</text:p>
          </table:table-cell>
          <table:table-cell office:value-type="float" office:value="1.263140082359314" table:style-name="ce1">
            <text:p>1,263140082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1.847262647258603" table:style-name="ce1">
            <text:p>81,84726265</text:p>
          </table:table-cell>
          <table:table-cell office:value-type="float" office:value="51.247" table:style-name="ce1">
            <text:p>51,247</text:p>
          </table:table-cell>
          <table:table-cell office:value-type="float" office:value="123.28234538757007" table:style-name="ce1">
            <text:p>123,2823454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Estonia</text:p>
          </table:table-cell>
          <table:table-cell table:style-name="ce5"/>
          <table:table-cell office:value-type="float" office:value="0.48" table:style-name="ce4">
            <text:p>0,48</text:p>
          </table:table-cell>
          <table:table-cell office:value-type="float" office:value="0.52" table:style-name="ce4">
            <text:p>0,52</text:p>
          </table:table-cell>
          <table:table-cell office:value-type="float" office:value="511.96334000000002" table:style-name="ce4">
            <text:p>511,96334</text:p>
          </table:table-cell>
          <table:table-cell office:value-type="float" office:value="967" table:style-name="ce4">
            <text:p>967</text:p>
          </table:table-cell>
          <table:table-cell office:value-type="float" office:value="3073" table:style-name="ce4">
            <text:p>3073</text:p>
          </table:table-cell>
          <table:table-cell office:value-type="float" office:value="22" table:style-name="ce4">
            <text:p>22</text:p>
          </table:table-cell>
          <table:table-cell office:value-type="float" office:value="13133.28" table:style-name="ce4">
            <text:p>13133,28</text:p>
          </table:table-cell>
          <table:table-cell office:value-type="float" office:value="9.85" table:style-name="ce4">
            <text:p>9,85</text:p>
          </table:table-cell>
          <table:table-cell office:value-type="float" office:value="15565543" table:style-name="ce4">
            <text:p>15565543</text:p>
          </table:table-cell>
          <table:table-cell office:value-type="float" office:value="11.288" table:style-name="ce4">
            <text:p>11,288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038244664" table:style-name="ce4">
            <text:p>1038244664</text:p>
          </table:table-cell>
          <table:table-cell office:value-type="float" office:value="0" table:style-name="ce4">
            <text:p>0</text:p>
          </table:table-cell>
          <table:table-cell office:value-type="float" office:value="-836603350" table:style-name="ce4">
            <text:p>-836603350</text:p>
          </table:table-cell>
          <table:table-cell office:value-type="float" office:value="0.88027060031890869" table:style-name="ce1">
            <text:p>0,8802706</text:p>
          </table:table-cell>
          <table:table-cell office:value-type="float" office:value="0.77081787586212158" table:style-name="ce1">
            <text:p>0,770817876</text:p>
          </table:table-cell>
          <table:table-cell office:value-type="float" office:value="1.1741998195648193" table:style-name="ce1">
            <text:p>1,17419982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2.821420653440299" table:style-name="ce1">
            <text:p>82,82142065</text:p>
          </table:table-cell>
          <table:table-cell office:value-type="float" office:value="52.118000000000002" table:style-name="ce1">
            <text:p>52,118</text:p>
          </table:table-cell>
          <table:table-cell office:value-type="float" office:value="122.74477280779648" table:style-name="ce1">
            <text:p>122,7447728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Estonia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0.45" table:style-name="ce4">
            <text:p>0,45</text:p>
          </table:table-cell>
          <table:table-cell office:value-type="float" office:value="0.49" table:style-name="ce4">
            <text:p>0,49</text:p>
          </table:table-cell>
          <table:table-cell office:value-type="float" office:value="513.16633999999999" table:style-name="ce4">
            <text:p>513,16634</text:p>
          </table:table-cell>
          <table:table-cell office:value-type="float" office:value="1097" table:style-name="ce4">
            <text:p>1097</text:p>
          </table:table-cell>
          <table:table-cell office:value-type="float" office:value="2927" table:style-name="ce4">
            <text:p>2927</text:p>
          </table:table-cell>
          <table:table-cell office:value-type="float" office:value="26" table:style-name="ce4">
            <text:p>26</text:p>
          </table:table-cell>
          <table:table-cell office:value-type="float" office:value="14536.76" table:style-name="ce4">
            <text:p>14536,76</text:p>
          </table:table-cell>
          <table:table-cell office:value-type="float" office:value="10.255209170000001" table:style-name="ce4">
            <text:p>10,25520917</text:p>
          </table:table-cell>
          <table:table-cell office:value-type="float" office:value="60154973" table:style-name="ce4">
            <text:p>60154973</text:p>
          </table:table-cell>
          <table:table-cell office:value-type="float" office:value="10.247999999999999" table:style-name="ce4">
            <text:p>10,248</text:p>
          </table:table-cell>
          <table:table-cell office:value-type="float" office:value="16" table:style-name="ce4">
            <text:p>16</text:p>
          </table:table-cell>
          <table:table-cell office:value-type="float" office:value="1086893435" table:style-name="ce4">
            <text:p>1086893435</text:p>
          </table:table-cell>
          <table:table-cell office:value-type="float" office:value="1" table:style-name="ce4">
            <text:p>1</text:p>
          </table:table-cell>
          <table:table-cell office:value-type="float" office:value="-949700084" table:style-name="ce4">
            <text:p>-949700084</text:p>
          </table:table-cell>
          <table:table-cell office:value-type="float" office:value="0.90334391593933105" table:style-name="ce1">
            <text:p>0,903343916</text:p>
          </table:table-cell>
          <table:table-cell office:value-type="float" office:value="0.88301777839660645" table:style-name="ce1">
            <text:p>0,883017778</text:p>
          </table:table-cell>
          <table:table-cell office:value-type="float" office:value="1.2255069017410278" table:style-name="ce1">
            <text:p>1,225506902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3.724293483173696" table:style-name="ce1">
            <text:p>83,72429348</text:p>
          </table:table-cell>
          <table:table-cell office:value-type="float" office:value="52.889000000000003" table:style-name="ce1">
            <text:p>52,889</text:p>
          </table:table-cell>
          <table:table-cell office:value-type="float" office:value="129.9495000776615" table:style-name="ce1">
            <text:p>129,9495001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Estonia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0.48" table:style-name="ce4">
            <text:p>0,48</text:p>
          </table:table-cell>
          <table:table-cell office:value-type="float" office:value="0.5" table:style-name="ce4">
            <text:p>0,5</text:p>
          </table:table-cell>
          <table:table-cell office:value-type="float" office:value="514.36933999999997" table:style-name="ce4">
            <text:p>514,36934</text:p>
          </table:table-cell>
          <table:table-cell office:value-type="float" office:value="1436" table:style-name="ce4">
            <text:p>1436</text:p>
          </table:table-cell>
          <table:table-cell office:value-type="float" office:value="4610" table:style-name="ce4">
            <text:p>4610</text:p>
          </table:table-cell>
          <table:table-cell office:value-type="float" office:value="30" table:style-name="ce4">
            <text:p>30</text:p>
          </table:table-cell>
          <table:table-cell office:value-type="float" office:value="16634.89" table:style-name="ce4">
            <text:p>16634,89</text:p>
          </table:table-cell>
          <table:table-cell office:value-type="float" office:value="9.8172749130000003" table:style-name="ce4">
            <text:p>9,817274913</text:p>
          </table:table-cell>
          <table:table-cell office:value-type="float" office:value="98332569" table:style-name="ce4">
            <text:p>98332569</text:p>
          </table:table-cell>
          <table:table-cell office:value-type="float" office:value="8.0329999999999995" table:style-name="ce4">
            <text:p>8,033</text:p>
          </table:table-cell>
          <table:table-cell office:value-type="float" office:value="14.3" table:style-name="ce4">
            <text:p>14,3</text:p>
          </table:table-cell>
          <table:table-cell office:value-type="float" office:value="3057558405" table:style-name="ce4">
            <text:p>3057558405</text:p>
          </table:table-cell>
          <table:table-cell office:value-type="float" office:value="1" table:style-name="ce4">
            <text:p>1</text:p>
          </table:table-cell>
          <table:table-cell office:value-type="float" office:value="-704594343" table:style-name="ce4">
            <text:p>-704594343</text:p>
          </table:table-cell>
          <table:table-cell office:value-type="float" office:value="0.9378400444984436" table:style-name="ce1">
            <text:p>0,937840044</text:p>
          </table:table-cell>
          <table:table-cell office:value-type="float" office:value="0.90370863676071167" table:style-name="ce1">
            <text:p>0,903708637</text:p>
          </table:table-cell>
          <table:table-cell office:value-type="float" office:value="1.2470871210098267" table:style-name="ce1">
            <text:p>1,247087121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5.203322988245603" table:style-name="ce1">
            <text:p>85,20332299</text:p>
          </table:table-cell>
          <table:table-cell office:value-type="float" office:value="53.9" table:style-name="ce1">
            <text:p>53,9</text:p>
          </table:table-cell>
          <table:table-cell office:value-type="float" office:value="135.91279211510667" table:style-name="ce1">
            <text:p>135,9127921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Estonia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0.45" table:style-name="ce4">
            <text:p>0,45</text:p>
          </table:table-cell>
          <table:table-cell office:value-type="float" office:value="0.49" table:style-name="ce4">
            <text:p>0,49</text:p>
          </table:table-cell>
          <table:table-cell office:value-type="float" office:value="515.57234000000005" table:style-name="ce4">
            <text:p>515,57234</text:p>
          </table:table-cell>
          <table:table-cell office:value-type="float" office:value="2234" table:style-name="ce4">
            <text:p>2234</text:p>
          </table:table-cell>
          <table:table-cell office:value-type="float" office:value="5527" table:style-name="ce4">
            <text:p>5527</text:p>
          </table:table-cell>
          <table:table-cell office:value-type="float" office:value="30" table:style-name="ce4">
            <text:p>30</text:p>
          </table:table-cell>
          <table:table-cell office:value-type="float" office:value="19345.2" table:style-name="ce4">
            <text:p>19345,2</text:p>
          </table:table-cell>
          <table:table-cell office:value-type="float" office:value="9.5902919390000001" table:style-name="ce4">
            <text:p>9,590291939</text:p>
          </table:table-cell>
          <table:table-cell office:value-type="float" office:value="154000000" table:style-name="ce6">
            <text:p>1,54E+08</text:p>
          </table:table-cell>
          <table:table-cell office:value-type="float" office:value="5.915" table:style-name="ce4">
            <text:p>5,915</text:p>
          </table:table-cell>
          <table:table-cell office:value-type="float" office:value="13.3" table:style-name="ce4">
            <text:p>13,3</text:p>
          </table:table-cell>
          <table:table-cell office:value-type="float" office:value="1758167636" table:style-name="ce4">
            <text:p>1758167636</text:p>
          </table:table-cell>
          <table:table-cell office:value-type="float" office:value="1" table:style-name="ce4">
            <text:p>1</text:p>
          </table:table-cell>
          <table:table-cell office:value-type="float" office:value="-1728295836" table:style-name="ce4">
            <text:p>-1728295836</text:p>
          </table:table-cell>
          <table:table-cell office:value-type="float" office:value="1.1469151973724365" table:style-name="ce1">
            <text:p>1,146915197</text:p>
          </table:table-cell>
          <table:table-cell office:value-type="float" office:value="1.1297320127487183" table:style-name="ce1">
            <text:p>1,129732013</text:p>
          </table:table-cell>
          <table:table-cell office:value-type="float" office:value="1.2937014102935791" table:style-name="ce1">
            <text:p>1,29370141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4.919998168945298" table:style-name="ce1">
            <text:p>84,91999817</text:p>
          </table:table-cell>
          <table:table-cell office:value-type="float" office:value="56.918999999999997" table:style-name="ce1">
            <text:p>56,919</text:p>
          </table:table-cell>
          <table:table-cell office:value-type="float" office:value="136.62073766264541" table:style-name="ce1">
            <text:p>136,6207377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Estonia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0.44" table:style-name="ce4">
            <text:p>0,44</text:p>
          </table:table-cell>
          <table:table-cell office:value-type="float" office:value="0.46" table:style-name="ce4">
            <text:p>0,46</text:p>
          </table:table-cell>
          <table:table-cell office:value-type="float" office:value="514.60247000000004" table:style-name="ce4">
            <text:p>514,60247</text:p>
          </table:table-cell>
          <table:table-cell office:value-type="float" office:value="3741" table:style-name="ce4">
            <text:p>3741</text:p>
          </table:table-cell>
          <table:table-cell office:value-type="float" office:value="4384" table:style-name="ce4">
            <text:p>4384</text:p>
          </table:table-cell>
          <table:table-cell office:value-type="float" office:value="27" table:style-name="ce4">
            <text:p>27</text:p>
          </table:table-cell>
          <table:table-cell office:value-type="float" office:value="22200.23" table:style-name="ce4">
            <text:p>22200,23</text:p>
          </table:table-cell>
          <table:table-cell office:value-type="float" office:value="9.46569577" table:style-name="ce4">
            <text:p>9,46569577</text:p>
          </table:table-cell>
          <table:table-cell office:value-type="float" office:value="234000000" table:style-name="ce6">
            <text:p>2,34E+08</text:p>
          </table:table-cell>
          <table:table-cell office:value-type="float" office:value="4.5919999999999996" table:style-name="ce4">
            <text:p>4,592</text:p>
          </table:table-cell>
          <table:table-cell office:value-type="float" office:value="12.4" table:style-name="ce4">
            <text:p>12,4</text:p>
          </table:table-cell>
          <table:table-cell office:value-type="float" office:value="3033145920" table:style-name="ce4">
            <text:p>3033145920</text:p>
          </table:table-cell>
          <table:table-cell office:value-type="float" office:value="1" table:style-name="ce4">
            <text:p>1</text:p>
          </table:table-cell>
          <table:table-cell office:value-type="float" office:value="-1964475152" table:style-name="ce4">
            <text:p>-1964475152</text:p>
          </table:table-cell>
          <table:table-cell office:value-type="float" office:value="1.0076360702514648" table:style-name="ce1">
            <text:p>1,00763607</text:p>
          </table:table-cell>
          <table:table-cell office:value-type="float" office:value="1.1222754716873169" table:style-name="ce1">
            <text:p>1,122275472</text:p>
          </table:table-cell>
          <table:table-cell office:value-type="float" office:value="1.3227832317352295" table:style-name="ce1">
            <text:p>1,322783232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5.699996948242202" table:style-name="ce1">
            <text:p>85,69999695</text:p>
          </table:table-cell>
          <table:table-cell office:value-type="float" office:value="57.734999999999999" table:style-name="ce1">
            <text:p>57,735</text:p>
          </table:table-cell>
          <table:table-cell office:value-type="float" office:value="133.98082923575384" table:style-name="ce1">
            <text:p>133,9808292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Estonia</text:p>
          </table:table-cell>
          <table:table-cell office:value-type="float" office:value="31.9" table:style-name="ce4">
            <text:p>31,9</text:p>
          </table:table-cell>
          <table:table-cell office:value-type="float" office:value="0.41" table:style-name="ce4">
            <text:p>0,41</text:p>
          </table:table-cell>
          <table:table-cell office:value-type="float" office:value="0.44" table:style-name="ce4">
            <text:p>0,44</text:p>
          </table:table-cell>
          <table:table-cell office:value-type="float" office:value="514.60247000000004" table:style-name="ce4">
            <text:p>514,60247</text:p>
          </table:table-cell>
          <table:table-cell office:value-type="float" office:value="3671" table:style-name="ce4">
            <text:p>3671</text:p>
          </table:table-cell>
          <table:table-cell office:value-type="float" office:value="4406" table:style-name="ce4">
            <text:p>4406</text:p>
          </table:table-cell>
          <table:table-cell office:value-type="float" office:value="32" table:style-name="ce4">
            <text:p>32</text:p>
          </table:table-cell>
          <table:table-cell office:value-type="float" office:value="22802.34" table:style-name="ce4">
            <text:p>22802,34</text:p>
          </table:table-cell>
          <table:table-cell office:value-type="float" office:value="11.77092165" table:style-name="ce4">
            <text:p>11,77092165</text:p>
          </table:table-cell>
          <table:table-cell office:value-type="float" office:value="289000000" table:style-name="ce6">
            <text:p>2,89E+08</text:p>
          </table:table-cell>
          <table:table-cell office:value-type="float" office:value="5.4550000000000001" table:style-name="ce4">
            <text:p>5,455</text:p>
          </table:table-cell>
          <table:table-cell office:value-type="float" office:value="12.6" table:style-name="ce4">
            <text:p>12,6</text:p>
          </table:table-cell>
          <table:table-cell office:value-type="float" office:value="1977264597" table:style-name="ce4">
            <text:p>1977264597</text:p>
          </table:table-cell>
          <table:table-cell office:value-type="float" office:value="1" table:style-name="ce4">
            <text:p>1</text:p>
          </table:table-cell>
          <table:table-cell office:value-type="float" office:value="-960636223.39999998" table:style-name="ce4">
            <text:p>-960636223,4</text:p>
          </table:table-cell>
          <table:table-cell office:value-type="float" office:value="1.1576368808746338" table:style-name="ce1">
            <text:p>1,157636881</text:p>
          </table:table-cell>
          <table:table-cell office:value-type="float" office:value="1.1554397344589233" table:style-name="ce1">
            <text:p>1,155439734</text:p>
          </table:table-cell>
          <table:table-cell office:value-type="float" office:value="1.3883663415908813" table:style-name="ce1">
            <text:p>1,388366342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5.319999694824205" table:style-name="ce1">
            <text:p>85,31999969</text:p>
          </table:table-cell>
          <table:table-cell office:value-type="float" office:value="57.820999999999998" table:style-name="ce1">
            <text:p>57,821</text:p>
          </table:table-cell>
          <table:table-cell office:value-type="float" office:value="136.681988157836" table:style-name="ce1">
            <text:p>136,6819882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Estonia</text:p>
          </table:table-cell>
          <table:table-cell office:value-type="float" office:value="31.8" table:style-name="ce4">
            <text:p>31,8</text:p>
          </table:table-cell>
          <table:table-cell office:value-type="float" office:value="0.38" table:style-name="ce4">
            <text:p>0,38</text:p>
          </table:table-cell>
          <table:table-cell office:value-type="float" office:value="0.42" table:style-name="ce4">
            <text:p>0,42</text:p>
          </table:table-cell>
          <table:table-cell office:value-type="float" office:value="513.63261" table:style-name="ce4">
            <text:p>513,63261</text:p>
          </table:table-cell>
          <table:table-cell office:value-type="float" office:value="3884" table:style-name="ce4">
            <text:p>3884</text:p>
          </table:table-cell>
          <table:table-cell office:value-type="float" office:value="4658" table:style-name="ce4">
            <text:p>4658</text:p>
          </table:table-cell>
          <table:table-cell office:value-type="float" office:value="35" table:style-name="ce4">
            <text:p>35</text:p>
          </table:table-cell>
          <table:table-cell office:value-type="float" office:value="20477.259999999998" table:style-name="ce4">
            <text:p>20477,26</text:p>
          </table:table-cell>
          <table:table-cell office:value-type="float" office:value="15.874060460000001" table:style-name="ce4">
            <text:p>15,87406046</text:p>
          </table:table-cell>
          <table:table-cell office:value-type="float" office:value="598000000" table:style-name="ce6">
            <text:p>5,98E+08</text:p>
          </table:table-cell>
          <table:table-cell office:value-type="float" office:value="13.55" table:style-name="ce4">
            <text:p>13,55</text:p>
          </table:table-cell>
          <table:table-cell office:value-type="float" office:value="13.7" table:style-name="ce4">
            <text:p>13,7</text:p>
          </table:table-cell>
          <table:table-cell office:value-type="float" office:value="1866296947" table:style-name="ce4">
            <text:p>1866296947</text:p>
          </table:table-cell>
          <table:table-cell office:value-type="float" office:value="1" table:style-name="ce4">
            <text:p>1</text:p>
          </table:table-cell>
          <table:table-cell office:value-type="float" office:value="989300275.79999995" table:style-name="ce4">
            <text:p>989300275,8</text:p>
          </table:table-cell>
          <table:table-cell office:value-type="float" office:value="1.0022479295730591" table:style-name="ce1">
            <text:p>1,00224793</text:p>
          </table:table-cell>
          <table:table-cell office:value-type="float" office:value="1.1246585845947266" table:style-name="ce1">
            <text:p>1,124658585</text:p>
          </table:table-cell>
          <table:table-cell office:value-type="float" office:value="1.3926926851272583" table:style-name="ce1">
            <text:p>1,392692685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5.680000305175795" table:style-name="ce1">
            <text:p>85,68000031</text:p>
          </table:table-cell>
          <table:table-cell office:value-type="float" office:value="52.527999999999999" table:style-name="ce1">
            <text:p>52,528</text:p>
          </table:table-cell>
          <table:table-cell office:value-type="float" office:value="116.75907985980159" table:style-name="ce1">
            <text:p>116,7590799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Estonia</text:p>
          </table:table-cell>
          <table:table-cell office:value-type="float" office:value="32.1" table:style-name="ce4">
            <text:p>32,1</text:p>
          </table:table-cell>
          <table:table-cell office:value-type="float" office:value="0.4" table:style-name="ce4">
            <text:p>0,4</text:p>
          </table:table-cell>
          <table:table-cell office:value-type="float" office:value="0.44" table:style-name="ce4">
            <text:p>0,44</text:p>
          </table:table-cell>
          <table:table-cell office:value-type="float" office:value="519.85704999999996" table:style-name="ce4">
            <text:p>519,85705</text:p>
          </table:table-cell>
          <table:table-cell office:value-type="float" office:value="2810" table:style-name="ce4">
            <text:p>2810</text:p>
          </table:table-cell>
          <table:table-cell office:value-type="float" office:value="5294" table:style-name="ce4">
            <text:p>5294</text:p>
          </table:table-cell>
          <table:table-cell office:value-type="float" office:value="33" table:style-name="ce4">
            <text:p>33</text:p>
          </table:table-cell>
          <table:table-cell office:value-type="float" office:value="21615.74" table:style-name="ce4">
            <text:p>21615,74</text:p>
          </table:table-cell>
          <table:table-cell office:value-type="float" office:value="14.652909210000001" table:style-name="ce4">
            <text:p>14,65290921</text:p>
          </table:table-cell>
          <table:table-cell office:value-type="float" office:value="662000000" table:style-name="ce6">
            <text:p>6,62E+08</text:p>
          </table:table-cell>
          <table:table-cell office:value-type="float" office:value="16.71" table:style-name="ce4">
            <text:p>16,71</text:p>
          </table:table-cell>
          <table:table-cell office:value-type="float" office:value="15.4" table:style-name="ce4">
            <text:p>15,4</text:p>
          </table:table-cell>
          <table:table-cell office:value-type="float" office:value="2592255115" table:style-name="ce4">
            <text:p>2592255115</text:p>
          </table:table-cell>
          <table:table-cell office:value-type="float" office:value="1" table:style-name="ce4">
            <text:p>1</text:p>
          </table:table-cell>
          <table:table-cell office:value-type="float" office:value="1245764979" table:style-name="ce4">
            <text:p>1245764979</text:p>
          </table:table-cell>
          <table:table-cell office:value-type="float" office:value="1.0766664743423462" table:style-name="ce1">
            <text:p>1,076666474</text:p>
          </table:table-cell>
          <table:table-cell office:value-type="float" office:value="1.1531299352645874" table:style-name="ce1">
            <text:p>1,153129935</text:p>
          </table:table-cell>
          <table:table-cell office:value-type="float" office:value="1.3882020711898804" table:style-name="ce1">
            <text:p>1,388202071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6.459999084472699" table:style-name="ce1">
            <text:p>86,45999908</text:p>
          </table:table-cell>
          <table:table-cell office:value-type="float" office:value="50.399000000000001" table:style-name="ce1">
            <text:p>50,399</text:p>
          </table:table-cell>
          <table:table-cell office:value-type="float" office:value="143.6717622569779" table:style-name="ce1">
            <text:p>143,6717623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Estonia</text:p>
          </table:table-cell>
          <table:table-cell office:value-type="float" office:value="32.5" table:style-name="ce4">
            <text:p>32,5</text:p>
          </table:table-cell>
          <table:table-cell office:value-type="float" office:value="0.42" table:style-name="ce4">
            <text:p>0,42</text:p>
          </table:table-cell>
          <table:table-cell office:value-type="float" office:value="0.46" table:style-name="ce4">
            <text:p>0,46</text:p>
          </table:table-cell>
          <table:table-cell office:value-type="float" office:value="519.85704999999996" table:style-name="ce4">
            <text:p>519,85705</text:p>
          </table:table-cell>
          <table:table-cell office:value-type="float" office:value="3709" table:style-name="ce4">
            <text:p>3709</text:p>
          </table:table-cell>
          <table:table-cell office:value-type="float" office:value="6214" table:style-name="ce4">
            <text:p>6214</text:p>
          </table:table-cell>
          <table:table-cell office:value-type="float" office:value="33" table:style-name="ce4">
            <text:p>33</text:p>
          </table:table-cell>
          <table:table-cell office:value-type="float" office:value="24557.24" table:style-name="ce4">
            <text:p>24557,24</text:p>
          </table:table-cell>
          <table:table-cell office:value-type="float" office:value="12.93198819" table:style-name="ce4">
            <text:p>12,93198819</text:p>
          </table:table-cell>
          <table:table-cell office:value-type="float" office:value="383000000" table:style-name="ce6">
            <text:p>3,83E+08</text:p>
          </table:table-cell>
          <table:table-cell office:value-type="float" office:value="12.33" table:style-name="ce4">
            <text:p>12,33</text:p>
          </table:table-cell>
          <table:table-cell office:value-type="float" office:value="14.2" table:style-name="ce4">
            <text:p>14,2</text:p>
          </table:table-cell>
          <table:table-cell office:value-type="float" office:value="1119148299" table:style-name="ce4">
            <text:p>1119148299</text:p>
          </table:table-cell>
          <table:table-cell office:value-type="float" office:value="1" table:style-name="ce4">
            <text:p>1</text:p>
          </table:table-cell>
          <table:table-cell office:value-type="float" office:value="1350581522" table:style-name="ce4">
            <text:p>1350581522</text:p>
          </table:table-cell>
          <table:table-cell office:value-type="float" office:value="1.0672739744186401" table:style-name="ce1">
            <text:p>1,067273974</text:p>
          </table:table-cell>
          <table:table-cell office:value-type="float" office:value="1.1758149862289429" table:style-name="ce1">
            <text:p>1,175814986</text:p>
          </table:table-cell>
          <table:table-cell office:value-type="float" office:value="1.3853170871734619" table:style-name="ce1">
            <text:p>1,385317087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6.550003051757798" table:style-name="ce1">
            <text:p>86,55000305</text:p>
          </table:table-cell>
          <table:table-cell office:value-type="float" office:value="53.703000000000003" table:style-name="ce1">
            <text:p>53,703</text:p>
          </table:table-cell>
          <table:table-cell office:value-type="float" office:value="166.74607243390025" table:style-name="ce1">
            <text:p>166,7460724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Estonia</text:p>
          </table:table-cell>
          <table:table-cell office:value-type="float" office:value="32.9" table:style-name="ce4">
            <text:p>32,9</text:p>
          </table:table-cell>
          <table:table-cell office:value-type="float" office:value="0.43" table:style-name="ce4">
            <text:p>0,43</text:p>
          </table:table-cell>
          <table:table-cell office:value-type="float" office:value="0.47" table:style-name="ce4">
            <text:p>0,47</text:p>
          </table:table-cell>
          <table:table-cell office:value-type="float" office:value="526.08149000000003" table:style-name="ce4">
            <text:p>526,08149</text:p>
          </table:table-cell>
          <table:table-cell office:value-type="float" office:value="2639" table:style-name="ce4">
            <text:p>2639</text:p>
          </table:table-cell>
          <table:table-cell office:value-type="float" office:value="6321" table:style-name="ce4">
            <text:p>6321</text:p>
          </table:table-cell>
          <table:table-cell office:value-type="float" office:value="34" table:style-name="ce4">
            <text:p>34</text:p>
          </table:table-cell>
          <table:table-cell office:value-type="float" office:value="25996.05" table:style-name="ce4">
            <text:p>25996,05</text:p>
          </table:table-cell>
          <table:table-cell office:value-type="float" office:value="12.48556514" table:style-name="ce4">
            <text:p>12,48556514</text:p>
          </table:table-cell>
          <table:table-cell office:value-type="float" office:value="803000000" table:style-name="ce6">
            <text:p>8,03E+08</text:p>
          </table:table-cell>
          <table:table-cell office:value-type="float" office:value="10.02" table:style-name="ce4">
            <text:p>10,02</text:p>
          </table:table-cell>
          <table:table-cell office:value-type="float" office:value="13.3" table:style-name="ce4">
            <text:p>13,3</text:p>
          </table:table-cell>
          <table:table-cell office:value-type="float" office:value="1787341527" table:style-name="ce4">
            <text:p>1787341527</text:p>
          </table:table-cell>
          <table:table-cell office:value-type="float" office:value="1" table:style-name="ce4">
            <text:p>1</text:p>
          </table:table-cell>
          <table:table-cell office:value-type="float" office:value="385668930.30000001" table:style-name="ce4">
            <text:p>385668930,3</text:p>
          </table:table-cell>
          <table:table-cell office:value-type="float" office:value="0.94592207670211792" table:style-name="ce1">
            <text:p>0,945922077</text:p>
          </table:table-cell>
          <table:table-cell office:value-type="float" office:value="1.1509414911270142" table:style-name="ce1">
            <text:p>1,150941491</text:p>
          </table:table-cell>
          <table:table-cell office:value-type="float" office:value="1.4102840423583984" table:style-name="ce1">
            <text:p>1,410284042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7.25" table:style-name="ce1">
            <text:p>87,25</text:p>
          </table:table-cell>
          <table:table-cell office:value-type="float" office:value="55.116999999999997" table:style-name="ce1">
            <text:p>55,117</text:p>
          </table:table-cell>
          <table:table-cell office:value-type="float" office:value="169.15606777386455" table:style-name="ce1">
            <text:p>169,1560678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Estonia</text:p>
          </table:table-cell>
          <table:table-cell office:value-type="float" office:value="33.5" table:style-name="ce4">
            <text:p>33,5</text:p>
          </table:table-cell>
          <table:table-cell office:value-type="float" office:value="0.44" table:style-name="ce4">
            <text:p>0,44</text:p>
          </table:table-cell>
          <table:table-cell office:value-type="float" office:value="0.46" table:style-name="ce4">
            <text:p>0,46</text:p>
          </table:table-cell>
          <table:table-cell office:value-type="float" office:value="525.18502999999998" table:style-name="ce4">
            <text:p>525,18503</text:p>
          </table:table-cell>
          <table:table-cell office:value-type="float" office:value="4109" table:style-name="ce4">
            <text:p>4109</text:p>
          </table:table-cell>
          <table:table-cell office:value-type="float" office:value="6740" table:style-name="ce4">
            <text:p>6740</text:p>
          </table:table-cell>
          <table:table-cell office:value-type="float" office:value="32" table:style-name="ce4">
            <text:p>32</text:p>
          </table:table-cell>
          <table:table-cell office:value-type="float" office:value="27464.52" table:style-name="ce4">
            <text:p>27464,52</text:p>
          </table:table-cell>
          <table:table-cell office:value-type="float" office:value="12.42994736" table:style-name="ce4">
            <text:p>12,42994736</text:p>
          </table:table-cell>
          <table:table-cell office:value-type="float" office:value="805000000" table:style-name="ce6">
            <text:p>8,05E+08</text:p>
          </table:table-cell>
          <table:table-cell office:value-type="float" office:value="8.6300000000000008" table:style-name="ce4">
            <text:p>8,63</text:p>
          </table:table-cell>
          <table:table-cell office:value-type="float" office:value="13.9" table:style-name="ce4">
            <text:p>13,9</text:p>
          </table:table-cell>
          <table:table-cell office:value-type="float" office:value="1097942107" table:style-name="ce4">
            <text:p>1097942107</text:p>
          </table:table-cell>
          <table:table-cell office:value-type="float" office:value="1" table:style-name="ce4">
            <text:p>1</text:p>
          </table:table-cell>
          <table:table-cell office:value-type="float" office:value="674008560.20000005" table:style-name="ce4">
            <text:p>674008560,2</text:p>
          </table:table-cell>
          <table:table-cell office:value-type="float" office:value="0.96678817272186279" table:style-name="ce1">
            <text:p>0,966788173</text:p>
          </table:table-cell>
          <table:table-cell office:value-type="float" office:value="1.1913702487945557" table:style-name="ce1">
            <text:p>1,191370249</text:p>
          </table:table-cell>
          <table:table-cell office:value-type="float" office:value="1.4392409324645996" table:style-name="ce1">
            <text:p>1,439240932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8.440002441406193" table:style-name="ce1">
            <text:p>88,44000244</text:p>
          </table:table-cell>
          <table:table-cell office:value-type="float" office:value="55.984000000000002" table:style-name="ce1">
            <text:p>55,984</text:p>
          </table:table-cell>
          <table:table-cell office:value-type="float" office:value="164.60163215691551" table:style-name="ce1">
            <text:p>164,6016322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Estonia</text:p>
          </table:table-cell>
          <table:table-cell office:value-type="float" office:value="33.1" table:style-name="ce4">
            <text:p>33,1</text:p>
          </table:table-cell>
          <table:table-cell office:value-type="float" office:value="0.44" table:style-name="ce4">
            <text:p>0,44</text:p>
          </table:table-cell>
          <table:table-cell office:value-type="float" office:value="0.47" table:style-name="ce4">
            <text:p>0,47</text:p>
          </table:table-cell>
          <table:table-cell office:value-type="float" office:value="525.18502999999998" table:style-name="ce4">
            <text:p>525,18503</text:p>
          </table:table-cell>
          <table:table-cell office:value-type="float" office:value="3904" table:style-name="ce4">
            <text:p>3904</text:p>
          </table:table-cell>
          <table:table-cell office:value-type="float" office:value="4637" table:style-name="ce4">
            <text:p>4637</text:p>
          </table:table-cell>
          <table:table-cell office:value-type="float" office:value="29" table:style-name="ce4">
            <text:p>29</text:p>
          </table:table-cell>
          <table:table-cell office:value-type="float" office:value="28945.47" table:style-name="ce4">
            <text:p>28945,47</text:p>
          </table:table-cell>
          <table:table-cell office:value-type="float" office:value="12.38114287" table:style-name="ce4">
            <text:p>12,38114287</text:p>
          </table:table-cell>
          <table:table-cell office:value-type="float" office:value="479000000" table:style-name="ce6">
            <text:p>4,79E+08</text:p>
          </table:table-cell>
          <table:table-cell office:value-type="float" office:value="7.35" table:style-name="ce4">
            <text:p>7,35</text:p>
          </table:table-cell>
          <table:table-cell office:value-type="float" office:value="13.4" table:style-name="ce4">
            <text:p>13,4</text:p>
          </table:table-cell>
          <table:table-cell office:value-type="float" office:value="1781648554" table:style-name="ce4">
            <text:p>1781648554</text:p>
          </table:table-cell>
          <table:table-cell office:value-type="float" office:value="1" table:style-name="ce4">
            <text:p>1</text:p>
          </table:table-cell>
          <table:table-cell office:value-type="float" office:value="925754276.20000005" table:style-name="ce4">
            <text:p>925754276,2</text:p>
          </table:table-cell>
          <table:table-cell office:value-type="float" office:value="1.0112123489379883" table:style-name="ce1">
            <text:p>1,011212349</text:p>
          </table:table-cell>
          <table:table-cell office:value-type="float" office:value="1.3698595762252808" table:style-name="ce1">
            <text:p>1,369859576</text:p>
          </table:table-cell>
          <table:table-cell office:value-type="float" office:value="1.6706092357635498" table:style-name="ce1">
            <text:p>1,670609236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5.949996948242202" table:style-name="ce1">
            <text:p>85,94999695</text:p>
          </table:table-cell>
          <table:table-cell office:value-type="float" office:value="56.588999999999999" table:style-name="ce1">
            <text:p>56,589</text:p>
          </table:table-cell>
          <table:table-cell office:value-type="float" office:value="157.95394484222888" table:style-name="ce1">
            <text:p>157,9539448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Estonia</text:p>
          </table:table-cell>
          <table:table-cell office:value-type="float" office:value="32.4" table:style-name="ce4">
            <text:p>32,4</text:p>
          </table:table-cell>
          <table:table-cell office:value-type="float" office:value="0.41" table:style-name="ce4">
            <text:p>0,41</text:p>
          </table:table-cell>
          <table:table-cell office:value-type="float" office:value="0.43" table:style-name="ce4">
            <text:p>0,43</text:p>
          </table:table-cell>
          <table:table-cell office:value-type="float" office:value="524.28858000000002" table:style-name="ce4">
            <text:p>524,28858</text:p>
          </table:table-cell>
          <table:table-cell office:value-type="float" office:value="15413" table:style-name="ce4">
            <text:p>15413</text:p>
          </table:table-cell>
          <table:table-cell office:value-type="float" office:value="13003" table:style-name="ce4">
            <text:p>13003</text:p>
          </table:table-cell>
          <table:table-cell office:value-type="float" office:value="30" table:style-name="ce4">
            <text:p>30</text:p>
          </table:table-cell>
          <table:table-cell office:value-type="float" office:value="29175.93" table:style-name="ce4">
            <text:p>29175,93</text:p>
          </table:table-cell>
          <table:table-cell office:value-type="float" office:value="13.36266084" table:style-name="ce4">
            <text:p>13,36266084</text:p>
          </table:table-cell>
          <table:table-cell office:value-type="float" office:value="143000000" table:style-name="ce6">
            <text:p>1,43E+08</text:p>
          </table:table-cell>
          <table:table-cell office:value-type="float" office:value="6.19" table:style-name="ce4">
            <text:p>6,19</text:p>
          </table:table-cell>
          <table:table-cell office:value-type="float" office:value="12.4" table:style-name="ce4">
            <text:p>12,4</text:p>
          </table:table-cell>
          <table:table-cell office:value-type="float" office:value="-715465130" table:style-name="ce4">
            <text:p>-715465130</text:p>
          </table:table-cell>
          <table:table-cell office:value-type="float" office:value="1" table:style-name="ce4">
            <text:p>1</text:p>
          </table:table-cell>
          <table:table-cell office:value-type="float" office:value="900319517.29999995" table:style-name="ce4">
            <text:p>900319517,3</text:p>
          </table:table-cell>
          <table:table-cell office:value-type="float" office:value="1.0359382629394531" table:style-name="ce1">
            <text:p>1,035938263</text:p>
          </table:table-cell>
          <table:table-cell office:value-type="float" office:value="1.3005079030990601" table:style-name="ce1">
            <text:p>1,300507903</text:p>
          </table:table-cell>
          <table:table-cell office:value-type="float" office:value="1.6583247184753418" table:style-name="ce1">
            <text:p>1,658324718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6.559997558593807" table:style-name="ce1">
            <text:p>86,55999756</text:p>
          </table:table-cell>
          <table:table-cell office:value-type="float" office:value="57.853999999999999" table:style-name="ce1">
            <text:p>57,854</text:p>
          </table:table-cell>
          <table:table-cell office:value-type="float" office:value="148.50715712355762" table:style-name="ce1">
            <text:p>148,5071571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Estonia</text:p>
          </table:table-cell>
          <table:table-cell office:value-type="float" office:value="31.6" table:style-name="ce4">
            <text:p>31,6</text:p>
          </table:table-cell>
          <table:table-cell office:value-type="float" office:value="0.41" table:style-name="ce4">
            <text:p>0,41</text:p>
          </table:table-cell>
          <table:table-cell office:value-type="float" office:value="0.43" table:style-name="ce4">
            <text:p>0,43</text:p>
          </table:table-cell>
          <table:table-cell office:value-type="float" office:value="524.90089" table:style-name="ce4">
            <text:p>524,90089</text:p>
          </table:table-cell>
          <table:table-cell office:value-type="float" office:value="14822" table:style-name="ce4">
            <text:p>14822</text:p>
          </table:table-cell>
          <table:table-cell office:value-type="float" office:value="13792" table:style-name="ce4">
            <text:p>13792</text:p>
          </table:table-cell>
          <table:table-cell office:value-type="float" office:value="30" table:style-name="ce4">
            <text:p>30</text:p>
          </table:table-cell>
          <table:table-cell office:value-type="float" office:value="31312.75" table:style-name="ce4">
            <text:p>31312,75</text:p>
          </table:table-cell>
          <table:table-cell office:value-type="float" office:value="13.698334089999999" table:style-name="ce4">
            <text:p>13,69833409</text:p>
          </table:table-cell>
          <table:table-cell office:value-type="float" office:value="319000000" table:style-name="ce6">
            <text:p>3,19E+08</text:p>
          </table:table-cell>
          <table:table-cell office:value-type="float" office:value="6.76" table:style-name="ce4">
            <text:p>6,76</text:p>
          </table:table-cell>
          <table:table-cell office:value-type="float" office:value="11.5" table:style-name="ce4">
            <text:p>11,5</text:p>
          </table:table-cell>
          <table:table-cell office:value-type="float" office:value="925762256.70000005" table:style-name="ce4">
            <text:p>925762256,7</text:p>
          </table:table-cell>
          <table:table-cell office:value-type="float" office:value="1" table:style-name="ce4">
            <text:p>1</text:p>
          </table:table-cell>
          <table:table-cell office:value-type="float" office:value="871760043.89999998" table:style-name="ce4">
            <text:p>871760043,9</text:p>
          </table:table-cell>
          <table:table-cell office:value-type="float" office:value="1.0545979738235474" table:style-name="ce1">
            <text:p>1,054597974</text:p>
          </table:table-cell>
          <table:table-cell office:value-type="float" office:value="1.1925922632217407" table:style-name="ce1">
            <text:p>1,192592263</text:p>
          </table:table-cell>
          <table:table-cell office:value-type="float" office:value="1.6879637241363525" table:style-name="ce1">
            <text:p>1,687963724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6.889999389648395" table:style-name="ce1">
            <text:p>86,88999939</text:p>
          </table:table-cell>
          <table:table-cell office:value-type="float" office:value="58.328000000000003" table:style-name="ce1">
            <text:p>58,328</text:p>
          </table:table-cell>
          <table:table-cell office:value-type="float" office:value="147.74623270970037" table:style-name="ce1">
            <text:p>147,7462327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Estonia</text:p>
          </table:table-cell>
          <table:table-cell office:value-type="float" office:value="31" table:style-name="ce4">
            <text:p>31</text:p>
          </table:table-cell>
          <table:table-cell office:value-type="float" office:value="0.41" table:style-name="ce4">
            <text:p>0,41</text:p>
          </table:table-cell>
          <table:table-cell office:value-type="float" office:value="0.42" table:style-name="ce4">
            <text:p>0,42</text:p>
          </table:table-cell>
          <table:table-cell office:value-type="float" office:value="524.90089" table:style-name="ce4">
            <text:p>524,90089</text:p>
          </table:table-cell>
          <table:table-cell office:value-type="float" office:value="17616" table:style-name="ce4">
            <text:p>17616</text:p>
          </table:table-cell>
          <table:table-cell office:value-type="float" office:value="12358" table:style-name="ce4">
            <text:p>12358</text:p>
          </table:table-cell>
          <table:table-cell office:value-type="float" office:value="29" table:style-name="ce4">
            <text:p>29</text:p>
          </table:table-cell>
          <table:table-cell office:value-type="float" office:value="33821.93" table:style-name="ce4">
            <text:p>33821,93</text:p>
          </table:table-cell>
          <table:table-cell office:value-type="float" office:value="13.418853950000001" table:style-name="ce4">
            <text:p>13,41885395</text:p>
          </table:table-cell>
          <table:table-cell office:value-type="float" office:value="392000000" table:style-name="ce6">
            <text:p>3,92E+08</text:p>
          </table:table-cell>
          <table:table-cell office:value-type="float" office:value="5.76" table:style-name="ce4">
            <text:p>5,76</text:p>
          </table:table-cell>
          <table:table-cell office:value-type="float" office:value="11.8" table:style-name="ce4">
            <text:p>11,8</text:p>
          </table:table-cell>
          <table:table-cell office:value-type="float" office:value="1735775304" table:style-name="ce4">
            <text:p>1735775304</text:p>
          </table:table-cell>
          <table:table-cell office:value-type="float" office:value="1" table:style-name="ce4">
            <text:p>1</text:p>
          </table:table-cell>
          <table:table-cell office:value-type="float" office:value="1098513342" table:style-name="ce4">
            <text:p>1098513342</text:p>
          </table:table-cell>
          <table:table-cell office:value-type="float" office:value="1.072290301322937" table:style-name="ce1">
            <text:p>1,072290301</text:p>
          </table:table-cell>
          <table:table-cell office:value-type="float" office:value="1.248477578163147" table:style-name="ce1">
            <text:p>1,248477578</text:p>
          </table:table-cell>
          <table:table-cell office:value-type="float" office:value="1.6340409517288208" table:style-name="ce1">
            <text:p>1,634040952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6.959999084472699" table:style-name="ce1">
            <text:p>86,95999908</text:p>
          </table:table-cell>
          <table:table-cell office:value-type="float" office:value="59.570999999999998" table:style-name="ce1">
            <text:p>59,571</text:p>
          </table:table-cell>
          <table:table-cell office:value-type="float" office:value="144.63565094413298" table:style-name="ce1">
            <text:p>144,6356509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Estonia</text:p>
          </table:table-cell>
          <table:table-cell office:value-type="float" office:value="30.7" table:style-name="ce4">
            <text:p>30,7</text:p>
          </table:table-cell>
          <table:table-cell office:value-type="float" office:value="0.4" table:style-name="ce4">
            <text:p>0,4</text:p>
          </table:table-cell>
          <table:table-cell office:value-type="float" office:value="0.42" table:style-name="ce4">
            <text:p>0,42</text:p>
          </table:table-cell>
          <table:table-cell office:value-type="float" office:value="525.51319999999998" table:style-name="ce4">
            <text:p>525,5132</text:p>
          </table:table-cell>
          <table:table-cell office:value-type="float" office:value="17547" table:style-name="ce4">
            <text:p>17547</text:p>
          </table:table-cell>
          <table:table-cell office:value-type="float" office:value="10476" table:style-name="ce4">
            <text:p>10476</text:p>
          </table:table-cell>
          <table:table-cell office:value-type="float" office:value="32" table:style-name="ce4">
            <text:p>32</text:p>
          </table:table-cell>
          <table:table-cell office:value-type="float" office:value="36410.120000000003" table:style-name="ce4">
            <text:p>36410,12</text:p>
          </table:table-cell>
          <table:table-cell office:value-type="float" office:value="13.706913070000001" table:style-name="ce4">
            <text:p>13,70691307</text:p>
          </table:table-cell>
          <table:table-cell office:value-type="float" office:value="576000000" table:style-name="ce6">
            <text:p>5,76E+08</text:p>
          </table:table-cell>
          <table:table-cell office:value-type="float" office:value="5.37" table:style-name="ce4">
            <text:p>5,37</text:p>
          </table:table-cell>
          <table:table-cell office:value-type="float" office:value="11.6" table:style-name="ce4">
            <text:p>11,6</text:p>
          </table:table-cell>
          <table:table-cell office:value-type="float" office:value="1232358348" table:style-name="ce4">
            <text:p>1232358348</text:p>
          </table:table-cell>
          <table:table-cell office:value-type="float" office:value="1" table:style-name="ce4">
            <text:p>1</text:p>
          </table:table-cell>
          <table:table-cell office:value-type="float" office:value="842256754.20000005" table:style-name="ce4">
            <text:p>842256754,2</text:p>
          </table:table-cell>
          <table:table-cell office:value-type="float" office:value="1.1505581140518188" table:style-name="ce1">
            <text:p>1,150558114</text:p>
          </table:table-cell>
          <table:table-cell office:value-type="float" office:value="1.2034573554992676" table:style-name="ce1">
            <text:p>1,203457355</text:p>
          </table:table-cell>
          <table:table-cell office:value-type="float" office:value="1.5448329448699951" table:style-name="ce1">
            <text:p>1,544832945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7.629997253417997" table:style-name="ce1">
            <text:p>87,62999725</text:p>
          </table:table-cell>
          <table:table-cell office:value-type="float" office:value="60.061999999999998" table:style-name="ce1">
            <text:p>60,062</text:p>
          </table:table-cell>
          <table:table-cell office:value-type="float" office:value="143.48522486473502" table:style-name="ce1">
            <text:p>143,4852249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Estonia</text:p>
          </table:table-cell>
          <table:table-cell office:value-type="float" office:value="30.8" table:style-name="ce4">
            <text:p>30,8</text:p>
          </table:table-cell>
          <table:table-cell office:value-type="float" office:value="0.44" table:style-name="ce4">
            <text:p>0,44</text:p>
          </table:table-cell>
          <table:table-cell office:value-type="float" office:value="0.42" table:style-name="ce4">
            <text:p>0,42</text:p>
          </table:table-cell>
          <table:table-cell office:value-type="float" office:value="520.55478000000005" table:style-name="ce4">
            <text:p>520,55478</text:p>
          </table:table-cell>
          <table:table-cell office:value-type="float" office:value="18259" table:style-name="ce4">
            <text:p>18259</text:p>
          </table:table-cell>
          <table:table-cell office:value-type="float" office:value="12801" table:style-name="ce4">
            <text:p>12801</text:p>
          </table:table-cell>
          <table:table-cell office:value-type="float" office:value="31" table:style-name="ce4">
            <text:p>31</text:p>
          </table:table-cell>
          <table:table-cell office:value-type="float" office:value="39578.080000000002" table:style-name="ce4">
            <text:p>39578,08</text:p>
          </table:table-cell>
          <table:table-cell office:value-type="float" office:value="13.81631153" table:style-name="ce4">
            <text:p>13,81631153</text:p>
          </table:table-cell>
          <table:table-cell office:value-type="float" office:value="792000000" table:style-name="ce6">
            <text:p>7,92E+08</text:p>
          </table:table-cell>
          <table:table-cell office:value-type="float" office:value="4.45" table:style-name="ce4">
            <text:p>4,45</text:p>
          </table:table-cell>
          <table:table-cell office:value-type="float" office:value="10.7" table:style-name="ce4">
            <text:p>10,7</text:p>
          </table:table-cell>
          <table:table-cell office:value-type="float" office:value="3071060276" table:style-name="ce4">
            <text:p>3071060276</text:p>
          </table:table-cell>
          <table:table-cell office:value-type="float" office:value="1" table:style-name="ce4">
            <text:p>1</text:p>
          </table:table-cell>
          <table:table-cell office:value-type="float" office:value="1272983037" table:style-name="ce4">
            <text:p>1272983037</text:p>
          </table:table-cell>
          <table:table-cell office:value-type="float" office:value="1.1397668123245239" table:style-name="ce1">
            <text:p>1,139766812</text:p>
          </table:table-cell>
          <table:table-cell office:value-type="float" office:value="1.2427259683609009" table:style-name="ce1">
            <text:p>1,242725968</text:p>
          </table:table-cell>
          <table:table-cell office:value-type="float" office:value="1.5801246166229248" table:style-name="ce1">
            <text:p>1,580124617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87.629997253417997" table:style-name="ce1">
            <text:p>87,62999725</text:p>
          </table:table-cell>
          <table:table-cell office:value-type="float" office:value="60.31" table:style-name="ce1">
            <text:p>60,31</text:p>
          </table:table-cell>
          <table:table-cell office:value-type="float" office:value="140.35214799854862" table:style-name="ce1">
            <text:p>140,352148</text:p>
          </table:table-cell>
          <table:table-cell table:number-columns-repeated="16359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21" table:style-name="ce4">
            <text:p>0,21</text:p>
          </table:table-cell>
          <table:table-cell office:value-type="float" office:value="447.54" table:style-name="ce4">
            <text:p>447,54</text:p>
          </table:table-cell>
          <table:table-cell table:number-columns-repeated="4" table:style-name="ce5"/>
          <table:table-cell office:value-type="float" office:value="20.51" table:style-name="ce4">
            <text:p>20,51</text:p>
          </table:table-cell>
          <table:table-cell office:value-type="float" office:value="0" table:style-name="ce4">
            <text:p>0</text:p>
          </table:table-cell>
          <table:table-cell office:value-type="float" office:value="1.7" table:style-name="ce4">
            <text:p>1,7</text:p>
          </table:table-cell>
          <table:table-cell table:style-name="ce5"/>
          <table:table-cell office:value-type="float" office:value="553809000" table:style-name="ce4">
            <text:p>553809000</text:p>
          </table:table-cell>
          <table:table-cell office:value-type="float" office:value="0" table:style-name="ce4">
            <text:p>0</text:p>
          </table:table-cell>
          <table:table-cell office:value-type="float" office:value="1018695669" table:style-name="ce4">
            <text:p>1018695669</text:p>
          </table:table-cell>
          <table:table-cell table:number-columns-repeated="16367" table:style-name="ce1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4" table:style-name="ce4">
            <text:p>0,24</text:p>
          </table:table-cell>
          <table:table-cell office:value-type="float" office:value="0.26" table:style-name="ce4">
            <text:p>0,26</text:p>
          </table:table-cell>
          <table:table-cell office:value-type="float" office:value="454.31" table:style-name="ce4">
            <text:p>454,31</text:p>
          </table:table-cell>
          <table:table-cell table:number-columns-repeated="3" table:style-name="ce5"/>
          <table:table-cell office:value-type="float" office:value="8319.6309999999994" table:style-name="ce4">
            <text:p>8319,631</text:p>
          </table:table-cell>
          <table:table-cell office:value-type="float" office:value="23.18" table:style-name="ce4">
            <text:p>23,18</text:p>
          </table:table-cell>
          <table:table-cell office:value-type="float" office:value="0" table:style-name="ce4">
            <text:p>0</text:p>
          </table:table-cell>
          <table:table-cell office:value-type="float" office:value="8.5" table:style-name="ce4">
            <text:p>8,5</text:p>
          </table:table-cell>
          <table:table-cell table:style-name="ce5"/>
          <table:table-cell office:value-type="float" office:value="1462141210" table:style-name="ce4">
            <text:p>1462141210</text:p>
          </table:table-cell>
          <table:table-cell office:value-type="float" office:value="0" table:style-name="ce4">
            <text:p>0</text:p>
          </table:table-cell>
          <table:table-cell office:value-type="float" office:value="892199274.29999995" table:style-name="ce4">
            <text:p>892199274,3</text:p>
          </table:table-cell>
          <table:table-cell table:number-columns-repeated="16367" table:style-name="ce1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56.57" table:style-name="ce4">
            <text:p>456,57</text:p>
          </table:table-cell>
          <table:table-cell table:number-columns-repeated="3" table:style-name="ce5"/>
          <table:table-cell office:value-type="float" office:value="8251.7189999999991" table:style-name="ce4">
            <text:p>8251,719</text:p>
          </table:table-cell>
          <table:table-cell office:value-type="float" office:value="22.07" table:style-name="ce4">
            <text:p>22,07</text:p>
          </table:table-cell>
          <table:table-cell office:value-type="float" office:value="0" table:style-name="ce4">
            <text:p>0</text:p>
          </table:table-cell>
          <table:table-cell office:value-type="float" office:value="9.9420000000000002" table:style-name="ce4">
            <text:p>9,942</text:p>
          </table:table-cell>
          <table:table-cell table:style-name="ce5"/>
          <table:table-cell office:value-type="float" office:value="1479165394" table:style-name="ce4">
            <text:p>1479165394</text:p>
          </table:table-cell>
          <table:table-cell office:value-type="float" office:value="0" table:style-name="ce4">
            <text:p>0</text:p>
          </table:table-cell>
          <table:table-cell office:value-type="float" office:value="753482565.5" table:style-name="ce4">
            <text:p>753482565,5</text:p>
          </table:table-cell>
          <table:table-cell table:number-columns-repeated="16367" table:style-name="ce1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3" table:style-name="ce4">
            <text:p>0,3</text:p>
          </table:table-cell>
          <table:table-cell office:value-type="float" office:value="458.83" table:style-name="ce4">
            <text:p>458,83</text:p>
          </table:table-cell>
          <table:table-cell table:number-columns-repeated="3" table:style-name="ce5"/>
          <table:table-cell office:value-type="float" office:value="8408.23" table:style-name="ce4">
            <text:p>8408,23</text:p>
          </table:table-cell>
          <table:table-cell office:value-type="float" office:value="20.51" table:style-name="ce4">
            <text:p>20,51</text:p>
          </table:table-cell>
          <table:table-cell office:value-type="float" office:value="0" table:style-name="ce4">
            <text:p>0</text:p>
          </table:table-cell>
          <table:table-cell office:value-type="float" office:value="12.098000000000001" table:style-name="ce4">
            <text:p>12,098</text:p>
          </table:table-cell>
          <table:table-cell table:style-name="ce5"/>
          <table:table-cell office:value-type="float" office:value="2349715111" table:style-name="ce4">
            <text:p>2349715111</text:p>
          </table:table-cell>
          <table:table-cell office:value-type="float" office:value="0" table:style-name="ce4">
            <text:p>0</text:p>
          </table:table-cell>
          <table:table-cell office:value-type="float" office:value="-3804941626" table:style-name="ce4">
            <text:p>-3804941626</text:p>
          </table:table-cell>
          <table:table-cell table:number-columns-repeated="16367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3" table:style-name="ce4">
            <text:p>0,3</text:p>
          </table:table-cell>
          <table:table-cell office:value-type="float" office:value="462.3" table:style-name="ce4">
            <text:p>462,3</text:p>
          </table:table-cell>
          <table:table-cell table:number-columns-repeated="3" table:style-name="ce5"/>
          <table:table-cell office:value-type="float" office:value="8852.9869999999992" table:style-name="ce4">
            <text:p>8852,987</text:p>
          </table:table-cell>
          <table:table-cell office:value-type="float" office:value="19.72" table:style-name="ce4">
            <text:p>19,72</text:p>
          </table:table-cell>
          <table:table-cell office:value-type="float" office:value="0" table:style-name="ce4">
            <text:p>0</text:p>
          </table:table-cell>
          <table:table-cell office:value-type="float" office:value="10.847" table:style-name="ce4">
            <text:p>10,847</text:p>
          </table:table-cell>
          <table:table-cell table:style-name="ce5"/>
          <table:table-cell office:value-type="float" office:value="1144083870" table:style-name="ce4">
            <text:p>1144083870</text:p>
          </table:table-cell>
          <table:table-cell office:value-type="float" office:value="0" table:style-name="ce4">
            <text:p>0</text:p>
          </table:table-cell>
          <table:table-cell office:value-type="float" office:value="-3557049003" table:style-name="ce4">
            <text:p>-3557049003</text:p>
          </table:table-cell>
          <table:table-cell table:number-columns-repeated="16367" table:style-name="ce1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27" table:style-name="ce4">
            <text:p>0,27</text:p>
          </table:table-cell>
          <table:table-cell office:value-type="float" office:value="465.77" table:style-name="ce4">
            <text:p>465,77</text:p>
          </table:table-cell>
          <table:table-cell office:value-type="float" office:value="15435" table:style-name="ce4">
            <text:p>15435</text:p>
          </table:table-cell>
          <table:table-cell office:value-type="float" office:value="3173" table:style-name="ce4">
            <text:p>3173</text:p>
          </table:table-cell>
          <table:table-cell office:value-type="float" office:value="27" table:style-name="ce4">
            <text:p>27</text:p>
          </table:table-cell>
          <table:table-cell office:value-type="float" office:value="9186.0380000000005" table:style-name="ce4">
            <text:p>9186,038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0" table:style-name="ce4">
            <text:p>0</text:p>
          </table:table-cell>
          <table:table-cell office:value-type="float" office:value="10.167999999999999" table:style-name="ce4">
            <text:p>10,168</text:p>
          </table:table-cell>
          <table:table-cell office:value-type="float" office:value="14.7" table:style-name="ce4">
            <text:p>14,7</text:p>
          </table:table-cell>
          <table:table-cell office:value-type="float" office:value="4804151332" table:style-name="ce4">
            <text:p>4804151332</text:p>
          </table:table-cell>
          <table:table-cell office:value-type="float" office:value="0" table:style-name="ce4">
            <text:p>0</text:p>
          </table:table-cell>
          <table:table-cell office:value-type="float" office:value="-53166840.740000002" table:style-name="ce4">
            <text:p>-53166840,74</text:p>
          </table:table-cell>
          <table:table-cell table:number-columns-repeated="16367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27" table:style-name="ce4">
            <text:p>0,27</text:p>
          </table:table-cell>
          <table:table-cell office:value-type="float" office:value="469.29" table:style-name="ce4">
            <text:p>469,29</text:p>
          </table:table-cell>
          <table:table-cell office:value-type="float" office:value="14984" table:style-name="ce4">
            <text:p>14984</text:p>
          </table:table-cell>
          <table:table-cell office:value-type="float" office:value="3642" table:style-name="ce4">
            <text:p>3642</text:p>
          </table:table-cell>
          <table:table-cell office:value-type="float" office:value="27" table:style-name="ce4">
            <text:p>27</text:p>
          </table:table-cell>
          <table:table-cell office:value-type="float" office:value="9349.0139999999992" table:style-name="ce4">
            <text:p>9349,014</text:p>
          </table:table-cell>
          <table:table-cell office:value-type="float" office:value="14.96" table:style-name="ce4">
            <text:p>14,96</text:p>
          </table:table-cell>
          <table:table-cell office:value-type="float" office:value="0" table:style-name="ce4">
            <text:p>0</text:p>
          </table:table-cell>
          <table:table-cell office:value-type="float" office:value="10.022" table:style-name="ce4">
            <text:p>10,022</text:p>
          </table:table-cell>
          <table:table-cell office:value-type="float" office:value="16" table:style-name="ce4">
            <text:p>16</text:p>
          </table:table-cell>
          <table:table-cell office:value-type="float" office:value="3288936449" table:style-name="ce4">
            <text:p>3288936449</text:p>
          </table:table-cell>
          <table:table-cell office:value-type="float" office:value="0" table:style-name="ce4">
            <text:p>0</text:p>
          </table:table-cell>
          <table:table-cell office:value-type="float" office:value="337291500.39999998" table:style-name="ce4">
            <text:p>337291500,4</text:p>
          </table:table-cell>
          <table:table-cell table:number-columns-repeated="16367" table:style-name="ce1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4" table:style-name="ce4">
            <text:p>0,24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72.81" table:style-name="ce4">
            <text:p>472,81</text:p>
          </table:table-cell>
          <table:table-cell office:value-type="float" office:value="14442" table:style-name="ce4">
            <text:p>14442</text:p>
          </table:table-cell>
          <table:table-cell office:value-type="float" office:value="2822" table:style-name="ce4">
            <text:p>2822</text:p>
          </table:table-cell>
          <table:table-cell office:value-type="float" office:value="27" table:style-name="ce4">
            <text:p>27</text:p>
          </table:table-cell>
          <table:table-cell office:value-type="float" office:value="9823.0259999999998" table:style-name="ce4">
            <text:p>9823,026</text:p>
          </table:table-cell>
          <table:table-cell office:value-type="float" office:value="14.27" table:style-name="ce4">
            <text:p>14,27</text:p>
          </table:table-cell>
          <table:table-cell office:value-type="float" office:value="0" table:style-name="ce4">
            <text:p>0</text:p>
          </table:table-cell>
          <table:table-cell office:value-type="float" office:value="8.9909999999999997" table:style-name="ce4">
            <text:p>8,991</text:p>
          </table:table-cell>
          <table:table-cell office:value-type="float" office:value="17.3" table:style-name="ce4">
            <text:p>17,3</text:p>
          </table:table-cell>
          <table:table-cell office:value-type="float" office:value="4164123320" table:style-name="ce4">
            <text:p>4164123320</text:p>
          </table:table-cell>
          <table:table-cell office:value-type="float" office:value="0" table:style-name="ce4">
            <text:p>0</text:p>
          </table:table-cell>
          <table:table-cell office:value-type="float" office:value="627305660.60000002" table:style-name="ce4">
            <text:p>627305660,6</text:p>
          </table:table-cell>
          <table:table-cell table:number-columns-repeated="16367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5" table:style-name="ce4">
            <text:p>0,25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75.2" table:style-name="ce4">
            <text:p>475,2</text:p>
          </table:table-cell>
          <table:table-cell office:value-type="float" office:value="17269" table:style-name="ce4">
            <text:p>17269</text:p>
          </table:table-cell>
          <table:table-cell office:value-type="float" office:value="3059" table:style-name="ce4">
            <text:p>3059</text:p>
          </table:table-cell>
          <table:table-cell office:value-type="float" office:value="27" table:style-name="ce4">
            <text:p>27</text:p>
          </table:table-cell>
          <table:table-cell office:value-type="float" office:value="10398.030000000001" table:style-name="ce4">
            <text:p>10398,03</text:p>
          </table:table-cell>
          <table:table-cell office:value-type="float" office:value="14.73" table:style-name="ce4">
            <text:p>14,73</text:p>
          </table:table-cell>
          <table:table-cell office:value-type="float" office:value="0" table:style-name="ce4">
            <text:p>0</text:p>
          </table:table-cell>
          <table:table-cell office:value-type="float" office:value="8.9250000000000007" table:style-name="ce4">
            <text:p>8,925</text:p>
          </table:table-cell>
          <table:table-cell office:value-type="float" office:value="18.598279999999999" table:style-name="ce4">
            <text:p>18,59828</text:p>
          </table:table-cell>
          <table:table-cell office:value-type="float" office:value="3261654750" table:style-name="ce4">
            <text:p>3261654750</text:p>
          </table:table-cell>
          <table:table-cell office:value-type="float" office:value="0" table:style-name="ce4">
            <text:p>0</text:p>
          </table:table-cell>
          <table:table-cell office:value-type="float" office:value="-761066372.89999998" table:style-name="ce4">
            <text:p>-761066372,9</text:p>
          </table:table-cell>
          <table:table-cell table:number-columns-repeated="16367" table:style-name="ce1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3" table:style-name="ce4">
            <text:p>0,3</text:p>
          </table:table-cell>
          <table:table-cell office:value-type="float" office:value="477.58" table:style-name="ce4">
            <text:p>477,58</text:p>
          </table:table-cell>
          <table:table-cell office:value-type="float" office:value="21422" table:style-name="ce4">
            <text:p>21422</text:p>
          </table:table-cell>
          <table:table-cell office:value-type="float" office:value="2821" table:style-name="ce4">
            <text:p>2821</text:p>
          </table:table-cell>
          <table:table-cell office:value-type="float" office:value="26" table:style-name="ce4">
            <text:p>26</text:p>
          </table:table-cell>
          <table:table-cell office:value-type="float" office:value="10873.25" table:style-name="ce4">
            <text:p>10873,25</text:p>
          </table:table-cell>
          <table:table-cell office:value-type="float" office:value="14.87" table:style-name="ce4">
            <text:p>14,87</text:p>
          </table:table-cell>
          <table:table-cell office:value-type="float" office:value="0" table:style-name="ce4">
            <text:p>0</text:p>
          </table:table-cell>
          <table:table-cell office:value-type="float" office:value="6.9290000000000003" table:style-name="ce4">
            <text:p>6,929</text:p>
          </table:table-cell>
          <table:table-cell office:value-type="float" office:value="18.165520000000001" table:style-name="ce4">
            <text:p>18,16552</text:p>
          </table:table-cell>
          <table:table-cell office:value-type="float" office:value="3384965975" table:style-name="ce4">
            <text:p>3384965975</text:p>
          </table:table-cell>
          <table:table-cell office:value-type="float" office:value="0" table:style-name="ce4">
            <text:p>0</text:p>
          </table:table-cell>
          <table:table-cell office:value-type="float" office:value="-1453683693" table:style-name="ce4">
            <text:p>-1453683693</text:p>
          </table:table-cell>
          <table:table-cell table:number-columns-repeated="16367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31" table:style-name="ce4">
            <text:p>0,31</text:p>
          </table:table-cell>
          <table:table-cell office:value-type="float" office:value="479.96678000000003" table:style-name="ce4">
            <text:p>479,96678</text:p>
          </table:table-cell>
          <table:table-cell office:value-type="float" office:value="21726" table:style-name="ce4">
            <text:p>21726</text:p>
          </table:table-cell>
          <table:table-cell office:value-type="float" office:value="2540" table:style-name="ce4">
            <text:p>2540</text:p>
          </table:table-cell>
          <table:table-cell office:value-type="float" office:value="25" table:style-name="ce4">
            <text:p>25</text:p>
          </table:table-cell>
          <table:table-cell office:value-type="float" office:value="11854.68" table:style-name="ce4">
            <text:p>11854,68</text:p>
          </table:table-cell>
          <table:table-cell office:value-type="float" office:value="14.41" table:style-name="ce4">
            <text:p>14,41</text:p>
          </table:table-cell>
          <table:table-cell office:value-type="float" office:value="0" table:style-name="ce4">
            <text:p>0</text:p>
          </table:table-cell>
          <table:table-cell office:value-type="float" office:value="6.5629999999999997" table:style-name="ce4">
            <text:p>6,563</text:p>
          </table:table-cell>
          <table:table-cell office:value-type="float" office:value="21.194849999999999" table:style-name="ce4">
            <text:p>21,19485</text:p>
          </table:table-cell>
          <table:table-cell office:value-type="float" office:value="2747712560" table:style-name="ce4">
            <text:p>2747712560</text:p>
          </table:table-cell>
          <table:table-cell office:value-type="float" office:value="0" table:style-name="ce4">
            <text:p>0</text:p>
          </table:table-cell>
          <table:table-cell office:value-type="float" office:value="-1757835489" table:style-name="ce4">
            <text:p>-1757835489</text:p>
          </table:table-cell>
          <table:table-cell office:value-type="float" office:value="0.99992984533309937" table:style-name="ce1">
            <text:p>0,999929845</text:p>
          </table:table-cell>
          <table:table-cell office:value-type="float" office:value="0.83250594139099121" table:style-name="ce1">
            <text:p>0,832505941</text:p>
          </table:table-cell>
          <table:table-cell office:value-type="float" office:value="1.0422251224517822" table:style-name="ce1">
            <text:p>1,042225122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55.069999694824197" table:style-name="ce1">
            <text:p>55,06999969</text:p>
          </table:table-cell>
          <table:table-cell office:value-type="float" office:value="47.881999999999998" table:style-name="ce1">
            <text:p>47,882</text:p>
          </table:table-cell>
          <table:table-cell office:value-type="float" office:value="137.26231309347" table:style-name="ce1">
            <text:p>137,2623131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7" table:style-name="ce4">
            <text:p>0,27</text:p>
          </table:table-cell>
          <table:table-cell office:value-type="float" office:value="0.31" table:style-name="ce4">
            <text:p>0,31</text:p>
          </table:table-cell>
          <table:table-cell office:value-type="float" office:value="481.95819999999998" table:style-name="ce4">
            <text:p>481,9582</text:p>
          </table:table-cell>
          <table:table-cell office:value-type="float" office:value="22079" table:style-name="ce4">
            <text:p>22079</text:p>
          </table:table-cell>
          <table:table-cell office:value-type="float" office:value="2591" table:style-name="ce4">
            <text:p>2591</text:p>
          </table:table-cell>
          <table:table-cell office:value-type="float" office:value="28" table:style-name="ce4">
            <text:p>28</text:p>
          </table:table-cell>
          <table:table-cell office:value-type="float" office:value="13211.83" table:style-name="ce4">
            <text:p>13211,83</text:p>
          </table:table-cell>
          <table:table-cell office:value-type="float" office:value="14.26" table:style-name="ce4">
            <text:p>14,26</text:p>
          </table:table-cell>
          <table:table-cell office:value-type="float" office:value="27187892" table:style-name="ce4">
            <text:p>27187892</text:p>
          </table:table-cell>
          <table:table-cell office:value-type="float" office:value="5.6710000000000003" table:style-name="ce4">
            <text:p>5,671</text:p>
          </table:table-cell>
          <table:table-cell office:value-type="float" office:value="19.694849999999999" table:style-name="ce4">
            <text:p>19,69485</text:p>
          </table:table-cell>
          <table:table-cell office:value-type="float" office:value="4058819561" table:style-name="ce4">
            <text:p>4058819561</text:p>
          </table:table-cell>
          <table:table-cell office:value-type="float" office:value="0" table:style-name="ce4">
            <text:p>0</text:p>
          </table:table-cell>
          <table:table-cell office:value-type="float" office:value="-611266659.20000005" table:style-name="ce4">
            <text:p>-611266659,2</text:p>
          </table:table-cell>
          <table:table-cell office:value-type="float" office:value="0.99593949317932129" table:style-name="ce1">
            <text:p>0,995939493</text:p>
          </table:table-cell>
          <table:table-cell office:value-type="float" office:value="0.85056388378143311" table:style-name="ce1">
            <text:p>0,850563884</text:p>
          </table:table-cell>
          <table:table-cell office:value-type="float" office:value="1.1506584286689758" table:style-name="ce1">
            <text:p>1,15065842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55.069999694824197" table:style-name="ce1">
            <text:p>55,06999969</text:p>
          </table:table-cell>
          <table:table-cell office:value-type="float" office:value="48.64" table:style-name="ce1">
            <text:p>48,64</text:p>
          </table:table-cell>
          <table:table-cell office:value-type="float" office:value="130.90371423638686" table:style-name="ce1">
            <text:p>130,9037142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33" table:style-name="ce4">
            <text:p>0,33</text:p>
          </table:table-cell>
          <table:table-cell office:value-type="float" office:value="483.94961999999998" table:style-name="ce4">
            <text:p>483,94962</text:p>
          </table:table-cell>
          <table:table-cell office:value-type="float" office:value="19855" table:style-name="ce4">
            <text:p>19855</text:p>
          </table:table-cell>
          <table:table-cell office:value-type="float" office:value="3126" table:style-name="ce4">
            <text:p>3126</text:p>
          </table:table-cell>
          <table:table-cell office:value-type="float" office:value="29" table:style-name="ce4">
            <text:p>29</text:p>
          </table:table-cell>
          <table:table-cell office:value-type="float" office:value="14526.39" table:style-name="ce4">
            <text:p>14526,39</text:p>
          </table:table-cell>
          <table:table-cell office:value-type="float" office:value="15.08" table:style-name="ce4">
            <text:p>15,08</text:p>
          </table:table-cell>
          <table:table-cell office:value-type="float" office:value="40955613" table:style-name="ce4">
            <text:p>40955613</text:p>
          </table:table-cell>
          <table:table-cell office:value-type="float" office:value="5.6079999999999997" table:style-name="ce4">
            <text:p>5,608</text:p>
          </table:table-cell>
          <table:table-cell office:value-type="float" office:value="16.896809999999999" table:style-name="ce4">
            <text:p>16,89681</text:p>
          </table:table-cell>
          <table:table-cell office:value-type="float" office:value="3643428380" table:style-name="ce4">
            <text:p>3643428380</text:p>
          </table:table-cell>
          <table:table-cell office:value-type="float" office:value="0" table:style-name="ce4">
            <text:p>0</text:p>
          </table:table-cell>
          <table:table-cell office:value-type="float" office:value="-1036386465" table:style-name="ce4">
            <text:p>-1036386465</text:p>
          </table:table-cell>
          <table:table-cell office:value-type="float" office:value="0.99194914102554321" table:style-name="ce1">
            <text:p>0,991949141</text:p>
          </table:table-cell>
          <table:table-cell office:value-type="float" office:value="0.868621826171875" table:style-name="ce1">
            <text:p>0,868621826</text:p>
          </table:table-cell>
          <table:table-cell office:value-type="float" office:value="1.2590917348861694" table:style-name="ce1">
            <text:p>1,25909173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59.556651444534602" table:style-name="ce1">
            <text:p>59,55665144</text:p>
          </table:table-cell>
          <table:table-cell office:value-type="float" office:value="48.932000000000002" table:style-name="ce1">
            <text:p>48,932</text:p>
          </table:table-cell>
          <table:table-cell office:value-type="float" office:value="118.26933524255512" table:style-name="ce1">
            <text:p>118,2693352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Hungary</text:p>
          </table:table-cell>
          <table:table-cell table:style-name="ce5"/>
          <table:table-cell office:value-type="float" office:value="0.28999999999999998" table:style-name="ce4">
            <text:p>0,29</text:p>
          </table:table-cell>
          <table:table-cell office:value-type="float" office:value="0.34" table:style-name="ce4">
            <text:p>0,34</text:p>
          </table:table-cell>
          <table:table-cell office:value-type="float" office:value="485.94103999999999" table:style-name="ce4">
            <text:p>485,94104</text:p>
          </table:table-cell>
          <table:table-cell office:value-type="float" office:value="21327" table:style-name="ce4">
            <text:p>21327</text:p>
          </table:table-cell>
          <table:table-cell office:value-type="float" office:value="3122" table:style-name="ce4">
            <text:p>3122</text:p>
          </table:table-cell>
          <table:table-cell office:value-type="float" office:value="33" table:style-name="ce4">
            <text:p>33</text:p>
          </table:table-cell>
          <table:table-cell office:value-type="float" office:value="15479.1" table:style-name="ce4">
            <text:p>15479,1</text:p>
          </table:table-cell>
          <table:table-cell office:value-type="float" office:value="15.76" table:style-name="ce4">
            <text:p>15,76</text:p>
          </table:table-cell>
          <table:table-cell office:value-type="float" office:value="46257886" table:style-name="ce4">
            <text:p>46257886</text:p>
          </table:table-cell>
          <table:table-cell office:value-type="float" office:value="5.79" table:style-name="ce4">
            <text:p>5,79</text:p>
          </table:table-cell>
          <table:table-cell office:value-type="float" office:value="20.402989999999999" table:style-name="ce4">
            <text:p>20,40299</text:p>
          </table:table-cell>
          <table:table-cell office:value-type="float" office:value="4157510420" table:style-name="ce4">
            <text:p>4157510420</text:p>
          </table:table-cell>
          <table:table-cell office:value-type="float" office:value="0" table:style-name="ce4">
            <text:p>0</text:p>
          </table:table-cell>
          <table:table-cell office:value-type="float" office:value="-3299924957" table:style-name="ce4">
            <text:p>-3299924957</text:p>
          </table:table-cell>
          <table:table-cell office:value-type="float" office:value="0.82725375890731812" table:style-name="ce1">
            <text:p>0,827253759</text:p>
          </table:table-cell>
          <table:table-cell office:value-type="float" office:value="0.80535018444061279" table:style-name="ce1">
            <text:p>0,805350184</text:p>
          </table:table-cell>
          <table:table-cell office:value-type="float" office:value="1.1189637184143066" table:style-name="ce1">
            <text:p>1,11896371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64.043303194244999" table:style-name="ce1">
            <text:p>64,04330319</text:p>
          </table:table-cell>
          <table:table-cell office:value-type="float" office:value="49.012" table:style-name="ce1">
            <text:p>49,012</text:p>
          </table:table-cell>
          <table:table-cell office:value-type="float" office:value="116.78708854086179" table:style-name="ce1">
            <text:p>116,7870885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Hungary</text:p>
          </table:table-cell>
          <table:table-cell office:value-type="float" office:value="27.7" table:style-name="ce4">
            <text:p>27,7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32" table:style-name="ce4">
            <text:p>0,32</text:p>
          </table:table-cell>
          <table:table-cell office:value-type="float" office:value="488.09888000000001" table:style-name="ce4">
            <text:p>488,09888</text:p>
          </table:table-cell>
          <table:table-cell office:value-type="float" office:value="24298" table:style-name="ce4">
            <text:p>24298</text:p>
          </table:table-cell>
          <table:table-cell office:value-type="float" office:value="3820" table:style-name="ce4">
            <text:p>3820</text:p>
          </table:table-cell>
          <table:table-cell office:value-type="float" office:value="34" table:style-name="ce4">
            <text:p>34</text:p>
          </table:table-cell>
          <table:table-cell office:value-type="float" office:value="16269.31" table:style-name="ce4">
            <text:p>16269,31</text:p>
          </table:table-cell>
          <table:table-cell office:value-type="float" office:value="15.97440424" table:style-name="ce4">
            <text:p>15,97440424</text:p>
          </table:table-cell>
          <table:table-cell office:value-type="float" office:value="239000000" table:style-name="ce6">
            <text:p>2,39E+08</text:p>
          </table:table-cell>
          <table:table-cell office:value-type="float" office:value="5.8319999999999999" table:style-name="ce4">
            <text:p>5,832</text:p>
          </table:table-cell>
          <table:table-cell office:value-type="float" office:value="14.7" table:style-name="ce4">
            <text:p>14,7</text:p>
          </table:table-cell>
          <table:table-cell office:value-type="float" office:value="4538099567" table:style-name="ce4">
            <text:p>4538099567</text:p>
          </table:table-cell>
          <table:table-cell office:value-type="float" office:value="1" table:style-name="ce4">
            <text:p>1</text:p>
          </table:table-cell>
          <table:table-cell office:value-type="float" office:value="-3324647506" table:style-name="ce4">
            <text:p>-3324647506</text:p>
          </table:table-cell>
          <table:table-cell office:value-type="float" office:value="0.80182677507400513" table:style-name="ce1">
            <text:p>0,801826775</text:p>
          </table:table-cell>
          <table:table-cell office:value-type="float" office:value="0.84613484144210815" table:style-name="ce1">
            <text:p>0,846134841</text:p>
          </table:table-cell>
          <table:table-cell office:value-type="float" office:value="1.168114185333252" table:style-name="ce1">
            <text:p>1,16811418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68.529954943955403" table:style-name="ce1">
            <text:p>68,52995494</text:p>
          </table:table-cell>
          <table:table-cell office:value-type="float" office:value="49.173000000000002" table:style-name="ce1">
            <text:p>49,173</text:p>
          </table:table-cell>
          <table:table-cell office:value-type="float" office:value="123.61568610417399" table:style-name="ce1">
            <text:p>123,6156861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Hungary</text:p>
          </table:table-cell>
          <table:table-cell office:value-type="float" office:value="27.5" table:style-name="ce4">
            <text:p>27,5</text:p>
          </table:table-cell>
          <table:table-cell office:value-type="float" office:value="0.27" table:style-name="ce4">
            <text:p>0,27</text:p>
          </table:table-cell>
          <table:table-cell office:value-type="float" office:value="0.34" table:style-name="ce4">
            <text:p>0,34</text:p>
          </table:table-cell>
          <table:table-cell office:value-type="float" office:value="490.25671" table:style-name="ce4">
            <text:p>490,25671</text:p>
          </table:table-cell>
          <table:table-cell office:value-type="float" office:value="27820" table:style-name="ce4">
            <text:p>27820</text:p>
          </table:table-cell>
          <table:table-cell office:value-type="float" office:value="3658" table:style-name="ce4">
            <text:p>3658</text:p>
          </table:table-cell>
          <table:table-cell office:value-type="float" office:value="35" table:style-name="ce4">
            <text:p>35</text:p>
          </table:table-cell>
          <table:table-cell office:value-type="float" office:value="17108.34" table:style-name="ce4">
            <text:p>17108,34</text:p>
          </table:table-cell>
          <table:table-cell office:value-type="float" office:value="16.687571030000001" table:style-name="ce4">
            <text:p>16,68757103</text:p>
          </table:table-cell>
          <table:table-cell office:value-type="float" office:value="401000000" table:style-name="ce6">
            <text:p>4,01E+08</text:p>
          </table:table-cell>
          <table:table-cell office:value-type="float" office:value="7.1890000000000001" table:style-name="ce4">
            <text:p>7,189</text:p>
          </table:table-cell>
          <table:table-cell office:value-type="float" office:value="17.2" table:style-name="ce4">
            <text:p>17,2</text:p>
          </table:table-cell>
          <table:table-cell office:value-type="float" office:value="27489690204" table:style-name="ce4">
            <text:p>27489690204</text:p>
          </table:table-cell>
          <table:table-cell office:value-type="float" office:value="1" table:style-name="ce4">
            <text:p>1</text:p>
          </table:table-cell>
          <table:table-cell office:value-type="float" office:value="-1161064742" table:style-name="ce4">
            <text:p>-1161064742</text:p>
          </table:table-cell>
          <table:table-cell office:value-type="float" office:value="0.74819290637969971" table:style-name="ce1">
            <text:p>0,748192906</text:p>
          </table:table-cell>
          <table:table-cell office:value-type="float" office:value="0.83880919218063354" table:style-name="ce1">
            <text:p>0,838809192</text:p>
          </table:table-cell>
          <table:table-cell office:value-type="float" office:value="1.0474734306335449" table:style-name="ce1">
            <text:p>1,04747343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63.549999237060497" table:style-name="ce1">
            <text:p>63,54999924</text:p>
          </table:table-cell>
          <table:table-cell office:value-type="float" office:value="48.57" table:style-name="ce1">
            <text:p>48,57</text:p>
          </table:table-cell>
          <table:table-cell office:value-type="float" office:value="128.00481064753819" table:style-name="ce1">
            <text:p>128,0048106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Hungary</text:p>
          </table:table-cell>
          <table:table-cell office:value-type="float" office:value="27.2" table:style-name="ce4">
            <text:p>27,2</text:p>
          </table:table-cell>
          <table:table-cell office:value-type="float" office:value="0.32" table:style-name="ce4">
            <text:p>0,32</text:p>
          </table:table-cell>
          <table:table-cell office:value-type="float" office:value="0.36" table:style-name="ce4">
            <text:p>0,36</text:p>
          </table:table-cell>
          <table:table-cell office:value-type="float" office:value="492.41453999999999" table:style-name="ce4">
            <text:p>492,41454</text:p>
          </table:table-cell>
          <table:table-cell office:value-type="float" office:value="25732" table:style-name="ce4">
            <text:p>25732</text:p>
          </table:table-cell>
          <table:table-cell office:value-type="float" office:value="4314" table:style-name="ce4">
            <text:p>4314</text:p>
          </table:table-cell>
          <table:table-cell office:value-type="float" office:value="41" table:style-name="ce4">
            <text:p>41</text:p>
          </table:table-cell>
          <table:table-cell office:value-type="float" office:value="18383.63" table:style-name="ce4">
            <text:p>18383,63</text:p>
          </table:table-cell>
          <table:table-cell office:value-type="float" office:value="17.56962545" table:style-name="ce4">
            <text:p>17,56962545</text:p>
          </table:table-cell>
          <table:table-cell office:value-type="float" office:value="745000000" table:style-name="ce6">
            <text:p>7,45E+08</text:p>
          </table:table-cell>
          <table:table-cell office:value-type="float" office:value="7.4939999999999998" table:style-name="ce4">
            <text:p>7,494</text:p>
          </table:table-cell>
          <table:table-cell office:value-type="float" office:value="13.1" table:style-name="ce4">
            <text:p>13,1</text:p>
          </table:table-cell>
          <table:table-cell office:value-type="float" office:value="18678720025" table:style-name="ce4">
            <text:p>18678720025</text:p>
          </table:table-cell>
          <table:table-cell office:value-type="float" office:value="1" table:style-name="ce4">
            <text:p>1</text:p>
          </table:table-cell>
          <table:table-cell office:value-type="float" office:value="-1071137191" table:style-name="ce4">
            <text:p>-1071137191</text:p>
          </table:table-cell>
          <table:table-cell office:value-type="float" office:value="0.83941197395324707" table:style-name="ce1">
            <text:p>0,839411974</text:p>
          </table:table-cell>
          <table:table-cell office:value-type="float" office:value="0.97661709785461426" table:style-name="ce1">
            <text:p>0,976617098</text:p>
          </table:table-cell>
          <table:table-cell office:value-type="float" office:value="1.2009886503219604" table:style-name="ce1">
            <text:p>1,2009886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1.193543389050305" table:style-name="ce1">
            <text:p>71,19354339</text:p>
          </table:table-cell>
          <table:table-cell office:value-type="float" office:value="48.465000000000003" table:style-name="ce1">
            <text:p>48,465</text:p>
          </table:table-cell>
          <table:table-cell office:value-type="float" office:value="149.23153156846107" table:style-name="ce1">
            <text:p>149,2315316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Hungary</text:p>
          </table:table-cell>
          <table:table-cell office:value-type="float" office:value="26.8" table:style-name="ce4">
            <text:p>26,8</text:p>
          </table:table-cell>
          <table:table-cell office:value-type="float" office:value="0.36" table:style-name="ce4">
            <text:p>0,36</text:p>
          </table:table-cell>
          <table:table-cell office:value-type="float" office:value="0.35" table:style-name="ce4">
            <text:p>0,35</text:p>
          </table:table-cell>
          <table:table-cell office:value-type="float" office:value="494.03919000000002" table:style-name="ce4">
            <text:p>494,03919</text:p>
          </table:table-cell>
          <table:table-cell office:value-type="float" office:value="24361" table:style-name="ce4">
            <text:p>24361</text:p>
          </table:table-cell>
          <table:table-cell office:value-type="float" office:value="4500" table:style-name="ce4">
            <text:p>4500</text:p>
          </table:table-cell>
          <table:table-cell office:value-type="float" office:value="47" table:style-name="ce4">
            <text:p>47</text:p>
          </table:table-cell>
          <table:table-cell office:value-type="float" office:value="19098.63" table:style-name="ce4">
            <text:p>19098,63</text:p>
          </table:table-cell>
          <table:table-cell office:value-type="float" office:value="17.312414180000001" table:style-name="ce4">
            <text:p>17,31241418</text:p>
          </table:table-cell>
          <table:table-cell office:value-type="float" office:value="1450000000" table:style-name="ce6">
            <text:p>1,45E+09</text:p>
          </table:table-cell>
          <table:table-cell office:value-type="float" office:value="7.4059999999999997" table:style-name="ce4">
            <text:p>7,406</text:p>
          </table:table-cell>
          <table:table-cell office:value-type="float" office:value="13.6" table:style-name="ce4">
            <text:p>13,6</text:p>
          </table:table-cell>
          <table:table-cell office:value-type="float" office:value="70631297039" table:style-name="ce4">
            <text:p>70631297039</text:p>
          </table:table-cell>
          <table:table-cell office:value-type="float" office:value="1" table:style-name="ce4">
            <text:p>1</text:p>
          </table:table-cell>
          <table:table-cell office:value-type="float" office:value="682363947.10000002" table:style-name="ce4">
            <text:p>682363947,1</text:p>
          </table:table-cell>
          <table:table-cell office:value-type="float" office:value="0.69106680154800415" table:style-name="ce1">
            <text:p>0,691066802</text:p>
          </table:table-cell>
          <table:table-cell office:value-type="float" office:value="0.94144928455352783" table:style-name="ce1">
            <text:p>0,941449285</text:p>
          </table:table-cell>
          <table:table-cell office:value-type="float" office:value="1.2060720920562744" table:style-name="ce1">
            <text:p>1,206072092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2.408491335916295" table:style-name="ce1">
            <text:p>72,40849134</text:p>
          </table:table-cell>
          <table:table-cell office:value-type="float" office:value="48.414999999999999" table:style-name="ce1">
            <text:p>48,415</text:p>
          </table:table-cell>
          <table:table-cell office:value-type="float" office:value="155.60143236807031" table:style-name="ce1">
            <text:p>155,6014324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Hungary</text:p>
          </table:table-cell>
          <table:table-cell office:value-type="float" office:value="26.5" table:style-name="ce4">
            <text:p>26,5</text:p>
          </table:table-cell>
          <table:table-cell office:value-type="float" office:value="0.35" table:style-name="ce4">
            <text:p>0,35</text:p>
          </table:table-cell>
          <table:table-cell office:value-type="float" office:value="0.34" table:style-name="ce4">
            <text:p>0,34</text:p>
          </table:table-cell>
          <table:table-cell office:value-type="float" office:value="494.03919000000002" table:style-name="ce4">
            <text:p>494,03919</text:p>
          </table:table-cell>
          <table:table-cell office:value-type="float" office:value="37652" table:style-name="ce4">
            <text:p>37652</text:p>
          </table:table-cell>
          <table:table-cell office:value-type="float" office:value="9591" table:style-name="ce4">
            <text:p>9591</text:p>
          </table:table-cell>
          <table:table-cell office:value-type="float" office:value="62" table:style-name="ce4">
            <text:p>62</text:p>
          </table:table-cell>
          <table:table-cell office:value-type="float" office:value="20721.5" table:style-name="ce4">
            <text:p>20721,5</text:p>
          </table:table-cell>
          <table:table-cell office:value-type="float" office:value="17.572737029999999" table:style-name="ce4">
            <text:p>17,57273703</text:p>
          </table:table-cell>
          <table:table-cell office:value-type="float" office:value="1430000000" table:style-name="ce6">
            <text:p>1,43E+09</text:p>
          </table:table-cell>
          <table:table-cell office:value-type="float" office:value="7.8170000000000002" table:style-name="ce4">
            <text:p>7,817</text:p>
          </table:table-cell>
          <table:table-cell office:value-type="float" office:value="14" table:style-name="ce4">
            <text:p>14</text:p>
          </table:table-cell>
          <table:table-cell office:value-type="float" office:value="75107772943" table:style-name="ce4">
            <text:p>75107772943</text:p>
          </table:table-cell>
          <table:table-cell office:value-type="float" office:value="1" table:style-name="ce4">
            <text:p>1</text:p>
          </table:table-cell>
          <table:table-cell office:value-type="float" office:value="608864074.39999998" table:style-name="ce4">
            <text:p>608864074,4</text:p>
          </table:table-cell>
          <table:table-cell office:value-type="float" office:value="0.69597786664962769" table:style-name="ce1">
            <text:p>0,695977867</text:p>
          </table:table-cell>
          <table:table-cell office:value-type="float" office:value="0.91338652372360229" table:style-name="ce1">
            <text:p>0,913386524</text:p>
          </table:table-cell>
          <table:table-cell office:value-type="float" office:value="1.1741032600402832" table:style-name="ce1">
            <text:p>1,17410326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73.202402518081598" table:style-name="ce1">
            <text:p>73,20240252</text:p>
          </table:table-cell>
          <table:table-cell office:value-type="float" office:value="48.072000000000003" table:style-name="ce1">
            <text:p>48,072</text:p>
          </table:table-cell>
          <table:table-cell office:value-type="float" office:value="158.45322411561864" table:style-name="ce1">
            <text:p>158,4532241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Hungary</text:p>
          </table:table-cell>
          <table:table-cell office:value-type="float" office:value="26.8" table:style-name="ce4">
            <text:p>26,8</text:p>
          </table:table-cell>
          <table:table-cell office:value-type="float" office:value="0.34" table:style-name="ce4">
            <text:p>0,34</text:p>
          </table:table-cell>
          <table:table-cell office:value-type="float" office:value="0.34" table:style-name="ce4">
            <text:p>0,34</text:p>
          </table:table-cell>
          <table:table-cell office:value-type="float" office:value="495.66383999999999" table:style-name="ce4">
            <text:p>495,66384</text:p>
          </table:table-cell>
          <table:table-cell office:value-type="float" office:value="27894" table:style-name="ce4">
            <text:p>27894</text:p>
          </table:table-cell>
          <table:table-cell office:value-type="float" office:value="10483" table:style-name="ce4">
            <text:p>10483</text:p>
          </table:table-cell>
          <table:table-cell office:value-type="float" office:value="58" table:style-name="ce4">
            <text:p>58</text:p>
          </table:table-cell>
          <table:table-cell office:value-type="float" office:value="20722.07" table:style-name="ce4">
            <text:p>20722,07</text:p>
          </table:table-cell>
          <table:table-cell office:value-type="float" office:value="18.125204929999999" table:style-name="ce4">
            <text:p>18,12520493</text:p>
          </table:table-cell>
          <table:table-cell office:value-type="float" office:value="2640000000" table:style-name="ce6">
            <text:p>2,64E+09</text:p>
          </table:table-cell>
          <table:table-cell office:value-type="float" office:value="10.029999999999999" table:style-name="ce4">
            <text:p>10,03</text:p>
          </table:table-cell>
          <table:table-cell office:value-type="float" office:value="14.1" table:style-name="ce4">
            <text:p>14,1</text:p>
          </table:table-cell>
          <table:table-cell office:value-type="float" office:value="-2792080129" table:style-name="ce4">
            <text:p>-2792080129</text:p>
          </table:table-cell>
          <table:table-cell office:value-type="float" office:value="1" table:style-name="ce4">
            <text:p>1</text:p>
          </table:table-cell>
          <table:table-cell office:value-type="float" office:value="5367027414" table:style-name="ce4">
            <text:p>5367027414</text:p>
          </table:table-cell>
          <table:table-cell office:value-type="float" office:value="0.66804838180541992" table:style-name="ce1">
            <text:p>0,668048382</text:p>
          </table:table-cell>
          <table:table-cell office:value-type="float" office:value="0.7711559534072876" table:style-name="ce1">
            <text:p>0,771155953</text:p>
          </table:table-cell>
          <table:table-cell office:value-type="float" office:value="1.081859827041626" table:style-name="ce1">
            <text:p>1,081859827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74.540000915527301" table:style-name="ce1">
            <text:p>74,54000092</text:p>
          </table:table-cell>
          <table:table-cell office:value-type="float" office:value="46.405999999999999" table:style-name="ce1">
            <text:p>46,406</text:p>
          </table:table-cell>
          <table:table-cell office:value-type="float" office:value="145.3058773301899" table:style-name="ce1">
            <text:p>145,3058773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Hungary</text:p>
          </table:table-cell>
          <table:table-cell office:value-type="float" office:value="27" table:style-name="ce4">
            <text:p>27</text:p>
          </table:table-cell>
          <table:table-cell office:value-type="float" office:value="0.32" table:style-name="ce4">
            <text:p>0,32</text:p>
          </table:table-cell>
          <table:table-cell office:value-type="float" office:value="0.37" table:style-name="ce4">
            <text:p>0,37</text:p>
          </table:table-cell>
          <table:table-cell office:value-type="float" office:value="491.13328000000001" table:style-name="ce4">
            <text:p>491,13328</text:p>
          </table:table-cell>
          <table:table-cell office:value-type="float" office:value="25519" table:style-name="ce4">
            <text:p>25519</text:p>
          </table:table-cell>
          <table:table-cell office:value-type="float" office:value="13365" table:style-name="ce4">
            <text:p>13365</text:p>
          </table:table-cell>
          <table:table-cell office:value-type="float" office:value="52" table:style-name="ce4">
            <text:p>52</text:p>
          </table:table-cell>
          <table:table-cell office:value-type="float" office:value="21738.9" table:style-name="ce4">
            <text:p>21738,9</text:p>
          </table:table-cell>
          <table:table-cell office:value-type="float" office:value="17.307221770000002" table:style-name="ce4">
            <text:p>17,30722177</text:p>
          </table:table-cell>
          <table:table-cell office:value-type="float" office:value="2490000000" table:style-name="ce6">
            <text:p>2,49E+09</text:p>
          </table:table-cell>
          <table:table-cell office:value-type="float" office:value="11.172000000000001" table:style-name="ce4">
            <text:p>11,172</text:p>
          </table:table-cell>
          <table:table-cell office:value-type="float" office:value="15.1" table:style-name="ce4">
            <text:p>15,1</text:p>
          </table:table-cell>
          <table:table-cell office:value-type="float" office:value="-20770000000" table:style-name="ce6">
            <text:p>-2,08E+10</text:p>
          </table:table-cell>
          <table:table-cell office:value-type="float" office:value="1" table:style-name="ce4">
            <text:p>1</text:p>
          </table:table-cell>
          <table:table-cell office:value-type="float" office:value="6941965301" table:style-name="ce4">
            <text:p>6941965301</text:p>
          </table:table-cell>
          <table:table-cell office:value-type="float" office:value="0.64482265710830688" table:style-name="ce1">
            <text:p>0,644822657</text:p>
          </table:table-cell>
          <table:table-cell office:value-type="float" office:value="0.77266937494277954" table:style-name="ce1">
            <text:p>0,772669375</text:p>
          </table:table-cell>
          <table:table-cell office:value-type="float" office:value="1.0144538879394531" table:style-name="ce1">
            <text:p>1,014453888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5.690002441406193" table:style-name="ce1">
            <text:p>75,69000244</text:p>
          </table:table-cell>
          <table:table-cell office:value-type="float" office:value="46.194000000000003" table:style-name="ce1">
            <text:p>46,194</text:p>
          </table:table-cell>
          <table:table-cell office:value-type="float" office:value="157.83896008589605" table:style-name="ce1">
            <text:p>157,8389601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Hungary</text:p>
          </table:table-cell>
          <table:table-cell office:value-type="float" office:value="27.3" table:style-name="ce4">
            <text:p>27,3</text:p>
          </table:table-cell>
          <table:table-cell office:value-type="float" office:value="0.32" table:style-name="ce4">
            <text:p>0,32</text:p>
          </table:table-cell>
          <table:table-cell office:value-type="float" office:value="0.37" table:style-name="ce4">
            <text:p>0,37</text:p>
          </table:table-cell>
          <table:table-cell office:value-type="float" office:value="491.13328000000001" table:style-name="ce4">
            <text:p>491,13328</text:p>
          </table:table-cell>
          <table:table-cell office:value-type="float" office:value="28018" table:style-name="ce4">
            <text:p>28018</text:p>
          </table:table-cell>
          <table:table-cell office:value-type="float" office:value="15100" table:style-name="ce4">
            <text:p>15100</text:p>
          </table:table-cell>
          <table:table-cell office:value-type="float" office:value="48" table:style-name="ce4">
            <text:p>48</text:p>
          </table:table-cell>
          <table:table-cell office:value-type="float" office:value="23029.45" table:style-name="ce4">
            <text:p>23029,45</text:p>
          </table:table-cell>
          <table:table-cell office:value-type="float" office:value="17.115684089999998" table:style-name="ce4">
            <text:p>17,11568409</text:p>
          </table:table-cell>
          <table:table-cell office:value-type="float" office:value="4060000000" table:style-name="ce6">
            <text:p>4,06E+09</text:p>
          </table:table-cell>
          <table:table-cell office:value-type="float" office:value="11.029" table:style-name="ce4">
            <text:p>11,029</text:p>
          </table:table-cell>
          <table:table-cell office:value-type="float" office:value="15.1" table:style-name="ce4">
            <text:p>15,1</text:p>
          </table:table-cell>
          <table:table-cell office:value-type="float" office:value="10740966551" table:style-name="ce4">
            <text:p>10740966551</text:p>
          </table:table-cell>
          <table:table-cell office:value-type="float" office:value="1" table:style-name="ce4">
            <text:p>1</text:p>
          </table:table-cell>
          <table:table-cell office:value-type="float" office:value="8718153250" table:style-name="ce4">
            <text:p>8718153250</text:p>
          </table:table-cell>
          <table:table-cell office:value-type="float" office:value="0.6502116322517395" table:style-name="ce1">
            <text:p>0,650211632</text:p>
          </table:table-cell>
          <table:table-cell office:value-type="float" office:value="0.75660258531570435" table:style-name="ce1">
            <text:p>0,756602585</text:p>
          </table:table-cell>
          <table:table-cell office:value-type="float" office:value="1.0275454521179199" table:style-name="ce1">
            <text:p>1,027545452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6.660003662109403" table:style-name="ce1">
            <text:p>76,66000366</text:p>
          </table:table-cell>
          <table:table-cell office:value-type="float" office:value="46.481999999999999" table:style-name="ce1">
            <text:p>46,482</text:p>
          </table:table-cell>
          <table:table-cell office:value-type="float" office:value="166.75434720989713" table:style-name="ce1">
            <text:p>166,7543472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Hungary</text:p>
          </table:table-cell>
          <table:table-cell office:value-type="float" office:value="27.8" table:style-name="ce4">
            <text:p>27,8</text:p>
          </table:table-cell>
          <table:table-cell office:value-type="float" office:value="0.32" table:style-name="ce4">
            <text:p>0,32</text:p>
          </table:table-cell>
          <table:table-cell office:value-type="float" office:value="0.37" table:style-name="ce4">
            <text:p>0,37</text:p>
          </table:table-cell>
          <table:table-cell office:value-type="float" office:value="486.60271" table:style-name="ce4">
            <text:p>486,60271</text:p>
          </table:table-cell>
          <table:table-cell office:value-type="float" office:value="33702" table:style-name="ce4">
            <text:p>33702</text:p>
          </table:table-cell>
          <table:table-cell office:value-type="float" office:value="22880" table:style-name="ce4">
            <text:p>22880</text:p>
          </table:table-cell>
          <table:table-cell office:value-type="float" office:value="60" table:style-name="ce4">
            <text:p>60</text:p>
          </table:table-cell>
          <table:table-cell office:value-type="float" office:value="23267.45" table:style-name="ce4">
            <text:p>23267,45</text:p>
          </table:table-cell>
          <table:table-cell office:value-type="float" office:value="16.677992700000001" table:style-name="ce4">
            <text:p>16,6779927</text:p>
          </table:table-cell>
          <table:table-cell office:value-type="float" office:value="2770000000" table:style-name="ce6">
            <text:p>2,77E+09</text:p>
          </table:table-cell>
          <table:table-cell office:value-type="float" office:value="11.003" table:style-name="ce4">
            <text:p>11,003</text:p>
          </table:table-cell>
          <table:table-cell office:value-type="float" office:value="17" table:style-name="ce4">
            <text:p>17</text:p>
          </table:table-cell>
          <table:table-cell office:value-type="float" office:value="10815928328" table:style-name="ce4">
            <text:p>10815928328</text:p>
          </table:table-cell>
          <table:table-cell office:value-type="float" office:value="1" table:style-name="ce4">
            <text:p>1</text:p>
          </table:table-cell>
          <table:table-cell office:value-type="float" office:value="8655417711" table:style-name="ce4">
            <text:p>8655417711</text:p>
          </table:table-cell>
          <table:table-cell office:value-type="float" office:value="0.60861784219741821" table:style-name="ce1">
            <text:p>0,608617842</text:p>
          </table:table-cell>
          <table:table-cell office:value-type="float" office:value="0.6111028790473938" table:style-name="ce1">
            <text:p>0,611102879</text:p>
          </table:table-cell>
          <table:table-cell office:value-type="float" office:value="0.98206216096878052" table:style-name="ce1">
            <text:p>0,98206216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7.629997253417997" table:style-name="ce1">
            <text:p>77,62999725</text:p>
          </table:table-cell>
          <table:table-cell office:value-type="float" office:value="47.058999999999997" table:style-name="ce1">
            <text:p>47,059</text:p>
          </table:table-cell>
          <table:table-cell office:value-type="float" office:value="166.17569860957047" table:style-name="ce1">
            <text:p>166,1756986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Hungary</text:p>
          </table:table-cell>
          <table:table-cell office:value-type="float" office:value="28" table:style-name="ce4">
            <text:p>28</text:p>
          </table:table-cell>
          <table:table-cell office:value-type="float" office:value="0.33" table:style-name="ce4">
            <text:p>0,33</text:p>
          </table:table-cell>
          <table:table-cell office:value-type="float" office:value="0.37" table:style-name="ce4">
            <text:p>0,37</text:p>
          </table:table-cell>
          <table:table-cell office:value-type="float" office:value="480.48496999999998" table:style-name="ce4">
            <text:p>480,48497</text:p>
          </table:table-cell>
          <table:table-cell office:value-type="float" office:value="38968" table:style-name="ce4">
            <text:p>38968</text:p>
          </table:table-cell>
          <table:table-cell office:value-type="float" office:value="34691" table:style-name="ce4">
            <text:p>34691</text:p>
          </table:table-cell>
          <table:table-cell office:value-type="float" office:value="63" table:style-name="ce4">
            <text:p>63</text:p>
          </table:table-cell>
          <table:table-cell office:value-type="float" office:value="24547.98" table:style-name="ce4">
            <text:p>24547,98</text:p>
          </table:table-cell>
          <table:table-cell office:value-type="float" office:value="16.45793346" table:style-name="ce4">
            <text:p>16,45793346</text:p>
          </table:table-cell>
          <table:table-cell office:value-type="float" office:value="4270000000" table:style-name="ce6">
            <text:p>4,27E+09</text:p>
          </table:table-cell>
          <table:table-cell office:value-type="float" office:value="10.177" table:style-name="ce4">
            <text:p>10,177</text:p>
          </table:table-cell>
          <table:table-cell office:value-type="float" office:value="16.8" table:style-name="ce4">
            <text:p>16,8</text:p>
          </table:table-cell>
          <table:table-cell office:value-type="float" office:value="-3586600505" table:style-name="ce4">
            <text:p>-3586600505</text:p>
          </table:table-cell>
          <table:table-cell office:value-type="float" office:value="1" table:style-name="ce4">
            <text:p>1</text:p>
          </table:table-cell>
          <table:table-cell office:value-type="float" office:value="9451224183" table:style-name="ce4">
            <text:p>9451224183</text:p>
          </table:table-cell>
          <table:table-cell office:value-type="float" office:value="0.67841839790344238" table:style-name="ce1">
            <text:p>0,678418398</text:p>
          </table:table-cell>
          <table:table-cell office:value-type="float" office:value="0.58302003145217896" table:style-name="ce1">
            <text:p>0,583020031</text:p>
          </table:table-cell>
          <table:table-cell office:value-type="float" office:value="0.89994639158248901" table:style-name="ce1">
            <text:p>0,899946392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8.489997863769503" table:style-name="ce1">
            <text:p>78,48999786</text:p>
          </table:table-cell>
          <table:table-cell office:value-type="float" office:value="48.081000000000003" table:style-name="ce1">
            <text:p>48,081</text:p>
          </table:table-cell>
          <table:table-cell office:value-type="float" office:value="164.47602479146661" table:style-name="ce1">
            <text:p>164,4760248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Hungary</text:p>
          </table:table-cell>
          <table:table-cell office:value-type="float" office:value="27.8" table:style-name="ce4">
            <text:p>27,8</text:p>
          </table:table-cell>
          <table:table-cell office:value-type="float" office:value="0.33" table:style-name="ce4">
            <text:p>0,33</text:p>
          </table:table-cell>
          <table:table-cell office:value-type="float" office:value="0.38" table:style-name="ce4">
            <text:p>0,38</text:p>
          </table:table-cell>
          <table:table-cell office:value-type="float" office:value="480.48496999999998" table:style-name="ce4">
            <text:p>480,48497</text:p>
          </table:table-cell>
          <table:table-cell office:value-type="float" office:value="54581" table:style-name="ce4">
            <text:p>54581</text:p>
          </table:table-cell>
          <table:table-cell office:value-type="float" office:value="42213" table:style-name="ce4">
            <text:p>42213</text:p>
          </table:table-cell>
          <table:table-cell office:value-type="float" office:value="60" table:style-name="ce4">
            <text:p>60</text:p>
          </table:table-cell>
          <table:table-cell office:value-type="float" office:value="25691.53" table:style-name="ce4">
            <text:p>25691,53</text:p>
          </table:table-cell>
          <table:table-cell office:value-type="float" office:value="15.265061859999999" table:style-name="ce4">
            <text:p>15,26506186</text:p>
          </table:table-cell>
          <table:table-cell office:value-type="float" office:value="4910000000" table:style-name="ce6">
            <text:p>4,91E+09</text:p>
          </table:table-cell>
          <table:table-cell office:value-type="float" office:value="7.7249999999999996" table:style-name="ce4">
            <text:p>7,72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3060104659" table:style-name="ce4">
            <text:p>13060104659</text:p>
          </table:table-cell>
          <table:table-cell office:value-type="float" office:value="1" table:style-name="ce4">
            <text:p>1</text:p>
          </table:table-cell>
          <table:table-cell office:value-type="float" office:value="8939090362" table:style-name="ce4">
            <text:p>8939090362</text:p>
          </table:table-cell>
          <table:table-cell office:value-type="float" office:value="0.58289563655853271" table:style-name="ce1">
            <text:p>0,582895637</text:p>
          </table:table-cell>
          <table:table-cell office:value-type="float" office:value="0.50920277833938599" table:style-name="ce1">
            <text:p>0,509202778</text:p>
          </table:table-cell>
          <table:table-cell office:value-type="float" office:value="0.74794626235961914" table:style-name="ce1">
            <text:p>0,747946262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4.120002746582003" table:style-name="ce1">
            <text:p>74,12000275</text:p>
          </table:table-cell>
          <table:table-cell office:value-type="float" office:value="50.76" table:style-name="ce1">
            <text:p>50,76</text:p>
          </table:table-cell>
          <table:table-cell office:value-type="float" office:value="168.3583550864127" table:style-name="ce1">
            <text:p>168,3583551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Hungary</text:p>
          </table:table-cell>
          <table:table-cell office:value-type="float" office:value="27.6" table:style-name="ce4">
            <text:p>27,6</text:p>
          </table:table-cell>
          <table:table-cell office:value-type="float" office:value="0.33" table:style-name="ce4">
            <text:p>0,33</text:p>
          </table:table-cell>
          <table:table-cell office:value-type="float" office:value="0.37" table:style-name="ce4">
            <text:p>0,37</text:p>
          </table:table-cell>
          <table:table-cell office:value-type="float" office:value="474.36721999999997" table:style-name="ce4">
            <text:p>474,36722</text:p>
          </table:table-cell>
          <table:table-cell office:value-type="float" office:value="58344" table:style-name="ce4">
            <text:p>58344</text:p>
          </table:table-cell>
          <table:table-cell office:value-type="float" office:value="43225" table:style-name="ce4">
            <text:p>43225</text:p>
          </table:table-cell>
          <table:table-cell office:value-type="float" office:value="63" table:style-name="ce4">
            <text:p>63</text:p>
          </table:table-cell>
          <table:table-cell office:value-type="float" office:value="26798.86" table:style-name="ce4">
            <text:p>26798,86</text:p>
          </table:table-cell>
          <table:table-cell office:value-type="float" office:value="14.426870940000001" table:style-name="ce4">
            <text:p>14,42687094</text:p>
          </table:table-cell>
          <table:table-cell office:value-type="float" office:value="3510000000" table:style-name="ce6">
            <text:p>3,51E+09</text:p>
          </table:table-cell>
          <table:table-cell office:value-type="float" office:value="6.8129999999999997" table:style-name="ce4">
            <text:p>6,813</text:p>
          </table:table-cell>
          <table:table-cell office:value-type="float" office:value="15.8" table:style-name="ce4">
            <text:p>15,8</text:p>
          </table:table-cell>
          <table:table-cell office:value-type="float" office:value="-5266437315" table:style-name="ce4">
            <text:p>-5266437315</text:p>
          </table:table-cell>
          <table:table-cell office:value-type="float" office:value="1" table:style-name="ce4">
            <text:p>1</text:p>
          </table:table-cell>
          <table:table-cell office:value-type="float" office:value="9953574436" table:style-name="ce4">
            <text:p>9953574436</text:p>
          </table:table-cell>
          <table:table-cell office:value-type="float" office:value="0.50973695516586304" table:style-name="ce1">
            <text:p>0,509736955</text:p>
          </table:table-cell>
          <table:table-cell office:value-type="float" office:value="0.38202446699142456" table:style-name="ce1">
            <text:p>0,382024467</text:p>
          </table:table-cell>
          <table:table-cell office:value-type="float" office:value="0.75026142597198486" table:style-name="ce1">
            <text:p>0,750261426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5.099998474121094" table:style-name="ce1">
            <text:p>75,09999847</text:p>
          </table:table-cell>
          <table:table-cell office:value-type="float" office:value="52.374000000000002" table:style-name="ce1">
            <text:p>52,374</text:p>
          </table:table-cell>
          <table:table-cell office:value-type="float" office:value="167.29073849452425" table:style-name="ce1">
            <text:p>167,2907385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Hungary</text:p>
          </table:table-cell>
          <table:table-cell office:value-type="float" office:value="27.6" table:style-name="ce4">
            <text:p>27,6</text:p>
          </table:table-cell>
          <table:table-cell office:value-type="float" office:value="0.33" table:style-name="ce4">
            <text:p>0,33</text:p>
          </table:table-cell>
          <table:table-cell office:value-type="float" office:value="0.38" table:style-name="ce4">
            <text:p>0,38</text:p>
          </table:table-cell>
          <table:table-cell office:value-type="float" office:value="476.84710999999999" table:style-name="ce4">
            <text:p>476,84711</text:p>
          </table:table-cell>
          <table:table-cell office:value-type="float" office:value="53618" table:style-name="ce4">
            <text:p>53618</text:p>
          </table:table-cell>
          <table:table-cell office:value-type="float" office:value="39889" table:style-name="ce4">
            <text:p>39889</text:p>
          </table:table-cell>
          <table:table-cell office:value-type="float" office:value="69" table:style-name="ce4">
            <text:p>69</text:p>
          </table:table-cell>
          <table:table-cell office:value-type="float" office:value="27941.93" table:style-name="ce4">
            <text:p>27941,93</text:p>
          </table:table-cell>
          <table:table-cell office:value-type="float" office:value="14.20390079" table:style-name="ce4">
            <text:p>14,20390079</text:p>
          </table:table-cell>
          <table:table-cell office:value-type="float" office:value="2240000000" table:style-name="ce6">
            <text:p>2,24E+09</text:p>
          </table:table-cell>
          <table:table-cell office:value-type="float" office:value="5.1150000000000002" table:style-name="ce4">
            <text:p>5,115</text:p>
          </table:table-cell>
          <table:table-cell office:value-type="float" office:value="16" table:style-name="ce4">
            <text:p>16</text:p>
          </table:table-cell>
          <table:table-cell office:value-type="float" office:value="69681210262" table:style-name="ce4">
            <text:p>69681210262</text:p>
          </table:table-cell>
          <table:table-cell office:value-type="float" office:value="1" table:style-name="ce4">
            <text:p>1</text:p>
          </table:table-cell>
          <table:table-cell office:value-type="float" office:value="11180768729" table:style-name="ce4">
            <text:p>11180768729</text:p>
          </table:table-cell>
          <table:table-cell office:value-type="float" office:value="0.45712703466415405" table:style-name="ce1">
            <text:p>0,457127035</text:p>
          </table:table-cell>
          <table:table-cell office:value-type="float" office:value="0.41362625360488892" table:style-name="ce1">
            <text:p>0,413626254</text:p>
          </table:table-cell>
          <table:table-cell office:value-type="float" office:value="0.59076905250549316" table:style-name="ce1">
            <text:p>0,590769053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6.059997558593807" table:style-name="ce1">
            <text:p>76,05999756</text:p>
          </table:table-cell>
          <table:table-cell office:value-type="float" office:value="54.35" table:style-name="ce1">
            <text:p>54,35</text:p>
          </table:table-cell>
          <table:table-cell office:value-type="float" office:value="163.9719445001501" table:style-name="ce1">
            <text:p>163,9719445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Hungary</text:p>
          </table:table-cell>
          <table:table-cell office:value-type="float" office:value="27.7" table:style-name="ce4">
            <text:p>27,7</text:p>
          </table:table-cell>
          <table:table-cell office:value-type="float" office:value="0.33" table:style-name="ce4">
            <text:p>0,33</text:p>
          </table:table-cell>
          <table:table-cell office:value-type="float" office:value="0.37" table:style-name="ce4">
            <text:p>0,37</text:p>
          </table:table-cell>
          <table:table-cell office:value-type="float" office:value="476.84710999999999" table:style-name="ce4">
            <text:p>476,84711</text:p>
          </table:table-cell>
          <table:table-cell office:value-type="float" office:value="68070" table:style-name="ce4">
            <text:p>68070</text:p>
          </table:table-cell>
          <table:table-cell office:value-type="float" office:value="39829" table:style-name="ce4">
            <text:p>39829</text:p>
          </table:table-cell>
          <table:table-cell office:value-type="float" office:value="60" table:style-name="ce4">
            <text:p>60</text:p>
          </table:table-cell>
          <table:table-cell office:value-type="float" office:value="29496.17" table:style-name="ce4">
            <text:p>29496,17</text:p>
          </table:table-cell>
          <table:table-cell office:value-type="float" office:value="13.468455540000001" table:style-name="ce4">
            <text:p>13,46845554</text:p>
          </table:table-cell>
          <table:table-cell office:value-type="float" office:value="2330000000" table:style-name="ce6">
            <text:p>2,33E+09</text:p>
          </table:table-cell>
          <table:table-cell office:value-type="float" office:value="4.1559999999999997" table:style-name="ce4">
            <text:p>4,156</text:p>
          </table:table-cell>
          <table:table-cell office:value-type="float" office:value="15" table:style-name="ce4">
            <text:p>15</text:p>
          </table:table-cell>
          <table:table-cell office:value-type="float" office:value="-12133000000" table:style-name="ce6">
            <text:p>-1,21E+10</text:p>
          </table:table-cell>
          <table:table-cell office:value-type="float" office:value="1" table:style-name="ce4">
            <text:p>1</text:p>
          </table:table-cell>
          <table:table-cell office:value-type="float" office:value="9765624447" table:style-name="ce4">
            <text:p>9765624447</text:p>
          </table:table-cell>
          <table:table-cell office:value-type="float" office:value="0.48128026723861694" table:style-name="ce1">
            <text:p>0,481280267</text:p>
          </table:table-cell>
          <table:table-cell office:value-type="float" office:value="0.53743231296539307" table:style-name="ce1">
            <text:p>0,537432313</text:p>
          </table:table-cell>
          <table:table-cell office:value-type="float" office:value="0.63702911138534546" table:style-name="ce1">
            <text:p>0,637029111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7.287981646795302" table:style-name="ce1">
            <text:p>77,28798165</text:p>
          </table:table-cell>
          <table:table-cell office:value-type="float" office:value="55.411000000000001" table:style-name="ce1">
            <text:p>55,411</text:p>
          </table:table-cell>
          <table:table-cell office:value-type="float" office:value="165.03285584026756" table:style-name="ce1">
            <text:p>165,0328558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Hungary</text:p>
          </table:table-cell>
          <table:table-cell office:value-type="float" office:value="27.4" table:style-name="ce4">
            <text:p>27,4</text:p>
          </table:table-cell>
          <table:table-cell office:value-type="float" office:value="0.35" table:style-name="ce4">
            <text:p>0,35</text:p>
          </table:table-cell>
          <table:table-cell office:value-type="float" office:value="0.37" table:style-name="ce4">
            <text:p>0,37</text:p>
          </table:table-cell>
          <table:table-cell office:value-type="float" office:value="479.327" table:style-name="ce4">
            <text:p>479,327</text:p>
          </table:table-cell>
          <table:table-cell office:value-type="float" office:value="82937" table:style-name="ce4">
            <text:p>82937</text:p>
          </table:table-cell>
          <table:table-cell office:value-type="float" office:value="48178" table:style-name="ce4">
            <text:p>48178</text:p>
          </table:table-cell>
          <table:table-cell office:value-type="float" office:value="48" table:style-name="ce4">
            <text:p>48</text:p>
          </table:table-cell>
          <table:table-cell office:value-type="float" office:value="31908.85" table:style-name="ce4">
            <text:p>31908,85</text:p>
          </table:table-cell>
          <table:table-cell office:value-type="float" office:value="12.699823260000001" table:style-name="ce4">
            <text:p>12,69982326</text:p>
          </table:table-cell>
          <table:table-cell office:value-type="float" office:value="4520000000" table:style-name="ce6">
            <text:p>4,52E+09</text:p>
          </table:table-cell>
          <table:table-cell office:value-type="float" office:value="3.7090000000000001" table:style-name="ce4">
            <text:p>3,709</text:p>
          </table:table-cell>
          <table:table-cell office:value-type="float" office:value="13.4" table:style-name="ce4">
            <text:p>13,4</text:p>
          </table:table-cell>
          <table:table-cell office:value-type="float" office:value="-64365000000" table:style-name="ce6">
            <text:p>-6,44E+10</text:p>
          </table:table-cell>
          <table:table-cell office:value-type="float" office:value="1" table:style-name="ce4">
            <text:p>1</text:p>
          </table:table-cell>
          <table:table-cell office:value-type="float" office:value="6900685311" table:style-name="ce4">
            <text:p>6900685311</text:p>
          </table:table-cell>
          <table:table-cell office:value-type="float" office:value="0.44315263628959656" table:style-name="ce1">
            <text:p>0,443152636</text:p>
          </table:table-cell>
          <table:table-cell office:value-type="float" office:value="0.5550696849822998" table:style-name="ce1">
            <text:p>0,555069685</text:p>
          </table:table-cell>
          <table:table-cell office:value-type="float" office:value="0.56364238262176514" table:style-name="ce1">
            <text:p>0,563642383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78.557839504117396" table:style-name="ce1">
            <text:p>78,5578395</text:p>
          </table:table-cell>
          <table:table-cell office:value-type="float" office:value="56.174999999999997" table:style-name="ce1">
            <text:p>56,175</text:p>
          </table:table-cell>
          <table:table-cell office:value-type="float" office:value="162.70085877792488" table:style-name="ce1">
            <text:p>162,7008588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Hungary</text:p>
          </table:table-cell>
          <table:table-cell office:value-type="float" office:value="27.3" table:style-name="ce4">
            <text:p>27,3</text:p>
          </table:table-cell>
          <table:table-cell office:value-type="float" office:value="0.35" table:style-name="ce4">
            <text:p>0,35</text:p>
          </table:table-cell>
          <table:table-cell office:value-type="float" office:value="0.37" table:style-name="ce4">
            <text:p>0,37</text:p>
          </table:table-cell>
          <table:table-cell office:value-type="float" office:value="478.27033" table:style-name="ce4">
            <text:p>478,27033</text:p>
          </table:table-cell>
          <table:table-cell office:value-type="float" office:value="88581" table:style-name="ce4">
            <text:p>88581</text:p>
          </table:table-cell>
          <table:table-cell office:value-type="float" office:value="49795" table:style-name="ce4">
            <text:p>49795</text:p>
          </table:table-cell>
          <table:table-cell office:value-type="float" office:value="47" table:style-name="ce4">
            <text:p>47</text:p>
          </table:table-cell>
          <table:table-cell office:value-type="float" office:value="35152.61" table:style-name="ce4">
            <text:p>35152,61</text:p>
          </table:table-cell>
          <table:table-cell office:value-type="float" office:value="12.012360060000001" table:style-name="ce4">
            <text:p>12,01236006</text:p>
          </table:table-cell>
          <table:table-cell office:value-type="float" office:value="3110000000" table:style-name="ce6">
            <text:p>3,11E+09</text:p>
          </table:table-cell>
          <table:table-cell office:value-type="float" office:value="3.419" table:style-name="ce4">
            <text:p>3,419</text:p>
          </table:table-cell>
          <table:table-cell office:value-type="float" office:value="12.2" table:style-name="ce4">
            <text:p>12,2</text:p>
          </table:table-cell>
          <table:table-cell office:value-type="float" office:value="98463475065" table:style-name="ce4">
            <text:p>98463475065</text:p>
          </table:table-cell>
          <table:table-cell office:value-type="float" office:value="1" table:style-name="ce4">
            <text:p>1</text:p>
          </table:table-cell>
          <table:table-cell office:value-type="float" office:value="3835572310" table:style-name="ce4">
            <text:p>3835572310</text:p>
          </table:table-cell>
          <table:table-cell office:value-type="float" office:value="0.45047891139984131" table:style-name="ce1">
            <text:p>0,450478911</text:p>
          </table:table-cell>
          <table:table-cell office:value-type="float" office:value="0.49868422746658325" table:style-name="ce1">
            <text:p>0,498684227</text:p>
          </table:table-cell>
          <table:table-cell office:value-type="float" office:value="0.59232217073440552" table:style-name="ce1">
            <text:p>0,592322171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79.035570172296701" table:style-name="ce1">
            <text:p>79,03557017</text:p>
          </table:table-cell>
          <table:table-cell office:value-type="float" office:value="56.505000000000003" table:style-name="ce1">
            <text:p>56,505</text:p>
          </table:table-cell>
          <table:table-cell office:value-type="float" office:value="159.92555646483092" table:style-name="ce1">
            <text:p>159,9255565</text:p>
          </table:table-cell>
          <table:table-cell table:number-columns-repeated="16359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399.28" table:style-name="ce4">
            <text:p>399,28</text:p>
          </table:table-cell>
          <table:table-cell table:number-columns-repeated="5" table:style-name="ce5"/>
          <table:table-cell office:value-type="float" office:value="0" table:style-name="ce4">
            <text:p>0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32" table:style-name="ce4">
            <text:p>0,32</text:p>
          </table:table-cell>
          <table:table-cell office:value-type="float" office:value="0.31" table:style-name="ce4">
            <text:p>0,31</text:p>
          </table:table-cell>
          <table:table-cell office:value-type="float" office:value="410.4" table:style-name="ce4">
            <text:p>410,4</text:p>
          </table:table-cell>
          <table:table-cell office:value-type="float" office:value="14684" table:style-name="ce4">
            <text:p>14684</text:p>
          </table:table-cell>
          <table:table-cell office:value-type="float" office:value="29729" table:style-name="ce4">
            <text:p>29729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33" table:style-name="ce4">
            <text:p>0,33</text:p>
          </table:table-cell>
          <table:table-cell office:value-type="float" office:value="0.34" table:style-name="ce4">
            <text:p>0,34</text:p>
          </table:table-cell>
          <table:table-cell office:value-type="float" office:value="416.12" table:style-name="ce4">
            <text:p>416,12</text:p>
          </table:table-cell>
          <table:table-cell office:value-type="float" office:value="6199" table:style-name="ce4">
            <text:p>6199</text:p>
          </table:table-cell>
          <table:table-cell office:value-type="float" office:value="59673" table:style-name="ce4">
            <text:p>59673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2" table:style-name="ce5"/>
          <table:table-cell office:value-type="float" office:value="30703329" table:style-name="ce4">
            <text:p>30703329</text:p>
          </table:table-cell>
          <table:table-cell office:value-type="float" office:value="0" table:style-name="ce4">
            <text:p>0</text:p>
          </table:table-cell>
          <table:table-cell office:value-type="float" office:value="93807284" table:style-name="ce4">
            <text:p>93807284</text:p>
          </table:table-cell>
          <table:table-cell table:number-columns-repeated="16367" table:style-name="ce1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37" table:style-name="ce4">
            <text:p>0,37</text:p>
          </table:table-cell>
          <table:table-cell office:value-type="float" office:value="0.37" table:style-name="ce4">
            <text:p>0,37</text:p>
          </table:table-cell>
          <table:table-cell office:value-type="float" office:value="421.83" table:style-name="ce4">
            <text:p>421,83</text:p>
          </table:table-cell>
          <table:table-cell office:value-type="float" office:value="4114" table:style-name="ce4">
            <text:p>4114</text:p>
          </table:table-cell>
          <table:table-cell office:value-type="float" office:value="36447" table:style-name="ce4">
            <text:p>36447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2" table:style-name="ce5"/>
          <table:table-cell office:value-type="float" office:value="55933000" table:style-name="ce4">
            <text:p>55933000</text:p>
          </table:table-cell>
          <table:table-cell office:value-type="float" office:value="0" table:style-name="ce4">
            <text:p>0</text:p>
          </table:table-cell>
          <table:table-cell office:value-type="float" office:value="331695000" table:style-name="ce4">
            <text:p>331695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38" table:style-name="ce4">
            <text:p>0,38</text:p>
          </table:table-cell>
          <table:table-cell office:value-type="float" office:value="0.39" table:style-name="ce4">
            <text:p>0,39</text:p>
          </table:table-cell>
          <table:table-cell office:value-type="float" office:value="427.71" table:style-name="ce4">
            <text:p>427,71</text:p>
          </table:table-cell>
          <table:table-cell office:value-type="float" office:value="3046" table:style-name="ce4">
            <text:p>3046</text:p>
          </table:table-cell>
          <table:table-cell office:value-type="float" office:value="25869" table:style-name="ce4">
            <text:p>25869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2" table:style-name="ce5"/>
          <table:table-cell office:value-type="float" office:value="282828000" table:style-name="ce4">
            <text:p>282828000</text:p>
          </table:table-cell>
          <table:table-cell office:value-type="float" office:value="0" table:style-name="ce4">
            <text:p>0</text:p>
          </table:table-cell>
          <table:table-cell office:value-type="float" office:value="59849000" table:style-name="ce4">
            <text:p>59849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37" table:style-name="ce4">
            <text:p>0,37</text:p>
          </table:table-cell>
          <table:table-cell office:value-type="float" office:value="0.42" table:style-name="ce4">
            <text:p>0,42</text:p>
          </table:table-cell>
          <table:table-cell office:value-type="float" office:value="433.58" table:style-name="ce4">
            <text:p>433,58</text:p>
          </table:table-cell>
          <table:table-cell office:value-type="float" office:value="2799" table:style-name="ce4">
            <text:p>2799</text:p>
          </table:table-cell>
          <table:table-cell office:value-type="float" office:value="16512" table:style-name="ce4">
            <text:p>16512</text:p>
          </table:table-cell>
          <table:table-cell office:value-type="float" office:value="49" table:style-name="ce4">
            <text:p>49</text:p>
          </table:table-cell>
          <table:table-cell office:value-type="float" office:value="5513.884" table:style-name="ce4">
            <text:p>5513,884</text:p>
          </table:table-cell>
          <table:table-cell office:value-type="float" office:value="11.58" table:style-name="ce4">
            <text:p>11,58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24.247509999999998" table:style-name="ce4">
            <text:p>24,24751</text:p>
          </table:table-cell>
          <table:table-cell office:value-type="float" office:value="244039000" table:style-name="ce4">
            <text:p>244039000</text:p>
          </table:table-cell>
          <table:table-cell office:value-type="float" office:value="0" table:style-name="ce4">
            <text:p>0</text:p>
          </table:table-cell>
          <table:table-cell office:value-type="float" office:value="-105545000" table:style-name="ce4">
            <text:p>-105545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4" table:style-name="ce4">
            <text:p>0,4</text:p>
          </table:table-cell>
          <table:table-cell office:value-type="float" office:value="0.45" table:style-name="ce4">
            <text:p>0,45</text:p>
          </table:table-cell>
          <table:table-cell office:value-type="float" office:value="439.62" table:style-name="ce4">
            <text:p>439,62</text:p>
          </table:table-cell>
          <table:table-cell office:value-type="float" office:value="2747" table:style-name="ce4">
            <text:p>2747</text:p>
          </table:table-cell>
          <table:table-cell office:value-type="float" office:value="12828" table:style-name="ce4">
            <text:p>12828</text:p>
          </table:table-cell>
          <table:table-cell office:value-type="float" office:value="49" table:style-name="ce4">
            <text:p>49</text:p>
          </table:table-cell>
          <table:table-cell office:value-type="float" office:value="5806.8980000000001" table:style-name="ce4">
            <text:p>5806,898</text:p>
          </table:table-cell>
          <table:table-cell office:value-type="float" office:value="11.79" table:style-name="ce4">
            <text:p>11,79</text:p>
          </table:table-cell>
          <table:table-cell office:value-type="float" office:value="0" table:style-name="ce4">
            <text:p>0</text:p>
          </table:table-cell>
          <table:table-cell office:value-type="float" office:value="20.93" table:style-name="ce4">
            <text:p>20,93</text:p>
          </table:table-cell>
          <table:table-cell office:value-type="float" office:value="23.35463" table:style-name="ce4">
            <text:p>23,35463</text:p>
          </table:table-cell>
          <table:table-cell office:value-type="float" office:value="331352000" table:style-name="ce4">
            <text:p>331352000</text:p>
          </table:table-cell>
          <table:table-cell office:value-type="float" office:value="0" table:style-name="ce4">
            <text:p>0</text:p>
          </table:table-cell>
          <table:table-cell office:value-type="float" office:value="-414448000" table:style-name="ce4">
            <text:p>-414448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4" table:style-name="ce4">
            <text:p>0,4</text:p>
          </table:table-cell>
          <table:table-cell office:value-type="float" office:value="0.45" table:style-name="ce4">
            <text:p>0,45</text:p>
          </table:table-cell>
          <table:table-cell office:value-type="float" office:value="445.66" table:style-name="ce4">
            <text:p>445,66</text:p>
          </table:table-cell>
          <table:table-cell office:value-type="float" office:value="2913" table:style-name="ce4">
            <text:p>2913</text:p>
          </table:table-cell>
          <table:table-cell office:value-type="float" office:value="12333" table:style-name="ce4">
            <text:p>12333</text:p>
          </table:table-cell>
          <table:table-cell office:value-type="float" office:value="49" table:style-name="ce4">
            <text:p>49</text:p>
          </table:table-cell>
          <table:table-cell office:value-type="float" office:value="6486.2709999999997" table:style-name="ce4">
            <text:p>6486,271</text:p>
          </table:table-cell>
          <table:table-cell office:value-type="float" office:value="11.22" table:style-name="ce4">
            <text:p>11,22</text:p>
          </table:table-cell>
          <table:table-cell office:value-type="float" office:value="0" table:style-name="ce4">
            <text:p>0</text:p>
          </table:table-cell>
          <table:table-cell office:value-type="float" office:value="14.9" table:style-name="ce4">
            <text:p>14,9</text:p>
          </table:table-cell>
          <table:table-cell office:value-type="float" office:value="22.494620000000001" table:style-name="ce4">
            <text:p>22,49462</text:p>
          </table:table-cell>
          <table:table-cell office:value-type="float" office:value="474354000" table:style-name="ce4">
            <text:p>474354000</text:p>
          </table:table-cell>
          <table:table-cell office:value-type="float" office:value="0" table:style-name="ce4">
            <text:p>0</text:p>
          </table:table-cell>
          <table:table-cell office:value-type="float" office:value="-477332000" table:style-name="ce4">
            <text:p>-477332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4" table:style-name="ce4">
            <text:p>0,4</text:p>
          </table:table-cell>
          <table:table-cell office:value-type="float" office:value="0.46" table:style-name="ce4">
            <text:p>0,46</text:p>
          </table:table-cell>
          <table:table-cell office:value-type="float" office:value="449.8" table:style-name="ce4">
            <text:p>449,8</text:p>
          </table:table-cell>
          <table:table-cell office:value-type="float" office:value="3123" table:style-name="ce4">
            <text:p>3123</text:p>
          </table:table-cell>
          <table:table-cell office:value-type="float" office:value="8874" table:style-name="ce4">
            <text:p>8874</text:p>
          </table:table-cell>
          <table:table-cell office:value-type="float" office:value="49" table:style-name="ce4">
            <text:p>49</text:p>
          </table:table-cell>
          <table:table-cell office:value-type="float" office:value="7068.1549999999997" table:style-name="ce4">
            <text:p>7068,155</text:p>
          </table:table-cell>
          <table:table-cell office:value-type="float" office:value="12.34" table:style-name="ce4">
            <text:p>12,34</text:p>
          </table:table-cell>
          <table:table-cell office:value-type="float" office:value="0" table:style-name="ce4">
            <text:p>0</text:p>
          </table:table-cell>
          <table:table-cell office:value-type="float" office:value="14.454000000000001" table:style-name="ce4">
            <text:p>14,454</text:p>
          </table:table-cell>
          <table:table-cell office:value-type="float" office:value="21.66629" table:style-name="ce4">
            <text:p>21,66629</text:p>
          </table:table-cell>
          <table:table-cell office:value-type="float" office:value="371400000" table:style-name="ce4">
            <text:p>371400000</text:p>
          </table:table-cell>
          <table:table-cell office:value-type="float" office:value="0" table:style-name="ce4">
            <text:p>0</text:p>
          </table:table-cell>
          <table:table-cell office:value-type="float" office:value="-827403000" table:style-name="ce4">
            <text:p>-827403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4" table:style-name="ce4">
            <text:p>0,4</text:p>
          </table:table-cell>
          <table:table-cell office:value-type="float" office:value="0.45" table:style-name="ce4">
            <text:p>0,45</text:p>
          </table:table-cell>
          <table:table-cell office:value-type="float" office:value="453.93" table:style-name="ce4">
            <text:p>453,93</text:p>
          </table:table-cell>
          <table:table-cell office:value-type="float" office:value="1813" table:style-name="ce4">
            <text:p>1813</text:p>
          </table:table-cell>
          <table:table-cell office:value-type="float" office:value="5898" table:style-name="ce4">
            <text:p>5898</text:p>
          </table:table-cell>
          <table:table-cell office:value-type="float" office:value="48" table:style-name="ce4">
            <text:p>48</text:p>
          </table:table-cell>
          <table:table-cell office:value-type="float" office:value="7405.8270000000002" table:style-name="ce4">
            <text:p>7405,827</text:p>
          </table:table-cell>
          <table:table-cell office:value-type="float" office:value="14.05" table:style-name="ce4">
            <text:p>14,05</text:p>
          </table:table-cell>
          <table:table-cell office:value-type="float" office:value="0" table:style-name="ce4">
            <text:p>0</text:p>
          </table:table-cell>
          <table:table-cell office:value-type="float" office:value="13.79" table:style-name="ce4">
            <text:p>13,79</text:p>
          </table:table-cell>
          <table:table-cell office:value-type="float" office:value="20.868449999999999" table:style-name="ce4">
            <text:p>20,86845</text:p>
          </table:table-cell>
          <table:table-cell office:value-type="float" office:value="348100000" table:style-name="ce4">
            <text:p>348100000</text:p>
          </table:table-cell>
          <table:table-cell office:value-type="float" office:value="0" table:style-name="ce4">
            <text:p>0</text:p>
          </table:table-cell>
          <table:table-cell office:value-type="float" office:value="-691300000" table:style-name="ce4">
            <text:p>-6913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41" table:style-name="ce4">
            <text:p>0,41</text:p>
          </table:table-cell>
          <table:table-cell office:value-type="float" office:value="0.46" table:style-name="ce4">
            <text:p>0,46</text:p>
          </table:table-cell>
          <table:table-cell office:value-type="float" office:value="458.07107999999999" table:style-name="ce4">
            <text:p>458,07108</text:p>
          </table:table-cell>
          <table:table-cell office:value-type="float" office:value="6483" table:style-name="ce4">
            <text:p>6483</text:p>
          </table:table-cell>
          <table:table-cell office:value-type="float" office:value="22911" table:style-name="ce4">
            <text:p>22911</text:p>
          </table:table-cell>
          <table:table-cell office:value-type="float" office:value="47" table:style-name="ce4">
            <text:p>47</text:p>
          </table:table-cell>
          <table:table-cell office:value-type="float" office:value="8040.509" table:style-name="ce4">
            <text:p>8040,509</text:p>
          </table:table-cell>
          <table:table-cell office:value-type="float" office:value="11.79" table:style-name="ce4">
            <text:p>11,79</text:p>
          </table:table-cell>
          <table:table-cell office:value-type="float" office:value="0" table:style-name="ce4">
            <text:p>0</text:p>
          </table:table-cell>
          <table:table-cell office:value-type="float" office:value="14.211" table:style-name="ce4">
            <text:p>14,211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324184857.5" table:style-name="ce4">
            <text:p>324184857,5</text:p>
          </table:table-cell>
          <table:table-cell office:value-type="float" office:value="0" table:style-name="ce4">
            <text:p>0</text:p>
          </table:table-cell>
          <table:table-cell office:value-type="float" office:value="-435668393.19999999" table:style-name="ce4">
            <text:p>-435668393,2</text:p>
          </table:table-cell>
          <table:table-cell office:value-type="float" office:value="0.2099149078130722" table:style-name="ce1">
            <text:p>0,209914908</text:p>
          </table:table-cell>
          <table:table-cell office:value-type="float" office:value="0.14890109002590179" table:style-name="ce1">
            <text:p>0,14890109</text:p>
          </table:table-cell>
          <table:table-cell office:value-type="float" office:value="0.69623070955276489" table:style-name="ce1">
            <text:p>0,6962307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3.400746261489004" table:style-name="ce1">
            <text:p>73,40074626</text:p>
          </table:table-cell>
          <table:table-cell office:value-type="float" office:value="48.170999999999999" table:style-name="ce1">
            <text:p>48,171</text:p>
          </table:table-cell>
          <table:table-cell office:value-type="float" office:value="83.612132110055583" table:style-name="ce1">
            <text:p>83,61213211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42" table:style-name="ce4">
            <text:p>0,42</text:p>
          </table:table-cell>
          <table:table-cell office:value-type="float" office:value="0.46" table:style-name="ce4">
            <text:p>0,46</text:p>
          </table:table-cell>
          <table:table-cell office:value-type="float" office:value="467.70364000000001" table:style-name="ce4">
            <text:p>467,70364</text:p>
          </table:table-cell>
          <table:table-cell office:value-type="float" office:value="5376" table:style-name="ce4">
            <text:p>5376</text:p>
          </table:table-cell>
          <table:table-cell office:value-type="float" office:value="24539" table:style-name="ce4">
            <text:p>24539</text:p>
          </table:table-cell>
          <table:table-cell office:value-type="float" office:value="47" table:style-name="ce4">
            <text:p>47</text:p>
          </table:table-cell>
          <table:table-cell office:value-type="float" office:value="9047.2090000000007" table:style-name="ce4">
            <text:p>9047,209</text:p>
          </table:table-cell>
          <table:table-cell office:value-type="float" office:value="10.72" table:style-name="ce4">
            <text:p>10,72</text:p>
          </table:table-cell>
          <table:table-cell office:value-type="float" office:value="10413741" table:style-name="ce4">
            <text:p>10413741</text:p>
          </table:table-cell>
          <table:table-cell office:value-type="float" office:value="13.821" table:style-name="ce4">
            <text:p>13,821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73500715.80000001" table:style-name="ce4">
            <text:p>173500715,8</text:p>
          </table:table-cell>
          <table:table-cell office:value-type="float" office:value="0" table:style-name="ce4">
            <text:p>0</text:p>
          </table:table-cell>
          <table:table-cell office:value-type="float" office:value="-641750345.10000002" table:style-name="ce4">
            <text:p>-641750345,1</text:p>
          </table:table-cell>
          <table:table-cell office:value-type="float" office:value="0.34834816306829453" table:style-name="ce1">
            <text:p>0,348348163</text:p>
          </table:table-cell>
          <table:table-cell office:value-type="float" office:value="0.229560486972332" table:style-name="ce1">
            <text:p>0,229560487</text:p>
          </table:table-cell>
          <table:table-cell office:value-type="float" office:value="0.78988519310951233" table:style-name="ce1">
            <text:p>0,789885193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4.615010370295437" table:style-name="ce1">
            <text:p>74,61501037</text:p>
          </table:table-cell>
          <table:table-cell office:value-type="float" office:value="48.689" table:style-name="ce1">
            <text:p>48,689</text:p>
          </table:table-cell>
          <table:table-cell office:value-type="float" office:value="88.176827818424812" table:style-name="ce1">
            <text:p>88,17682782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7" table:style-name="ce4">
            <text:p>0,47</text:p>
          </table:table-cell>
          <table:table-cell office:value-type="float" office:value="477.33618999999999" table:style-name="ce4">
            <text:p>477,33619</text:p>
          </table:table-cell>
          <table:table-cell office:value-type="float" office:value="6642" table:style-name="ce4">
            <text:p>6642</text:p>
          </table:table-cell>
          <table:table-cell office:value-type="float" office:value="15837" table:style-name="ce4">
            <text:p>15837</text:p>
          </table:table-cell>
          <table:table-cell office:value-type="float" office:value="44" table:style-name="ce4">
            <text:p>44</text:p>
          </table:table-cell>
          <table:table-cell office:value-type="float" office:value="10081.19" table:style-name="ce4">
            <text:p>10081,19</text:p>
          </table:table-cell>
          <table:table-cell office:value-type="float" office:value="10.4" table:style-name="ce4">
            <text:p>10,4</text:p>
          </table:table-cell>
          <table:table-cell office:value-type="float" office:value="17550848" table:style-name="ce4">
            <text:p>17550848</text:p>
          </table:table-cell>
          <table:table-cell office:value-type="float" office:value="13.829000000000001" table:style-name="ce4">
            <text:p>13,829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60090702.19999999" table:style-name="ce4">
            <text:p>160090702,2</text:p>
          </table:table-cell>
          <table:table-cell office:value-type="float" office:value="0" table:style-name="ce4">
            <text:p>0</text:p>
          </table:table-cell>
          <table:table-cell office:value-type="float" office:value="-769682764.39999998" table:style-name="ce4">
            <text:p>-769682764,4</text:p>
          </table:table-cell>
          <table:table-cell office:value-type="float" office:value="0.48678141832351685" table:style-name="ce1">
            <text:p>0,486781418</text:p>
          </table:table-cell>
          <table:table-cell office:value-type="float" office:value="0.31021988391876221" table:style-name="ce1">
            <text:p>0,310219884</text:p>
          </table:table-cell>
          <table:table-cell office:value-type="float" office:value="0.88353967666625977" table:style-name="ce1">
            <text:p>0,883539677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5.829274479101869" table:style-name="ce1">
            <text:p>75,82927448</text:p>
          </table:table-cell>
          <table:table-cell office:value-type="float" office:value="49.773000000000003" table:style-name="ce1">
            <text:p>49,773</text:p>
          </table:table-cell>
          <table:table-cell office:value-type="float" office:value="85.977205677819541" table:style-name="ce1">
            <text:p>85,97720568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Latvia</text:p>
          </table:table-cell>
          <table:table-cell table:style-name="ce5"/>
          <table:table-cell office:value-type="float" office:value="0.44" table:style-name="ce4">
            <text:p>0,44</text:p>
          </table:table-cell>
          <table:table-cell office:value-type="float" office:value="0.5" table:style-name="ce4">
            <text:p>0,5</text:p>
          </table:table-cell>
          <table:table-cell office:value-type="float" office:value="486.96874000000003" table:style-name="ce4">
            <text:p>486,96874</text:p>
          </table:table-cell>
          <table:table-cell office:value-type="float" office:value="4063" table:style-name="ce4">
            <text:p>4063</text:p>
          </table:table-cell>
          <table:table-cell office:value-type="float" office:value="15647" table:style-name="ce4">
            <text:p>15647</text:p>
          </table:table-cell>
          <table:table-cell office:value-type="float" office:value="37" table:style-name="ce4">
            <text:p>37</text:p>
          </table:table-cell>
          <table:table-cell office:value-type="float" office:value="11061.62" table:style-name="ce4">
            <text:p>11061,62</text:p>
          </table:table-cell>
          <table:table-cell office:value-type="float" office:value="9.52" table:style-name="ce4">
            <text:p>9,52</text:p>
          </table:table-cell>
          <table:table-cell office:value-type="float" office:value="22692584" table:style-name="ce4">
            <text:p>22692584</text:p>
          </table:table-cell>
          <table:table-cell office:value-type="float" office:value="12.061" table:style-name="ce4">
            <text:p>12,06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316652176.39999998" table:style-name="ce4">
            <text:p>316652176,4</text:p>
          </table:table-cell>
          <table:table-cell office:value-type="float" office:value="0" table:style-name="ce4">
            <text:p>0</text:p>
          </table:table-cell>
          <table:table-cell office:value-type="float" office:value="-1304378201" table:style-name="ce4">
            <text:p>-1304378201</text:p>
          </table:table-cell>
          <table:table-cell office:value-type="float" office:value="0.59832113981246948" table:style-name="ce1">
            <text:p>0,59832114</text:p>
          </table:table-cell>
          <table:table-cell office:value-type="float" office:value="0.58185940980911255" table:style-name="ce1">
            <text:p>0,58185941</text:p>
          </table:table-cell>
          <table:table-cell office:value-type="float" office:value="0.95404231548309326" table:style-name="ce1">
            <text:p>0,95404231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7.043538587908301" table:style-name="ce1">
            <text:p>77,04353859</text:p>
          </table:table-cell>
          <table:table-cell office:value-type="float" office:value="50.034999999999997" table:style-name="ce1">
            <text:p>50,035</text:p>
          </table:table-cell>
          <table:table-cell office:value-type="float" office:value="88.581558041867183" table:style-name="ce1">
            <text:p>88,58155804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Latvia</text:p>
          </table:table-cell>
          <table:table-cell office:value-type="float" office:value="35" table:style-name="ce4">
            <text:p>35</text:p>
          </table:table-cell>
          <table:table-cell office:value-type="float" office:value="0.44" table:style-name="ce4">
            <text:p>0,44</text:p>
          </table:table-cell>
          <table:table-cell office:value-type="float" office:value="0.47" table:style-name="ce4">
            <text:p>0,47</text:p>
          </table:table-cell>
          <table:table-cell office:value-type="float" office:value="486.33490999999998" table:style-name="ce4">
            <text:p>486,33491</text:p>
          </table:table-cell>
          <table:table-cell office:value-type="float" office:value="4844" table:style-name="ce4">
            <text:p>4844</text:p>
          </table:table-cell>
          <table:table-cell office:value-type="float" office:value="20167" table:style-name="ce4">
            <text:p>20167</text:p>
          </table:table-cell>
          <table:table-cell office:value-type="float" office:value="38" table:style-name="ce4">
            <text:p>38</text:p>
          </table:table-cell>
          <table:table-cell office:value-type="float" office:value="12279.02" table:style-name="ce4">
            <text:p>12279,02</text:p>
          </table:table-cell>
          <table:table-cell office:value-type="float" office:value="9.3683514680000002" table:style-name="ce4">
            <text:p>9,368351468</text:p>
          </table:table-cell>
          <table:table-cell office:value-type="float" office:value="85590937" table:style-name="ce4">
            <text:p>85590937</text:p>
          </table:table-cell>
          <table:table-cell office:value-type="float" office:value="11.708" table:style-name="ce4">
            <text:p>11,708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591589970.70000005" table:style-name="ce4">
            <text:p>591589970,7</text:p>
          </table:table-cell>
          <table:table-cell office:value-type="float" office:value="1" table:style-name="ce4">
            <text:p>1</text:p>
          </table:table-cell>
          <table:table-cell office:value-type="float" office:value="-2116991637" table:style-name="ce4">
            <text:p>-2116991637</text:p>
          </table:table-cell>
          <table:table-cell office:value-type="float" office:value="0.57441824674606323" table:style-name="ce1">
            <text:p>0,574418247</text:p>
          </table:table-cell>
          <table:table-cell office:value-type="float" office:value="0.53884601593017578" table:style-name="ce1">
            <text:p>0,538846016</text:p>
          </table:table-cell>
          <table:table-cell office:value-type="float" office:value="0.92195671796798706" table:style-name="ce1">
            <text:p>0,92195671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9.050003051757798" table:style-name="ce1">
            <text:p>79,05000305</text:p>
          </table:table-cell>
          <table:table-cell office:value-type="float" office:value="50.499000000000002" table:style-name="ce1">
            <text:p>50,499</text:p>
          </table:table-cell>
          <table:table-cell office:value-type="float" office:value="97.235265577174772" table:style-name="ce1">
            <text:p>97,23526558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Latvia</text:p>
          </table:table-cell>
          <table:table-cell office:value-type="float" office:value="35.4" table:style-name="ce4">
            <text:p>35,4</text:p>
          </table:table-cell>
          <table:table-cell office:value-type="float" office:value="0.45" table:style-name="ce4">
            <text:p>0,45</text:p>
          </table:table-cell>
          <table:table-cell office:value-type="float" office:value="0.48" table:style-name="ce4">
            <text:p>0,48</text:p>
          </table:table-cell>
          <table:table-cell office:value-type="float" office:value="481.48293000000001" table:style-name="ce4">
            <text:p>481,48293</text:p>
          </table:table-cell>
          <table:table-cell office:value-type="float" office:value="6691" table:style-name="ce4">
            <text:p>6691</text:p>
          </table:table-cell>
          <table:table-cell office:value-type="float" office:value="17643" table:style-name="ce4">
            <text:p>17643</text:p>
          </table:table-cell>
          <table:table-cell office:value-type="float" office:value="39" table:style-name="ce4">
            <text:p>39</text:p>
          </table:table-cell>
          <table:table-cell office:value-type="float" office:value="13913.85" table:style-name="ce4">
            <text:p>13913,85</text:p>
          </table:table-cell>
          <table:table-cell office:value-type="float" office:value="8.9139149260000003" table:style-name="ce4">
            <text:p>8,913914926</text:p>
          </table:table-cell>
          <table:table-cell office:value-type="float" office:value="159000000" table:style-name="ce6">
            <text:p>1,59E+08</text:p>
          </table:table-cell>
          <table:table-cell office:value-type="float" office:value="10.032999999999999" table:style-name="ce4">
            <text:p>10,033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809856372.39999998" table:style-name="ce4">
            <text:p>809856372,4</text:p>
          </table:table-cell>
          <table:table-cell office:value-type="float" office:value="1" table:style-name="ce4">
            <text:p>1</text:p>
          </table:table-cell>
          <table:table-cell office:value-type="float" office:value="-2437937342" table:style-name="ce4">
            <text:p>-2437937342</text:p>
          </table:table-cell>
          <table:table-cell office:value-type="float" office:value="0.52981704473495483" table:style-name="ce1">
            <text:p>0,529817045</text:p>
          </table:table-cell>
          <table:table-cell office:value-type="float" office:value="0.56587791442871094" table:style-name="ce1">
            <text:p>0,565877914</text:p>
          </table:table-cell>
          <table:table-cell office:value-type="float" office:value="0.87448990345001221" table:style-name="ce1">
            <text:p>0,874489903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0.080001831054702" table:style-name="ce1">
            <text:p>80,08000183</text:p>
          </table:table-cell>
          <table:table-cell office:value-type="float" office:value="51.46" table:style-name="ce1">
            <text:p>51,46</text:p>
          </table:table-cell>
          <table:table-cell office:value-type="float" office:value="104.51715660291836" table:style-name="ce1">
            <text:p>104,5171566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Latvia</text:p>
          </table:table-cell>
          <table:table-cell office:value-type="float" office:value="35.4" table:style-name="ce4">
            <text:p>35,4</text:p>
          </table:table-cell>
          <table:table-cell office:value-type="float" office:value="0.42" table:style-name="ce4">
            <text:p>0,42</text:p>
          </table:table-cell>
          <table:table-cell office:value-type="float" office:value="0.45" table:style-name="ce4">
            <text:p>0,45</text:p>
          </table:table-cell>
          <table:table-cell office:value-type="float" office:value="481.48293000000001" table:style-name="ce4">
            <text:p>481,48293</text:p>
          </table:table-cell>
          <table:table-cell office:value-type="float" office:value="8212" table:style-name="ce4">
            <text:p>8212</text:p>
          </table:table-cell>
          <table:table-cell office:value-type="float" office:value="17019" table:style-name="ce4">
            <text:p>17019</text:p>
          </table:table-cell>
          <table:table-cell office:value-type="float" office:value="36" table:style-name="ce4">
            <text:p>36</text:p>
          </table:table-cell>
          <table:table-cell office:value-type="float" office:value="15859.32" table:style-name="ce4">
            <text:p>15859,32</text:p>
          </table:table-cell>
          <table:table-cell office:value-type="float" office:value="8.4129402629999994" table:style-name="ce4">
            <text:p>8,412940263</text:p>
          </table:table-cell>
          <table:table-cell office:value-type="float" office:value="171000000" table:style-name="ce6">
            <text:p>1,71E+08</text:p>
          </table:table-cell>
          <table:table-cell office:value-type="float" office:value="7.03" table:style-name="ce4">
            <text:p>7,03</text:p>
          </table:table-cell>
          <table:table-cell office:value-type="float" office:value="15.8" table:style-name="ce4">
            <text:p>15,8</text:p>
          </table:table-cell>
          <table:table-cell office:value-type="float" office:value="1705667384" table:style-name="ce4">
            <text:p>1705667384</text:p>
          </table:table-cell>
          <table:table-cell office:value-type="float" office:value="1" table:style-name="ce4">
            <text:p>1</text:p>
          </table:table-cell>
          <table:table-cell office:value-type="float" office:value="-4448701322" table:style-name="ce4">
            <text:p>-4448701322</text:p>
          </table:table-cell>
          <table:table-cell office:value-type="float" office:value="0.65465825796127319" table:style-name="ce1">
            <text:p>0,654658258</text:p>
          </table:table-cell>
          <table:table-cell office:value-type="float" office:value="0.61689352989196777" table:style-name="ce1">
            <text:p>0,61689353</text:p>
          </table:table-cell>
          <table:table-cell office:value-type="float" office:value="0.93378043174743652" table:style-name="ce1">
            <text:p>0,933780432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6.019996643066406" table:style-name="ce1">
            <text:p>86,01999664</text:p>
          </table:table-cell>
          <table:table-cell office:value-type="float" office:value="54.804000000000002" table:style-name="ce1">
            <text:p>54,804</text:p>
          </table:table-cell>
          <table:table-cell office:value-type="float" office:value="105.69534208045546" table:style-name="ce1">
            <text:p>105,6953421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Latvia</text:p>
          </table:table-cell>
          <table:table-cell office:value-type="float" office:value="35.6" table:style-name="ce4">
            <text:p>35,6</text:p>
          </table:table-cell>
          <table:table-cell office:value-type="float" office:value="0.45" table:style-name="ce4">
            <text:p>0,45</text:p>
          </table:table-cell>
          <table:table-cell office:value-type="float" office:value="0.48" table:style-name="ce4">
            <text:p>0,48</text:p>
          </table:table-cell>
          <table:table-cell office:value-type="float" office:value="480.1506" table:style-name="ce4">
            <text:p>480,1506</text:p>
          </table:table-cell>
          <table:table-cell office:value-type="float" office:value="7517" table:style-name="ce4">
            <text:p>7517</text:p>
          </table:table-cell>
          <table:table-cell office:value-type="float" office:value="15463" table:style-name="ce4">
            <text:p>15463</text:p>
          </table:table-cell>
          <table:table-cell office:value-type="float" office:value="45" table:style-name="ce4">
            <text:p>45</text:p>
          </table:table-cell>
          <table:table-cell office:value-type="float" office:value="18240.669999999998" table:style-name="ce4">
            <text:p>18240,67</text:p>
          </table:table-cell>
          <table:table-cell office:value-type="float" office:value="7.4824182529999996" table:style-name="ce4">
            <text:p>7,482418253</text:p>
          </table:table-cell>
          <table:table-cell office:value-type="float" office:value="476000000" table:style-name="ce6">
            <text:p>4,76E+08</text:p>
          </table:table-cell>
          <table:table-cell office:value-type="float" office:value="6.0519999999999996" table:style-name="ce4">
            <text:p>6,052</text:p>
          </table:table-cell>
          <table:table-cell office:value-type="float" office:value="18.2" table:style-name="ce4">
            <text:p>18,2</text:p>
          </table:table-cell>
          <table:table-cell office:value-type="float" office:value="2713412662" table:style-name="ce4">
            <text:p>2713412662</text:p>
          </table:table-cell>
          <table:table-cell office:value-type="float" office:value="1" table:style-name="ce4">
            <text:p>1</text:p>
          </table:table-cell>
          <table:table-cell office:value-type="float" office:value="-5712673161" table:style-name="ce4">
            <text:p>-5712673161</text:p>
          </table:table-cell>
          <table:table-cell office:value-type="float" office:value="0.42527824640274048" table:style-name="ce1">
            <text:p>0,425278246</text:p>
          </table:table-cell>
          <table:table-cell office:value-type="float" office:value="0.7158048152923584" table:style-name="ce1">
            <text:p>0,715804815</text:p>
          </table:table-cell>
          <table:table-cell office:value-type="float" office:value="0.95482730865478516" table:style-name="ce1">
            <text:p>0,95482730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0.330001831054702" table:style-name="ce1">
            <text:p>80,33000183</text:p>
          </table:table-cell>
          <table:table-cell office:value-type="float" office:value="56.555999999999997" table:style-name="ce1">
            <text:p>56,556</text:p>
          </table:table-cell>
          <table:table-cell office:value-type="float" office:value="100.88091087182785" table:style-name="ce1">
            <text:p>100,8809109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Latvia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0.44" table:style-name="ce4">
            <text:p>0,44</text:p>
          </table:table-cell>
          <table:table-cell office:value-type="float" office:value="0.46" table:style-name="ce4">
            <text:p>0,46</text:p>
          </table:table-cell>
          <table:table-cell office:value-type="float" office:value="480.1506" table:style-name="ce4">
            <text:p>480,1506</text:p>
          </table:table-cell>
          <table:table-cell office:value-type="float" office:value="4678" table:style-name="ce4">
            <text:p>4678</text:p>
          </table:table-cell>
          <table:table-cell office:value-type="float" office:value="27045" table:style-name="ce4">
            <text:p>27045</text:p>
          </table:table-cell>
          <table:table-cell office:value-type="float" office:value="54" table:style-name="ce4">
            <text:p>54</text:p>
          </table:table-cell>
          <table:table-cell office:value-type="float" office:value="19573.259999999998" table:style-name="ce4">
            <text:p>19573,26</text:p>
          </table:table-cell>
          <table:table-cell office:value-type="float" office:value="8.5311634719999994" table:style-name="ce4">
            <text:p>8,531163472</text:p>
          </table:table-cell>
          <table:table-cell office:value-type="float" office:value="456000000" table:style-name="ce6">
            <text:p>4,56E+08</text:p>
          </table:table-cell>
          <table:table-cell office:value-type="float" office:value="7.7389999999999999" table:style-name="ce4">
            <text:p>7,739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434273758" table:style-name="ce4">
            <text:p>1434273758</text:p>
          </table:table-cell>
          <table:table-cell office:value-type="float" office:value="1" table:style-name="ce4">
            <text:p>1</text:p>
          </table:table-cell>
          <table:table-cell office:value-type="float" office:value="-4265771521" table:style-name="ce4">
            <text:p>-4265771521</text:p>
          </table:table-cell>
          <table:table-cell office:value-type="float" office:value="0.52104717493057251" table:style-name="ce1">
            <text:p>0,521047175</text:p>
          </table:table-cell>
          <table:table-cell office:value-type="float" office:value="0.77732622623443604" table:style-name="ce1">
            <text:p>0,777326226</text:p>
          </table:table-cell>
          <table:table-cell office:value-type="float" office:value="0.96638745069503784" table:style-name="ce1">
            <text:p>0,96638745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2.160003662109403" table:style-name="ce1">
            <text:p>82,16000366</text:p>
          </table:table-cell>
          <table:table-cell office:value-type="float" office:value="56.753" table:style-name="ce1">
            <text:p>56,753</text:p>
          </table:table-cell>
          <table:table-cell office:value-type="float" office:value="95.768162843857056" table:style-name="ce1">
            <text:p>95,76816284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Latvia</text:p>
          </table:table-cell>
          <table:table-cell office:value-type="float" office:value="35.6" table:style-name="ce4">
            <text:p>35,6</text:p>
          </table:table-cell>
          <table:table-cell office:value-type="float" office:value="0.43" table:style-name="ce4">
            <text:p>0,43</text:p>
          </table:table-cell>
          <table:table-cell office:value-type="float" office:value="0.47" table:style-name="ce4">
            <text:p>0,47</text:p>
          </table:table-cell>
          <table:table-cell office:value-type="float" office:value="478.81828000000002" table:style-name="ce4">
            <text:p>478,81828</text:p>
          </table:table-cell>
          <table:table-cell office:value-type="float" office:value="3731" table:style-name="ce4">
            <text:p>3731</text:p>
          </table:table-cell>
          <table:table-cell office:value-type="float" office:value="38208" table:style-name="ce4">
            <text:p>38208</text:p>
          </table:table-cell>
          <table:table-cell office:value-type="float" office:value="68" table:style-name="ce4">
            <text:p>68</text:p>
          </table:table-cell>
          <table:table-cell office:value-type="float" office:value="17023.3" table:style-name="ce4">
            <text:p>17023,3</text:p>
          </table:table-cell>
          <table:table-cell office:value-type="float" office:value="13.43256835" table:style-name="ce4">
            <text:p>13,43256835</text:p>
          </table:table-cell>
          <table:table-cell office:value-type="float" office:value="585000000" table:style-name="ce6">
            <text:p>5,85E+08</text:p>
          </table:table-cell>
          <table:table-cell office:value-type="float" office:value="17.515000000000001" table:style-name="ce4">
            <text:p>17,515</text:p>
          </table:table-cell>
          <table:table-cell office:value-type="float" office:value="19.5" table:style-name="ce4">
            <text:p>19,5</text:p>
          </table:table-cell>
          <table:table-cell office:value-type="float" office:value="-150022148" table:style-name="ce4">
            <text:p>-150022148</text:p>
          </table:table-cell>
          <table:table-cell office:value-type="float" office:value="1" table:style-name="ce4">
            <text:p>1</text:p>
          </table:table-cell>
          <table:table-cell office:value-type="float" office:value="-288813246.89999998" table:style-name="ce4">
            <text:p>-288813246,9</text:p>
          </table:table-cell>
          <table:table-cell office:value-type="float" office:value="0.61909079551696777" table:style-name="ce1">
            <text:p>0,619090796</text:p>
          </table:table-cell>
          <table:table-cell office:value-type="float" office:value="0.78991663455963135" table:style-name="ce1">
            <text:p>0,789916635</text:p>
          </table:table-cell>
          <table:table-cell office:value-type="float" office:value="0.92265832424163818" table:style-name="ce1">
            <text:p>0,922658324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83.680000305175795" table:style-name="ce1">
            <text:p>83,68000031</text:p>
          </table:table-cell>
          <table:table-cell office:value-type="float" office:value="49.552" table:style-name="ce1">
            <text:p>49,552</text:p>
          </table:table-cell>
          <table:table-cell office:value-type="float" office:value="88.83204949636918" table:style-name="ce1">
            <text:p>88,8320495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Latvia</text:p>
          </table:table-cell>
          <table:table-cell office:value-type="float" office:value="35.6" table:style-name="ce4">
            <text:p>35,6</text:p>
          </table:table-cell>
          <table:table-cell office:value-type="float" office:value="0.4" table:style-name="ce4">
            <text:p>0,4</text:p>
          </table:table-cell>
          <table:table-cell office:value-type="float" office:value="0.45" table:style-name="ce4">
            <text:p>0,45</text:p>
          </table:table-cell>
          <table:table-cell office:value-type="float" office:value="481.38080000000002" table:style-name="ce4">
            <text:p>481,3808</text:p>
          </table:table-cell>
          <table:table-cell office:value-type="float" office:value="4011" table:style-name="ce4">
            <text:p>4011</text:p>
          </table:table-cell>
          <table:table-cell office:value-type="float" office:value="39651" table:style-name="ce4">
            <text:p>39651</text:p>
          </table:table-cell>
          <table:table-cell office:value-type="float" office:value="70" table:style-name="ce4">
            <text:p>70</text:p>
          </table:table-cell>
          <table:table-cell office:value-type="float" office:value="17703.91" table:style-name="ce4">
            <text:p>17703,91</text:p>
          </table:table-cell>
          <table:table-cell office:value-type="float" office:value="13.517418429999999" table:style-name="ce4">
            <text:p>13,51741843</text:p>
          </table:table-cell>
          <table:table-cell office:value-type="float" office:value="675000000" table:style-name="ce6">
            <text:p>6,75E+08</text:p>
          </table:table-cell>
          <table:table-cell office:value-type="float" office:value="19.481999999999999" table:style-name="ce4">
            <text:p>19,482</text:p>
          </table:table-cell>
          <table:table-cell office:value-type="float" office:value="20.6" table:style-name="ce4">
            <text:p>20,6</text:p>
          </table:table-cell>
          <table:table-cell office:value-type="float" office:value="474983591.19999999" table:style-name="ce4">
            <text:p>474983591,2</text:p>
          </table:table-cell>
          <table:table-cell office:value-type="float" office:value="1" table:style-name="ce4">
            <text:p>1</text:p>
          </table:table-cell>
          <table:table-cell office:value-type="float" office:value="-470556347.60000002" table:style-name="ce4">
            <text:p>-470556347,6</text:p>
          </table:table-cell>
          <table:table-cell office:value-type="float" office:value="0.72277325391769409" table:style-name="ce1">
            <text:p>0,722773254</text:p>
          </table:table-cell>
          <table:table-cell office:value-type="float" office:value="0.75860404968261719" table:style-name="ce1">
            <text:p>0,75860405</text:p>
          </table:table-cell>
          <table:table-cell office:value-type="float" office:value="0.92853248119354248" table:style-name="ce1">
            <text:p>0,928532481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85.209999084472699" table:style-name="ce1">
            <text:p>85,20999908</text:p>
          </table:table-cell>
          <table:table-cell office:value-type="float" office:value="47.359000000000002" table:style-name="ce1">
            <text:p>47,359</text:p>
          </table:table-cell>
          <table:table-cell office:value-type="float" office:value="110.86235386271956" table:style-name="ce1">
            <text:p>110,8623539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Latvia</text:p>
          </table:table-cell>
          <table:table-cell office:value-type="float" office:value="35.5" table:style-name="ce4">
            <text:p>35,5</text:p>
          </table:table-cell>
          <table:table-cell office:value-type="float" office:value="0.39" table:style-name="ce4">
            <text:p>0,39</text:p>
          </table:table-cell>
          <table:table-cell office:value-type="float" office:value="0.45" table:style-name="ce4">
            <text:p>0,45</text:p>
          </table:table-cell>
          <table:table-cell office:value-type="float" office:value="481.38080000000002" table:style-name="ce4">
            <text:p>481,3808</text:p>
          </table:table-cell>
          <table:table-cell office:value-type="float" office:value="10234" table:style-name="ce4">
            <text:p>10234</text:p>
          </table:table-cell>
          <table:table-cell office:value-type="float" office:value="30311" table:style-name="ce4">
            <text:p>30311</text:p>
          </table:table-cell>
          <table:table-cell office:value-type="float" office:value="64" table:style-name="ce4">
            <text:p>64</text:p>
          </table:table-cell>
          <table:table-cell office:value-type="float" office:value="19248.46" table:style-name="ce4">
            <text:p>19248,46</text:p>
          </table:table-cell>
          <table:table-cell office:value-type="float" office:value="11.898426260000001" table:style-name="ce4">
            <text:p>11,89842626</text:p>
          </table:table-cell>
          <table:table-cell office:value-type="float" office:value="733000000" table:style-name="ce6">
            <text:p>7,33E+08</text:p>
          </table:table-cell>
          <table:table-cell office:value-type="float" office:value="16.206" table:style-name="ce4">
            <text:p>16,206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19518896" table:style-name="ce4">
            <text:p>1519518896</text:p>
          </table:table-cell>
          <table:table-cell office:value-type="float" office:value="1" table:style-name="ce4">
            <text:p>1</text:p>
          </table:table-cell>
          <table:table-cell office:value-type="float" office:value="-1660157662" table:style-name="ce4">
            <text:p>-1660157662</text:p>
          </table:table-cell>
          <table:table-cell office:value-type="float" office:value="0.68927395343780518" table:style-name="ce1">
            <text:p>0,689273953</text:p>
          </table:table-cell>
          <table:table-cell office:value-type="float" office:value="0.74016880989074707" table:style-name="ce1">
            <text:p>0,74016881</text:p>
          </table:table-cell>
          <table:table-cell office:value-type="float" office:value="0.95488691329956055" table:style-name="ce1">
            <text:p>0,954886913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84.809997558593807" table:style-name="ce1">
            <text:p>84,80999756</text:p>
          </table:table-cell>
          <table:table-cell office:value-type="float" office:value="49.017000000000003" table:style-name="ce1">
            <text:p>49,017</text:p>
          </table:table-cell>
          <table:table-cell office:value-type="float" office:value="129.73475801448532" table:style-name="ce1">
            <text:p>129,734758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Latvia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0.39" table:style-name="ce4">
            <text:p>0,39</text:p>
          </table:table-cell>
          <table:table-cell office:value-type="float" office:value="0.46" table:style-name="ce4">
            <text:p>0,46</text:p>
          </table:table-cell>
          <table:table-cell office:value-type="float" office:value="483.94333" table:style-name="ce4">
            <text:p>483,94333</text:p>
          </table:table-cell>
          <table:table-cell office:value-type="float" office:value="13303" table:style-name="ce4">
            <text:p>13303</text:p>
          </table:table-cell>
          <table:table-cell office:value-type="float" office:value="25163" table:style-name="ce4">
            <text:p>25163</text:p>
          </table:table-cell>
          <table:table-cell office:value-type="float" office:value="55" table:style-name="ce4">
            <text:p>55</text:p>
          </table:table-cell>
          <table:table-cell office:value-type="float" office:value="21290.5" table:style-name="ce4">
            <text:p>21290,5</text:p>
          </table:table-cell>
          <table:table-cell office:value-type="float" office:value="10.90243772" table:style-name="ce4">
            <text:p>10,90243772</text:p>
          </table:table-cell>
          <table:table-cell office:value-type="float" office:value="974000000" table:style-name="ce6">
            <text:p>9,74E+08</text:p>
          </table:table-cell>
          <table:table-cell office:value-type="float" office:value="15.047000000000001" table:style-name="ce4">
            <text:p>15,047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080778948" table:style-name="ce4">
            <text:p>1080778948</text:p>
          </table:table-cell>
          <table:table-cell office:value-type="float" office:value="1" table:style-name="ce4">
            <text:p>1</text:p>
          </table:table-cell>
          <table:table-cell office:value-type="float" office:value="-1559361831" table:style-name="ce4">
            <text:p>-1559361831</text:p>
          </table:table-cell>
          <table:table-cell office:value-type="float" office:value="0.82834810018539429" table:style-name="ce1">
            <text:p>0,8283481</text:p>
          </table:table-cell>
          <table:table-cell office:value-type="float" office:value="0.77992206811904907" table:style-name="ce1">
            <text:p>0,779922068</text:p>
          </table:table-cell>
          <table:table-cell office:value-type="float" office:value="1.0106267929077148" table:style-name="ce1">
            <text:p>1,010626793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86.089996337890597" table:style-name="ce1">
            <text:p>86,08999634</text:p>
          </table:table-cell>
          <table:table-cell office:value-type="float" office:value="50.697000000000003" table:style-name="ce1">
            <text:p>50,697</text:p>
          </table:table-cell>
          <table:table-cell office:value-type="float" office:value="133.21150365095761" table:style-name="ce1">
            <text:p>133,2115037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Latvia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0.4" table:style-name="ce4">
            <text:p>0,4</text:p>
          </table:table-cell>
          <table:table-cell office:value-type="float" office:value="0.46" table:style-name="ce4">
            <text:p>0,46</text:p>
          </table:table-cell>
          <table:table-cell office:value-type="float" office:value="479.67147999999997" table:style-name="ce4">
            <text:p>479,67148</text:p>
          </table:table-cell>
          <table:table-cell office:value-type="float" office:value="8299" table:style-name="ce4">
            <text:p>8299</text:p>
          </table:table-cell>
          <table:table-cell office:value-type="float" office:value="22561" table:style-name="ce4">
            <text:p>22561</text:p>
          </table:table-cell>
          <table:table-cell office:value-type="float" office:value="52" table:style-name="ce4">
            <text:p>52</text:p>
          </table:table-cell>
          <table:table-cell office:value-type="float" office:value="22639.16" table:style-name="ce4">
            <text:p>22639,16</text:p>
          </table:table-cell>
          <table:table-cell office:value-type="float" office:value="11.09204323" table:style-name="ce4">
            <text:p>11,09204323</text:p>
          </table:table-cell>
          <table:table-cell office:value-type="float" office:value="810000000" table:style-name="ce6">
            <text:p>8,10E+08</text:p>
          </table:table-cell>
          <table:table-cell office:value-type="float" office:value="11.867000000000001" table:style-name="ce4">
            <text:p>11,867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989283879.39999998" table:style-name="ce4">
            <text:p>989283879,4</text:p>
          </table:table-cell>
          <table:table-cell office:value-type="float" office:value="1" table:style-name="ce4">
            <text:p>1</text:p>
          </table:table-cell>
          <table:table-cell office:value-type="float" office:value="-1366226219" table:style-name="ce4">
            <text:p>-1366226219</text:p>
          </table:table-cell>
          <table:table-cell office:value-type="float" office:value="0.87935084104537964" table:style-name="ce1">
            <text:p>0,879350841</text:p>
          </table:table-cell>
          <table:table-cell office:value-type="float" office:value="0.76215213537216187" table:style-name="ce1">
            <text:p>0,762152135</text:p>
          </table:table-cell>
          <table:table-cell office:value-type="float" office:value="1.0371029376983643" table:style-name="ce1">
            <text:p>1,037102938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86.860000610351605" table:style-name="ce1">
            <text:p>86,86000061</text:p>
          </table:table-cell>
          <table:table-cell office:value-type="float" office:value="52.273000000000003" table:style-name="ce1">
            <text:p>52,273</text:p>
          </table:table-cell>
          <table:table-cell office:value-type="float" office:value="129.6771849290995" table:style-name="ce1">
            <text:p>129,6771849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Latvia</text:p>
          </table:table-cell>
          <table:table-cell office:value-type="float" office:value="35" table:style-name="ce4">
            <text:p>35</text:p>
          </table:table-cell>
          <table:table-cell office:value-type="float" office:value="0.39" table:style-name="ce4">
            <text:p>0,39</text:p>
          </table:table-cell>
          <table:table-cell office:value-type="float" office:value="0.45" table:style-name="ce4">
            <text:p>0,45</text:p>
          </table:table-cell>
          <table:table-cell office:value-type="float" office:value="479.67147999999997" table:style-name="ce4">
            <text:p>479,67148</text:p>
          </table:table-cell>
          <table:table-cell office:value-type="float" office:value="10365" table:style-name="ce4">
            <text:p>10365</text:p>
          </table:table-cell>
          <table:table-cell office:value-type="float" office:value="19017" table:style-name="ce4">
            <text:p>19017</text:p>
          </table:table-cell>
          <table:table-cell office:value-type="float" office:value="42" table:style-name="ce4">
            <text:p>42</text:p>
          </table:table-cell>
          <table:table-cell office:value-type="float" office:value="23815.61" table:style-name="ce4">
            <text:p>23815,61</text:p>
          </table:table-cell>
          <table:table-cell office:value-type="float" office:value="10.94877984" table:style-name="ce4">
            <text:p>10,94877984</text:p>
          </table:table-cell>
          <table:table-cell office:value-type="float" office:value="818000000" table:style-name="ce6">
            <text:p>8,18E+08</text:p>
          </table:table-cell>
          <table:table-cell office:value-type="float" office:value="10.846" table:style-name="ce4">
            <text:p>10,846</text:p>
          </table:table-cell>
          <table:table-cell office:value-type="float" office:value="16.3" table:style-name="ce4">
            <text:p>16,3</text:p>
          </table:table-cell>
          <table:table-cell office:value-type="float" office:value="1045107101" table:style-name="ce4">
            <text:p>1045107101</text:p>
          </table:table-cell>
          <table:table-cell office:value-type="float" office:value="1" table:style-name="ce4">
            <text:p>1</text:p>
          </table:table-cell>
          <table:table-cell office:value-type="float" office:value="-933267204.39999998" table:style-name="ce4">
            <text:p>-933267204,4</text:p>
          </table:table-cell>
          <table:table-cell office:value-type="float" office:value="0.95084792375564575" table:style-name="ce1">
            <text:p>0,950847924</text:p>
          </table:table-cell>
          <table:table-cell office:value-type="float" office:value="0.87091523408889771" table:style-name="ce1">
            <text:p>0,870915234</text:p>
          </table:table-cell>
          <table:table-cell office:value-type="float" office:value="1.1667453050613403" table:style-name="ce1">
            <text:p>1,16674530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87.800003051757798" table:style-name="ce1">
            <text:p>87,80000305</text:p>
          </table:table-cell>
          <table:table-cell office:value-type="float" office:value="52.808999999999997" table:style-name="ce1">
            <text:p>52,809</text:p>
          </table:table-cell>
          <table:table-cell office:value-type="float" office:value="130.04225224495903" table:style-name="ce1">
            <text:p>130,0422522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Latvia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0.41" table:style-name="ce4">
            <text:p>0,41</text:p>
          </table:table-cell>
          <table:table-cell office:value-type="float" office:value="0.44" table:style-name="ce4">
            <text:p>0,44</text:p>
          </table:table-cell>
          <table:table-cell office:value-type="float" office:value="475.39963" table:style-name="ce4">
            <text:p>475,39963</text:p>
          </table:table-cell>
          <table:table-cell office:value-type="float" office:value="9479" table:style-name="ce4">
            <text:p>9479</text:p>
          </table:table-cell>
          <table:table-cell office:value-type="float" office:value="20119" table:style-name="ce4">
            <text:p>20119</text:p>
          </table:table-cell>
          <table:table-cell office:value-type="float" office:value="44" table:style-name="ce4">
            <text:p>44</text:p>
          </table:table-cell>
          <table:table-cell office:value-type="float" office:value="24972.84" table:style-name="ce4">
            <text:p>24972,84</text:p>
          </table:table-cell>
          <table:table-cell office:value-type="float" office:value="11.137249410000001" table:style-name="ce4">
            <text:p>11,13724941</text:p>
          </table:table-cell>
          <table:table-cell office:value-type="float" office:value="650000000" table:style-name="ce6">
            <text:p>6,50E+08</text:p>
          </table:table-cell>
          <table:table-cell office:value-type="float" office:value="9.8729999999999993" table:style-name="ce4">
            <text:p>9,873</text:p>
          </table:table-cell>
          <table:table-cell office:value-type="float" office:value="14.6" table:style-name="ce4">
            <text:p>14,6</text:p>
          </table:table-cell>
          <table:table-cell office:value-type="float" office:value="812843819.5" table:style-name="ce4">
            <text:p>812843819,5</text:p>
          </table:table-cell>
          <table:table-cell office:value-type="float" office:value="1" table:style-name="ce4">
            <text:p>1</text:p>
          </table:table-cell>
          <table:table-cell office:value-type="float" office:value="-479156307.19999999" table:style-name="ce4">
            <text:p>-479156307,2</text:p>
          </table:table-cell>
          <table:table-cell office:value-type="float" office:value="1.0534099340438843" table:style-name="ce1">
            <text:p>1,053409934</text:p>
          </table:table-cell>
          <table:table-cell office:value-type="float" office:value="0.76667368412017822" table:style-name="ce1">
            <text:p>0,766673684</text:p>
          </table:table-cell>
          <table:table-cell office:value-type="float" office:value="1.0748200416564941" table:style-name="ce1">
            <text:p>1,074820042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88.290000915527301" table:style-name="ce1">
            <text:p>88,29000092</text:p>
          </table:table-cell>
          <table:table-cell office:value-type="float" office:value="54.107999999999997" table:style-name="ce1">
            <text:p>54,108</text:p>
          </table:table-cell>
          <table:table-cell office:value-type="float" office:value="126.3800144060062" table:style-name="ce1">
            <text:p>126,3800144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Latvia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0.4" table:style-name="ce4">
            <text:p>0,4</text:p>
          </table:table-cell>
          <table:table-cell office:value-type="float" office:value="0.42" table:style-name="ce4">
            <text:p>0,42</text:p>
          </table:table-cell>
          <table:table-cell office:value-type="float" office:value="477.55509000000001" table:style-name="ce4">
            <text:p>477,55509</text:p>
          </table:table-cell>
          <table:table-cell office:value-type="float" office:value="8345" table:style-name="ce4">
            <text:p>8345</text:p>
          </table:table-cell>
          <table:table-cell office:value-type="float" office:value="20574" table:style-name="ce4">
            <text:p>20574</text:p>
          </table:table-cell>
          <table:table-cell office:value-type="float" office:value="49" table:style-name="ce4">
            <text:p>49</text:p>
          </table:table-cell>
          <table:table-cell office:value-type="float" office:value="26721.84" table:style-name="ce4">
            <text:p>26721,84</text:p>
          </table:table-cell>
          <table:table-cell office:value-type="float" office:value="11.37319042" table:style-name="ce4">
            <text:p>11,37319042</text:p>
          </table:table-cell>
          <table:table-cell office:value-type="float" office:value="336000000" table:style-name="ce6">
            <text:p>3,36E+08</text:p>
          </table:table-cell>
          <table:table-cell office:value-type="float" office:value="9.6430000000000007" table:style-name="ce4">
            <text:p>9,643</text:p>
          </table:table-cell>
          <table:table-cell office:value-type="float" office:value="15.4" table:style-name="ce4">
            <text:p>15,4</text:p>
          </table:table-cell>
          <table:table-cell office:value-type="float" office:value="335420977.5" table:style-name="ce4">
            <text:p>335420977,5</text:p>
          </table:table-cell>
          <table:table-cell office:value-type="float" office:value="1" table:style-name="ce4">
            <text:p>1</text:p>
          </table:table-cell>
          <table:table-cell office:value-type="float" office:value="85698538.170000002" table:style-name="ce4">
            <text:p>85698538,17</text:p>
          </table:table-cell>
          <table:table-cell office:value-type="float" office:value="0.96553802490234375" table:style-name="ce1">
            <text:p>0,965538025</text:p>
          </table:table-cell>
          <table:table-cell office:value-type="float" office:value="0.92781996726989746" table:style-name="ce1">
            <text:p>0,927819967</text:p>
          </table:table-cell>
          <table:table-cell office:value-type="float" office:value="1.0686925649642944" table:style-name="ce1">
            <text:p>1,068692565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88.730003356933594" table:style-name="ce1">
            <text:p>88,73000336</text:p>
          </table:table-cell>
          <table:table-cell office:value-type="float" office:value="54.527999999999999" table:style-name="ce1">
            <text:p>54,528</text:p>
          </table:table-cell>
          <table:table-cell office:value-type="float" office:value="123.33051842965929" table:style-name="ce1">
            <text:p>123,3305184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Latvia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0.42" table:style-name="ce4">
            <text:p>0,42</text:p>
          </table:table-cell>
          <table:table-cell office:value-type="float" office:value="0.44" table:style-name="ce4">
            <text:p>0,44</text:p>
          </table:table-cell>
          <table:table-cell office:value-type="float" office:value="477.55509000000001" table:style-name="ce4">
            <text:p>477,55509</text:p>
          </table:table-cell>
          <table:table-cell office:value-type="float" office:value="9916" table:style-name="ce4">
            <text:p>9916</text:p>
          </table:table-cell>
          <table:table-cell office:value-type="float" office:value="17724" table:style-name="ce4">
            <text:p>17724</text:p>
          </table:table-cell>
          <table:table-cell office:value-type="float" office:value="54" table:style-name="ce4">
            <text:p>54</text:p>
          </table:table-cell>
          <table:table-cell office:value-type="float" office:value="28673.62" table:style-name="ce4">
            <text:p>28673,62</text:p>
          </table:table-cell>
          <table:table-cell office:value-type="float" office:value="11.147745909999999" table:style-name="ce4">
            <text:p>11,14774591</text:p>
          </table:table-cell>
          <table:table-cell office:value-type="float" office:value="381000000" table:style-name="ce6">
            <text:p>3,81E+08</text:p>
          </table:table-cell>
          <table:table-cell office:value-type="float" office:value="8.7149999999999999" table:style-name="ce4">
            <text:p>8,715</text:p>
          </table:table-cell>
          <table:table-cell office:value-type="float" office:value="15.4" table:style-name="ce4">
            <text:p>15,4</text:p>
          </table:table-cell>
          <table:table-cell office:value-type="float" office:value="1189988063" table:style-name="ce4">
            <text:p>1189988063</text:p>
          </table:table-cell>
          <table:table-cell office:value-type="float" office:value="1" table:style-name="ce4">
            <text:p>1</text:p>
          </table:table-cell>
          <table:table-cell office:value-type="float" office:value="-203365998.80000001" table:style-name="ce4">
            <text:p>-203365998,8</text:p>
          </table:table-cell>
          <table:table-cell office:value-type="float" office:value="0.86555397510528564" table:style-name="ce1">
            <text:p>0,865553975</text:p>
          </table:table-cell>
          <table:table-cell office:value-type="float" office:value="0.90083539485931396" table:style-name="ce1">
            <text:p>0,900835395</text:p>
          </table:table-cell>
          <table:table-cell office:value-type="float" office:value="1.1448187828063965" table:style-name="ce1">
            <text:p>1,144818783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.515003204345703" table:style-name="ce1">
            <text:p>89,5150032</text:p>
          </table:table-cell>
          <table:table-cell office:value-type="float" office:value="55.488999999999997" table:style-name="ce1">
            <text:p>55,489</text:p>
          </table:table-cell>
          <table:table-cell office:value-type="float" office:value="128.71400332888396" table:style-name="ce1">
            <text:p>128,7140033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Latvia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0.41" table:style-name="ce4">
            <text:p>0,41</text:p>
          </table:table-cell>
          <table:table-cell office:value-type="float" office:value="0.44" table:style-name="ce4">
            <text:p>0,44</text:p>
          </table:table-cell>
          <table:table-cell office:value-type="float" office:value="479.71055999999999" table:style-name="ce4">
            <text:p>479,71056</text:p>
          </table:table-cell>
          <table:table-cell office:value-type="float" office:value="10909" table:style-name="ce4">
            <text:p>10909</text:p>
          </table:table-cell>
          <table:table-cell office:value-type="float" office:value="15814" table:style-name="ce4">
            <text:p>15814</text:p>
          </table:table-cell>
          <table:table-cell office:value-type="float" office:value="42" table:style-name="ce4">
            <text:p>42</text:p>
          </table:table-cell>
          <table:table-cell office:value-type="float" office:value="30877.040000000001" table:style-name="ce4">
            <text:p>30877,04</text:p>
          </table:table-cell>
          <table:table-cell office:value-type="float" office:value="11.10263505" table:style-name="ce4">
            <text:p>11,10263505</text:p>
          </table:table-cell>
          <table:table-cell office:value-type="float" office:value="767000000" table:style-name="ce6">
            <text:p>7,67E+08</text:p>
          </table:table-cell>
          <table:table-cell office:value-type="float" office:value="7.4119999999999999" table:style-name="ce4">
            <text:p>7,412</text:p>
          </table:table-cell>
          <table:table-cell office:value-type="float" office:value="14.4" table:style-name="ce4">
            <text:p>14,4</text:p>
          </table:table-cell>
          <table:table-cell office:value-type="float" office:value="424290064.5" table:style-name="ce4">
            <text:p>424290064,5</text:p>
          </table:table-cell>
          <table:table-cell office:value-type="float" office:value="1" table:style-name="ce4">
            <text:p>1</text:p>
          </table:table-cell>
          <table:table-cell office:value-type="float" office:value="-230331255.59999999" table:style-name="ce4">
            <text:p>-230331255,6</text:p>
          </table:table-cell>
          <table:table-cell office:value-type="float" office:value="1.0002850294113159" table:style-name="ce1">
            <text:p>1,000285029</text:p>
          </table:table-cell>
          <table:table-cell office:value-type="float" office:value="0.92318034172058105" table:style-name="ce1">
            <text:p>0,923180342</text:p>
          </table:table-cell>
          <table:table-cell office:value-type="float" office:value="1.1344435214996338" table:style-name="ce1">
            <text:p>1,134443521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90.300003051757798" table:style-name="ce1">
            <text:p>90,30000305</text:p>
          </table:table-cell>
          <table:table-cell office:value-type="float" office:value="56.792000000000002" table:style-name="ce1">
            <text:p>56,792</text:p>
          </table:table-cell>
          <table:table-cell office:value-type="float" office:value="128.23409555982195" table:style-name="ce1">
            <text:p>128,2340956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Latvia</text:p>
          </table:table-cell>
          <table:table-cell office:value-type="float" office:value="34.6" table:style-name="ce4">
            <text:p>34,6</text:p>
          </table:table-cell>
          <table:table-cell office:value-type="float" office:value="0.41" table:style-name="ce4">
            <text:p>0,41</text:p>
          </table:table-cell>
          <table:table-cell office:value-type="float" office:value="0.44" table:style-name="ce4">
            <text:p>0,44</text:p>
          </table:table-cell>
          <table:table-cell office:value-type="float" office:value="478.42935" table:style-name="ce4">
            <text:p>478,42935</text:p>
          </table:table-cell>
          <table:table-cell office:value-type="float" office:value="11223" table:style-name="ce4">
            <text:p>11223</text:p>
          </table:table-cell>
          <table:table-cell office:value-type="float" office:value="14583" table:style-name="ce4">
            <text:p>14583</text:p>
          </table:table-cell>
          <table:table-cell office:value-type="float" office:value="41" table:style-name="ce4">
            <text:p>41</text:p>
          </table:table-cell>
          <table:table-cell office:value-type="float" office:value="33294.51" table:style-name="ce4">
            <text:p>33294,51</text:p>
          </table:table-cell>
          <table:table-cell office:value-type="float" office:value="11.595235110000001" table:style-name="ce4">
            <text:p>11,59523511</text:p>
          </table:table-cell>
          <table:table-cell office:value-type="float" office:value="953000000" table:style-name="ce6">
            <text:p>9,53E+08</text:p>
          </table:table-cell>
          <table:table-cell office:value-type="float" office:value="6.3120000000000003" table:style-name="ce4">
            <text:p>6,312</text:p>
          </table:table-cell>
          <table:table-cell office:value-type="float" office:value="14.2" table:style-name="ce4">
            <text:p>14,2</text:p>
          </table:table-cell>
          <table:table-cell office:value-type="float" office:value="1114592059" table:style-name="ce4">
            <text:p>1114592059</text:p>
          </table:table-cell>
          <table:table-cell office:value-type="float" office:value="1" table:style-name="ce4">
            <text:p>1</text:p>
          </table:table-cell>
          <table:table-cell office:value-type="float" office:value="-230454332.59999999" table:style-name="ce4">
            <text:p>-230454332,6</text:p>
          </table:table-cell>
          <table:table-cell office:value-type="float" office:value="1.0657469034194946" table:style-name="ce1">
            <text:p>1,065746903</text:p>
          </table:table-cell>
          <table:table-cell office:value-type="float" office:value="0.9790845513343811" table:style-name="ce1">
            <text:p>0,979084551</text:p>
          </table:table-cell>
          <table:table-cell office:value-type="float" office:value="1.1824791431427002" table:style-name="ce1">
            <text:p>1,182479143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90.930000305175795" table:style-name="ce1">
            <text:p>90,93000031</text:p>
          </table:table-cell>
          <table:table-cell office:value-type="float" office:value="57.231000000000002" table:style-name="ce1">
            <text:p>57,231</text:p>
          </table:table-cell>
          <table:table-cell office:value-type="float" office:value="125.29163170793008" table:style-name="ce1">
            <text:p>125,2916317</text:p>
          </table:table-cell>
          <table:table-cell table:number-columns-repeated="16359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38" table:style-name="ce4">
            <text:p>0,38</text:p>
          </table:table-cell>
          <table:table-cell office:value-type="float" office:value="0.32" table:style-name="ce4">
            <text:p>0,32</text:p>
          </table:table-cell>
          <table:table-cell office:value-type="float" office:value="454.15" table:style-name="ce4">
            <text:p>454,15</text:p>
          </table:table-cell>
          <table:table-cell office:value-type="float" office:value="14744" table:style-name="ce4">
            <text:p>14744</text:p>
          </table:table-cell>
          <table:table-cell office:value-type="float" office:value="23592" table:style-name="ce4">
            <text:p>23592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" table:style-name="ce4">
            <text:p>0,4</text:p>
          </table:table-cell>
          <table:table-cell office:value-type="float" office:value="0.35" table:style-name="ce4">
            <text:p>0,35</text:p>
          </table:table-cell>
          <table:table-cell office:value-type="float" office:value="457.89" table:style-name="ce4">
            <text:p>457,89</text:p>
          </table:table-cell>
          <table:table-cell office:value-type="float" office:value="11828" table:style-name="ce4">
            <text:p>11828</text:p>
          </table:table-cell>
          <table:table-cell office:value-type="float" office:value="22503" table:style-name="ce4">
            <text:p>22503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2" table:style-name="ce4">
            <text:p>0,42</text:p>
          </table:table-cell>
          <table:table-cell office:value-type="float" office:value="0.38" table:style-name="ce4">
            <text:p>0,38</text:p>
          </table:table-cell>
          <table:table-cell office:value-type="float" office:value="460.17" table:style-name="ce4">
            <text:p>460,17</text:p>
          </table:table-cell>
          <table:table-cell office:value-type="float" office:value="6640" table:style-name="ce4">
            <text:p>6640</text:p>
          </table:table-cell>
          <table:table-cell office:value-type="float" office:value="31972" table:style-name="ce4">
            <text:p>31972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2" table:style-name="ce5"/>
          <table:table-cell office:value-type="float" office:value="10000000" table:style-name="ce4">
            <text:p>10000000</text:p>
          </table:table-cell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" table:style-name="ce4">
            <text:p>0,4</text:p>
          </table:table-cell>
          <table:table-cell office:value-type="float" office:value="462.45" table:style-name="ce4">
            <text:p>462,45</text:p>
          </table:table-cell>
          <table:table-cell office:value-type="float" office:value="2850" table:style-name="ce4">
            <text:p>2850</text:p>
          </table:table-cell>
          <table:table-cell office:value-type="float" office:value="26840" table:style-name="ce4">
            <text:p>26840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2" table:style-name="ce5"/>
          <table:table-cell office:value-type="float" office:value="30175186.84" table:style-name="ce4">
            <text:p>30175186,84</text:p>
          </table:table-cell>
          <table:table-cell office:value-type="float" office:value="0" table:style-name="ce4">
            <text:p>0</text:p>
          </table:table-cell>
          <table:table-cell office:value-type="float" office:value="-209804274.59999999" table:style-name="ce4">
            <text:p>-209804274,6</text:p>
          </table:table-cell>
          <table:table-cell table:number-columns-repeated="16367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6" table:style-name="ce4">
            <text:p>0,46</text:p>
          </table:table-cell>
          <table:table-cell office:value-type="float" office:value="0.45" table:style-name="ce4">
            <text:p>0,45</text:p>
          </table:table-cell>
          <table:table-cell office:value-type="float" office:value="464.75" table:style-name="ce4">
            <text:p>464,75</text:p>
          </table:table-cell>
          <table:table-cell office:value-type="float" office:value="1664" table:style-name="ce4">
            <text:p>1664</text:p>
          </table:table-cell>
          <table:table-cell office:value-type="float" office:value="25859" table:style-name="ce4">
            <text:p>25859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office:value-type="float" office:value="17.329999999999998" table:style-name="ce4">
            <text:p>17,33</text:p>
          </table:table-cell>
          <table:table-cell table:style-name="ce5"/>
          <table:table-cell office:value-type="float" office:value="31304837.640000001" table:style-name="ce4">
            <text:p>31304837,64</text:p>
          </table:table-cell>
          <table:table-cell office:value-type="float" office:value="0" table:style-name="ce4">
            <text:p>0</text:p>
          </table:table-cell>
          <table:table-cell office:value-type="float" office:value="-259391613.40000001" table:style-name="ce4">
            <text:p>-259391613,4</text:p>
          </table:table-cell>
          <table:table-cell table:number-columns-repeated="16367" table:style-name="ce1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4" table:style-name="ce4">
            <text:p>0,44</text:p>
          </table:table-cell>
          <table:table-cell office:value-type="float" office:value="0.43" table:style-name="ce4">
            <text:p>0,43</text:p>
          </table:table-cell>
          <table:table-cell office:value-type="float" office:value="467.05" table:style-name="ce4">
            <text:p>467,05</text:p>
          </table:table-cell>
          <table:table-cell office:value-type="float" office:value="2020" table:style-name="ce4">
            <text:p>2020</text:p>
          </table:table-cell>
          <table:table-cell office:value-type="float" office:value="25688" table:style-name="ce4">
            <text:p>25688</text:p>
          </table:table-cell>
          <table:table-cell office:value-type="float" office:value="45" table:style-name="ce4">
            <text:p>45</text:p>
          </table:table-cell>
          <table:table-cell office:value-type="float" office:value="5926.4759999999997" table:style-name="ce4">
            <text:p>5926,476</text:p>
          </table:table-cell>
          <table:table-cell office:value-type="float" office:value="8.9600000000000009" table:style-name="ce4">
            <text:p>8,96</text:p>
          </table:table-cell>
          <table:table-cell office:value-type="float" office:value="0" table:style-name="ce4">
            <text:p>0</text:p>
          </table:table-cell>
          <table:table-cell office:value-type="float" office:value="17.54" table:style-name="ce4">
            <text:p>17,54</text:p>
          </table:table-cell>
          <table:table-cell office:value-type="float" office:value="24.723030000000001" table:style-name="ce4">
            <text:p>24,72303</text:p>
          </table:table-cell>
          <table:table-cell office:value-type="float" office:value="72557500" table:style-name="ce4">
            <text:p>72557500</text:p>
          </table:table-cell>
          <table:table-cell office:value-type="float" office:value="0" table:style-name="ce4">
            <text:p>0</text:p>
          </table:table-cell>
          <table:table-cell office:value-type="float" office:value="-710845000" table:style-name="ce4">
            <text:p>-710845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2" table:style-name="ce4">
            <text:p>0,42</text:p>
          </table:table-cell>
          <table:table-cell office:value-type="float" office:value="468.97" table:style-name="ce4">
            <text:p>468,97</text:p>
          </table:table-cell>
          <table:table-cell office:value-type="float" office:value="3025" table:style-name="ce4">
            <text:p>3025</text:p>
          </table:table-cell>
          <table:table-cell office:value-type="float" office:value="26394" table:style-name="ce4">
            <text:p>26394</text:p>
          </table:table-cell>
          <table:table-cell office:value-type="float" office:value="45" table:style-name="ce4">
            <text:p>45</text:p>
          </table:table-cell>
          <table:table-cell office:value-type="float" office:value="6383.335" table:style-name="ce4">
            <text:p>6383,335</text:p>
          </table:table-cell>
          <table:table-cell office:value-type="float" office:value="9.5299999999999994" table:style-name="ce4">
            <text:p>9,53</text:p>
          </table:table-cell>
          <table:table-cell office:value-type="float" office:value="0" table:style-name="ce4">
            <text:p>0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23.98122" table:style-name="ce4">
            <text:p>23,98122</text:p>
          </table:table-cell>
          <table:table-cell office:value-type="float" office:value="152400000" table:style-name="ce4">
            <text:p>152400000</text:p>
          </table:table-cell>
          <table:table-cell office:value-type="float" office:value="0" table:style-name="ce4">
            <text:p>0</text:p>
          </table:table-cell>
          <table:table-cell office:value-type="float" office:value="-775360000" table:style-name="ce4">
            <text:p>-77536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39" table:style-name="ce4">
            <text:p>0,39</text:p>
          </table:table-cell>
          <table:table-cell office:value-type="float" office:value="470.89" table:style-name="ce4">
            <text:p>470,89</text:p>
          </table:table-cell>
          <table:table-cell office:value-type="float" office:value="2536" table:style-name="ce4">
            <text:p>2536</text:p>
          </table:table-cell>
          <table:table-cell office:value-type="float" office:value="24957" table:style-name="ce4">
            <text:p>24957</text:p>
          </table:table-cell>
          <table:table-cell office:value-type="float" office:value="45" table:style-name="ce4">
            <text:p>45</text:p>
          </table:table-cell>
          <table:table-cell office:value-type="float" office:value="7068.2359999999999" table:style-name="ce4">
            <text:p>7068,236</text:p>
          </table:table-cell>
          <table:table-cell office:value-type="float" office:value="10.119999999999999" table:style-name="ce4">
            <text:p>10,12</text:p>
          </table:table-cell>
          <table:table-cell office:value-type="float" office:value="0" table:style-name="ce4">
            <text:p>0</text:p>
          </table:table-cell>
          <table:table-cell office:value-type="float" office:value="14.13" table:style-name="ce4">
            <text:p>14,13</text:p>
          </table:table-cell>
          <table:table-cell office:value-type="float" office:value="23.261679999999998" table:style-name="ce4">
            <text:p>23,26168</text:p>
          </table:table-cell>
          <table:table-cell office:value-type="float" office:value="362287500" table:style-name="ce4">
            <text:p>362287500</text:p>
          </table:table-cell>
          <table:table-cell office:value-type="float" office:value="0" table:style-name="ce4">
            <text:p>0</text:p>
          </table:table-cell>
          <table:table-cell office:value-type="float" office:value="-1013010000" table:style-name="ce4">
            <text:p>-101301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1" table:style-name="ce4">
            <text:p>0,41</text:p>
          </table:table-cell>
          <table:table-cell office:value-type="float" office:value="0.4" table:style-name="ce4">
            <text:p>0,4</text:p>
          </table:table-cell>
          <table:table-cell office:value-type="float" office:value="472.18" table:style-name="ce4">
            <text:p>472,18</text:p>
          </table:table-cell>
          <table:table-cell office:value-type="float" office:value="2706" table:style-name="ce4">
            <text:p>2706</text:p>
          </table:table-cell>
          <table:table-cell office:value-type="float" office:value="24828" table:style-name="ce4">
            <text:p>24828</text:p>
          </table:table-cell>
          <table:table-cell office:value-type="float" office:value="45" table:style-name="ce4">
            <text:p>45</text:p>
          </table:table-cell>
          <table:table-cell office:value-type="float" office:value="7762.5050000000001" table:style-name="ce4">
            <text:p>7762,505</text:p>
          </table:table-cell>
          <table:table-cell office:value-type="float" office:value="11.38" table:style-name="ce4">
            <text:p>11,38</text:p>
          </table:table-cell>
          <table:table-cell office:value-type="float" office:value="0" table:style-name="ce4">
            <text:p>0</text:p>
          </table:table-cell>
          <table:table-cell office:value-type="float" office:value="13.711" table:style-name="ce4">
            <text:p>13,711</text:p>
          </table:table-cell>
          <table:table-cell office:value-type="float" office:value="22.56372" table:style-name="ce4">
            <text:p>22,56372</text:p>
          </table:table-cell>
          <table:table-cell office:value-type="float" office:value="918775000" table:style-name="ce4">
            <text:p>918775000</text:p>
          </table:table-cell>
          <table:table-cell office:value-type="float" office:value="0" table:style-name="ce4">
            <text:p>0</text:p>
          </table:table-cell>
          <table:table-cell office:value-type="float" office:value="-1277812500" table:style-name="ce4">
            <text:p>-12778125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" table:style-name="ce4">
            <text:p>0,4</text:p>
          </table:table-cell>
          <table:table-cell office:value-type="float" office:value="0.39" table:style-name="ce4">
            <text:p>0,39</text:p>
          </table:table-cell>
          <table:table-cell office:value-type="float" office:value="473.47" table:style-name="ce4">
            <text:p>473,47</text:p>
          </table:table-cell>
          <table:table-cell office:value-type="float" office:value="2679" table:style-name="ce4">
            <text:p>2679</text:p>
          </table:table-cell>
          <table:table-cell office:value-type="float" office:value="23418" table:style-name="ce4">
            <text:p>23418</text:p>
          </table:table-cell>
          <table:table-cell office:value-type="float" office:value="44" table:style-name="ce4">
            <text:p>44</text:p>
          </table:table-cell>
          <table:table-cell office:value-type="float" office:value="7820.701" table:style-name="ce4">
            <text:p>7820,701</text:p>
          </table:table-cell>
          <table:table-cell office:value-type="float" office:value="12.53" table:style-name="ce4">
            <text:p>12,53</text:p>
          </table:table-cell>
          <table:table-cell office:value-type="float" office:value="0" table:style-name="ce4">
            <text:p>0</text:p>
          </table:table-cell>
          <table:table-cell office:value-type="float" office:value="13.388" table:style-name="ce4">
            <text:p>13,388</text:p>
          </table:table-cell>
          <table:table-cell office:value-type="float" office:value="21.886700000000001" table:style-name="ce4">
            <text:p>21,8867</text:p>
          </table:table-cell>
          <table:table-cell office:value-type="float" office:value="564537500" table:style-name="ce4">
            <text:p>564537500</text:p>
          </table:table-cell>
          <table:table-cell office:value-type="float" office:value="0" table:style-name="ce4">
            <text:p>0</text:p>
          </table:table-cell>
          <table:table-cell office:value-type="float" office:value="-1099182500" table:style-name="ce4">
            <text:p>-1099182500</text:p>
          </table:table-cell>
          <table:table-cell table:number-columns-repeated="16367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2" table:style-name="ce4">
            <text:p>0,42</text:p>
          </table:table-cell>
          <table:table-cell office:value-type="float" office:value="474.76576" table:style-name="ce4">
            <text:p>474,76576</text:p>
          </table:table-cell>
          <table:table-cell office:value-type="float" office:value="1510" table:style-name="ce4">
            <text:p>1510</text:p>
          </table:table-cell>
          <table:table-cell office:value-type="float" office:value="21816" table:style-name="ce4">
            <text:p>21816</text:p>
          </table:table-cell>
          <table:table-cell office:value-type="float" office:value="43" table:style-name="ce4">
            <text:p>43</text:p>
          </table:table-cell>
          <table:table-cell office:value-type="float" office:value="8446.9279999999999" table:style-name="ce4">
            <text:p>8446,928</text:p>
          </table:table-cell>
          <table:table-cell office:value-type="float" office:value="11.6" table:style-name="ce4">
            <text:p>11,6</text:p>
          </table:table-cell>
          <table:table-cell office:value-type="float" office:value="0" table:style-name="ce4">
            <text:p>0</text:p>
          </table:table-cell>
          <table:table-cell office:value-type="float" office:value="15.930999999999999" table:style-name="ce4">
            <text:p>15,931</text:p>
          </table:table-cell>
          <table:table-cell office:value-type="float" office:value="21.23" table:style-name="ce4">
            <text:p>21,23</text:p>
          </table:table-cell>
          <table:table-cell office:value-type="float" office:value="380272500" table:style-name="ce4">
            <text:p>380272500</text:p>
          </table:table-cell>
          <table:table-cell office:value-type="float" office:value="0" table:style-name="ce4">
            <text:p>0</text:p>
          </table:table-cell>
          <table:table-cell office:value-type="float" office:value="-723685000" table:style-name="ce4">
            <text:p>-723685000</text:p>
          </table:table-cell>
          <table:table-cell office:value-type="float" office:value="9.8632507026195526E-2" table:style-name="ce1">
            <text:p>0,098632507</text:p>
          </table:table-cell>
          <table:table-cell office:value-type="float" office:value="0.21840253472328186" table:style-name="ce1">
            <text:p>0,218402535</text:p>
          </table:table-cell>
          <table:table-cell office:value-type="float" office:value="0.71443206071853638" table:style-name="ce1">
            <text:p>0,714432061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2.556088575454496" table:style-name="ce1">
            <text:p>72,55608858</text:p>
          </table:table-cell>
          <table:table-cell office:value-type="float" office:value="50.595999999999997" table:style-name="ce1">
            <text:p>50,596</text:p>
          </table:table-cell>
          <table:table-cell office:value-type="float" office:value="83.191494274811589" table:style-name="ce1">
            <text:p>83,19149427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2" table:style-name="ce4">
            <text:p>0,42</text:p>
          </table:table-cell>
          <table:table-cell office:value-type="float" office:value="475.88135999999997" table:style-name="ce4">
            <text:p>475,88136</text:p>
          </table:table-cell>
          <table:table-cell office:value-type="float" office:value="4694" table:style-name="ce4">
            <text:p>4694</text:p>
          </table:table-cell>
          <table:table-cell office:value-type="float" office:value="27841" table:style-name="ce4">
            <text:p>27841</text:p>
          </table:table-cell>
          <table:table-cell office:value-type="float" office:value="43" table:style-name="ce4">
            <text:p>43</text:p>
          </table:table-cell>
          <table:table-cell office:value-type="float" office:value="9438.8230000000003" table:style-name="ce4">
            <text:p>9438,823</text:p>
          </table:table-cell>
          <table:table-cell office:value-type="float" office:value="11.16" table:style-name="ce4">
            <text:p>11,16</text:p>
          </table:table-cell>
          <table:table-cell office:value-type="float" office:value="13527538" table:style-name="ce4">
            <text:p>13527538</text:p>
          </table:table-cell>
          <table:table-cell office:value-type="float" office:value="16.84" table:style-name="ce4">
            <text:p>16,84</text:p>
          </table:table-cell>
          <table:table-cell office:value-type="float" office:value="22.23" table:style-name="ce4">
            <text:p>22,23</text:p>
          </table:table-cell>
          <table:table-cell office:value-type="float" office:value="442400000" table:style-name="ce4">
            <text:p>442400000</text:p>
          </table:table-cell>
          <table:table-cell office:value-type="float" office:value="0" table:style-name="ce4">
            <text:p>0</text:p>
          </table:table-cell>
          <table:table-cell office:value-type="float" office:value="-651350000" table:style-name="ce4">
            <text:p>-651350000</text:p>
          </table:table-cell>
          <table:table-cell office:value-type="float" office:value="0.29639353975653648" table:style-name="ce1">
            <text:p>0,29639354</text:p>
          </table:table-cell>
          <table:table-cell office:value-type="float" office:value="0.30814880132675171" table:style-name="ce1">
            <text:p>0,308148801</text:p>
          </table:table-cell>
          <table:table-cell office:value-type="float" office:value="0.8957306444644928" table:style-name="ce1">
            <text:p>0,895730644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1.598405365386597" table:style-name="ce1">
            <text:p>71,59840537</text:p>
          </table:table-cell>
          <table:table-cell office:value-type="float" office:value="48.884999999999998" table:style-name="ce1">
            <text:p>48,885</text:p>
          </table:table-cell>
          <table:table-cell office:value-type="float" office:value="93.487137368583646" table:style-name="ce1">
            <text:p>93,48713737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1" table:style-name="ce4">
            <text:p>0,41</text:p>
          </table:table-cell>
          <table:table-cell office:value-type="float" office:value="476.99695000000003" table:style-name="ce4">
            <text:p>476,99695</text:p>
          </table:table-cell>
          <table:table-cell office:value-type="float" office:value="5110" table:style-name="ce4">
            <text:p>5110</text:p>
          </table:table-cell>
          <table:table-cell office:value-type="float" office:value="16719" table:style-name="ce4">
            <text:p>16719</text:p>
          </table:table-cell>
          <table:table-cell office:value-type="float" office:value="36" table:style-name="ce4">
            <text:p>36</text:p>
          </table:table-cell>
          <table:table-cell office:value-type="float" office:value="10480.700000000001" table:style-name="ce4">
            <text:p>10480,7</text:p>
          </table:table-cell>
          <table:table-cell office:value-type="float" office:value="10.43" table:style-name="ce4">
            <text:p>10,43</text:p>
          </table:table-cell>
          <table:table-cell office:value-type="float" office:value="32723570" table:style-name="ce4">
            <text:p>32723570</text:p>
          </table:table-cell>
          <table:table-cell office:value-type="float" office:value="13.007999999999999" table:style-name="ce4">
            <text:p>13,008</text:p>
          </table:table-cell>
          <table:table-cell office:value-type="float" office:value="24.7" table:style-name="ce4">
            <text:p>24,7</text:p>
          </table:table-cell>
          <table:table-cell office:value-type="float" office:value="660790497.89999998" table:style-name="ce4">
            <text:p>660790497,9</text:p>
          </table:table-cell>
          <table:table-cell office:value-type="float" office:value="0" table:style-name="ce4">
            <text:p>0</text:p>
          </table:table-cell>
          <table:table-cell office:value-type="float" office:value="-766120811.29999995" table:style-name="ce4">
            <text:p>-766120811,3</text:p>
          </table:table-cell>
          <table:table-cell office:value-type="float" office:value="0.49415457248687744" table:style-name="ce1">
            <text:p>0,494154572</text:p>
          </table:table-cell>
          <table:table-cell office:value-type="float" office:value="0.39789506793022156" table:style-name="ce1">
            <text:p>0,397895068</text:p>
          </table:table-cell>
          <table:table-cell office:value-type="float" office:value="1.0770292282104492" table:style-name="ce1">
            <text:p>1,077029228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2.160318919685295" table:style-name="ce1">
            <text:p>72,16031892</text:p>
          </table:table-cell>
          <table:table-cell office:value-type="float" office:value="50.475000000000001" table:style-name="ce1">
            <text:p>50,475</text:p>
          </table:table-cell>
          <table:table-cell office:value-type="float" office:value="100.33222947481768" table:style-name="ce1">
            <text:p>100,3322295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Lithuania</text:p>
          </table:table-cell>
          <table:table-cell table:style-name="ce5"/>
          <table:table-cell office:value-type="float" office:value="0.43" table:style-name="ce4">
            <text:p>0,43</text:p>
          </table:table-cell>
          <table:table-cell office:value-type="float" office:value="0.4" table:style-name="ce4">
            <text:p>0,4</text:p>
          </table:table-cell>
          <table:table-cell office:value-type="float" office:value="478.11255" table:style-name="ce4">
            <text:p>478,11255</text:p>
          </table:table-cell>
          <table:table-cell office:value-type="float" office:value="4728" table:style-name="ce4">
            <text:p>4728</text:p>
          </table:table-cell>
          <table:table-cell office:value-type="float" office:value="26283" table:style-name="ce4">
            <text:p>26283</text:p>
          </table:table-cell>
          <table:table-cell office:value-type="float" office:value="40" table:style-name="ce4">
            <text:p>40</text:p>
          </table:table-cell>
          <table:table-cell office:value-type="float" office:value="12068.39" table:style-name="ce4">
            <text:p>12068,39</text:p>
          </table:table-cell>
          <table:table-cell office:value-type="float" office:value="10.220000000000001" table:style-name="ce4">
            <text:p>10,22</text:p>
          </table:table-cell>
          <table:table-cell office:value-type="float" office:value="32904538" table:style-name="ce4">
            <text:p>32904538</text:p>
          </table:table-cell>
          <table:table-cell office:value-type="float" office:value="12.875" table:style-name="ce4">
            <text:p>12,875</text:p>
          </table:table-cell>
          <table:table-cell office:value-type="float" office:value="16.7" table:style-name="ce4">
            <text:p>16,7</text:p>
          </table:table-cell>
          <table:table-cell office:value-type="float" office:value="217398839.90000001" table:style-name="ce4">
            <text:p>217398839,9</text:p>
          </table:table-cell>
          <table:table-cell office:value-type="float" office:value="0" table:style-name="ce4">
            <text:p>0</text:p>
          </table:table-cell>
          <table:table-cell office:value-type="float" office:value="-1089789248" table:style-name="ce4">
            <text:p>-1089789248</text:p>
          </table:table-cell>
          <table:table-cell office:value-type="float" office:value="0.72968018054962158" table:style-name="ce1">
            <text:p>0,729680181</text:p>
          </table:table-cell>
          <table:table-cell office:value-type="float" office:value="0.48524701595306396" table:style-name="ce1">
            <text:p>0,485247016</text:p>
          </table:table-cell>
          <table:table-cell office:value-type="float" office:value="1.0382952690124512" table:style-name="ce1">
            <text:p>1,03829526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3.572772672650402" table:style-name="ce1">
            <text:p>73,57277267</text:p>
          </table:table-cell>
          <table:table-cell office:value-type="float" office:value="52.253" table:style-name="ce1">
            <text:p>52,253</text:p>
          </table:table-cell>
          <table:table-cell office:value-type="float" office:value="98.091404320671131" table:style-name="ce1">
            <text:p>98,09140432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Lithuania</text:p>
          </table:table-cell>
          <table:table-cell office:value-type="float" office:value="33.6" table:style-name="ce4">
            <text:p>33,6</text:p>
          </table:table-cell>
          <table:table-cell office:value-type="float" office:value="0.46" table:style-name="ce4">
            <text:p>0,46</text:p>
          </table:table-cell>
          <table:table-cell office:value-type="float" office:value="0.44" table:style-name="ce4">
            <text:p>0,44</text:p>
          </table:table-cell>
          <table:table-cell office:value-type="float" office:value="479.23601000000002" table:style-name="ce4">
            <text:p>479,23601</text:p>
          </table:table-cell>
          <table:table-cell office:value-type="float" office:value="5553" table:style-name="ce4">
            <text:p>5553</text:p>
          </table:table-cell>
          <table:table-cell office:value-type="float" office:value="37691" table:style-name="ce4">
            <text:p>37691</text:p>
          </table:table-cell>
          <table:table-cell office:value-type="float" office:value="37" table:style-name="ce4">
            <text:p>37</text:p>
          </table:table-cell>
          <table:table-cell office:value-type="float" office:value="13030.83" table:style-name="ce4">
            <text:p>13030,83</text:p>
          </table:table-cell>
          <table:table-cell office:value-type="float" office:value="10.20218225" table:style-name="ce4">
            <text:p>10,20218225</text:p>
          </table:table-cell>
          <table:table-cell office:value-type="float" office:value="107000000" table:style-name="ce6">
            <text:p>1,07E+08</text:p>
          </table:table-cell>
          <table:table-cell office:value-type="float" office:value="10.683999999999999" table:style-name="ce4">
            <text:p>10,684</text:p>
          </table:table-cell>
          <table:table-cell office:value-type="float" office:value="21.7" table:style-name="ce4">
            <text:p>21,7</text:p>
          </table:table-cell>
          <table:table-cell office:value-type="float" office:value="879540745.79999995" table:style-name="ce4">
            <text:p>879540745,8</text:p>
          </table:table-cell>
          <table:table-cell office:value-type="float" office:value="1" table:style-name="ce4">
            <text:p>1</text:p>
          </table:table-cell>
          <table:table-cell office:value-type="float" office:value="-1598121431" table:style-name="ce4">
            <text:p>-1598121431</text:p>
          </table:table-cell>
          <table:table-cell office:value-type="float" office:value="0.69137108325958252" table:style-name="ce1">
            <text:p>0,691371083</text:p>
          </table:table-cell>
          <table:table-cell office:value-type="float" office:value="0.56075930595397949" table:style-name="ce1">
            <text:p>0,560759306</text:p>
          </table:table-cell>
          <table:table-cell office:value-type="float" office:value="1.0581516027450562" table:style-name="ce1">
            <text:p>1,05815160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74.224048890367399" table:style-name="ce1">
            <text:p>74,22404889</text:p>
          </table:table-cell>
          <table:table-cell office:value-type="float" office:value="50.917000000000002" table:style-name="ce1">
            <text:p>50,917</text:p>
          </table:table-cell>
          <table:table-cell office:value-type="float" office:value="104.07207069854326" table:style-name="ce1">
            <text:p>104,0720707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Lithuania</text:p>
          </table:table-cell>
          <table:table-cell office:value-type="float" office:value="33.6" table:style-name="ce4">
            <text:p>33,6</text:p>
          </table:table-cell>
          <table:table-cell office:value-type="float" office:value="0.46" table:style-name="ce4">
            <text:p>0,46</text:p>
          </table:table-cell>
          <table:table-cell office:value-type="float" office:value="0.44" table:style-name="ce4">
            <text:p>0,44</text:p>
          </table:table-cell>
          <table:table-cell office:value-type="float" office:value="480.35946999999999" table:style-name="ce4">
            <text:p>480,35947</text:p>
          </table:table-cell>
          <table:table-cell office:value-type="float" office:value="6789" table:style-name="ce4">
            <text:p>6789</text:p>
          </table:table-cell>
          <table:table-cell office:value-type="float" office:value="57885" table:style-name="ce4">
            <text:p>57885</text:p>
          </table:table-cell>
          <table:table-cell office:value-type="float" office:value="34" table:style-name="ce4">
            <text:p>34</text:p>
          </table:table-cell>
          <table:table-cell office:value-type="float" office:value="14510.6" table:style-name="ce4">
            <text:p>14510,6</text:p>
          </table:table-cell>
          <table:table-cell office:value-type="float" office:value="10.30515729" table:style-name="ce4">
            <text:p>10,30515729</text:p>
          </table:table-cell>
          <table:table-cell office:value-type="float" office:value="181000000" table:style-name="ce6">
            <text:p>1,81E+08</text:p>
          </table:table-cell>
          <table:table-cell office:value-type="float" office:value="8.3249999999999993" table:style-name="ce4">
            <text:p>8,32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292550784" table:style-name="ce4">
            <text:p>1292550784</text:p>
          </table:table-cell>
          <table:table-cell office:value-type="float" office:value="1" table:style-name="ce4">
            <text:p>1</text:p>
          </table:table-cell>
          <table:table-cell office:value-type="float" office:value="-1868987718" table:style-name="ce4">
            <text:p>-1868987718</text:p>
          </table:table-cell>
          <table:table-cell office:value-type="float" office:value="0.75501132011413574" table:style-name="ce1">
            <text:p>0,75501132</text:p>
          </table:table-cell>
          <table:table-cell office:value-type="float" office:value="0.57713949680328369" table:style-name="ce1">
            <text:p>0,577139497</text:p>
          </table:table-cell>
          <table:table-cell office:value-type="float" office:value="0.93666517734527588" table:style-name="ce1">
            <text:p>0,93666517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74.180000305175795" table:style-name="ce1">
            <text:p>74,18000031</text:p>
          </table:table-cell>
          <table:table-cell office:value-type="float" office:value="51.481999999999999" table:style-name="ce1">
            <text:p>51,482</text:p>
          </table:table-cell>
          <table:table-cell office:value-type="float" office:value="117.44969116518573" table:style-name="ce1">
            <text:p>117,4496912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Lithuania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0.45" table:style-name="ce4">
            <text:p>0,45</text:p>
          </table:table-cell>
          <table:table-cell office:value-type="float" office:value="0.42" table:style-name="ce4">
            <text:p>0,42</text:p>
          </table:table-cell>
          <table:table-cell office:value-type="float" office:value="481.48293000000001" table:style-name="ce4">
            <text:p>481,48293</text:p>
          </table:table-cell>
          <table:table-cell office:value-type="float" office:value="7745" table:style-name="ce4">
            <text:p>7745</text:p>
          </table:table-cell>
          <table:table-cell office:value-type="float" office:value="32390" table:style-name="ce4">
            <text:p>32390</text:p>
          </table:table-cell>
          <table:table-cell office:value-type="float" office:value="40" table:style-name="ce4">
            <text:p>40</text:p>
          </table:table-cell>
          <table:table-cell office:value-type="float" office:value="16483.849999999999" table:style-name="ce4">
            <text:p>16483,85</text:p>
          </table:table-cell>
          <table:table-cell office:value-type="float" office:value="10.08872379" table:style-name="ce4">
            <text:p>10,08872379</text:p>
          </table:table-cell>
          <table:table-cell office:value-type="float" office:value="225000000" table:style-name="ce6">
            <text:p>2,25E+08</text:p>
          </table:table-cell>
          <table:table-cell office:value-type="float" office:value="5.78" table:style-name="ce4">
            <text:p>5,78</text:p>
          </table:table-cell>
          <table:table-cell office:value-type="float" office:value="15.5" table:style-name="ce4">
            <text:p>15,5</text:p>
          </table:table-cell>
          <table:table-cell office:value-type="float" office:value="2259381845" table:style-name="ce4">
            <text:p>2259381845</text:p>
          </table:table-cell>
          <table:table-cell office:value-type="float" office:value="1" table:style-name="ce4">
            <text:p>1</text:p>
          </table:table-cell>
          <table:table-cell office:value-type="float" office:value="-3115787811" table:style-name="ce4">
            <text:p>-3115787811</text:p>
          </table:table-cell>
          <table:table-cell office:value-type="float" office:value="0.71651649475097656" table:style-name="ce1">
            <text:p>0,716516495</text:p>
          </table:table-cell>
          <table:table-cell office:value-type="float" office:value="0.70657503604888916" table:style-name="ce1">
            <text:p>0,706575036</text:p>
          </table:table-cell>
          <table:table-cell office:value-type="float" office:value="0.97323179244995117" table:style-name="ce1">
            <text:p>0,97323179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75.860000610351605" table:style-name="ce1">
            <text:p>75,86000061</text:p>
          </table:table-cell>
          <table:table-cell office:value-type="float" office:value="51.95" table:style-name="ce1">
            <text:p>51,95</text:p>
          </table:table-cell>
          <table:table-cell office:value-type="float" office:value="124.61363304729238" table:style-name="ce1">
            <text:p>124,613633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Lithuania</text:p>
          </table:table-cell>
          <table:table-cell office:value-type="float" office:value="33.4" table:style-name="ce4">
            <text:p>33,4</text:p>
          </table:table-cell>
          <table:table-cell office:value-type="float" office:value="0.47" table:style-name="ce4">
            <text:p>0,47</text:p>
          </table:table-cell>
          <table:table-cell office:value-type="float" office:value="0.45" table:style-name="ce4">
            <text:p>0,45</text:p>
          </table:table-cell>
          <table:table-cell office:value-type="float" office:value="480.1506" table:style-name="ce4">
            <text:p>480,1506</text:p>
          </table:table-cell>
          <table:table-cell office:value-type="float" office:value="8609" table:style-name="ce4">
            <text:p>8609</text:p>
          </table:table-cell>
          <table:table-cell office:value-type="float" office:value="30383" table:style-name="ce4">
            <text:p>30383</text:p>
          </table:table-cell>
          <table:table-cell office:value-type="float" office:value="38" table:style-name="ce4">
            <text:p>38</text:p>
          </table:table-cell>
          <table:table-cell office:value-type="float" office:value="19098.87" table:style-name="ce4">
            <text:p>19098,87</text:p>
          </table:table-cell>
          <table:table-cell office:value-type="float" office:value="10.89904623" table:style-name="ce4">
            <text:p>10,89904623</text:p>
          </table:table-cell>
          <table:table-cell office:value-type="float" office:value="556000000" table:style-name="ce6">
            <text:p>5,56E+08</text:p>
          </table:table-cell>
          <table:table-cell office:value-type="float" office:value="4.25" table:style-name="ce4">
            <text:p>4,25</text:p>
          </table:table-cell>
          <table:table-cell office:value-type="float" office:value="15.5" table:style-name="ce4">
            <text:p>15,5</text:p>
          </table:table-cell>
          <table:table-cell office:value-type="float" office:value="2601486958" table:style-name="ce4">
            <text:p>2601486958</text:p>
          </table:table-cell>
          <table:table-cell office:value-type="float" office:value="1" table:style-name="ce4">
            <text:p>1</text:p>
          </table:table-cell>
          <table:table-cell office:value-type="float" office:value="-5220795622" table:style-name="ce4">
            <text:p>-5220795622</text:p>
          </table:table-cell>
          <table:table-cell office:value-type="float" office:value="0.65576136112213135" table:style-name="ce1">
            <text:p>0,655761361</text:p>
          </table:table-cell>
          <table:table-cell office:value-type="float" office:value="0.68590015172958374" table:style-name="ce1">
            <text:p>0,685900152</text:p>
          </table:table-cell>
          <table:table-cell office:value-type="float" office:value="1.0100361108779907" table:style-name="ce1">
            <text:p>1,010036111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76.540000915527301" table:style-name="ce1">
            <text:p>76,54000092</text:p>
          </table:table-cell>
          <table:table-cell office:value-type="float" office:value="53.067" table:style-name="ce1">
            <text:p>53,067</text:p>
          </table:table-cell>
          <table:table-cell office:value-type="float" office:value="116.29581032817175" table:style-name="ce1">
            <text:p>116,2958103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Lithuania</text:p>
          </table:table-cell>
          <table:table-cell office:value-type="float" office:value="33.9" table:style-name="ce4">
            <text:p>33,9</text:p>
          </table:table-cell>
          <table:table-cell office:value-type="float" office:value="0.47" table:style-name="ce4">
            <text:p>0,47</text:p>
          </table:table-cell>
          <table:table-cell office:value-type="float" office:value="0.46" table:style-name="ce4">
            <text:p>0,46</text:p>
          </table:table-cell>
          <table:table-cell office:value-type="float" office:value="480.1506" table:style-name="ce4">
            <text:p>480,1506</text:p>
          </table:table-cell>
          <table:table-cell office:value-type="float" office:value="9297" table:style-name="ce4">
            <text:p>9297</text:p>
          </table:table-cell>
          <table:table-cell office:value-type="float" office:value="25750" table:style-name="ce4">
            <text:p>25750</text:p>
          </table:table-cell>
          <table:table-cell office:value-type="float" office:value="44" table:style-name="ce4">
            <text:p>44</text:p>
          </table:table-cell>
          <table:table-cell office:value-type="float" office:value="20721.14" table:style-name="ce4">
            <text:p>20721,14</text:p>
          </table:table-cell>
          <table:table-cell office:value-type="float" office:value="12.78888242" table:style-name="ce4">
            <text:p>12,78888242</text:p>
          </table:table-cell>
          <table:table-cell office:value-type="float" office:value="738000000" table:style-name="ce6">
            <text:p>7,38E+08</text:p>
          </table:table-cell>
          <table:table-cell office:value-type="float" office:value="5.8259999999999996" table:style-name="ce4">
            <text:p>5,826</text:p>
          </table:table-cell>
          <table:table-cell office:value-type="float" office:value="15.8" table:style-name="ce4">
            <text:p>15,8</text:p>
          </table:table-cell>
          <table:table-cell office:value-type="float" office:value="1727292156" table:style-name="ce4">
            <text:p>1727292156</text:p>
          </table:table-cell>
          <table:table-cell office:value-type="float" office:value="1" table:style-name="ce4">
            <text:p>1</text:p>
          </table:table-cell>
          <table:table-cell office:value-type="float" office:value="-5654887515" table:style-name="ce4">
            <text:p>-5654887515</text:p>
          </table:table-cell>
          <table:table-cell office:value-type="float" office:value="0.56173992156982422" table:style-name="ce1">
            <text:p>0,561739922</text:p>
          </table:table-cell>
          <table:table-cell office:value-type="float" office:value="0.6840175986289978" table:style-name="ce1">
            <text:p>0,684017599</text:p>
          </table:table-cell>
          <table:table-cell office:value-type="float" office:value="1.042177677154541" table:style-name="ce1">
            <text:p>1,042177677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78.349998474121094" table:style-name="ce1">
            <text:p>78,34999847</text:p>
          </table:table-cell>
          <table:table-cell office:value-type="float" office:value="52.536999999999999" table:style-name="ce1">
            <text:p>52,537</text:p>
          </table:table-cell>
          <table:table-cell office:value-type="float" office:value="126.75970783184066" table:style-name="ce1">
            <text:p>126,7597078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Lithuania</text:p>
          </table:table-cell>
          <table:table-cell office:value-type="float" office:value="34" table:style-name="ce4">
            <text:p>34</text:p>
          </table:table-cell>
          <table:table-cell office:value-type="float" office:value="0.47" table:style-name="ce4">
            <text:p>0,47</text:p>
          </table:table-cell>
          <table:table-cell office:value-type="float" office:value="0.46" table:style-name="ce4">
            <text:p>0,46</text:p>
          </table:table-cell>
          <table:table-cell office:value-type="float" office:value="478.81828000000002" table:style-name="ce4">
            <text:p>478,81828</text:p>
          </table:table-cell>
          <table:table-cell office:value-type="float" office:value="6487" table:style-name="ce4">
            <text:p>6487</text:p>
          </table:table-cell>
          <table:table-cell office:value-type="float" office:value="38500" table:style-name="ce4">
            <text:p>38500</text:p>
          </table:table-cell>
          <table:table-cell office:value-type="float" office:value="53" table:style-name="ce4">
            <text:p>53</text:p>
          </table:table-cell>
          <table:table-cell office:value-type="float" office:value="18116.23" table:style-name="ce4">
            <text:p>18116,23</text:p>
          </table:table-cell>
          <table:table-cell office:value-type="float" office:value="17.404095609999999" table:style-name="ce4">
            <text:p>17,40409561</text:p>
          </table:table-cell>
          <table:table-cell office:value-type="float" office:value="1440000000" table:style-name="ce6">
            <text:p>1,44E+09</text:p>
          </table:table-cell>
          <table:table-cell office:value-type="float" office:value="13.785" table:style-name="ce4">
            <text:p>13,785</text:p>
          </table:table-cell>
          <table:table-cell office:value-type="float" office:value="20.2" table:style-name="ce4">
            <text:p>20,2</text:p>
          </table:table-cell>
          <table:table-cell office:value-type="float" office:value="-360197701" table:style-name="ce4">
            <text:p>-360197701</text:p>
          </table:table-cell>
          <table:table-cell office:value-type="float" office:value="1" table:style-name="ce4">
            <text:p>1</text:p>
          </table:table-cell>
          <table:table-cell office:value-type="float" office:value="-650343011.5" table:style-name="ce4">
            <text:p>-650343011,5</text:p>
          </table:table-cell>
          <table:table-cell office:value-type="float" office:value="0.68994230031967163" table:style-name="ce1">
            <text:p>0,6899423</text:p>
          </table:table-cell>
          <table:table-cell office:value-type="float" office:value="0.72206860780715942" table:style-name="ce1">
            <text:p>0,722068608</text:p>
          </table:table-cell>
          <table:table-cell office:value-type="float" office:value="0.95183795690536499" table:style-name="ce1">
            <text:p>0,951837957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79.430000305175795" table:style-name="ce1">
            <text:p>79,43000031</text:p>
          </table:table-cell>
          <table:table-cell office:value-type="float" office:value="48.743000000000002" table:style-name="ce1">
            <text:p>48,743</text:p>
          </table:table-cell>
          <table:table-cell office:value-type="float" office:value="105.04025123661383" table:style-name="ce1">
            <text:p>105,0402512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Lithuania</text:p>
          </table:table-cell>
          <table:table-cell office:value-type="float" office:value="33.6" table:style-name="ce4">
            <text:p>33,6</text:p>
          </table:table-cell>
          <table:table-cell office:value-type="float" office:value="0.45" table:style-name="ce4">
            <text:p>0,45</text:p>
          </table:table-cell>
          <table:table-cell office:value-type="float" office:value="0.43" table:style-name="ce4">
            <text:p>0,43</text:p>
          </table:table-cell>
          <table:table-cell office:value-type="float" office:value="490.20742000000001" table:style-name="ce4">
            <text:p>490,20742</text:p>
          </table:table-cell>
          <table:table-cell office:value-type="float" office:value="5213" table:style-name="ce4">
            <text:p>5213</text:p>
          </table:table-cell>
          <table:table-cell office:value-type="float" office:value="83157" table:style-name="ce4">
            <text:p>83157</text:p>
          </table:table-cell>
          <table:table-cell office:value-type="float" office:value="47" table:style-name="ce4">
            <text:p>47</text:p>
          </table:table-cell>
          <table:table-cell office:value-type="float" office:value="20093.349999999999" table:style-name="ce4">
            <text:p>20093,35</text:p>
          </table:table-cell>
          <table:table-cell office:value-type="float" office:value="15.10242242" table:style-name="ce4">
            <text:p>15,10242242</text:p>
          </table:table-cell>
          <table:table-cell office:value-type="float" office:value="1180000000" table:style-name="ce6">
            <text:p>1,18E+09</text:p>
          </table:table-cell>
          <table:table-cell office:value-type="float" office:value="17.814" table:style-name="ce4">
            <text:p>17,814</text:p>
          </table:table-cell>
          <table:table-cell office:value-type="float" office:value="20.7" table:style-name="ce4">
            <text:p>20,7</text:p>
          </table:table-cell>
          <table:table-cell office:value-type="float" office:value="1102696147" table:style-name="ce4">
            <text:p>1102696147</text:p>
          </table:table-cell>
          <table:table-cell office:value-type="float" office:value="1" table:style-name="ce4">
            <text:p>1</text:p>
          </table:table-cell>
          <table:table-cell office:value-type="float" office:value="-747170031.5" table:style-name="ce4">
            <text:p>-747170031,5</text:p>
          </table:table-cell>
          <table:table-cell office:value-type="float" office:value="0.73822760581970215" table:style-name="ce1">
            <text:p>0,738227606</text:p>
          </table:table-cell>
          <table:table-cell office:value-type="float" office:value="0.77632606029510498" table:style-name="ce1">
            <text:p>0,77632606</text:p>
          </table:table-cell>
          <table:table-cell office:value-type="float" office:value="0.96012276411056519" table:style-name="ce1">
            <text:p>0,960122764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80.550003051757798" table:style-name="ce1">
            <text:p>80,55000305</text:p>
          </table:table-cell>
          <table:table-cell office:value-type="float" office:value="46.540999999999997" table:style-name="ce1">
            <text:p>46,541</text:p>
          </table:table-cell>
          <table:table-cell office:value-type="float" office:value="131.62650739600878" table:style-name="ce1">
            <text:p>131,6265074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Lithuania</text:p>
          </table:table-cell>
          <table:table-cell office:value-type="float" office:value="33.6" table:style-name="ce4">
            <text:p>33,6</text:p>
          </table:table-cell>
          <table:table-cell office:value-type="float" office:value="0.45" table:style-name="ce4">
            <text:p>0,45</text:p>
          </table:table-cell>
          <table:table-cell office:value-type="float" office:value="0.43" table:style-name="ce4">
            <text:p>0,43</text:p>
          </table:table-cell>
          <table:table-cell office:value-type="float" office:value="490.20742000000001" table:style-name="ce4">
            <text:p>490,20742</text:p>
          </table:table-cell>
          <table:table-cell office:value-type="float" office:value="15685" table:style-name="ce4">
            <text:p>15685</text:p>
          </table:table-cell>
          <table:table-cell office:value-type="float" office:value="53863" table:style-name="ce4">
            <text:p>53863</text:p>
          </table:table-cell>
          <table:table-cell office:value-type="float" office:value="44" table:style-name="ce4">
            <text:p>44</text:p>
          </table:table-cell>
          <table:table-cell office:value-type="float" office:value="22884.880000000001" table:style-name="ce4">
            <text:p>22884,88</text:p>
          </table:table-cell>
          <table:table-cell office:value-type="float" office:value="13.35539895" table:style-name="ce4">
            <text:p>13,35539895</text:p>
          </table:table-cell>
          <table:table-cell office:value-type="float" office:value="1210000000" table:style-name="ce6">
            <text:p>1,21E+09</text:p>
          </table:table-cell>
          <table:table-cell office:value-type="float" office:value="15.39" table:style-name="ce4">
            <text:p>15,39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880811089" table:style-name="ce4">
            <text:p>1880811089</text:p>
          </table:table-cell>
          <table:table-cell office:value-type="float" office:value="1" table:style-name="ce4">
            <text:p>1</text:p>
          </table:table-cell>
          <table:table-cell office:value-type="float" office:value="-1165213981" table:style-name="ce4">
            <text:p>-1165213981</text:p>
          </table:table-cell>
          <table:table-cell office:value-type="float" office:value="0.69879889488220215" table:style-name="ce1">
            <text:p>0,698798895</text:p>
          </table:table-cell>
          <table:table-cell office:value-type="float" office:value="0.76803117990493774" table:style-name="ce1">
            <text:p>0,76803118</text:p>
          </table:table-cell>
          <table:table-cell office:value-type="float" office:value="0.92646157741546631" table:style-name="ce1">
            <text:p>0,926461577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1.669998168945298" table:style-name="ce1">
            <text:p>81,66999817</text:p>
          </table:table-cell>
          <table:table-cell office:value-type="float" office:value="48.569000000000003" table:style-name="ce1">
            <text:p>48,569</text:p>
          </table:table-cell>
          <table:table-cell office:value-type="float" office:value="149.64530692721539" table:style-name="ce1">
            <text:p>149,6453069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Lithuania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0.48" table:style-name="ce4">
            <text:p>0,48</text:p>
          </table:table-cell>
          <table:table-cell office:value-type="float" office:value="0.45" table:style-name="ce4">
            <text:p>0,45</text:p>
          </table:table-cell>
          <table:table-cell office:value-type="float" office:value="493.81720999999999" table:style-name="ce4">
            <text:p>493,81721</text:p>
          </table:table-cell>
          <table:table-cell office:value-type="float" office:value="19843" table:style-name="ce4">
            <text:p>19843</text:p>
          </table:table-cell>
          <table:table-cell office:value-type="float" office:value="41100" table:style-name="ce4">
            <text:p>41100</text:p>
          </table:table-cell>
          <table:table-cell office:value-type="float" office:value="45" table:style-name="ce4">
            <text:p>45</text:p>
          </table:table-cell>
          <table:table-cell office:value-type="float" office:value="24703.74" table:style-name="ce4">
            <text:p>24703,74</text:p>
          </table:table-cell>
          <table:table-cell office:value-type="float" office:value="12.669529069999999" table:style-name="ce4">
            <text:p>12,66952907</text:p>
          </table:table-cell>
          <table:table-cell office:value-type="float" office:value="1260000000" table:style-name="ce6">
            <text:p>1,26E+09</text:p>
          </table:table-cell>
          <table:table-cell office:value-type="float" office:value="13.365" table:style-name="ce4">
            <text:p>13,365</text:p>
          </table:table-cell>
          <table:table-cell office:value-type="float" office:value="18" table:style-name="ce4">
            <text:p>18</text:p>
          </table:table-cell>
          <table:table-cell office:value-type="float" office:value="677182759.70000005" table:style-name="ce4">
            <text:p>677182759,7</text:p>
          </table:table-cell>
          <table:table-cell office:value-type="float" office:value="1" table:style-name="ce4">
            <text:p>1</text:p>
          </table:table-cell>
          <table:table-cell office:value-type="float" office:value="252898478.59999999" table:style-name="ce4">
            <text:p>252898478,6</text:p>
          </table:table-cell>
          <table:table-cell office:value-type="float" office:value="0.82672995328903198" table:style-name="ce1">
            <text:p>0,826729953</text:p>
          </table:table-cell>
          <table:table-cell office:value-type="float" office:value="0.84475398063659668" table:style-name="ce1">
            <text:p>0,844753981</text:p>
          </table:table-cell>
          <table:table-cell office:value-type="float" office:value="1.1177511215209961" table:style-name="ce1">
            <text:p>1,117751122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1.550003051757798" table:style-name="ce1">
            <text:p>81,55000305</text:p>
          </table:table-cell>
          <table:table-cell office:value-type="float" office:value="50.027999999999999" table:style-name="ce1">
            <text:p>50,028</text:p>
          </table:table-cell>
          <table:table-cell office:value-type="float" office:value="156.63892565051279" table:style-name="ce1">
            <text:p>156,6389257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Lithuania</text:p>
          </table:table-cell>
          <table:table-cell office:value-type="float" office:value="34.9" table:style-name="ce4">
            <text:p>34,9</text:p>
          </table:table-cell>
          <table:table-cell office:value-type="float" office:value="0.48" table:style-name="ce4">
            <text:p>0,48</text:p>
          </table:table-cell>
          <table:table-cell office:value-type="float" office:value="0.46" table:style-name="ce4">
            <text:p>0,46</text:p>
          </table:table-cell>
          <table:table-cell office:value-type="float" office:value="490.28996999999998" table:style-name="ce4">
            <text:p>490,28997</text:p>
          </table:table-cell>
          <table:table-cell office:value-type="float" office:value="22011" table:style-name="ce4">
            <text:p>22011</text:p>
          </table:table-cell>
          <table:table-cell office:value-type="float" office:value="38818" table:style-name="ce4">
            <text:p>38818</text:p>
          </table:table-cell>
          <table:table-cell office:value-type="float" office:value="48" table:style-name="ce4">
            <text:p>48</text:p>
          </table:table-cell>
          <table:table-cell office:value-type="float" office:value="26721.7" table:style-name="ce4">
            <text:p>26721,7</text:p>
          </table:table-cell>
          <table:table-cell office:value-type="float" office:value="12.005234079999999" table:style-name="ce4">
            <text:p>12,00523408</text:p>
          </table:table-cell>
          <table:table-cell office:value-type="float" office:value="1310000000" table:style-name="ce6">
            <text:p>1,31E+09</text:p>
          </table:table-cell>
          <table:table-cell office:value-type="float" office:value="11.77" table:style-name="ce4">
            <text:p>11,7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768657972" table:style-name="ce4">
            <text:p>768657972</text:p>
          </table:table-cell>
          <table:table-cell office:value-type="float" office:value="1" table:style-name="ce4">
            <text:p>1</text:p>
          </table:table-cell>
          <table:table-cell office:value-type="float" office:value="669878259.5" table:style-name="ce4">
            <text:p>669878259,5</text:p>
          </table:table-cell>
          <table:table-cell office:value-type="float" office:value="0.82589977979660034" table:style-name="ce1">
            <text:p>0,82589978</text:p>
          </table:table-cell>
          <table:table-cell office:value-type="float" office:value="0.82999891042709351" table:style-name="ce1">
            <text:p>0,82999891</text:p>
          </table:table-cell>
          <table:table-cell office:value-type="float" office:value="1.1470092535018921" table:style-name="ce1">
            <text:p>1,147009254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2.309997558593807" table:style-name="ce1">
            <text:p>82,30999756</text:p>
          </table:table-cell>
          <table:table-cell office:value-type="float" office:value="51.164999999999999" table:style-name="ce1">
            <text:p>51,165</text:p>
          </table:table-cell>
          <table:table-cell office:value-type="float" office:value="156.62663792741802" table:style-name="ce1">
            <text:p>156,6266379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Lithuania</text:p>
          </table:table-cell>
          <table:table-cell office:value-type="float" office:value="35.4" table:style-name="ce4">
            <text:p>35,4</text:p>
          </table:table-cell>
          <table:table-cell office:value-type="float" office:value="0.52" table:style-name="ce4">
            <text:p>0,52</text:p>
          </table:table-cell>
          <table:table-cell office:value-type="float" office:value="0.49" table:style-name="ce4">
            <text:p>0,49</text:p>
          </table:table-cell>
          <table:table-cell office:value-type="float" office:value="490.28996999999998" table:style-name="ce4">
            <text:p>490,28997</text:p>
          </table:table-cell>
          <table:table-cell office:value-type="float" office:value="24294" table:style-name="ce4">
            <text:p>24294</text:p>
          </table:table-cell>
          <table:table-cell office:value-type="float" office:value="36621" table:style-name="ce4">
            <text:p>36621</text:p>
          </table:table-cell>
          <table:table-cell office:value-type="float" office:value="41" table:style-name="ce4">
            <text:p>41</text:p>
          </table:table-cell>
          <table:table-cell office:value-type="float" office:value="28184.28" table:style-name="ce4">
            <text:p>28184,28</text:p>
          </table:table-cell>
          <table:table-cell office:value-type="float" office:value="11.776179920000001" table:style-name="ce4">
            <text:p>11,77617992</text:p>
          </table:table-cell>
          <table:table-cell office:value-type="float" office:value="1290000000" table:style-name="ce6">
            <text:p>1,29E+09</text:p>
          </table:table-cell>
          <table:table-cell office:value-type="float" office:value="10.698" table:style-name="ce4">
            <text:p>10,698</text:p>
          </table:table-cell>
          <table:table-cell office:value-type="float" office:value="17.7" table:style-name="ce4">
            <text:p>17,7</text:p>
          </table:table-cell>
          <table:table-cell office:value-type="float" office:value="357323216.19999999" table:style-name="ce4">
            <text:p>357323216,2</text:p>
          </table:table-cell>
          <table:table-cell office:value-type="float" office:value="1" table:style-name="ce4">
            <text:p>1</text:p>
          </table:table-cell>
          <table:table-cell office:value-type="float" office:value="874522115.89999998" table:style-name="ce4">
            <text:p>874522115,9</text:p>
          </table:table-cell>
          <table:table-cell office:value-type="float" office:value="0.9770362377166748" table:style-name="ce1">
            <text:p>0,977036238</text:p>
          </table:table-cell>
          <table:table-cell office:value-type="float" office:value="0.9374658465385437" table:style-name="ce1">
            <text:p>0,937465847</text:p>
          </table:table-cell>
          <table:table-cell office:value-type="float" office:value="1.1887683868408203" table:style-name="ce1">
            <text:p>1,188768387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3.330001831054702" table:style-name="ce1">
            <text:p>83,33000183</text:p>
          </table:table-cell>
          <table:table-cell office:value-type="float" office:value="52.63" table:style-name="ce1">
            <text:p>52,63</text:p>
          </table:table-cell>
          <table:table-cell office:value-type="float" office:value="143.2901157806939" table:style-name="ce1">
            <text:p>143,2901158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Lithuania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0.48" table:style-name="ce4">
            <text:p>0,48</text:p>
          </table:table-cell>
          <table:table-cell office:value-type="float" office:value="0.46" table:style-name="ce4">
            <text:p>0,46</text:p>
          </table:table-cell>
          <table:table-cell office:value-type="float" office:value="486.76272999999998" table:style-name="ce4">
            <text:p>486,76273</text:p>
          </table:table-cell>
          <table:table-cell office:value-type="float" office:value="22130" table:style-name="ce4">
            <text:p>22130</text:p>
          </table:table-cell>
          <table:table-cell office:value-type="float" office:value="44533" table:style-name="ce4">
            <text:p>44533</text:p>
          </table:table-cell>
          <table:table-cell office:value-type="float" office:value="36" table:style-name="ce4">
            <text:p>36</text:p>
          </table:table-cell>
          <table:table-cell office:value-type="float" office:value="28834.560000000001" table:style-name="ce4">
            <text:p>28834,56</text:p>
          </table:table-cell>
          <table:table-cell office:value-type="float" office:value="12.003304910000001" table:style-name="ce4">
            <text:p>12,00330491</text:p>
          </table:table-cell>
          <table:table-cell office:value-type="float" office:value="288000000" table:style-name="ce6">
            <text:p>2,88E+08</text:p>
          </table:table-cell>
          <table:table-cell office:value-type="float" office:value="9.1199999999999992" table:style-name="ce4">
            <text:p>9,12</text:p>
          </table:table-cell>
          <table:table-cell office:value-type="float" office:value="17" table:style-name="ce4">
            <text:p>17</text:p>
          </table:table-cell>
          <table:table-cell office:value-type="float" office:value="1036954106" table:style-name="ce4">
            <text:p>1036954106</text:p>
          </table:table-cell>
          <table:table-cell office:value-type="float" office:value="1" table:style-name="ce4">
            <text:p>1</text:p>
          </table:table-cell>
          <table:table-cell office:value-type="float" office:value="-417504207.69999999" table:style-name="ce4">
            <text:p>-417504207,7</text:p>
          </table:table-cell>
          <table:table-cell office:value-type="float" office:value="1.1504672765731812" table:style-name="ce1">
            <text:p>1,150467277</text:p>
          </table:table-cell>
          <table:table-cell office:value-type="float" office:value="0.97820919752120972" table:style-name="ce1">
            <text:p>0,978209198</text:p>
          </table:table-cell>
          <table:table-cell office:value-type="float" office:value="1.2638093233108521" table:style-name="ce1">
            <text:p>1,263809323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4.309997558593807" table:style-name="ce1">
            <text:p>84,30999756</text:p>
          </table:table-cell>
          <table:table-cell office:value-type="float" office:value="53.755000000000003" table:style-name="ce1">
            <text:p>53,755</text:p>
          </table:table-cell>
          <table:table-cell office:value-type="float" office:value="138.1955750096005" table:style-name="ce1">
            <text:p>138,195575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Lithuania</text:p>
          </table:table-cell>
          <table:table-cell office:value-type="float" office:value="36" table:style-name="ce4">
            <text:p>36</text:p>
          </table:table-cell>
          <table:table-cell office:value-type="float" office:value="0.48" table:style-name="ce4">
            <text:p>0,48</text:p>
          </table:table-cell>
          <table:table-cell office:value-type="float" office:value="0.45" table:style-name="ce4">
            <text:p>0,45</text:p>
          </table:table-cell>
          <table:table-cell office:value-type="float" office:value="487.06063" table:style-name="ce4">
            <text:p>487,06063</text:p>
          </table:table-cell>
          <table:table-cell office:value-type="float" office:value="20162" table:style-name="ce4">
            <text:p>20162</text:p>
          </table:table-cell>
          <table:table-cell office:value-type="float" office:value="50333" table:style-name="ce4">
            <text:p>50333</text:p>
          </table:table-cell>
          <table:table-cell office:value-type="float" office:value="35" table:style-name="ce4">
            <text:p>35</text:p>
          </table:table-cell>
          <table:table-cell office:value-type="float" office:value="30925.24" table:style-name="ce4">
            <text:p>30925,24</text:p>
          </table:table-cell>
          <table:table-cell office:value-type="float" office:value="12.144108409999999" table:style-name="ce4">
            <text:p>12,14410841</text:p>
          </table:table-cell>
          <table:table-cell office:value-type="float" office:value="602000000" table:style-name="ce6">
            <text:p>6,02E+08</text:p>
          </table:table-cell>
          <table:table-cell office:value-type="float" office:value="7.8620000000000001" table:style-name="ce4">
            <text:p>7,86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177533776" table:style-name="ce4">
            <text:p>1177533776</text:p>
          </table:table-cell>
          <table:table-cell office:value-type="float" office:value="1" table:style-name="ce4">
            <text:p>1</text:p>
          </table:table-cell>
          <table:table-cell office:value-type="float" office:value="303592241.10000002" table:style-name="ce4">
            <text:p>303592241,1</text:p>
          </table:table-cell>
          <table:table-cell office:value-type="float" office:value="1.0328594446182251" table:style-name="ce1">
            <text:p>1,032859445</text:p>
          </table:table-cell>
          <table:table-cell office:value-type="float" office:value="0.99674141407012939" table:style-name="ce1">
            <text:p>0,996741414</text:p>
          </table:table-cell>
          <table:table-cell office:value-type="float" office:value="1.1245847940444946" table:style-name="ce1">
            <text:p>1,124584794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6.220001220703097" table:style-name="ce1">
            <text:p>86,22000122</text:p>
          </table:table-cell>
          <table:table-cell office:value-type="float" office:value="55.563000000000002" table:style-name="ce1">
            <text:p>55,563</text:p>
          </table:table-cell>
          <table:table-cell office:value-type="float" office:value="134.69044965087696" table:style-name="ce1">
            <text:p>134,6904497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Lithuania</text:p>
          </table:table-cell>
          <table:table-cell office:value-type="float" office:value="36" table:style-name="ce4">
            <text:p>36</text:p>
          </table:table-cell>
          <table:table-cell office:value-type="float" office:value="0.49" table:style-name="ce4">
            <text:p>0,49</text:p>
          </table:table-cell>
          <table:table-cell office:value-type="float" office:value="0.46" table:style-name="ce4">
            <text:p>0,46</text:p>
          </table:table-cell>
          <table:table-cell office:value-type="float" office:value="487.06063" table:style-name="ce4">
            <text:p>487,06063</text:p>
          </table:table-cell>
          <table:table-cell office:value-type="float" office:value="20368" table:style-name="ce4">
            <text:p>20368</text:p>
          </table:table-cell>
          <table:table-cell office:value-type="float" office:value="47925" table:style-name="ce4">
            <text:p>47925</text:p>
          </table:table-cell>
          <table:table-cell office:value-type="float" office:value="41" table:style-name="ce4">
            <text:p>41</text:p>
          </table:table-cell>
          <table:table-cell office:value-type="float" office:value="33761.949999999997" table:style-name="ce4">
            <text:p>33761,95</text:p>
          </table:table-cell>
          <table:table-cell office:value-type="float" office:value="12.124368410000001" table:style-name="ce4">
            <text:p>12,12436841</text:p>
          </table:table-cell>
          <table:table-cell office:value-type="float" office:value="768000000" table:style-name="ce6">
            <text:p>7,68E+08</text:p>
          </table:table-cell>
          <table:table-cell office:value-type="float" office:value="7.0730000000000004" table:style-name="ce4">
            <text:p>7,073</text:p>
          </table:table-cell>
          <table:table-cell office:value-type="float" office:value="15.6" table:style-name="ce4">
            <text:p>15,6</text:p>
          </table:table-cell>
          <table:table-cell office:value-type="float" office:value="1383731106" table:style-name="ce4">
            <text:p>1383731106</text:p>
          </table:table-cell>
          <table:table-cell office:value-type="float" office:value="1" table:style-name="ce4">
            <text:p>1</text:p>
          </table:table-cell>
          <table:table-cell office:value-type="float" office:value="1130249613" table:style-name="ce4">
            <text:p>1130249613</text:p>
          </table:table-cell>
          <table:table-cell office:value-type="float" office:value="0.92940282821655273" table:style-name="ce1">
            <text:p>0,929402828</text:p>
          </table:table-cell>
          <table:table-cell office:value-type="float" office:value="0.96151429414749146" table:style-name="ce1">
            <text:p>0,961514294</text:p>
          </table:table-cell>
          <table:table-cell office:value-type="float" office:value="1.1462347507476807" table:style-name="ce1">
            <text:p>1,14623475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7.309997558593807" table:style-name="ce1">
            <text:p>87,30999756</text:p>
          </table:table-cell>
          <table:table-cell office:value-type="float" office:value="56.325000000000003" table:style-name="ce1">
            <text:p>56,325</text:p>
          </table:table-cell>
          <table:table-cell office:value-type="float" office:value="144.91839310132474" table:style-name="ce1">
            <text:p>144,9183931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Lithuania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0.47" table:style-name="ce4">
            <text:p>0,47</text:p>
          </table:table-cell>
          <table:table-cell office:value-type="float" office:value="0.45" table:style-name="ce4">
            <text:p>0,45</text:p>
          </table:table-cell>
          <table:table-cell office:value-type="float" office:value="487.35852999999997" table:style-name="ce4">
            <text:p>487,35853</text:p>
          </table:table-cell>
          <table:table-cell office:value-type="float" office:value="28914" table:style-name="ce4">
            <text:p>28914</text:p>
          </table:table-cell>
          <table:table-cell office:value-type="float" office:value="32206" table:style-name="ce4">
            <text:p>32206</text:p>
          </table:table-cell>
          <table:table-cell office:value-type="float" office:value="40" table:style-name="ce4">
            <text:p>40</text:p>
          </table:table-cell>
          <table:table-cell office:value-type="float" office:value="36376.53" table:style-name="ce4">
            <text:p>36376,53</text:p>
          </table:table-cell>
          <table:table-cell office:value-type="float" office:value="12.97049915" table:style-name="ce4">
            <text:p>12,97049915</text:p>
          </table:table-cell>
          <table:table-cell office:value-type="float" office:value="1360000000" table:style-name="ce6">
            <text:p>1,36E+09</text:p>
          </table:table-cell>
          <table:table-cell office:value-type="float" office:value="6.1470000000000002" table:style-name="ce4">
            <text:p>6,147</text:p>
          </table:table-cell>
          <table:table-cell office:value-type="float" office:value="15.1" table:style-name="ce4">
            <text:p>15,1</text:p>
          </table:table-cell>
          <table:table-cell office:value-type="float" office:value="1299841764" table:style-name="ce4">
            <text:p>1299841764</text:p>
          </table:table-cell>
          <table:table-cell office:value-type="float" office:value="1" table:style-name="ce4">
            <text:p>1</text:p>
          </table:table-cell>
          <table:table-cell office:value-type="float" office:value="958821108.20000005" table:style-name="ce4">
            <text:p>958821108,2</text:p>
          </table:table-cell>
          <table:table-cell office:value-type="float" office:value="1.0314474105834961" table:style-name="ce1">
            <text:p>1,031447411</text:p>
          </table:table-cell>
          <table:table-cell office:value-type="float" office:value="0.92309820652008057" table:style-name="ce1">
            <text:p>0,923098207</text:p>
          </table:table-cell>
          <table:table-cell office:value-type="float" office:value="1.0937148332595825" table:style-name="ce1">
            <text:p>1,093714833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88.554046527188405" table:style-name="ce1">
            <text:p>88,55404653</text:p>
          </table:table-cell>
          <table:table-cell office:value-type="float" office:value="57.761000000000003" table:style-name="ce1">
            <text:p>57,761</text:p>
          </table:table-cell>
          <table:table-cell office:value-type="float" office:value="147.20213252522097" table:style-name="ce1">
            <text:p>147,2021325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Lithuania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0.57999999999999996" table:style-name="ce4">
            <text:p>0,58</text:p>
          </table:table-cell>
          <table:table-cell office:value-type="float" office:value="0.44" table:style-name="ce4">
            <text:p>0,44</text:p>
          </table:table-cell>
          <table:table-cell office:value-type="float" office:value="485.60773999999998" table:style-name="ce4">
            <text:p>485,60774</text:p>
          </table:table-cell>
          <table:table-cell office:value-type="float" office:value="40067" table:style-name="ce4">
            <text:p>40067</text:p>
          </table:table-cell>
          <table:table-cell office:value-type="float" office:value="29273" table:style-name="ce4">
            <text:p>29273</text:p>
          </table:table-cell>
          <table:table-cell office:value-type="float" office:value="39" table:style-name="ce4">
            <text:p>39</text:p>
          </table:table-cell>
          <table:table-cell office:value-type="float" office:value="40577.800000000003" table:style-name="ce4">
            <text:p>40577,8</text:p>
          </table:table-cell>
          <table:table-cell office:value-type="float" office:value="13.42395496" table:style-name="ce4">
            <text:p>13,42395496</text:p>
          </table:table-cell>
          <table:table-cell office:value-type="float" office:value="726000000" table:style-name="ce6">
            <text:p>7,26E+08</text:p>
          </table:table-cell>
          <table:table-cell office:value-type="float" office:value="6.2549999999999999" table:style-name="ce4">
            <text:p>6,255</text:p>
          </table:table-cell>
          <table:table-cell office:value-type="float" office:value="13.8" table:style-name="ce4">
            <text:p>13,8</text:p>
          </table:table-cell>
          <table:table-cell office:value-type="float" office:value="3434299310" table:style-name="ce4">
            <text:p>3434299310</text:p>
          </table:table-cell>
          <table:table-cell office:value-type="float" office:value="1" table:style-name="ce4">
            <text:p>1</text:p>
          </table:table-cell>
          <table:table-cell office:value-type="float" office:value="2903528624" table:style-name="ce4">
            <text:p>2903528624</text:p>
          </table:table-cell>
          <table:table-cell office:value-type="float" office:value="1.0076661109924316" table:style-name="ce1">
            <text:p>1,007666111</text:p>
          </table:table-cell>
          <table:table-cell office:value-type="float" office:value="0.98598980903625488" table:style-name="ce1">
            <text:p>0,985989809</text:p>
          </table:table-cell>
          <table:table-cell office:value-type="float" office:value="1.1466240882873535" table:style-name="ce1">
            <text:p>1,146624088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89.679491934686496" table:style-name="ce1">
            <text:p>89,67949193</text:p>
          </table:table-cell>
          <table:table-cell office:value-type="float" office:value="58.186999999999998" table:style-name="ce1">
            <text:p>58,187</text:p>
          </table:table-cell>
          <table:table-cell office:value-type="float" office:value="148.37499601181847" table:style-name="ce1">
            <text:p>148,374996</text:p>
          </table:table-cell>
          <table:table-cell table:number-columns-repeated="16359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number-columns-spanned="2" table:number-rows-spanned="1" table:style-name="ce8">
            <text:p>Macedonia</text:p>
          </table:table-cell>
          <table:covered-table-cell/>
          <table:table-cell office:value-type="float" office:value="0.42" table:style-name="ce4">
            <text:p>0,42</text:p>
          </table:table-cell>
          <table:table-cell office:value-type="float" office:value="0.41" table:style-name="ce7">
            <text:p>0,41</text:p>
          </table:table-cell>
          <table:table-cell office:value-type="float" office:value="372.51" table:style-name="ce4">
            <text:p>372,51</text:p>
          </table:table-cell>
          <table:table-cell office:value-type="float" office:value="639" table:style-name="ce4">
            <text:p>639</text:p>
          </table:table-cell>
          <table:table-cell office:value-type="float" office:value="162" table:style-name="ce4">
            <text:p>162</text:p>
          </table:table-cell>
          <table:table-cell office:value-type="float" office:value="81" table:style-name="ce4">
            <text:p>81</text:p>
          </table:table-cell>
          <table:table-cell office:value-type="float" office:value="6152.5889999999999" table:style-name="ce4">
            <text:p>6152,589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40" table:style-name="ce4">
            <text:p>40</text:p>
          </table:table-cell>
          <table:table-cell office:value-type="float" office:value="217507099.19999999" table:style-name="ce4">
            <text:p>217507099,2</text:p>
          </table:table-cell>
          <table:table-cell office:value-type="float" office:value="0" table:style-name="ce4">
            <text:p>0</text:p>
          </table:table-cell>
          <table:table-cell office:value-type="float" office:value="-642125700.10000002" table:style-name="ce4">
            <text:p>-642125700,1</text:p>
          </table:table-cell>
          <table:table-cell office:value-type="float" office:value="-0.83855319023132324" table:style-name="ce1">
            <text:p>-0,83855319</text:p>
          </table:table-cell>
          <table:table-cell office:value-type="float" office:value="-0.59657257795333862" table:style-name="ce1">
            <text:p>-0,596572578</text:p>
          </table:table-cell>
          <table:table-cell office:value-type="float" office:value="-0.25874927639961243" table:style-name="ce1">
            <text:p>-0,25874927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7.1649178218968" table:style-name="ce1">
            <text:p>47,16491782</text:p>
          </table:table-cell>
          <table:table-cell office:value-type="float" office:value="35.759" table:style-name="ce1">
            <text:p>35,759</text:p>
          </table:table-cell>
          <table:table-cell office:value-type="float" office:value="80.160147358091422" table:style-name="ce1">
            <text:p>80,16014736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number-columns-spanned="2" table:number-rows-spanned="1" table:style-name="ce8">
            <text:p>Macedonia</text:p>
          </table:table-cell>
          <table:covered-table-cell/>
          <table:table-cell office:value-type="float" office:value="0.44" table:style-name="ce4">
            <text:p>0,44</text:p>
          </table:table-cell>
          <table:table-cell office:value-type="float" office:value="0.42" table:style-name="ce4">
            <text:p>0,42</text:p>
          </table:table-cell>
          <table:table-cell office:value-type="float" office:value="372.28" table:style-name="ce4">
            <text:p>372,28</text:p>
          </table:table-cell>
          <table:table-cell office:value-type="float" office:value="458" table:style-name="ce4">
            <text:p>458</text:p>
          </table:table-cell>
          <table:table-cell office:value-type="float" office:value="312" table:style-name="ce4">
            <text:p>312</text:p>
          </table:table-cell>
          <table:table-cell office:value-type="float" office:value="81" table:style-name="ce4">
            <text:p>81</text:p>
          </table:table-cell>
          <table:table-cell office:value-type="float" office:value="6051.7190000000001" table:style-name="ce4">
            <text:p>6051,719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30.52" table:style-name="ce4">
            <text:p>30,52</text:p>
          </table:table-cell>
          <table:table-cell office:value-type="float" office:value="40" table:style-name="ce4">
            <text:p>40</text:p>
          </table:table-cell>
          <table:table-cell office:value-type="float" office:value="469570706.39999998" table:style-name="ce4">
            <text:p>469570706,4</text:p>
          </table:table-cell>
          <table:table-cell office:value-type="float" office:value="0" table:style-name="ce4">
            <text:p>0</text:p>
          </table:table-cell>
          <table:table-cell office:value-type="float" office:value="-545893559.10000002" table:style-name="ce4">
            <text:p>-545893559,1</text:p>
          </table:table-cell>
          <table:table-cell office:value-type="float" office:value="-0.5711672306060791" table:style-name="ce1">
            <text:p>-0,571167231</text:p>
          </table:table-cell>
          <table:table-cell office:value-type="float" office:value="-0.57630401849746704" table:style-name="ce1">
            <text:p>-0,576304018</text:p>
          </table:table-cell>
          <table:table-cell office:value-type="float" office:value="-0.16174162924289703" table:style-name="ce1">
            <text:p>-0,161741629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7.1649178218968" table:style-name="ce1">
            <text:p>47,16491782</text:p>
          </table:table-cell>
          <table:table-cell office:value-type="float" office:value="36.761000000000003" table:style-name="ce1">
            <text:p>36,761</text:p>
          </table:table-cell>
          <table:table-cell office:value-type="float" office:value="71.478210568438911" table:style-name="ce1">
            <text:p>71,47821057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number-columns-spanned="2" table:number-rows-spanned="1" table:style-name="ce8">
            <text:p>Macedonia</text:p>
          </table:table-cell>
          <table:covered-table-cell/>
          <table:table-cell office:value-type="float" office:value="0.43" table:style-name="ce4">
            <text:p>0,43</text:p>
          </table:table-cell>
          <table:table-cell office:value-type="float" office:value="0.41" table:style-name="ce4">
            <text:p>0,41</text:p>
          </table:table-cell>
          <table:table-cell office:value-type="float" office:value="372.06" table:style-name="ce4">
            <text:p>372,06</text:p>
          </table:table-cell>
          <table:table-cell office:value-type="float" office:value="2259" table:style-name="ce4">
            <text:p>2259</text:p>
          </table:table-cell>
          <table:table-cell office:value-type="float" office:value="431" table:style-name="ce4">
            <text:p>431</text:p>
          </table:table-cell>
          <table:table-cell office:value-type="float" office:value="81" table:style-name="ce4">
            <text:p>81</text:p>
          </table:table-cell>
          <table:table-cell office:value-type="float" office:value="6519.1890000000003" table:style-name="ce4">
            <text:p>6519,189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31.94" table:style-name="ce4">
            <text:p>31,94</text:p>
          </table:table-cell>
          <table:table-cell office:value-type="float" office:value="40" table:style-name="ce4">
            <text:p>40</text:p>
          </table:table-cell>
          <table:table-cell office:value-type="float" office:value="114193471.40000001" table:style-name="ce4">
            <text:p>114193471,4</text:p>
          </table:table-cell>
          <table:table-cell office:value-type="float" office:value="0" table:style-name="ce4">
            <text:p>0</text:p>
          </table:table-cell>
          <table:table-cell office:value-type="float" office:value="-827691031.70000005" table:style-name="ce4">
            <text:p>-827691031,7</text:p>
          </table:table-cell>
          <table:table-cell office:value-type="float" office:value="-0.49009637534618378" table:style-name="ce1">
            <text:p>-0,490096375</text:p>
          </table:table-cell>
          <table:table-cell office:value-type="float" office:value="-0.54153811931610107" table:style-name="ce1">
            <text:p>-0,541538119</text:p>
          </table:table-cell>
          <table:table-cell office:value-type="float" office:value="-0.16748611629009247" table:style-name="ce1">
            <text:p>-0,1674861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7.1649178218968" table:style-name="ce1">
            <text:p>47,16491782</text:p>
          </table:table-cell>
          <table:table-cell office:value-type="float" office:value="36.088999999999999" table:style-name="ce1">
            <text:p>36,089</text:p>
          </table:table-cell>
          <table:table-cell office:value-type="float" office:value="71.533484672114341" table:style-name="ce1">
            <text:p>71,53348467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number-columns-spanned="2" table:number-rows-spanned="1" table:style-name="ce8">
            <text:p>Macedonia</text:p>
          </table:table-cell>
          <table:covered-table-cell/>
          <table:table-cell office:value-type="float" office:value="0.43" table:style-name="ce4">
            <text:p>0,43</text:p>
          </table:table-cell>
          <table:table-cell office:value-type="float" office:value="0.42" table:style-name="ce4">
            <text:p>0,42</text:p>
          </table:table-cell>
          <table:table-cell office:value-type="float" office:value="371.83" table:style-name="ce4">
            <text:p>371,83</text:p>
          </table:table-cell>
          <table:table-cell office:value-type="float" office:value="1988.5" table:style-name="ce4">
            <text:p>1988,5</text:p>
          </table:table-cell>
          <table:table-cell office:value-type="float" office:value="391.33330000000001" table:style-name="ce4">
            <text:p>391,3333</text:p>
          </table:table-cell>
          <table:table-cell office:value-type="float" office:value="81" table:style-name="ce4">
            <text:p>81</text:p>
          </table:table-cell>
          <table:table-cell office:value-type="float" office:value="6595.8310000000001" table:style-name="ce4">
            <text:p>6595,831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36.69" table:style-name="ce4">
            <text:p>36,69</text:p>
          </table:table-cell>
          <table:table-cell office:value-type="float" office:value="40" table:style-name="ce4">
            <text:p>40</text:p>
          </table:table-cell>
          <table:table-cell office:value-type="float" office:value="119041753.2" table:style-name="ce4">
            <text:p>119041753,2</text:p>
          </table:table-cell>
          <table:table-cell office:value-type="float" office:value="0" table:style-name="ce4">
            <text:p>0</text:p>
          </table:table-cell>
          <table:table-cell office:value-type="float" office:value="-855217292.79999995" table:style-name="ce4">
            <text:p>-855217292,8</text:p>
          </table:table-cell>
          <table:table-cell office:value-type="float" office:value="-0.40902552008628845" table:style-name="ce1">
            <text:p>-0,40902552</text:p>
          </table:table-cell>
          <table:table-cell office:value-type="float" office:value="-0.50677222013473511" table:style-name="ce1">
            <text:p>-0,50677222</text:p>
          </table:table-cell>
          <table:table-cell office:value-type="float" office:value="-0.1732306033372879" table:style-name="ce1">
            <text:p>-0,17323060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9.514917821896802" table:style-name="ce1">
            <text:p>49,51491782</text:p>
          </table:table-cell>
          <table:table-cell office:value-type="float" office:value="33.86" table:style-name="ce1">
            <text:p>33,86</text:p>
          </table:table-cell>
          <table:table-cell office:value-type="float" office:value="71.069320490967428" table:style-name="ce1">
            <text:p>71,06932049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Macedonia</text:p>
          </table:table-cell>
          <table:table-cell office:value-type="float" office:value="34" table:style-name="ce4">
            <text:p>34</text:p>
          </table:table-cell>
          <table:table-cell office:value-type="float" office:value="0.43" table:style-name="ce4">
            <text:p>0,43</text:p>
          </table:table-cell>
          <table:table-cell office:value-type="float" office:value="0.43" table:style-name="ce4">
            <text:p>0,43</text:p>
          </table:table-cell>
          <table:table-cell office:value-type="float" office:value="371.60980000000001" table:style-name="ce4">
            <text:p>371,6098</text:p>
          </table:table-cell>
          <table:table-cell office:value-type="float" office:value="1718" table:style-name="ce4">
            <text:p>1718</text:p>
          </table:table-cell>
          <table:table-cell office:value-type="float" office:value="669" table:style-name="ce4">
            <text:p>669</text:p>
          </table:table-cell>
          <table:table-cell office:value-type="float" office:value="78" table:style-name="ce4">
            <text:p>78</text:p>
          </table:table-cell>
          <table:table-cell office:value-type="float" office:value="7172.1809999999996" table:style-name="ce4">
            <text:p>7172,181</text:p>
          </table:table-cell>
          <table:table-cell office:value-type="float" office:value="10.5590049" table:style-name="ce4">
            <text:p>10,5590049</text:p>
          </table:table-cell>
          <table:table-cell office:value-type="float" office:value="0" table:style-name="ce4">
            <text:p>0</text:p>
          </table:table-cell>
          <table:table-cell office:value-type="float" office:value="37.161000000000001" table:style-name="ce4">
            <text:p>37,161</text:p>
          </table:table-cell>
          <table:table-cell office:value-type="float" office:value="42" table:style-name="ce4">
            <text:p>42</text:p>
          </table:table-cell>
          <table:table-cell office:value-type="float" office:value="309137638.5" table:style-name="ce4">
            <text:p>309137638,5</text:p>
          </table:table-cell>
          <table:table-cell office:value-type="float" office:value="0" table:style-name="ce4">
            <text:p>0</text:p>
          </table:table-cell>
          <table:table-cell office:value-type="float" office:value="-1189733167" table:style-name="ce4">
            <text:p>-1189733167</text:p>
          </table:table-cell>
          <table:table-cell office:value-type="float" office:value="-0.18195421993732452" table:style-name="ce1">
            <text:p>-0,18195422</text:p>
          </table:table-cell>
          <table:table-cell office:value-type="float" office:value="-0.19275261461734772" table:style-name="ce1">
            <text:p>-0,192752615</text:p>
          </table:table-cell>
          <table:table-cell office:value-type="float" office:value="2.0573848858475685E-2" table:style-name="ce1">
            <text:p>0,020573849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49.514917821896802" table:style-name="ce1">
            <text:p>49,51491782</text:p>
          </table:table-cell>
          <table:table-cell office:value-type="float" office:value="33.533999999999999" table:style-name="ce1">
            <text:p>33,534</text:p>
          </table:table-cell>
          <table:table-cell office:value-type="float" office:value="80.870484995690674" table:style-name="ce1">
            <text:p>80,870485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Macedonia</text:p>
          </table:table-cell>
          <table:table-cell office:value-type="float" office:value="34.6" table:style-name="ce4">
            <text:p>34,6</text:p>
          </table:table-cell>
          <table:table-cell office:value-type="float" office:value="0.43" table:style-name="ce4">
            <text:p>0,43</text:p>
          </table:table-cell>
          <table:table-cell office:value-type="float" office:value="0.44" table:style-name="ce4">
            <text:p>0,44</text:p>
          </table:table-cell>
          <table:table-cell office:value-type="float" office:value="371.38497000000001" table:style-name="ce4">
            <text:p>371,38497</text:p>
          </table:table-cell>
          <table:table-cell office:value-type="float" office:value="2671" table:style-name="ce4">
            <text:p>2671</text:p>
          </table:table-cell>
          <table:table-cell office:value-type="float" office:value="1300" table:style-name="ce4">
            <text:p>1300</text:p>
          </table:table-cell>
          <table:table-cell office:value-type="float" office:value="75" table:style-name="ce4">
            <text:p>75</text:p>
          </table:table-cell>
          <table:table-cell office:value-type="float" office:value="7848.8829999999998" table:style-name="ce4">
            <text:p>7848,883</text:p>
          </table:table-cell>
          <table:table-cell office:value-type="float" office:value="11.54924623" table:style-name="ce4">
            <text:p>11,54924623</text:p>
          </table:table-cell>
          <table:table-cell office:value-type="float" office:value="0" table:style-name="ce4">
            <text:p>0</text:p>
          </table:table-cell>
          <table:table-cell office:value-type="float" office:value="37.32" table:style-name="ce4">
            <text:p>37,32</text:p>
          </table:table-cell>
          <table:table-cell office:value-type="float" office:value="42" table:style-name="ce4">
            <text:p>42</text:p>
          </table:table-cell>
          <table:table-cell office:value-type="float" office:value="145329601.5" table:style-name="ce4">
            <text:p>145329601,5</text:p>
          </table:table-cell>
          <table:table-cell office:value-type="float" office:value="0" table:style-name="ce4">
            <text:p>0</text:p>
          </table:table-cell>
          <table:table-cell office:value-type="float" office:value="-1093903653" table:style-name="ce4">
            <text:p>-1093903653</text:p>
          </table:table-cell>
          <table:table-cell office:value-type="float" office:value="-0.33217602968215942" table:style-name="ce1">
            <text:p>-0,33217603</text:p>
          </table:table-cell>
          <table:table-cell office:value-type="float" office:value="-0.29717135429382324" table:style-name="ce1">
            <text:p>-0,297171354</text:p>
          </table:table-cell>
          <table:table-cell office:value-type="float" office:value="-0.23243056237697601" table:style-name="ce1">
            <text:p>-0,232430562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1.864917821896803" table:style-name="ce1">
            <text:p>51,86491782</text:p>
          </table:table-cell>
          <table:table-cell office:value-type="float" office:value="33.392000000000003" table:style-name="ce1">
            <text:p>33,392</text:p>
          </table:table-cell>
          <table:table-cell office:value-type="float" office:value="85.841003478717568" table:style-name="ce1">
            <text:p>85,84100348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Macedonia</text:p>
          </table:table-cell>
          <table:table-cell office:value-type="float" office:value="35" table:style-name="ce4">
            <text:p>35</text:p>
          </table:table-cell>
          <table:table-cell office:value-type="float" office:value="0.44" table:style-name="ce4">
            <text:p>0,44</text:p>
          </table:table-cell>
          <table:table-cell office:value-type="float" office:value="0.43" table:style-name="ce4">
            <text:p>0,43</text:p>
          </table:table-cell>
          <table:table-cell office:value-type="float" office:value="371.16012999999998" table:style-name="ce4">
            <text:p>371,16013</text:p>
          </table:table-cell>
          <table:table-cell office:value-type="float" office:value="2077" table:style-name="ce4">
            <text:p>2077</text:p>
          </table:table-cell>
          <table:table-cell office:value-type="float" office:value="1108" table:style-name="ce4">
            <text:p>1108</text:p>
          </table:table-cell>
          <table:table-cell office:value-type="float" office:value="80" table:style-name="ce4">
            <text:p>80</text:p>
          </table:table-cell>
          <table:table-cell office:value-type="float" office:value="8690.2000000000007" table:style-name="ce4">
            <text:p>8690,2</text:p>
          </table:table-cell>
          <table:table-cell office:value-type="float" office:value="10.713008670000001" table:style-name="ce4">
            <text:p>10,71300867</text:p>
          </table:table-cell>
          <table:table-cell office:value-type="float" office:value="0" table:style-name="ce4">
            <text:p>0</text:p>
          </table:table-cell>
          <table:table-cell office:value-type="float" office:value="36.392000000000003" table:style-name="ce4">
            <text:p>36,392</text:p>
          </table:table-cell>
          <table:table-cell office:value-type="float" office:value="42" table:style-name="ce4">
            <text:p>42</text:p>
          </table:table-cell>
          <table:table-cell office:value-type="float" office:value="427444589.30000001" table:style-name="ce4">
            <text:p>427444589,3</text:p>
          </table:table-cell>
          <table:table-cell office:value-type="float" office:value="0" table:style-name="ce4">
            <text:p>0</text:p>
          </table:table-cell>
          <table:table-cell office:value-type="float" office:value="-1226509436" table:style-name="ce4">
            <text:p>-1226509436</text:p>
          </table:table-cell>
          <table:table-cell office:value-type="float" office:value="-0.13002654910087585" table:style-name="ce1">
            <text:p>-0,130026549</text:p>
          </table:table-cell>
          <table:table-cell office:value-type="float" office:value="-0.53763037919998169" table:style-name="ce1">
            <text:p>-0,537630379</text:p>
          </table:table-cell>
          <table:table-cell office:value-type="float" office:value="-9.3634329736232758E-2" table:style-name="ce1">
            <text:p>-0,09363433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1.811392294968599" table:style-name="ce1">
            <text:p>51,81139229</text:p>
          </table:table-cell>
          <table:table-cell office:value-type="float" office:value="33.871000000000002" table:style-name="ce1">
            <text:p>33,871</text:p>
          </table:table-cell>
          <table:table-cell office:value-type="float" office:value="92.551666467566591" table:style-name="ce1">
            <text:p>92,55166647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Macedonia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0.44" table:style-name="ce4">
            <text:p>0,44</text:p>
          </table:table-cell>
          <table:table-cell office:value-type="float" office:value="0.44" table:style-name="ce4">
            <text:p>0,44</text:p>
          </table:table-cell>
          <table:table-cell office:value-type="float" office:value="370.93529999999998" table:style-name="ce4">
            <text:p>370,9353</text:p>
          </table:table-cell>
          <table:table-cell office:value-type="float" office:value="1320" table:style-name="ce4">
            <text:p>1320</text:p>
          </table:table-cell>
          <table:table-cell office:value-type="float" office:value="240" table:style-name="ce4">
            <text:p>240</text:p>
          </table:table-cell>
          <table:table-cell office:value-type="float" office:value="94" table:style-name="ce4">
            <text:p>94</text:p>
          </table:table-cell>
          <table:table-cell office:value-type="float" office:value="9353.009" table:style-name="ce4">
            <text:p>9353,009</text:p>
          </table:table-cell>
          <table:table-cell office:value-type="float" office:value="14.00467594" table:style-name="ce4">
            <text:p>14,00467594</text:p>
          </table:table-cell>
          <table:table-cell office:value-type="float" office:value="0" table:style-name="ce4">
            <text:p>0</text:p>
          </table:table-cell>
          <table:table-cell office:value-type="float" office:value="35.231000000000002" table:style-name="ce4">
            <text:p>35,231</text:p>
          </table:table-cell>
          <table:table-cell office:value-type="float" office:value="36" table:style-name="ce4">
            <text:p>36</text:p>
          </table:table-cell>
          <table:table-cell office:value-type="float" office:value="733466879" table:style-name="ce4">
            <text:p>733466879</text:p>
          </table:table-cell>
          <table:table-cell office:value-type="float" office:value="0" table:style-name="ce4">
            <text:p>0</text:p>
          </table:table-cell>
          <table:table-cell office:value-type="float" office:value="-1588287899" table:style-name="ce4">
            <text:p>-1588287899</text:p>
          </table:table-cell>
          <table:table-cell office:value-type="float" office:value="-0.23662066459655762" table:style-name="ce1">
            <text:p>-0,236620665</text:p>
          </table:table-cell>
          <table:table-cell office:value-type="float" office:value="-0.42130321264266968" table:style-name="ce1">
            <text:p>-0,421303213</text:p>
          </table:table-cell>
          <table:table-cell office:value-type="float" office:value="4.2447865009307861E-2" table:style-name="ce1">
            <text:p>0,042447865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4.730057086885303" table:style-name="ce1">
            <text:p>54,73005709</text:p>
          </table:table-cell>
          <table:table-cell office:value-type="float" office:value="35.156999999999996" table:style-name="ce1">
            <text:p>35,157</text:p>
          </table:table-cell>
          <table:table-cell office:value-type="float" office:value="106.09296600328784" table:style-name="ce1">
            <text:p>106,092966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Macedonia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0.45" table:style-name="ce4">
            <text:p>0,45</text:p>
          </table:table-cell>
          <table:table-cell office:value-type="float" office:value="0.44" table:style-name="ce4">
            <text:p>0,44</text:p>
          </table:table-cell>
          <table:table-cell office:value-type="float" office:value="370.71046000000001" table:style-name="ce4">
            <text:p>370,71046</text:p>
          </table:table-cell>
          <table:table-cell office:value-type="float" office:value="1052" table:style-name="ce4">
            <text:p>1052</text:p>
          </table:table-cell>
          <table:table-cell office:value-type="float" office:value="751" table:style-name="ce4">
            <text:p>751</text:p>
          </table:table-cell>
          <table:table-cell office:value-type="float" office:value="89" table:style-name="ce4">
            <text:p>89</text:p>
          </table:table-cell>
          <table:table-cell office:value-type="float" office:value="10521.93" table:style-name="ce4">
            <text:p>10521,93</text:p>
          </table:table-cell>
          <table:table-cell office:value-type="float" office:value="14.89115387" table:style-name="ce4">
            <text:p>14,89115387</text:p>
          </table:table-cell>
          <table:table-cell office:value-type="float" office:value="0" table:style-name="ce4">
            <text:p>0</text:p>
          </table:table-cell>
          <table:table-cell office:value-type="float" office:value="33.93" table:style-name="ce4">
            <text:p>33,93</text:p>
          </table:table-cell>
          <table:table-cell office:value-type="float" office:value="29" table:style-name="ce4">
            <text:p>29</text:p>
          </table:table-cell>
          <table:table-cell office:value-type="float" office:value="611688378.60000002" table:style-name="ce4">
            <text:p>611688378,6</text:p>
          </table:table-cell>
          <table:table-cell office:value-type="float" office:value="0" table:style-name="ce4">
            <text:p>0</text:p>
          </table:table-cell>
          <table:table-cell office:value-type="float" office:value="-2562426418" table:style-name="ce4">
            <text:p>-2562426418</text:p>
          </table:table-cell>
          <table:table-cell office:value-type="float" office:value="-8.9838244020938873E-2" table:style-name="ce1">
            <text:p>-0,089838244</text:p>
          </table:table-cell>
          <table:table-cell office:value-type="float" office:value="-0.32037752866744995" table:style-name="ce1">
            <text:p>-0,320377529</text:p>
          </table:table-cell>
          <table:table-cell office:value-type="float" office:value="0.11942592263221741" table:style-name="ce1">
            <text:p>0,119425923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3.468596203733902" table:style-name="ce1">
            <text:p>53,4685962</text:p>
          </table:table-cell>
          <table:table-cell office:value-type="float" office:value="36.140999999999998" table:style-name="ce1">
            <text:p>36,141</text:p>
          </table:table-cell>
          <table:table-cell office:value-type="float" office:value="111.57005471329751" table:style-name="ce1">
            <text:p>111,5700547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Macedonia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0.45" table:style-name="ce4">
            <text:p>0,45</text:p>
          </table:table-cell>
          <table:table-cell office:value-type="float" office:value="0.44" table:style-name="ce4">
            <text:p>0,44</text:p>
          </table:table-cell>
          <table:table-cell office:value-type="float" office:value="370.48563000000001" table:style-name="ce4">
            <text:p>370,48563</text:p>
          </table:table-cell>
          <table:table-cell office:value-type="float" office:value="857" table:style-name="ce4">
            <text:p>857</text:p>
          </table:table-cell>
          <table:table-cell office:value-type="float" office:value="792" table:style-name="ce4">
            <text:p>792</text:p>
          </table:table-cell>
          <table:table-cell office:value-type="float" office:value="84" table:style-name="ce4">
            <text:p>84</text:p>
          </table:table-cell>
          <table:table-cell office:value-type="float" office:value="11009.65" table:style-name="ce4">
            <text:p>11009,65</text:p>
          </table:table-cell>
          <table:table-cell office:value-type="float" office:value="14.586425240000001" table:style-name="ce4">
            <text:p>14,58642524</text:p>
          </table:table-cell>
          <table:table-cell office:value-type="float" office:value="0" table:style-name="ce4">
            <text:p>0</text:p>
          </table:table-cell>
          <table:table-cell office:value-type="float" office:value="32.35" table:style-name="ce4">
            <text:p>32,35</text:p>
          </table:table-cell>
          <table:table-cell office:value-type="float" office:value="30" table:style-name="ce4">
            <text:p>30</text:p>
          </table:table-cell>
          <table:table-cell office:value-type="float" office:value="259530321.5" table:style-name="ce4">
            <text:p>259530321,5</text:p>
          </table:table-cell>
          <table:table-cell office:value-type="float" office:value="0" table:style-name="ce4">
            <text:p>0</text:p>
          </table:table-cell>
          <table:table-cell office:value-type="float" office:value="-2136525990" table:style-name="ce4">
            <text:p>-2136525990</text:p>
          </table:table-cell>
          <table:table-cell office:value-type="float" office:value="-0.13052023947238922" table:style-name="ce1">
            <text:p>-0,130520239</text:p>
          </table:table-cell>
          <table:table-cell office:value-type="float" office:value="-0.29189315438270569" table:style-name="ce1">
            <text:p>-0,291893154</text:p>
          </table:table-cell>
          <table:table-cell office:value-type="float" office:value="0.194719597697258" table:style-name="ce1">
            <text:p>0,194719598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.555310952043797" table:style-name="ce1">
            <text:p>55,55531095</text:p>
          </table:table-cell>
          <table:table-cell office:value-type="float" office:value="37.003999999999998" table:style-name="ce1">
            <text:p>37,004</text:p>
          </table:table-cell>
          <table:table-cell office:value-type="float" office:value="87.176753766080921" table:style-name="ce1">
            <text:p>87,17675377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Macedonia</text:p>
          </table:table-cell>
          <table:table-cell office:value-type="float" office:value="35" table:style-name="ce4">
            <text:p>35</text:p>
          </table:table-cell>
          <table:table-cell office:value-type="float" office:value="0.46" table:style-name="ce4">
            <text:p>0,46</text:p>
          </table:table-cell>
          <table:table-cell office:value-type="float" office:value="0.45" table:style-name="ce4">
            <text:p>0,45</text:p>
          </table:table-cell>
          <table:table-cell office:value-type="float" office:value="370.26078999999999" table:style-name="ce4">
            <text:p>370,26079</text:p>
          </table:table-cell>
          <table:table-cell office:value-type="float" office:value="1359" table:style-name="ce4">
            <text:p>1359</text:p>
          </table:table-cell>
          <table:table-cell office:value-type="float" office:value="1007" table:style-name="ce4">
            <text:p>1007</text:p>
          </table:table-cell>
          <table:table-cell office:value-type="float" office:value="79" table:style-name="ce4">
            <text:p>79</text:p>
          </table:table-cell>
          <table:table-cell office:value-type="float" office:value="11359.09" table:style-name="ce4">
            <text:p>11359,09</text:p>
          </table:table-cell>
          <table:table-cell office:value-type="float" office:value="14.47437019" table:style-name="ce4">
            <text:p>14,47437019</text:p>
          </table:table-cell>
          <table:table-cell office:value-type="float" office:value="0" table:style-name="ce4">
            <text:p>0</text:p>
          </table:table-cell>
          <table:table-cell office:value-type="float" office:value="33.130000000000003" table:style-name="ce4">
            <text:p>33,13</text:p>
          </table:table-cell>
          <table:table-cell office:value-type="float" office:value="28.9" table:style-name="ce4">
            <text:p>28,9</text:p>
          </table:table-cell>
          <table:table-cell office:value-type="float" office:value="301441681.69999999" table:style-name="ce4">
            <text:p>301441681,7</text:p>
          </table:table-cell>
          <table:table-cell office:value-type="float" office:value="0" table:style-name="ce4">
            <text:p>0</text:p>
          </table:table-cell>
          <table:table-cell office:value-type="float" office:value="-1856959108" table:style-name="ce4">
            <text:p>-1856959108</text:p>
          </table:table-cell>
          <table:table-cell office:value-type="float" office:value="-0.18122641742229462" table:style-name="ce1">
            <text:p>-0,181226417</text:p>
          </table:table-cell>
          <table:table-cell office:value-type="float" office:value="-0.30220833420753479" table:style-name="ce1">
            <text:p>-0,302208334</text:p>
          </table:table-cell>
          <table:table-cell office:value-type="float" office:value="0.2375655323266983" table:style-name="ce1">
            <text:p>0,237565532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7.103213676968501" table:style-name="ce1">
            <text:p>57,10321368</text:p>
          </table:table-cell>
          <table:table-cell office:value-type="float" office:value="35.564999999999998" table:style-name="ce1">
            <text:p>35,565</text:p>
          </table:table-cell>
          <table:table-cell office:value-type="float" office:value="97.881069115656217" table:style-name="ce1">
            <text:p>97,88106912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Macedonia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0.46" table:style-name="ce4">
            <text:p>0,46</text:p>
          </table:table-cell>
          <table:table-cell office:value-type="float" office:value="0.44" table:style-name="ce4">
            <text:p>0,44</text:p>
          </table:table-cell>
          <table:table-cell office:value-type="float" office:value="370.03595999999999" table:style-name="ce4">
            <text:p>370,03596</text:p>
          </table:table-cell>
          <table:table-cell office:value-type="float" office:value="1464" table:style-name="ce4">
            <text:p>1464</text:p>
          </table:table-cell>
          <table:table-cell office:value-type="float" office:value="1290" table:style-name="ce4">
            <text:p>1290</text:p>
          </table:table-cell>
          <table:table-cell office:value-type="float" office:value="79" table:style-name="ce4">
            <text:p>79</text:p>
          </table:table-cell>
          <table:table-cell office:value-type="float" office:value="11689.89" table:style-name="ce4">
            <text:p>11689,89</text:p>
          </table:table-cell>
          <table:table-cell office:value-type="float" office:value="14.92940907" table:style-name="ce4">
            <text:p>14,92940907</text:p>
          </table:table-cell>
          <table:table-cell office:value-type="float" office:value="0" table:style-name="ce4">
            <text:p>0</text:p>
          </table:table-cell>
          <table:table-cell office:value-type="float" office:value="31.5" table:style-name="ce4">
            <text:p>31,5</text:p>
          </table:table-cell>
          <table:table-cell office:value-type="float" office:value="27.5" table:style-name="ce4">
            <text:p>27,5</text:p>
          </table:table-cell>
          <table:table-cell office:value-type="float" office:value="507920732.80000001" table:style-name="ce4">
            <text:p>507920732,8</text:p>
          </table:table-cell>
          <table:table-cell office:value-type="float" office:value="0" table:style-name="ce4">
            <text:p>0</text:p>
          </table:table-cell>
          <table:table-cell office:value-type="float" office:value="-2140371836" table:style-name="ce4">
            <text:p>-2140371836</text:p>
          </table:table-cell>
          <table:table-cell office:value-type="float" office:value="-0.22115808725357056" table:style-name="ce1">
            <text:p>-0,221158087</text:p>
          </table:table-cell>
          <table:table-cell office:value-type="float" office:value="-0.26950889825820923" table:style-name="ce1">
            <text:p>-0,269508898</text:p>
          </table:table-cell>
          <table:table-cell office:value-type="float" office:value="0.21558402478694916" table:style-name="ce1">
            <text:p>0,215584025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58.306609366608299" table:style-name="ce1">
            <text:p>58,30660937</text:p>
          </table:table-cell>
          <table:table-cell office:value-type="float" office:value="37.348999999999997" table:style-name="ce1">
            <text:p>37,349</text:p>
          </table:table-cell>
          <table:table-cell office:value-type="float" office:value="113.19191013946997" table:style-name="ce1">
            <text:p>113,1919101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Macedonia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0.46" table:style-name="ce4">
            <text:p>0,46</text:p>
          </table:table-cell>
          <table:table-cell office:value-type="float" office:value="0.42" table:style-name="ce4">
            <text:p>0,42</text:p>
          </table:table-cell>
          <table:table-cell office:value-type="float" office:value="369.81112999999999" table:style-name="ce4">
            <text:p>369,81113</text:p>
          </table:table-cell>
          <table:table-cell office:value-type="float" office:value="1715" table:style-name="ce4">
            <text:p>1715</text:p>
          </table:table-cell>
          <table:table-cell office:value-type="float" office:value="1415" table:style-name="ce4">
            <text:p>1415</text:p>
          </table:table-cell>
          <table:table-cell office:value-type="float" office:value="80" table:style-name="ce4">
            <text:p>80</text:p>
          </table:table-cell>
          <table:table-cell office:value-type="float" office:value="11915.65" table:style-name="ce4">
            <text:p>11915,65</text:p>
          </table:table-cell>
          <table:table-cell office:value-type="float" office:value="14.382177929999999" table:style-name="ce4">
            <text:p>14,38217793</text:p>
          </table:table-cell>
          <table:table-cell office:value-type="float" office:value="0" table:style-name="ce4">
            <text:p>0</text:p>
          </table:table-cell>
          <table:table-cell office:value-type="float" office:value="31.2" table:style-name="ce4">
            <text:p>31,2</text:p>
          </table:table-cell>
          <table:table-cell office:value-type="float" office:value="26.8" table:style-name="ce4">
            <text:p>26,8</text:p>
          </table:table-cell>
          <table:table-cell office:value-type="float" office:value="337911248.19999999" table:style-name="ce4">
            <text:p>337911248,2</text:p>
          </table:table-cell>
          <table:table-cell office:value-type="float" office:value="0" table:style-name="ce4">
            <text:p>0</text:p>
          </table:table-cell>
          <table:table-cell office:value-type="float" office:value="-2190294311" table:style-name="ce4">
            <text:p>-2190294311</text:p>
          </table:table-cell>
          <table:table-cell office:value-type="float" office:value="-0.2101883590221405" table:style-name="ce1">
            <text:p>-0,210188359</text:p>
          </table:table-cell>
          <table:table-cell office:value-type="float" office:value="-0.2515701949596405" table:style-name="ce1">
            <text:p>-0,251570195</text:p>
          </table:table-cell>
          <table:table-cell office:value-type="float" office:value="0.26410642266273499" table:style-name="ce1">
            <text:p>0,264106423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59.645118714886998" table:style-name="ce1">
            <text:p>59,64511871</text:p>
          </table:table-cell>
          <table:table-cell office:value-type="float" office:value="37.395000000000003" table:style-name="ce1">
            <text:p>37,395</text:p>
          </table:table-cell>
          <table:table-cell office:value-type="float" office:value="112.21483470215534" table:style-name="ce1">
            <text:p>112,2148347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Macedonia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0.45" table:style-name="ce4">
            <text:p>0,45</text:p>
          </table:table-cell>
          <table:table-cell office:value-type="float" office:value="0.41" table:style-name="ce4">
            <text:p>0,41</text:p>
          </table:table-cell>
          <table:table-cell office:value-type="float" office:value="369.58629000000002" table:style-name="ce4">
            <text:p>369,58629</text:p>
          </table:table-cell>
          <table:table-cell office:value-type="float" office:value="2050" table:style-name="ce4">
            <text:p>2050</text:p>
          </table:table-cell>
          <table:table-cell office:value-type="float" office:value="1041" table:style-name="ce4">
            <text:p>1041</text:p>
          </table:table-cell>
          <table:table-cell office:value-type="float" office:value="73" table:style-name="ce4">
            <text:p>73</text:p>
          </table:table-cell>
          <table:table-cell office:value-type="float" office:value="12727.36" table:style-name="ce4">
            <text:p>12727,36</text:p>
          </table:table-cell>
          <table:table-cell office:value-type="float" office:value="14.530054679999999" table:style-name="ce4">
            <text:p>14,53005468</text:p>
          </table:table-cell>
          <table:table-cell office:value-type="float" office:value="0" table:style-name="ce4">
            <text:p>0</text:p>
          </table:table-cell>
          <table:table-cell office:value-type="float" office:value="29.14" table:style-name="ce4">
            <text:p>29,14</text:p>
          </table:table-cell>
          <table:table-cell office:value-type="float" office:value="26.2" table:style-name="ce4">
            <text:p>26,2</text:p>
          </table:table-cell>
          <table:table-cell office:value-type="float" office:value="402458309.80000001" table:style-name="ce4">
            <text:p>402458309,8</text:p>
          </table:table-cell>
          <table:table-cell office:value-type="float" office:value="0" table:style-name="ce4">
            <text:p>0</text:p>
          </table:table-cell>
          <table:table-cell office:value-type="float" office:value="-1976433126" table:style-name="ce4">
            <text:p>-1976433126</text:p>
          </table:table-cell>
          <table:table-cell office:value-type="float" office:value="-0.1685284823179245" table:style-name="ce1">
            <text:p>-0,168528482</text:p>
          </table:table-cell>
          <table:table-cell office:value-type="float" office:value="-0.23094788193702698" table:style-name="ce1">
            <text:p>-0,230947882</text:p>
          </table:table-cell>
          <table:table-cell office:value-type="float" office:value="0.24731989204883575" table:style-name="ce1">
            <text:p>0,247319892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60.646754676910803" table:style-name="ce1">
            <text:p>60,64675468</text:p>
          </table:table-cell>
          <table:table-cell office:value-type="float" office:value="38.802999999999997" table:style-name="ce1">
            <text:p>38,803</text:p>
          </table:table-cell>
          <table:table-cell office:value-type="float" office:value="104.85722995630526" table:style-name="ce1">
            <text:p>104,85723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Macedonia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0.44" table:style-name="ce4">
            <text:p>0,44</text:p>
          </table:table-cell>
          <table:table-cell office:value-type="float" office:value="0.39" table:style-name="ce4">
            <text:p>0,39</text:p>
          </table:table-cell>
          <table:table-cell office:value-type="float" office:value="369.36146000000002" table:style-name="ce4">
            <text:p>369,36146</text:p>
          </table:table-cell>
          <table:table-cell office:value-type="float" office:value="1935" table:style-name="ce4">
            <text:p>1935</text:p>
          </table:table-cell>
          <table:table-cell office:value-type="float" office:value="839" table:style-name="ce4">
            <text:p>839</text:p>
          </table:table-cell>
          <table:table-cell office:value-type="float" office:value="63" table:style-name="ce4">
            <text:p>63</text:p>
          </table:table-cell>
          <table:table-cell office:value-type="float" office:value="13434.85" table:style-name="ce4">
            <text:p>13434,85</text:p>
          </table:table-cell>
          <table:table-cell office:value-type="float" office:value="14.46427753" table:style-name="ce4">
            <text:p>14,46427753</text:p>
          </table:table-cell>
          <table:table-cell office:value-type="float" office:value="0" table:style-name="ce4">
            <text:p>0</text:p>
          </table:table-cell>
          <table:table-cell office:value-type="float" office:value="28.38" table:style-name="ce4">
            <text:p>28,38</text:p>
          </table:table-cell>
          <table:table-cell office:value-type="float" office:value="24.4" table:style-name="ce4">
            <text:p>24,4</text:p>
          </table:table-cell>
          <table:table-cell office:value-type="float" office:value="60879915.450000003" table:style-name="ce4">
            <text:p>60879915,45</text:p>
          </table:table-cell>
          <table:table-cell office:value-type="float" office:value="0" table:style-name="ce4">
            <text:p>0</text:p>
          </table:table-cell>
          <table:table-cell office:value-type="float" office:value="-1963060753" table:style-name="ce4">
            <text:p>-1963060753</text:p>
          </table:table-cell>
          <table:table-cell office:value-type="float" office:value="1.5496580861508846E-2" table:style-name="ce1">
            <text:p>0,015496581</text:p>
          </table:table-cell>
          <table:table-cell office:value-type="float" office:value="-5.5818300694227219E-2" table:style-name="ce1">
            <text:p>-0,055818301</text:p>
          </table:table-cell>
          <table:table-cell office:value-type="float" office:value="0.42168617248535156" table:style-name="ce1">
            <text:p>0,42168617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1.463808671718098" table:style-name="ce1">
            <text:p>61,46380867</text:p>
          </table:table-cell>
          <table:table-cell office:value-type="float" office:value="39.204000000000001" table:style-name="ce1">
            <text:p>39,204</text:p>
          </table:table-cell>
          <table:table-cell office:value-type="float" office:value="112.53792896929862" table:style-name="ce1">
            <text:p>112,537929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Macedonia</text:p>
          </table:table-cell>
          <table:table-cell office:value-type="float" office:value="32.799999999999997" table:style-name="ce4">
            <text:p>32,8</text:p>
          </table:table-cell>
          <table:table-cell office:value-type="float" office:value="0.42" table:style-name="ce4">
            <text:p>0,42</text:p>
          </table:table-cell>
          <table:table-cell office:value-type="float" office:value="0.39" table:style-name="ce4">
            <text:p>0,39</text:p>
          </table:table-cell>
          <table:table-cell office:value-type="float" office:value="368.91179" table:style-name="ce4">
            <text:p>368,91179</text:p>
          </table:table-cell>
          <table:table-cell office:value-type="float" office:value="1741" table:style-name="ce4">
            <text:p>1741</text:p>
          </table:table-cell>
          <table:table-cell office:value-type="float" office:value="1016" table:style-name="ce4">
            <text:p>1016</text:p>
          </table:table-cell>
          <table:table-cell office:value-type="float" office:value="60" table:style-name="ce4">
            <text:p>60</text:p>
          </table:table-cell>
          <table:table-cell office:value-type="float" office:value="13888.2" table:style-name="ce4">
            <text:p>13888,2</text:p>
          </table:table-cell>
          <table:table-cell office:value-type="float" office:value="14.314210620000001" table:style-name="ce4">
            <text:p>14,31421062</text:p>
          </table:table-cell>
          <table:table-cell office:value-type="float" office:value="0" table:style-name="ce4">
            <text:p>0</text:p>
          </table:table-cell>
          <table:table-cell office:value-type="float" office:value="26.43" table:style-name="ce4">
            <text:p>26,43</text:p>
          </table:table-cell>
          <table:table-cell office:value-type="float" office:value="26" table:style-name="ce4">
            <text:p>26</text:p>
          </table:table-cell>
          <table:table-cell office:value-type="float" office:value="296604200.39999998" table:style-name="ce4">
            <text:p>296604200,4</text:p>
          </table:table-cell>
          <table:table-cell office:value-type="float" office:value="0" table:style-name="ce4">
            <text:p>0</text:p>
          </table:table-cell>
          <table:table-cell office:value-type="float" office:value="-1631227768" table:style-name="ce4">
            <text:p>-1631227768</text:p>
          </table:table-cell>
          <table:table-cell office:value-type="float" office:value="-3.0274633318185806E-2" table:style-name="ce1">
            <text:p>-0,030274633</text:p>
          </table:table-cell>
          <table:table-cell office:value-type="float" office:value="-0.2378467470407486" table:style-name="ce1">
            <text:p>-0,237846747</text:p>
          </table:table-cell>
          <table:table-cell office:value-type="float" office:value="0.35989454388618469" table:style-name="ce1">
            <text:p>0,359894544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2.277834657196998" table:style-name="ce1">
            <text:p>62,27783466</text:p>
          </table:table-cell>
          <table:table-cell office:value-type="float" office:value="39.749000000000002" table:style-name="ce1">
            <text:p>39,749</text:p>
          </table:table-cell>
          <table:table-cell office:value-type="float" office:value="113.69844387910275" table:style-name="ce1">
            <text:p>113,6984439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Macedonia</text:p>
          </table:table-cell>
          <table:table-cell office:value-type="float" office:value="32.4" table:style-name="ce4">
            <text:p>32,4</text:p>
          </table:table-cell>
          <table:table-cell office:value-type="float" office:value="0.41" table:style-name="ce4">
            <text:p>0,41</text:p>
          </table:table-cell>
          <table:table-cell office:value-type="float" office:value="0.38" table:style-name="ce4">
            <text:p>0,38</text:p>
          </table:table-cell>
          <table:table-cell office:value-type="float" office:value="384.48244" table:style-name="ce4">
            <text:p>384,48244</text:p>
          </table:table-cell>
          <table:table-cell office:value-type="float" office:value="2262" table:style-name="ce4">
            <text:p>2262</text:p>
          </table:table-cell>
          <table:table-cell office:value-type="float" office:value="630" table:style-name="ce4">
            <text:p>630</text:p>
          </table:table-cell>
          <table:table-cell office:value-type="float" office:value="68" table:style-name="ce4">
            <text:p>68</text:p>
          </table:table-cell>
          <table:table-cell office:value-type="float" office:value="15137.93" table:style-name="ce4">
            <text:p>15137,93</text:p>
          </table:table-cell>
          <table:table-cell office:value-type="float" office:value="14.70009164" table:style-name="ce4">
            <text:p>14,70009164</text:p>
          </table:table-cell>
          <table:table-cell office:value-type="float" office:value="0" table:style-name="ce4">
            <text:p>0</text:p>
          </table:table-cell>
          <table:table-cell office:value-type="float" office:value="24.3" table:style-name="ce4">
            <text:p>24,3</text:p>
          </table:table-cell>
          <table:table-cell office:value-type="float" office:value="24.9" table:style-name="ce4">
            <text:p>24,9</text:p>
          </table:table-cell>
          <table:table-cell office:value-type="float" office:value="549371101.60000002" table:style-name="ce4">
            <text:p>549371101,6</text:p>
          </table:table-cell>
          <table:table-cell office:value-type="float" office:value="0" table:style-name="ce4">
            <text:p>0</text:p>
          </table:table-cell>
          <table:table-cell office:value-type="float" office:value="-1630959009" table:style-name="ce4">
            <text:p>-1630959009</text:p>
          </table:table-cell>
          <table:table-cell office:value-type="float" office:value="-3.3791612833738327E-2" table:style-name="ce1">
            <text:p>-0,033791613</text:p>
          </table:table-cell>
          <table:table-cell office:value-type="float" office:value="-0.34436836838722229" table:style-name="ce1">
            <text:p>-0,344368368</text:p>
          </table:table-cell>
          <table:table-cell office:value-type="float" office:value="0.38336986303329468" table:style-name="ce1">
            <text:p>0,383369863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3.739960767465497" table:style-name="ce1">
            <text:p>63,73996077</text:p>
          </table:table-cell>
          <table:table-cell office:value-type="float" office:value="40.447000000000003" table:style-name="ce1">
            <text:p>40,447</text:p>
          </table:table-cell>
          <table:table-cell office:value-type="float" office:value="116.18540841802638" table:style-name="ce1">
            <text:p>116,1854084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Macedonia</text:p>
          </table:table-cell>
          <table:table-cell office:value-type="float" office:value="32" table:style-name="ce4">
            <text:p>32</text:p>
          </table:table-cell>
          <table:table-cell office:value-type="float" office:value="0.41" table:style-name="ce4">
            <text:p>0,41</text:p>
          </table:table-cell>
          <table:table-cell office:value-type="float" office:value="0.37" table:style-name="ce4">
            <text:p>0,37</text:p>
          </table:table-cell>
          <table:table-cell office:value-type="float" office:value="384.48244" table:style-name="ce4">
            <text:p>384,48244</text:p>
          </table:table-cell>
          <table:table-cell office:value-type="float" office:value="2064" table:style-name="ce4">
            <text:p>2064</text:p>
          </table:table-cell>
          <table:table-cell office:value-type="float" office:value="424" table:style-name="ce4">
            <text:p>424</text:p>
          </table:table-cell>
          <table:table-cell office:value-type="float" office:value="68" table:style-name="ce4">
            <text:p>68</text:p>
          </table:table-cell>
          <table:table-cell office:value-type="float" office:value="15706.43" table:style-name="ce4">
            <text:p>15706,43</text:p>
          </table:table-cell>
          <table:table-cell office:value-type="float" office:value="14.564891469999999" table:style-name="ce4">
            <text:p>14,56489147</text:p>
          </table:table-cell>
          <table:table-cell office:value-type="float" office:value="0" table:style-name="ce4">
            <text:p>0</text:p>
          </table:table-cell>
          <table:table-cell office:value-type="float" office:value="22.81" table:style-name="ce4">
            <text:p>22,81</text:p>
          </table:table-cell>
          <table:table-cell office:value-type="float" office:value="24.5" table:style-name="ce4">
            <text:p>24,5</text:p>
          </table:table-cell>
          <table:table-cell office:value-type="float" office:value="380738977.5" table:style-name="ce4">
            <text:p>380738977,5</text:p>
          </table:table-cell>
          <table:table-cell office:value-type="float" office:value="0" table:style-name="ce4">
            <text:p>0</text:p>
          </table:table-cell>
          <table:table-cell office:value-type="float" office:value="-1588372813" table:style-name="ce4">
            <text:p>-1588372813</text:p>
          </table:table-cell>
          <table:table-cell office:value-type="float" office:value="-1.7661510035395622E-2" table:style-name="ce1">
            <text:p>-0,01766151</text:p>
          </table:table-cell>
          <table:table-cell office:value-type="float" office:value="-0.31062355637550354" table:style-name="ce1">
            <text:p>-0,310623556</text:p>
          </table:table-cell>
          <table:table-cell office:value-type="float" office:value="0.44345054030418396" table:style-name="ce1">
            <text:p>0,44345054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58.593370962956399" table:style-name="ce1">
            <text:p>58,59337096</text:p>
          </table:table-cell>
          <table:table-cell office:value-type="float" office:value="41.006999999999998" table:style-name="ce1">
            <text:p>41,007</text:p>
          </table:table-cell>
          <table:table-cell office:value-type="float" office:value="124.13728389628965" table:style-name="ce1">
            <text:p>124,1372839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Macedonia</text:p>
          </table:table-cell>
          <table:table-cell office:value-type="float" office:value="31.8" table:style-name="ce4">
            <text:p>31,8</text:p>
          </table:table-cell>
          <table:table-cell office:value-type="float" office:value="0.41" table:style-name="ce4">
            <text:p>0,41</text:p>
          </table:table-cell>
          <table:table-cell office:value-type="float" office:value="0.36" table:style-name="ce4">
            <text:p>0,36</text:p>
          </table:table-cell>
          <table:table-cell office:value-type="float" office:value="400.05309" table:style-name="ce4">
            <text:p>400,05309</text:p>
          </table:table-cell>
          <table:table-cell office:value-type="float" office:value="2053" table:style-name="ce4">
            <text:p>2053</text:p>
          </table:table-cell>
          <table:table-cell office:value-type="float" office:value="377" table:style-name="ce4">
            <text:p>377</text:p>
          </table:table-cell>
          <table:table-cell office:value-type="float" office:value="84" table:style-name="ce4">
            <text:p>84</text:p>
          </table:table-cell>
          <table:table-cell office:value-type="float" office:value="16796.330000000002" table:style-name="ce4">
            <text:p>16796,33</text:p>
          </table:table-cell>
          <table:table-cell office:value-type="float" office:value="15.87625789" table:style-name="ce4">
            <text:p>15,87625789</text:p>
          </table:table-cell>
          <table:table-cell office:value-type="float" office:value="0" table:style-name="ce4">
            <text:p>0</text:p>
          </table:table-cell>
          <table:table-cell office:value-type="float" office:value="21.2" table:style-name="ce4">
            <text:p>21,2</text:p>
          </table:table-cell>
          <table:table-cell office:value-type="float" office:value="24.1" table:style-name="ce4">
            <text:p>24,1</text:p>
          </table:table-cell>
          <table:table-cell office:value-type="float" office:value="648732425" table:style-name="ce4">
            <text:p>648732425</text:p>
          </table:table-cell>
          <table:table-cell office:value-type="float" office:value="0" table:style-name="ce4">
            <text:p>0</text:p>
          </table:table-cell>
          <table:table-cell office:value-type="float" office:value="-1612255273" table:style-name="ce4">
            <text:p>-1612255273</text:p>
          </table:table-cell>
          <table:table-cell office:value-type="float" office:value="5.572919175028801E-2" table:style-name="ce1">
            <text:p>0,055729192</text:p>
          </table:table-cell>
          <table:table-cell office:value-type="float" office:value="-0.30850318074226379" table:style-name="ce1">
            <text:p>-0,308503181</text:p>
          </table:table-cell>
          <table:table-cell office:value-type="float" office:value="0.51539266109466553" table:style-name="ce1">
            <text:p>0,515392661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53.446781158447301" table:style-name="ce1">
            <text:p>53,44678116</text:p>
          </table:table-cell>
          <table:table-cell office:value-type="float" office:value="41.598999999999997" table:style-name="ce1">
            <text:p>41,599</text:p>
          </table:table-cell>
          <table:table-cell office:value-type="float" office:value="133.21520764800766" table:style-name="ce1">
            <text:p>133,2152076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Macedonia</text:p>
          </table:table-cell>
          <table:table-cell office:value-type="float" office:value="31.7" table:style-name="ce4">
            <text:p>31,7</text:p>
          </table:table-cell>
          <table:table-cell office:value-type="float" office:value="0.41" table:style-name="ce4">
            <text:p>0,41</text:p>
          </table:table-cell>
          <table:table-cell office:value-type="float" office:value="0.36" table:style-name="ce4">
            <text:p>0,36</text:p>
          </table:table-cell>
          <table:table-cell office:value-type="float" office:value="387.85532999999998" table:style-name="ce4">
            <text:p>387,85533</text:p>
          </table:table-cell>
          <table:table-cell office:value-type="float" office:value="2118" table:style-name="ce4">
            <text:p>2118</text:p>
          </table:table-cell>
          <table:table-cell office:value-type="float" office:value="798" table:style-name="ce4">
            <text:p>798</text:p>
          </table:table-cell>
          <table:table-cell office:value-type="float" office:value="82" table:style-name="ce4">
            <text:p>82</text:p>
          </table:table-cell>
          <table:table-cell office:value-type="float" office:value="18270.759999999998" table:style-name="ce4">
            <text:p>18270,76</text:p>
          </table:table-cell>
          <table:table-cell office:value-type="float" office:value="18.393632459999999" table:style-name="ce4">
            <text:p>18,39363246</text:p>
          </table:table-cell>
          <table:table-cell office:value-type="float" office:value="0" table:style-name="ce4">
            <text:p>0</text:p>
          </table:table-cell>
          <table:table-cell office:value-type="float" office:value="17.39" table:style-name="ce4">
            <text:p>17,39</text:p>
          </table:table-cell>
          <table:table-cell office:value-type="float" office:value="23.3" table:style-name="ce4">
            <text:p>23,3</text:p>
          </table:table-cell>
          <table:table-cell office:value-type="float" office:value="549500829.89999998" table:style-name="ce4">
            <text:p>549500829,9</text:p>
          </table:table-cell>
          <table:table-cell office:value-type="float" office:value="0" table:style-name="ce4">
            <text:p>0</text:p>
          </table:table-cell>
          <table:table-cell office:value-type="float" office:value="-1805080889" table:style-name="ce4">
            <text:p>-1805080889</text:p>
          </table:table-cell>
          <table:table-cell office:value-type="float" office:value="-0.12404143810272217" table:style-name="ce1">
            <text:p>-0,124041438</text:p>
          </table:table-cell>
          <table:table-cell office:value-type="float" office:value="-0.30662575364112854" table:style-name="ce1">
            <text:p>-0,306625754</text:p>
          </table:table-cell>
          <table:table-cell office:value-type="float" office:value="0.44183608889579773" table:style-name="ce1">
            <text:p>0,441836089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70.312053526161904" table:style-name="ce1">
            <text:p>70,31205353</text:p>
          </table:table-cell>
          <table:table-cell office:value-type="float" office:value="43.79" table:style-name="ce1">
            <text:p>43,79</text:p>
          </table:table-cell>
          <table:table-cell office:value-type="float" office:value="138.5762318405389" table:style-name="ce1">
            <text:p>138,5762318</text:p>
          </table:table-cell>
          <table:table-cell table:number-columns-repeated="16359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Moldova</text:p>
          </table:table-cell>
          <table:table-cell table:style-name="ce5"/>
          <table:table-cell office:value-type="float" office:value="0.48" table:style-name="ce4">
            <text:p>0,48</text:p>
          </table:table-cell>
          <table:table-cell office:value-type="float" office:value="0.48" table:style-name="ce7">
            <text:p>0,48</text:p>
          </table:table-cell>
          <table:table-cell office:value-type="float" office:value="406.31" table:style-name="ce4">
            <text:p>406,31</text:p>
          </table:table-cell>
          <table:table-cell office:value-type="float" office:value="1314" table:style-name="ce4">
            <text:p>1314</text:p>
          </table:table-cell>
          <table:table-cell office:value-type="float" office:value="7000" table:style-name="ce4">
            <text:p>7000</text:p>
          </table:table-cell>
          <table:table-cell office:value-type="float" office:value="89" table:style-name="ce4">
            <text:p>89</text:p>
          </table:table-cell>
          <table:table-cell office:value-type="float" office:value="3044.2950000000001" table:style-name="ce4">
            <text:p>3044,295</text:p>
          </table:table-cell>
          <table:table-cell office:value-type="float" office:value="11.02" table:style-name="ce4">
            <text:p>11,02</text:p>
          </table:table-cell>
          <table:table-cell office:value-type="float" office:value="0" table:style-name="ce4">
            <text:p>0</text:p>
          </table:table-cell>
          <table:table-cell office:value-type="float" office:value="8.5389999999999997" table:style-name="ce4">
            <text:p>8,539</text:p>
          </table:table-cell>
          <table:table-cell office:value-type="float" office:value="42.8" table:style-name="ce4">
            <text:p>42,8</text:p>
          </table:table-cell>
          <table:table-cell office:value-type="float" office:value="127540000" table:style-name="ce4">
            <text:p>127540000</text:p>
          </table:table-cell>
          <table:table-cell office:value-type="float" office:value="0" table:style-name="ce4">
            <text:p>0</text:p>
          </table:table-cell>
          <table:table-cell office:value-type="float" office:value="-330530000" table:style-name="ce4">
            <text:p>-330530000</text:p>
          </table:table-cell>
          <table:table-cell office:value-type="float" office:value="-0.53563827276229858" table:style-name="ce1">
            <text:p>-0,535638273</text:p>
          </table:table-cell>
          <table:table-cell office:value-type="float" office:value="-0.46869668364524841" table:style-name="ce1">
            <text:p>-0,468696684</text:p>
          </table:table-cell>
          <table:table-cell office:value-type="float" office:value="-0.13722226023674011" table:style-name="ce1">
            <text:p>-0,13722226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0.312053526161904" table:style-name="ce1">
            <text:p>70,31205353</text:p>
          </table:table-cell>
          <table:table-cell office:value-type="float" office:value="54.795999999999999" table:style-name="ce1">
            <text:p>54,796</text:p>
          </table:table-cell>
          <table:table-cell office:value-type="float" office:value="126.163100130478" table:style-name="ce1">
            <text:p>126,1631001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Moldova</text:p>
          </table:table-cell>
          <table:table-cell table:style-name="ce5"/>
          <table:table-cell office:value-type="float" office:value="0.48" table:style-name="ce4">
            <text:p>0,48</text:p>
          </table:table-cell>
          <table:table-cell office:value-type="float" office:value="0.48" table:style-name="ce4">
            <text:p>0,48</text:p>
          </table:table-cell>
          <table:table-cell office:value-type="float" office:value="407.29" table:style-name="ce4">
            <text:p>407,29</text:p>
          </table:table-cell>
          <table:table-cell office:value-type="float" office:value="1291" table:style-name="ce4">
            <text:p>1291</text:p>
          </table:table-cell>
          <table:table-cell office:value-type="float" office:value="6000" table:style-name="ce4">
            <text:p>6000</text:p>
          </table:table-cell>
          <table:table-cell office:value-type="float" office:value="89" table:style-name="ce4">
            <text:p>89</text:p>
          </table:table-cell>
          <table:table-cell office:value-type="float" office:value="3310.1619999999998" table:style-name="ce4">
            <text:p>3310,162</text:p>
          </table:table-cell>
          <table:table-cell office:value-type="float" office:value="9.5" table:style-name="ce4">
            <text:p>9,5</text:p>
          </table:table-cell>
          <table:table-cell office:value-type="float" office:value="0" table:style-name="ce4">
            <text:p>0</text:p>
          </table:table-cell>
          <table:table-cell office:value-type="float" office:value="7.3659999999999997" table:style-name="ce4">
            <text:p>7,366</text:p>
          </table:table-cell>
          <table:table-cell office:value-type="float" office:value="39.799999999999997" table:style-name="ce4">
            <text:p>39,8</text:p>
          </table:table-cell>
          <table:table-cell office:value-type="float" office:value="103440000" table:style-name="ce4">
            <text:p>103440000</text:p>
          </table:table-cell>
          <table:table-cell office:value-type="float" office:value="0" table:style-name="ce4">
            <text:p>0</text:p>
          </table:table-cell>
          <table:table-cell office:value-type="float" office:value="-352940000" table:style-name="ce4">
            <text:p>-352940000</text:p>
          </table:table-cell>
          <table:table-cell office:value-type="float" office:value="-0.56082844734191895" table:style-name="ce1">
            <text:p>-0,560828447</text:p>
          </table:table-cell>
          <table:table-cell office:value-type="float" office:value="-0.54742823541164398" table:style-name="ce1">
            <text:p>-0,547428235</text:p>
          </table:table-cell>
          <table:table-cell office:value-type="float" office:value="-0.27016545832157135" table:style-name="ce1">
            <text:p>-0,270165458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0.312053526161904" table:style-name="ce1">
            <text:p>70,31205353</text:p>
          </table:table-cell>
          <table:table-cell office:value-type="float" office:value="53.677999999999997" table:style-name="ce1">
            <text:p>53,678</text:p>
          </table:table-cell>
          <table:table-cell office:value-type="float" office:value="124.50073959935293" table:style-name="ce1">
            <text:p>124,5007396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Moldova</text:p>
          </table:table-cell>
          <table:table-cell table:style-name="ce5"/>
          <table:table-cell office:value-type="float" office:value="0.47" table:style-name="ce4">
            <text:p>0,47</text:p>
          </table:table-cell>
          <table:table-cell office:value-type="float" office:value="0.48" table:style-name="ce4">
            <text:p>0,48</text:p>
          </table:table-cell>
          <table:table-cell office:value-type="float" office:value="408.28" table:style-name="ce4">
            <text:p>408,28</text:p>
          </table:table-cell>
          <table:table-cell office:value-type="float" office:value="1294" table:style-name="ce4">
            <text:p>1294</text:p>
          </table:table-cell>
          <table:table-cell office:value-type="float" office:value="7000" table:style-name="ce4">
            <text:p>7000</text:p>
          </table:table-cell>
          <table:table-cell office:value-type="float" office:value="89" table:style-name="ce4">
            <text:p>89</text:p>
          </table:table-cell>
          <table:table-cell office:value-type="float" office:value="3632.37" table:style-name="ce4">
            <text:p>3632,37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0" table:style-name="ce4">
            <text:p>0</text:p>
          </table:table-cell>
          <table:table-cell office:value-type="float" office:value="6.8449999999999998" table:style-name="ce4">
            <text:p>6,845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84050000" table:style-name="ce4">
            <text:p>84050000</text:p>
          </table:table-cell>
          <table:table-cell office:value-type="float" office:value="0" table:style-name="ce4">
            <text:p>0</text:p>
          </table:table-cell>
          <table:table-cell office:value-type="float" office:value="-418140000" table:style-name="ce4">
            <text:p>-418140000</text:p>
          </table:table-cell>
          <table:table-cell office:value-type="float" office:value="-0.58601862192153931" table:style-name="ce1">
            <text:p>-0,586018622</text:p>
          </table:table-cell>
          <table:table-cell office:value-type="float" office:value="-0.62615978717803955" table:style-name="ce1">
            <text:p>-0,626159787</text:p>
          </table:table-cell>
          <table:table-cell office:value-type="float" office:value="-0.40310865640640259" table:style-name="ce1">
            <text:p>-0,403108656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0.312053526161904" table:style-name="ce1">
            <text:p>70,31205353</text:p>
          </table:table-cell>
          <table:table-cell office:value-type="float" office:value="53.308" table:style-name="ce1">
            <text:p>53,308</text:p>
          </table:table-cell>
          <table:table-cell office:value-type="float" office:value="129.83952550153489" table:style-name="ce1">
            <text:p>129,8395255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Moldova</text:p>
          </table:table-cell>
          <table:table-cell table:style-name="ce5"/>
          <table:table-cell office:value-type="float" office:value="0.48" table:style-name="ce4">
            <text:p>0,48</text:p>
          </table:table-cell>
          <table:table-cell office:value-type="float" office:value="0.48" table:style-name="ce4">
            <text:p>0,48</text:p>
          </table:table-cell>
          <table:table-cell office:value-type="float" office:value="409.26" table:style-name="ce4">
            <text:p>409,26</text:p>
          </table:table-cell>
          <table:table-cell office:value-type="float" office:value="1616" table:style-name="ce4">
            <text:p>1616</text:p>
          </table:table-cell>
          <table:table-cell office:value-type="float" office:value="10000" table:style-name="ce4">
            <text:p>10000</text:p>
          </table:table-cell>
          <table:table-cell office:value-type="float" office:value="89" table:style-name="ce4">
            <text:p>89</text:p>
          </table:table-cell>
          <table:table-cell office:value-type="float" office:value="3959.6610000000001" table:style-name="ce4">
            <text:p>3959,661</text:p>
          </table:table-cell>
          <table:table-cell office:value-type="float" office:value="8.48" table:style-name="ce4">
            <text:p>8,48</text:p>
          </table:table-cell>
          <table:table-cell office:value-type="float" office:value="0" table:style-name="ce4">
            <text:p>0</text:p>
          </table:table-cell>
          <table:table-cell office:value-type="float" office:value="6.3780000000000001" table:style-name="ce4">
            <text:p>6,378</text:p>
          </table:table-cell>
          <table:table-cell office:value-type="float" office:value="28.5" table:style-name="ce4">
            <text:p>28,5</text:p>
          </table:table-cell>
          <table:table-cell office:value-type="float" office:value="73750000" table:style-name="ce4">
            <text:p>73750000</text:p>
          </table:table-cell>
          <table:table-cell office:value-type="float" office:value="0" table:style-name="ce4">
            <text:p>0</text:p>
          </table:table-cell>
          <table:table-cell office:value-type="float" office:value="-667300000" table:style-name="ce4">
            <text:p>-667300000</text:p>
          </table:table-cell>
          <table:table-cell office:value-type="float" office:value="-0.66701316833496094" table:style-name="ce1">
            <text:p>-0,667013168</text:p>
          </table:table-cell>
          <table:table-cell office:value-type="float" office:value="-0.53944510221481323" table:style-name="ce1">
            <text:p>-0,539445102</text:p>
          </table:table-cell>
          <table:table-cell office:value-type="float" office:value="-0.41021201014518738" table:style-name="ce1">
            <text:p>-0,41021201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1.182451478806996" table:style-name="ce1">
            <text:p>71,18245148</text:p>
          </table:table-cell>
          <table:table-cell office:value-type="float" office:value="53.597000000000001" table:style-name="ce1">
            <text:p>53,597</text:p>
          </table:table-cell>
          <table:table-cell office:value-type="float" office:value="140.05652992505159" table:style-name="ce1">
            <text:p>140,0565299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Moldova</text:p>
          </table:table-cell>
          <table:table-cell office:value-type="float" office:value="37.6" table:style-name="ce4">
            <text:p>37,6</text:p>
          </table:table-cell>
          <table:table-cell office:value-type="float" office:value="0.46" table:style-name="ce4">
            <text:p>0,46</text:p>
          </table:table-cell>
          <table:table-cell office:value-type="float" office:value="0.47" table:style-name="ce4">
            <text:p>0,47</text:p>
          </table:table-cell>
          <table:table-cell office:value-type="float" office:value="410.25308000000001" table:style-name="ce4">
            <text:p>410,25308</text:p>
          </table:table-cell>
          <table:table-cell office:value-type="float" office:value="1706" table:style-name="ce4">
            <text:p>1706</text:p>
          </table:table-cell>
          <table:table-cell office:value-type="float" office:value="7166" table:style-name="ce4">
            <text:p>7166</text:p>
          </table:table-cell>
          <table:table-cell office:value-type="float" office:value="89" table:style-name="ce4">
            <text:p>89</text:p>
          </table:table-cell>
          <table:table-cell office:value-type="float" office:value="4377.6549999999997" table:style-name="ce4">
            <text:p>4377,655</text:p>
          </table:table-cell>
          <table:table-cell office:value-type="float" office:value="9.42" table:style-name="ce4">
            <text:p>9,42</text:p>
          </table:table-cell>
          <table:table-cell office:value-type="float" office:value="0" table:style-name="ce4">
            <text:p>0</text:p>
          </table:table-cell>
          <table:table-cell office:value-type="float" office:value="6.3739999999999997" table:style-name="ce4">
            <text:p>6,374</text:p>
          </table:table-cell>
          <table:table-cell office:value-type="float" office:value="29.5" table:style-name="ce4">
            <text:p>29,5</text:p>
          </table:table-cell>
          <table:table-cell office:value-type="float" office:value="151010000" table:style-name="ce4">
            <text:p>151010000</text:p>
          </table:table-cell>
          <table:table-cell office:value-type="float" office:value="0" table:style-name="ce4">
            <text:p>0</text:p>
          </table:table-cell>
          <table:table-cell office:value-type="float" office:value="-775140000" table:style-name="ce4">
            <text:p>-775140000</text:p>
          </table:table-cell>
          <table:table-cell office:value-type="float" office:value="-0.84572142362594604" table:style-name="ce1">
            <text:p>-0,845721424</text:p>
          </table:table-cell>
          <table:table-cell office:value-type="float" office:value="-0.36706992983818054" table:style-name="ce1">
            <text:p>-0,36706993</text:p>
          </table:table-cell>
          <table:table-cell office:value-type="float" office:value="-0.43048638105392456" table:style-name="ce1">
            <text:p>-0,430486381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2.236720371173504" table:style-name="ce1">
            <text:p>72,23672037</text:p>
          </table:table-cell>
          <table:table-cell office:value-type="float" office:value="51.6" table:style-name="ce1">
            <text:p>51,6</text:p>
          </table:table-cell>
          <table:table-cell office:value-type="float" office:value="132.69906968031967" table:style-name="ce1">
            <text:p>132,6990697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Moldova</text:p>
          </table:table-cell>
          <table:table-cell office:value-type="float" office:value="37.5" table:style-name="ce4">
            <text:p>37,5</text:p>
          </table:table-cell>
          <table:table-cell office:value-type="float" office:value="0.48" table:style-name="ce4">
            <text:p>0,48</text:p>
          </table:table-cell>
          <table:table-cell office:value-type="float" office:value="0.48" table:style-name="ce4">
            <text:p>0,48</text:p>
          </table:table-cell>
          <table:table-cell office:value-type="float" office:value="411.24518999999998" table:style-name="ce4">
            <text:p>411,24519</text:p>
          </table:table-cell>
          <table:table-cell office:value-type="float" office:value="2056" table:style-name="ce4">
            <text:p>2056</text:p>
          </table:table-cell>
          <table:table-cell office:value-type="float" office:value="6828" table:style-name="ce4">
            <text:p>6828</text:p>
          </table:table-cell>
          <table:table-cell office:value-type="float" office:value="89" table:style-name="ce4">
            <text:p>89</text:p>
          </table:table-cell>
          <table:table-cell office:value-type="float" office:value="4865.3739999999998" table:style-name="ce4">
            <text:p>4865,374</text:p>
          </table:table-cell>
          <table:table-cell office:value-type="float" office:value="10.781669300000001" table:style-name="ce4">
            <text:p>10,7816693</text:p>
          </table:table-cell>
          <table:table-cell office:value-type="float" office:value="0" table:style-name="ce4">
            <text:p>0</text:p>
          </table:table-cell>
          <table:table-cell office:value-type="float" office:value="5.633" table:style-name="ce4">
            <text:p>5,633</text:p>
          </table:table-cell>
          <table:table-cell office:value-type="float" office:value="31.9" table:style-name="ce4">
            <text:p>31,9</text:p>
          </table:table-cell>
          <table:table-cell office:value-type="float" office:value="190700000" table:style-name="ce4">
            <text:p>190700000</text:p>
          </table:table-cell>
          <table:table-cell office:value-type="float" office:value="0" table:style-name="ce4">
            <text:p>0</text:p>
          </table:table-cell>
          <table:table-cell office:value-type="float" office:value="-1212240000" table:style-name="ce4">
            <text:p>-1212240000</text:p>
          </table:table-cell>
          <table:table-cell office:value-type="float" office:value="-0.75348740816116333" table:style-name="ce1">
            <text:p>-0,753487408</text:p>
          </table:table-cell>
          <table:table-cell office:value-type="float" office:value="-0.35152873396873474" table:style-name="ce1">
            <text:p>-0,351528734</text:p>
          </table:table-cell>
          <table:table-cell office:value-type="float" office:value="-0.46067732572555542" table:style-name="ce1">
            <text:p>-0,460677326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2.113833739868099" table:style-name="ce1">
            <text:p>72,11383374</text:p>
          </table:table-cell>
          <table:table-cell office:value-type="float" office:value="51.726999999999997" table:style-name="ce1">
            <text:p>51,727</text:p>
          </table:table-cell>
          <table:table-cell office:value-type="float" office:value="143.02356846913841" table:style-name="ce1">
            <text:p>143,0235685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Moldova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0.46" table:style-name="ce4">
            <text:p>0,46</text:p>
          </table:table-cell>
          <table:table-cell office:value-type="float" office:value="0.48" table:style-name="ce4">
            <text:p>0,48</text:p>
          </table:table-cell>
          <table:table-cell office:value-type="float" office:value="412.23730999999998" table:style-name="ce4">
            <text:p>412,23731</text:p>
          </table:table-cell>
          <table:table-cell office:value-type="float" office:value="1968" table:style-name="ce4">
            <text:p>1968</text:p>
          </table:table-cell>
          <table:table-cell office:value-type="float" office:value="6685" table:style-name="ce4">
            <text:p>6685</text:p>
          </table:table-cell>
          <table:table-cell office:value-type="float" office:value="86" table:style-name="ce4">
            <text:p>86</text:p>
          </table:table-cell>
          <table:table-cell office:value-type="float" office:value="5270.8710000000001" table:style-name="ce4">
            <text:p>5270,871</text:p>
          </table:table-cell>
          <table:table-cell office:value-type="float" office:value="10.5750574" table:style-name="ce4">
            <text:p>10,5750574</text:p>
          </table:table-cell>
          <table:table-cell office:value-type="float" office:value="0" table:style-name="ce4">
            <text:p>0</text:p>
          </table:table-cell>
          <table:table-cell office:value-type="float" office:value="4.26" table:style-name="ce4">
            <text:p>4,26</text:p>
          </table:table-cell>
          <table:table-cell office:value-type="float" office:value="24" table:style-name="ce4">
            <text:p>24</text:p>
          </table:table-cell>
          <table:table-cell office:value-type="float" office:value="258680000" table:style-name="ce4">
            <text:p>258680000</text:p>
          </table:table-cell>
          <table:table-cell office:value-type="float" office:value="0" table:style-name="ce4">
            <text:p>0</text:p>
          </table:table-cell>
          <table:table-cell office:value-type="float" office:value="-1603240000" table:style-name="ce4">
            <text:p>-1603240000</text:p>
          </table:table-cell>
          <table:table-cell office:value-type="float" office:value="-0.79971152544021606" table:style-name="ce1">
            <text:p>-0,799711525</text:p>
          </table:table-cell>
          <table:table-cell office:value-type="float" office:value="-0.51764994859695435" table:style-name="ce1">
            <text:p>-0,517649949</text:p>
          </table:table-cell>
          <table:table-cell office:value-type="float" office:value="-0.34809139370918274" table:style-name="ce1">
            <text:p>-0,348091394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3.339625241872" table:style-name="ce1">
            <text:p>73,33962524</text:p>
          </table:table-cell>
          <table:table-cell office:value-type="float" office:value="55.652999999999999" table:style-name="ce1">
            <text:p>55,653</text:p>
          </table:table-cell>
          <table:table-cell office:value-type="float" office:value="137.15476381999375" table:style-name="ce1">
            <text:p>137,1547638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Moldova</text:p>
          </table:table-cell>
          <table:table-cell office:value-type="float" office:value="37" table:style-name="ce4">
            <text:p>37</text:p>
          </table:table-cell>
          <table:table-cell office:value-type="float" office:value="0.48" table:style-name="ce4">
            <text:p>0,48</text:p>
          </table:table-cell>
          <table:table-cell office:value-type="float" office:value="0.47" table:style-name="ce4">
            <text:p>0,47</text:p>
          </table:table-cell>
          <table:table-cell office:value-type="float" office:value="413.23664000000002" table:style-name="ce4">
            <text:p>413,23664</text:p>
          </table:table-cell>
          <table:table-cell office:value-type="float" office:value="2070" table:style-name="ce4">
            <text:p>2070</text:p>
          </table:table-cell>
          <table:table-cell office:value-type="float" office:value="7172" table:style-name="ce4">
            <text:p>7172</text:p>
          </table:table-cell>
          <table:table-cell office:value-type="float" office:value="90" table:style-name="ce4">
            <text:p>90</text:p>
          </table:table-cell>
          <table:table-cell office:value-type="float" office:value="5588.6530000000002" table:style-name="ce4">
            <text:p>5588,653</text:p>
          </table:table-cell>
          <table:table-cell office:value-type="float" office:value="11.042387" table:style-name="ce4">
            <text:p>11,042387</text:p>
          </table:table-cell>
          <table:table-cell office:value-type="float" office:value="0" table:style-name="ce4">
            <text:p>0</text:p>
          </table:table-cell>
          <table:table-cell office:value-type="float" office:value="2.7490000000000001" table:style-name="ce4">
            <text:p>2,749</text:p>
          </table:table-cell>
          <table:table-cell office:value-type="float" office:value="22.3" table:style-name="ce4">
            <text:p>22,3</text:p>
          </table:table-cell>
          <table:table-cell office:value-type="float" office:value="536020000" table:style-name="ce4">
            <text:p>536020000</text:p>
          </table:table-cell>
          <table:table-cell office:value-type="float" office:value="0" table:style-name="ce4">
            <text:p>0</text:p>
          </table:table-cell>
          <table:table-cell office:value-type="float" office:value="-2319790000" table:style-name="ce4">
            <text:p>-2319790000</text:p>
          </table:table-cell>
          <table:table-cell office:value-type="float" office:value="-0.83270710706710815" table:style-name="ce1">
            <text:p>-0,832707107</text:p>
          </table:table-cell>
          <table:table-cell office:value-type="float" office:value="-0.50661295652389526" table:style-name="ce1">
            <text:p>-0,506612957</text:p>
          </table:table-cell>
          <table:table-cell office:value-type="float" office:value="-0.28388822078704834" table:style-name="ce1">
            <text:p>-0,283888221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2.919998168945298" table:style-name="ce1">
            <text:p>72,91999817</text:p>
          </table:table-cell>
          <table:table-cell office:value-type="float" office:value="57.244" table:style-name="ce1">
            <text:p>57,244</text:p>
          </table:table-cell>
          <table:table-cell office:value-type="float" office:value="142.72053902302076" table:style-name="ce1">
            <text:p>142,720539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Moldova</text:p>
          </table:table-cell>
          <table:table-cell office:value-type="float" office:value="36.5" table:style-name="ce4">
            <text:p>36,5</text:p>
          </table:table-cell>
          <table:table-cell office:value-type="float" office:value="0.48" table:style-name="ce4">
            <text:p>0,48</text:p>
          </table:table-cell>
          <table:table-cell office:value-type="float" office:value="0.48" table:style-name="ce4">
            <text:p>0,48</text:p>
          </table:table-cell>
          <table:table-cell office:value-type="float" office:value="414.23597000000001" table:style-name="ce4">
            <text:p>414,23597</text:p>
          </table:table-cell>
          <table:table-cell office:value-type="float" office:value="2749" table:style-name="ce4">
            <text:p>2749</text:p>
          </table:table-cell>
          <table:table-cell office:value-type="float" office:value="6988" table:style-name="ce4">
            <text:p>6988</text:p>
          </table:table-cell>
          <table:table-cell office:value-type="float" office:value="90" table:style-name="ce4">
            <text:p>90</text:p>
          </table:table-cell>
          <table:table-cell office:value-type="float" office:value="6151.8140000000003" table:style-name="ce4">
            <text:p>6151,814</text:p>
          </table:table-cell>
          <table:table-cell office:value-type="float" office:value="11.28834329" table:style-name="ce4">
            <text:p>11,28834329</text:p>
          </table:table-cell>
          <table:table-cell office:value-type="float" office:value="0" table:style-name="ce4">
            <text:p>0</text:p>
          </table:table-cell>
          <table:table-cell office:value-type="float" office:value="2.097" table:style-name="ce4">
            <text:p>2,097</text:p>
          </table:table-cell>
          <table:table-cell office:value-type="float" office:value="20.8" table:style-name="ce4">
            <text:p>20,8</text:p>
          </table:table-cell>
          <table:table-cell office:value-type="float" office:value="726610000" table:style-name="ce4">
            <text:p>726610000</text:p>
          </table:table-cell>
          <table:table-cell office:value-type="float" office:value="0" table:style-name="ce4">
            <text:p>0</text:p>
          </table:table-cell>
          <table:table-cell office:value-type="float" office:value="-3219160000" table:style-name="ce4">
            <text:p>-3219160000</text:p>
          </table:table-cell>
          <table:table-cell office:value-type="float" office:value="-0.78443080186843872" table:style-name="ce1">
            <text:p>-0,784430802</text:p>
          </table:table-cell>
          <table:table-cell office:value-type="float" office:value="-0.42404124140739441" table:style-name="ce1">
            <text:p>-0,424041241</text:p>
          </table:table-cell>
          <table:table-cell office:value-type="float" office:value="-0.20178388059139252" table:style-name="ce1">
            <text:p>-0,201783881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4.199996948242202" table:style-name="ce1">
            <text:p>74,19999695</text:p>
          </table:table-cell>
          <table:table-cell office:value-type="float" office:value="58.351999999999997" table:style-name="ce1">
            <text:p>58,352</text:p>
          </table:table-cell>
          <table:table-cell office:value-type="float" office:value="134.42160134770035" table:style-name="ce1">
            <text:p>134,4216013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Moldova</text:p>
          </table:table-cell>
          <table:table-cell office:value-type="float" office:value="36.1" table:style-name="ce4">
            <text:p>36,1</text:p>
          </table:table-cell>
          <table:table-cell office:value-type="float" office:value="0.47" table:style-name="ce4">
            <text:p>0,47</text:p>
          </table:table-cell>
          <table:table-cell office:value-type="float" office:value="0.48" table:style-name="ce4">
            <text:p>0,48</text:p>
          </table:table-cell>
          <table:table-cell office:value-type="float" office:value="415.23531000000003" table:style-name="ce4">
            <text:p>415,23531</text:p>
          </table:table-cell>
          <table:table-cell office:value-type="float" office:value="2010" table:style-name="ce4">
            <text:p>2010</text:p>
          </table:table-cell>
          <table:table-cell office:value-type="float" office:value="6663" table:style-name="ce4">
            <text:p>6663</text:p>
          </table:table-cell>
          <table:table-cell office:value-type="float" office:value="90" table:style-name="ce4">
            <text:p>90</text:p>
          </table:table-cell>
          <table:table-cell office:value-type="float" office:value="5827.1220000000003" table:style-name="ce4">
            <text:p>5827,122</text:p>
          </table:table-cell>
          <table:table-cell office:value-type="float" office:value="14.08708878" table:style-name="ce4">
            <text:p>14,08708878</text:p>
          </table:table-cell>
          <table:table-cell office:value-type="float" office:value="0" table:style-name="ce4">
            <text:p>0</text:p>
          </table:table-cell>
          <table:table-cell office:value-type="float" office:value="3.02" table:style-name="ce4">
            <text:p>3,02</text:p>
          </table:table-cell>
          <table:table-cell office:value-type="float" office:value="21.2" table:style-name="ce4">
            <text:p>21,2</text:p>
          </table:table-cell>
          <table:table-cell office:value-type="float" office:value="263960000" table:style-name="ce4">
            <text:p>263960000</text:p>
          </table:table-cell>
          <table:table-cell office:value-type="float" office:value="0" table:style-name="ce4">
            <text:p>0</text:p>
          </table:table-cell>
          <table:table-cell office:value-type="float" office:value="-1998580000" table:style-name="ce4">
            <text:p>-1998580000</text:p>
          </table:table-cell>
          <table:table-cell office:value-type="float" office:value="-0.55625790357589722" table:style-name="ce1">
            <text:p>-0,556257904</text:p>
          </table:table-cell>
          <table:table-cell office:value-type="float" office:value="-0.4345950186252594" table:style-name="ce1">
            <text:p>-0,434595019</text:p>
          </table:table-cell>
          <table:table-cell office:value-type="float" office:value="-0.14440406858921051" table:style-name="ce1">
            <text:p>-0,144404069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5.190002441406193" table:style-name="ce1">
            <text:p>75,19000244</text:p>
          </table:table-cell>
          <table:table-cell office:value-type="float" office:value="58.872" table:style-name="ce1">
            <text:p>58,872</text:p>
          </table:table-cell>
          <table:table-cell office:value-type="float" office:value="110.36332685049462" table:style-name="ce1">
            <text:p>110,3633269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Moldova</text:p>
          </table:table-cell>
          <table:table-cell office:value-type="float" office:value="35.5" table:style-name="ce4">
            <text:p>35,5</text:p>
          </table:table-cell>
          <table:table-cell office:value-type="float" office:value="0.48" table:style-name="ce4">
            <text:p>0,48</text:p>
          </table:table-cell>
          <table:table-cell office:value-type="float" office:value="0.47" table:style-name="ce4">
            <text:p>0,47</text:p>
          </table:table-cell>
          <table:table-cell office:value-type="float" office:value="416.24191000000002" table:style-name="ce4">
            <text:p>416,24191</text:p>
          </table:table-cell>
          <table:table-cell office:value-type="float" office:value="2512" table:style-name="ce4">
            <text:p>2512</text:p>
          </table:table-cell>
          <table:table-cell office:value-type="float" office:value="4714" table:style-name="ce4">
            <text:p>4714</text:p>
          </table:table-cell>
          <table:table-cell office:value-type="float" office:value="94" table:style-name="ce4">
            <text:p>94</text:p>
          </table:table-cell>
          <table:table-cell office:value-type="float" office:value="6322.1580000000004" table:style-name="ce4">
            <text:p>6322,158</text:p>
          </table:table-cell>
          <table:table-cell office:value-type="float" office:value="10.917019760000001" table:style-name="ce4">
            <text:p>10,91701976</text:p>
          </table:table-cell>
          <table:table-cell office:value-type="float" office:value="0" table:style-name="ce4">
            <text:p>0</text:p>
          </table:table-cell>
          <table:table-cell office:value-type="float" office:value="2.97" table:style-name="ce4">
            <text:p>2,97</text:p>
          </table:table-cell>
          <table:table-cell office:value-type="float" office:value="18.5" table:style-name="ce4">
            <text:p>18,5</text:p>
          </table:table-cell>
          <table:table-cell office:value-type="float" office:value="297050000" table:style-name="ce4">
            <text:p>297050000</text:p>
          </table:table-cell>
          <table:table-cell office:value-type="float" office:value="0" table:style-name="ce4">
            <text:p>0</text:p>
          </table:table-cell>
          <table:table-cell office:value-type="float" office:value="-2255498750" table:style-name="ce4">
            <text:p>-2255498750</text:p>
          </table:table-cell>
          <table:table-cell office:value-type="float" office:value="-0.65664571523666382" table:style-name="ce1">
            <text:p>-0,656645715</text:p>
          </table:table-cell>
          <table:table-cell office:value-type="float" office:value="-0.35761108994483948" table:style-name="ce1">
            <text:p>-0,35761109</text:p>
          </table:table-cell>
          <table:table-cell office:value-type="float" office:value="-0.13256624341011047" table:style-name="ce1">
            <text:p>-0,13256624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4.400001525878906" table:style-name="ce1">
            <text:p>74,40000153</text:p>
          </table:table-cell>
          <table:table-cell office:value-type="float" office:value="61.51" table:style-name="ce1">
            <text:p>61,51</text:p>
          </table:table-cell>
          <table:table-cell office:value-type="float" office:value="87.93785189515728" table:style-name="ce1">
            <text:p>87,9378519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Moldova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0.47" table:style-name="ce4">
            <text:p>0,47</text:p>
          </table:table-cell>
          <table:table-cell office:value-type="float" office:value="0.47" table:style-name="ce4">
            <text:p>0,47</text:p>
          </table:table-cell>
          <table:table-cell office:value-type="float" office:value="417.24849999999998" table:style-name="ce4">
            <text:p>417,2485</text:p>
          </table:table-cell>
          <table:table-cell office:value-type="float" office:value="2704" table:style-name="ce4">
            <text:p>2704</text:p>
          </table:table-cell>
          <table:table-cell office:value-type="float" office:value="3920" table:style-name="ce4">
            <text:p>3920</text:p>
          </table:table-cell>
          <table:table-cell office:value-type="float" office:value="93" table:style-name="ce4">
            <text:p>93</text:p>
          </table:table-cell>
          <table:table-cell office:value-type="float" office:value="6832.942" table:style-name="ce4">
            <text:p>6832,942</text:p>
          </table:table-cell>
          <table:table-cell office:value-type="float" office:value="10.3481916" table:style-name="ce4">
            <text:p>10,3481916</text:p>
          </table:table-cell>
          <table:table-cell office:value-type="float" office:value="0" table:style-name="ce4">
            <text:p>0</text:p>
          </table:table-cell>
          <table:table-cell office:value-type="float" office:value="2.68" table:style-name="ce4">
            <text:p>2,68</text:p>
          </table:table-cell>
          <table:table-cell office:value-type="float" office:value="17" table:style-name="ce4">
            <text:p>17</text:p>
          </table:table-cell>
          <table:table-cell office:value-type="float" office:value="372880000" table:style-name="ce4">
            <text:p>372880000</text:p>
          </table:table-cell>
          <table:table-cell office:value-type="float" office:value="0" table:style-name="ce4">
            <text:p>0</text:p>
          </table:table-cell>
          <table:table-cell office:value-type="float" office:value="-2825503938" table:style-name="ce4">
            <text:p>-2825503938</text:p>
          </table:table-cell>
          <table:table-cell office:value-type="float" office:value="-0.60760176181793213" table:style-name="ce1">
            <text:p>-0,607601762</text:p>
          </table:table-cell>
          <table:table-cell office:value-type="float" office:value="-0.32768046855926514" table:style-name="ce1">
            <text:p>-0,327680469</text:p>
          </table:table-cell>
          <table:table-cell office:value-type="float" office:value="-0.10300300270318985" table:style-name="ce1">
            <text:p>-0,10300300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4.440002441406193" table:style-name="ce1">
            <text:p>74,44000244</text:p>
          </table:table-cell>
          <table:table-cell office:value-type="float" office:value="62.69" table:style-name="ce1">
            <text:p>62,69</text:p>
          </table:table-cell>
          <table:table-cell office:value-type="float" office:value="98.617596532655611" table:style-name="ce1">
            <text:p>98,61759653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Moldova</text:p>
          </table:table-cell>
          <table:table-cell office:value-type="float" office:value="34.1" table:style-name="ce4">
            <text:p>34,1</text:p>
          </table:table-cell>
          <table:table-cell office:value-type="float" office:value="0.47" table:style-name="ce4">
            <text:p>0,47</text:p>
          </table:table-cell>
          <table:table-cell office:value-type="float" office:value="0.48" table:style-name="ce4">
            <text:p>0,48</text:p>
          </table:table-cell>
          <table:table-cell office:value-type="float" office:value="418.25510000000003" table:style-name="ce4">
            <text:p>418,2551</text:p>
          </table:table-cell>
          <table:table-cell office:value-type="float" office:value="3093" table:style-name="ce4">
            <text:p>3093</text:p>
          </table:table-cell>
          <table:table-cell office:value-type="float" office:value="3062" table:style-name="ce4">
            <text:p>3062</text:p>
          </table:table-cell>
          <table:table-cell office:value-type="float" office:value="87" table:style-name="ce4">
            <text:p>87</text:p>
          </table:table-cell>
          <table:table-cell office:value-type="float" office:value="7254.6620000000003" table:style-name="ce4">
            <text:p>7254,662</text:p>
          </table:table-cell>
          <table:table-cell office:value-type="float" office:value="10.20276947" table:style-name="ce4">
            <text:p>10,20276947</text:p>
          </table:table-cell>
          <table:table-cell office:value-type="float" office:value="0" table:style-name="ce4">
            <text:p>0</text:p>
          </table:table-cell>
          <table:table-cell office:value-type="float" office:value="2.19" table:style-name="ce4">
            <text:p>2,19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251200000" table:style-name="ce4">
            <text:p>251200000</text:p>
          </table:table-cell>
          <table:table-cell office:value-type="float" office:value="0" table:style-name="ce4">
            <text:p>0</text:p>
          </table:table-cell>
          <table:table-cell office:value-type="float" office:value="-2959960000" table:style-name="ce4">
            <text:p>-2959960000</text:p>
          </table:table-cell>
          <table:table-cell office:value-type="float" office:value="-0.55792099237442017" table:style-name="ce1">
            <text:p>-0,557920992</text:p>
          </table:table-cell>
          <table:table-cell office:value-type="float" office:value="-0.32300740480422974" table:style-name="ce1">
            <text:p>-0,323007405</text:p>
          </table:table-cell>
          <table:table-cell office:value-type="float" office:value="-0.11593054980039597" table:style-name="ce1">
            <text:p>-0,1159305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4.550003051757798" table:style-name="ce1">
            <text:p>74,55000305</text:p>
          </table:table-cell>
          <table:table-cell office:value-type="float" office:value="63.393000000000001" table:style-name="ce1">
            <text:p>63,393</text:p>
          </table:table-cell>
          <table:table-cell office:value-type="float" office:value="96.306409833629431" table:style-name="ce1">
            <text:p>96,30640983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Moldova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0.46" table:style-name="ce4">
            <text:p>0,46</text:p>
          </table:table-cell>
          <table:table-cell office:value-type="float" office:value="0.47" table:style-name="ce4">
            <text:p>0,47</text:p>
          </table:table-cell>
          <table:table-cell office:value-type="float" office:value="419.26902000000001" table:style-name="ce4">
            <text:p>419,26902</text:p>
          </table:table-cell>
          <table:table-cell office:value-type="float" office:value="3349" table:style-name="ce4">
            <text:p>3349</text:p>
          </table:table-cell>
          <table:table-cell office:value-type="float" office:value="2585" table:style-name="ce4">
            <text:p>2585</text:p>
          </table:table-cell>
          <table:table-cell office:value-type="float" office:value="89" table:style-name="ce4">
            <text:p>89</text:p>
          </table:table-cell>
          <table:table-cell office:value-type="float" office:value="8232.5239999999994" table:style-name="ce4">
            <text:p>8232,524</text:p>
          </table:table-cell>
          <table:table-cell office:value-type="float" office:value="9.8976122039999996" table:style-name="ce4">
            <text:p>9,897612204</text:p>
          </table:table-cell>
          <table:table-cell office:value-type="float" office:value="0" table:style-name="ce4">
            <text:p>0</text:p>
          </table:table-cell>
          <table:table-cell office:value-type="float" office:value="1.89" table:style-name="ce4">
            <text:p>1,89</text:p>
          </table:table-cell>
          <table:table-cell office:value-type="float" office:value="15.1" table:style-name="ce4">
            <text:p>15,1</text:p>
          </table:table-cell>
          <table:table-cell office:value-type="float" office:value="241880000" table:style-name="ce4">
            <text:p>241880000</text:p>
          </table:table-cell>
          <table:table-cell office:value-type="float" office:value="0" table:style-name="ce4">
            <text:p>0</text:p>
          </table:table-cell>
          <table:table-cell office:value-type="float" office:value="-2986360000" table:style-name="ce4">
            <text:p>-2986360000</text:p>
          </table:table-cell>
          <table:table-cell office:value-type="float" office:value="-0.40767017006874084" table:style-name="ce1">
            <text:p>-0,40767017</text:p>
          </table:table-cell>
          <table:table-cell office:value-type="float" office:value="-0.37009644508361816" table:style-name="ce1">
            <text:p>-0,370096445</text:p>
          </table:table-cell>
          <table:table-cell office:value-type="float" office:value="-8.5767805576324463E-2" table:style-name="ce1">
            <text:p>-0,08576780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4.110000610351605" table:style-name="ce1">
            <text:p>74,11000061</text:p>
          </table:table-cell>
          <table:table-cell office:value-type="float" office:value="64.027000000000001" table:style-name="ce1">
            <text:p>64,027</text:p>
          </table:table-cell>
          <table:table-cell office:value-type="float" office:value="95.687296833238349" table:style-name="ce1">
            <text:p>95,68729683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Moldova</text:p>
          </table:table-cell>
          <table:table-cell office:value-type="float" office:value="32.5" table:style-name="ce4">
            <text:p>32,5</text:p>
          </table:table-cell>
          <table:table-cell office:value-type="float" office:value="0.46" table:style-name="ce4">
            <text:p>0,46</text:p>
          </table:table-cell>
          <table:table-cell office:value-type="float" office:value="0.48" table:style-name="ce4">
            <text:p>0,48</text:p>
          </table:table-cell>
          <table:table-cell office:value-type="float" office:value="420.28294" table:style-name="ce4">
            <text:p>420,28294</text:p>
          </table:table-cell>
          <table:table-cell office:value-type="float" office:value="4187" table:style-name="ce4">
            <text:p>4187</text:p>
          </table:table-cell>
          <table:table-cell office:value-type="float" office:value="2374" table:style-name="ce4">
            <text:p>2374</text:p>
          </table:table-cell>
          <table:table-cell office:value-type="float" office:value="82" table:style-name="ce4">
            <text:p>82</text:p>
          </table:table-cell>
          <table:table-cell office:value-type="float" office:value="8643.0640000000003" table:style-name="ce4">
            <text:p>8643,064</text:p>
          </table:table-cell>
          <table:table-cell office:value-type="float" office:value="9.8817339680000007" table:style-name="ce4">
            <text:p>9,881733968</text:p>
          </table:table-cell>
          <table:table-cell office:value-type="float" office:value="0" table:style-name="ce4">
            <text:p>0</text:p>
          </table:table-cell>
          <table:table-cell office:value-type="float" office:value="1.45" table:style-name="ce4">
            <text:p>1,45</text:p>
          </table:table-cell>
          <table:table-cell office:value-type="float" office:value="13.2" table:style-name="ce4">
            <text:p>13,2</text:p>
          </table:table-cell>
          <table:table-cell office:value-type="float" office:value="345900000" table:style-name="ce4">
            <text:p>345900000</text:p>
          </table:table-cell>
          <table:table-cell office:value-type="float" office:value="0" table:style-name="ce4">
            <text:p>0</text:p>
          </table:table-cell>
          <table:table-cell office:value-type="float" office:value="-2913560000" table:style-name="ce4">
            <text:p>-2913560000</text:p>
          </table:table-cell>
          <table:table-cell office:value-type="float" office:value="-0.41993334889411926" table:style-name="ce1">
            <text:p>-0,419933349</text:p>
          </table:table-cell>
          <table:table-cell office:value-type="float" office:value="-0.24621203541755676" table:style-name="ce1">
            <text:p>-0,246212035</text:p>
          </table:table-cell>
          <table:table-cell office:value-type="float" office:value="1.4869668520987034E-2" table:style-name="ce1">
            <text:p>0,01486966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4.720001220703097" table:style-name="ce1">
            <text:p>74,72000122</text:p>
          </table:table-cell>
          <table:table-cell office:value-type="float" office:value="68.278000000000006" table:style-name="ce1">
            <text:p>68,278</text:p>
          </table:table-cell>
          <table:table-cell office:value-type="float" office:value="94.228291969092766" table:style-name="ce1">
            <text:p>94,22829197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Moldova</text:p>
          </table:table-cell>
          <table:table-cell office:value-type="float" office:value="31.9" table:style-name="ce4">
            <text:p>31,9</text:p>
          </table:table-cell>
          <table:table-cell office:value-type="float" office:value="0.46" table:style-name="ce4">
            <text:p>0,46</text:p>
          </table:table-cell>
          <table:table-cell office:value-type="float" office:value="0.48" table:style-name="ce4">
            <text:p>0,48</text:p>
          </table:table-cell>
          <table:table-cell office:value-type="float" office:value="421.29685999999998" table:style-name="ce4">
            <text:p>421,29686</text:p>
          </table:table-cell>
          <table:table-cell office:value-type="float" office:value="4209" table:style-name="ce4">
            <text:p>4209</text:p>
          </table:table-cell>
          <table:table-cell office:value-type="float" office:value="2236" table:style-name="ce4">
            <text:p>2236</text:p>
          </table:table-cell>
          <table:table-cell office:value-type="float" office:value="84" table:style-name="ce4">
            <text:p>84</text:p>
          </table:table-cell>
          <table:table-cell office:value-type="float" office:value="9312.7350000000006" table:style-name="ce4">
            <text:p>9312,735</text:p>
          </table:table-cell>
          <table:table-cell office:value-type="float" office:value="10.115973609999999" table:style-name="ce4">
            <text:p>10,11597361</text:p>
          </table:table-cell>
          <table:table-cell office:value-type="float" office:value="0" table:style-name="ce4">
            <text:p>0</text:p>
          </table:table-cell>
          <table:table-cell office:value-type="float" office:value="1.78" table:style-name="ce4">
            <text:p>1,78</text:p>
          </table:table-cell>
          <table:table-cell office:value-type="float" office:value="12.5" table:style-name="ce4">
            <text:p>12,5</text:p>
          </table:table-cell>
          <table:table-cell office:value-type="float" office:value="225870000" table:style-name="ce4">
            <text:p>225870000</text:p>
          </table:table-cell>
          <table:table-cell office:value-type="float" office:value="0" table:style-name="ce4">
            <text:p>0</text:p>
          </table:table-cell>
          <table:table-cell office:value-type="float" office:value="-1991460000" table:style-name="ce4">
            <text:p>-1991460000</text:p>
          </table:table-cell>
          <table:table-cell office:value-type="float" office:value="-0.72113907337188721" table:style-name="ce1">
            <text:p>-0,721139073</text:p>
          </table:table-cell>
          <table:table-cell office:value-type="float" office:value="-0.38366597890853882" table:style-name="ce1">
            <text:p>-0,383665979</text:p>
          </table:table-cell>
          <table:table-cell office:value-type="float" office:value="-8.0935068428516388E-2" table:style-name="ce1">
            <text:p>-0,08093506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4.730003356933594" table:style-name="ce1">
            <text:p>74,73000336</text:p>
          </table:table-cell>
          <table:table-cell office:value-type="float" office:value="68.992000000000004" table:style-name="ce1">
            <text:p>68,992</text:p>
          </table:table-cell>
          <table:table-cell office:value-type="float" office:value="88.966415456532289" table:style-name="ce1">
            <text:p>88,96641546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Moldova</text:p>
          </table:table-cell>
          <table:table-cell office:value-type="float" office:value="31.5" table:style-name="ce4">
            <text:p>31,5</text:p>
          </table:table-cell>
          <table:table-cell office:value-type="float" office:value="0.43" table:style-name="ce4">
            <text:p>0,43</text:p>
          </table:table-cell>
          <table:table-cell office:value-type="float" office:value="0.48" table:style-name="ce4">
            <text:p>0,48</text:p>
          </table:table-cell>
          <table:table-cell office:value-type="float" office:value="422.31815999999998" table:style-name="ce4">
            <text:p>422,31816</text:p>
          </table:table-cell>
          <table:table-cell office:value-type="float" office:value="4080" table:style-name="ce4">
            <text:p>4080</text:p>
          </table:table-cell>
          <table:table-cell office:value-type="float" office:value="2507" table:style-name="ce4">
            <text:p>2507</text:p>
          </table:table-cell>
          <table:table-cell office:value-type="float" office:value="100" table:style-name="ce4">
            <text:p>100</text:p>
          </table:table-cell>
          <table:table-cell office:value-type="float" office:value="10487.64" table:style-name="ce4">
            <text:p>10487,64</text:p>
          </table:table-cell>
          <table:table-cell office:value-type="float" office:value="9.9073116520000006" table:style-name="ce4">
            <text:p>9,907311652</text:p>
          </table:table-cell>
          <table:table-cell office:value-type="float" office:value="0" table:style-name="ce4">
            <text:p>0</text:p>
          </table:table-cell>
          <table:table-cell office:value-type="float" office:value="1.59" table:style-name="ce4">
            <text:p>1,59</text:p>
          </table:table-cell>
          <table:table-cell office:value-type="float" office:value="11.4" table:style-name="ce4">
            <text:p>11,4</text:p>
          </table:table-cell>
          <table:table-cell office:value-type="float" office:value="87440000" table:style-name="ce4">
            <text:p>87440000</text:p>
          </table:table-cell>
          <table:table-cell office:value-type="float" office:value="0" table:style-name="ce4">
            <text:p>0</text:p>
          </table:table-cell>
          <table:table-cell office:value-type="float" office:value="-1858100000" table:style-name="ce4">
            <text:p>-1858100000</text:p>
          </table:table-cell>
          <table:table-cell office:value-type="float" office:value="-0.69378721714019775" table:style-name="ce1">
            <text:p>-0,693787217</text:p>
          </table:table-cell>
          <table:table-cell office:value-type="float" office:value="-0.52921909093856812" table:style-name="ce1">
            <text:p>-0,529219091</text:p>
          </table:table-cell>
          <table:table-cell office:value-type="float" office:value="-0.1331951767206192" table:style-name="ce1">
            <text:p>-0,13319517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2.678516322225207" table:style-name="ce1">
            <text:p>72,67851632</text:p>
          </table:table-cell>
          <table:table-cell office:value-type="float" office:value="68.819000000000003" table:style-name="ce1">
            <text:p>68,819</text:p>
          </table:table-cell>
          <table:table-cell office:value-type="float" office:value="89.004683718867071" table:style-name="ce1">
            <text:p>89,00468372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Moldova</text:p>
          </table:table-cell>
          <table:table-cell office:value-type="float" office:value="31.2" table:style-name="ce4">
            <text:p>31,2</text:p>
          </table:table-cell>
          <table:table-cell office:value-type="float" office:value="0.43" table:style-name="ce4">
            <text:p>0,43</text:p>
          </table:table-cell>
          <table:table-cell office:value-type="float" office:value="0.47" table:style-name="ce4">
            <text:p>0,47</text:p>
          </table:table-cell>
          <table:table-cell office:value-type="float" office:value="423.33945" table:style-name="ce4">
            <text:p>423,33945</text:p>
          </table:table-cell>
          <table:table-cell office:value-type="float" office:value="3708" table:style-name="ce4">
            <text:p>3708</text:p>
          </table:table-cell>
          <table:table-cell office:value-type="float" office:value="2111" table:style-name="ce4">
            <text:p>2111</text:p>
          </table:table-cell>
          <table:table-cell office:value-type="float" office:value="89" table:style-name="ce4">
            <text:p>89</text:p>
          </table:table-cell>
          <table:table-cell office:value-type="float" office:value="11464.02" table:style-name="ce4">
            <text:p>11464,02</text:p>
          </table:table-cell>
          <table:table-cell office:value-type="float" office:value="9.9186799039999993" table:style-name="ce4">
            <text:p>9,918679904</text:p>
          </table:table-cell>
          <table:table-cell office:value-type="float" office:value="0" table:style-name="ce4">
            <text:p>0</text:p>
          </table:table-cell>
          <table:table-cell office:value-type="float" office:value="1.62" table:style-name="ce4">
            <text:p>1,62</text:p>
          </table:table-cell>
          <table:table-cell office:value-type="float" office:value="12" table:style-name="ce4">
            <text:p>12</text:p>
          </table:table-cell>
          <table:table-cell office:value-type="float" office:value="149520000" table:style-name="ce4">
            <text:p>149520000</text:p>
          </table:table-cell>
          <table:table-cell office:value-type="float" office:value="0" table:style-name="ce4">
            <text:p>0</text:p>
          </table:table-cell>
          <table:table-cell office:value-type="float" office:value="-2254560000" table:style-name="ce4">
            <text:p>-2254560000</text:p>
          </table:table-cell>
          <table:table-cell office:value-type="float" office:value="-0.57728850841522217" table:style-name="ce1">
            <text:p>-0,577288508</text:p>
          </table:table-cell>
          <table:table-cell office:value-type="float" office:value="-0.45182839035987854" table:style-name="ce1">
            <text:p>-0,45182839</text:p>
          </table:table-cell>
          <table:table-cell office:value-type="float" office:value="-5.2342265844345093E-2" table:style-name="ce1">
            <text:p>-0,05234226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4.007131725557898" table:style-name="ce1">
            <text:p>74,00713173</text:p>
          </table:table-cell>
          <table:table-cell office:value-type="float" office:value="67.247" table:style-name="ce1">
            <text:p>67,247</text:p>
          </table:table-cell>
          <table:table-cell office:value-type="float" office:value="88.623390275437842" table:style-name="ce1">
            <text:p>88,62339028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Moldova</text:p>
          </table:table-cell>
          <table:table-cell office:value-type="float" office:value="31" table:style-name="ce4">
            <text:p>31</text:p>
          </table:table-cell>
          <table:table-cell office:value-type="float" office:value="0.43" table:style-name="ce4">
            <text:p>0,43</text:p>
          </table:table-cell>
          <table:table-cell office:value-type="float" office:value="0.47" table:style-name="ce4">
            <text:p>0,47</text:p>
          </table:table-cell>
          <table:table-cell office:value-type="float" office:value="424.36074000000002" table:style-name="ce4">
            <text:p>424,36074</text:p>
          </table:table-cell>
          <table:table-cell office:value-type="float" office:value="4223" table:style-name="ce4">
            <text:p>4223</text:p>
          </table:table-cell>
          <table:table-cell office:value-type="float" office:value="2243" table:style-name="ce4">
            <text:p>2243</text:p>
          </table:table-cell>
          <table:table-cell office:value-type="float" office:value="88" table:style-name="ce4">
            <text:p>88</text:p>
          </table:table-cell>
          <table:table-cell office:value-type="float" office:value="12434.65" table:style-name="ce4">
            <text:p>12434,65</text:p>
          </table:table-cell>
          <table:table-cell office:value-type="float" office:value="10.289817879999999" table:style-name="ce4">
            <text:p>10,28981788</text:p>
          </table:table-cell>
          <table:table-cell office:value-type="float" office:value="0" table:style-name="ce4">
            <text:p>0</text:p>
          </table:table-cell>
          <table:table-cell office:value-type="float" office:value="1.24" table:style-name="ce4">
            <text:p>1,24</text:p>
          </table:table-cell>
          <table:table-cell office:value-type="float" office:value="10.5" table:style-name="ce4">
            <text:p>10,5</text:p>
          </table:table-cell>
          <table:table-cell office:value-type="float" office:value="309640000" table:style-name="ce4">
            <text:p>309640000</text:p>
          </table:table-cell>
          <table:table-cell office:value-type="float" office:value="0" table:style-name="ce4">
            <text:p>0</text:p>
          </table:table-cell>
          <table:table-cell office:value-type="float" office:value="-2938010000" table:style-name="ce4">
            <text:p>-2938010000</text:p>
          </table:table-cell>
          <table:table-cell office:value-type="float" office:value="-0.50596755743026733" table:style-name="ce1">
            <text:p>-0,505967557</text:p>
          </table:table-cell>
          <table:table-cell office:value-type="float" office:value="-0.43880274891853333" table:style-name="ce1">
            <text:p>-0,438802749</text:p>
          </table:table-cell>
          <table:table-cell office:value-type="float" office:value="-3.2315399497747421E-2" table:style-name="ce1">
            <text:p>-0,032315399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75.239997863769503" table:style-name="ce1">
            <text:p>75,23999786</text:p>
          </table:table-cell>
          <table:table-cell office:value-type="float" office:value="66.251000000000005" table:style-name="ce1">
            <text:p>66,251</text:p>
          </table:table-cell>
          <table:table-cell office:value-type="float" office:value="87.446787427564757" table:style-name="ce1">
            <text:p>87,44678743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Moldova</text:p>
          </table:table-cell>
          <table:table-cell office:value-type="float" office:value="31" table:style-name="ce4">
            <text:p>31</text:p>
          </table:table-cell>
          <table:table-cell office:value-type="float" office:value="0.43" table:style-name="ce4">
            <text:p>0,43</text:p>
          </table:table-cell>
          <table:table-cell office:value-type="float" office:value="0.48" table:style-name="ce4">
            <text:p>0,48</text:p>
          </table:table-cell>
          <table:table-cell office:value-type="float" office:value="420.90631999999999" table:style-name="ce4">
            <text:p>420,90632</text:p>
          </table:table-cell>
          <table:table-cell office:value-type="float" office:value="4857" table:style-name="ce4">
            <text:p>4857</text:p>
          </table:table-cell>
          <table:table-cell office:value-type="float" office:value="3660" table:style-name="ce4">
            <text:p>3660</text:p>
          </table:table-cell>
          <table:table-cell office:value-type="float" office:value="86" table:style-name="ce4">
            <text:p>86</text:p>
          </table:table-cell>
          <table:table-cell office:value-type="float" office:value="13318.81" table:style-name="ce4">
            <text:p>13318,81</text:p>
          </table:table-cell>
          <table:table-cell office:value-type="float" office:value="10.47531949" table:style-name="ce4">
            <text:p>10,47531949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4">
            <text:p>1,5</text:p>
          </table:table-cell>
          <table:table-cell office:value-type="float" office:value="11.4" table:style-name="ce4">
            <text:p>11,4</text:p>
          </table:table-cell>
          <table:table-cell office:value-type="float" office:value="521370000" table:style-name="ce4">
            <text:p>521370000</text:p>
          </table:table-cell>
          <table:table-cell office:value-type="float" office:value="0" table:style-name="ce4">
            <text:p>0</text:p>
          </table:table-cell>
          <table:table-cell office:value-type="float" office:value="-2946160000" table:style-name="ce4">
            <text:p>-2946160000</text:p>
          </table:table-cell>
          <table:table-cell office:value-type="float" office:value="-0.44143050909042358" table:style-name="ce1">
            <text:p>-0,441430509</text:p>
          </table:table-cell>
          <table:table-cell office:value-type="float" office:value="-0.4580899178981781" table:style-name="ce1">
            <text:p>-0,458089918</text:p>
          </table:table-cell>
          <table:table-cell office:value-type="float" office:value="-4.7521766275167465E-2" table:style-name="ce1">
            <text:p>-0,047521766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74.540000915527301" table:style-name="ce1">
            <text:p>74,54000092</text:p>
          </table:table-cell>
          <table:table-cell office:value-type="float" office:value="68.316000000000003" table:style-name="ce1">
            <text:p>68,316</text:p>
          </table:table-cell>
          <table:table-cell office:value-type="float" office:value="87.632237114890629" table:style-name="ce1">
            <text:p>87,63223711</text:p>
          </table:table-cell>
          <table:table-cell table:number-columns-repeated="16359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22" table:style-name="ce4">
            <text:p>0,22</text:p>
          </table:table-cell>
          <table:table-cell office:value-type="float" office:value="0.31" table:style-name="ce4">
            <text:p>0,31</text:p>
          </table:table-cell>
          <table:table-cell office:value-type="float" office:value="422.77" table:style-name="ce4">
            <text:p>422,77</text:p>
          </table:table-cell>
          <table:table-cell office:value-type="float" office:value="2626" table:style-name="ce4">
            <text:p>2626</text:p>
          </table:table-cell>
          <table:table-cell office:value-type="float" office:value="18440" table:style-name="ce4">
            <text:p>18440</text:p>
          </table:table-cell>
          <table:table-cell table:style-name="ce5"/>
          <table:table-cell office:value-type="float" office:value="6180.9859999999999" table:style-name="ce4">
            <text:p>6180,986</text:p>
          </table:table-cell>
          <table:table-cell table:style-name="ce5"/>
          <table:table-cell office:value-type="float" office:value="0" table:style-name="ce4">
            <text:p>0</text:p>
          </table:table-cell>
          <table:table-cell table:number-columns-repeated="2" table:style-name="ce5"/>
          <table:table-cell office:value-type="float" office:value="89000000" table:style-name="ce4">
            <text:p>89000000</text:p>
          </table:table-cell>
          <table:table-cell office:value-type="float" office:value="0" table:style-name="ce4">
            <text:p>0</text:p>
          </table:table-cell>
          <table:table-cell office:value-type="float" office:value="3942000000" table:style-name="ce4">
            <text:p>3942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33" table:style-name="ce4">
            <text:p>0,33</text:p>
          </table:table-cell>
          <table:table-cell office:value-type="float" office:value="433.49" table:style-name="ce4">
            <text:p>433,49</text:p>
          </table:table-cell>
          <table:table-cell office:value-type="float" office:value="5040" table:style-name="ce4">
            <text:p>5040</text:p>
          </table:table-cell>
          <table:table-cell office:value-type="float" office:value="20977" table:style-name="ce4">
            <text:p>20977</text:p>
          </table:table-cell>
          <table:table-cell table:style-name="ce5"/>
          <table:table-cell office:value-type="float" office:value="5920.6779999999999" table:style-name="ce4">
            <text:p>5920,678</text:p>
          </table:table-cell>
          <table:table-cell table:style-name="ce5"/>
          <table:table-cell office:value-type="float" office:value="0" table:style-name="ce4">
            <text:p>0</text:p>
          </table:table-cell>
          <table:table-cell table:number-columns-repeated="2" table:style-name="ce5"/>
          <table:table-cell office:value-type="float" office:value="291000000" table:style-name="ce4">
            <text:p>291000000</text:p>
          </table:table-cell>
          <table:table-cell office:value-type="float" office:value="0" table:style-name="ce4">
            <text:p>0</text:p>
          </table:table-cell>
          <table:table-cell office:value-type="float" office:value="-18000000" table:style-name="ce4">
            <text:p>-18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33" table:style-name="ce4">
            <text:p>0,33</text:p>
          </table:table-cell>
          <table:table-cell office:value-type="float" office:value="438.98" table:style-name="ce4">
            <text:p>438,98</text:p>
          </table:table-cell>
          <table:table-cell office:value-type="float" office:value="6512" table:style-name="ce4">
            <text:p>6512</text:p>
          </table:table-cell>
          <table:table-cell office:value-type="float" office:value="18115" table:style-name="ce4">
            <text:p>18115</text:p>
          </table:table-cell>
          <table:table-cell table:style-name="ce5"/>
          <table:table-cell office:value-type="float" office:value="6188.8909999999996" table:style-name="ce4">
            <text:p>6188,891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13.645" table:style-name="ce4">
            <text:p>13,645</text:p>
          </table:table-cell>
          <table:table-cell table:style-name="ce5"/>
          <table:table-cell office:value-type="float" office:value="678000000" table:style-name="ce4">
            <text:p>678000000</text:p>
          </table:table-cell>
          <table:table-cell office:value-type="float" office:value="0" table:style-name="ce4">
            <text:p>0</text:p>
          </table:table-cell>
          <table:table-cell office:value-type="float" office:value="597000000" table:style-name="ce4">
            <text:p>597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24" table:style-name="ce4">
            <text:p>0,24</text:p>
          </table:table-cell>
          <table:table-cell office:value-type="float" office:value="0.33" table:style-name="ce4">
            <text:p>0,33</text:p>
          </table:table-cell>
          <table:table-cell office:value-type="float" office:value="444.47" table:style-name="ce4">
            <text:p>444,47</text:p>
          </table:table-cell>
          <table:table-cell office:value-type="float" office:value="5924" table:style-name="ce4">
            <text:p>5924</text:p>
          </table:table-cell>
          <table:table-cell office:value-type="float" office:value="21376" table:style-name="ce4">
            <text:p>21376</text:p>
          </table:table-cell>
          <table:table-cell table:style-name="ce5"/>
          <table:table-cell office:value-type="float" office:value="6555.7359999999999" table:style-name="ce4">
            <text:p>6555,736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14.393000000000001" table:style-name="ce4">
            <text:p>14,393</text:p>
          </table:table-cell>
          <table:table-cell table:style-name="ce5"/>
          <table:table-cell office:value-type="float" office:value="1715000000" table:style-name="ce4">
            <text:p>1715000000</text:p>
          </table:table-cell>
          <table:table-cell office:value-type="float" office:value="0" table:style-name="ce4">
            <text:p>0</text:p>
          </table:table-cell>
          <table:table-cell office:value-type="float" office:value="-2935000000" table:style-name="ce4">
            <text:p>-2935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35" table:style-name="ce4">
            <text:p>0,35</text:p>
          </table:table-cell>
          <table:table-cell office:value-type="float" office:value="450.1" table:style-name="ce4">
            <text:p>450,1</text:p>
          </table:table-cell>
          <table:table-cell office:value-type="float" office:value="6907" table:style-name="ce4">
            <text:p>6907</text:p>
          </table:table-cell>
          <table:table-cell office:value-type="float" office:value="25904" table:style-name="ce4">
            <text:p>25904</text:p>
          </table:table-cell>
          <table:table-cell table:style-name="ce5"/>
          <table:table-cell office:value-type="float" office:value="7035.2569999999996" table:style-name="ce4">
            <text:p>7035,257</text:p>
          </table:table-cell>
          <table:table-cell office:value-type="float" office:value="19.05" table:style-name="ce4">
            <text:p>19,05</text:p>
          </table:table-cell>
          <table:table-cell office:value-type="float" office:value="0" table:style-name="ce4">
            <text:p>0</text:p>
          </table:table-cell>
          <table:table-cell office:value-type="float" office:value="14.824999999999999" table:style-name="ce4">
            <text:p>14,825</text:p>
          </table:table-cell>
          <table:table-cell table:style-name="ce5"/>
          <table:table-cell office:value-type="float" office:value="1875000000" table:style-name="ce4">
            <text:p>1875000000</text:p>
          </table:table-cell>
          <table:table-cell office:value-type="float" office:value="0" table:style-name="ce4">
            <text:p>0</text:p>
          </table:table-cell>
          <table:table-cell office:value-type="float" office:value="1945000000" table:style-name="ce4">
            <text:p>1945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38" table:style-name="ce4">
            <text:p>0,38</text:p>
          </table:table-cell>
          <table:table-cell office:value-type="float" office:value="455.73" table:style-name="ce4">
            <text:p>455,73</text:p>
          </table:table-cell>
          <table:table-cell office:value-type="float" office:value="8121" table:style-name="ce4">
            <text:p>8121</text:p>
          </table:table-cell>
          <table:table-cell office:value-type="float" office:value="26344" table:style-name="ce4">
            <text:p>26344</text:p>
          </table:table-cell>
          <table:table-cell office:value-type="float" office:value="44" table:style-name="ce4">
            <text:p>44</text:p>
          </table:table-cell>
          <table:table-cell office:value-type="float" office:value="7680.0879999999997" table:style-name="ce4">
            <text:p>7680,088</text:p>
          </table:table-cell>
          <table:table-cell office:value-type="float" office:value="18.170000000000002" table:style-name="ce4">
            <text:p>18,17</text:p>
          </table:table-cell>
          <table:table-cell office:value-type="float" office:value="0" table:style-name="ce4">
            <text:p>0</text:p>
          </table:table-cell>
          <table:table-cell office:value-type="float" office:value="13.695" table:style-name="ce4">
            <text:p>13,695</text:p>
          </table:table-cell>
          <table:table-cell office:value-type="float" office:value="17.082740000000001" table:style-name="ce4">
            <text:p>17,08274</text:p>
          </table:table-cell>
          <table:table-cell office:value-type="float" office:value="3659000000" table:style-name="ce4">
            <text:p>3659000000</text:p>
          </table:table-cell>
          <table:table-cell office:value-type="float" office:value="0" table:style-name="ce4">
            <text:p>0</text:p>
          </table:table-cell>
          <table:table-cell office:value-type="float" office:value="1891000000" table:style-name="ce4">
            <text:p>1891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3" table:style-name="ce4">
            <text:p>0,3</text:p>
          </table:table-cell>
          <table:table-cell office:value-type="float" office:value="0.4" table:style-name="ce4">
            <text:p>0,4</text:p>
          </table:table-cell>
          <table:table-cell office:value-type="float" office:value="461.51" table:style-name="ce4">
            <text:p>461,51</text:p>
          </table:table-cell>
          <table:table-cell office:value-type="float" office:value="8186" table:style-name="ce4">
            <text:p>8186</text:p>
          </table:table-cell>
          <table:table-cell office:value-type="float" office:value="21297" table:style-name="ce4">
            <text:p>21297</text:p>
          </table:table-cell>
          <table:table-cell office:value-type="float" office:value="44" table:style-name="ce4">
            <text:p>44</text:p>
          </table:table-cell>
          <table:table-cell office:value-type="float" office:value="8275.1890000000003" table:style-name="ce4">
            <text:p>8275,189</text:p>
          </table:table-cell>
          <table:table-cell office:value-type="float" office:value="17.93" table:style-name="ce4">
            <text:p>17,93</text:p>
          </table:table-cell>
          <table:table-cell office:value-type="float" office:value="0" table:style-name="ce4">
            <text:p>0</text:p>
          </table:table-cell>
          <table:table-cell office:value-type="float" office:value="12.683999999999999" table:style-name="ce4">
            <text:p>12,684</text:p>
          </table:table-cell>
          <table:table-cell office:value-type="float" office:value="16.340009999999999" table:style-name="ce4">
            <text:p>16,34001</text:p>
          </table:table-cell>
          <table:table-cell office:value-type="float" office:value="4500000000" table:style-name="ce4">
            <text:p>4500000000</text:p>
          </table:table-cell>
          <table:table-cell office:value-type="float" office:value="0" table:style-name="ce4">
            <text:p>0</text:p>
          </table:table-cell>
          <table:table-cell office:value-type="float" office:value="-3883000000" table:style-name="ce4">
            <text:p>-3883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28999999999999998" table:style-name="ce4">
            <text:p>0,29</text:p>
          </table:table-cell>
          <table:table-cell office:value-type="float" office:value="0.38" table:style-name="ce4">
            <text:p>0,38</text:p>
          </table:table-cell>
          <table:table-cell office:value-type="float" office:value="467.28" table:style-name="ce4">
            <text:p>467,28</text:p>
          </table:table-cell>
          <table:table-cell office:value-type="float" office:value="8426" table:style-name="ce4">
            <text:p>8426</text:p>
          </table:table-cell>
          <table:table-cell office:value-type="float" office:value="20222" table:style-name="ce4">
            <text:p>20222</text:p>
          </table:table-cell>
          <table:table-cell office:value-type="float" office:value="44" table:style-name="ce4">
            <text:p>44</text:p>
          </table:table-cell>
          <table:table-cell office:value-type="float" office:value="8934.9779999999992" table:style-name="ce4">
            <text:p>8934,978</text:p>
          </table:table-cell>
          <table:table-cell office:value-type="float" office:value="17.809999999999999" table:style-name="ce4">
            <text:p>17,81</text:p>
          </table:table-cell>
          <table:table-cell office:value-type="float" office:value="0" table:style-name="ce4">
            <text:p>0</text:p>
          </table:table-cell>
          <table:table-cell office:value-type="float" office:value="10.964" table:style-name="ce4">
            <text:p>10,964</text:p>
          </table:table-cell>
          <table:table-cell office:value-type="float" office:value="15.62956" table:style-name="ce4">
            <text:p>15,62956</text:p>
          </table:table-cell>
          <table:table-cell office:value-type="float" office:value="4910000000" table:style-name="ce4">
            <text:p>4910000000</text:p>
          </table:table-cell>
          <table:table-cell office:value-type="float" office:value="0" table:style-name="ce4">
            <text:p>0</text:p>
          </table:table-cell>
          <table:table-cell office:value-type="float" office:value="-6650000000" table:style-name="ce4">
            <text:p>-6650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28999999999999998" table:style-name="ce4">
            <text:p>0,29</text:p>
          </table:table-cell>
          <table:table-cell office:value-type="float" office:value="0.38" table:style-name="ce4">
            <text:p>0,38</text:p>
          </table:table-cell>
          <table:table-cell office:value-type="float" office:value="471.23" table:style-name="ce4">
            <text:p>471,23</text:p>
          </table:table-cell>
          <table:table-cell office:value-type="float" office:value="8916" table:style-name="ce4">
            <text:p>8916</text:p>
          </table:table-cell>
          <table:table-cell office:value-type="float" office:value="22177" table:style-name="ce4">
            <text:p>22177</text:p>
          </table:table-cell>
          <table:table-cell office:value-type="float" office:value="44" table:style-name="ce4">
            <text:p>44</text:p>
          </table:table-cell>
          <table:table-cell office:value-type="float" office:value="9487.6849999999995" table:style-name="ce4">
            <text:p>9487,685</text:p>
          </table:table-cell>
          <table:table-cell office:value-type="float" office:value="16.940000000000001" table:style-name="ce4">
            <text:p>16,94</text:p>
          </table:table-cell>
          <table:table-cell office:value-type="float" office:value="0" table:style-name="ce4">
            <text:p>0</text:p>
          </table:table-cell>
          <table:table-cell office:value-type="float" office:value="9.9350000000000005" table:style-name="ce4">
            <text:p>9,935</text:p>
          </table:table-cell>
          <table:table-cell office:value-type="float" office:value="14.950010000000001" table:style-name="ce4">
            <text:p>14,95001</text:p>
          </table:table-cell>
          <table:table-cell office:value-type="float" office:value="6383000000" table:style-name="ce4">
            <text:p>6383000000</text:p>
          </table:table-cell>
          <table:table-cell office:value-type="float" office:value="0" table:style-name="ce4">
            <text:p>0</text:p>
          </table:table-cell>
          <table:table-cell office:value-type="float" office:value="-8620000000" table:style-name="ce4">
            <text:p>-8620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3" table:style-name="ce4">
            <text:p>0,3</text:p>
          </table:table-cell>
          <table:table-cell office:value-type="float" office:value="0.38" table:style-name="ce4">
            <text:p>0,38</text:p>
          </table:table-cell>
          <table:table-cell office:value-type="float" office:value="475.17" table:style-name="ce4">
            <text:p>475,17</text:p>
          </table:table-cell>
          <table:table-cell office:value-type="float" office:value="7525" table:style-name="ce4">
            <text:p>7525</text:p>
          </table:table-cell>
          <table:table-cell office:value-type="float" office:value="21536" table:style-name="ce4">
            <text:p>21536</text:p>
          </table:table-cell>
          <table:table-cell office:value-type="float" office:value="43" table:style-name="ce4">
            <text:p>43</text:p>
          </table:table-cell>
          <table:table-cell office:value-type="float" office:value="10040.9" table:style-name="ce4">
            <text:p>10040,9</text:p>
          </table:table-cell>
          <table:table-cell office:value-type="float" office:value="17.91" table:style-name="ce4">
            <text:p>17,91</text:p>
          </table:table-cell>
          <table:table-cell office:value-type="float" office:value="0" table:style-name="ce4">
            <text:p>0</text:p>
          </table:table-cell>
          <table:table-cell office:value-type="float" office:value="12.29" table:style-name="ce4">
            <text:p>12,29</text:p>
          </table:table-cell>
          <table:table-cell office:value-type="float" office:value="14.3" table:style-name="ce4">
            <text:p>14,3</text:p>
          </table:table-cell>
          <table:table-cell office:value-type="float" office:value="7407000000" table:style-name="ce4">
            <text:p>7407000000</text:p>
          </table:table-cell>
          <table:table-cell office:value-type="float" office:value="0" table:style-name="ce4">
            <text:p>0</text:p>
          </table:table-cell>
          <table:table-cell office:value-type="float" office:value="-13691000000" table:style-name="ce4">
            <text:p>-136910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32" table:style-name="ce4">
            <text:p>0,32</text:p>
          </table:table-cell>
          <table:table-cell office:value-type="float" office:value="0.41" table:style-name="ce7">
            <text:p>0,41</text:p>
          </table:table-cell>
          <table:table-cell office:value-type="float" office:value="479.12169" table:style-name="ce4">
            <text:p>479,12169</text:p>
          </table:table-cell>
          <table:table-cell office:value-type="float" office:value="7331" table:style-name="ce4">
            <text:p>7331</text:p>
          </table:table-cell>
          <table:table-cell office:value-type="float" office:value="26999" table:style-name="ce4">
            <text:p>26999</text:p>
          </table:table-cell>
          <table:table-cell office:value-type="float" office:value="34" table:style-name="ce4">
            <text:p>34</text:p>
          </table:table-cell>
          <table:table-cell office:value-type="float" office:value="10673.48" table:style-name="ce4">
            <text:p>10673,48</text:p>
          </table:table-cell>
          <table:table-cell office:value-type="float" office:value="17.27" table:style-name="ce4">
            <text:p>17,27</text:p>
          </table:table-cell>
          <table:table-cell office:value-type="float" office:value="0" table:style-name="ce4">
            <text:p>0</text:p>
          </table:table-cell>
          <table:table-cell office:value-type="float" office:value="16.314" table:style-name="ce4">
            <text:p>16,314</text:p>
          </table:table-cell>
          <table:table-cell office:value-type="float" office:value="16.50309" table:style-name="ce4">
            <text:p>16,50309</text:p>
          </table:table-cell>
          <table:table-cell office:value-type="float" office:value="9335000000" table:style-name="ce4">
            <text:p>9335000000</text:p>
          </table:table-cell>
          <table:table-cell office:value-type="float" office:value="0" table:style-name="ce4">
            <text:p>0</text:p>
          </table:table-cell>
          <table:table-cell office:value-type="float" office:value="-10904000000" table:style-name="ce4">
            <text:p>-10904000000</text:p>
          </table:table-cell>
          <table:table-cell office:value-type="float" office:value="0.56872522830963135" table:style-name="ce1">
            <text:p>0,568725228</text:p>
          </table:table-cell>
          <table:table-cell office:value-type="float" office:value="0.63331311941146851" table:style-name="ce1">
            <text:p>0,633313119</text:p>
          </table:table-cell>
          <table:table-cell office:value-type="float" office:value="0.70420050621032715" table:style-name="ce1">
            <text:p>0,704200506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.731028951689197" table:style-name="ce1">
            <text:p>70,73102895</text:p>
          </table:table-cell>
          <table:table-cell office:value-type="float" office:value="48.048999999999999" table:style-name="ce1">
            <text:p>48,049</text:p>
          </table:table-cell>
          <table:table-cell office:value-type="float" office:value="60.610720942329664" table:style-name="ce1">
            <text:p>60,61072094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32" table:style-name="ce4">
            <text:p>0,32</text:p>
          </table:table-cell>
          <table:table-cell office:value-type="float" office:value="0.41" table:style-name="ce4">
            <text:p>0,41</text:p>
          </table:table-cell>
          <table:table-cell office:value-type="float" office:value="486.27190000000002" table:style-name="ce4">
            <text:p>486,2719</text:p>
          </table:table-cell>
          <table:table-cell office:value-type="float" office:value="6625" table:style-name="ce4">
            <text:p>6625</text:p>
          </table:table-cell>
          <table:table-cell office:value-type="float" office:value="23368" table:style-name="ce4">
            <text:p>23368</text:p>
          </table:table-cell>
          <table:table-cell office:value-type="float" office:value="41" table:style-name="ce4">
            <text:p>41</text:p>
          </table:table-cell>
          <table:table-cell office:value-type="float" office:value="11123" table:style-name="ce4">
            <text:p>11123</text:p>
          </table:table-cell>
          <table:table-cell office:value-type="float" office:value="18.190000000000001" table:style-name="ce4">
            <text:p>18,19</text:p>
          </table:table-cell>
          <table:table-cell office:value-type="float" office:value="46248565" table:style-name="ce4">
            <text:p>46248565</text:p>
          </table:table-cell>
          <table:table-cell office:value-type="float" office:value="18.373000000000001" table:style-name="ce4">
            <text:p>18,373</text:p>
          </table:table-cell>
          <table:table-cell office:value-type="float" office:value="16.090509999999998" table:style-name="ce4">
            <text:p>16,09051</text:p>
          </table:table-cell>
          <table:table-cell office:value-type="float" office:value="5677000000" table:style-name="ce4">
            <text:p>5677000000</text:p>
          </table:table-cell>
          <table:table-cell office:value-type="float" office:value="0" table:style-name="ce4">
            <text:p>0</text:p>
          </table:table-cell>
          <table:table-cell office:value-type="float" office:value="-6876000000" table:style-name="ce4">
            <text:p>-6876000000</text:p>
          </table:table-cell>
          <table:table-cell office:value-type="float" office:value="0.51182593405246735" table:style-name="ce1">
            <text:p>0,511825934</text:p>
          </table:table-cell>
          <table:table-cell office:value-type="float" office:value="0.65187466144561768" table:style-name="ce1">
            <text:p>0,651874661</text:p>
          </table:table-cell>
          <table:table-cell office:value-type="float" office:value="0.67713096737861633" table:style-name="ce1">
            <text:p>0,677130967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1.614495903193699" table:style-name="ce1">
            <text:p>71,6144959</text:p>
          </table:table-cell>
          <table:table-cell office:value-type="float" office:value="46.131" table:style-name="ce1">
            <text:p>46,131</text:p>
          </table:table-cell>
          <table:table-cell office:value-type="float" office:value="57.878531271289503" table:style-name="ce1">
            <text:p>57,87853127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33" table:style-name="ce4">
            <text:p>0,33</text:p>
          </table:table-cell>
          <table:table-cell office:value-type="float" office:value="0.42" table:style-name="ce4">
            <text:p>0,42</text:p>
          </table:table-cell>
          <table:table-cell office:value-type="float" office:value="486.27190000000002" table:style-name="ce4">
            <text:p>486,2719</text:p>
          </table:table-cell>
          <table:table-cell office:value-type="float" office:value="6587" table:style-name="ce4">
            <text:p>6587</text:p>
          </table:table-cell>
          <table:table-cell office:value-type="float" office:value="24532" table:style-name="ce4">
            <text:p>24532</text:p>
          </table:table-cell>
          <table:table-cell office:value-type="float" office:value="51" table:style-name="ce4">
            <text:p>51</text:p>
          </table:table-cell>
          <table:table-cell office:value-type="float" office:value="11804.27" table:style-name="ce4">
            <text:p>11804,27</text:p>
          </table:table-cell>
          <table:table-cell office:value-type="float" office:value="18.21" table:style-name="ce4">
            <text:p>18,21</text:p>
          </table:table-cell>
          <table:table-cell office:value-type="float" office:value="157000000" table:style-name="ce6">
            <text:p>1,57E+08</text:p>
          </table:table-cell>
          <table:table-cell office:value-type="float" office:value="19.895" table:style-name="ce4">
            <text:p>19,895</text:p>
          </table:table-cell>
          <table:table-cell office:value-type="float" office:value="17.121949999999998" table:style-name="ce4">
            <text:p>17,12195</text:p>
          </table:table-cell>
          <table:table-cell office:value-type="float" office:value="4091000000" table:style-name="ce4">
            <text:p>4091000000</text:p>
          </table:table-cell>
          <table:table-cell office:value-type="float" office:value="0" table:style-name="ce4">
            <text:p>0</text:p>
          </table:table-cell>
          <table:table-cell office:value-type="float" office:value="-6474000000" table:style-name="ce4">
            <text:p>-6474000000</text:p>
          </table:table-cell>
          <table:table-cell office:value-type="float" office:value="0.45492663979530334" table:style-name="ce1">
            <text:p>0,45492664</text:p>
          </table:table-cell>
          <table:table-cell office:value-type="float" office:value="0.67043620347976685" table:style-name="ce1">
            <text:p>0,670436203</text:p>
          </table:table-cell>
          <table:table-cell office:value-type="float" office:value="0.65006142854690552" table:style-name="ce1">
            <text:p>0,65006142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1.889999389648395" table:style-name="ce1">
            <text:p>71,88999939</text:p>
          </table:table-cell>
          <table:table-cell office:value-type="float" office:value="44.198" table:style-name="ce1">
            <text:p>44,198</text:p>
          </table:table-cell>
          <table:table-cell office:value-type="float" office:value="60.796799057391141" table:style-name="ce1">
            <text:p>60,79679906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Poland</text:p>
          </table:table-cell>
          <table:table-cell table:style-name="ce5"/>
          <table:table-cell office:value-type="float" office:value="0.34" table:style-name="ce4">
            <text:p>0,34</text:p>
          </table:table-cell>
          <table:table-cell office:value-type="float" office:value="0.44" table:style-name="ce4">
            <text:p>0,44</text:p>
          </table:table-cell>
          <table:table-cell office:value-type="float" office:value="493.42200000000003" table:style-name="ce4">
            <text:p>493,422</text:p>
          </table:table-cell>
          <table:table-cell office:value-type="float" office:value="7048" table:style-name="ce4">
            <text:p>7048</text:p>
          </table:table-cell>
          <table:table-cell office:value-type="float" office:value="20813" table:style-name="ce4">
            <text:p>20813</text:p>
          </table:table-cell>
          <table:table-cell office:value-type="float" office:value="45" table:style-name="ce4">
            <text:p>45</text:p>
          </table:table-cell>
          <table:table-cell office:value-type="float" office:value="12289.14" table:style-name="ce4">
            <text:p>12289,14</text:p>
          </table:table-cell>
          <table:table-cell office:value-type="float" office:value="18.22" table:style-name="ce4">
            <text:p>18,22</text:p>
          </table:table-cell>
          <table:table-cell office:value-type="float" office:value="173000000" table:style-name="ce6">
            <text:p>1,73E+08</text:p>
          </table:table-cell>
          <table:table-cell office:value-type="float" office:value="19.37" table:style-name="ce4">
            <text:p>19,37</text:p>
          </table:table-cell>
          <table:table-cell office:value-type="float" office:value="18.21951" table:style-name="ce4">
            <text:p>18,21951</text:p>
          </table:table-cell>
          <table:table-cell office:value-type="float" office:value="5371000000" table:style-name="ce4">
            <text:p>5371000000</text:p>
          </table:table-cell>
          <table:table-cell office:value-type="float" office:value="0" table:style-name="ce4">
            <text:p>0</text:p>
          </table:table-cell>
          <table:table-cell office:value-type="float" office:value="-5482000000" table:style-name="ce4">
            <text:p>-5482000000</text:p>
          </table:table-cell>
          <table:table-cell office:value-type="float" office:value="0.50964617729187012" table:style-name="ce1">
            <text:p>0,509646177</text:p>
          </table:table-cell>
          <table:table-cell office:value-type="float" office:value="0.51029121875762939" table:style-name="ce1">
            <text:p>0,510291219</text:p>
          </table:table-cell>
          <table:table-cell office:value-type="float" office:value="0.69482135772705078" table:style-name="ce1">
            <text:p>0,694821358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3.6788126819187" table:style-name="ce1">
            <text:p>73,67881268</text:p>
          </table:table-cell>
          <table:table-cell office:value-type="float" office:value="43.871000000000002" table:style-name="ce1">
            <text:p>43,871</text:p>
          </table:table-cell>
          <table:table-cell office:value-type="float" office:value="69.213447984178842" table:style-name="ce1">
            <text:p>69,21344798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Poland</text:p>
          </table:table-cell>
          <table:table-cell office:value-type="float" office:value="31.3" table:style-name="ce4">
            <text:p>31,3</text:p>
          </table:table-cell>
          <table:table-cell office:value-type="float" office:value="0.35" table:style-name="ce4">
            <text:p>0,35</text:p>
          </table:table-cell>
          <table:table-cell office:value-type="float" office:value="0.43" table:style-name="ce4">
            <text:p>0,43</text:p>
          </table:table-cell>
          <table:table-cell office:value-type="float" office:value="496.85676000000001" table:style-name="ce4">
            <text:p>496,85676</text:p>
          </table:table-cell>
          <table:table-cell office:value-type="float" office:value="9495" table:style-name="ce4">
            <text:p>9495</text:p>
          </table:table-cell>
          <table:table-cell office:value-type="float" office:value="18877" table:style-name="ce4">
            <text:p>18877</text:p>
          </table:table-cell>
          <table:table-cell office:value-type="float" office:value="44" table:style-name="ce4">
            <text:p>44</text:p>
          </table:table-cell>
          <table:table-cell office:value-type="float" office:value="13354.06" table:style-name="ce4">
            <text:p>13354,06</text:p>
          </table:table-cell>
          <table:table-cell office:value-type="float" office:value="17.143763499999999" table:style-name="ce4">
            <text:p>17,1437635</text:p>
          </table:table-cell>
          <table:table-cell office:value-type="float" office:value="1040000000" table:style-name="ce6">
            <text:p>1,04E+09</text:p>
          </table:table-cell>
          <table:table-cell office:value-type="float" office:value="19.074000000000002" table:style-name="ce4">
            <text:p>19,074</text:p>
          </table:table-cell>
          <table:table-cell office:value-type="float" office:value="22.5" table:style-name="ce4">
            <text:p>22,5</text:p>
          </table:table-cell>
          <table:table-cell office:value-type="float" office:value="13868000000" table:style-name="ce4">
            <text:p>13868000000</text:p>
          </table:table-cell>
          <table:table-cell office:value-type="float" office:value="1" table:style-name="ce4">
            <text:p>1</text:p>
          </table:table-cell>
          <table:table-cell office:value-type="float" office:value="-7235000000" table:style-name="ce4">
            <text:p>-7235000000</text:p>
          </table:table-cell>
          <table:table-cell office:value-type="float" office:value="0.43910402059555054" table:style-name="ce1">
            <text:p>0,439104021</text:p>
          </table:table-cell>
          <table:table-cell office:value-type="float" office:value="0.41630694270133972" table:style-name="ce1">
            <text:p>0,416306943</text:p>
          </table:table-cell>
          <table:table-cell office:value-type="float" office:value="0.75869143009185791" table:style-name="ce1">
            <text:p>0,75869143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5.229380584443007" table:style-name="ce1">
            <text:p>75,22938058</text:p>
          </table:table-cell>
          <table:table-cell office:value-type="float" office:value="44.113999999999997" table:style-name="ce1">
            <text:p>44,114</text:p>
          </table:table-cell>
          <table:table-cell office:value-type="float" office:value="70.981576569416177" table:style-name="ce1">
            <text:p>70,98157657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Poland</text:p>
          </table:table-cell>
          <table:table-cell office:value-type="float" office:value="31.4" table:style-name="ce4">
            <text:p>31,4</text:p>
          </table:table-cell>
          <table:table-cell office:value-type="float" office:value="0.36" table:style-name="ce4">
            <text:p>0,36</text:p>
          </table:table-cell>
          <table:table-cell office:value-type="float" office:value="0.43" table:style-name="ce4">
            <text:p>0,43</text:p>
          </table:table-cell>
          <table:table-cell office:value-type="float" office:value="496.85676000000001" table:style-name="ce4">
            <text:p>496,85676</text:p>
          </table:table-cell>
          <table:table-cell office:value-type="float" office:value="9364" table:style-name="ce4">
            <text:p>9364</text:p>
          </table:table-cell>
          <table:table-cell office:value-type="float" office:value="22242" table:style-name="ce4">
            <text:p>22242</text:p>
          </table:table-cell>
          <table:table-cell office:value-type="float" office:value="43" table:style-name="ce4">
            <text:p>43</text:p>
          </table:table-cell>
          <table:table-cell office:value-type="float" office:value="13896.79" table:style-name="ce4">
            <text:p>13896,79</text:p>
          </table:table-cell>
          <table:table-cell office:value-type="float" office:value="16.283902040000001" table:style-name="ce4">
            <text:p>16,28390204</text:p>
          </table:table-cell>
          <table:table-cell office:value-type="float" office:value="963000000" table:style-name="ce6">
            <text:p>9,63E+08</text:p>
          </table:table-cell>
          <table:table-cell office:value-type="float" office:value="17.745999999999999" table:style-name="ce4">
            <text:p>17,746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1041000000" table:style-name="ce4">
            <text:p>11041000000</text:p>
          </table:table-cell>
          <table:table-cell office:value-type="float" office:value="1" table:style-name="ce4">
            <text:p>1</text:p>
          </table:table-cell>
          <table:table-cell office:value-type="float" office:value="-3851000000" table:style-name="ce4">
            <text:p>-3851000000</text:p>
          </table:table-cell>
          <table:table-cell office:value-type="float" office:value="0.44603979587554932" table:style-name="ce1">
            <text:p>0,446039796</text:p>
          </table:table-cell>
          <table:table-cell office:value-type="float" office:value="0.47009137272834778" table:style-name="ce1">
            <text:p>0,470091373</text:p>
          </table:table-cell>
          <table:table-cell office:value-type="float" office:value="0.81251776218414307" table:style-name="ce1">
            <text:p>0,812517762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6.454425667489005" table:style-name="ce1">
            <text:p>76,45442567</text:p>
          </table:table-cell>
          <table:table-cell office:value-type="float" office:value="45.253999999999998" table:style-name="ce1">
            <text:p>45,254</text:p>
          </table:table-cell>
          <table:table-cell office:value-type="float" office:value="70.311479090258359" table:style-name="ce1">
            <text:p>70,31147909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Poland</text:p>
          </table:table-cell>
          <table:table-cell office:value-type="float" office:value="31.2" table:style-name="ce4">
            <text:p>31,2</text:p>
          </table:table-cell>
          <table:table-cell office:value-type="float" office:value="0.39" table:style-name="ce4">
            <text:p>0,39</text:p>
          </table:table-cell>
          <table:table-cell office:value-type="float" office:value="0.44" table:style-name="ce4">
            <text:p>0,44</text:p>
          </table:table-cell>
          <table:table-cell office:value-type="float" office:value="500.29151000000002" table:style-name="ce4">
            <text:p>500,29151</text:p>
          </table:table-cell>
          <table:table-cell office:value-type="float" office:value="10802" table:style-name="ce4">
            <text:p>10802</text:p>
          </table:table-cell>
          <table:table-cell office:value-type="float" office:value="46936" table:style-name="ce4">
            <text:p>46936</text:p>
          </table:table-cell>
          <table:table-cell office:value-type="float" office:value="48" table:style-name="ce4">
            <text:p>48</text:p>
          </table:table-cell>
          <table:table-cell office:value-type="float" office:value="15152.25" table:style-name="ce4">
            <text:p>15152,25</text:p>
          </table:table-cell>
          <table:table-cell office:value-type="float" office:value="15.785397740000001" table:style-name="ce4">
            <text:p>15,78539774</text:p>
          </table:table-cell>
          <table:table-cell office:value-type="float" office:value="2090000000" table:style-name="ce6">
            <text:p>2,09E+09</text:p>
          </table:table-cell>
          <table:table-cell office:value-type="float" office:value="13.840999999999999" table:style-name="ce4">
            <text:p>13,84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21473000000" table:style-name="ce4">
            <text:p>21473000000</text:p>
          </table:table-cell>
          <table:table-cell office:value-type="float" office:value="1" table:style-name="ce4">
            <text:p>1</text:p>
          </table:table-cell>
          <table:table-cell office:value-type="float" office:value="-8293000000" table:style-name="ce4">
            <text:p>-8293000000</text:p>
          </table:table-cell>
          <table:table-cell office:value-type="float" office:value="0.33213886618614197" table:style-name="ce1">
            <text:p>0,332138866</text:p>
          </table:table-cell>
          <table:table-cell office:value-type="float" office:value="0.3827616274356842" table:style-name="ce1">
            <text:p>0,382761627</text:p>
          </table:table-cell>
          <table:table-cell office:value-type="float" office:value="0.70159858465194702" table:style-name="ce1">
            <text:p>0,701598585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7.425527799173594" table:style-name="ce1">
            <text:p>77,4255278</text:p>
          </table:table-cell>
          <table:table-cell office:value-type="float" office:value="46.523000000000003" table:style-name="ce1">
            <text:p>46,523</text:p>
          </table:table-cell>
          <table:table-cell office:value-type="float" office:value="77.700803540235242" table:style-name="ce1">
            <text:p>77,70080354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Poland</text:p>
          </table:table-cell>
          <table:table-cell office:value-type="float" office:value="31.2" table:style-name="ce4">
            <text:p>31,2</text:p>
          </table:table-cell>
          <table:table-cell office:value-type="float" office:value="0.37" table:style-name="ce4">
            <text:p>0,37</text:p>
          </table:table-cell>
          <table:table-cell office:value-type="float" office:value="0.43" table:style-name="ce4">
            <text:p>0,43</text:p>
          </table:table-cell>
          <table:table-cell office:value-type="float" office:value="500.70404000000002" table:style-name="ce4">
            <text:p>500,70404</text:p>
          </table:table-cell>
          <table:table-cell office:value-type="float" office:value="14995" table:style-name="ce4">
            <text:p>14995</text:p>
          </table:table-cell>
          <table:table-cell office:value-type="float" office:value="35480" table:style-name="ce4">
            <text:p>35480</text:p>
          </table:table-cell>
          <table:table-cell office:value-type="float" office:value="51" table:style-name="ce4">
            <text:p>51</text:p>
          </table:table-cell>
          <table:table-cell office:value-type="float" office:value="16806.650000000001" table:style-name="ce4">
            <text:p>16806,65</text:p>
          </table:table-cell>
          <table:table-cell office:value-type="float" office:value="14.724699559999999" table:style-name="ce4">
            <text:p>14,72469956</text:p>
          </table:table-cell>
          <table:table-cell office:value-type="float" office:value="4790000000" table:style-name="ce6">
            <text:p>4,79E+09</text:p>
          </table:table-cell>
          <table:table-cell office:value-type="float" office:value="9.6020000000000003" table:style-name="ce4">
            <text:p>9,602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5031000000" table:style-name="ce4">
            <text:p>25031000000</text:p>
          </table:table-cell>
          <table:table-cell office:value-type="float" office:value="1" table:style-name="ce4">
            <text:p>1</text:p>
          </table:table-cell>
          <table:table-cell office:value-type="float" office:value="-16514000000" table:style-name="ce4">
            <text:p>-16514000000</text:p>
          </table:table-cell>
          <table:table-cell office:value-type="float" office:value="0.35885134339332581" table:style-name="ce1">
            <text:p>0,358851343</text:p>
          </table:table-cell>
          <table:table-cell office:value-type="float" office:value="0.40907227993011475" table:style-name="ce1">
            <text:p>0,40907228</text:p>
          </table:table-cell>
          <table:table-cell office:value-type="float" office:value="0.76865667104721069" table:style-name="ce1">
            <text:p>0,76865667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8.028178259448794" table:style-name="ce1">
            <text:p>78,02817826</text:p>
          </table:table-cell>
          <table:table-cell office:value-type="float" office:value="48.600999999999999" table:style-name="ce1">
            <text:p>48,601</text:p>
          </table:table-cell>
          <table:table-cell office:value-type="float" office:value="80.745399056691028" table:style-name="ce1">
            <text:p>80,74539906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Poland</text:p>
          </table:table-cell>
          <table:table-cell office:value-type="float" office:value="31.1" table:style-name="ce4">
            <text:p>31,1</text:p>
          </table:table-cell>
          <table:table-cell office:value-type="float" office:value="0.38" table:style-name="ce4">
            <text:p>0,38</text:p>
          </table:table-cell>
          <table:table-cell office:value-type="float" office:value="0.44" table:style-name="ce4">
            <text:p>0,44</text:p>
          </table:table-cell>
          <table:table-cell office:value-type="float" office:value="500.70404000000002" table:style-name="ce4">
            <text:p>500,70404</text:p>
          </table:table-cell>
          <table:table-cell office:value-type="float" office:value="15275" table:style-name="ce4">
            <text:p>15275</text:p>
          </table:table-cell>
          <table:table-cell office:value-type="float" office:value="30140" table:style-name="ce4">
            <text:p>30140</text:p>
          </table:table-cell>
          <table:table-cell office:value-type="float" office:value="53" table:style-name="ce4">
            <text:p>53</text:p>
          </table:table-cell>
          <table:table-cell office:value-type="float" office:value="18303.349999999999" table:style-name="ce4">
            <text:p>18303,35</text:p>
          </table:table-cell>
          <table:table-cell office:value-type="float" office:value="14.7562468" table:style-name="ce4">
            <text:p>14,7562468</text:p>
          </table:table-cell>
          <table:table-cell office:value-type="float" office:value="5940000000" table:style-name="ce6">
            <text:p>5,94E+09</text:p>
          </table:table-cell>
          <table:table-cell office:value-type="float" office:value="7.1180000000000003" table:style-name="ce4">
            <text:p>7,118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4574000000" table:style-name="ce4">
            <text:p>14574000000</text:p>
          </table:table-cell>
          <table:table-cell office:value-type="float" office:value="1" table:style-name="ce4">
            <text:p>1</text:p>
          </table:table-cell>
          <table:table-cell office:value-type="float" office:value="-28330000000" table:style-name="ce4">
            <text:p>-28330000000</text:p>
          </table:table-cell>
          <table:table-cell office:value-type="float" office:value="0.46206575632095337" table:style-name="ce1">
            <text:p>0,462065756</text:p>
          </table:table-cell>
          <table:table-cell office:value-type="float" office:value="0.55062216520309448" table:style-name="ce1">
            <text:p>0,550622165</text:p>
          </table:table-cell>
          <table:table-cell office:value-type="float" office:value="0.84426158666610718" table:style-name="ce1">
            <text:p>0,84426158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8.839996337890597" table:style-name="ce1">
            <text:p>78,83999634</text:p>
          </table:table-cell>
          <table:table-cell office:value-type="float" office:value="50.438000000000002" table:style-name="ce1">
            <text:p>50,438</text:p>
          </table:table-cell>
          <table:table-cell office:value-type="float" office:value="80.574681556920652" table:style-name="ce1">
            <text:p>80,57468156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Poland</text:p>
          </table:table-cell>
          <table:table-cell office:value-type="float" office:value="31.1" table:style-name="ce4">
            <text:p>31,1</text:p>
          </table:table-cell>
          <table:table-cell office:value-type="float" office:value="0.39" table:style-name="ce4">
            <text:p>0,39</text:p>
          </table:table-cell>
          <table:table-cell office:value-type="float" office:value="0.45" table:style-name="ce4">
            <text:p>0,45</text:p>
          </table:table-cell>
          <table:table-cell office:value-type="float" office:value="501.11657000000002" table:style-name="ce4">
            <text:p>501,11657</text:p>
          </table:table-cell>
          <table:table-cell office:value-type="float" office:value="189166" table:style-name="ce4">
            <text:p>189166</text:p>
          </table:table-cell>
          <table:table-cell office:value-type="float" office:value="229320" table:style-name="ce4">
            <text:p>229320</text:p>
          </table:table-cell>
          <table:table-cell office:value-type="float" office:value="46" table:style-name="ce4">
            <text:p>46</text:p>
          </table:table-cell>
          <table:table-cell office:value-type="float" office:value="19239.37" table:style-name="ce4">
            <text:p>19239,37</text:p>
          </table:table-cell>
          <table:table-cell office:value-type="float" office:value="15.37516276" table:style-name="ce4">
            <text:p>15,37516276</text:p>
          </table:table-cell>
          <table:table-cell office:value-type="float" office:value="7270000000" table:style-name="ce6">
            <text:p>7,27E+09</text:p>
          </table:table-cell>
          <table:table-cell office:value-type="float" office:value="8.17" table:style-name="ce4">
            <text:p>8,17</text:p>
          </table:table-cell>
          <table:table-cell office:value-type="float" office:value="16.7" table:style-name="ce4">
            <text:p>16,7</text:p>
          </table:table-cell>
          <table:table-cell office:value-type="float" office:value="14025000000" table:style-name="ce4">
            <text:p>14025000000</text:p>
          </table:table-cell>
          <table:table-cell office:value-type="float" office:value="1" table:style-name="ce4">
            <text:p>1</text:p>
          </table:table-cell>
          <table:table-cell office:value-type="float" office:value="-4376000000" table:style-name="ce4">
            <text:p>-4376000000</text:p>
          </table:table-cell>
          <table:table-cell office:value-type="float" office:value="0.51722180843353271" table:style-name="ce1">
            <text:p>0,517221808</text:p>
          </table:table-cell>
          <table:table-cell office:value-type="float" office:value="0.64584678411483765" table:style-name="ce1">
            <text:p>0,645846784</text:p>
          </table:table-cell>
          <table:table-cell office:value-type="float" office:value="0.97662240266799927" table:style-name="ce1">
            <text:p>0,97662240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9.910003662109403" table:style-name="ce1">
            <text:p>79,91000366</text:p>
          </table:table-cell>
          <table:table-cell office:value-type="float" office:value="50.534999999999997" table:style-name="ce1">
            <text:p>50,535</text:p>
          </table:table-cell>
          <table:table-cell office:value-type="float" office:value="74.968596526426907" table:style-name="ce1">
            <text:p>74,96859653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Poland</text:p>
          </table:table-cell>
          <table:table-cell office:value-type="float" office:value="31.2" table:style-name="ce4">
            <text:p>31,2</text:p>
          </table:table-cell>
          <table:table-cell office:value-type="float" office:value="0.36" table:style-name="ce4">
            <text:p>0,36</text:p>
          </table:table-cell>
          <table:table-cell office:value-type="float" office:value="0.45" table:style-name="ce4">
            <text:p>0,45</text:p>
          </table:table-cell>
          <table:table-cell office:value-type="float" office:value="510.80901999999998" table:style-name="ce4">
            <text:p>510,80902</text:p>
          </table:table-cell>
          <table:table-cell office:value-type="float" office:value="155131" table:style-name="ce4">
            <text:p>155131</text:p>
          </table:table-cell>
          <table:table-cell office:value-type="float" office:value="218126" table:style-name="ce4">
            <text:p>218126</text:p>
          </table:table-cell>
          <table:table-cell office:value-type="float" office:value="39" table:style-name="ce4">
            <text:p>39</text:p>
          </table:table-cell>
          <table:table-cell office:value-type="float" office:value="20887.21" table:style-name="ce4">
            <text:p>20887,21</text:p>
          </table:table-cell>
          <table:table-cell office:value-type="float" office:value="15.43299584" table:style-name="ce4">
            <text:p>15,43299584</text:p>
          </table:table-cell>
          <table:table-cell office:value-type="float" office:value="9400000000" table:style-name="ce6">
            <text:p>9,40E+09</text:p>
          </table:table-cell>
          <table:table-cell office:value-type="float" office:value="9.64" table:style-name="ce4">
            <text:p>9,64</text:p>
          </table:table-cell>
          <table:table-cell office:value-type="float" office:value="16.3" table:style-name="ce4">
            <text:p>16,3</text:p>
          </table:table-cell>
          <table:table-cell office:value-type="float" office:value="18542000000" table:style-name="ce4">
            <text:p>18542000000</text:p>
          </table:table-cell>
          <table:table-cell office:value-type="float" office:value="1" table:style-name="ce4">
            <text:p>1</text:p>
          </table:table-cell>
          <table:table-cell office:value-type="float" office:value="-11708000000" table:style-name="ce4">
            <text:p>-11708000000</text:p>
          </table:table-cell>
          <table:table-cell office:value-type="float" office:value="0.63012188673019409" table:style-name="ce1">
            <text:p>0,630121887</text:p>
          </table:table-cell>
          <table:table-cell office:value-type="float" office:value="0.71235901117324829" table:style-name="ce1">
            <text:p>0,712359011</text:p>
          </table:table-cell>
          <table:table-cell office:value-type="float" office:value="1.0231587886810303" table:style-name="ce1">
            <text:p>1,02315878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80.819999694824205" table:style-name="ce1">
            <text:p>80,81999969</text:p>
          </table:table-cell>
          <table:table-cell office:value-type="float" office:value="50.47" table:style-name="ce1">
            <text:p>50,47</text:p>
          </table:table-cell>
          <table:table-cell office:value-type="float" office:value="82.225852321992164" table:style-name="ce1">
            <text:p>82,22585232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Poland</text:p>
          </table:table-cell>
          <table:table-cell office:value-type="float" office:value="31.4" table:style-name="ce4">
            <text:p>31,4</text:p>
          </table:table-cell>
          <table:table-cell office:value-type="float" office:value="0.37" table:style-name="ce4">
            <text:p>0,37</text:p>
          </table:table-cell>
          <table:table-cell office:value-type="float" office:value="0.44" table:style-name="ce4">
            <text:p>0,44</text:p>
          </table:table-cell>
          <table:table-cell office:value-type="float" office:value="510.80901999999998" table:style-name="ce4">
            <text:p>510,80902</text:p>
          </table:table-cell>
          <table:table-cell office:value-type="float" office:value="157059" table:style-name="ce4">
            <text:p>157059</text:p>
          </table:table-cell>
          <table:table-cell office:value-type="float" office:value="265798" table:style-name="ce4">
            <text:p>265798</text:p>
          </table:table-cell>
          <table:table-cell office:value-type="float" office:value="41" table:style-name="ce4">
            <text:p>41</text:p>
          </table:table-cell>
          <table:table-cell office:value-type="float" office:value="22658.38" table:style-name="ce4">
            <text:p>22658,38</text:p>
          </table:table-cell>
          <table:table-cell office:value-type="float" office:value="14.63208227" table:style-name="ce4">
            <text:p>14,63208227</text:p>
          </table:table-cell>
          <table:table-cell office:value-type="float" office:value="11400000000" table:style-name="ce6">
            <text:p>1,14E+10</text:p>
          </table:table-cell>
          <table:table-cell office:value-type="float" office:value="9.6300000000000008" table:style-name="ce4">
            <text:p>9,63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8309000000" table:style-name="ce4">
            <text:p>18309000000</text:p>
          </table:table-cell>
          <table:table-cell office:value-type="float" office:value="1" table:style-name="ce4">
            <text:p>1</text:p>
          </table:table-cell>
          <table:table-cell office:value-type="float" office:value="-12041000000" table:style-name="ce4">
            <text:p>-12041000000</text:p>
          </table:table-cell>
          <table:table-cell office:value-type="float" office:value="0.59636086225509644" table:style-name="ce1">
            <text:p>0,596360862</text:p>
          </table:table-cell>
          <table:table-cell office:value-type="float" office:value="0.79490870237350464" table:style-name="ce1">
            <text:p>0,794908702</text:p>
          </table:table-cell>
          <table:table-cell office:value-type="float" office:value="0.95858204364776611" table:style-name="ce1">
            <text:p>0,958582044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81.550003051757798" table:style-name="ce1">
            <text:p>81,55000305</text:p>
          </table:table-cell>
          <table:table-cell office:value-type="float" office:value="50.692" table:style-name="ce1">
            <text:p>50,692</text:p>
          </table:table-cell>
          <table:table-cell office:value-type="float" office:value="86.923689283761803" table:style-name="ce1">
            <text:p>86,92368928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Poland</text:p>
          </table:table-cell>
          <table:table-cell office:value-type="float" office:value="31.6" table:style-name="ce4">
            <text:p>31,6</text:p>
          </table:table-cell>
          <table:table-cell office:value-type="float" office:value="0.37" table:style-name="ce4">
            <text:p>0,37</text:p>
          </table:table-cell>
          <table:table-cell office:value-type="float" office:value="0.44" table:style-name="ce4">
            <text:p>0,44</text:p>
          </table:table-cell>
          <table:table-cell office:value-type="float" office:value="520.50147000000004" table:style-name="ce4">
            <text:p>520,50147</text:p>
          </table:table-cell>
          <table:table-cell office:value-type="float" office:value="217546" table:style-name="ce4">
            <text:p>217546</text:p>
          </table:table-cell>
          <table:table-cell office:value-type="float" office:value="275603" table:style-name="ce4">
            <text:p>275603</text:p>
          </table:table-cell>
          <table:table-cell office:value-type="float" office:value="41" table:style-name="ce4">
            <text:p>41</text:p>
          </table:table-cell>
          <table:table-cell office:value-type="float" office:value="23589.15" table:style-name="ce4">
            <text:p>23589,15</text:p>
          </table:table-cell>
          <table:table-cell office:value-type="float" office:value="14.88257211" table:style-name="ce4">
            <text:p>14,88257211</text:p>
          </table:table-cell>
          <table:table-cell office:value-type="float" office:value="12500000000" table:style-name="ce6">
            <text:p>1,25E+10</text:p>
          </table:table-cell>
          <table:table-cell office:value-type="float" office:value="10.09" table:style-name="ce4">
            <text:p>10,09</text:p>
          </table:table-cell>
          <table:table-cell office:value-type="float" office:value="16.5" table:style-name="ce4">
            <text:p>16,5</text:p>
          </table:table-cell>
          <table:table-cell office:value-type="float" office:value="7180000000" table:style-name="ce4">
            <text:p>7180000000</text:p>
          </table:table-cell>
          <table:table-cell office:value-type="float" office:value="1" table:style-name="ce4">
            <text:p>1</text:p>
          </table:table-cell>
          <table:table-cell office:value-type="float" office:value="-3941000000" table:style-name="ce4">
            <text:p>-3941000000</text:p>
          </table:table-cell>
          <table:table-cell office:value-type="float" office:value="0.65787142515182495" table:style-name="ce1">
            <text:p>0,657871425</text:p>
          </table:table-cell>
          <table:table-cell office:value-type="float" office:value="0.81786853075027466" table:style-name="ce1">
            <text:p>0,817868531</text:p>
          </table:table-cell>
          <table:table-cell office:value-type="float" office:value="0.9963957667350769" table:style-name="ce1">
            <text:p>0,996395767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82.089996337890597" table:style-name="ce1">
            <text:p>82,08999634</text:p>
          </table:table-cell>
          <table:table-cell office:value-type="float" office:value="50.78" table:style-name="ce1">
            <text:p>50,78</text:p>
          </table:table-cell>
          <table:table-cell office:value-type="float" office:value="88.829903306658323" table:style-name="ce1">
            <text:p>88,82990331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Poland</text:p>
          </table:table-cell>
          <table:table-cell office:value-type="float" office:value="31.6" table:style-name="ce4">
            <text:p>31,6</text:p>
          </table:table-cell>
          <table:table-cell office:value-type="float" office:value="0.37" table:style-name="ce4">
            <text:p>0,37</text:p>
          </table:table-cell>
          <table:table-cell office:value-type="float" office:value="0.44" table:style-name="ce4">
            <text:p>0,44</text:p>
          </table:table-cell>
          <table:table-cell office:value-type="float" office:value="512.18434999999999" table:style-name="ce4">
            <text:p>512,18435</text:p>
          </table:table-cell>
          <table:table-cell office:value-type="float" office:value="220311" table:style-name="ce4">
            <text:p>220311</text:p>
          </table:table-cell>
          <table:table-cell office:value-type="float" office:value="276446" table:style-name="ce4">
            <text:p>276446</text:p>
          </table:table-cell>
          <table:table-cell office:value-type="float" office:value="42" table:style-name="ce4">
            <text:p>42</text:p>
          </table:table-cell>
          <table:table-cell office:value-type="float" office:value="24319.88" table:style-name="ce4">
            <text:p>24319,88</text:p>
          </table:table-cell>
          <table:table-cell office:value-type="float" office:value="15.50370953" table:style-name="ce4">
            <text:p>15,50370953</text:p>
          </table:table-cell>
          <table:table-cell office:value-type="float" office:value="12500000000" table:style-name="ce6">
            <text:p>1,25E+10</text:p>
          </table:table-cell>
          <table:table-cell office:value-type="float" office:value="10.33" table:style-name="ce4">
            <text:p>10,33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029000000" table:style-name="ce4">
            <text:p>1029000000</text:p>
          </table:table-cell>
          <table:table-cell office:value-type="float" office:value="1" table:style-name="ce4">
            <text:p>1</text:p>
          </table:table-cell>
          <table:table-cell office:value-type="float" office:value="5756000000" table:style-name="ce4">
            <text:p>5756000000</text:p>
          </table:table-cell>
          <table:table-cell office:value-type="float" office:value="0.65924489498138428" table:style-name="ce1">
            <text:p>0,659244895</text:p>
          </table:table-cell>
          <table:table-cell office:value-type="float" office:value="0.83954483270645142" table:style-name="ce1">
            <text:p>0,839544833</text:p>
          </table:table-cell>
          <table:table-cell office:value-type="float" office:value="1.0526145696640015" table:style-name="ce1">
            <text:p>1,05261457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2.849998474121094" table:style-name="ce1">
            <text:p>82,84999847</text:p>
          </table:table-cell>
          <table:table-cell office:value-type="float" office:value="50.738999999999997" table:style-name="ce1">
            <text:p>50,739</text:p>
          </table:table-cell>
          <table:table-cell office:value-type="float" office:value="90.417507241562916" table:style-name="ce1">
            <text:p>90,41750724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Poland</text:p>
          </table:table-cell>
          <table:table-cell office:value-type="float" office:value="31.2" table:style-name="ce4">
            <text:p>31,2</text:p>
          </table:table-cell>
          <table:table-cell office:value-type="float" office:value="0.37" table:style-name="ce4">
            <text:p>0,37</text:p>
          </table:table-cell>
          <table:table-cell office:value-type="float" office:value="0.45" table:style-name="ce4">
            <text:p>0,45</text:p>
          </table:table-cell>
          <table:table-cell office:value-type="float" office:value="512.18434999999999" table:style-name="ce4">
            <text:p>512,18435</text:p>
          </table:table-cell>
          <table:table-cell office:value-type="float" office:value="222275" table:style-name="ce4">
            <text:p>222275</text:p>
          </table:table-cell>
          <table:table-cell office:value-type="float" office:value="268299" table:style-name="ce4">
            <text:p>268299</text:p>
          </table:table-cell>
          <table:table-cell office:value-type="float" office:value="43" table:style-name="ce4">
            <text:p>43</text:p>
          </table:table-cell>
          <table:table-cell office:value-type="float" office:value="25316.33" table:style-name="ce4">
            <text:p>25316,33</text:p>
          </table:table-cell>
          <table:table-cell office:value-type="float" office:value="15.32301006" table:style-name="ce4">
            <text:p>15,32301006</text:p>
          </table:table-cell>
          <table:table-cell office:value-type="float" office:value="13500000000" table:style-name="ce6">
            <text:p>1,35E+10</text:p>
          </table:table-cell>
          <table:table-cell office:value-type="float" office:value="8.99" table:style-name="ce4">
            <text:p>8,99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20455000000" table:style-name="ce4">
            <text:p>20455000000</text:p>
          </table:table-cell>
          <table:table-cell office:value-type="float" office:value="1" table:style-name="ce4">
            <text:p>1</text:p>
          </table:table-cell>
          <table:table-cell office:value-type="float" office:value="2264000000" table:style-name="ce4">
            <text:p>2264000000</text:p>
          </table:table-cell>
          <table:table-cell office:value-type="float" office:value="0.76898372173309326" table:style-name="ce1">
            <text:p>0,768983722</text:p>
          </table:table-cell>
          <table:table-cell office:value-type="float" office:value="0.87160587310791016" table:style-name="ce1">
            <text:p>0,871605873</text:p>
          </table:table-cell>
          <table:table-cell office:value-type="float" office:value="1.0633153915405273" table:style-name="ce1">
            <text:p>1,063315392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3.489997863769503" table:style-name="ce1">
            <text:p>83,48999786</text:p>
          </table:table-cell>
          <table:table-cell office:value-type="float" office:value="51.865000000000002" table:style-name="ce1">
            <text:p>51,865</text:p>
          </table:table-cell>
          <table:table-cell office:value-type="float" office:value="92.034019711317782" table:style-name="ce1">
            <text:p>92,03401971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Poland</text:p>
          </table:table-cell>
          <table:table-cell office:value-type="float" office:value="30.4" table:style-name="ce4">
            <text:p>30,4</text:p>
          </table:table-cell>
          <table:table-cell office:value-type="float" office:value="0.37" table:style-name="ce4">
            <text:p>0,37</text:p>
          </table:table-cell>
          <table:table-cell office:value-type="float" office:value="0.45" table:style-name="ce4">
            <text:p>0,45</text:p>
          </table:table-cell>
          <table:table-cell office:value-type="float" office:value="503.86721999999997" table:style-name="ce4">
            <text:p>503,86722</text:p>
          </table:table-cell>
          <table:table-cell office:value-type="float" office:value="218147" table:style-name="ce4">
            <text:p>218147</text:p>
          </table:table-cell>
          <table:table-cell office:value-type="float" office:value="258837" table:style-name="ce4">
            <text:p>258837</text:p>
          </table:table-cell>
          <table:table-cell office:value-type="float" office:value="41" table:style-name="ce4">
            <text:p>41</text:p>
          </table:table-cell>
          <table:table-cell office:value-type="float" office:value="26822.66" table:style-name="ce4">
            <text:p>26822,66</text:p>
          </table:table-cell>
          <table:table-cell office:value-type="float" office:value="15.11332462" table:style-name="ce4">
            <text:p>15,11332462</text:p>
          </table:table-cell>
          <table:table-cell office:value-type="float" office:value="8210000000" table:style-name="ce6">
            <text:p>8,21E+09</text:p>
          </table:table-cell>
          <table:table-cell office:value-type="float" office:value="7.5" table:style-name="ce4">
            <text:p>7,5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5598000000" table:style-name="ce4">
            <text:p>15598000000</text:p>
          </table:table-cell>
          <table:table-cell office:value-type="float" office:value="1" table:style-name="ce4">
            <text:p>1</text:p>
          </table:table-cell>
          <table:table-cell office:value-type="float" office:value="9911000000" table:style-name="ce4">
            <text:p>9911000000</text:p>
          </table:table-cell>
          <table:table-cell office:value-type="float" office:value="0.74108874797821045" table:style-name="ce1">
            <text:p>0,741088748</text:p>
          </table:table-cell>
          <table:table-cell office:value-type="float" office:value="0.80359464883804321" table:style-name="ce1">
            <text:p>0,803594649</text:p>
          </table:table-cell>
          <table:table-cell office:value-type="float" office:value="0.95463442802429199" table:style-name="ce1">
            <text:p>0,95463442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4.174999237060547" table:style-name="ce1">
            <text:p>84,17499924</text:p>
          </table:table-cell>
          <table:table-cell office:value-type="float" office:value="52.607999999999997" table:style-name="ce1">
            <text:p>52,608</text:p>
          </table:table-cell>
          <table:table-cell office:value-type="float" office:value="92.255427274194219" table:style-name="ce1">
            <text:p>92,25542727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Poland</text:p>
          </table:table-cell>
          <table:table-cell office:value-type="float" office:value="29.2" table:style-name="ce4">
            <text:p>29,2</text:p>
          </table:table-cell>
          <table:table-cell office:value-type="float" office:value="0.36" table:style-name="ce4">
            <text:p>0,36</text:p>
          </table:table-cell>
          <table:table-cell office:value-type="float" office:value="0.43" table:style-name="ce4">
            <text:p>0,43</text:p>
          </table:table-cell>
          <table:table-cell office:value-type="float" office:value="508.35680000000002" table:style-name="ce4">
            <text:p>508,3568</text:p>
          </table:table-cell>
          <table:table-cell office:value-type="float" office:value="208302" table:style-name="ce4">
            <text:p>208302</text:p>
          </table:table-cell>
          <table:table-cell office:value-type="float" office:value="236441" table:style-name="ce4">
            <text:p>236441</text:p>
          </table:table-cell>
          <table:table-cell office:value-type="float" office:value="36" table:style-name="ce4">
            <text:p>36</text:p>
          </table:table-cell>
          <table:table-cell office:value-type="float" office:value="28165.84" table:style-name="ce4">
            <text:p>28165,84</text:p>
          </table:table-cell>
          <table:table-cell office:value-type="float" office:value="15.08484032" table:style-name="ce4">
            <text:p>15,08484032</text:p>
          </table:table-cell>
          <table:table-cell office:value-type="float" office:value="4120000000" table:style-name="ce6">
            <text:p>4,12E+09</text:p>
          </table:table-cell>
          <table:table-cell office:value-type="float" office:value="6.16" table:style-name="ce4">
            <text:p>6,16</text:p>
          </table:table-cell>
          <table:table-cell office:value-type="float" office:value="12.8" table:style-name="ce4">
            <text:p>12,8</text:p>
          </table:table-cell>
          <table:table-cell office:value-type="float" office:value="17750000000" table:style-name="ce4">
            <text:p>17750000000</text:p>
          </table:table-cell>
          <table:table-cell office:value-type="float" office:value="1" table:style-name="ce4">
            <text:p>1</text:p>
          </table:table-cell>
          <table:table-cell office:value-type="float" office:value="13977000000" table:style-name="ce4">
            <text:p>13977000000</text:p>
          </table:table-cell>
          <table:table-cell office:value-type="float" office:value="0.65150606632232666" table:style-name="ce1">
            <text:p>0,651506066</text:p>
          </table:table-cell>
          <table:table-cell office:value-type="float" office:value="0.59382414817810059" table:style-name="ce1">
            <text:p>0,593824148</text:p>
          </table:table-cell>
          <table:table-cell office:value-type="float" office:value="0.90623205900192261" table:style-name="ce1">
            <text:p>0,906232059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4.860000610351605" table:style-name="ce1">
            <text:p>84,86000061</text:p>
          </table:table-cell>
          <table:table-cell office:value-type="float" office:value="53.552999999999997" table:style-name="ce1">
            <text:p>53,553</text:p>
          </table:table-cell>
          <table:table-cell office:value-type="float" office:value="96.865902806062294" table:style-name="ce1">
            <text:p>96,86590281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Poland</text:p>
          </table:table-cell>
          <table:table-cell office:value-type="float" office:value="29" table:style-name="ce4">
            <text:p>29</text:p>
          </table:table-cell>
          <table:table-cell office:value-type="float" office:value="0.36" table:style-name="ce4">
            <text:p>0,36</text:p>
          </table:table-cell>
          <table:table-cell office:value-type="float" office:value="0.42" table:style-name="ce4">
            <text:p>0,42</text:p>
          </table:table-cell>
          <table:table-cell office:value-type="float" office:value="508.35680000000002" table:style-name="ce4">
            <text:p>508,3568</text:p>
          </table:table-cell>
          <table:table-cell office:value-type="float" office:value="209353" table:style-name="ce4">
            <text:p>209353</text:p>
          </table:table-cell>
          <table:table-cell office:value-type="float" office:value="218492" table:style-name="ce4">
            <text:p>218492</text:p>
          </table:table-cell>
          <table:table-cell office:value-type="float" office:value="39" table:style-name="ce4">
            <text:p>39</text:p>
          </table:table-cell>
          <table:table-cell office:value-type="float" office:value="29958.12" table:style-name="ce4">
            <text:p>29958,12</text:p>
          </table:table-cell>
          <table:table-cell office:value-type="float" office:value="14.67399034" table:style-name="ce4">
            <text:p>14,67399034</text:p>
          </table:table-cell>
          <table:table-cell office:value-type="float" office:value="7350000000" table:style-name="ce6">
            <text:p>7,35E+09</text:p>
          </table:table-cell>
          <table:table-cell office:value-type="float" office:value="4.8899999999999997" table:style-name="ce4">
            <text:p>4,89</text:p>
          </table:table-cell>
          <table:table-cell office:value-type="float" office:value="12.2" table:style-name="ce4">
            <text:p>12,2</text:p>
          </table:table-cell>
          <table:table-cell office:value-type="float" office:value="11999000000" table:style-name="ce4">
            <text:p>11999000000</text:p>
          </table:table-cell>
          <table:table-cell office:value-type="float" office:value="1" table:style-name="ce4">
            <text:p>1</text:p>
          </table:table-cell>
          <table:table-cell office:value-type="float" office:value="14865000000" table:style-name="ce4">
            <text:p>14865000000</text:p>
          </table:table-cell>
          <table:table-cell office:value-type="float" office:value="0.55077677965164185" table:style-name="ce1">
            <text:p>0,55077678</text:p>
          </table:table-cell>
          <table:table-cell office:value-type="float" office:value="0.40089505910873413" table:style-name="ce1">
            <text:p>0,400895059</text:p>
          </table:table-cell>
          <table:table-cell office:value-type="float" office:value="0.80514013767242432" table:style-name="ce1">
            <text:p>0,805140138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5.460000610351599" table:style-name="ce1">
            <text:p>85,46000061</text:p>
          </table:table-cell>
          <table:table-cell office:value-type="float" office:value="54.536999999999999" table:style-name="ce1">
            <text:p>54,537</text:p>
          </table:table-cell>
          <table:table-cell office:value-type="float" office:value="100.56589524627961" table:style-name="ce1">
            <text:p>100,5658952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Poland</text:p>
          </table:table-cell>
          <table:table-cell office:value-type="float" office:value="29.2" table:style-name="ce4">
            <text:p>29,2</text:p>
          </table:table-cell>
          <table:table-cell office:value-type="float" office:value="0.36" table:style-name="ce4">
            <text:p>0,36</text:p>
          </table:table-cell>
          <table:table-cell office:value-type="float" office:value="0.43" table:style-name="ce4">
            <text:p>0,43</text:p>
          </table:table-cell>
          <table:table-cell office:value-type="float" office:value="512.84637999999995" table:style-name="ce4">
            <text:p>512,84638</text:p>
          </table:table-cell>
          <table:table-cell office:value-type="float" office:value="214083" table:style-name="ce4">
            <text:p>214083</text:p>
          </table:table-cell>
          <table:table-cell office:value-type="float" office:value="189794" table:style-name="ce4">
            <text:p>189794</text:p>
          </table:table-cell>
          <table:table-cell office:value-type="float" office:value="37" table:style-name="ce4">
            <text:p>37</text:p>
          </table:table-cell>
          <table:table-cell office:value-type="float" office:value="32027.599999999999" table:style-name="ce4">
            <text:p>32027,6</text:p>
          </table:table-cell>
          <table:table-cell office:value-type="float" office:value="14.42873558" table:style-name="ce4">
            <text:p>14,42873558</text:p>
          </table:table-cell>
          <table:table-cell office:value-type="float" office:value="12000000000" table:style-name="ce6">
            <text:p>1,20E+10</text:p>
          </table:table-cell>
          <table:table-cell office:value-type="float" office:value="3.85" table:style-name="ce4">
            <text:p>3,85</text:p>
          </table:table-cell>
          <table:table-cell office:value-type="float" office:value="12.4" table:style-name="ce4">
            <text:p>12,4</text:p>
          </table:table-cell>
          <table:table-cell office:value-type="float" office:value="19204000000" table:style-name="ce4">
            <text:p>19204000000</text:p>
          </table:table-cell>
          <table:table-cell office:value-type="float" office:value="1" table:style-name="ce4">
            <text:p>1</text:p>
          </table:table-cell>
          <table:table-cell office:value-type="float" office:value="12100000000" table:style-name="ce4">
            <text:p>12100000000</text:p>
          </table:table-cell>
          <table:table-cell office:value-type="float" office:value="0.54689252376556396" table:style-name="ce1">
            <text:p>0,546892524</text:p>
          </table:table-cell>
          <table:table-cell office:value-type="float" office:value="0.37692937254905701" table:style-name="ce1">
            <text:p>0,376929373</text:p>
          </table:table-cell>
          <table:table-cell office:value-type="float" office:value="0.874214768409729" table:style-name="ce1">
            <text:p>0,874214768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5.860000610351605" table:style-name="ce1">
            <text:p>85,86000061</text:p>
          </table:table-cell>
          <table:table-cell office:value-type="float" office:value="55.115000000000002" table:style-name="ce1">
            <text:p>55,115</text:p>
          </table:table-cell>
          <table:table-cell office:value-type="float" office:value="102.44246216800531" table:style-name="ce1">
            <text:p>102,4424622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Poland</text:p>
          </table:table-cell>
          <table:table-cell office:value-type="float" office:value="29.3" table:style-name="ce4">
            <text:p>29,3</text:p>
          </table:table-cell>
          <table:table-cell office:value-type="float" office:value="0.36" table:style-name="ce4">
            <text:p>0,36</text:p>
          </table:table-cell>
          <table:table-cell office:value-type="float" office:value="0.43" table:style-name="ce4">
            <text:p>0,43</text:p>
          </table:table-cell>
          <table:table-cell office:value-type="float" office:value="502.56286" table:style-name="ce4">
            <text:p>502,56286</text:p>
          </table:table-cell>
          <table:table-cell office:value-type="float" office:value="226649" table:style-name="ce4">
            <text:p>226649</text:p>
          </table:table-cell>
          <table:table-cell office:value-type="float" office:value="180594" table:style-name="ce4">
            <text:p>180594</text:p>
          </table:table-cell>
          <table:table-cell office:value-type="float" office:value="37" table:style-name="ce4">
            <text:p>37</text:p>
          </table:table-cell>
          <table:table-cell office:value-type="float" office:value="35487.910000000003" table:style-name="ce4">
            <text:p>35487,91</text:p>
          </table:table-cell>
          <table:table-cell office:value-type="float" office:value="14.75775443" table:style-name="ce4">
            <text:p>14,75775443</text:p>
          </table:table-cell>
          <table:table-cell office:value-type="float" office:value="12000000000" table:style-name="ce6">
            <text:p>1,20E+10</text:p>
          </table:table-cell>
          <table:table-cell office:value-type="float" office:value="3.28" table:style-name="ce4">
            <text:p>3,28</text:p>
          </table:table-cell>
          <table:table-cell office:value-type="float" office:value="11" table:style-name="ce4">
            <text:p>11</text:p>
          </table:table-cell>
          <table:table-cell office:value-type="float" office:value="17619000000" table:style-name="ce4">
            <text:p>17619000000</text:p>
          </table:table-cell>
          <table:table-cell office:value-type="float" office:value="1" table:style-name="ce4">
            <text:p>1</text:p>
          </table:table-cell>
          <table:table-cell office:value-type="float" office:value="22065000000" table:style-name="ce4">
            <text:p>22065000000</text:p>
          </table:table-cell>
          <table:table-cell office:value-type="float" office:value="0.51282483339309692" table:style-name="ce1">
            <text:p>0,512824833</text:p>
          </table:table-cell>
          <table:table-cell office:value-type="float" office:value="0.39124181866645813" table:style-name="ce1">
            <text:p>0,391241819</text:p>
          </table:table-cell>
          <table:table-cell office:value-type="float" office:value="1.0135116577148438" table:style-name="ce1">
            <text:p>1,013511658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86.160000610351602" table:style-name="ce1">
            <text:p>86,16000061</text:p>
          </table:table-cell>
          <table:table-cell office:value-type="float" office:value="55.375" table:style-name="ce1">
            <text:p>55,375</text:p>
          </table:table-cell>
          <table:table-cell office:value-type="float" office:value="101.58103381737295" table:style-name="ce1">
            <text:p>101,5810338</text:p>
          </table:table-cell>
          <table:table-cell table:number-columns-repeated="16359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Romania</text:p>
          </table:table-cell>
          <table:table-cell table:style-name="ce5"/>
          <table:table-cell office:value-type="float" office:value="0.41" table:style-name="ce4">
            <text:p>0,41</text:p>
          </table:table-cell>
          <table:table-cell office:value-type="float" office:value="0.4" table:style-name="ce7">
            <text:p>0,4</text:p>
          </table:table-cell>
          <table:table-cell office:value-type="float" office:value="427.93" table:style-name="ce4">
            <text:p>427,93</text:p>
          </table:table-cell>
          <table:table-cell office:value-type="float" office:value="11024" table:style-name="ce4">
            <text:p>11024</text:p>
          </table:table-cell>
          <table:table-cell office:value-type="float" office:value="14753" table:style-name="ce4">
            <text:p>14753</text:p>
          </table:table-cell>
          <table:table-cell office:value-type="float" office:value="56" table:style-name="ce4">
            <text:p>56</text:p>
          </table:table-cell>
          <table:table-cell office:value-type="float" office:value="5848.8289999999997" table:style-name="ce4">
            <text:p>5848,829</text:p>
          </table:table-cell>
          <table:table-cell office:value-type="float" office:value="9.8800000000000008" table:style-name="ce4">
            <text:p>9,88</text:p>
          </table:table-cell>
          <table:table-cell office:value-type="float" office:value="0" table:style-name="ce4">
            <text:p>0</text:p>
          </table:table-cell>
          <table:table-cell office:value-type="float" office:value="6.9690000000000003" table:style-name="ce4">
            <text:p>6,969</text:p>
          </table:table-cell>
          <table:table-cell office:value-type="float" office:value="20.88983" table:style-name="ce4">
            <text:p>20,88983</text:p>
          </table:table-cell>
          <table:table-cell office:value-type="float" office:value="1037000000" table:style-name="ce4">
            <text:p>1037000000</text:p>
          </table:table-cell>
          <table:table-cell office:value-type="float" office:value="0" table:style-name="ce4">
            <text:p>0</text:p>
          </table:table-cell>
          <table:table-cell office:value-type="float" office:value="-1930000000" table:style-name="ce4">
            <text:p>-1930000000</text:p>
          </table:table-cell>
          <table:table-cell office:value-type="float" office:value="-0.26215898990631104" table:style-name="ce1">
            <text:p>-0,26215899</text:p>
          </table:table-cell>
          <table:table-cell office:value-type="float" office:value="-0.18183496594429016" table:style-name="ce1">
            <text:p>-0,181834966</text:p>
          </table:table-cell>
          <table:table-cell office:value-type="float" office:value="-0.1047503724694252" table:style-name="ce1">
            <text:p>-0,10475037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59.241860178054999" table:style-name="ce1">
            <text:p>59,24186018</text:p>
          </table:table-cell>
          <table:table-cell office:value-type="float" office:value="47.49" table:style-name="ce1">
            <text:p>47,49</text:p>
          </table:table-cell>
          <table:table-cell office:value-type="float" office:value="48.521325385078597" table:style-name="ce1">
            <text:p>48,52132539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Romania</text:p>
          </table:table-cell>
          <table:table-cell table:style-name="ce5"/>
          <table:table-cell office:value-type="float" office:value="0.4" table:style-name="ce4">
            <text:p>0,4</text:p>
          </table:table-cell>
          <table:table-cell office:value-type="float" office:value="0.46" table:style-name="ce4">
            <text:p>0,46</text:p>
          </table:table-cell>
          <table:table-cell office:value-type="float" office:value="460.68" table:style-name="ce4">
            <text:p>460,68</text:p>
          </table:table-cell>
          <table:table-cell office:value-type="float" office:value="10350" table:style-name="ce4">
            <text:p>10350</text:p>
          </table:table-cell>
          <table:table-cell office:value-type="float" office:value="12738" table:style-name="ce4">
            <text:p>12738</text:p>
          </table:table-cell>
          <table:table-cell office:value-type="float" office:value="56" table:style-name="ce4">
            <text:p>56</text:p>
          </table:table-cell>
          <table:table-cell office:value-type="float" office:value="6520.625" table:style-name="ce4">
            <text:p>6520,625</text:p>
          </table:table-cell>
          <table:table-cell office:value-type="float" office:value="9.77" table:style-name="ce4">
            <text:p>9,77</text:p>
          </table:table-cell>
          <table:table-cell office:value-type="float" office:value="0" table:style-name="ce4">
            <text:p>0</text:p>
          </table:table-cell>
          <table:table-cell office:value-type="float" office:value="6.5620000000000003" table:style-name="ce4">
            <text:p>6,562</text:p>
          </table:table-cell>
          <table:table-cell office:value-type="float" office:value="22.118639999999999" table:style-name="ce4">
            <text:p>22,11864</text:p>
          </table:table-cell>
          <table:table-cell office:value-type="float" office:value="1157000000" table:style-name="ce4">
            <text:p>1157000000</text:p>
          </table:table-cell>
          <table:table-cell office:value-type="float" office:value="0" table:style-name="ce4">
            <text:p>0</text:p>
          </table:table-cell>
          <table:table-cell office:value-type="float" office:value="-3090000000" table:style-name="ce4">
            <text:p>-3090000000</text:p>
          </table:table-cell>
          <table:table-cell office:value-type="float" office:value="-0.22937340289354324" table:style-name="ce1">
            <text:p>-0,229373403</text:p>
          </table:table-cell>
          <table:table-cell office:value-type="float" office:value="-0.22371977567672729" table:style-name="ce1">
            <text:p>-0,223719776</text:p>
          </table:table-cell>
          <table:table-cell office:value-type="float" office:value="-2.9524290934205055E-2" table:style-name="ce1">
            <text:p>-0,029524291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60.217758092520398" table:style-name="ce1">
            <text:p>60,21775809</text:p>
          </table:table-cell>
          <table:table-cell office:value-type="float" office:value="47.625999999999998" table:style-name="ce1">
            <text:p>47,626</text:p>
          </table:table-cell>
          <table:table-cell office:value-type="float" office:value="51.928591021148051" table:style-name="ce1">
            <text:p>51,92859102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Romania</text:p>
          </table:table-cell>
          <table:table-cell table:style-name="ce5"/>
          <table:table-cell office:value-type="float" office:value="0.42" table:style-name="ce4">
            <text:p>0,42</text:p>
          </table:table-cell>
          <table:table-cell office:value-type="float" office:value="0.46" table:style-name="ce4">
            <text:p>0,46</text:p>
          </table:table-cell>
          <table:table-cell office:value-type="float" office:value="460.68" table:style-name="ce4">
            <text:p>460,68</text:p>
          </table:table-cell>
          <table:table-cell office:value-type="float" office:value="6582" table:style-name="ce4">
            <text:p>6582</text:p>
          </table:table-cell>
          <table:table-cell office:value-type="float" office:value="10814" table:style-name="ce4">
            <text:p>10814</text:p>
          </table:table-cell>
          <table:table-cell office:value-type="float" office:value="66" table:style-name="ce4">
            <text:p>66</text:p>
          </table:table-cell>
          <table:table-cell office:value-type="float" office:value="7301.1989999999996" table:style-name="ce4">
            <text:p>7301,199</text:p>
          </table:table-cell>
          <table:table-cell office:value-type="float" office:value="9.26" table:style-name="ce4">
            <text:p>9,26</text:p>
          </table:table-cell>
          <table:table-cell office:value-type="float" office:value="0" table:style-name="ce4">
            <text:p>0</text:p>
          </table:table-cell>
          <table:table-cell office:value-type="float" office:value="8.1120000000000001" table:style-name="ce4">
            <text:p>8,112</text:p>
          </table:table-cell>
          <table:table-cell office:value-type="float" office:value="23.498640000000002" table:style-name="ce4">
            <text:p>23,49864</text:p>
          </table:table-cell>
          <table:table-cell office:value-type="float" office:value="1144000000" table:style-name="ce4">
            <text:p>1144000000</text:p>
          </table:table-cell>
          <table:table-cell office:value-type="float" office:value="0" table:style-name="ce4">
            <text:p>0</text:p>
          </table:table-cell>
          <table:table-cell office:value-type="float" office:value="-2602000000" table:style-name="ce4">
            <text:p>-2602000000</text:p>
          </table:table-cell>
          <table:table-cell office:value-type="float" office:value="-0.19658781588077545" table:style-name="ce1">
            <text:p>-0,196587816</text:p>
          </table:table-cell>
          <table:table-cell office:value-type="float" office:value="-0.26560458540916443" table:style-name="ce1">
            <text:p>-0,265604585</text:p>
          </table:table-cell>
          <table:table-cell office:value-type="float" office:value="4.5701790601015091E-2" table:style-name="ce1">
            <text:p>0,045701791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52.650001525878899" table:style-name="ce1">
            <text:p>52,65000153</text:p>
          </table:table-cell>
          <table:table-cell office:value-type="float" office:value="46.749000000000002" table:style-name="ce1">
            <text:p>46,749</text:p>
          </table:table-cell>
          <table:table-cell office:value-type="float" office:value="53.710247813937606" table:style-name="ce1">
            <text:p>53,71024781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Romania</text:p>
          </table:table-cell>
          <table:table-cell table:style-name="ce5"/>
          <table:table-cell office:value-type="float" office:value="0.46" table:style-name="ce4">
            <text:p>0,46</text:p>
          </table:table-cell>
          <table:table-cell office:value-type="float" office:value="0.44" table:style-name="ce4">
            <text:p>0,44</text:p>
          </table:table-cell>
          <table:table-cell office:value-type="float" office:value="493.42" table:style-name="ce4">
            <text:p>493,42</text:p>
          </table:table-cell>
          <table:table-cell office:value-type="float" office:value="3266" table:style-name="ce4">
            <text:p>3266</text:p>
          </table:table-cell>
          <table:table-cell office:value-type="float" office:value="12744" table:style-name="ce4">
            <text:p>12744</text:p>
          </table:table-cell>
          <table:table-cell office:value-type="float" office:value="75" table:style-name="ce4">
            <text:p>75</text:p>
          </table:table-cell>
          <table:table-cell office:value-type="float" office:value="7560.357" table:style-name="ce4">
            <text:p>7560,357</text:p>
          </table:table-cell>
          <table:table-cell office:value-type="float" office:value="8.64" table:style-name="ce4">
            <text:p>8,64</text:p>
          </table:table-cell>
          <table:table-cell office:value-type="float" office:value="0" table:style-name="ce4">
            <text:p>0</text:p>
          </table:table-cell>
          <table:table-cell office:value-type="float" office:value="6.95" table:style-name="ce4">
            <text:p>6,95</text:p>
          </table:table-cell>
          <table:table-cell office:value-type="float" office:value="24.878640000000001" table:style-name="ce4">
            <text:p>24,87864</text:p>
          </table:table-cell>
          <table:table-cell office:value-type="float" office:value="1844000000" table:style-name="ce4">
            <text:p>1844000000</text:p>
          </table:table-cell>
          <table:table-cell office:value-type="float" office:value="0" table:style-name="ce4">
            <text:p>0</text:p>
          </table:table-cell>
          <table:table-cell office:value-type="float" office:value="-4467000000" table:style-name="ce4">
            <text:p>-4467000000</text:p>
          </table:table-cell>
          <table:table-cell office:value-type="float" office:value="-0.28344219923019409" table:style-name="ce1">
            <text:p>-0,283442199</text:p>
          </table:table-cell>
          <table:table-cell office:value-type="float" office:value="-0.21005436778068542" table:style-name="ce1">
            <text:p>-0,210054368</text:p>
          </table:table-cell>
          <table:table-cell office:value-type="float" office:value="-5.1850341260433197E-2" table:style-name="ce1">
            <text:p>-0,05185034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0.036682884992899" table:style-name="ce1">
            <text:p>60,03668288</text:p>
          </table:table-cell>
          <table:table-cell office:value-type="float" office:value="47.37" table:style-name="ce1">
            <text:p>47,37</text:p>
          </table:table-cell>
          <table:table-cell office:value-type="float" office:value="56.179527047024344" table:style-name="ce1">
            <text:p>56,17952705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Romania</text:p>
          </table:table-cell>
          <table:table-cell office:value-type="float" office:value="31.1" table:style-name="ce4">
            <text:p>31,1</text:p>
          </table:table-cell>
          <table:table-cell office:value-type="float" office:value="0.45" table:style-name="ce4">
            <text:p>0,45</text:p>
          </table:table-cell>
          <table:table-cell office:value-type="float" office:value="0.49" table:style-name="ce4">
            <text:p>0,49</text:p>
          </table:table-cell>
          <table:table-cell office:value-type="float" office:value="451.56335000000001" table:style-name="ce4">
            <text:p>451,56335</text:p>
          </table:table-cell>
          <table:table-cell office:value-type="float" office:value="2987" table:style-name="ce4">
            <text:p>2987</text:p>
          </table:table-cell>
          <table:table-cell office:value-type="float" office:value="16052" table:style-name="ce4">
            <text:p>16052</text:p>
          </table:table-cell>
          <table:table-cell office:value-type="float" office:value="71" table:style-name="ce4">
            <text:p>71</text:p>
          </table:table-cell>
          <table:table-cell office:value-type="float" office:value="8990.5460000000003" table:style-name="ce4">
            <text:p>8990,546</text:p>
          </table:table-cell>
          <table:table-cell office:value-type="float" office:value="9.3818952519999996" table:style-name="ce4">
            <text:p>9,381895252</text:p>
          </table:table-cell>
          <table:table-cell office:value-type="float" office:value="91507906" table:style-name="ce4">
            <text:p>91507906</text:p>
          </table:table-cell>
          <table:table-cell office:value-type="float" office:value="7.7190000000000003" table:style-name="ce4">
            <text:p>7,719</text:p>
          </table:table-cell>
          <table:table-cell office:value-type="float" office:value="26.25864" table:style-name="ce4">
            <text:p>26,25864</text:p>
          </table:table-cell>
          <table:table-cell office:value-type="float" office:value="6443000000" table:style-name="ce4">
            <text:p>6443000000</text:p>
          </table:table-cell>
          <table:table-cell office:value-type="float" office:value="0" table:style-name="ce4">
            <text:p>0</text:p>
          </table:table-cell>
          <table:table-cell office:value-type="float" office:value="-6930000000" table:style-name="ce4">
            <text:p>-6930000000</text:p>
          </table:table-cell>
          <table:table-cell office:value-type="float" office:value="-0.17491602897644043" table:style-name="ce1">
            <text:p>-0,174916029</text:p>
          </table:table-cell>
          <table:table-cell office:value-type="float" office:value="-0.18678270280361176" table:style-name="ce1">
            <text:p>-0,186782703</text:p>
          </table:table-cell>
          <table:table-cell office:value-type="float" office:value="0.18078063428401947" table:style-name="ce1">
            <text:p>0,180780634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60.821278896047403" table:style-name="ce1">
            <text:p>60,8212789</text:p>
          </table:table-cell>
          <table:table-cell office:value-type="float" office:value="46.887" table:style-name="ce1">
            <text:p>46,887</text:p>
          </table:table-cell>
          <table:table-cell office:value-type="float" office:value="60.626478666940756" table:style-name="ce1">
            <text:p>60,62647867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Romania</text:p>
          </table:table-cell>
          <table:table-cell office:value-type="float" office:value="32" table:style-name="ce4">
            <text:p>32</text:p>
          </table:table-cell>
          <table:table-cell office:value-type="float" office:value="0.47" table:style-name="ce4">
            <text:p>0,47</text:p>
          </table:table-cell>
          <table:table-cell office:value-type="float" office:value="0.44" table:style-name="ce4">
            <text:p>0,44</text:p>
          </table:table-cell>
          <table:table-cell office:value-type="float" office:value="451.56335000000001" table:style-name="ce4">
            <text:p>451,56335</text:p>
          </table:table-cell>
          <table:table-cell office:value-type="float" office:value="3704" table:style-name="ce4">
            <text:p>3704</text:p>
          </table:table-cell>
          <table:table-cell office:value-type="float" office:value="13297" table:style-name="ce4">
            <text:p>13297</text:p>
          </table:table-cell>
          <table:table-cell office:value-type="float" office:value="67" table:style-name="ce4">
            <text:p>67</text:p>
          </table:table-cell>
          <table:table-cell office:value-type="float" office:value="9602.1049999999996" table:style-name="ce4">
            <text:p>9602,105</text:p>
          </table:table-cell>
          <table:table-cell office:value-type="float" office:value="9.5539700459999999" table:style-name="ce4">
            <text:p>9,553970046</text:p>
          </table:table-cell>
          <table:table-cell office:value-type="float" office:value="155000000" table:style-name="ce6">
            <text:p>1,55E+08</text:p>
          </table:table-cell>
          <table:table-cell office:value-type="float" office:value="7.1740000000000004" table:style-name="ce4">
            <text:p>7,174</text:p>
          </table:table-cell>
          <table:table-cell office:value-type="float" office:value="27.638639999999999" table:style-name="ce4">
            <text:p>27,63864</text:p>
          </table:table-cell>
          <table:table-cell office:value-type="float" office:value="6498650463" table:style-name="ce4">
            <text:p>6498650463</text:p>
          </table:table-cell>
          <table:table-cell office:value-type="float" office:value="0" table:style-name="ce4">
            <text:p>0</text:p>
          </table:table-cell>
          <table:table-cell office:value-type="float" office:value="-10073167533" table:style-name="ce4">
            <text:p>-10073167533</text:p>
          </table:table-cell>
          <table:table-cell office:value-type="float" office:value="-0.28969785571098328" table:style-name="ce1">
            <text:p>-0,289697856</text:p>
          </table:table-cell>
          <table:table-cell office:value-type="float" office:value="-0.1542174369096756" table:style-name="ce1">
            <text:p>-0,154217437</text:p>
          </table:table-cell>
          <table:table-cell office:value-type="float" office:value="0.24288612604141235" table:style-name="ce1">
            <text:p>0,242886126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62.532315194077" table:style-name="ce1">
            <text:p>62,53231519</text:p>
          </table:table-cell>
          <table:table-cell office:value-type="float" office:value="47.128" table:style-name="ce1">
            <text:p>47,128</text:p>
          </table:table-cell>
          <table:table-cell office:value-type="float" office:value="59.360549449055455" table:style-name="ce1">
            <text:p>59,36054945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Romania</text:p>
          </table:table-cell>
          <table:table-cell office:value-type="float" office:value="33" table:style-name="ce4">
            <text:p>33</text:p>
          </table:table-cell>
          <table:table-cell office:value-type="float" office:value="0.47" table:style-name="ce4">
            <text:p>0,47</text:p>
          </table:table-cell>
          <table:table-cell office:value-type="float" office:value="0.49" table:style-name="ce4">
            <text:p>0,49</text:p>
          </table:table-cell>
          <table:table-cell office:value-type="float" office:value="409.70469000000003" table:style-name="ce4">
            <text:p>409,70469</text:p>
          </table:table-cell>
          <table:table-cell office:value-type="float" office:value="7714" table:style-name="ce4">
            <text:p>7714</text:p>
          </table:table-cell>
          <table:table-cell office:value-type="float" office:value="16672" table:style-name="ce4">
            <text:p>16672</text:p>
          </table:table-cell>
          <table:table-cell office:value-type="float" office:value="68" table:style-name="ce4">
            <text:p>68</text:p>
          </table:table-cell>
          <table:table-cell office:value-type="float" office:value="11556.62" table:style-name="ce4">
            <text:p>11556,62</text:p>
          </table:table-cell>
          <table:table-cell office:value-type="float" office:value="9.3437557069999997" table:style-name="ce4">
            <text:p>9,343755707</text:p>
          </table:table-cell>
          <table:table-cell office:value-type="float" office:value="118000000" table:style-name="ce6">
            <text:p>1,18E+08</text:p>
          </table:table-cell>
          <table:table-cell office:value-type="float" office:value="7.27" table:style-name="ce4">
            <text:p>7,27</text:p>
          </table:table-cell>
          <table:table-cell office:value-type="float" office:value="29" table:style-name="ce4">
            <text:p>29</text:p>
          </table:table-cell>
          <table:table-cell office:value-type="float" office:value="11006614842" table:style-name="ce4">
            <text:p>11006614842</text:p>
          </table:table-cell>
          <table:table-cell office:value-type="float" office:value="0" table:style-name="ce4">
            <text:p>0</text:p>
          </table:table-cell>
          <table:table-cell office:value-type="float" office:value="-15033618153" table:style-name="ce4">
            <text:p>-15033618153</text:p>
          </table:table-cell>
          <table:table-cell office:value-type="float" office:value="-0.18917630612850189" table:style-name="ce1">
            <text:p>-0,189176306</text:p>
          </table:table-cell>
          <table:table-cell office:value-type="float" office:value="-0.13470841944217682" table:style-name="ce1">
            <text:p>-0,134708419</text:p>
          </table:table-cell>
          <table:table-cell office:value-type="float" office:value="0.44195890426635742" table:style-name="ce1">
            <text:p>0,441958904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3.571366289775398" table:style-name="ce1">
            <text:p>63,57136629</text:p>
          </table:table-cell>
          <table:table-cell office:value-type="float" office:value="47.100999999999999" table:style-name="ce1">
            <text:p>47,101</text:p>
          </table:table-cell>
          <table:table-cell office:value-type="float" office:value="61.683625926515909" table:style-name="ce1">
            <text:p>61,68362593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Romania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0.5" table:style-name="ce4">
            <text:p>0,5</text:p>
          </table:table-cell>
          <table:table-cell office:value-type="float" office:value="0.54" table:style-name="ce4">
            <text:p>0,54</text:p>
          </table:table-cell>
          <table:table-cell office:value-type="float" office:value="418.13841000000002" table:style-name="ce4">
            <text:p>418,13841</text:p>
          </table:table-cell>
          <table:table-cell office:value-type="float" office:value="9575" table:style-name="ce4">
            <text:p>9575</text:p>
          </table:table-cell>
          <table:table-cell office:value-type="float" office:value="11999" table:style-name="ce4">
            <text:p>11999</text:p>
          </table:table-cell>
          <table:table-cell office:value-type="float" office:value="74" table:style-name="ce4">
            <text:p>74</text:p>
          </table:table-cell>
          <table:table-cell office:value-type="float" office:value="13703.19" table:style-name="ce4">
            <text:p>13703,19</text:p>
          </table:table-cell>
          <table:table-cell office:value-type="float" office:value="9.204420764" table:style-name="ce4">
            <text:p>9,204420764</text:p>
          </table:table-cell>
          <table:table-cell office:value-type="float" office:value="637000000" table:style-name="ce6">
            <text:p>6,37E+08</text:p>
          </table:table-cell>
          <table:table-cell office:value-type="float" office:value="6.4130000000000003" table:style-name="ce4">
            <text:p>6,413</text:p>
          </table:table-cell>
          <table:table-cell office:value-type="float" office:value="26.3" table:style-name="ce4">
            <text:p>26,3</text:p>
          </table:table-cell>
          <table:table-cell office:value-type="float" office:value="10103086514" table:style-name="ce4">
            <text:p>10103086514</text:p>
          </table:table-cell>
          <table:table-cell office:value-type="float" office:value="1" table:style-name="ce4">
            <text:p>1</text:p>
          </table:table-cell>
          <table:table-cell office:value-type="float" office:value="-24811183193" table:style-name="ce4">
            <text:p>-24811183193</text:p>
          </table:table-cell>
          <table:table-cell office:value-type="float" office:value="-0.35227540135383606" table:style-name="ce1">
            <text:p>-0,352275401</text:p>
          </table:table-cell>
          <table:table-cell office:value-type="float" office:value="-0.10570373386144638" table:style-name="ce1">
            <text:p>-0,105703734</text:p>
          </table:table-cell>
          <table:table-cell office:value-type="float" office:value="0.50639194250106812" table:style-name="ce1">
            <text:p>0,506391943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64.269996643066406" table:style-name="ce1">
            <text:p>64,26999664</text:p>
          </table:table-cell>
          <table:table-cell office:value-type="float" office:value="47.603000000000002" table:style-name="ce1">
            <text:p>47,603</text:p>
          </table:table-cell>
          <table:table-cell office:value-type="float" office:value="63.505156673465798" table:style-name="ce1">
            <text:p>63,50515667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Romania</text:p>
          </table:table-cell>
          <table:table-cell office:value-type="float" office:value="32.9" table:style-name="ce4">
            <text:p>32,9</text:p>
          </table:table-cell>
          <table:table-cell office:value-type="float" office:value="0.5" table:style-name="ce4">
            <text:p>0,5</text:p>
          </table:table-cell>
          <table:table-cell office:value-type="float" office:value="0.55000000000000004" table:style-name="ce4">
            <text:p>0,55</text:p>
          </table:table-cell>
          <table:table-cell office:value-type="float" office:value="418.13841000000002" table:style-name="ce4">
            <text:p>418,13841</text:p>
          </table:table-cell>
          <table:table-cell office:value-type="float" office:value="138929" table:style-name="ce4">
            <text:p>138929</text:p>
          </table:table-cell>
          <table:table-cell office:value-type="float" office:value="302796" table:style-name="ce4">
            <text:p>302796</text:p>
          </table:table-cell>
          <table:table-cell office:value-type="float" office:value="68" table:style-name="ce4">
            <text:p>68</text:p>
          </table:table-cell>
          <table:table-cell office:value-type="float" office:value="16782.240000000002" table:style-name="ce4">
            <text:p>16782,24</text:p>
          </table:table-cell>
          <table:table-cell office:value-type="float" office:value="10.104743190000001" table:style-name="ce4">
            <text:p>10,10474319</text:p>
          </table:table-cell>
          <table:table-cell office:value-type="float" office:value="1070000000" table:style-name="ce6">
            <text:p>1,07E+09</text:p>
          </table:table-cell>
          <table:table-cell office:value-type="float" office:value="5.7880000000000003" table:style-name="ce4">
            <text:p>5,788</text:p>
          </table:table-cell>
          <table:table-cell office:value-type="float" office:value="23.7" table:style-name="ce4">
            <text:p>23,7</text:p>
          </table:table-cell>
          <table:table-cell office:value-type="float" office:value="13667824245" table:style-name="ce4">
            <text:p>13667824245</text:p>
          </table:table-cell>
          <table:table-cell office:value-type="float" office:value="1" table:style-name="ce4">
            <text:p>1</text:p>
          </table:table-cell>
          <table:table-cell office:value-type="float" office:value="-28102429498" table:style-name="ce4">
            <text:p>-28102429498</text:p>
          </table:table-cell>
          <table:table-cell office:value-type="float" office:value="-0.35789522528648376" table:style-name="ce1">
            <text:p>-0,357895225</text:p>
          </table:table-cell>
          <table:table-cell office:value-type="float" office:value="-1.557025033980608E-2" table:style-name="ce1">
            <text:p>-0,01557025</text:p>
          </table:table-cell>
          <table:table-cell office:value-type="float" office:value="0.59752130508422852" table:style-name="ce1">
            <text:p>0,597521305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64.720001220703097" table:style-name="ce1">
            <text:p>64,72000122</text:p>
          </table:table-cell>
          <table:table-cell office:value-type="float" office:value="48.052" table:style-name="ce1">
            <text:p>48,052</text:p>
          </table:table-cell>
          <table:table-cell office:value-type="float" office:value="65.175200997941204" table:style-name="ce1">
            <text:p>65,175201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Romania</text:p>
          </table:table-cell>
          <table:table-cell office:value-type="float" office:value="32.5" table:style-name="ce4">
            <text:p>32,5</text:p>
          </table:table-cell>
          <table:table-cell office:value-type="float" office:value="0.49" table:style-name="ce4">
            <text:p>0,49</text:p>
          </table:table-cell>
          <table:table-cell office:value-type="float" office:value="0.55000000000000004" table:style-name="ce4">
            <text:p>0,55</text:p>
          </table:table-cell>
          <table:table-cell office:value-type="float" office:value="426.57213000000002" table:style-name="ce4">
            <text:p>426,57213</text:p>
          </table:table-cell>
          <table:table-cell office:value-type="float" office:value="135844" table:style-name="ce4">
            <text:p>135844</text:p>
          </table:table-cell>
          <table:table-cell office:value-type="float" office:value="246626" table:style-name="ce4">
            <text:p>246626</text:p>
          </table:table-cell>
          <table:table-cell office:value-type="float" office:value="64" table:style-name="ce4">
            <text:p>64</text:p>
          </table:table-cell>
          <table:table-cell office:value-type="float" office:value="16631.32" table:style-name="ce4">
            <text:p>16631,32</text:p>
          </table:table-cell>
          <table:table-cell office:value-type="float" office:value="12.04959028" table:style-name="ce4">
            <text:p>12,04959028</text:p>
          </table:table-cell>
          <table:table-cell office:value-type="float" office:value="1730000000" table:style-name="ce6">
            <text:p>1,73E+09</text:p>
          </table:table-cell>
          <table:table-cell office:value-type="float" office:value="6.859" table:style-name="ce4">
            <text:p>6,859</text:p>
          </table:table-cell>
          <table:table-cell office:value-type="float" office:value="23.9" table:style-name="ce4">
            <text:p>23,9</text:p>
          </table:table-cell>
          <table:table-cell office:value-type="float" office:value="4637684880" table:style-name="ce4">
            <text:p>4637684880</text:p>
          </table:table-cell>
          <table:table-cell office:value-type="float" office:value="1" table:style-name="ce4">
            <text:p>1</text:p>
          </table:table-cell>
          <table:table-cell office:value-type="float" office:value="-11289682062" table:style-name="ce4">
            <text:p>-11289682062</text:p>
          </table:table-cell>
          <table:table-cell office:value-type="float" office:value="-0.36397069692611694" table:style-name="ce1">
            <text:p>-0,363970697</text:p>
          </table:table-cell>
          <table:table-cell office:value-type="float" office:value="5.3940374404191971E-2" table:style-name="ce1">
            <text:p>0,053940374</text:p>
          </table:table-cell>
          <table:table-cell office:value-type="float" office:value="0.61771494150161743" table:style-name="ce1">
            <text:p>0,617714942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64.230003356933594" table:style-name="ce1">
            <text:p>64,23000336</text:p>
          </table:table-cell>
          <table:table-cell office:value-type="float" office:value="44.076000000000001" table:style-name="ce1">
            <text:p>44,076</text:p>
          </table:table-cell>
          <table:table-cell office:value-type="float" office:value="58.470058366652879" table:style-name="ce1">
            <text:p>58,47005837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Romania</text:p>
          </table:table-cell>
          <table:table-cell office:value-type="float" office:value="32.5" table:style-name="ce4">
            <text:p>32,5</text:p>
          </table:table-cell>
          <table:table-cell office:value-type="float" office:value="0.46" table:style-name="ce4">
            <text:p>0,46</text:p>
          </table:table-cell>
          <table:table-cell office:value-type="float" office:value="0.51" table:style-name="ce4">
            <text:p>0,51</text:p>
          </table:table-cell>
          <table:table-cell office:value-type="float" office:value="433.43970000000002" table:style-name="ce4">
            <text:p>433,4397</text:p>
          </table:table-cell>
          <table:table-cell office:value-type="float" office:value="149885" table:style-name="ce4">
            <text:p>149885</text:p>
          </table:table-cell>
          <table:table-cell office:value-type="float" office:value="197985" table:style-name="ce4">
            <text:p>197985</text:p>
          </table:table-cell>
          <table:table-cell office:value-type="float" office:value="67" table:style-name="ce4">
            <text:p>67</text:p>
          </table:table-cell>
          <table:table-cell office:value-type="float" office:value="17353.009999999998" table:style-name="ce4">
            <text:p>17353,01</text:p>
          </table:table-cell>
          <table:table-cell office:value-type="float" office:value="12.90875701" table:style-name="ce4">
            <text:p>12,90875701</text:p>
          </table:table-cell>
          <table:table-cell office:value-type="float" office:value="1530000000" table:style-name="ce6">
            <text:p>1,53E+09</text:p>
          </table:table-cell>
          <table:table-cell office:value-type="float" office:value="6.9589999999999996" table:style-name="ce4">
            <text:p>6,959</text:p>
          </table:table-cell>
          <table:table-cell office:value-type="float" office:value="24.8" table:style-name="ce4">
            <text:p>24,8</text:p>
          </table:table-cell>
          <table:table-cell office:value-type="float" office:value="3213737652" table:style-name="ce4">
            <text:p>3213737652</text:p>
          </table:table-cell>
          <table:table-cell office:value-type="float" office:value="1" table:style-name="ce4">
            <text:p>1</text:p>
          </table:table-cell>
          <table:table-cell office:value-type="float" office:value="-10755417173" table:style-name="ce4">
            <text:p>-10755417173</text:p>
          </table:table-cell>
          <table:table-cell office:value-type="float" office:value="-0.11234244704246521" table:style-name="ce1">
            <text:p>-0,112342447</text:p>
          </table:table-cell>
          <table:table-cell office:value-type="float" office:value="0.10640956461429596" table:style-name="ce1">
            <text:p>0,106409565</text:p>
          </table:table-cell>
          <table:table-cell office:value-type="float" office:value="0.67256700992584229" table:style-name="ce1">
            <text:p>0,67256701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64.029998779296903" table:style-name="ce1">
            <text:p>64,02999878</text:p>
          </table:table-cell>
          <table:table-cell office:value-type="float" office:value="46.893000000000001" table:style-name="ce1">
            <text:p>46,893</text:p>
          </table:table-cell>
          <table:table-cell office:value-type="float" office:value="69.954935493271776" table:style-name="ce1">
            <text:p>69,95493549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Romania</text:p>
          </table:table-cell>
          <table:table-cell office:value-type="float" office:value="32.6" table:style-name="ce4">
            <text:p>32,6</text:p>
          </table:table-cell>
          <table:table-cell office:value-type="float" office:value="0.46" table:style-name="ce4">
            <text:p>0,46</text:p>
          </table:table-cell>
          <table:table-cell office:value-type="float" office:value="0.51" table:style-name="ce4">
            <text:p>0,51</text:p>
          </table:table-cell>
          <table:table-cell office:value-type="float" office:value="433.43970000000002" table:style-name="ce4">
            <text:p>433,4397</text:p>
          </table:table-cell>
          <table:table-cell office:value-type="float" office:value="147685" table:style-name="ce4">
            <text:p>147685</text:p>
          </table:table-cell>
          <table:table-cell office:value-type="float" office:value="195551" table:style-name="ce4">
            <text:p>195551</text:p>
          </table:table-cell>
          <table:table-cell office:value-type="float" office:value="77" table:style-name="ce4">
            <text:p>77</text:p>
          </table:table-cell>
          <table:table-cell office:value-type="float" office:value="18802.86" table:style-name="ce4">
            <text:p>18802,86</text:p>
          </table:table-cell>
          <table:table-cell office:value-type="float" office:value="12.128150509999999" table:style-name="ce4">
            <text:p>12,12815051</text:p>
          </table:table-cell>
          <table:table-cell office:value-type="float" office:value="2080000000" table:style-name="ce6">
            <text:p>2,08E+09</text:p>
          </table:table-cell>
          <table:table-cell office:value-type="float" office:value="7.1769999999999996" table:style-name="ce4">
            <text:p>7,177</text:p>
          </table:table-cell>
          <table:table-cell office:value-type="float" office:value="26.4" table:style-name="ce4">
            <text:p>26,4</text:p>
          </table:table-cell>
          <table:table-cell office:value-type="float" office:value="2370097223" table:style-name="ce4">
            <text:p>2370097223</text:p>
          </table:table-cell>
          <table:table-cell office:value-type="float" office:value="1" table:style-name="ce4">
            <text:p>1</text:p>
          </table:table-cell>
          <table:table-cell office:value-type="float" office:value="-10786737151" table:style-name="ce4">
            <text:p>-10786737151</text:p>
          </table:table-cell>
          <table:table-cell office:value-type="float" office:value="-0.19431567192077637" table:style-name="ce1">
            <text:p>-0,194315672</text:p>
          </table:table-cell>
          <table:table-cell office:value-type="float" office:value="0.10470760613679886" table:style-name="ce1">
            <text:p>0,104707606</text:p>
          </table:table-cell>
          <table:table-cell office:value-type="float" office:value="0.68745982646942139" table:style-name="ce1">
            <text:p>0,687459826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64.860000610351605" table:style-name="ce1">
            <text:p>64,86000061</text:p>
          </table:table-cell>
          <table:table-cell office:value-type="float" office:value="46.454999999999998" table:style-name="ce1">
            <text:p>46,455</text:p>
          </table:table-cell>
          <table:table-cell office:value-type="float" office:value="76.271356441628996" table:style-name="ce1">
            <text:p>76,27135644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Romania</text:p>
          </table:table-cell>
          <table:table-cell office:value-type="float" office:value="32.799999999999997" table:style-name="ce4">
            <text:p>32,8</text:p>
          </table:table-cell>
          <table:table-cell office:value-type="float" office:value="0.48" table:style-name="ce4">
            <text:p>0,48</text:p>
          </table:table-cell>
          <table:table-cell office:value-type="float" office:value="0.52" table:style-name="ce4">
            <text:p>0,52</text:p>
          </table:table-cell>
          <table:table-cell office:value-type="float" office:value="440.30725999999999" table:style-name="ce4">
            <text:p>440,30726</text:p>
          </table:table-cell>
          <table:table-cell office:value-type="float" office:value="167266" table:style-name="ce4">
            <text:p>167266</text:p>
          </table:table-cell>
          <table:table-cell office:value-type="float" office:value="170186" table:style-name="ce4">
            <text:p>170186</text:p>
          </table:table-cell>
          <table:table-cell office:value-type="float" office:value="78" table:style-name="ce4">
            <text:p>78</text:p>
          </table:table-cell>
          <table:table-cell office:value-type="float" office:value="19809.150000000001" table:style-name="ce4">
            <text:p>19809,15</text:p>
          </table:table-cell>
          <table:table-cell office:value-type="float" office:value="11.119713580000001" table:style-name="ce4">
            <text:p>11,11971358</text:p>
          </table:table-cell>
          <table:table-cell office:value-type="float" office:value="2040000000" table:style-name="ce6">
            <text:p>2,04E+09</text:p>
          </table:table-cell>
          <table:table-cell office:value-type="float" office:value="6.7939999999999996" table:style-name="ce4">
            <text:p>6,794</text:p>
          </table:table-cell>
          <table:table-cell office:value-type="float" office:value="26.8" table:style-name="ce4">
            <text:p>26,8</text:p>
          </table:table-cell>
          <table:table-cell office:value-type="float" office:value="3047569714" table:style-name="ce4">
            <text:p>3047569714</text:p>
          </table:table-cell>
          <table:table-cell office:value-type="float" office:value="1" table:style-name="ce4">
            <text:p>1</text:p>
          </table:table-cell>
          <table:table-cell office:value-type="float" office:value="-8705665054" table:style-name="ce4">
            <text:p>-8705665054</text:p>
          </table:table-cell>
          <table:table-cell office:value-type="float" office:value="-0.16948463022708893" table:style-name="ce1">
            <text:p>-0,16948463</text:p>
          </table:table-cell>
          <table:table-cell office:value-type="float" office:value="9.2900536954402924E-2" table:style-name="ce1">
            <text:p>0,092900537</text:p>
          </table:table-cell>
          <table:table-cell office:value-type="float" office:value="0.56453311443328857" table:style-name="ce1">
            <text:p>0,564533114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65.839996337890597" table:style-name="ce1">
            <text:p>65,83999634</text:p>
          </table:table-cell>
          <table:table-cell office:value-type="float" office:value="46.764000000000003" table:style-name="ce1">
            <text:p>46,764</text:p>
          </table:table-cell>
          <table:table-cell office:value-type="float" office:value="76.594323991367247" table:style-name="ce1">
            <text:p>76,59432399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Romania</text:p>
          </table:table-cell>
          <table:table-cell office:value-type="float" office:value="33.1" table:style-name="ce4">
            <text:p>33,1</text:p>
          </table:table-cell>
          <table:table-cell office:value-type="float" office:value="0.5" table:style-name="ce4">
            <text:p>0,5</text:p>
          </table:table-cell>
          <table:table-cell office:value-type="float" office:value="0.48" table:style-name="ce4">
            <text:p>0,48</text:p>
          </table:table-cell>
          <table:table-cell office:value-type="float" office:value="438.89625999999998" table:style-name="ce4">
            <text:p>438,89626</text:p>
          </table:table-cell>
          <table:table-cell office:value-type="float" office:value="153646" table:style-name="ce4">
            <text:p>153646</text:p>
          </table:table-cell>
          <table:table-cell office:value-type="float" office:value="161755" table:style-name="ce4">
            <text:p>161755</text:p>
          </table:table-cell>
          <table:table-cell office:value-type="float" office:value="76" table:style-name="ce4">
            <text:p>76</text:p>
          </table:table-cell>
          <table:table-cell office:value-type="float" office:value="19677.16" table:style-name="ce4">
            <text:p>19677,16</text:p>
          </table:table-cell>
          <table:table-cell office:value-type="float" office:value="11.255315639999999" table:style-name="ce4">
            <text:p>11,25531564</text:p>
          </table:table-cell>
          <table:table-cell office:value-type="float" office:value="4260000000" table:style-name="ce6">
            <text:p>4,26E+09</text:p>
          </table:table-cell>
          <table:table-cell office:value-type="float" office:value="7.0960000000000001" table:style-name="ce4">
            <text:p>7,096</text:p>
          </table:table-cell>
          <table:table-cell office:value-type="float" office:value="27.5" table:style-name="ce4">
            <text:p>27,5</text:p>
          </table:table-cell>
          <table:table-cell office:value-type="float" office:value="3854819398" table:style-name="ce4">
            <text:p>3854819398</text:p>
          </table:table-cell>
          <table:table-cell office:value-type="float" office:value="1" table:style-name="ce4">
            <text:p>1</text:p>
          </table:table-cell>
          <table:table-cell office:value-type="float" office:value="-1724618730" table:style-name="ce4">
            <text:p>-1724618730</text:p>
          </table:table-cell>
          <table:table-cell office:value-type="float" office:value="0.13471059501171112" table:style-name="ce1">
            <text:p>0,134710595</text:p>
          </table:table-cell>
          <table:table-cell office:value-type="float" office:value="0.19021525979042053" table:style-name="ce1">
            <text:p>0,19021526</text:p>
          </table:table-cell>
          <table:table-cell office:value-type="float" office:value="0.63441473245620728" table:style-name="ce1">
            <text:p>0,634414732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66.459999084472699" table:style-name="ce1">
            <text:p>66,45999908</text:p>
          </table:table-cell>
          <table:table-cell office:value-type="float" office:value="46.642000000000003" table:style-name="ce1">
            <text:p>46,642</text:p>
          </table:table-cell>
          <table:table-cell office:value-type="float" office:value="81.397613174718273" table:style-name="ce1">
            <text:p>81,39761317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Romania</text:p>
          </table:table-cell>
          <table:table-cell office:value-type="float" office:value="33.6" table:style-name="ce4">
            <text:p>33,6</text:p>
          </table:table-cell>
          <table:table-cell office:value-type="float" office:value="0.5" table:style-name="ce4">
            <text:p>0,5</text:p>
          </table:table-cell>
          <table:table-cell office:value-type="float" office:value="0.52" table:style-name="ce4">
            <text:p>0,52</text:p>
          </table:table-cell>
          <table:table-cell office:value-type="float" office:value="438.89625999999998" table:style-name="ce4">
            <text:p>438,89626</text:p>
          </table:table-cell>
          <table:table-cell office:value-type="float" office:value="136035" table:style-name="ce4">
            <text:p>136035</text:p>
          </table:table-cell>
          <table:table-cell office:value-type="float" office:value="172871" table:style-name="ce4">
            <text:p>172871</text:p>
          </table:table-cell>
          <table:table-cell office:value-type="float" office:value="59" table:style-name="ce4">
            <text:p>59</text:p>
          </table:table-cell>
          <table:table-cell office:value-type="float" office:value="20632.22" table:style-name="ce4">
            <text:p>20632,22</text:p>
          </table:table-cell>
          <table:table-cell office:value-type="float" office:value="10.981819659999999" table:style-name="ce4">
            <text:p>10,98181966</text:p>
          </table:table-cell>
          <table:table-cell office:value-type="float" office:value="4840000000" table:style-name="ce6">
            <text:p>4,84E+09</text:p>
          </table:table-cell>
          <table:table-cell office:value-type="float" office:value="6.8019999999999996" table:style-name="ce4">
            <text:p>6,802</text:p>
          </table:table-cell>
          <table:table-cell office:value-type="float" office:value="27.2" table:style-name="ce4">
            <text:p>27,2</text:p>
          </table:table-cell>
          <table:table-cell office:value-type="float" office:value="3869197075" table:style-name="ce4">
            <text:p>3869197075</text:p>
          </table:table-cell>
          <table:table-cell office:value-type="float" office:value="1" table:style-name="ce4">
            <text:p>1</text:p>
          </table:table-cell>
          <table:table-cell office:value-type="float" office:value="-783649806.39999998" table:style-name="ce4">
            <text:p>-783649806,4</text:p>
          </table:table-cell>
          <table:table-cell office:value-type="float" office:value="0.22467221319675446" table:style-name="ce1">
            <text:p>0,224672213</text:p>
          </table:table-cell>
          <table:table-cell office:value-type="float" office:value="0.24215574562549591" table:style-name="ce1">
            <text:p>0,242155746</text:p>
          </table:table-cell>
          <table:table-cell office:value-type="float" office:value="0.60080534219741821" table:style-name="ce1">
            <text:p>0,600805342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62.9799995422363" table:style-name="ce1">
            <text:p>62,97999954</text:p>
          </table:table-cell>
          <table:table-cell office:value-type="float" office:value="47.186999999999998" table:style-name="ce1">
            <text:p>47,187</text:p>
          </table:table-cell>
          <table:table-cell office:value-type="float" office:value="83.375142957520126" table:style-name="ce1">
            <text:p>83,37514296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Romania</text:p>
          </table:table-cell>
          <table:table-cell office:value-type="float" office:value="33.5" table:style-name="ce4">
            <text:p>33,5</text:p>
          </table:table-cell>
          <table:table-cell office:value-type="float" office:value="0.47" table:style-name="ce4">
            <text:p>0,47</text:p>
          </table:table-cell>
          <table:table-cell office:value-type="float" office:value="0.5" table:style-name="ce4">
            <text:p>0,5</text:p>
          </table:table-cell>
          <table:table-cell office:value-type="float" office:value="437.48525999999998" table:style-name="ce4">
            <text:p>437,48526</text:p>
          </table:table-cell>
          <table:table-cell office:value-type="float" office:value="132795" table:style-name="ce4">
            <text:p>132795</text:p>
          </table:table-cell>
          <table:table-cell office:value-type="float" office:value="194718" table:style-name="ce4">
            <text:p>194718</text:p>
          </table:table-cell>
          <table:table-cell office:value-type="float" office:value="53" table:style-name="ce4">
            <text:p>53</text:p>
          </table:table-cell>
          <table:table-cell office:value-type="float" office:value="21624.37" table:style-name="ce4">
            <text:p>21624,37</text:p>
          </table:table-cell>
          <table:table-cell office:value-type="float" office:value="10.923303499999999" table:style-name="ce4">
            <text:p>10,9233035</text:p>
          </table:table-cell>
          <table:table-cell office:value-type="float" office:value="3050000000" table:style-name="ce6">
            <text:p>3,05E+09</text:p>
          </table:table-cell>
          <table:table-cell office:value-type="float" office:value="6.8120000000000003" table:style-name="ce4">
            <text:p>6,812</text:p>
          </table:table-cell>
          <table:table-cell office:value-type="float" office:value="25.8" table:style-name="ce4">
            <text:p>25,8</text:p>
          </table:table-cell>
          <table:table-cell office:value-type="float" office:value="4317731472" table:style-name="ce4">
            <text:p>4317731472</text:p>
          </table:table-cell>
          <table:table-cell office:value-type="float" office:value="1" table:style-name="ce4">
            <text:p>1</text:p>
          </table:table-cell>
          <table:table-cell office:value-type="float" office:value="-1444882299" table:style-name="ce4">
            <text:p>-1444882299</text:p>
          </table:table-cell>
          <table:table-cell office:value-type="float" office:value="9.8790459334850311E-2" table:style-name="ce1">
            <text:p>0,098790459</text:p>
          </table:table-cell>
          <table:table-cell office:value-type="float" office:value="0.20488214492797852" table:style-name="ce1">
            <text:p>0,204882145</text:p>
          </table:table-cell>
          <table:table-cell office:value-type="float" office:value="0.56835758686065674" table:style-name="ce1">
            <text:p>0,568357587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64.660003662109403" table:style-name="ce1">
            <text:p>64,66000366</text:p>
          </table:table-cell>
          <table:table-cell office:value-type="float" office:value="47.859000000000002" table:style-name="ce1">
            <text:p>47,859</text:p>
          </table:table-cell>
          <table:table-cell office:value-type="float" office:value="83.520576701715498" table:style-name="ce1">
            <text:p>83,5205767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Romania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0.41" table:style-name="ce4">
            <text:p>0,41</text:p>
          </table:table-cell>
          <table:table-cell office:value-type="float" office:value="0.49" table:style-name="ce4">
            <text:p>0,49</text:p>
          </table:table-cell>
          <table:table-cell office:value-type="float" office:value="432.6395" table:style-name="ce4">
            <text:p>432,6395</text:p>
          </table:table-cell>
          <table:table-cell office:value-type="float" office:value="137455" table:style-name="ce4">
            <text:p>137455</text:p>
          </table:table-cell>
          <table:table-cell office:value-type="float" office:value="207578" table:style-name="ce4">
            <text:p>207578</text:p>
          </table:table-cell>
          <table:table-cell office:value-type="float" office:value="62" table:style-name="ce4">
            <text:p>62</text:p>
          </table:table-cell>
          <table:table-cell office:value-type="float" office:value="23904.66" table:style-name="ce4">
            <text:p>23904,66</text:p>
          </table:table-cell>
          <table:table-cell office:value-type="float" office:value="11.09279096" table:style-name="ce4">
            <text:p>11,09279096</text:p>
          </table:table-cell>
          <table:table-cell office:value-type="float" office:value="4670000000" table:style-name="ce6">
            <text:p>4,67E+09</text:p>
          </table:table-cell>
          <table:table-cell office:value-type="float" office:value="5.9009999999999998" table:style-name="ce4">
            <text:p>5,901</text:p>
          </table:table-cell>
          <table:table-cell office:value-type="float" office:value="24.5" table:style-name="ce4">
            <text:p>24,5</text:p>
          </table:table-cell>
          <table:table-cell office:value-type="float" office:value="6252035766" table:style-name="ce4">
            <text:p>6252035766</text:p>
          </table:table-cell>
          <table:table-cell office:value-type="float" office:value="1" table:style-name="ce4">
            <text:p>1</text:p>
          </table:table-cell>
          <table:table-cell office:value-type="float" office:value="-1946138882" table:style-name="ce4">
            <text:p>-1946138882</text:p>
          </table:table-cell>
          <table:table-cell office:value-type="float" office:value="-6.8261869251728058E-2" table:style-name="ce1">
            <text:p>-0,068261869</text:p>
          </table:table-cell>
          <table:table-cell office:value-type="float" office:value="0.45245349407196045" table:style-name="ce1">
            <text:p>0,452453494</text:p>
          </table:table-cell>
          <table:table-cell office:value-type="float" office:value="0.56633001565933228" table:style-name="ce1">
            <text:p>0,566330016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66.419998168945298" table:style-name="ce1">
            <text:p>66,41999817</text:p>
          </table:table-cell>
          <table:table-cell office:value-type="float" office:value="48.015000000000001" table:style-name="ce1">
            <text:p>48,015</text:p>
          </table:table-cell>
          <table:table-cell office:value-type="float" office:value="85.892528290688404" table:style-name="ce1">
            <text:p>85,89252829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Romania</text:p>
          </table:table-cell>
          <table:table-cell office:value-type="float" office:value="33.4" table:style-name="ce4">
            <text:p>33,4</text:p>
          </table:table-cell>
          <table:table-cell office:value-type="float" office:value="0.42" table:style-name="ce4">
            <text:p>0,42</text:p>
          </table:table-cell>
          <table:table-cell office:value-type="float" office:value="0.5" table:style-name="ce4">
            <text:p>0,5</text:p>
          </table:table-cell>
          <table:table-cell office:value-type="float" office:value="432.6395" table:style-name="ce4">
            <text:p>432,6395</text:p>
          </table:table-cell>
          <table:table-cell office:value-type="float" office:value="177435" table:style-name="ce4">
            <text:p>177435</text:p>
          </table:table-cell>
          <table:table-cell office:value-type="float" office:value="242193" table:style-name="ce4">
            <text:p>242193</text:p>
          </table:table-cell>
          <table:table-cell office:value-type="float" office:value="68" table:style-name="ce4">
            <text:p>68</text:p>
          </table:table-cell>
          <table:table-cell office:value-type="float" office:value="26943.279999999999" table:style-name="ce4">
            <text:p>26943,28</text:p>
          </table:table-cell>
          <table:table-cell office:value-type="float" office:value="11.11846051" table:style-name="ce4">
            <text:p>11,11846051</text:p>
          </table:table-cell>
          <table:table-cell office:value-type="float" office:value="2750000000" table:style-name="ce6">
            <text:p>2,75E+09</text:p>
          </table:table-cell>
          <table:table-cell office:value-type="float" office:value="4.9269999999999996" table:style-name="ce4">
            <text:p>4,927</text:p>
          </table:table-cell>
          <table:table-cell office:value-type="float" office:value="24.1" table:style-name="ce4">
            <text:p>24,1</text:p>
          </table:table-cell>
          <table:table-cell office:value-type="float" office:value="5952909608" table:style-name="ce4">
            <text:p>5952909608</text:p>
          </table:table-cell>
          <table:table-cell office:value-type="float" office:value="1" table:style-name="ce4">
            <text:p>1</text:p>
          </table:table-cell>
          <table:table-cell office:value-type="float" office:value="-5303643905" table:style-name="ce4">
            <text:p>-5303643905</text:p>
          </table:table-cell>
          <table:table-cell office:value-type="float" office:value="-8.4791302680969238E-2" table:style-name="ce1">
            <text:p>-0,084791303</text:p>
          </table:table-cell>
          <table:table-cell office:value-type="float" office:value="0.43664833903312683" table:style-name="ce1">
            <text:p>0,436648339</text:p>
          </table:table-cell>
          <table:table-cell office:value-type="float" office:value="0.43302014470100403" table:style-name="ce1">
            <text:p>0,433020145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67.449996948242202" table:style-name="ce1">
            <text:p>67,44999695</text:p>
          </table:table-cell>
          <table:table-cell office:value-type="float" office:value="49.356000000000002" table:style-name="ce1">
            <text:p>49,356</text:p>
          </table:table-cell>
          <table:table-cell office:value-type="float" office:value="87.156064566780088" table:style-name="ce1">
            <text:p>87,15606457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Romania</text:p>
          </table:table-cell>
          <table:table-cell office:value-type="float" office:value="33.4" table:style-name="ce4">
            <text:p>33,4</text:p>
          </table:table-cell>
          <table:table-cell office:value-type="float" office:value="0.44" table:style-name="ce4">
            <text:p>0,44</text:p>
          </table:table-cell>
          <table:table-cell office:value-type="float" office:value="0.52" table:style-name="ce4">
            <text:p>0,52</text:p>
          </table:table-cell>
          <table:table-cell office:value-type="float" office:value="427.79372999999998" table:style-name="ce4">
            <text:p>427,79373</text:p>
          </table:table-cell>
          <table:table-cell office:value-type="float" office:value="172578" table:style-name="ce4">
            <text:p>172578</text:p>
          </table:table-cell>
          <table:table-cell office:value-type="float" office:value="231661" table:style-name="ce4">
            <text:p>231661</text:p>
          </table:table-cell>
          <table:table-cell office:value-type="float" office:value="52" table:style-name="ce4">
            <text:p>52</text:p>
          </table:table-cell>
          <table:table-cell office:value-type="float" office:value="29568.11" table:style-name="ce4">
            <text:p>29568,11</text:p>
          </table:table-cell>
          <table:table-cell office:value-type="float" office:value="10.825157089999999" table:style-name="ce4">
            <text:p>10,82515709</text:p>
          </table:table-cell>
          <table:table-cell office:value-type="float" office:value="2950000000" table:style-name="ce6">
            <text:p>2,95E+09</text:p>
          </table:table-cell>
          <table:table-cell office:value-type="float" office:value="4.1870000000000003" table:style-name="ce4">
            <text:p>4,187</text:p>
          </table:table-cell>
          <table:table-cell office:value-type="float" office:value="21.3" table:style-name="ce4">
            <text:p>21,3</text:p>
          </table:table-cell>
          <table:table-cell office:value-type="float" office:value="7343560129" table:style-name="ce4">
            <text:p>7343560129</text:p>
          </table:table-cell>
          <table:table-cell office:value-type="float" office:value="1" table:style-name="ce4">
            <text:p>1</text:p>
          </table:table-cell>
          <table:table-cell office:value-type="float" office:value="-8157208508" table:style-name="ce4">
            <text:p>-8157208508</text:p>
          </table:table-cell>
          <table:table-cell office:value-type="float" office:value="-0.17713832855224609" table:style-name="ce1">
            <text:p>-0,177138329</text:p>
          </table:table-cell>
          <table:table-cell office:value-type="float" office:value="0.36754822731018066" table:style-name="ce1">
            <text:p>0,367548227</text:p>
          </table:table-cell>
          <table:table-cell office:value-type="float" office:value="0.40641540288925171" table:style-name="ce1">
            <text:p>0,406415403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68.3221539365843" table:style-name="ce1">
            <text:p>68,32215394</text:p>
          </table:table-cell>
          <table:table-cell office:value-type="float" office:value="49.73" table:style-name="ce1">
            <text:p>49,73</text:p>
          </table:table-cell>
          <table:table-cell office:value-type="float" office:value="86.491199021153633" table:style-name="ce1">
            <text:p>86,49119902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Romania</text:p>
          </table:table-cell>
          <table:table-cell office:value-type="float" office:value="33.4" table:style-name="ce4">
            <text:p>33,4</text:p>
          </table:table-cell>
          <table:table-cell office:value-type="float" office:value="0.43" table:style-name="ce4">
            <text:p>0,43</text:p>
          </table:table-cell>
          <table:table-cell office:value-type="float" office:value="0.52" table:style-name="ce4">
            <text:p>0,52</text:p>
          </table:table-cell>
          <table:table-cell office:value-type="float" office:value="427.85804999999999" table:style-name="ce4">
            <text:p>427,85805</text:p>
          </table:table-cell>
          <table:table-cell office:value-type="float" office:value="202422" table:style-name="ce4">
            <text:p>202422</text:p>
          </table:table-cell>
          <table:table-cell office:value-type="float" office:value="233736" table:style-name="ce4">
            <text:p>233736</text:p>
          </table:table-cell>
          <table:table-cell office:value-type="float" office:value="51" table:style-name="ce4">
            <text:p>51</text:p>
          </table:table-cell>
          <table:table-cell office:value-type="float" office:value="33550.589999999997" table:style-name="ce4">
            <text:p>33550,59</text:p>
          </table:table-cell>
          <table:table-cell office:value-type="float" office:value="11.40191913" table:style-name="ce4">
            <text:p>11,40191913</text:p>
          </table:table-cell>
          <table:table-cell office:value-type="float" office:value="2960000000" table:style-name="ce6">
            <text:p>2,96E+09</text:p>
          </table:table-cell>
          <table:table-cell office:value-type="float" office:value="3.9119999999999999" table:style-name="ce4">
            <text:p>3,912</text:p>
          </table:table-cell>
          <table:table-cell office:value-type="float" office:value="22.2" table:style-name="ce4">
            <text:p>22,2</text:p>
          </table:table-cell>
          <table:table-cell office:value-type="float" office:value="7365441774" table:style-name="ce4">
            <text:p>7365441774</text:p>
          </table:table-cell>
          <table:table-cell office:value-type="float" office:value="1" table:style-name="ce4">
            <text:p>1</text:p>
          </table:table-cell>
          <table:table-cell office:value-type="float" office:value="-10282427908" table:style-name="ce4">
            <text:p>-10282427908</text:p>
          </table:table-cell>
          <table:table-cell office:value-type="float" office:value="-0.21510392427444458" table:style-name="ce1">
            <text:p>-0,215103924</text:p>
          </table:table-cell>
          <table:table-cell office:value-type="float" office:value="0.41534364223480225" table:style-name="ce1">
            <text:p>0,415343642</text:p>
          </table:table-cell>
          <table:table-cell office:value-type="float" office:value="0.44331443309783936" table:style-name="ce1">
            <text:p>0,443314433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69.180000305175795" table:style-name="ce1">
            <text:p>69,18000031</text:p>
          </table:table-cell>
          <table:table-cell office:value-type="float" office:value="50.036000000000001" table:style-name="ce1">
            <text:p>50,036</text:p>
          </table:table-cell>
          <table:table-cell office:value-type="float" office:value="84.367712161933838" table:style-name="ce1">
            <text:p>84,36771216</text:p>
          </table:table-cell>
          <table:table-cell table:number-columns-repeated="16359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Russia</text:p>
          </table:table-cell>
          <table:table-cell table:style-name="ce5"/>
          <table:table-cell office:value-type="float" office:value="0.52" table:style-name="ce4">
            <text:p>0,52</text:p>
          </table:table-cell>
          <table:table-cell office:value-type="float" office:value="0.56999999999999995" table:style-name="ce4">
            <text:p>0,57</text:p>
          </table:table-cell>
          <table:table-cell office:value-type="float" office:value="461.76" table:style-name="ce4">
            <text:p>461,76</text:p>
          </table:table-cell>
          <table:table-cell office:value-type="float" office:value="359330" table:style-name="ce4">
            <text:p>359330</text:p>
          </table:table-cell>
          <table:table-cell office:value-type="float" office:value="145720" table:style-name="ce4">
            <text:p>145720</text:p>
          </table:table-cell>
          <table:table-cell office:value-type="float" office:value="54" table:style-name="ce4">
            <text:p>54</text:p>
          </table:table-cell>
          <table:table-cell office:value-type="float" office:value="6825.3919999999998" table:style-name="ce4">
            <text:p>6825,392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0.581" table:style-name="ce4">
            <text:p>10,581</text:p>
          </table:table-cell>
          <table:table-cell office:value-type="float" office:value="26" table:style-name="ce4">
            <text:p>26</text:p>
          </table:table-cell>
          <table:table-cell office:value-type="float" office:value="2678030000" table:style-name="ce4">
            <text:p>2678030000</text:p>
          </table:table-cell>
          <table:table-cell office:value-type="float" office:value="0" table:style-name="ce4">
            <text:p>0</text:p>
          </table:table-cell>
          <table:table-cell office:value-type="float" office:value="52049520000" table:style-name="ce4">
            <text:p>52049520000</text:p>
          </table:table-cell>
          <table:table-cell office:value-type="float" office:value="-0.67345625162124634" table:style-name="ce1">
            <text:p>-0,673456252</text:p>
          </table:table-cell>
          <table:table-cell office:value-type="float" office:value="-1.0836950540542603" table:style-name="ce1">
            <text:p>-1,083695054</text:p>
          </table:table-cell>
          <table:table-cell office:value-type="float" office:value="-0.52259677648544312" table:style-name="ce1">
            <text:p>-0,522596776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75.856666564941435" table:style-name="ce1">
            <text:p>75,85666656</text:p>
          </table:table-cell>
          <table:table-cell office:value-type="float" office:value="54.829000000000001" table:style-name="ce1">
            <text:p>54,829</text:p>
          </table:table-cell>
          <table:table-cell office:value-type="float" office:value="68.093907037355478" table:style-name="ce1">
            <text:p>68,09390704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Russia</text:p>
          </table:table-cell>
          <table:table-cell table:style-name="ce5"/>
          <table:table-cell office:value-type="float" office:value="0.51" table:style-name="ce4">
            <text:p>0,51</text:p>
          </table:table-cell>
          <table:table-cell office:value-type="float" office:value="0.56000000000000005" table:style-name="ce4">
            <text:p>0,56</text:p>
          </table:table-cell>
          <table:table-cell office:value-type="float" office:value="458.53" table:style-name="ce4">
            <text:p>458,53</text:p>
          </table:table-cell>
          <table:table-cell office:value-type="float" office:value="193450" table:style-name="ce4">
            <text:p>193450</text:p>
          </table:table-cell>
          <table:table-cell office:value-type="float" office:value="121166" table:style-name="ce4">
            <text:p>121166</text:p>
          </table:table-cell>
          <table:table-cell office:value-type="float" office:value="63" table:style-name="ce4">
            <text:p>63</text:p>
          </table:table-cell>
          <table:table-cell office:value-type="float" office:value="7361.3639999999996" table:style-name="ce4">
            <text:p>7361,36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8.9779999999999998" table:style-name="ce4">
            <text:p>8,978</text:p>
          </table:table-cell>
          <table:table-cell office:value-type="float" office:value="23.8" table:style-name="ce4">
            <text:p>23,8</text:p>
          </table:table-cell>
          <table:table-cell office:value-type="float" office:value="2847300000" table:style-name="ce4">
            <text:p>2847300000</text:p>
          </table:table-cell>
          <table:table-cell office:value-type="float" office:value="0" table:style-name="ce4">
            <text:p>0</text:p>
          </table:table-cell>
          <table:table-cell office:value-type="float" office:value="37160460000" table:style-name="ce4">
            <text:p>37160460000</text:p>
          </table:table-cell>
          <table:table-cell office:value-type="float" office:value="-0.52481798827648163" table:style-name="ce1">
            <text:p>-0,524817988</text:p>
          </table:table-cell>
          <table:table-cell office:value-type="float" office:value="-0.97909960150718689" table:style-name="ce1">
            <text:p>-0,979099602</text:p>
          </table:table-cell>
          <table:table-cell office:value-type="float" office:value="-0.38021983206272125" table:style-name="ce1">
            <text:p>-0,380219832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82.533332824707074" table:style-name="ce1">
            <text:p>82,53333282</text:p>
          </table:table-cell>
          <table:table-cell office:value-type="float" office:value="54.603999999999999" table:style-name="ce1">
            <text:p>54,604</text:p>
          </table:table-cell>
          <table:table-cell office:value-type="float" office:value="61.11085866442064" table:style-name="ce1">
            <text:p>61,11085866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Russia</text:p>
          </table:table-cell>
          <table:table-cell table:style-name="ce5"/>
          <table:table-cell office:value-type="float" office:value="0.5" table:style-name="ce4">
            <text:p>0,5</text:p>
          </table:table-cell>
          <table:table-cell office:value-type="float" office:value="0.55000000000000004" table:style-name="ce4">
            <text:p>0,55</text:p>
          </table:table-cell>
          <table:table-cell office:value-type="float" office:value="458.53" table:style-name="ce4">
            <text:p>458,53</text:p>
          </table:table-cell>
          <table:table-cell office:value-type="float" office:value="184612" table:style-name="ce4">
            <text:p>184612</text:p>
          </table:table-cell>
          <table:table-cell office:value-type="float" office:value="106685" table:style-name="ce4">
            <text:p>106685</text:p>
          </table:table-cell>
          <table:table-cell office:value-type="float" office:value="64" table:style-name="ce4">
            <text:p>64</text:p>
          </table:table-cell>
          <table:table-cell office:value-type="float" office:value="8037.4750000000004" table:style-name="ce4">
            <text:p>8037,475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7.875" table:style-name="ce4">
            <text:p>7,875</text:p>
          </table:table-cell>
          <table:table-cell office:value-type="float" office:value="22.7" table:style-name="ce4">
            <text:p>22,7</text:p>
          </table:table-cell>
          <table:table-cell office:value-type="float" office:value="3473830000" table:style-name="ce4">
            <text:p>3473830000</text:p>
          </table:table-cell>
          <table:table-cell office:value-type="float" office:value="0" table:style-name="ce4">
            <text:p>0</text:p>
          </table:table-cell>
          <table:table-cell office:value-type="float" office:value="34807650000" table:style-name="ce4">
            <text:p>34807650000</text:p>
          </table:table-cell>
          <table:table-cell office:value-type="float" office:value="-0.37617972493171692" table:style-name="ce1">
            <text:p>-0,376179725</text:p>
          </table:table-cell>
          <table:table-cell office:value-type="float" office:value="-0.87450414896011353" table:style-name="ce1">
            <text:p>-0,874504149</text:p>
          </table:table-cell>
          <table:table-cell office:value-type="float" office:value="-0.23784288763999939" table:style-name="ce1">
            <text:p>-0,237842888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89.209999084472699" table:style-name="ce1">
            <text:p>89,20999908</text:p>
          </table:table-cell>
          <table:table-cell office:value-type="float" office:value="55.58" table:style-name="ce1">
            <text:p>55,58</text:p>
          </table:table-cell>
          <table:table-cell office:value-type="float" office:value="59.645445731960663" table:style-name="ce1">
            <text:p>59,64544573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Russia</text:p>
          </table:table-cell>
          <table:table-cell table:style-name="ce5"/>
          <table:table-cell office:value-type="float" office:value="0.5" table:style-name="ce4">
            <text:p>0,5</text:p>
          </table:table-cell>
          <table:table-cell office:value-type="float" office:value="0.55000000000000004" table:style-name="ce4">
            <text:p>0,55</text:p>
          </table:table-cell>
          <table:table-cell office:value-type="float" office:value="455.3" table:style-name="ce4">
            <text:p>455,3</text:p>
          </table:table-cell>
          <table:table-cell office:value-type="float" office:value="129144" table:style-name="ce4">
            <text:p>129144</text:p>
          </table:table-cell>
          <table:table-cell office:value-type="float" office:value="94018" table:style-name="ce4">
            <text:p>94018</text:p>
          </table:table-cell>
          <table:table-cell office:value-type="float" office:value="70" table:style-name="ce4">
            <text:p>70</text:p>
          </table:table-cell>
          <table:table-cell office:value-type="float" office:value="9254.5370000000003" table:style-name="ce4">
            <text:p>9254,537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8.2100000000000009" table:style-name="ce4">
            <text:p>8,21</text:p>
          </table:table-cell>
          <table:table-cell office:value-type="float" office:value="23.6" table:style-name="ce4">
            <text:p>23,6</text:p>
          </table:table-cell>
          <table:table-cell office:value-type="float" office:value="7928630000" table:style-name="ce4">
            <text:p>7928630000</text:p>
          </table:table-cell>
          <table:table-cell office:value-type="float" office:value="0" table:style-name="ce4">
            <text:p>0</text:p>
          </table:table-cell>
          <table:table-cell office:value-type="float" office:value="46684100000" table:style-name="ce4">
            <text:p>46684100000</text:p>
          </table:table-cell>
          <table:table-cell office:value-type="float" office:value="-0.49913817644119263" table:style-name="ce1">
            <text:p>-0,499138176</text:p>
          </table:table-cell>
          <table:table-cell office:value-type="float" office:value="-0.9576682448387146" table:style-name="ce1">
            <text:p>-0,957668245</text:p>
          </table:table-cell>
          <table:table-cell office:value-type="float" office:value="-0.14895875751972198" table:style-name="ce1">
            <text:p>-0,148958758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88.682498931884794" table:style-name="ce1">
            <text:p>88,68249893</text:p>
          </table:table-cell>
          <table:table-cell office:value-type="float" office:value="55.085999999999999" table:style-name="ce1">
            <text:p>55,086</text:p>
          </table:table-cell>
          <table:table-cell office:value-type="float" office:value="59.128269007601432" table:style-name="ce1">
            <text:p>59,12826901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Russia</text:p>
          </table:table-cell>
          <table:table-cell office:value-type="float" office:value="37.5" table:style-name="ce4">
            <text:p>37,5</text:p>
          </table:table-cell>
          <table:table-cell office:value-type="float" office:value="0.5" table:style-name="ce4">
            <text:p>0,5</text:p>
          </table:table-cell>
          <table:table-cell office:value-type="float" office:value="0.55000000000000004" table:style-name="ce4">
            <text:p>0,55</text:p>
          </table:table-cell>
          <table:table-cell office:value-type="float" office:value="460.15174000000002" table:style-name="ce4">
            <text:p>460,15174</text:p>
          </table:table-cell>
          <table:table-cell office:value-type="float" office:value="119157" table:style-name="ce4">
            <text:p>119157</text:p>
          </table:table-cell>
          <table:table-cell office:value-type="float" office:value="79795" table:style-name="ce4">
            <text:p>79795</text:p>
          </table:table-cell>
          <table:table-cell office:value-type="float" office:value="61.5" table:style-name="ce4">
            <text:p>61,5</text:p>
          </table:table-cell>
          <table:table-cell office:value-type="float" office:value="10226.77" table:style-name="ce4">
            <text:p>10226,77</text:p>
          </table:table-cell>
          <table:table-cell office:value-type="float" office:value="6.765016095" table:style-name="ce4">
            <text:p>6,765016095</text:p>
          </table:table-cell>
          <table:table-cell office:value-type="float" office:value="0" table:style-name="ce4">
            <text:p>0</text:p>
          </table:table-cell>
          <table:table-cell office:value-type="float" office:value="7.7629999999999999" table:style-name="ce4">
            <text:p>7,763</text:p>
          </table:table-cell>
          <table:table-cell office:value-type="float" office:value="23.4" table:style-name="ce4">
            <text:p>23,4</text:p>
          </table:table-cell>
          <table:table-cell office:value-type="float" office:value="15402990000" table:style-name="ce4">
            <text:p>15402990000</text:p>
          </table:table-cell>
          <table:table-cell office:value-type="float" office:value="0" table:style-name="ce4">
            <text:p>0</text:p>
          </table:table-cell>
          <table:table-cell office:value-type="float" office:value="72332370000" table:style-name="ce4">
            <text:p>72332370000</text:p>
          </table:table-cell>
          <table:table-cell office:value-type="float" office:value="-0.4842110276222229" table:style-name="ce1">
            <text:p>-0,484211028</text:p>
          </table:table-cell>
          <table:table-cell office:value-type="float" office:value="-0.91517525911331177" table:style-name="ce1">
            <text:p>-0,915175259</text:p>
          </table:table-cell>
          <table:table-cell office:value-type="float" office:value="-0.10042684525251389" table:style-name="ce1">
            <text:p>-0,10042684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88.154998779296889" table:style-name="ce1">
            <text:p>88,15499878</text:p>
          </table:table-cell>
          <table:table-cell office:value-type="float" office:value="55.893999999999998" table:style-name="ce1">
            <text:p>55,894</text:p>
          </table:table-cell>
          <table:table-cell office:value-type="float" office:value="56.581852398405545" table:style-name="ce1">
            <text:p>56,5818524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Russia</text:p>
          </table:table-cell>
          <table:table-cell office:value-type="float" office:value="37.4" table:style-name="ce4">
            <text:p>37,4</text:p>
          </table:table-cell>
          <table:table-cell office:value-type="float" office:value="0.5" table:style-name="ce4">
            <text:p>0,5</text:p>
          </table:table-cell>
          <table:table-cell office:value-type="float" office:value="0.55000000000000004" table:style-name="ce4">
            <text:p>0,55</text:p>
          </table:table-cell>
          <table:table-cell office:value-type="float" office:value="460.15174000000002" table:style-name="ce4">
            <text:p>460,15174</text:p>
          </table:table-cell>
          <table:table-cell office:value-type="float" office:value="178981" table:style-name="ce4">
            <text:p>178981</text:p>
          </table:table-cell>
          <table:table-cell office:value-type="float" office:value="69798" table:style-name="ce4">
            <text:p>69798</text:p>
          </table:table-cell>
          <table:table-cell office:value-type="float" office:value="53" table:style-name="ce4">
            <text:p>53</text:p>
          </table:table-cell>
          <table:table-cell office:value-type="float" office:value="11822.35" table:style-name="ce4">
            <text:p>11822,35</text:p>
          </table:table-cell>
          <table:table-cell office:value-type="float" office:value="7.5248385799999999" table:style-name="ce4">
            <text:p>7,52483858</text:p>
          </table:table-cell>
          <table:table-cell office:value-type="float" office:value="0" table:style-name="ce4">
            <text:p>0</text:p>
          </table:table-cell>
          <table:table-cell office:value-type="float" office:value="7.1239999999999997" table:style-name="ce4">
            <text:p>7,124</text:p>
          </table:table-cell>
          <table:table-cell office:value-type="float" office:value="22.5" table:style-name="ce4">
            <text:p>22,5</text:p>
          </table:table-cell>
          <table:table-cell office:value-type="float" office:value="15508050000" table:style-name="ce4">
            <text:p>15508050000</text:p>
          </table:table-cell>
          <table:table-cell office:value-type="float" office:value="0" table:style-name="ce4">
            <text:p>0</text:p>
          </table:table-cell>
          <table:table-cell office:value-type="float" office:value="104560000000" table:style-name="ce6">
            <text:p>1,05E+11</text:p>
          </table:table-cell>
          <table:table-cell office:value-type="float" office:value="-0.52623832225799561" table:style-name="ce1">
            <text:p>-0,526238322</text:p>
          </table:table-cell>
          <table:table-cell office:value-type="float" office:value="-0.96395450830459595" table:style-name="ce1">
            <text:p>-0,963954508</text:p>
          </table:table-cell>
          <table:table-cell office:value-type="float" office:value="-0.12424318492412567" table:style-name="ce1">
            <text:p>-0,12424318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87.627498626708984" table:style-name="ce1">
            <text:p>87,62749863</text:p>
          </table:table-cell>
          <table:table-cell office:value-type="float" office:value="56.591999999999999" table:style-name="ce1">
            <text:p>56,592</text:p>
          </table:table-cell>
          <table:table-cell office:value-type="float" office:value="56.713248490542192" table:style-name="ce1">
            <text:p>56,71324849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Russia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0.52" table:style-name="ce4">
            <text:p>0,52</text:p>
          </table:table-cell>
          <table:table-cell office:value-type="float" office:value="0.56999999999999995" table:style-name="ce4">
            <text:p>0,57</text:p>
          </table:table-cell>
          <table:table-cell office:value-type="float" office:value="465.00175000000002" table:style-name="ce4">
            <text:p>465,00175</text:p>
          </table:table-cell>
          <table:table-cell office:value-type="float" office:value="188308" table:style-name="ce4">
            <text:p>188308</text:p>
          </table:table-cell>
          <table:table-cell office:value-type="float" office:value="54061" table:style-name="ce4">
            <text:p>54061</text:p>
          </table:table-cell>
          <table:table-cell office:value-type="float" office:value="62" table:style-name="ce4">
            <text:p>62</text:p>
          </table:table-cell>
          <table:table-cell office:value-type="float" office:value="14912.23" table:style-name="ce4">
            <text:p>14912,23</text:p>
          </table:table-cell>
          <table:table-cell office:value-type="float" office:value="7.5348744959999996" table:style-name="ce4">
            <text:p>7,534874496</text:p>
          </table:table-cell>
          <table:table-cell office:value-type="float" office:value="0" table:style-name="ce4">
            <text:p>0</text:p>
          </table:table-cell>
          <table:table-cell office:value-type="float" office:value="7.0549999999999997" table:style-name="ce4">
            <text:p>7,055</text:p>
          </table:table-cell>
          <table:table-cell office:value-type="float" office:value="22.1" table:style-name="ce4">
            <text:p>22,1</text:p>
          </table:table-cell>
          <table:table-cell office:value-type="float" office:value="37594770000" table:style-name="ce4">
            <text:p>37594770000</text:p>
          </table:table-cell>
          <table:table-cell office:value-type="float" office:value="0" table:style-name="ce4">
            <text:p>0</text:p>
          </table:table-cell>
          <table:table-cell office:value-type="float" office:value="123740000000" table:style-name="ce6">
            <text:p>1,24E+11</text:p>
          </table:table-cell>
          <table:table-cell office:value-type="float" office:value="-0.4688776433467865" table:style-name="ce1">
            <text:p>-0,468877643</text:p>
          </table:table-cell>
          <table:table-cell office:value-type="float" office:value="-0.98749643564224243" table:style-name="ce1">
            <text:p>-0,987496436</text:p>
          </table:table-cell>
          <table:table-cell office:value-type="float" office:value="-0.38834989070892334" table:style-name="ce1">
            <text:p>-0,38834989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87.09999847412108" table:style-name="ce1">
            <text:p>87,09999847</text:p>
          </table:table-cell>
          <table:table-cell office:value-type="float" office:value="56.917999999999999" table:style-name="ce1">
            <text:p>56,918</text:p>
          </table:table-cell>
          <table:table-cell office:value-type="float" office:value="54.733401867266011" table:style-name="ce1">
            <text:p>54,73340187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Russia</text:p>
          </table:table-cell>
          <table:table-cell office:value-type="float" office:value="36.799999999999997" table:style-name="ce4">
            <text:p>36,8</text:p>
          </table:table-cell>
          <table:table-cell office:value-type="float" office:value="0.52" table:style-name="ce4">
            <text:p>0,52</text:p>
          </table:table-cell>
          <table:table-cell office:value-type="float" office:value="0.56999999999999995" table:style-name="ce4">
            <text:p>0,57</text:p>
          </table:table-cell>
          <table:table-cell office:value-type="float" office:value="466.75182000000001" table:style-name="ce4">
            <text:p>466,75182</text:p>
          </table:table-cell>
          <table:table-cell office:value-type="float" office:value="291675" table:style-name="ce4">
            <text:p>291675</text:p>
          </table:table-cell>
          <table:table-cell office:value-type="float" office:value="47013" table:style-name="ce4">
            <text:p>47013</text:p>
          </table:table-cell>
          <table:table-cell office:value-type="float" office:value="58" table:style-name="ce4">
            <text:p>58</text:p>
          </table:table-cell>
          <table:table-cell office:value-type="float" office:value="16648.240000000002" table:style-name="ce4">
            <text:p>16648,24</text:p>
          </table:table-cell>
          <table:table-cell office:value-type="float" office:value="7.3471864929999997" table:style-name="ce4">
            <text:p>7,347186493</text:p>
          </table:table-cell>
          <table:table-cell office:value-type="float" office:value="0" table:style-name="ce4">
            <text:p>0</text:p>
          </table:table-cell>
          <table:table-cell office:value-type="float" office:value="6.0019999999999998" table:style-name="ce4">
            <text:p>6,002</text:p>
          </table:table-cell>
          <table:table-cell office:value-type="float" office:value="21" table:style-name="ce4">
            <text:p>21</text:p>
          </table:table-cell>
          <table:table-cell office:value-type="float" office:value="55873680000" table:style-name="ce4">
            <text:p>55873680000</text:p>
          </table:table-cell>
          <table:table-cell office:value-type="float" office:value="0" table:style-name="ce4">
            <text:p>0</text:p>
          </table:table-cell>
          <table:table-cell office:value-type="float" office:value="106729000000" table:style-name="ce6">
            <text:p>1,07E+11</text:p>
          </table:table-cell>
          <table:table-cell office:value-type="float" office:value="-0.4122035801410675" table:style-name="ce1">
            <text:p>-0,41220358</text:p>
          </table:table-cell>
          <table:table-cell office:value-type="float" office:value="-1.0075579881668091" table:style-name="ce1">
            <text:p>-1,007557988</text:p>
          </table:table-cell>
          <table:table-cell office:value-type="float" office:value="-0.25560563802719116" table:style-name="ce1">
            <text:p>-0,255605638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86.572498321533175" table:style-name="ce1">
            <text:p>86,57249832</text:p>
          </table:table-cell>
          <table:table-cell office:value-type="float" office:value="58.304000000000002" table:style-name="ce1">
            <text:p>58,304</text:p>
          </table:table-cell>
          <table:table-cell office:value-type="float" office:value="51.706122745460625" table:style-name="ce1">
            <text:p>51,70612275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Russia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0.53" table:style-name="ce4">
            <text:p>0,53</text:p>
          </table:table-cell>
          <table:table-cell office:value-type="float" office:value="0.57999999999999996" table:style-name="ce4">
            <text:p>0,58</text:p>
          </table:table-cell>
          <table:table-cell office:value-type="float" office:value="466.75182000000001" table:style-name="ce4">
            <text:p>466,75182</text:p>
          </table:table-cell>
          <table:table-cell office:value-type="float" office:value="281614" table:style-name="ce4">
            <text:p>281614</text:p>
          </table:table-cell>
          <table:table-cell office:value-type="float" office:value="39508" table:style-name="ce4">
            <text:p>39508</text:p>
          </table:table-cell>
          <table:table-cell office:value-type="float" office:value="51" table:style-name="ce4">
            <text:p>51</text:p>
          </table:table-cell>
          <table:table-cell office:value-type="float" office:value="20163.61" table:style-name="ce4">
            <text:p>20163,61</text:p>
          </table:table-cell>
          <table:table-cell office:value-type="float" office:value="7.6660233089999998" table:style-name="ce4">
            <text:p>7,666023309</text:p>
          </table:table-cell>
          <table:table-cell office:value-type="float" office:value="0" table:style-name="ce4">
            <text:p>0</text:p>
          </table:table-cell>
          <table:table-cell office:value-type="float" office:value="6.2050000000000001" table:style-name="ce4">
            <text:p>6,205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74782910000" table:style-name="ce4">
            <text:p>74782910000</text:p>
          </table:table-cell>
          <table:table-cell office:value-type="float" office:value="0" table:style-name="ce4">
            <text:p>0</text:p>
          </table:table-cell>
          <table:table-cell office:value-type="float" office:value="157206000000" table:style-name="ce6">
            <text:p>1,57E+11</text:p>
          </table:table-cell>
          <table:table-cell office:value-type="float" office:value="-0.41678184270858765" table:style-name="ce1">
            <text:p>-0,416781843</text:p>
          </table:table-cell>
          <table:table-cell office:value-type="float" office:value="-1.0114558935165405" table:style-name="ce1">
            <text:p>-1,011455894</text:p>
          </table:table-cell>
          <table:table-cell office:value-type="float" office:value="-0.34916725754737854" table:style-name="ce1">
            <text:p>-0,349167258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86.04499816894527" table:style-name="ce1">
            <text:p>86,04499817</text:p>
          </table:table-cell>
          <table:table-cell office:value-type="float" office:value="58.662999999999997" table:style-name="ce1">
            <text:p>58,663</text:p>
          </table:table-cell>
          <table:table-cell office:value-type="float" office:value="53.382466040890833" table:style-name="ce1">
            <text:p>53,38246604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Russia</text:p>
          </table:table-cell>
          <table:table-cell office:value-type="float" office:value="36.6" table:style-name="ce4">
            <text:p>36,6</text:p>
          </table:table-cell>
          <table:table-cell office:value-type="float" office:value="0.49" table:style-name="ce4">
            <text:p>0,49</text:p>
          </table:table-cell>
          <table:table-cell office:value-type="float" office:value="0.54" table:style-name="ce4">
            <text:p>0,54</text:p>
          </table:table-cell>
          <table:table-cell office:value-type="float" office:value="468.50189" table:style-name="ce4">
            <text:p>468,50189</text:p>
          </table:table-cell>
          <table:table-cell office:value-type="float" office:value="279907" table:style-name="ce4">
            <text:p>279907</text:p>
          </table:table-cell>
          <table:table-cell office:value-type="float" office:value="32458" table:style-name="ce4">
            <text:p>32458</text:p>
          </table:table-cell>
          <table:table-cell office:value-type="float" office:value="63" table:style-name="ce4">
            <text:p>63</text:p>
          </table:table-cell>
          <table:table-cell office:value-type="float" office:value="19389.939999999999" table:style-name="ce4">
            <text:p>19389,94</text:p>
          </table:table-cell>
          <table:table-cell office:value-type="float" office:value="9.9718230999999999" table:style-name="ce4">
            <text:p>9,9718231</text:p>
          </table:table-cell>
          <table:table-cell office:value-type="float" office:value="0" table:style-name="ce4">
            <text:p>0</text:p>
          </table:table-cell>
          <table:table-cell office:value-type="float" office:value="8.3010000000000002" table:style-name="ce4">
            <text:p>8,301</text:p>
          </table:table-cell>
          <table:table-cell office:value-type="float" office:value="18.8" table:style-name="ce4">
            <text:p>18,8</text:p>
          </table:table-cell>
          <table:table-cell office:value-type="float" office:value="36583100000" table:style-name="ce4">
            <text:p>36583100000</text:p>
          </table:table-cell>
          <table:table-cell office:value-type="float" office:value="0" table:style-name="ce4">
            <text:p>0</text:p>
          </table:table-cell>
          <table:table-cell office:value-type="float" office:value="95630270000" table:style-name="ce4">
            <text:p>95630270000</text:p>
          </table:table-cell>
          <table:table-cell office:value-type="float" office:value="-0.49723601341247559" table:style-name="ce1">
            <text:p>-0,497236013</text:p>
          </table:table-cell>
          <table:table-cell office:value-type="float" office:value="-0.80649822950363159" table:style-name="ce1">
            <text:p>-0,80649823</text:p>
          </table:table-cell>
          <table:table-cell office:value-type="float" office:value="-0.28832846879959106" table:style-name="ce1">
            <text:p>-0,288328469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85.517498016357365" table:style-name="ce1">
            <text:p>85,51749802</text:p>
          </table:table-cell>
          <table:table-cell office:value-type="float" office:value="57.462000000000003" table:style-name="ce1">
            <text:p>57,462</text:p>
          </table:table-cell>
          <table:table-cell office:value-type="float" office:value="48.435061027818072" table:style-name="ce1">
            <text:p>48,43506103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Russia</text:p>
          </table:table-cell>
          <table:table-cell office:value-type="float" office:value="35.9" table:style-name="ce4">
            <text:p>35,9</text:p>
          </table:table-cell>
          <table:table-cell office:value-type="float" office:value="0.45" table:style-name="ce4">
            <text:p>0,45</text:p>
          </table:table-cell>
          <table:table-cell office:value-type="float" office:value="0.5" table:style-name="ce4">
            <text:p>0,5</text:p>
          </table:table-cell>
          <table:table-cell office:value-type="float" office:value="474.85332" table:style-name="ce4">
            <text:p>474,85332</text:p>
          </table:table-cell>
          <table:table-cell office:value-type="float" office:value="191656" table:style-name="ce4">
            <text:p>191656</text:p>
          </table:table-cell>
          <table:table-cell office:value-type="float" office:value="33577" table:style-name="ce4">
            <text:p>33577</text:p>
          </table:table-cell>
          <table:table-cell office:value-type="float" office:value="63" table:style-name="ce4">
            <text:p>63</text:p>
          </table:table-cell>
          <table:table-cell office:value-type="float" office:value="20490.13" table:style-name="ce4">
            <text:p>20490,13</text:p>
          </table:table-cell>
          <table:table-cell office:value-type="float" office:value="10.99689768" table:style-name="ce4">
            <text:p>10,99689768</text:p>
          </table:table-cell>
          <table:table-cell office:value-type="float" office:value="0" table:style-name="ce4">
            <text:p>0</text:p>
          </table:table-cell>
          <table:table-cell office:value-type="float" office:value="7.3689999999999998" table:style-name="ce4">
            <text:p>7,369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43167780000" table:style-name="ce4">
            <text:p>43167780000</text:p>
          </table:table-cell>
          <table:table-cell office:value-type="float" office:value="0" table:style-name="ce4">
            <text:p>0</text:p>
          </table:table-cell>
          <table:table-cell office:value-type="float" office:value="120875000000" table:style-name="ce6">
            <text:p>1,21E+11</text:p>
          </table:table-cell>
          <table:table-cell office:value-type="float" office:value="-0.60168689489364624" table:style-name="ce1">
            <text:p>-0,601686895</text:p>
          </table:table-cell>
          <table:table-cell office:value-type="float" office:value="-0.79579108953475952" table:style-name="ce1">
            <text:p>-0,79579109</text:p>
          </table:table-cell>
          <table:table-cell office:value-type="float" office:value="-0.31050762534141541" table:style-name="ce1">
            <text:p>-0,310507625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84.989997863769503" table:style-name="ce1">
            <text:p>84,98999786</text:p>
          </table:table-cell>
          <table:table-cell office:value-type="float" office:value="58.037999999999997" table:style-name="ce1">
            <text:p>58,038</text:p>
          </table:table-cell>
          <table:table-cell office:value-type="float" office:value="50.355505487258903" table:style-name="ce1">
            <text:p>50,35550549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Russia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0.48" table:style-name="ce4">
            <text:p>0,48</text:p>
          </table:table-cell>
          <table:table-cell office:value-type="float" office:value="0.52" table:style-name="ce4">
            <text:p>0,52</text:p>
          </table:table-cell>
          <table:table-cell office:value-type="float" office:value="474.85332" table:style-name="ce4">
            <text:p>474,85332</text:p>
          </table:table-cell>
          <table:table-cell office:value-type="float" office:value="356500" table:style-name="ce4">
            <text:p>356500</text:p>
          </table:table-cell>
          <table:table-cell office:value-type="float" office:value="36800" table:style-name="ce4">
            <text:p>36800</text:p>
          </table:table-cell>
          <table:table-cell office:value-type="float" office:value="66" table:style-name="ce4">
            <text:p>66</text:p>
          </table:table-cell>
          <table:table-cell office:value-type="float" office:value="22798.67" table:style-name="ce4">
            <text:p>22798,67</text:p>
          </table:table-cell>
          <table:table-cell office:value-type="float" office:value="10.21010081" table:style-name="ce4">
            <text:p>10,21010081</text:p>
          </table:table-cell>
          <table:table-cell office:value-type="float" office:value="0" table:style-name="ce4">
            <text:p>0</text:p>
          </table:table-cell>
          <table:table-cell office:value-type="float" office:value="6.5359999999999996" table:style-name="ce4">
            <text:p>6,536</text:p>
          </table:table-cell>
          <table:table-cell office:value-type="float" office:value="17.7" table:style-name="ce4">
            <text:p>17,7</text:p>
          </table:table-cell>
          <table:table-cell office:value-type="float" office:value="55083630000" table:style-name="ce4">
            <text:p>55083630000</text:p>
          </table:table-cell>
          <table:table-cell office:value-type="float" office:value="0" table:style-name="ce4">
            <text:p>0</text:p>
          </table:table-cell>
          <table:table-cell office:value-type="float" office:value="163398000000" table:style-name="ce6">
            <text:p>1,63E+11</text:p>
          </table:table-cell>
          <table:table-cell office:value-type="float" office:value="-0.60144466161727905" table:style-name="ce1">
            <text:p>-0,601444662</text:p>
          </table:table-cell>
          <table:table-cell office:value-type="float" office:value="-0.74726420640945435" table:style-name="ce1">
            <text:p>-0,747264206</text:p>
          </table:table-cell>
          <table:table-cell office:value-type="float" office:value="-0.31161817908287048" table:style-name="ce1">
            <text:p>-0,311618179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92.172433510589798" table:style-name="ce1">
            <text:p>92,17243351</text:p>
          </table:table-cell>
          <table:table-cell office:value-type="float" office:value="58.823999999999998" table:style-name="ce1">
            <text:p>58,824</text:p>
          </table:table-cell>
          <table:table-cell office:value-type="float" office:value="48.035399407791864" table:style-name="ce1">
            <text:p>48,03539941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Russia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0.46" table:style-name="ce4">
            <text:p>0,46</text:p>
          </table:table-cell>
          <table:table-cell office:value-type="float" office:value="0.5" table:style-name="ce4">
            <text:p>0,5</text:p>
          </table:table-cell>
          <table:table-cell office:value-type="float" office:value="481.20476000000002" table:style-name="ce4">
            <text:p>481,20476</text:p>
          </table:table-cell>
          <table:table-cell office:value-type="float" office:value="417700" table:style-name="ce4">
            <text:p>417700</text:p>
          </table:table-cell>
          <table:table-cell office:value-type="float" office:value="122800" table:style-name="ce4">
            <text:p>122800</text:p>
          </table:table-cell>
          <table:table-cell office:value-type="float" office:value="67" table:style-name="ce4">
            <text:p>67</text:p>
          </table:table-cell>
          <table:table-cell office:value-type="float" office:value="24303.47" table:style-name="ce4">
            <text:p>24303,47</text:p>
          </table:table-cell>
          <table:table-cell office:value-type="float" office:value="10.486847940000001" table:style-name="ce4">
            <text:p>10,48684794</text:p>
          </table:table-cell>
          <table:table-cell office:value-type="float" office:value="0" table:style-name="ce4">
            <text:p>0</text:p>
          </table:table-cell>
          <table:table-cell office:value-type="float" office:value="5.4359999999999999" table:style-name="ce4">
            <text:p>5,436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50587560000" table:style-name="ce4">
            <text:p>50587560000</text:p>
          </table:table-cell>
          <table:table-cell office:value-type="float" office:value="0" table:style-name="ce4">
            <text:p>0</text:p>
          </table:table-cell>
          <table:table-cell office:value-type="float" office:value="145076000000" table:style-name="ce6">
            <text:p>1,45E+11</text:p>
          </table:table-cell>
          <table:table-cell office:value-type="float" office:value="-0.53491461277008057" table:style-name="ce1">
            <text:p>-0,534914613</text:p>
          </table:table-cell>
          <table:table-cell office:value-type="float" office:value="-0.85762125253677368" table:style-name="ce1">
            <text:p>-0,857621253</text:p>
          </table:table-cell>
          <table:table-cell office:value-type="float" office:value="-0.34686487913131714" table:style-name="ce1">
            <text:p>-0,346864879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92.837475181559299" table:style-name="ce1">
            <text:p>92,83747518</text:p>
          </table:table-cell>
          <table:table-cell office:value-type="float" office:value="59.531999999999996" table:style-name="ce1">
            <text:p>59,532</text:p>
          </table:table-cell>
          <table:table-cell office:value-type="float" office:value="47.151390385795715" table:style-name="ce1">
            <text:p>47,15139039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Russia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0.47" table:style-name="ce4">
            <text:p>0,47</text:p>
          </table:table-cell>
          <table:table-cell office:value-type="float" office:value="0.51" table:style-name="ce4">
            <text:p>0,51</text:p>
          </table:table-cell>
          <table:table-cell office:value-type="float" office:value="486.48885999999999" table:style-name="ce4">
            <text:p>486,48886</text:p>
          </table:table-cell>
          <table:table-cell office:value-type="float" office:value="482200" table:style-name="ce4">
            <text:p>482200</text:p>
          </table:table-cell>
          <table:table-cell office:value-type="float" office:value="186400" table:style-name="ce4">
            <text:p>186400</text:p>
          </table:table-cell>
          <table:table-cell office:value-type="float" office:value="64" table:style-name="ce4">
            <text:p>64</text:p>
          </table:table-cell>
          <table:table-cell office:value-type="float" office:value="26073.88" table:style-name="ce4">
            <text:p>26073,88</text:p>
          </table:table-cell>
          <table:table-cell office:value-type="float" office:value="11.3523608" table:style-name="ce4">
            <text:p>11,3523608</text:p>
          </table:table-cell>
          <table:table-cell office:value-type="float" office:value="0" table:style-name="ce4">
            <text:p>0</text:p>
          </table:table-cell>
          <table:table-cell office:value-type="float" office:value="5.4580000000000002" table:style-name="ce4">
            <text:p>5,458</text:p>
          </table:table-cell>
          <table:table-cell office:value-type="float" office:value="17.5" table:style-name="ce4">
            <text:p>17,5</text:p>
          </table:table-cell>
          <table:table-cell office:value-type="float" office:value="69218890000" table:style-name="ce4">
            <text:p>69218890000</text:p>
          </table:table-cell>
          <table:table-cell office:value-type="float" office:value="0" table:style-name="ce4">
            <text:p>0</text:p>
          </table:table-cell>
          <table:table-cell office:value-type="float" office:value="122307000000" table:style-name="ce6">
            <text:p>1,22E+11</text:p>
          </table:table-cell>
          <table:table-cell office:value-type="float" office:value="-0.45295441150665283" table:style-name="ce1">
            <text:p>-0,452954412</text:p>
          </table:table-cell>
          <table:table-cell office:value-type="float" office:value="-0.82181411981582642" table:style-name="ce1">
            <text:p>-0,82181412</text:p>
          </table:table-cell>
          <table:table-cell office:value-type="float" office:value="-0.35747629404067993" table:style-name="ce1">
            <text:p>-0,357476294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93.415097119657403" table:style-name="ce1">
            <text:p>93,41509712</text:p>
          </table:table-cell>
          <table:table-cell office:value-type="float" office:value="59.423000000000002" table:style-name="ce1">
            <text:p>59,423</text:p>
          </table:table-cell>
          <table:table-cell office:value-type="float" office:value="46.287149400498997" table:style-name="ce1">
            <text:p>46,2871494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Russia</text:p>
          </table:table-cell>
          <table:table-cell office:value-type="float" office:value="34" table:style-name="ce4">
            <text:p>34</text:p>
          </table:table-cell>
          <table:table-cell office:value-type="float" office:value="0.46" table:style-name="ce4">
            <text:p>0,46</text:p>
          </table:table-cell>
          <table:table-cell office:value-type="float" office:value="0.5" table:style-name="ce4">
            <text:p>0,5</text:p>
          </table:table-cell>
          <table:table-cell office:value-type="float" office:value="486.48885999999999" table:style-name="ce4">
            <text:p>486,48886</text:p>
          </table:table-cell>
          <table:table-cell office:value-type="float" office:value="578500" table:style-name="ce4">
            <text:p>578500</text:p>
          </table:table-cell>
          <table:table-cell office:value-type="float" office:value="308500" table:style-name="ce4">
            <text:p>308500</text:p>
          </table:table-cell>
          <table:table-cell office:value-type="float" office:value="53" table:style-name="ce4">
            <text:p>53</text:p>
          </table:table-cell>
          <table:table-cell office:value-type="float" office:value="25761.65" table:style-name="ce4">
            <text:p>25761,65</text:p>
          </table:table-cell>
          <table:table-cell office:value-type="float" office:value="11.12123414" table:style-name="ce4">
            <text:p>11,12123414</text:p>
          </table:table-cell>
          <table:table-cell office:value-type="float" office:value="0" table:style-name="ce4">
            <text:p>0</text:p>
          </table:table-cell>
          <table:table-cell office:value-type="float" office:value="5.16" table:style-name="ce4">
            <text:p>5,16</text:p>
          </table:table-cell>
          <table:table-cell office:value-type="float" office:value="16.7" table:style-name="ce4">
            <text:p>16,7</text:p>
          </table:table-cell>
          <table:table-cell office:value-type="float" office:value="22031340000" table:style-name="ce4">
            <text:p>22031340000</text:p>
          </table:table-cell>
          <table:table-cell office:value-type="float" office:value="0" table:style-name="ce4">
            <text:p>0</text:p>
          </table:table-cell>
          <table:table-cell office:value-type="float" office:value="133653000000" table:style-name="ce6">
            <text:p>1,34E+11</text:p>
          </table:table-cell>
          <table:table-cell office:value-type="float" office:value="-0.19576062262058258" table:style-name="ce1">
            <text:p>-0,195760623</text:p>
          </table:table-cell>
          <table:table-cell office:value-type="float" office:value="-0.77319234609603882" table:style-name="ce1">
            <text:p>-0,773192346</text:p>
          </table:table-cell>
          <table:table-cell office:value-type="float" office:value="-0.40251654386520386" table:style-name="ce1">
            <text:p>-0,402516544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93.711099860876601" table:style-name="ce1">
            <text:p>93,71109986</text:p>
          </table:table-cell>
          <table:table-cell office:value-type="float" office:value="59.597999999999999" table:style-name="ce1">
            <text:p>59,598</text:p>
          </table:table-cell>
          <table:table-cell office:value-type="float" office:value="47.80134126281159" table:style-name="ce1">
            <text:p>47,80134126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Russia</text:p>
          </table:table-cell>
          <table:table-cell office:value-type="float" office:value="33.4" table:style-name="ce4">
            <text:p>33,4</text:p>
          </table:table-cell>
          <table:table-cell office:value-type="float" office:value="0.44" table:style-name="ce4">
            <text:p>0,44</text:p>
          </table:table-cell>
          <table:table-cell office:value-type="float" office:value="0.49" table:style-name="ce4">
            <text:p>0,49</text:p>
          </table:table-cell>
          <table:table-cell office:value-type="float" office:value="491.77296999999999" table:style-name="ce4">
            <text:p>491,77297</text:p>
          </table:table-cell>
          <table:table-cell office:value-type="float" office:value="598600" table:style-name="ce4">
            <text:p>598600</text:p>
          </table:table-cell>
          <table:table-cell office:value-type="float" office:value="353200" table:style-name="ce4">
            <text:p>353200</text:p>
          </table:table-cell>
          <table:table-cell office:value-type="float" office:value="45" table:style-name="ce4">
            <text:p>45</text:p>
          </table:table-cell>
          <table:table-cell office:value-type="float" office:value="24085.33" table:style-name="ce4">
            <text:p>24085,33</text:p>
          </table:table-cell>
          <table:table-cell office:value-type="float" office:value="12.067316809999999" table:style-name="ce4">
            <text:p>12,06731681</text:p>
          </table:table-cell>
          <table:table-cell office:value-type="float" office:value="0" table:style-name="ce4">
            <text:p>0</text:p>
          </table:table-cell>
          <table:table-cell office:value-type="float" office:value="5.5709999999999997" table:style-name="ce4">
            <text:p>5,571</text:p>
          </table:table-cell>
          <table:table-cell office:value-type="float" office:value="16.2" table:style-name="ce4">
            <text:p>16,2</text:p>
          </table:table-cell>
          <table:table-cell office:value-type="float" office:value="6852970000" table:style-name="ce4">
            <text:p>6852970000</text:p>
          </table:table-cell>
          <table:table-cell office:value-type="float" office:value="0" table:style-name="ce4">
            <text:p>0</text:p>
          </table:table-cell>
          <table:table-cell office:value-type="float" office:value="111246000000" table:style-name="ce6">
            <text:p>1,11E+11</text:p>
          </table:table-cell>
          <table:table-cell office:value-type="float" office:value="-0.33207884430885315" table:style-name="ce1">
            <text:p>-0,332078844</text:p>
          </table:table-cell>
          <table:table-cell office:value-type="float" office:value="-0.81513118743896484" table:style-name="ce1">
            <text:p>-0,815131187</text:p>
          </table:table-cell>
          <table:table-cell office:value-type="float" office:value="-0.5800788402557373" table:style-name="ce1">
            <text:p>-0,58007884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94.089173898748697" table:style-name="ce1">
            <text:p>94,0891739</text:p>
          </table:table-cell>
          <table:table-cell office:value-type="float" office:value="59.226999999999997" table:style-name="ce1">
            <text:p>59,227</text:p>
          </table:table-cell>
          <table:table-cell office:value-type="float" office:value="49.359349311688653" table:style-name="ce1">
            <text:p>49,35934931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Russia</text:p>
          </table:table-cell>
          <table:table-cell office:value-type="float" office:value="33" table:style-name="ce4">
            <text:p>33</text:p>
          </table:table-cell>
          <table:table-cell office:value-type="float" office:value="0.44" table:style-name="ce4">
            <text:p>0,44</text:p>
          </table:table-cell>
          <table:table-cell office:value-type="float" office:value="0.49" table:style-name="ce4">
            <text:p>0,49</text:p>
          </table:table-cell>
          <table:table-cell office:value-type="float" office:value="486.55417999999997" table:style-name="ce4">
            <text:p>486,55418</text:p>
          </table:table-cell>
          <table:table-cell office:value-type="float" office:value="575158" table:style-name="ce4">
            <text:p>575158</text:p>
          </table:table-cell>
          <table:table-cell office:value-type="float" office:value="313200" table:style-name="ce4">
            <text:p>313200</text:p>
          </table:table-cell>
          <table:table-cell office:value-type="float" office:value="43" table:style-name="ce4">
            <text:p>43</text:p>
          </table:table-cell>
          <table:table-cell office:value-type="float" office:value="24128.080000000002" table:style-name="ce4">
            <text:p>24128,08</text:p>
          </table:table-cell>
          <table:table-cell office:value-type="float" office:value="10.41777306" table:style-name="ce4">
            <text:p>10,41777306</text:p>
          </table:table-cell>
          <table:table-cell office:value-type="float" office:value="0" table:style-name="ce4">
            <text:p>0</text:p>
          </table:table-cell>
          <table:table-cell office:value-type="float" office:value="5.5590000000000002" table:style-name="ce4">
            <text:p>5,559</text:p>
          </table:table-cell>
          <table:table-cell office:value-type="float" office:value="16.8" table:style-name="ce4">
            <text:p>16,8</text:p>
          </table:table-cell>
          <table:table-cell office:value-type="float" office:value="32538900000" table:style-name="ce4">
            <text:p>32538900000</text:p>
          </table:table-cell>
          <table:table-cell office:value-type="float" office:value="0" table:style-name="ce4">
            <text:p>0</text:p>
          </table:table-cell>
          <table:table-cell office:value-type="float" office:value="66256050000" table:style-name="ce4">
            <text:p>66256050000</text:p>
          </table:table-cell>
          <table:table-cell office:value-type="float" office:value="-0.32410576939582825" table:style-name="ce1">
            <text:p>-0,324105769</text:p>
          </table:table-cell>
          <table:table-cell office:value-type="float" office:value="-0.84505409002304077" table:style-name="ce1">
            <text:p>-0,84505409</text:p>
          </table:table-cell>
          <table:table-cell office:value-type="float" office:value="-0.44319504499435425" table:style-name="ce1">
            <text:p>-0,44319504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94.565664752998799" table:style-name="ce1">
            <text:p>94,56566475</text:p>
          </table:table-cell>
          <table:table-cell office:value-type="float" office:value="59.393999999999998" table:style-name="ce1">
            <text:p>59,394</text:p>
          </table:table-cell>
          <table:table-cell office:value-type="float" office:value="46.518119839609604" table:style-name="ce1">
            <text:p>46,51811984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Russia</text:p>
          </table:table-cell>
          <table:table-cell office:value-type="float" office:value="32.4" table:style-name="ce4">
            <text:p>32,4</text:p>
          </table:table-cell>
          <table:table-cell office:value-type="float" office:value="0.43" table:style-name="ce4">
            <text:p>0,43</text:p>
          </table:table-cell>
          <table:table-cell office:value-type="float" office:value="0.48" table:style-name="ce4">
            <text:p>0,48</text:p>
          </table:table-cell>
          <table:table-cell office:value-type="float" office:value="486.55417999999997" table:style-name="ce4">
            <text:p>486,55418</text:p>
          </table:table-cell>
          <table:table-cell office:value-type="float" office:value="589000" table:style-name="ce4">
            <text:p>589000</text:p>
          </table:table-cell>
          <table:table-cell office:value-type="float" office:value="377200" table:style-name="ce4">
            <text:p>377200</text:p>
          </table:table-cell>
          <table:table-cell office:value-type="float" office:value="38" table:style-name="ce4">
            <text:p>38</text:p>
          </table:table-cell>
          <table:table-cell office:value-type="float" office:value="25926.45" table:style-name="ce4">
            <text:p>25926,45</text:p>
          </table:table-cell>
          <table:table-cell office:value-type="float" office:value="10.34556723" table:style-name="ce4">
            <text:p>10,34556723</text:p>
          </table:table-cell>
          <table:table-cell office:value-type="float" office:value="0" table:style-name="ce4">
            <text:p>0</text:p>
          </table:table-cell>
          <table:table-cell office:value-type="float" office:value="5.2119999999999997" table:style-name="ce4">
            <text:p>5,212</text:p>
          </table:table-cell>
          <table:table-cell office:value-type="float" office:value="16" table:style-name="ce4">
            <text:p>16</text:p>
          </table:table-cell>
          <table:table-cell office:value-type="float" office:value="28557440000" table:style-name="ce4">
            <text:p>28557440000</text:p>
          </table:table-cell>
          <table:table-cell office:value-type="float" office:value="0" table:style-name="ce4">
            <text:p>0</text:p>
          </table:table-cell>
          <table:table-cell office:value-type="float" office:value="83234750000" table:style-name="ce4">
            <text:p>83234750000</text:p>
          </table:table-cell>
          <table:table-cell office:value-type="float" office:value="-0.19104151427745819" table:style-name="ce1">
            <text:p>-0,191041514</text:p>
          </table:table-cell>
          <table:table-cell office:value-type="float" office:value="-0.84592956304550171" table:style-name="ce1">
            <text:p>-0,845929563</text:p>
          </table:table-cell>
          <table:table-cell office:value-type="float" office:value="-0.52699160575866699" table:style-name="ce1">
            <text:p>-0,526991606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91.346386369408293" table:style-name="ce1">
            <text:p>91,34638637</text:p>
          </table:table-cell>
          <table:table-cell office:value-type="float" office:value="59.247999999999998" table:style-name="ce1">
            <text:p>59,248</text:p>
          </table:table-cell>
          <table:table-cell office:value-type="float" office:value="46.876524337131109" table:style-name="ce1">
            <text:p>46,87652434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Russia</text:p>
          </table:table-cell>
          <table:table-cell office:value-type="float" office:value="32.4" table:style-name="ce4">
            <text:p>32,4</text:p>
          </table:table-cell>
          <table:table-cell office:value-type="float" office:value="0.45" table:style-name="ce4">
            <text:p>0,45</text:p>
          </table:table-cell>
          <table:table-cell office:value-type="float" office:value="0.5" table:style-name="ce4">
            <text:p>0,5</text:p>
          </table:table-cell>
          <table:table-cell office:value-type="float" office:value="481.33537999999999" table:style-name="ce4">
            <text:p>481,33538</text:p>
          </table:table-cell>
          <table:table-cell office:value-type="float" office:value="565685" table:style-name="ce4">
            <text:p>565685</text:p>
          </table:table-cell>
          <table:table-cell office:value-type="float" office:value="440830" table:style-name="ce4">
            <text:p>440830</text:p>
          </table:table-cell>
          <table:table-cell office:value-type="float" office:value="43" table:style-name="ce4">
            <text:p>43</text:p>
          </table:table-cell>
          <table:table-cell office:value-type="float" office:value="28821.27" table:style-name="ce4">
            <text:p>28821,27</text:p>
          </table:table-cell>
          <table:table-cell office:value-type="float" office:value="9.4103716770000005" table:style-name="ce4">
            <text:p>9,410371677</text:p>
          </table:table-cell>
          <table:table-cell office:value-type="float" office:value="0" table:style-name="ce4">
            <text:p>0</text:p>
          </table:table-cell>
          <table:table-cell office:value-type="float" office:value="4.8460000000000001" table:style-name="ce4">
            <text:p>4,846</text:p>
          </table:table-cell>
          <table:table-cell office:value-type="float" office:value="15.8" table:style-name="ce4">
            <text:p>15,8</text:p>
          </table:table-cell>
          <table:table-cell office:value-type="float" office:value="8784850000" table:style-name="ce4">
            <text:p>8784850000</text:p>
          </table:table-cell>
          <table:table-cell office:value-type="float" office:value="0" table:style-name="ce4">
            <text:p>0</text:p>
          </table:table-cell>
          <table:table-cell office:value-type="float" office:value="164976000000" table:style-name="ce6">
            <text:p>1,65E+11</text:p>
          </table:table-cell>
          <table:table-cell office:value-type="float" office:value="-0.10378514975309372" table:style-name="ce1">
            <text:p>-0,10378515</text:p>
          </table:table-cell>
          <table:table-cell office:value-type="float" office:value="-0.83272141218185425" table:style-name="ce1">
            <text:p>-0,832721412</text:p>
          </table:table-cell>
          <table:table-cell office:value-type="float" office:value="-0.56271237134933472" table:style-name="ce1">
            <text:p>-0,56271237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91.516132384542203" table:style-name="ce1">
            <text:p>91,51613238</text:p>
          </table:table-cell>
          <table:table-cell office:value-type="float" office:value="59.44" table:style-name="ce1">
            <text:p>59,44</text:p>
          </table:table-cell>
          <table:table-cell office:value-type="float" office:value="51.5809003703964" table:style-name="ce1">
            <text:p>51,58090037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Russia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0.45" table:style-name="ce4">
            <text:p>0,45</text:p>
          </table:table-cell>
          <table:table-cell office:value-type="float" office:value="0.49" table:style-name="ce4">
            <text:p>0,49</text:p>
          </table:table-cell>
          <table:table-cell office:value-type="float" office:value="481.33537999999999" table:style-name="ce4">
            <text:p>481,33538</text:p>
          </table:table-cell>
          <table:table-cell office:value-type="float" office:value="701234" table:style-name="ce4">
            <text:p>701234</text:p>
          </table:table-cell>
          <table:table-cell office:value-type="float" office:value="416130" table:style-name="ce4">
            <text:p>416130</text:p>
          </table:table-cell>
          <table:table-cell office:value-type="float" office:value="43" table:style-name="ce4">
            <text:p>43</text:p>
          </table:table-cell>
          <table:table-cell office:value-type="float" office:value="30067.74" table:style-name="ce4">
            <text:p>30067,74</text:p>
          </table:table-cell>
          <table:table-cell office:value-type="float" office:value="9.2592385799999999" table:style-name="ce4">
            <text:p>9,25923858</text:p>
          </table:table-cell>
          <table:table-cell office:value-type="float" office:value="0" table:style-name="ce4">
            <text:p>0</text:p>
          </table:table-cell>
          <table:table-cell office:value-type="float" office:value="4.4960000000000004" table:style-name="ce4">
            <text:p>4,496</text:p>
          </table:table-cell>
          <table:table-cell office:value-type="float" office:value="15.8" table:style-name="ce4">
            <text:p>15,8</text:p>
          </table:table-cell>
          <table:table-cell office:value-type="float" office:value="31974770000" table:style-name="ce4">
            <text:p>31974770000</text:p>
          </table:table-cell>
          <table:table-cell office:value-type="float" office:value="0" table:style-name="ce4">
            <text:p>0</text:p>
          </table:table-cell>
          <table:table-cell office:value-type="float" office:value="129328000000" table:style-name="ce6">
            <text:p>1,29E+11</text:p>
          </table:table-cell>
          <table:table-cell office:value-type="float" office:value="2.417367696762085E-2" table:style-name="ce1">
            <text:p>0,024173677</text:p>
          </table:table-cell>
          <table:table-cell office:value-type="float" office:value="-0.7712438702583313" table:style-name="ce1">
            <text:p>-0,77124387</text:p>
          </table:table-cell>
          <table:table-cell office:value-type="float" office:value="-0.47659721970558167" table:style-name="ce1">
            <text:p>-0,47659722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91.441095448624097" table:style-name="ce1">
            <text:p>91,44109545</text:p>
          </table:table-cell>
          <table:table-cell office:value-type="float" office:value="58.944000000000003" table:style-name="ce1">
            <text:p>58,944</text:p>
          </table:table-cell>
          <table:table-cell office:value-type="float" office:value="49.22875366190334" table:style-name="ce1">
            <text:p>49,22875366</text:p>
          </table:table-cell>
          <table:table-cell table:number-columns-repeated="16359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1" table:style-name="ce4">
            <text:p>0,21</text:p>
          </table:table-cell>
          <table:table-cell office:value-type="float" office:value="0.25" table:style-name="ce4">
            <text:p>0,25</text:p>
          </table:table-cell>
          <table:table-cell office:value-type="float" office:value="469.44" table:style-name="ce4">
            <text:p>469,44</text:p>
          </table:table-cell>
          <table:table-cell office:value-type="float" office:value="944" table:style-name="ce4">
            <text:p>944</text:p>
          </table:table-cell>
          <table:table-cell office:value-type="float" office:value="867" table:style-name="ce4">
            <text:p>867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style-name="ce5"/>
          <table:table-cell office:value-type="float" office:value="12.92013" table:style-name="ce4">
            <text:p>12,92013</text:p>
          </table:table-cell>
          <table:table-cell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2" table:style-name="ce4">
            <text:p>0,22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471.83" table:style-name="ce4">
            <text:p>471,83</text:p>
          </table:table-cell>
          <table:table-cell office:value-type="float" office:value="1752" table:style-name="ce4">
            <text:p>1752</text:p>
          </table:table-cell>
          <table:table-cell office:value-type="float" office:value="527" table:style-name="ce4">
            <text:p>527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style-name="ce5"/>
          <table:table-cell office:value-type="float" office:value="12.54579" table:style-name="ce4">
            <text:p>12,54579</text:p>
          </table:table-cell>
          <table:table-cell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1" table:style-name="ce4">
            <text:p>0,21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473.04" table:style-name="ce4">
            <text:p>473,04</text:p>
          </table:table-cell>
          <table:table-cell office:value-type="float" office:value="2106" table:style-name="ce4">
            <text:p>2106</text:p>
          </table:table-cell>
          <table:table-cell office:value-type="float" office:value="128" table:style-name="ce4">
            <text:p>128</text:p>
          </table:table-cell>
          <table:table-cell table:style-name="ce5"/>
          <table:table-cell office:value-type="float" office:value="7171.26" table:style-name="ce4">
            <text:p>7171,26</text:p>
          </table:table-cell>
          <table:table-cell table:style-name="ce5"/>
          <table:table-cell office:value-type="float" office:value="0" table:style-name="ce4">
            <text:p>0</text:p>
          </table:table-cell>
          <table:table-cell table:style-name="ce5"/>
          <table:table-cell office:value-type="float" office:value="12.18229" table:style-name="ce4">
            <text:p>12,18229</text:p>
          </table:table-cell>
          <table:table-cell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2" table:style-name="ce4">
            <text:p>0,22</text:p>
          </table:table-cell>
          <table:table-cell office:value-type="float" office:value="0.33" table:style-name="ce4">
            <text:p>0,33</text:p>
          </table:table-cell>
          <table:table-cell office:value-type="float" office:value="474.24" table:style-name="ce4">
            <text:p>474,24</text:p>
          </table:table-cell>
          <table:table-cell office:value-type="float" office:value="9106" table:style-name="ce4">
            <text:p>9106</text:p>
          </table:table-cell>
          <table:table-cell office:value-type="float" office:value="7355" table:style-name="ce4">
            <text:p>7355</text:p>
          </table:table-cell>
          <table:table-cell table:style-name="ce5"/>
          <table:table-cell office:value-type="float" office:value="7465.9740000000002" table:style-name="ce4">
            <text:p>7465,974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12.2" table:style-name="ce4">
            <text:p>12,2</text:p>
          </table:table-cell>
          <table:table-cell office:value-type="float" office:value="11.829330000000001" table:style-name="ce4">
            <text:p>11,82933</text:p>
          </table:table-cell>
          <table:table-cell office:value-type="float" office:value="198834261.90000001" table:style-name="ce4">
            <text:p>198834261,9</text:p>
          </table:table-cell>
          <table:table-cell office:value-type="float" office:value="0" table:style-name="ce4">
            <text:p>0</text:p>
          </table:table-cell>
          <table:table-cell office:value-type="float" office:value="-639815652.39999998" table:style-name="ce4">
            <text:p>-639815652,4</text:p>
          </table:table-cell>
          <table:table-cell table:number-columns-repeated="16367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2" table:style-name="ce4">
            <text:p>0,22</text:p>
          </table:table-cell>
          <table:table-cell office:value-type="float" office:value="0.36" table:style-name="ce4">
            <text:p>0,36</text:p>
          </table:table-cell>
          <table:table-cell office:value-type="float" office:value="475.45" table:style-name="ce4">
            <text:p>475,45</text:p>
          </table:table-cell>
          <table:table-cell office:value-type="float" office:value="4922" table:style-name="ce4">
            <text:p>4922</text:p>
          </table:table-cell>
          <table:table-cell office:value-type="float" office:value="154" table:style-name="ce4">
            <text:p>154</text:p>
          </table:table-cell>
          <table:table-cell table:style-name="ce5"/>
          <table:table-cell office:value-type="float" office:value="8066.7470000000003" table:style-name="ce4">
            <text:p>8066,747</text:p>
          </table:table-cell>
          <table:table-cell table:style-name="ce5"/>
          <table:table-cell office:value-type="float" office:value="0" table:style-name="ce4">
            <text:p>0</text:p>
          </table:table-cell>
          <table:table-cell office:value-type="float" office:value="13.654" table:style-name="ce4">
            <text:p>13,654</text:p>
          </table:table-cell>
          <table:table-cell office:value-type="float" office:value="11.48659" table:style-name="ce4">
            <text:p>11,48659</text:p>
          </table:table-cell>
          <table:table-cell office:value-type="float" office:value="269877766.19999999" table:style-name="ce4">
            <text:p>269877766,2</text:p>
          </table:table-cell>
          <table:table-cell office:value-type="float" office:value="0" table:style-name="ce4">
            <text:p>0</text:p>
          </table:table-cell>
          <table:table-cell office:value-type="float" office:value="722386347.60000002" table:style-name="ce4">
            <text:p>722386347,6</text:p>
          </table:table-cell>
          <table:table-cell table:number-columns-repeated="16367" table:style-name="ce1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2" table:style-name="ce4">
            <text:p>0,22</text:p>
          </table:table-cell>
          <table:table-cell office:value-type="float" office:value="0.4" table:style-name="ce4">
            <text:p>0,4</text:p>
          </table:table-cell>
          <table:table-cell office:value-type="float" office:value="476.66" table:style-name="ce4">
            <text:p>476,66</text:p>
          </table:table-cell>
          <table:table-cell office:value-type="float" office:value="3055" table:style-name="ce4">
            <text:p>3055</text:p>
          </table:table-cell>
          <table:table-cell office:value-type="float" office:value="213" table:style-name="ce4">
            <text:p>213</text:p>
          </table:table-cell>
          <table:table-cell office:value-type="float" office:value="46" table:style-name="ce4">
            <text:p>46</text:p>
          </table:table-cell>
          <table:table-cell office:value-type="float" office:value="8691.7070000000003" table:style-name="ce4">
            <text:p>8691,707</text:p>
          </table:table-cell>
          <table:table-cell office:value-type="float" office:value="14.09" table:style-name="ce4">
            <text:p>14,09</text:p>
          </table:table-cell>
          <table:table-cell office:value-type="float" office:value="0" table:style-name="ce4">
            <text:p>0</text:p>
          </table:table-cell>
          <table:table-cell office:value-type="float" office:value="13.109" table:style-name="ce4">
            <text:p>13,109</text:p>
          </table:table-cell>
          <table:table-cell office:value-type="float" office:value="11.153779999999999" table:style-name="ce4">
            <text:p>11,15378</text:p>
          </table:table-cell>
          <table:table-cell office:value-type="float" office:value="236132979.19999999" table:style-name="ce4">
            <text:p>236132979,2</text:p>
          </table:table-cell>
          <table:table-cell office:value-type="float" office:value="0" table:style-name="ce4">
            <text:p>0</text:p>
          </table:table-cell>
          <table:table-cell office:value-type="float" office:value="311229344.80000001" table:style-name="ce4">
            <text:p>311229344,8</text:p>
          </table:table-cell>
          <table:table-cell table:number-columns-repeated="16367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38" table:style-name="ce4">
            <text:p>0,38</text:p>
          </table:table-cell>
          <table:table-cell office:value-type="float" office:value="477.88" table:style-name="ce4">
            <text:p>477,88</text:p>
          </table:table-cell>
          <table:table-cell office:value-type="float" office:value="2477" table:style-name="ce4">
            <text:p>2477</text:p>
          </table:table-cell>
          <table:table-cell office:value-type="float" office:value="222" table:style-name="ce4">
            <text:p>222</text:p>
          </table:table-cell>
          <table:table-cell office:value-type="float" office:value="46" table:style-name="ce4">
            <text:p>46</text:p>
          </table:table-cell>
          <table:table-cell office:value-type="float" office:value="9404.1880000000001" table:style-name="ce4">
            <text:p>9404,188</text:p>
          </table:table-cell>
          <table:table-cell office:value-type="float" office:value="16.29" table:style-name="ce4">
            <text:p>16,29</text:p>
          </table:table-cell>
          <table:table-cell office:value-type="float" office:value="0" table:style-name="ce4">
            <text:p>0</text:p>
          </table:table-cell>
          <table:table-cell office:value-type="float" office:value="11.340999999999999" table:style-name="ce4">
            <text:p>11,341</text:p>
          </table:table-cell>
          <table:table-cell office:value-type="float" office:value="12.40272" table:style-name="ce4">
            <text:p>12,40272</text:p>
          </table:table-cell>
          <table:table-cell office:value-type="float" office:value="350826240" table:style-name="ce4">
            <text:p>350826240</text:p>
          </table:table-cell>
          <table:table-cell office:value-type="float" office:value="0" table:style-name="ce4">
            <text:p>0</text:p>
          </table:table-cell>
          <table:table-cell office:value-type="float" office:value="-2244614405" table:style-name="ce4">
            <text:p>-2244614405</text:p>
          </table:table-cell>
          <table:table-cell table:number-columns-repeated="16367" table:style-name="ce1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35" table:style-name="ce4">
            <text:p>0,35</text:p>
          </table:table-cell>
          <table:table-cell office:value-type="float" office:value="479.09" table:style-name="ce4">
            <text:p>479,09</text:p>
          </table:table-cell>
          <table:table-cell office:value-type="float" office:value="2303" table:style-name="ce4">
            <text:p>2303</text:p>
          </table:table-cell>
          <table:table-cell office:value-type="float" office:value="572" table:style-name="ce4">
            <text:p>572</text:p>
          </table:table-cell>
          <table:table-cell office:value-type="float" office:value="46" table:style-name="ce4">
            <text:p>46</text:p>
          </table:table-cell>
          <table:table-cell office:value-type="float" office:value="10084.280000000001" table:style-name="ce4">
            <text:p>10084,28</text:p>
          </table:table-cell>
          <table:table-cell office:value-type="float" office:value="15.69" table:style-name="ce4">
            <text:p>15,69</text:p>
          </table:table-cell>
          <table:table-cell office:value-type="float" office:value="0" table:style-name="ce4">
            <text:p>0</text:p>
          </table:table-cell>
          <table:table-cell office:value-type="float" office:value="11.894" table:style-name="ce4">
            <text:p>11,894</text:p>
          </table:table-cell>
          <table:table-cell office:value-type="float" office:value="12.98903" table:style-name="ce4">
            <text:p>12,98903</text:p>
          </table:table-cell>
          <table:table-cell office:value-type="float" office:value="176706776.80000001" table:style-name="ce4">
            <text:p>176706776,8</text:p>
          </table:table-cell>
          <table:table-cell office:value-type="float" office:value="0" table:style-name="ce4">
            <text:p>0</text:p>
          </table:table-cell>
          <table:table-cell office:value-type="float" office:value="-2011356105" table:style-name="ce4">
            <text:p>-2011356105</text:p>
          </table:table-cell>
          <table:table-cell table:number-columns-repeated="16367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5" table:style-name="ce4">
            <text:p>0,25</text:p>
          </table:table-cell>
          <table:table-cell office:value-type="float" office:value="0.34" table:style-name="ce4">
            <text:p>0,34</text:p>
          </table:table-cell>
          <table:table-cell office:value-type="float" office:value="479.91" table:style-name="ce4">
            <text:p>479,91</text:p>
          </table:table-cell>
          <table:table-cell office:value-type="float" office:value="2052" table:style-name="ce4">
            <text:p>2052</text:p>
          </table:table-cell>
          <table:table-cell office:value-type="float" office:value="746" table:style-name="ce4">
            <text:p>746</text:p>
          </table:table-cell>
          <table:table-cell office:value-type="float" office:value="46" table:style-name="ce4">
            <text:p>46</text:p>
          </table:table-cell>
          <table:table-cell office:value-type="float" office:value="10622.94" table:style-name="ce4">
            <text:p>10622,94</text:p>
          </table:table-cell>
          <table:table-cell office:value-type="float" office:value="15.75" table:style-name="ce4">
            <text:p>15,75</text:p>
          </table:table-cell>
          <table:table-cell office:value-type="float" office:value="0" table:style-name="ce4">
            <text:p>0</text:p>
          </table:table-cell>
          <table:table-cell office:value-type="float" office:value="12.420999999999999" table:style-name="ce4">
            <text:p>12,421</text:p>
          </table:table-cell>
          <table:table-cell office:value-type="float" office:value="14.09524" table:style-name="ce4">
            <text:p>14,09524</text:p>
          </table:table-cell>
          <table:table-cell office:value-type="float" office:value="646612354.39999998" table:style-name="ce4">
            <text:p>646612354,4</text:p>
          </table:table-cell>
          <table:table-cell office:value-type="float" office:value="0" table:style-name="ce4">
            <text:p>0</text:p>
          </table:table-cell>
          <table:table-cell office:value-type="float" office:value="-2334234279" table:style-name="ce4">
            <text:p>-2334234279</text:p>
          </table:table-cell>
          <table:table-cell table:number-columns-repeated="16367" table:style-name="ce1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34" table:style-name="ce4">
            <text:p>0,34</text:p>
          </table:table-cell>
          <table:table-cell office:value-type="float" office:value="480.72" table:style-name="ce4">
            <text:p>480,72</text:p>
          </table:table-cell>
          <table:table-cell office:value-type="float" office:value="2072" table:style-name="ce4">
            <text:p>2072</text:p>
          </table:table-cell>
          <table:table-cell office:value-type="float" office:value="618" table:style-name="ce4">
            <text:p>618</text:p>
          </table:table-cell>
          <table:table-cell office:value-type="float" office:value="45" table:style-name="ce4">
            <text:p>45</text:p>
          </table:table-cell>
          <table:table-cell office:value-type="float" office:value="10714.18" table:style-name="ce4">
            <text:p>10714,18</text:p>
          </table:table-cell>
          <table:table-cell office:value-type="float" office:value="16.53" table:style-name="ce4">
            <text:p>16,53</text:p>
          </table:table-cell>
          <table:table-cell office:value-type="float" office:value="0" table:style-name="ce4">
            <text:p>0</text:p>
          </table:table-cell>
          <table:table-cell office:value-type="float" office:value="16.099" table:style-name="ce4">
            <text:p>16,099</text:p>
          </table:table-cell>
          <table:table-cell office:value-type="float" office:value="14.8" table:style-name="ce4">
            <text:p>14,8</text:p>
          </table:table-cell>
          <table:table-cell office:value-type="float" office:value="338895206.30000001" table:style-name="ce4">
            <text:p>338895206,3</text:p>
          </table:table-cell>
          <table:table-cell office:value-type="float" office:value="0" table:style-name="ce4">
            <text:p>0</text:p>
          </table:table-cell>
          <table:table-cell office:value-type="float" office:value="-1053706301" table:style-name="ce4">
            <text:p>-1053706301</text:p>
          </table:table-cell>
          <table:table-cell table:number-columns-repeated="16367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34" table:style-name="ce7">
            <text:p>0,34</text:p>
          </table:table-cell>
          <table:table-cell office:value-type="float" office:value="481.53489999999999" table:style-name="ce4">
            <text:p>481,5349</text:p>
          </table:table-cell>
          <table:table-cell office:value-type="float" office:value="2274" table:style-name="ce4">
            <text:p>2274</text:p>
          </table:table-cell>
          <table:table-cell office:value-type="float" office:value="811" table:style-name="ce4">
            <text:p>811</text:p>
          </table:table-cell>
          <table:table-cell office:value-type="float" office:value="38" table:style-name="ce4">
            <text:p>38</text:p>
          </table:table-cell>
          <table:table-cell office:value-type="float" office:value="11378.01" table:style-name="ce4">
            <text:p>11378,01</text:p>
          </table:table-cell>
          <table:table-cell office:value-type="float" office:value="15.75" table:style-name="ce4">
            <text:p>15,75</text:p>
          </table:table-cell>
          <table:table-cell office:value-type="float" office:value="0" table:style-name="ce4">
            <text:p>0</text:p>
          </table:table-cell>
          <table:table-cell office:value-type="float" office:value="18.545999999999999" table:style-name="ce4">
            <text:p>18,546</text:p>
          </table:table-cell>
          <table:table-cell office:value-type="float" office:value="12.7" table:style-name="ce4">
            <text:p>12,7</text:p>
          </table:table-cell>
          <table:table-cell office:value-type="float" office:value="2183119136" table:style-name="ce4">
            <text:p>2183119136</text:p>
          </table:table-cell>
          <table:table-cell office:value-type="float" office:value="0" table:style-name="ce4">
            <text:p>0</text:p>
          </table:table-cell>
          <table:table-cell office:value-type="float" office:value="-459032794.19999999" table:style-name="ce4">
            <text:p>-459032794,2</text:p>
          </table:table-cell>
          <table:table-cell office:value-type="float" office:value="0.67305195331573486" table:style-name="ce1">
            <text:p>0,673051953</text:p>
          </table:table-cell>
          <table:table-cell office:value-type="float" office:value="0.29994657635688782" table:style-name="ce1">
            <text:p>0,299946576</text:p>
          </table:table-cell>
          <table:table-cell office:value-type="float" office:value="0.57780838012695313" table:style-name="ce1">
            <text:p>0,5778083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9.61196228084242" table:style-name="ce1">
            <text:p>69,61196228</text:p>
          </table:table-cell>
          <table:table-cell office:value-type="float" office:value="48.597000000000001" table:style-name="ce1">
            <text:p>48,597</text:p>
          </table:table-cell>
          <table:table-cell office:value-type="float" office:value="108.93926295874607" table:style-name="ce1">
            <text:p>108,939263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7" table:style-name="ce4">
            <text:p>0,27</text:p>
          </table:table-cell>
          <table:table-cell office:value-type="float" office:value="0.35" table:style-name="ce4">
            <text:p>0,35</text:p>
          </table:table-cell>
          <table:table-cell office:value-type="float" office:value="483.67124000000001" table:style-name="ce4">
            <text:p>483,67124</text:p>
          </table:table-cell>
          <table:table-cell office:value-type="float" office:value="2023" table:style-name="ce4">
            <text:p>2023</text:p>
          </table:table-cell>
          <table:table-cell office:value-type="float" office:value="1011" table:style-name="ce4">
            <text:p>1011</text:p>
          </table:table-cell>
          <table:table-cell office:value-type="float" office:value="40" table:style-name="ce4">
            <text:p>40</text:p>
          </table:table-cell>
          <table:table-cell office:value-type="float" office:value="12389.64" table:style-name="ce4">
            <text:p>12389,64</text:p>
          </table:table-cell>
          <table:table-cell office:value-type="float" office:value="15.87" table:style-name="ce4">
            <text:p>15,87</text:p>
          </table:table-cell>
          <table:table-cell office:value-type="float" office:value="2454409" table:style-name="ce4">
            <text:p>2454409</text:p>
          </table:table-cell>
          <table:table-cell office:value-type="float" office:value="19.149000000000001" table:style-name="ce4">
            <text:p>19,149</text:p>
          </table:table-cell>
          <table:table-cell office:value-type="float" office:value="11" table:style-name="ce4">
            <text:p>11</text:p>
          </table:table-cell>
          <table:table-cell office:value-type="float" office:value="1532584052" table:style-name="ce4">
            <text:p>1532584052</text:p>
          </table:table-cell>
          <table:table-cell office:value-type="float" office:value="0" table:style-name="ce4">
            <text:p>0</text:p>
          </table:table-cell>
          <table:table-cell office:value-type="float" office:value="-1644062765" table:style-name="ce4">
            <text:p>-1644062765</text:p>
          </table:table-cell>
          <table:table-cell office:value-type="float" office:value="0.60694882273674011" table:style-name="ce1">
            <text:p>0,606948823</text:p>
          </table:table-cell>
          <table:table-cell office:value-type="float" office:value="0.2928183525800705" table:style-name="ce1">
            <text:p>0,292818353</text:p>
          </table:table-cell>
          <table:table-cell office:value-type="float" office:value="0.74085697531700134" table:style-name="ce1">
            <text:p>0,740856975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.691858175517439" table:style-name="ce1">
            <text:p>70,69185818</text:p>
          </table:table-cell>
          <table:table-cell office:value-type="float" office:value="48.671999999999997" table:style-name="ce1">
            <text:p>48,672</text:p>
          </table:table-cell>
          <table:table-cell office:value-type="float" office:value="121.93113122291174" table:style-name="ce1">
            <text:p>121,9311312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36" table:style-name="ce4">
            <text:p>0,36</text:p>
          </table:table-cell>
          <table:table-cell office:value-type="float" office:value="483.67124000000001" table:style-name="ce4">
            <text:p>483,67124</text:p>
          </table:table-cell>
          <table:table-cell office:value-type="float" office:value="2312" table:style-name="ce4">
            <text:p>2312</text:p>
          </table:table-cell>
          <table:table-cell office:value-type="float" office:value="1411" table:style-name="ce4">
            <text:p>1411</text:p>
          </table:table-cell>
          <table:table-cell office:value-type="float" office:value="49" table:style-name="ce4">
            <text:p>49</text:p>
          </table:table-cell>
          <table:table-cell office:value-type="float" office:value="13312.2" table:style-name="ce4">
            <text:p>13312,2</text:p>
          </table:table-cell>
          <table:table-cell office:value-type="float" office:value="16.3" table:style-name="ce4">
            <text:p>16,3</text:p>
          </table:table-cell>
          <table:table-cell office:value-type="float" office:value="10986687" table:style-name="ce4">
            <text:p>10986687</text:p>
          </table:table-cell>
          <table:table-cell office:value-type="float" office:value="18.541" table:style-name="ce4">
            <text:p>18,541</text:p>
          </table:table-cell>
          <table:table-cell office:value-type="float" office:value="10.6" table:style-name="ce4">
            <text:p>10,6</text:p>
          </table:table-cell>
          <table:table-cell office:value-type="float" office:value="4212437461" table:style-name="ce4">
            <text:p>4212437461</text:p>
          </table:table-cell>
          <table:table-cell office:value-type="float" office:value="0" table:style-name="ce4">
            <text:p>0</text:p>
          </table:table-cell>
          <table:table-cell office:value-type="float" office:value="-1704770079" table:style-name="ce4">
            <text:p>-1704770079</text:p>
          </table:table-cell>
          <table:table-cell office:value-type="float" office:value="0.54084569215774536" table:style-name="ce1">
            <text:p>0,540845692</text:p>
          </table:table-cell>
          <table:table-cell office:value-type="float" office:value="0.28569012880325317" table:style-name="ce1">
            <text:p>0,285690129</text:p>
          </table:table-cell>
          <table:table-cell office:value-type="float" office:value="0.90390557050704956" table:style-name="ce1">
            <text:p>0,90390557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8.674582562700053" table:style-name="ce1">
            <text:p>78,67458256</text:p>
          </table:table-cell>
          <table:table-cell office:value-type="float" office:value="48.814999999999998" table:style-name="ce1">
            <text:p>48,815</text:p>
          </table:table-cell>
          <table:table-cell office:value-type="float" office:value="120.59916804588767" table:style-name="ce1">
            <text:p>120,599168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Slovakia</text:p>
          </table:table-cell>
          <table:table-cell table:style-name="ce5"/>
          <table:table-cell office:value-type="float" office:value="0.27" table:style-name="ce4">
            <text:p>0,27</text:p>
          </table:table-cell>
          <table:table-cell office:value-type="float" office:value="0.36" table:style-name="ce4">
            <text:p>0,36</text:p>
          </table:table-cell>
          <table:table-cell office:value-type="float" office:value="483.67124000000001" table:style-name="ce4">
            <text:p>483,67124</text:p>
          </table:table-cell>
          <table:table-cell office:value-type="float" office:value="2603" table:style-name="ce4">
            <text:p>2603</text:p>
          </table:table-cell>
          <table:table-cell office:value-type="float" office:value="1642" table:style-name="ce4">
            <text:p>1642</text:p>
          </table:table-cell>
          <table:table-cell office:value-type="float" office:value="43" table:style-name="ce4">
            <text:p>43</text:p>
          </table:table-cell>
          <table:table-cell office:value-type="float" office:value="14181.9" table:style-name="ce4">
            <text:p>14181,9</text:p>
          </table:table-cell>
          <table:table-cell office:value-type="float" office:value="15.1" table:style-name="ce4">
            <text:p>15,1</text:p>
          </table:table-cell>
          <table:table-cell office:value-type="float" office:value="8573058" table:style-name="ce4">
            <text:p>8573058</text:p>
          </table:table-cell>
          <table:table-cell office:value-type="float" office:value="17.55" table:style-name="ce4">
            <text:p>17,55</text:p>
          </table:table-cell>
          <table:table-cell office:value-type="float" office:value="10.7" table:style-name="ce4">
            <text:p>10,7</text:p>
          </table:table-cell>
          <table:table-cell office:value-type="float" office:value="969200518.89999998" table:style-name="ce4">
            <text:p>969200518,9</text:p>
          </table:table-cell>
          <table:table-cell office:value-type="float" office:value="0" table:style-name="ce4">
            <text:p>0</text:p>
          </table:table-cell>
          <table:table-cell office:value-type="float" office:value="-407799314.60000002" table:style-name="ce4">
            <text:p>-407799314,6</text:p>
          </table:table-cell>
          <table:table-cell office:value-type="float" office:value="0.66806596517562866" table:style-name="ce1">
            <text:p>0,668065965</text:p>
          </table:table-cell>
          <table:table-cell office:value-type="float" office:value="0.331788569688797" table:style-name="ce1">
            <text:p>0,33178857</text:p>
          </table:table-cell>
          <table:table-cell office:value-type="float" office:value="0.91302371025085449" table:style-name="ce1">
            <text:p>0,9130237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9.314955651640261" table:style-name="ce1">
            <text:p>79,31495565</text:p>
          </table:table-cell>
          <table:table-cell office:value-type="float" office:value="49.720999999999997" table:style-name="ce1">
            <text:p>49,721</text:p>
          </table:table-cell>
          <table:table-cell office:value-type="float" office:value="125.99850622080415" table:style-name="ce1">
            <text:p>125,9985062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Slovakia</text:p>
          </table:table-cell>
          <table:table-cell office:value-type="float" office:value="23.5" table:style-name="ce4">
            <text:p>23,5</text:p>
          </table:table-cell>
          <table:table-cell office:value-type="float" office:value="0.31" table:style-name="ce4">
            <text:p>0,31</text:p>
          </table:table-cell>
          <table:table-cell office:value-type="float" office:value="0.37" table:style-name="ce4">
            <text:p>0,37</text:p>
          </table:table-cell>
          <table:table-cell office:value-type="float" office:value="482.98385999999999" table:style-name="ce4">
            <text:p>482,98386</text:p>
          </table:table-cell>
          <table:table-cell office:value-type="float" office:value="4460" table:style-name="ce4">
            <text:p>4460</text:p>
          </table:table-cell>
          <table:table-cell office:value-type="float" office:value="1873" table:style-name="ce4">
            <text:p>1873</text:p>
          </table:table-cell>
          <table:table-cell office:value-type="float" office:value="39.5" table:style-name="ce4">
            <text:p>39,5</text:p>
          </table:table-cell>
          <table:table-cell office:value-type="float" office:value="15226.77" table:style-name="ce4">
            <text:p>15226,77</text:p>
          </table:table-cell>
          <table:table-cell office:value-type="float" office:value="15.562312670000001" table:style-name="ce4">
            <text:p>15,56231267</text:p>
          </table:table-cell>
          <table:table-cell office:value-type="float" office:value="153000000" table:style-name="ce6">
            <text:p>1,53E+08</text:p>
          </table:table-cell>
          <table:table-cell office:value-type="float" office:value="18.206" table:style-name="ce4">
            <text:p>18,206</text:p>
          </table:table-cell>
          <table:table-cell office:value-type="float" office:value="12.2" table:style-name="ce4">
            <text:p>12,2</text:p>
          </table:table-cell>
          <table:table-cell office:value-type="float" office:value="4063498785" table:style-name="ce4">
            <text:p>4063498785</text:p>
          </table:table-cell>
          <table:table-cell office:value-type="float" office:value="1" table:style-name="ce4">
            <text:p>1</text:p>
          </table:table-cell>
          <table:table-cell office:value-type="float" office:value="-1738016962" table:style-name="ce4">
            <text:p>-1738016962</text:p>
          </table:table-cell>
          <table:table-cell office:value-type="float" office:value="0.81794202327728271" table:style-name="ce1">
            <text:p>0,817942023</text:p>
          </table:table-cell>
          <table:table-cell office:value-type="float" office:value="0.46408593654632568" table:style-name="ce1">
            <text:p>0,464085937</text:p>
          </table:table-cell>
          <table:table-cell office:value-type="float" office:value="1.0834225416183472" table:style-name="ce1">
            <text:p>1,08342254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79.589403792738764" table:style-name="ce1">
            <text:p>79,58940379</text:p>
          </table:table-cell>
          <table:table-cell office:value-type="float" office:value="49.134999999999998" table:style-name="ce1">
            <text:p>49,135</text:p>
          </table:table-cell>
          <table:table-cell office:value-type="float" office:value="140.22246002158542" table:style-name="ce1">
            <text:p>140,22246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Slovakia</text:p>
          </table:table-cell>
          <table:table-cell office:value-type="float" office:value="23.8" table:style-name="ce4">
            <text:p>23,8</text:p>
          </table:table-cell>
          <table:table-cell office:value-type="float" office:value="0.3" table:style-name="ce4">
            <text:p>0,3</text:p>
          </table:table-cell>
          <table:table-cell office:value-type="float" office:value="0.37" table:style-name="ce4">
            <text:p>0,37</text:p>
          </table:table-cell>
          <table:table-cell office:value-type="float" office:value="482.98385999999999" table:style-name="ce4">
            <text:p>482,98386</text:p>
          </table:table-cell>
          <table:table-cell office:value-type="float" office:value="5276" table:style-name="ce4">
            <text:p>5276</text:p>
          </table:table-cell>
          <table:table-cell office:value-type="float" office:value="1873" table:style-name="ce4">
            <text:p>1873</text:p>
          </table:table-cell>
          <table:table-cell office:value-type="float" office:value="36" table:style-name="ce4">
            <text:p>36</text:p>
          </table:table-cell>
          <table:table-cell office:value-type="float" office:value="16639.39" table:style-name="ce4">
            <text:p>16639,39</text:p>
          </table:table-cell>
          <table:table-cell office:value-type="float" office:value="16.987073540000001" table:style-name="ce4">
            <text:p>16,98707354</text:p>
          </table:table-cell>
          <table:table-cell office:value-type="float" office:value="201000000" table:style-name="ce6">
            <text:p>2,01E+08</text:p>
          </table:table-cell>
          <table:table-cell office:value-type="float" office:value="16.276" table:style-name="ce4">
            <text:p>16,276</text:p>
          </table:table-cell>
          <table:table-cell office:value-type="float" office:value="12.4" table:style-name="ce4">
            <text:p>12,4</text:p>
          </table:table-cell>
          <table:table-cell office:value-type="float" office:value="3923508331" table:style-name="ce4">
            <text:p>3923508331</text:p>
          </table:table-cell>
          <table:table-cell office:value-type="float" office:value="1" table:style-name="ce4">
            <text:p>1</text:p>
          </table:table-cell>
          <table:table-cell office:value-type="float" office:value="-2652504895" table:style-name="ce4">
            <text:p>-2652504895</text:p>
          </table:table-cell>
          <table:table-cell office:value-type="float" office:value="0.87727230787277222" table:style-name="ce1">
            <text:p>0,877272308</text:p>
          </table:table-cell>
          <table:table-cell office:value-type="float" office:value="0.49057060480117798" table:style-name="ce1">
            <text:p>0,490570605</text:p>
          </table:table-cell>
          <table:table-cell office:value-type="float" office:value="1.1267722845077515" table:style-name="ce1">
            <text:p>1,1267722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0.41274181490742" table:style-name="ce1">
            <text:p>80,41274181</text:p>
          </table:table-cell>
          <table:table-cell office:value-type="float" office:value="49.784999999999997" table:style-name="ce1">
            <text:p>49,785</text:p>
          </table:table-cell>
          <table:table-cell office:value-type="float" office:value="148.70546116174637" table:style-name="ce1">
            <text:p>148,7054612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Slovakia</text:p>
          </table:table-cell>
          <table:table-cell office:value-type="float" office:value="23.7" table:style-name="ce4">
            <text:p>23,7</text:p>
          </table:table-cell>
          <table:table-cell office:value-type="float" office:value="0.31" table:style-name="ce4">
            <text:p>0,31</text:p>
          </table:table-cell>
          <table:table-cell office:value-type="float" office:value="0.37" table:style-name="ce4">
            <text:p>0,37</text:p>
          </table:table-cell>
          <table:table-cell office:value-type="float" office:value="482.29647" table:style-name="ce4">
            <text:p>482,29647</text:p>
          </table:table-cell>
          <table:table-cell office:value-type="float" office:value="5589" table:style-name="ce4">
            <text:p>5589</text:p>
          </table:table-cell>
          <table:table-cell office:value-type="float" office:value="1735" table:style-name="ce4">
            <text:p>1735</text:p>
          </table:table-cell>
          <table:table-cell office:value-type="float" office:value="37" table:style-name="ce4">
            <text:p>37</text:p>
          </table:table-cell>
          <table:table-cell office:value-type="float" office:value="18913.93" table:style-name="ce4">
            <text:p>18913,93</text:p>
          </table:table-cell>
          <table:table-cell office:value-type="float" office:value="16.466854980000001" table:style-name="ce4">
            <text:p>16,46685498</text:p>
          </table:table-cell>
          <table:table-cell office:value-type="float" office:value="297000000" table:style-name="ce6">
            <text:p>2,97E+08</text:p>
          </table:table-cell>
          <table:table-cell office:value-type="float" office:value="13.395" table:style-name="ce4">
            <text:p>13,395</text:p>
          </table:table-cell>
          <table:table-cell office:value-type="float" office:value="12.6" table:style-name="ce4">
            <text:p>12,6</text:p>
          </table:table-cell>
          <table:table-cell office:value-type="float" office:value="5701436727" table:style-name="ce4">
            <text:p>5701436727</text:p>
          </table:table-cell>
          <table:table-cell office:value-type="float" office:value="1" table:style-name="ce4">
            <text:p>1</text:p>
          </table:table-cell>
          <table:table-cell office:value-type="float" office:value="-2333414267" table:style-name="ce4">
            <text:p>-2333414267</text:p>
          </table:table-cell>
          <table:table-cell office:value-type="float" office:value="0.82810026407241821" table:style-name="ce1">
            <text:p>0,828100264</text:p>
          </table:table-cell>
          <table:table-cell office:value-type="float" office:value="0.48839360475540161" table:style-name="ce1">
            <text:p>0,488393605</text:p>
          </table:table-cell>
          <table:table-cell office:value-type="float" office:value="1.0847822427749634" table:style-name="ce1">
            <text:p>1,0847822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1.236077584837503" table:style-name="ce1">
            <text:p>81,23607758</text:p>
          </table:table-cell>
          <table:table-cell office:value-type="float" office:value="51.151000000000003" table:style-name="ce1">
            <text:p>51,151</text:p>
          </table:table-cell>
          <table:table-cell office:value-type="float" office:value="164.99220572623571" table:style-name="ce1">
            <text:p>164,9922057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Slovakia</text:p>
          </table:table-cell>
          <table:table-cell office:value-type="float" office:value="23.4" table:style-name="ce4">
            <text:p>23,4</text:p>
          </table:table-cell>
          <table:table-cell office:value-type="float" office:value="0.31" table:style-name="ce4">
            <text:p>0,31</text:p>
          </table:table-cell>
          <table:table-cell office:value-type="float" office:value="0.37" table:style-name="ce4">
            <text:p>0,37</text:p>
          </table:table-cell>
          <table:table-cell office:value-type="float" office:value="485.21368000000001" table:style-name="ce4">
            <text:p>485,21368</text:p>
          </table:table-cell>
          <table:table-cell office:value-type="float" office:value="8624" table:style-name="ce4">
            <text:p>8624</text:p>
          </table:table-cell>
          <table:table-cell office:value-type="float" office:value="1831" table:style-name="ce4">
            <text:p>1831</text:p>
          </table:table-cell>
          <table:table-cell office:value-type="float" office:value="41" table:style-name="ce4">
            <text:p>41</text:p>
          </table:table-cell>
          <table:table-cell office:value-type="float" office:value="21227.21" table:style-name="ce4">
            <text:p>21227,21</text:p>
          </table:table-cell>
          <table:table-cell office:value-type="float" office:value="16.16019429" table:style-name="ce4">
            <text:p>16,16019429</text:p>
          </table:table-cell>
          <table:table-cell office:value-type="float" office:value="747000000" table:style-name="ce6">
            <text:p>7,47E+08</text:p>
          </table:table-cell>
          <table:table-cell office:value-type="float" office:value="11.16" table:style-name="ce4">
            <text:p>11,16</text:p>
          </table:table-cell>
          <table:table-cell office:value-type="float" office:value="12.8" table:style-name="ce4">
            <text:p>12,8</text:p>
          </table:table-cell>
          <table:table-cell office:value-type="float" office:value="5058234422" table:style-name="ce4">
            <text:p>5058234422</text:p>
          </table:table-cell>
          <table:table-cell office:value-type="float" office:value="1" table:style-name="ce4">
            <text:p>1</text:p>
          </table:table-cell>
          <table:table-cell office:value-type="float" office:value="-615579829.10000002" table:style-name="ce4">
            <text:p>-615579829,1</text:p>
          </table:table-cell>
          <table:table-cell office:value-type="float" office:value="0.69066071510314941" table:style-name="ce1">
            <text:p>0,690660715</text:p>
          </table:table-cell>
          <table:table-cell office:value-type="float" office:value="0.42862877249717712" table:style-name="ce1">
            <text:p>0,428628772</text:p>
          </table:table-cell>
          <table:table-cell office:value-type="float" office:value="0.97418808937072754" table:style-name="ce1">
            <text:p>0,974188089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1.510523517520994" table:style-name="ce1">
            <text:p>81,51052352</text:p>
          </table:table-cell>
          <table:table-cell office:value-type="float" office:value="52.168999999999997" table:style-name="ce1">
            <text:p>52,169</text:p>
          </table:table-cell>
          <table:table-cell office:value-type="float" office:value="166.58002521688152" table:style-name="ce1">
            <text:p>166,5800252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Slovakia</text:p>
          </table:table-cell>
          <table:table-cell office:value-type="float" office:value="23.5" table:style-name="ce4">
            <text:p>23,5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36" table:style-name="ce4">
            <text:p>0,36</text:p>
          </table:table-cell>
          <table:table-cell office:value-type="float" office:value="485.21368000000001" table:style-name="ce4">
            <text:p>485,21368</text:p>
          </table:table-cell>
          <table:table-cell office:value-type="float" office:value="8765" table:style-name="ce4">
            <text:p>8765</text:p>
          </table:table-cell>
          <table:table-cell office:value-type="float" office:value="1705" table:style-name="ce4">
            <text:p>1705</text:p>
          </table:table-cell>
          <table:table-cell office:value-type="float" office:value="46" table:style-name="ce4">
            <text:p>46</text:p>
          </table:table-cell>
          <table:table-cell office:value-type="float" office:value="23725.86" table:style-name="ce4">
            <text:p>23725,86</text:p>
          </table:table-cell>
          <table:table-cell office:value-type="float" office:value="16.187587480000001" table:style-name="ce4">
            <text:p>16,18758748</text:p>
          </table:table-cell>
          <table:table-cell office:value-type="float" office:value="980000000" table:style-name="ce6">
            <text:p>9,80E+08</text:p>
          </table:table-cell>
          <table:table-cell office:value-type="float" office:value="9.5139999999999993" table:style-name="ce4">
            <text:p>9,514</text:p>
          </table:table-cell>
          <table:table-cell office:value-type="float" office:value="13.6" table:style-name="ce4">
            <text:p>13,6</text:p>
          </table:table-cell>
          <table:table-cell office:value-type="float" office:value="4640891412" table:style-name="ce4">
            <text:p>4640891412</text:p>
          </table:table-cell>
          <table:table-cell office:value-type="float" office:value="1" table:style-name="ce4">
            <text:p>1</text:p>
          </table:table-cell>
          <table:table-cell office:value-type="float" office:value="-2236270617" table:style-name="ce4">
            <text:p>-2236270617</text:p>
          </table:table-cell>
          <table:table-cell office:value-type="float" office:value="0.84909904003143311" table:style-name="ce1">
            <text:p>0,84909904</text:p>
          </table:table-cell>
          <table:table-cell office:value-type="float" office:value="0.52795600891113281" table:style-name="ce1">
            <text:p>0,527956009</text:p>
          </table:table-cell>
          <table:table-cell office:value-type="float" office:value="1.0783275365829468" table:style-name="ce1">
            <text:p>1,078327537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82.736193343254499" table:style-name="ce1">
            <text:p>82,73619334</text:p>
          </table:table-cell>
          <table:table-cell office:value-type="float" office:value="53.545000000000002" table:style-name="ce1">
            <text:p>53,545</text:p>
          </table:table-cell>
          <table:table-cell office:value-type="float" office:value="162.46447299164069" table:style-name="ce1">
            <text:p>162,464473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Slovakia</text:p>
          </table:table-cell>
          <table:table-cell office:value-type="float" office:value="24.2" table:style-name="ce4">
            <text:p>24,2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37" table:style-name="ce4">
            <text:p>0,37</text:p>
          </table:table-cell>
          <table:table-cell office:value-type="float" office:value="488.1309" table:style-name="ce4">
            <text:p>488,1309</text:p>
          </table:table-cell>
          <table:table-cell office:value-type="float" office:value="6346" table:style-name="ce4">
            <text:p>6346</text:p>
          </table:table-cell>
          <table:table-cell office:value-type="float" office:value="1979" table:style-name="ce4">
            <text:p>1979</text:p>
          </table:table-cell>
          <table:table-cell office:value-type="float" office:value="47" table:style-name="ce4">
            <text:p>47</text:p>
          </table:table-cell>
          <table:table-cell office:value-type="float" office:value="23079.919999999998" table:style-name="ce4">
            <text:p>23079,92</text:p>
          </table:table-cell>
          <table:table-cell office:value-type="float" office:value="19.173812510000001" table:style-name="ce4">
            <text:p>19,17381251</text:p>
          </table:table-cell>
          <table:table-cell office:value-type="float" office:value="913000000" table:style-name="ce6">
            <text:p>9,13E+08</text:p>
          </table:table-cell>
          <table:table-cell office:value-type="float" office:value="12.02" table:style-name="ce4">
            <text:p>12,02</text:p>
          </table:table-cell>
          <table:table-cell office:value-type="float" office:value="13.1" table:style-name="ce4">
            <text:p>13,1</text:p>
          </table:table-cell>
          <table:table-cell office:value-type="float" office:value="1521083444" table:style-name="ce4">
            <text:p>1521083444</text:p>
          </table:table-cell>
          <table:table-cell office:value-type="float" office:value="1" table:style-name="ce4">
            <text:p>1</text:p>
          </table:table-cell>
          <table:table-cell office:value-type="float" office:value="-863793098.39999998" table:style-name="ce4">
            <text:p>-863793098,4</text:p>
          </table:table-cell>
          <table:table-cell office:value-type="float" office:value="0.86125320196151733" table:style-name="ce1">
            <text:p>0,861253202</text:p>
          </table:table-cell>
          <table:table-cell office:value-type="float" office:value="0.53401434421539307" table:style-name="ce1">
            <text:p>0,534014344</text:p>
          </table:table-cell>
          <table:table-cell office:value-type="float" office:value="1.0480437278747559" table:style-name="ce1">
            <text:p>1,04804372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3.991653401898802" table:style-name="ce1">
            <text:p>83,9916534</text:p>
          </table:table-cell>
          <table:table-cell office:value-type="float" office:value="51.643999999999998" table:style-name="ce1">
            <text:p>51,644</text:p>
          </table:table-cell>
          <table:table-cell office:value-type="float" office:value="136.71435209236367" table:style-name="ce1">
            <text:p>136,7143521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Slovakia</text:p>
          </table:table-cell>
          <table:table-cell office:value-type="float" office:value="24.8" table:style-name="ce4">
            <text:p>24,8</text:p>
          </table:table-cell>
          <table:table-cell office:value-type="float" office:value="0.3" table:style-name="ce4">
            <text:p>0,3</text:p>
          </table:table-cell>
          <table:table-cell office:value-type="float" office:value="0.39" table:style-name="ce4">
            <text:p>0,39</text:p>
          </table:table-cell>
          <table:table-cell office:value-type="float" office:value="479.99961000000002" table:style-name="ce4">
            <text:p>479,99961</text:p>
          </table:table-cell>
          <table:table-cell office:value-type="float" office:value="5272" table:style-name="ce4">
            <text:p>5272</text:p>
          </table:table-cell>
          <table:table-cell office:value-type="float" office:value="1889" table:style-name="ce4">
            <text:p>1889</text:p>
          </table:table-cell>
          <table:table-cell office:value-type="float" office:value="60" table:style-name="ce4">
            <text:p>60</text:p>
          </table:table-cell>
          <table:table-cell office:value-type="float" office:value="25398.61" table:style-name="ce4">
            <text:p>25398,61</text:p>
          </table:table-cell>
          <table:table-cell office:value-type="float" office:value="19.171176240000001" table:style-name="ce4">
            <text:p>19,17117624</text:p>
          </table:table-cell>
          <table:table-cell office:value-type="float" office:value="1450000000" table:style-name="ce6">
            <text:p>1,45E+09</text:p>
          </table:table-cell>
          <table:table-cell office:value-type="float" office:value="14.39" table:style-name="ce4">
            <text:p>14,39</text:p>
          </table:table-cell>
          <table:table-cell office:value-type="float" office:value="13.1" table:style-name="ce4">
            <text:p>13,1</text:p>
          </table:table-cell>
          <table:table-cell office:value-type="float" office:value="2115832960" table:style-name="ce4">
            <text:p>2115832960</text:p>
          </table:table-cell>
          <table:table-cell office:value-type="float" office:value="1" table:style-name="ce4">
            <text:p>1</text:p>
          </table:table-cell>
          <table:table-cell office:value-type="float" office:value="-970887816" table:style-name="ce4">
            <text:p>-970887816</text:p>
          </table:table-cell>
          <table:table-cell office:value-type="float" office:value="0.78136926889419556" table:style-name="ce1">
            <text:p>0,781369269</text:p>
          </table:table-cell>
          <table:table-cell office:value-type="float" office:value="0.56303441524505615" table:style-name="ce1">
            <text:p>0,563034415</text:p>
          </table:table-cell>
          <table:table-cell office:value-type="float" office:value="0.99918615818023682" table:style-name="ce1">
            <text:p>0,99918615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4.252526203828495" table:style-name="ce1">
            <text:p>84,2525262</text:p>
          </table:table-cell>
          <table:table-cell office:value-type="float" office:value="50.371000000000002" table:style-name="ce1">
            <text:p>50,371</text:p>
          </table:table-cell>
          <table:table-cell office:value-type="float" office:value="155.10849768158593" table:style-name="ce1">
            <text:p>155,1084977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Slovakia</text:p>
          </table:table-cell>
          <table:table-cell office:value-type="float" office:value="24.9" table:style-name="ce4">
            <text:p>24,9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38" table:style-name="ce4">
            <text:p>0,38</text:p>
          </table:table-cell>
          <table:table-cell office:value-type="float" office:value="479.99961000000002" table:style-name="ce4">
            <text:p>479,99961</text:p>
          </table:table-cell>
          <table:table-cell office:value-type="float" office:value="4829" table:style-name="ce4">
            <text:p>4829</text:p>
          </table:table-cell>
          <table:table-cell office:value-type="float" office:value="1863" table:style-name="ce4">
            <text:p>1863</text:p>
          </table:table-cell>
          <table:table-cell office:value-type="float" office:value="69" table:style-name="ce4">
            <text:p>69</text:p>
          </table:table-cell>
          <table:table-cell office:value-type="float" office:value="26258.83" table:style-name="ce4">
            <text:p>26258,83</text:p>
          </table:table-cell>
          <table:table-cell office:value-type="float" office:value="18.329372939999999" table:style-name="ce4">
            <text:p>18,32937294</text:p>
          </table:table-cell>
          <table:table-cell office:value-type="float" office:value="1350000000" table:style-name="ce6">
            <text:p>1,35E+09</text:p>
          </table:table-cell>
          <table:table-cell office:value-type="float" office:value="13.63" table:style-name="ce4">
            <text:p>13,63</text:p>
          </table:table-cell>
          <table:table-cell office:value-type="float" office:value="12.1" table:style-name="ce4">
            <text:p>12,1</text:p>
          </table:table-cell>
          <table:table-cell office:value-type="float" office:value="5431592592" table:style-name="ce4">
            <text:p>5431592592</text:p>
          </table:table-cell>
          <table:table-cell office:value-type="float" office:value="1" table:style-name="ce4">
            <text:p>1</text:p>
          </table:table-cell>
          <table:table-cell office:value-type="float" office:value="-462990160.60000002" table:style-name="ce4">
            <text:p>-462990160,6</text:p>
          </table:table-cell>
          <table:table-cell office:value-type="float" office:value="0.77658402919769287" table:style-name="ce1">
            <text:p>0,776584029</text:p>
          </table:table-cell>
          <table:table-cell office:value-type="float" office:value="0.59775477647781372" table:style-name="ce1">
            <text:p>0,597754776</text:p>
          </table:table-cell>
          <table:table-cell office:value-type="float" office:value="0.99963921308517456" table:style-name="ce1">
            <text:p>0,999639213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4.849998474121094" table:style-name="ce1">
            <text:p>84,84999847</text:p>
          </table:table-cell>
          <table:table-cell office:value-type="float" office:value="50.783999999999999" table:style-name="ce1">
            <text:p>50,784</text:p>
          </table:table-cell>
          <table:table-cell office:value-type="float" office:value="169.17807631106572" table:style-name="ce1">
            <text:p>169,1780763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Slovakia</text:p>
          </table:table-cell>
          <table:table-cell office:value-type="float" office:value="25.6" table:style-name="ce4">
            <text:p>25,6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38" table:style-name="ce4">
            <text:p>0,38</text:p>
          </table:table-cell>
          <table:table-cell office:value-type="float" office:value="471.86831999999998" table:style-name="ce4">
            <text:p>471,86832</text:p>
          </table:table-cell>
          <table:table-cell office:value-type="float" office:value="5419" table:style-name="ce4">
            <text:p>5419</text:p>
          </table:table-cell>
          <table:table-cell office:value-type="float" office:value="2003" table:style-name="ce4">
            <text:p>2003</text:p>
          </table:table-cell>
          <table:table-cell office:value-type="float" office:value="71" table:style-name="ce4">
            <text:p>71</text:p>
          </table:table-cell>
          <table:table-cell office:value-type="float" office:value="26994.06" table:style-name="ce4">
            <text:p>26994,06</text:p>
          </table:table-cell>
          <table:table-cell office:value-type="float" office:value="18.58947663" table:style-name="ce4">
            <text:p>18,58947663</text:p>
          </table:table-cell>
          <table:table-cell office:value-type="float" office:value="1830000000" table:style-name="ce6">
            <text:p>1,83E+09</text:p>
          </table:table-cell>
          <table:table-cell office:value-type="float" office:value="13.97" table:style-name="ce4">
            <text:p>13,97</text:p>
          </table:table-cell>
          <table:table-cell office:value-type="float" office:value="11.3" table:style-name="ce4">
            <text:p>11,3</text:p>
          </table:table-cell>
          <table:table-cell office:value-type="float" office:value="1776566141" table:style-name="ce4">
            <text:p>1776566141</text:p>
          </table:table-cell>
          <table:table-cell office:value-type="float" office:value="1" table:style-name="ce4">
            <text:p>1</text:p>
          </table:table-cell>
          <table:table-cell office:value-type="float" office:value="3766024391" table:style-name="ce4">
            <text:p>3766024391</text:p>
          </table:table-cell>
          <table:table-cell office:value-type="float" office:value="0.78154754638671875" table:style-name="ce1">
            <text:p>0,781547546</text:p>
          </table:table-cell>
          <table:table-cell office:value-type="float" office:value="0.48591175675392151" table:style-name="ce1">
            <text:p>0,485911757</text:p>
          </table:table-cell>
          <table:table-cell office:value-type="float" office:value="1.0409066677093506" table:style-name="ce1">
            <text:p>1,040906668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5.379997253417997" table:style-name="ce1">
            <text:p>85,37999725</text:p>
          </table:table-cell>
          <table:table-cell office:value-type="float" office:value="50.917999999999999" table:style-name="ce1">
            <text:p>50,918</text:p>
          </table:table-cell>
          <table:table-cell office:value-type="float" office:value="176.96895818143128" table:style-name="ce1">
            <text:p>176,9689582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Slovakia</text:p>
          </table:table-cell>
          <table:table-cell office:value-type="float" office:value="25.4" table:style-name="ce4">
            <text:p>25,4</text:p>
          </table:table-cell>
          <table:table-cell office:value-type="float" office:value="0.3" table:style-name="ce4">
            <text:p>0,3</text:p>
          </table:table-cell>
          <table:table-cell office:value-type="float" office:value="0.39" table:style-name="ce4">
            <text:p>0,39</text:p>
          </table:table-cell>
          <table:table-cell office:value-type="float" office:value="467.35404" table:style-name="ce4">
            <text:p>467,35404</text:p>
          </table:table-cell>
          <table:table-cell office:value-type="float" office:value="5149" table:style-name="ce4">
            <text:p>5149</text:p>
          </table:table-cell>
          <table:table-cell office:value-type="float" office:value="2770" table:style-name="ce4">
            <text:p>2770</text:p>
          </table:table-cell>
          <table:table-cell office:value-type="float" office:value="78" table:style-name="ce4">
            <text:p>78</text:p>
          </table:table-cell>
          <table:table-cell office:value-type="float" office:value="28019.06" table:style-name="ce4">
            <text:p>28019,06</text:p>
          </table:table-cell>
          <table:table-cell office:value-type="float" office:value="18.83030552" table:style-name="ce4">
            <text:p>18,83030552</text:p>
          </table:table-cell>
          <table:table-cell office:value-type="float" office:value="1540000000" table:style-name="ce6">
            <text:p>1,54E+09</text:p>
          </table:table-cell>
          <table:table-cell office:value-type="float" office:value="14.23" table:style-name="ce4">
            <text:p>14,23</text:p>
          </table:table-cell>
          <table:table-cell office:value-type="float" office:value="11.6" table:style-name="ce4">
            <text:p>11,6</text:p>
          </table:table-cell>
          <table:table-cell office:value-type="float" office:value="1003901609" table:style-name="ce4">
            <text:p>1003901609</text:p>
          </table:table-cell>
          <table:table-cell office:value-type="float" office:value="1" table:style-name="ce4">
            <text:p>1</text:p>
          </table:table-cell>
          <table:table-cell office:value-type="float" office:value="4474170163" table:style-name="ce4">
            <text:p>4474170163</text:p>
          </table:table-cell>
          <table:table-cell office:value-type="float" office:value="0.72538065910339355" table:style-name="ce1">
            <text:p>0,725380659</text:p>
          </table:table-cell>
          <table:table-cell office:value-type="float" office:value="0.46376773715019226" table:style-name="ce1">
            <text:p>0,463767737</text:p>
          </table:table-cell>
          <table:table-cell office:value-type="float" office:value="0.9277803897857666" table:style-name="ce1">
            <text:p>0,92778039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5.959999084472699" table:style-name="ce1">
            <text:p>85,95999908</text:p>
          </table:table-cell>
          <table:table-cell office:value-type="float" office:value="50.82" table:style-name="ce1">
            <text:p>50,82</text:p>
          </table:table-cell>
          <table:table-cell office:value-type="float" office:value="180.90313649145807" table:style-name="ce1">
            <text:p>180,9031365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Slovakia</text:p>
          </table:table-cell>
          <table:table-cell office:value-type="float" office:value="25.2" table:style-name="ce4">
            <text:p>25,2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0.35" table:style-name="ce4">
            <text:p>0,35</text:p>
          </table:table-cell>
          <table:table-cell office:value-type="float" office:value="467.35404" table:style-name="ce4">
            <text:p>467,35404</text:p>
          </table:table-cell>
          <table:table-cell office:value-type="float" office:value="5357" table:style-name="ce4">
            <text:p>5357</text:p>
          </table:table-cell>
          <table:table-cell office:value-type="float" office:value="3644" table:style-name="ce4">
            <text:p>3644</text:p>
          </table:table-cell>
          <table:table-cell office:value-type="float" office:value="75" table:style-name="ce4">
            <text:p>75</text:p>
          </table:table-cell>
          <table:table-cell office:value-type="float" office:value="29029.08" table:style-name="ce4">
            <text:p>29029,08</text:p>
          </table:table-cell>
          <table:table-cell office:value-type="float" office:value="18.896675380000001" table:style-name="ce4">
            <text:p>18,89667538</text:p>
          </table:table-cell>
          <table:table-cell office:value-type="float" office:value="1010000000" table:style-name="ce6">
            <text:p>1,01E+09</text:p>
          </table:table-cell>
          <table:table-cell office:value-type="float" office:value="11.54" table:style-name="ce4">
            <text:p>11,54</text:p>
          </table:table-cell>
          <table:table-cell office:value-type="float" office:value="10.6" table:style-name="ce4">
            <text:p>10,6</text:p>
          </table:table-cell>
          <table:table-cell office:value-type="float" office:value="-362908483" table:style-name="ce4">
            <text:p>-362908483</text:p>
          </table:table-cell>
          <table:table-cell office:value-type="float" office:value="1" table:style-name="ce4">
            <text:p>1</text:p>
          </table:table-cell>
          <table:table-cell office:value-type="float" office:value="3943564821" table:style-name="ce4">
            <text:p>3943564821</text:p>
          </table:table-cell>
          <table:table-cell office:value-type="float" office:value="0.7934228777885437" table:style-name="ce1">
            <text:p>0,793422878</text:p>
          </table:table-cell>
          <table:table-cell office:value-type="float" office:value="0.48506829142570496" table:style-name="ce1">
            <text:p>0,485068291</text:p>
          </table:table-cell>
          <table:table-cell office:value-type="float" office:value="0.8854517936706543" table:style-name="ce1">
            <text:p>0,885451794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85.319999694824205" table:style-name="ce1">
            <text:p>85,31999969</text:p>
          </table:table-cell>
          <table:table-cell office:value-type="float" office:value="52.89" table:style-name="ce1">
            <text:p>52,89</text:p>
          </table:table-cell>
          <table:table-cell office:value-type="float" office:value="176.75631609813186" table:style-name="ce1">
            <text:p>176,7563161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Slovakia</text:p>
          </table:table-cell>
          <table:table-cell office:value-type="float" office:value="25.2" table:style-name="ce4">
            <text:p>25,2</text:p>
          </table:table-cell>
          <table:table-cell office:value-type="float" office:value="0.3" table:style-name="ce4">
            <text:p>0,3</text:p>
          </table:table-cell>
          <table:table-cell office:value-type="float" office:value="0.37" table:style-name="ce4">
            <text:p>0,37</text:p>
          </table:table-cell>
          <table:table-cell office:value-type="float" office:value="462.83976999999999" table:style-name="ce4">
            <text:p>462,83977</text:p>
          </table:table-cell>
          <table:table-cell office:value-type="float" office:value="6997" table:style-name="ce4">
            <text:p>6997</text:p>
          </table:table-cell>
          <table:table-cell office:value-type="float" office:value="3870" table:style-name="ce4">
            <text:p>3870</text:p>
          </table:table-cell>
          <table:table-cell office:value-type="float" office:value="67" table:style-name="ce4">
            <text:p>67</text:p>
          </table:table-cell>
          <table:table-cell office:value-type="float" office:value="30054.12" table:style-name="ce4">
            <text:p>30054,12</text:p>
          </table:table-cell>
          <table:table-cell office:value-type="float" office:value="18.574926990000002" table:style-name="ce4">
            <text:p>18,57492699</text:p>
          </table:table-cell>
          <table:table-cell office:value-type="float" office:value="2780000000" table:style-name="ce6">
            <text:p>2,78E+09</text:p>
          </table:table-cell>
          <table:table-cell office:value-type="float" office:value="11.49" table:style-name="ce4">
            <text:p>11,49</text:p>
          </table:table-cell>
          <table:table-cell office:value-type="float" office:value="13.1" table:style-name="ce4">
            <text:p>13,1</text:p>
          </table:table-cell>
          <table:table-cell office:value-type="float" office:value="1520387926" table:style-name="ce4">
            <text:p>1520387926</text:p>
          </table:table-cell>
          <table:table-cell office:value-type="float" office:value="1" table:style-name="ce4">
            <text:p>1</text:p>
          </table:table-cell>
          <table:table-cell office:value-type="float" office:value="1034342372" table:style-name="ce4">
            <text:p>1034342372</text:p>
          </table:table-cell>
          <table:table-cell office:value-type="float" office:value="0.73697715997695923" table:style-name="ce1">
            <text:p>0,73697716</text:p>
          </table:table-cell>
          <table:table-cell office:value-type="float" office:value="0.46648401021957397" table:style-name="ce1">
            <text:p>0,46648401</text:p>
          </table:table-cell>
          <table:table-cell office:value-type="float" office:value="0.77258604764938354" table:style-name="ce1">
            <text:p>0,772586048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86.690002441406193" table:style-name="ce1">
            <text:p>86,69000244</text:p>
          </table:table-cell>
          <table:table-cell office:value-type="float" office:value="52.773000000000003" table:style-name="ce1">
            <text:p>52,773</text:p>
          </table:table-cell>
          <table:table-cell office:value-type="float" office:value="179.42602289503048" table:style-name="ce1">
            <text:p>179,4260229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Slovakia</text:p>
          </table:table-cell>
          <table:table-cell office:value-type="float" office:value="24.7" table:style-name="ce4">
            <text:p>24,7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0.34" table:style-name="ce4">
            <text:p>0,34</text:p>
          </table:table-cell>
          <table:table-cell office:value-type="float" office:value="466.11928" table:style-name="ce4">
            <text:p>466,11928</text:p>
          </table:table-cell>
          <table:table-cell office:value-type="float" office:value="7686" table:style-name="ce4">
            <text:p>7686</text:p>
          </table:table-cell>
          <table:table-cell office:value-type="float" office:value="3801" table:style-name="ce4">
            <text:p>3801</text:p>
          </table:table-cell>
          <table:table-cell office:value-type="float" office:value="65" table:style-name="ce4">
            <text:p>65</text:p>
          </table:table-cell>
          <table:table-cell office:value-type="float" office:value="29737.57" table:style-name="ce4">
            <text:p>29737,57</text:p>
          </table:table-cell>
          <table:table-cell office:value-type="float" office:value="19.018348570000001" table:style-name="ce4">
            <text:p>19,01834857</text:p>
          </table:table-cell>
          <table:table-cell office:value-type="float" office:value="1710000000" table:style-name="ce6">
            <text:p>1,71E+09</text:p>
          </table:table-cell>
          <table:table-cell office:value-type="float" office:value="9.68" table:style-name="ce4">
            <text:p>9,68</text:p>
          </table:table-cell>
          <table:table-cell office:value-type="float" office:value="12.1" table:style-name="ce4">
            <text:p>12,1</text:p>
          </table:table-cell>
          <table:table-cell office:value-type="float" office:value="4742874364" table:style-name="ce4">
            <text:p>4742874364</text:p>
          </table:table-cell>
          <table:table-cell office:value-type="float" office:value="1" table:style-name="ce4">
            <text:p>1</text:p>
          </table:table-cell>
          <table:table-cell office:value-type="float" office:value="1836592310" table:style-name="ce4">
            <text:p>1836592310</text:p>
          </table:table-cell>
          <table:table-cell office:value-type="float" office:value="0.79348284006118774" table:style-name="ce1">
            <text:p>0,79348284</text:p>
          </table:table-cell>
          <table:table-cell office:value-type="float" office:value="0.59704881906509399" table:style-name="ce1">
            <text:p>0,597048819</text:p>
          </table:table-cell>
          <table:table-cell office:value-type="float" office:value="0.8769683837890625" table:style-name="ce1">
            <text:p>0,876968384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7.319999694824205" table:style-name="ce1">
            <text:p>87,31999969</text:p>
          </table:table-cell>
          <table:table-cell office:value-type="float" office:value="54.2" table:style-name="ce1">
            <text:p>54,2</text:p>
          </table:table-cell>
          <table:table-cell office:value-type="float" office:value="182.75737959620062" table:style-name="ce1">
            <text:p>182,7573796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Slovakia</text:p>
          </table:table-cell>
          <table:table-cell office:value-type="float" office:value="24.4" table:style-name="ce4">
            <text:p>24,4</text:p>
          </table:table-cell>
          <table:table-cell office:value-type="float" office:value="0.27" table:style-name="ce4">
            <text:p>0,27</text:p>
          </table:table-cell>
          <table:table-cell office:value-type="float" office:value="0.31" table:style-name="ce4">
            <text:p>0,31</text:p>
          </table:table-cell>
          <table:table-cell office:value-type="float" office:value="466.11928" table:style-name="ce4">
            <text:p>466,11928</text:p>
          </table:table-cell>
          <table:table-cell office:value-type="float" office:value="7188" table:style-name="ce4">
            <text:p>7188</text:p>
          </table:table-cell>
          <table:table-cell office:value-type="float" office:value="3466" table:style-name="ce4">
            <text:p>3466</text:p>
          </table:table-cell>
          <table:table-cell office:value-type="float" office:value="59" table:style-name="ce4">
            <text:p>59</text:p>
          </table:table-cell>
          <table:table-cell office:value-type="float" office:value="30142.37" table:style-name="ce4">
            <text:p>30142,37</text:p>
          </table:table-cell>
          <table:table-cell office:value-type="float" office:value="16.760854800000001" table:style-name="ce4">
            <text:p>16,7608548</text:p>
          </table:table-cell>
          <table:table-cell office:value-type="float" office:value="801000000" table:style-name="ce6">
            <text:p>8,01E+08</text:p>
          </table:table-cell>
          <table:table-cell office:value-type="float" office:value="8.14" table:style-name="ce4">
            <text:p>8,14</text:p>
          </table:table-cell>
          <table:table-cell office:value-type="float" office:value="11.3" table:style-name="ce4">
            <text:p>11,3</text:p>
          </table:table-cell>
          <table:table-cell office:value-type="float" office:value="4225581974" table:style-name="ce4">
            <text:p>4225581974</text:p>
          </table:table-cell>
          <table:table-cell office:value-type="float" office:value="1" table:style-name="ce4">
            <text:p>1</text:p>
          </table:table-cell>
          <table:table-cell office:value-type="float" office:value="1657330187" table:style-name="ce4">
            <text:p>1657330187</text:p>
          </table:table-cell>
          <table:table-cell office:value-type="float" office:value="0.66643911600112915" table:style-name="ce1">
            <text:p>0,666439116</text:p>
          </table:table-cell>
          <table:table-cell office:value-type="float" office:value="0.51324808597564697" table:style-name="ce1">
            <text:p>0,513248086</text:p>
          </table:table-cell>
          <table:table-cell office:value-type="float" office:value="0.81201529502868652" table:style-name="ce1">
            <text:p>0,812015295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7.069999694824205" table:style-name="ce1">
            <text:p>87,06999969</text:p>
          </table:table-cell>
          <table:table-cell office:value-type="float" office:value="55.017000000000003" table:style-name="ce1">
            <text:p>55,017</text:p>
          </table:table-cell>
          <table:table-cell office:value-type="float" office:value="186.64468739954876" table:style-name="ce1">
            <text:p>186,6446874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Slovakia</text:p>
          </table:table-cell>
          <table:table-cell office:value-type="float" office:value="24.3" table:style-name="ce4">
            <text:p>24,3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0.33" table:style-name="ce4">
            <text:p>0,33</text:p>
          </table:table-cell>
          <table:table-cell office:value-type="float" office:value="469.39879999999999" table:style-name="ce4">
            <text:p>469,3988</text:p>
          </table:table-cell>
          <table:table-cell office:value-type="float" office:value="7253" table:style-name="ce4">
            <text:p>7253</text:p>
          </table:table-cell>
          <table:table-cell office:value-type="float" office:value="3298" table:style-name="ce4">
            <text:p>3298</text:p>
          </table:table-cell>
          <table:table-cell office:value-type="float" office:value="41" table:style-name="ce4">
            <text:p>41</text:p>
          </table:table-cell>
          <table:table-cell office:value-type="float" office:value="31369.8" table:style-name="ce4">
            <text:p>31369,8</text:p>
          </table:table-cell>
          <table:table-cell office:value-type="float" office:value="16.32015092" table:style-name="ce4">
            <text:p>16,32015092</text:p>
          </table:table-cell>
          <table:table-cell office:value-type="float" office:value="1540000000" table:style-name="ce6">
            <text:p>1,54E+09</text:p>
          </table:table-cell>
          <table:table-cell office:value-type="float" office:value="6.54" table:style-name="ce4">
            <text:p>6,54</text:p>
          </table:table-cell>
          <table:table-cell office:value-type="float" office:value="11.6" table:style-name="ce4">
            <text:p>11,6</text:p>
          </table:table-cell>
          <table:table-cell office:value-type="float" office:value="2250850832" table:style-name="ce4">
            <text:p>2250850832</text:p>
          </table:table-cell>
          <table:table-cell office:value-type="float" office:value="1" table:style-name="ce4">
            <text:p>1</text:p>
          </table:table-cell>
          <table:table-cell office:value-type="float" office:value="847285092.70000005" table:style-name="ce4">
            <text:p>847285092,7</text:p>
          </table:table-cell>
          <table:table-cell office:value-type="float" office:value="0.58132147789001465" table:style-name="ce1">
            <text:p>0,581321478</text:p>
          </table:table-cell>
          <table:table-cell office:value-type="float" office:value="0.4728696346282959" table:style-name="ce1">
            <text:p>0,472869635</text:p>
          </table:table-cell>
          <table:table-cell office:value-type="float" office:value="0.79831230640411377" table:style-name="ce1">
            <text:p>0,798312306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7.779998779296903" table:style-name="ce1">
            <text:p>87,77999878</text:p>
          </table:table-cell>
          <table:table-cell office:value-type="float" office:value="55.819000000000003" table:style-name="ce1">
            <text:p>55,819</text:p>
          </table:table-cell>
          <table:table-cell office:value-type="float" office:value="188.73296469949642" table:style-name="ce1">
            <text:p>188,7329647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Slovakia</text:p>
          </table:table-cell>
          <table:table-cell office:value-type="float" office:value="24.2" table:style-name="ce4">
            <text:p>24,2</text:p>
          </table:table-cell>
          <table:table-cell office:value-type="float" office:value="0.27" table:style-name="ce4">
            <text:p>0,27</text:p>
          </table:table-cell>
          <table:table-cell office:value-type="float" office:value="0.31" table:style-name="ce4">
            <text:p>0,31</text:p>
          </table:table-cell>
          <table:table-cell office:value-type="float" office:value="463.55351999999999" table:style-name="ce4">
            <text:p>463,55352</text:p>
          </table:table-cell>
          <table:table-cell office:value-type="float" office:value="7016" table:style-name="ce4">
            <text:p>7016</text:p>
          </table:table-cell>
          <table:table-cell office:value-type="float" office:value="3384" table:style-name="ce4">
            <text:p>3384</text:p>
          </table:table-cell>
          <table:table-cell office:value-type="float" office:value="42" table:style-name="ce4">
            <text:p>42</text:p>
          </table:table-cell>
          <table:table-cell office:value-type="float" office:value="33943.35" table:style-name="ce4">
            <text:p>33943,35</text:p>
          </table:table-cell>
          <table:table-cell office:value-type="float" office:value="16.55500687" table:style-name="ce4">
            <text:p>16,55500687</text:p>
          </table:table-cell>
          <table:table-cell office:value-type="float" office:value="1480000000" table:style-name="ce6">
            <text:p>1,48E+09</text:p>
          </table:table-cell>
          <table:table-cell office:value-type="float" office:value="5.76" table:style-name="ce4">
            <text:p>5,76</text:p>
          </table:table-cell>
          <table:table-cell office:value-type="float" office:value="10.6" table:style-name="ce4">
            <text:p>10,6</text:p>
          </table:table-cell>
          <table:table-cell office:value-type="float" office:value="2279811254" table:style-name="ce4">
            <text:p>2279811254</text:p>
          </table:table-cell>
          <table:table-cell office:value-type="float" office:value="1" table:style-name="ce4">
            <text:p>1</text:p>
          </table:table-cell>
          <table:table-cell office:value-type="float" office:value="103361005" table:style-name="ce4">
            <text:p>103361005</text:p>
          </table:table-cell>
          <table:table-cell office:value-type="float" office:value="0.54965877532958984" table:style-name="ce1">
            <text:p>0,549658775</text:p>
          </table:table-cell>
          <table:table-cell office:value-type="float" office:value="0.50003349781036377" table:style-name="ce1">
            <text:p>0,500033498</text:p>
          </table:table-cell>
          <table:table-cell office:value-type="float" office:value="0.9975811243057251" table:style-name="ce1">
            <text:p>0,997581124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87.699996948242202" table:style-name="ce1">
            <text:p>87,69999695</text:p>
          </table:table-cell>
          <table:table-cell office:value-type="float" office:value="56.125" table:style-name="ce1">
            <text:p>56,125</text:p>
          </table:table-cell>
          <table:table-cell office:value-type="float" office:value="183.72260863123552" table:style-name="ce1">
            <text:p>183,7226086</text:p>
          </table:table-cell>
          <table:table-cell table:number-columns-repeated="16359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25" table:style-name="ce4">
            <text:p>0,25</text:p>
          </table:table-cell>
          <table:table-cell office:value-type="float" office:value="498.35" table:style-name="ce4">
            <text:p>498,35</text:p>
          </table:table-cell>
          <table:table-cell office:value-type="float" office:value="7075" table:style-name="ce4">
            <text:p>7075</text:p>
          </table:table-cell>
          <table:table-cell office:value-type="float" office:value="4908" table:style-name="ce4">
            <text:p>4908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3" table:style-name="ce4">
            <text:p>0,23</text:p>
          </table:table-cell>
          <table:table-cell office:value-type="float" office:value="0.25" table:style-name="ce4">
            <text:p>0,25</text:p>
          </table:table-cell>
          <table:table-cell office:value-type="float" office:value="499.48" table:style-name="ce4">
            <text:p>499,48</text:p>
          </table:table-cell>
          <table:table-cell office:value-type="float" office:value="5989" table:style-name="ce4">
            <text:p>5989</text:p>
          </table:table-cell>
          <table:table-cell office:value-type="float" office:value="9060" table:style-name="ce4">
            <text:p>9060</text:p>
          </table:table-cell>
          <table:table-cell table:number-columns-repeated="3" table:style-name="ce5"/>
          <table:table-cell office:value-type="float" office:value="0" table:style-name="ce4">
            <text:p>0</text:p>
          </table:table-cell>
          <table:table-cell office:value-type="float" office:value="7.08" table:style-name="ce4">
            <text:p>7,08</text:p>
          </table:table-cell>
          <table:table-cell table:number-columns-repeated="2" table:style-name="ce5"/>
          <table:table-cell office:value-type="float" office:value="0" table:style-name="ce4">
            <text:p>0</text:p>
          </table:table-cell>
          <table:table-cell table:style-name="ce5"/>
          <table:table-cell table:number-columns-repeated="16367" table:style-name="ce1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4" table:style-name="ce4">
            <text:p>0,24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500.6" table:style-name="ce4">
            <text:p>500,6</text:p>
          </table:table-cell>
          <table:table-cell office:value-type="float" office:value="3461" table:style-name="ce4">
            <text:p>3461</text:p>
          </table:table-cell>
          <table:table-cell office:value-type="float" office:value="3848" table:style-name="ce4">
            <text:p>3848</text:p>
          </table:table-cell>
          <table:table-cell table:number-columns-repeated="2" table:style-name="ce5"/>
          <table:table-cell office:value-type="float" office:value="10.69" table:style-name="ce4">
            <text:p>10,69</text:p>
          </table:table-cell>
          <table:table-cell office:value-type="float" office:value="0" table:style-name="ce4">
            <text:p>0</text:p>
          </table:table-cell>
          <table:table-cell table:number-columns-repeated="2" table:style-name="ce5"/>
          <table:table-cell office:value-type="float" office:value="111000000" table:style-name="ce4">
            <text:p>111000000</text:p>
          </table:table-cell>
          <table:table-cell office:value-type="float" office:value="0" table:style-name="ce4">
            <text:p>0</text:p>
          </table:table-cell>
          <table:table-cell office:value-type="float" office:value="970600000" table:style-name="ce4">
            <text:p>9706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7" table:style-name="ce4">
            <text:p>0,27</text:p>
          </table:table-cell>
          <table:table-cell office:value-type="float" office:value="0.32" table:style-name="ce4">
            <text:p>0,32</text:p>
          </table:table-cell>
          <table:table-cell office:value-type="float" office:value="501.36" table:style-name="ce4">
            <text:p>501,36</text:p>
          </table:table-cell>
          <table:table-cell office:value-type="float" office:value="2745" table:style-name="ce4">
            <text:p>2745</text:p>
          </table:table-cell>
          <table:table-cell office:value-type="float" office:value="1390" table:style-name="ce4">
            <text:p>1390</text:p>
          </table:table-cell>
          <table:table-cell table:number-columns-repeated="2" table:style-name="ce5"/>
          <table:table-cell office:value-type="float" office:value="13.21" table:style-name="ce4">
            <text:p>13,21</text:p>
          </table:table-cell>
          <table:table-cell office:value-type="float" office:value="0" table:style-name="ce4">
            <text:p>0</text:p>
          </table:table-cell>
          <table:table-cell office:value-type="float" office:value="8.51" table:style-name="ce4">
            <text:p>8,51</text:p>
          </table:table-cell>
          <table:table-cell table:style-name="ce5"/>
          <table:table-cell office:value-type="float" office:value="112600000" table:style-name="ce4">
            <text:p>112600000</text:p>
          </table:table-cell>
          <table:table-cell office:value-type="float" office:value="0" table:style-name="ce4">
            <text:p>0</text:p>
          </table:table-cell>
          <table:table-cell office:value-type="float" office:value="220500000" table:style-name="ce4">
            <text:p>2205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6" table:style-name="ce4">
            <text:p>0,26</text:p>
          </table:table-cell>
          <table:table-cell office:value-type="float" office:value="0.3" table:style-name="ce4">
            <text:p>0,3</text:p>
          </table:table-cell>
          <table:table-cell office:value-type="float" office:value="502.11" table:style-name="ce4">
            <text:p>502,11</text:p>
          </table:table-cell>
          <table:table-cell office:value-type="float" office:value="1919" table:style-name="ce4">
            <text:p>1919</text:p>
          </table:table-cell>
          <table:table-cell office:value-type="float" office:value="983" table:style-name="ce4">
            <text:p>983</text:p>
          </table:table-cell>
          <table:table-cell table:number-columns-repeated="2" table:style-name="ce5"/>
          <table:table-cell office:value-type="float" office:value="15.14" table:style-name="ce4">
            <text:p>15,14</text:p>
          </table:table-cell>
          <table:table-cell office:value-type="float" office:value="0" table:style-name="ce4">
            <text:p>0</text:p>
          </table:table-cell>
          <table:table-cell office:value-type="float" office:value="8.24" table:style-name="ce4">
            <text:p>8,24</text:p>
          </table:table-cell>
          <table:table-cell table:style-name="ce5"/>
          <table:table-cell office:value-type="float" office:value="116900000" table:style-name="ce4">
            <text:p>116900000</text:p>
          </table:table-cell>
          <table:table-cell office:value-type="float" office:value="0" table:style-name="ce4">
            <text:p>0</text:p>
          </table:table-cell>
          <table:table-cell office:value-type="float" office:value="306300000" table:style-name="ce4">
            <text:p>3063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8999999999999998" table:style-name="ce4">
            <text:p>0,29</text:p>
          </table:table-cell>
          <table:table-cell office:value-type="float" office:value="0.32" table:style-name="ce4">
            <text:p>0,32</text:p>
          </table:table-cell>
          <table:table-cell office:value-type="float" office:value="502.86" table:style-name="ce4">
            <text:p>502,86</text:p>
          </table:table-cell>
          <table:table-cell office:value-type="float" office:value="5879" table:style-name="ce4">
            <text:p>5879</text:p>
          </table:table-cell>
          <table:table-cell office:value-type="float" office:value="3372" table:style-name="ce4">
            <text:p>3372</text:p>
          </table:table-cell>
          <table:table-cell office:value-type="float" office:value="33" table:style-name="ce4">
            <text:p>33</text:p>
          </table:table-cell>
          <table:table-cell office:value-type="float" office:value="13618.5" table:style-name="ce4">
            <text:p>13618,5</text:p>
          </table:table-cell>
          <table:table-cell office:value-type="float" office:value="17.89" table:style-name="ce4">
            <text:p>17,89</text:p>
          </table:table-cell>
          <table:table-cell office:value-type="float" office:value="0" table:style-name="ce4">
            <text:p>0</text:p>
          </table:table-cell>
          <table:table-cell office:value-type="float" office:value="7.15" table:style-name="ce4">
            <text:p>7,15</text:p>
          </table:table-cell>
          <table:table-cell office:value-type="float" office:value="6.9660120000000001" table:style-name="ce4">
            <text:p>6,966012</text:p>
          </table:table-cell>
          <table:table-cell office:value-type="float" office:value="150400000" table:style-name="ce4">
            <text:p>150400000</text:p>
          </table:table-cell>
          <table:table-cell office:value-type="float" office:value="0" table:style-name="ce4">
            <text:p>0</text:p>
          </table:table-cell>
          <table:table-cell office:value-type="float" office:value="-371600000" table:style-name="ce4">
            <text:p>-3716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32" table:style-name="ce4">
            <text:p>0,32</text:p>
          </table:table-cell>
          <table:table-cell office:value-type="float" office:value="0.32" table:style-name="ce4">
            <text:p>0,32</text:p>
          </table:table-cell>
          <table:table-cell office:value-type="float" office:value="504.38" table:style-name="ce4">
            <text:p>504,38</text:p>
          </table:table-cell>
          <table:table-cell office:value-type="float" office:value="9495" table:style-name="ce4">
            <text:p>9495</text:p>
          </table:table-cell>
          <table:table-cell office:value-type="float" office:value="2985" table:style-name="ce4">
            <text:p>2985</text:p>
          </table:table-cell>
          <table:table-cell office:value-type="float" office:value="33" table:style-name="ce4">
            <text:p>33</text:p>
          </table:table-cell>
          <table:table-cell office:value-type="float" office:value="14303.32" table:style-name="ce4">
            <text:p>14303,32</text:p>
          </table:table-cell>
          <table:table-cell office:value-type="float" office:value="17.68" table:style-name="ce4">
            <text:p>17,68</text:p>
          </table:table-cell>
          <table:table-cell office:value-type="float" office:value="0" table:style-name="ce4">
            <text:p>0</text:p>
          </table:table-cell>
          <table:table-cell office:value-type="float" office:value="6.8860000000000001" table:style-name="ce4">
            <text:p>6,886</text:p>
          </table:table-cell>
          <table:table-cell office:value-type="float" office:value="6.9793159999999999" table:style-name="ce4">
            <text:p>6,979316</text:p>
          </table:table-cell>
          <table:table-cell office:value-type="float" office:value="173300000" table:style-name="ce4">
            <text:p>173300000</text:p>
          </table:table-cell>
          <table:table-cell office:value-type="float" office:value="0" table:style-name="ce4">
            <text:p>0</text:p>
          </table:table-cell>
          <table:table-cell office:value-type="float" office:value="-185700000" table:style-name="ce4">
            <text:p>-1857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33" table:style-name="ce4">
            <text:p>0,33</text:p>
          </table:table-cell>
          <table:table-cell office:value-type="float" office:value="504.38" table:style-name="ce4">
            <text:p>504,38</text:p>
          </table:table-cell>
          <table:table-cell office:value-type="float" office:value="7889" table:style-name="ce4">
            <text:p>7889</text:p>
          </table:table-cell>
          <table:table-cell office:value-type="float" office:value="5447" table:style-name="ce4">
            <text:p>5447</text:p>
          </table:table-cell>
          <table:table-cell office:value-type="float" office:value="33" table:style-name="ce4">
            <text:p>33</text:p>
          </table:table-cell>
          <table:table-cell office:value-type="float" office:value="15279.96" table:style-name="ce4">
            <text:p>15279,96</text:p>
          </table:table-cell>
          <table:table-cell office:value-type="float" office:value="18.12" table:style-name="ce4">
            <text:p>18,12</text:p>
          </table:table-cell>
          <table:table-cell office:value-type="float" office:value="0" table:style-name="ce4">
            <text:p>0</text:p>
          </table:table-cell>
          <table:table-cell office:value-type="float" office:value="6.6580000000000004" table:style-name="ce4">
            <text:p>6,658</text:p>
          </table:table-cell>
          <table:table-cell office:value-type="float" office:value="6.9926459999999997" table:style-name="ce4">
            <text:p>6,992646</text:p>
          </table:table-cell>
          <table:table-cell office:value-type="float" office:value="334500000" table:style-name="ce4">
            <text:p>334500000</text:p>
          </table:table-cell>
          <table:table-cell office:value-type="float" office:value="0" table:style-name="ce4">
            <text:p>0</text:p>
          </table:table-cell>
          <table:table-cell office:value-type="float" office:value="-138700000" table:style-name="ce4">
            <text:p>-1387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3" table:style-name="ce4">
            <text:p>0,3</text:p>
          </table:table-cell>
          <table:table-cell office:value-type="float" office:value="0.32" table:style-name="ce4">
            <text:p>0,32</text:p>
          </table:table-cell>
          <table:table-cell office:value-type="float" office:value="504.38" table:style-name="ce4">
            <text:p>504,38</text:p>
          </table:table-cell>
          <table:table-cell office:value-type="float" office:value="4603" table:style-name="ce4">
            <text:p>4603</text:p>
          </table:table-cell>
          <table:table-cell office:value-type="float" office:value="6708" table:style-name="ce4">
            <text:p>6708</text:p>
          </table:table-cell>
          <table:table-cell office:value-type="float" office:value="33" table:style-name="ce4">
            <text:p>33</text:p>
          </table:table-cell>
          <table:table-cell office:value-type="float" office:value="16055.95" table:style-name="ce4">
            <text:p>16055,95</text:p>
          </table:table-cell>
          <table:table-cell office:value-type="float" office:value="18.190000000000001" table:style-name="ce4">
            <text:p>18,19</text:p>
          </table:table-cell>
          <table:table-cell office:value-type="float" office:value="0" table:style-name="ce4">
            <text:p>0</text:p>
          </table:table-cell>
          <table:table-cell office:value-type="float" office:value="7.4" table:style-name="ce4">
            <text:p>7,4</text:p>
          </table:table-cell>
          <table:table-cell office:value-type="float" office:value="7.0060010000000004" table:style-name="ce4">
            <text:p>7,006001</text:p>
          </table:table-cell>
          <table:table-cell office:value-type="float" office:value="215700000" table:style-name="ce4">
            <text:p>215700000</text:p>
          </table:table-cell>
          <table:table-cell office:value-type="float" office:value="0" table:style-name="ce4">
            <text:p>0</text:p>
          </table:table-cell>
          <table:table-cell office:value-type="float" office:value="-291900000" table:style-name="ce4">
            <text:p>-2919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34" table:style-name="ce4">
            <text:p>0,34</text:p>
          </table:table-cell>
          <table:table-cell office:value-type="float" office:value="505.89" table:style-name="ce4">
            <text:p>505,89</text:p>
          </table:table-cell>
          <table:table-cell office:value-type="float" office:value="4941" table:style-name="ce4">
            <text:p>4941</text:p>
          </table:table-cell>
          <table:table-cell office:value-type="float" office:value="2606" table:style-name="ce4">
            <text:p>2606</text:p>
          </table:table-cell>
          <table:table-cell office:value-type="float" office:value="32" table:style-name="ce4">
            <text:p>32</text:p>
          </table:table-cell>
          <table:table-cell office:value-type="float" office:value="17083.25" table:style-name="ce4">
            <text:p>17083,25</text:p>
          </table:table-cell>
          <table:table-cell office:value-type="float" office:value="18.13" table:style-name="ce4">
            <text:p>18,13</text:p>
          </table:table-cell>
          <table:table-cell office:value-type="float" office:value="0" table:style-name="ce4">
            <text:p>0</text:p>
          </table:table-cell>
          <table:table-cell office:value-type="float" office:value="7.33" table:style-name="ce4">
            <text:p>7,33</text:p>
          </table:table-cell>
          <table:table-cell office:value-type="float" office:value="7.0193810000000001" table:style-name="ce4">
            <text:p>7,019381</text:p>
          </table:table-cell>
          <table:table-cell office:value-type="float" office:value="106600000" table:style-name="ce4">
            <text:p>106600000</text:p>
          </table:table-cell>
          <table:table-cell office:value-type="float" office:value="0" table:style-name="ce4">
            <text:p>0</text:p>
          </table:table-cell>
          <table:table-cell office:value-type="float" office:value="-880300000" table:style-name="ce4">
            <text:p>-880300000</text:p>
          </table:table-cell>
          <table:table-cell table:number-columns-repeated="16367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32" table:style-name="ce7">
            <text:p>0,32</text:p>
          </table:table-cell>
          <table:table-cell office:value-type="float" office:value="505.89353999999997" table:style-name="ce4">
            <text:p>505,89354</text:p>
          </table:table-cell>
          <table:table-cell office:value-type="float" office:value="6185" table:style-name="ce4">
            <text:p>6185</text:p>
          </table:table-cell>
          <table:table-cell office:value-type="float" office:value="3570" table:style-name="ce4">
            <text:p>3570</text:p>
          </table:table-cell>
          <table:table-cell office:value-type="float" office:value="31" table:style-name="ce4">
            <text:p>31</text:p>
          </table:table-cell>
          <table:table-cell office:value-type="float" office:value="18003.52" table:style-name="ce4">
            <text:p>18003,52</text:p>
          </table:table-cell>
          <table:table-cell office:value-type="float" office:value="18.690000000000001" table:style-name="ce4">
            <text:p>18,69</text:p>
          </table:table-cell>
          <table:table-cell office:value-type="float" office:value="0" table:style-name="ce4">
            <text:p>0</text:p>
          </table:table-cell>
          <table:table-cell office:value-type="float" office:value="6.92" table:style-name="ce4">
            <text:p>6,92</text:p>
          </table:table-cell>
          <table:table-cell office:value-type="float" office:value="7.0327869999999999" table:style-name="ce4">
            <text:p>7,032787</text:p>
          </table:table-cell>
          <table:table-cell office:value-type="float" office:value="135800000" table:style-name="ce4">
            <text:p>135800000</text:p>
          </table:table-cell>
          <table:table-cell office:value-type="float" office:value="0" table:style-name="ce4">
            <text:p>0</text:p>
          </table:table-cell>
          <table:table-cell office:value-type="float" office:value="-689300000" table:style-name="ce4">
            <text:p>-689300000</text:p>
          </table:table-cell>
          <table:table-cell office:value-type="float" office:value="0.67412632703781128" table:style-name="ce1">
            <text:p>0,674126327</text:p>
          </table:table-cell>
          <table:table-cell office:value-type="float" office:value="0.96703094244003296" table:style-name="ce1">
            <text:p>0,967030942</text:p>
          </table:table-cell>
          <table:table-cell office:value-type="float" office:value="0.6727224588394165" table:style-name="ce1">
            <text:p>0,672722459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8.648119728644005" table:style-name="ce1">
            <text:p>68,64811973</text:p>
          </table:table-cell>
          <table:table-cell office:value-type="float" office:value="53.744999999999997" table:style-name="ce1">
            <text:p>53,745</text:p>
          </table:table-cell>
          <table:table-cell office:value-type="float" office:value="104.62034858145881" table:style-name="ce1">
            <text:p>104,6203486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8999999999999998" table:style-name="ce4">
            <text:p>0,29</text:p>
          </table:table-cell>
          <table:table-cell office:value-type="float" office:value="0.32" table:style-name="ce4">
            <text:p>0,32</text:p>
          </table:table-cell>
          <table:table-cell office:value-type="float" office:value="505.89350000000002" table:style-name="ce4">
            <text:p>505,8935</text:p>
          </table:table-cell>
          <table:table-cell office:value-type="float" office:value="7803" table:style-name="ce4">
            <text:p>7803</text:p>
          </table:table-cell>
          <table:table-cell office:value-type="float" office:value="4811" table:style-name="ce4">
            <text:p>4811</text:p>
          </table:table-cell>
          <table:table-cell office:value-type="float" office:value="31" table:style-name="ce4">
            <text:p>31</text:p>
          </table:table-cell>
          <table:table-cell office:value-type="float" office:value="18953.79" table:style-name="ce4">
            <text:p>18953,79</text:p>
          </table:table-cell>
          <table:table-cell office:value-type="float" office:value="18.61" table:style-name="ce4">
            <text:p>18,61</text:p>
          </table:table-cell>
          <table:table-cell office:value-type="float" office:value="4047413" table:style-name="ce4">
            <text:p>4047413</text:p>
          </table:table-cell>
          <table:table-cell office:value-type="float" office:value="5.6849999999999996" table:style-name="ce4">
            <text:p>5,685</text:p>
          </table:table-cell>
          <table:table-cell office:value-type="float" office:value="7.0327869999999999" table:style-name="ce4">
            <text:p>7,032787</text:p>
          </table:table-cell>
          <table:table-cell office:value-type="float" office:value="501200000" table:style-name="ce4">
            <text:p>501200000</text:p>
          </table:table-cell>
          <table:table-cell office:value-type="float" office:value="0" table:style-name="ce4">
            <text:p>0</text:p>
          </table:table-cell>
          <table:table-cell office:value-type="float" office:value="-117100000" table:style-name="ce4">
            <text:p>-117100000</text:p>
          </table:table-cell>
          <table:table-cell office:value-type="float" office:value="0.73198166489601135" table:style-name="ce1">
            <text:p>0,731981665</text:p>
          </table:table-cell>
          <table:table-cell office:value-type="float" office:value="0.92506057024002075" table:style-name="ce1">
            <text:p>0,92506057</text:p>
          </table:table-cell>
          <table:table-cell office:value-type="float" office:value="0.76229274272918701" table:style-name="ce1">
            <text:p>0,76229274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8.880385905026102" table:style-name="ce1">
            <text:p>68,88038591</text:p>
          </table:table-cell>
          <table:table-cell office:value-type="float" office:value="54.506" table:style-name="ce1">
            <text:p>54,506</text:p>
          </table:table-cell>
          <table:table-cell office:value-type="float" office:value="105.5832235306839" table:style-name="ce1">
            <text:p>105,5832235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28000000000000003" table:style-name="ce4">
            <text:p>0,28</text:p>
          </table:table-cell>
          <table:table-cell office:value-type="float" office:value="0.33" table:style-name="ce4">
            <text:p>0,33</text:p>
          </table:table-cell>
          <table:table-cell office:value-type="float" office:value="505.89350000000002" table:style-name="ce4">
            <text:p>505,8935</text:p>
          </table:table-cell>
          <table:table-cell office:value-type="float" office:value="9134" table:style-name="ce4">
            <text:p>9134</text:p>
          </table:table-cell>
          <table:table-cell office:value-type="float" office:value="7269" table:style-name="ce4">
            <text:p>7269</text:p>
          </table:table-cell>
          <table:table-cell office:value-type="float" office:value="26" table:style-name="ce4">
            <text:p>26</text:p>
          </table:table-cell>
          <table:table-cell office:value-type="float" office:value="20241.53" table:style-name="ce4">
            <text:p>20241,53</text:p>
          </table:table-cell>
          <table:table-cell office:value-type="float" office:value="18.75" table:style-name="ce4">
            <text:p>18,75</text:p>
          </table:table-cell>
          <table:table-cell office:value-type="float" office:value="23953556" table:style-name="ce4">
            <text:p>23953556</text:p>
          </table:table-cell>
          <table:table-cell office:value-type="float" office:value="5.9269999999999996" table:style-name="ce4">
            <text:p>5,927</text:p>
          </table:table-cell>
          <table:table-cell office:value-type="float" office:value="6.3934430000000004" table:style-name="ce4">
            <text:p>6,393443</text:p>
          </table:table-cell>
          <table:table-cell office:value-type="float" office:value="1849800000" table:style-name="ce4">
            <text:p>1849800000</text:p>
          </table:table-cell>
          <table:table-cell office:value-type="float" office:value="0" table:style-name="ce4">
            <text:p>0</text:p>
          </table:table-cell>
          <table:table-cell office:value-type="float" office:value="336000000" table:style-name="ce4">
            <text:p>336000000</text:p>
          </table:table-cell>
          <table:table-cell office:value-type="float" office:value="0.78983700275421143" table:style-name="ce1">
            <text:p>0,789837003</text:p>
          </table:table-cell>
          <table:table-cell office:value-type="float" office:value="0.88309019804000854" table:style-name="ce1">
            <text:p>0,883090198</text:p>
          </table:table-cell>
          <table:table-cell office:value-type="float" office:value="0.85186302661895752" table:style-name="ce1">
            <text:p>0,851863027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0.231461678833398" table:style-name="ce1">
            <text:p>70,23146168</text:p>
          </table:table-cell>
          <table:table-cell office:value-type="float" office:value="54.92" table:style-name="ce1">
            <text:p>54,92</text:p>
          </table:table-cell>
          <table:table-cell office:value-type="float" office:value="104.8804582894155" table:style-name="ce1">
            <text:p>104,8804583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Slovenia</text:p>
          </table:table-cell>
          <table:table-cell table:style-name="ce5"/>
          <table:table-cell office:value-type="float" office:value="0.3" table:style-name="ce4">
            <text:p>0,3</text:p>
          </table:table-cell>
          <table:table-cell office:value-type="float" office:value="0.33" table:style-name="ce4">
            <text:p>0,33</text:p>
          </table:table-cell>
          <table:table-cell office:value-type="float" office:value="505.89350000000002" table:style-name="ce4">
            <text:p>505,8935</text:p>
          </table:table-cell>
          <table:table-cell office:value-type="float" office:value="9279" table:style-name="ce4">
            <text:p>9279</text:p>
          </table:table-cell>
          <table:table-cell office:value-type="float" office:value="5867" table:style-name="ce4">
            <text:p>5867</text:p>
          </table:table-cell>
          <table:table-cell office:value-type="float" office:value="31" table:style-name="ce4">
            <text:p>31</text:p>
          </table:table-cell>
          <table:table-cell office:value-type="float" office:value="21113.56" table:style-name="ce4">
            <text:p>21113,56</text:p>
          </table:table-cell>
          <table:table-cell office:value-type="float" office:value="18.61" table:style-name="ce4">
            <text:p>18,61</text:p>
          </table:table-cell>
          <table:table-cell office:value-type="float" office:value="30739493" table:style-name="ce4">
            <text:p>30739493</text:p>
          </table:table-cell>
          <table:table-cell office:value-type="float" office:value="6.4809999999999999" table:style-name="ce4">
            <text:p>6,481</text:p>
          </table:table-cell>
          <table:table-cell office:value-type="float" office:value="7.1967210000000001" table:style-name="ce4">
            <text:p>7,196721</text:p>
          </table:table-cell>
          <table:table-cell office:value-type="float" office:value="535600000" table:style-name="ce4">
            <text:p>535600000</text:p>
          </table:table-cell>
          <table:table-cell office:value-type="float" office:value="0" table:style-name="ce4">
            <text:p>0</text:p>
          </table:table-cell>
          <table:table-cell office:value-type="float" office:value="-14100000" table:style-name="ce4">
            <text:p>-14100000</text:p>
          </table:table-cell>
          <table:table-cell office:value-type="float" office:value="0.89787524938583374" table:style-name="ce1">
            <text:p>0,897875249</text:p>
          </table:table-cell>
          <table:table-cell office:value-type="float" office:value="0.84939956665039063" table:style-name="ce1">
            <text:p>0,849399567</text:p>
          </table:table-cell>
          <table:table-cell office:value-type="float" office:value="0.88173991441726685" table:style-name="ce1">
            <text:p>0,881739914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1.945018433140305" table:style-name="ce1">
            <text:p>71,94501843</text:p>
          </table:table-cell>
          <table:table-cell office:value-type="float" office:value="53.037999999999997" table:style-name="ce1">
            <text:p>53,038</text:p>
          </table:table-cell>
          <table:table-cell office:value-type="float" office:value="103.28002712762614" table:style-name="ce1">
            <text:p>103,2800271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Slovenia</text:p>
          </table:table-cell>
          <table:table-cell office:value-type="float" office:value="26.6" table:style-name="ce4">
            <text:p>26,6</text:p>
          </table:table-cell>
          <table:table-cell office:value-type="float" office:value="0.37" table:style-name="ce4">
            <text:p>0,37</text:p>
          </table:table-cell>
          <table:table-cell office:value-type="float" office:value="0.34" table:style-name="ce4">
            <text:p>0,34</text:p>
          </table:table-cell>
          <table:table-cell office:value-type="float" office:value="505.89353999999997" table:style-name="ce4">
            <text:p>505,89354</text:p>
          </table:table-cell>
          <table:table-cell office:value-type="float" office:value="10171" table:style-name="ce4">
            <text:p>10171</text:p>
          </table:table-cell>
          <table:table-cell office:value-type="float" office:value="8269" table:style-name="ce4">
            <text:p>8269</text:p>
          </table:table-cell>
          <table:table-cell office:value-type="float" office:value="30.5" table:style-name="ce4">
            <text:p>30,5</text:p>
          </table:table-cell>
          <table:table-cell office:value-type="float" office:value="22761.58" table:style-name="ce4">
            <text:p>22761,58</text:p>
          </table:table-cell>
          <table:table-cell office:value-type="float" office:value="18.291680240000002" table:style-name="ce4">
            <text:p>18,29168024</text:p>
          </table:table-cell>
          <table:table-cell office:value-type="float" office:value="31779376" table:style-name="ce4">
            <text:p>31779376</text:p>
          </table:table-cell>
          <table:table-cell office:value-type="float" office:value="6.0170000000000003" table:style-name="ce4">
            <text:p>6,017</text:p>
          </table:table-cell>
          <table:table-cell office:value-type="float" office:value="8" table:style-name="ce4">
            <text:p>8</text:p>
          </table:table-cell>
          <table:table-cell office:value-type="float" office:value="763100000" table:style-name="ce4">
            <text:p>763100000</text:p>
          </table:table-cell>
          <table:table-cell office:value-type="float" office:value="1" table:style-name="ce4">
            <text:p>1</text:p>
          </table:table-cell>
          <table:table-cell office:value-type="float" office:value="-406000000" table:style-name="ce4">
            <text:p>-406000000</text:p>
          </table:table-cell>
          <table:table-cell office:value-type="float" office:value="0.9013553261756897" table:style-name="ce1">
            <text:p>0,901355326</text:p>
          </table:table-cell>
          <table:table-cell office:value-type="float" office:value="0.91373801231384277" table:style-name="ce1">
            <text:p>0,913738012</text:p>
          </table:table-cell>
          <table:table-cell office:value-type="float" office:value="0.84468561410903931" table:style-name="ce1">
            <text:p>0,844685614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4.050003051757798" table:style-name="ce1">
            <text:p>74,05000305</text:p>
          </table:table-cell>
          <table:table-cell office:value-type="float" office:value="55.539000000000001" table:style-name="ce1">
            <text:p>55,539</text:p>
          </table:table-cell>
          <table:table-cell office:value-type="float" office:value="112.39993346676206" table:style-name="ce1">
            <text:p>112,3999335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Slovenia</text:p>
          </table:table-cell>
          <table:table-cell office:value-type="float" office:value="26.6" table:style-name="ce4">
            <text:p>26,6</text:p>
          </table:table-cell>
          <table:table-cell office:value-type="float" office:value="0.3" table:style-name="ce4">
            <text:p>0,3</text:p>
          </table:table-cell>
          <table:table-cell office:value-type="float" office:value="0.33" table:style-name="ce4">
            <text:p>0,33</text:p>
          </table:table-cell>
          <table:table-cell office:value-type="float" office:value="505.89353999999997" table:style-name="ce4">
            <text:p>505,89354</text:p>
          </table:table-cell>
          <table:table-cell office:value-type="float" office:value="15041" table:style-name="ce4">
            <text:p>15041</text:p>
          </table:table-cell>
          <table:table-cell office:value-type="float" office:value="8605" table:style-name="ce4">
            <text:p>8605</text:p>
          </table:table-cell>
          <table:table-cell office:value-type="float" office:value="30" table:style-name="ce4">
            <text:p>30</text:p>
          </table:table-cell>
          <table:table-cell office:value-type="float" office:value="23852.639999999999" table:style-name="ce4">
            <text:p>23852,64</text:p>
          </table:table-cell>
          <table:table-cell office:value-type="float" office:value="18.299111069999999" table:style-name="ce4">
            <text:p>18,29911107</text:p>
          </table:table-cell>
          <table:table-cell office:value-type="float" office:value="59259619" table:style-name="ce4">
            <text:p>59259619</text:p>
          </table:table-cell>
          <table:table-cell office:value-type="float" office:value="6.5149999999999997" table:style-name="ce4">
            <text:p>6,515</text:p>
          </table:table-cell>
          <table:table-cell office:value-type="float" office:value="7.8" table:style-name="ce4">
            <text:p>7,8</text:p>
          </table:table-cell>
          <table:table-cell office:value-type="float" office:value="970800000" table:style-name="ce4">
            <text:p>970800000</text:p>
          </table:table-cell>
          <table:table-cell office:value-type="float" office:value="1" table:style-name="ce4">
            <text:p>1</text:p>
          </table:table-cell>
          <table:table-cell office:value-type="float" office:value="-197600000" table:style-name="ce4">
            <text:p>-197600000</text:p>
          </table:table-cell>
          <table:table-cell office:value-type="float" office:value="0.88515734672546387" table:style-name="ce1">
            <text:p>0,885157347</text:p>
          </table:table-cell>
          <table:table-cell office:value-type="float" office:value="0.88354158401489258" table:style-name="ce1">
            <text:p>0,883541584</text:p>
          </table:table-cell>
          <table:table-cell office:value-type="float" office:value="0.88319343328475952" table:style-name="ce1">
            <text:p>0,88319343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3.620002746582003" table:style-name="ce1">
            <text:p>73,62000275</text:p>
          </table:table-cell>
          <table:table-cell office:value-type="float" office:value="55.481000000000002" table:style-name="ce1">
            <text:p>55,481</text:p>
          </table:table-cell>
          <table:table-cell office:value-type="float" office:value="121.12728421791439" table:style-name="ce1">
            <text:p>121,1272842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Slovenia</text:p>
          </table:table-cell>
          <table:table-cell office:value-type="float" office:value="25.5" table:style-name="ce4">
            <text:p>25,5</text:p>
          </table:table-cell>
          <table:table-cell office:value-type="float" office:value="0.26" table:style-name="ce4">
            <text:p>0,26</text:p>
          </table:table-cell>
          <table:table-cell office:value-type="float" office:value="0.33" table:style-name="ce4">
            <text:p>0,33</text:p>
          </table:table-cell>
          <table:table-cell office:value-type="float" office:value="505.89353999999997" table:style-name="ce4">
            <text:p>505,89354</text:p>
          </table:table-cell>
          <table:table-cell office:value-type="float" office:value="20016" table:style-name="ce4">
            <text:p>20016</text:p>
          </table:table-cell>
          <table:table-cell office:value-type="float" office:value="13749" table:style-name="ce4">
            <text:p>13749</text:p>
          </table:table-cell>
          <table:table-cell office:value-type="float" office:value="33" table:style-name="ce4">
            <text:p>33</text:p>
          </table:table-cell>
          <table:table-cell office:value-type="float" office:value="25720.28" table:style-name="ce4">
            <text:p>25720,28</text:p>
          </table:table-cell>
          <table:table-cell office:value-type="float" office:value="17.754308030000001" table:style-name="ce4">
            <text:p>17,75430803</text:p>
          </table:table-cell>
          <table:table-cell office:value-type="float" office:value="97303123" table:style-name="ce4">
            <text:p>97303123</text:p>
          </table:table-cell>
          <table:table-cell office:value-type="float" office:value="5.9569999999999999" table:style-name="ce4">
            <text:p>5,957</text:p>
          </table:table-cell>
          <table:table-cell office:value-type="float" office:value="7.8" table:style-name="ce4">
            <text:p>7,8</text:p>
          </table:table-cell>
          <table:table-cell office:value-type="float" office:value="692021551.70000005" table:style-name="ce4">
            <text:p>692021551,7</text:p>
          </table:table-cell>
          <table:table-cell office:value-type="float" office:value="1" table:style-name="ce4">
            <text:p>1</text:p>
          </table:table-cell>
          <table:table-cell office:value-type="float" office:value="84666077.480000004" table:style-name="ce4">
            <text:p>84666077,48</text:p>
          </table:table-cell>
          <table:table-cell office:value-type="float" office:value="0.95462793111801147" table:style-name="ce1">
            <text:p>0,954627931</text:p>
          </table:table-cell>
          <table:table-cell office:value-type="float" office:value="0.8998410701751709" table:style-name="ce1">
            <text:p>0,89984107</text:p>
          </table:table-cell>
          <table:table-cell office:value-type="float" office:value="0.79479014873504639" table:style-name="ce1">
            <text:p>0,794790149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5.029998779296903" table:style-name="ce1">
            <text:p>75,02999878</text:p>
          </table:table-cell>
          <table:table-cell office:value-type="float" office:value="55.927999999999997" table:style-name="ce1">
            <text:p>55,928</text:p>
          </table:table-cell>
          <table:table-cell office:value-type="float" office:value="130.51791308615844" table:style-name="ce1">
            <text:p>130,5179131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Slovenia</text:p>
          </table:table-cell>
          <table:table-cell office:value-type="float" office:value="25.1" table:style-name="ce4">
            <text:p>25,1</text:p>
          </table:table-cell>
          <table:table-cell office:value-type="float" office:value="0.27" table:style-name="ce4">
            <text:p>0,27</text:p>
          </table:table-cell>
          <table:table-cell office:value-type="float" office:value="0.33" table:style-name="ce4">
            <text:p>0,33</text:p>
          </table:table-cell>
          <table:table-cell office:value-type="float" office:value="502.33242000000001" table:style-name="ce4">
            <text:p>502,33242</text:p>
          </table:table-cell>
          <table:table-cell office:value-type="float" office:value="29193" table:style-name="ce4">
            <text:p>29193</text:p>
          </table:table-cell>
          <table:table-cell office:value-type="float" office:value="14943" table:style-name="ce4">
            <text:p>14943</text:p>
          </table:table-cell>
          <table:table-cell office:value-type="float" office:value="39" table:style-name="ce4">
            <text:p>39</text:p>
          </table:table-cell>
          <table:table-cell office:value-type="float" office:value="27576.400000000001" table:style-name="ce4">
            <text:p>27576,4</text:p>
          </table:table-cell>
          <table:table-cell office:value-type="float" office:value="16.684126190000001" table:style-name="ce4">
            <text:p>16,68412619</text:p>
          </table:table-cell>
          <table:table-cell office:value-type="float" office:value="197000000" table:style-name="ce6">
            <text:p>1,97E+08</text:p>
          </table:table-cell>
          <table:table-cell office:value-type="float" office:value="4.8280000000000003" table:style-name="ce4">
            <text:p>4,828</text:p>
          </table:table-cell>
          <table:table-cell office:value-type="float" office:value="7.4" table:style-name="ce4">
            <text:p>7,4</text:p>
          </table:table-cell>
          <table:table-cell office:value-type="float" office:value="1884506373" table:style-name="ce4">
            <text:p>1884506373</text:p>
          </table:table-cell>
          <table:table-cell office:value-type="float" office:value="1" table:style-name="ce4">
            <text:p>1</text:p>
          </table:table-cell>
          <table:table-cell office:value-type="float" office:value="-597748578.79999995" table:style-name="ce4">
            <text:p>-597748578,8</text:p>
          </table:table-cell>
          <table:table-cell office:value-type="float" office:value="0.88873052597045898" table:style-name="ce1">
            <text:p>0,888730526</text:p>
          </table:table-cell>
          <table:table-cell office:value-type="float" office:value="0.94562345743179321" table:style-name="ce1">
            <text:p>0,945623457</text:p>
          </table:table-cell>
          <table:table-cell office:value-type="float" office:value="0.80010104179382324" table:style-name="ce1">
            <text:p>0,80010104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3.209999084472699" table:style-name="ce1">
            <text:p>73,20999908</text:p>
          </table:table-cell>
          <table:table-cell office:value-type="float" office:value="57.097000000000001" table:style-name="ce1">
            <text:p>57,097</text:p>
          </table:table-cell>
          <table:table-cell office:value-type="float" office:value="137.66309435101999" table:style-name="ce1">
            <text:p>137,6630944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Slovenia</text:p>
          </table:table-cell>
          <table:table-cell office:value-type="float" office:value="25.1" table:style-name="ce4">
            <text:p>25,1</text:p>
          </table:table-cell>
          <table:table-cell office:value-type="float" office:value="0.27" table:style-name="ce4">
            <text:p>0,27</text:p>
          </table:table-cell>
          <table:table-cell office:value-type="float" office:value="0.33" table:style-name="ce4">
            <text:p>0,33</text:p>
          </table:table-cell>
          <table:table-cell office:value-type="float" office:value="502.33242000000001" table:style-name="ce4">
            <text:p>502,33242</text:p>
          </table:table-cell>
          <table:table-cell office:value-type="float" office:value="30693" table:style-name="ce4">
            <text:p>30693</text:p>
          </table:table-cell>
          <table:table-cell office:value-type="float" office:value="12109" table:style-name="ce4">
            <text:p>12109</text:p>
          </table:table-cell>
          <table:table-cell office:value-type="float" office:value="42" table:style-name="ce4">
            <text:p>42</text:p>
          </table:table-cell>
          <table:table-cell office:value-type="float" office:value="29604.29" table:style-name="ce4">
            <text:p>29604,29</text:p>
          </table:table-cell>
          <table:table-cell office:value-type="float" office:value="16.914540800000001" table:style-name="ce4">
            <text:p>16,9145408</text:p>
          </table:table-cell>
          <table:table-cell office:value-type="float" office:value="344000000" table:style-name="ce6">
            <text:p>3,44E+08</text:p>
          </table:table-cell>
          <table:table-cell office:value-type="float" office:value="4.3789999999999996" table:style-name="ce4">
            <text:p>4,379</text:p>
          </table:table-cell>
          <table:table-cell office:value-type="float" office:value="6.9" table:style-name="ce4">
            <text:p>6,9</text:p>
          </table:table-cell>
          <table:table-cell office:value-type="float" office:value="1080741792" table:style-name="ce4">
            <text:p>1080741792</text:p>
          </table:table-cell>
          <table:table-cell office:value-type="float" office:value="1" table:style-name="ce4">
            <text:p>1</text:p>
          </table:table-cell>
          <table:table-cell office:value-type="float" office:value="-1012134994" table:style-name="ce4">
            <text:p>-1012134994</text:p>
          </table:table-cell>
          <table:table-cell office:value-type="float" office:value="1.1138104200363159" table:style-name="ce1">
            <text:p>1,11381042</text:p>
          </table:table-cell>
          <table:table-cell office:value-type="float" office:value="1.0078496932983398" table:style-name="ce1">
            <text:p>1,007849693</text:p>
          </table:table-cell>
          <table:table-cell office:value-type="float" office:value="0.84714728593826294" table:style-name="ce1">
            <text:p>0,847147286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5.800003051757798" table:style-name="ce1">
            <text:p>75,80000305</text:p>
          </table:table-cell>
          <table:table-cell office:value-type="float" office:value="57.17" table:style-name="ce1">
            <text:p>57,17</text:p>
          </table:table-cell>
          <table:table-cell office:value-type="float" office:value="135.3870936648016" table:style-name="ce1">
            <text:p>135,3870937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Slovenia</text:p>
          </table:table-cell>
          <table:table-cell office:value-type="float" office:value="25.6" table:style-name="ce4">
            <text:p>25,6</text:p>
          </table:table-cell>
          <table:table-cell office:value-type="float" office:value="0.25" table:style-name="ce4">
            <text:p>0,25</text:p>
          </table:table-cell>
          <table:table-cell office:value-type="float" office:value="0.33" table:style-name="ce4">
            <text:p>0,33</text:p>
          </table:table-cell>
          <table:table-cell office:value-type="float" office:value="498.7713" table:style-name="ce4">
            <text:p>498,7713</text:p>
          </table:table-cell>
          <table:table-cell office:value-type="float" office:value="30296" table:style-name="ce4">
            <text:p>30296</text:p>
          </table:table-cell>
          <table:table-cell office:value-type="float" office:value="18788" table:style-name="ce4">
            <text:p>18788</text:p>
          </table:table-cell>
          <table:table-cell office:value-type="float" office:value="37" table:style-name="ce4">
            <text:p>37</text:p>
          </table:table-cell>
          <table:table-cell office:value-type="float" office:value="27536.95" table:style-name="ce4">
            <text:p>27536,95</text:p>
          </table:table-cell>
          <table:table-cell office:value-type="float" office:value="18.939296479999999" table:style-name="ce4">
            <text:p>18,93929648</text:p>
          </table:table-cell>
          <table:table-cell office:value-type="float" office:value="491000000" table:style-name="ce6">
            <text:p>4,91E+08</text:p>
          </table:table-cell>
          <table:table-cell office:value-type="float" office:value="5.89" table:style-name="ce4">
            <text:p>5,89</text:p>
          </table:table-cell>
          <table:table-cell office:value-type="float" office:value="7.9" table:style-name="ce4">
            <text:p>7,9</text:p>
          </table:table-cell>
          <table:table-cell office:value-type="float" office:value="-346971373" table:style-name="ce4">
            <text:p>-346971373</text:p>
          </table:table-cell>
          <table:table-cell office:value-type="float" office:value="1" table:style-name="ce4">
            <text:p>1</text:p>
          </table:table-cell>
          <table:table-cell office:value-type="float" office:value="699396073.70000005" table:style-name="ce4">
            <text:p>699396073,7</text:p>
          </table:table-cell>
          <table:table-cell office:value-type="float" office:value="1.1430385112762451" table:style-name="ce1">
            <text:p>1,143038511</text:p>
          </table:table-cell>
          <table:table-cell office:value-type="float" office:value="1.0689043998718262" table:style-name="ce1">
            <text:p>1,0689044</text:p>
          </table:table-cell>
          <table:table-cell office:value-type="float" office:value="0.91378724575042725" table:style-name="ce1">
            <text:p>0,913787246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7.319999694824205" table:style-name="ce1">
            <text:p>77,31999969</text:p>
          </table:table-cell>
          <table:table-cell office:value-type="float" office:value="56.149000000000001" table:style-name="ce1">
            <text:p>56,149</text:p>
          </table:table-cell>
          <table:table-cell office:value-type="float" office:value="114.48230102363782" table:style-name="ce1">
            <text:p>114,482301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Slovenia</text:p>
          </table:table-cell>
          <table:table-cell office:value-type="float" office:value="25.7" table:style-name="ce4">
            <text:p>25,7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33" table:style-name="ce4">
            <text:p>0,33</text:p>
          </table:table-cell>
          <table:table-cell office:value-type="float" office:value="498.81668999999999" table:style-name="ce4">
            <text:p>498,81669</text:p>
          </table:table-cell>
          <table:table-cell office:value-type="float" office:value="15416" table:style-name="ce4">
            <text:p>15416</text:p>
          </table:table-cell>
          <table:table-cell office:value-type="float" office:value="15937" table:style-name="ce4">
            <text:p>15937</text:p>
          </table:table-cell>
          <table:table-cell office:value-type="float" office:value="45" table:style-name="ce4">
            <text:p>45</text:p>
          </table:table-cell>
          <table:table-cell office:value-type="float" office:value="27822.07" table:style-name="ce4">
            <text:p>27822,07</text:p>
          </table:table-cell>
          <table:table-cell office:value-type="float" office:value="19.60579311" table:style-name="ce4">
            <text:p>19,60579311</text:p>
          </table:table-cell>
          <table:table-cell office:value-type="float" office:value="589000000" table:style-name="ce6">
            <text:p>5,89E+08</text:p>
          </table:table-cell>
          <table:table-cell office:value-type="float" office:value="7.26" table:style-name="ce4">
            <text:p>7,26</text:p>
          </table:table-cell>
          <table:table-cell office:value-type="float" office:value="9.1" table:style-name="ce4">
            <text:p>9,1</text:p>
          </table:table-cell>
          <table:table-cell office:value-type="float" office:value="319143932.60000002" table:style-name="ce4">
            <text:p>319143932,6</text:p>
          </table:table-cell>
          <table:table-cell office:value-type="float" office:value="1" table:style-name="ce4">
            <text:p>1</text:p>
          </table:table-cell>
          <table:table-cell office:value-type="float" office:value="421447623.10000002" table:style-name="ce4">
            <text:p>421447623,1</text:p>
          </table:table-cell>
          <table:table-cell office:value-type="float" office:value="1.0147858858108521" table:style-name="ce1">
            <text:p>1,014785886</text:p>
          </table:table-cell>
          <table:table-cell office:value-type="float" office:value="1.0019823312759399" table:style-name="ce1">
            <text:p>1,001982331</text:p>
          </table:table-cell>
          <table:table-cell office:value-type="float" office:value="0.75935560464859009" table:style-name="ce1">
            <text:p>0,759355605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7.669998168945298" table:style-name="ce1">
            <text:p>77,66999817</text:p>
          </table:table-cell>
          <table:table-cell office:value-type="float" office:value="55.067" table:style-name="ce1">
            <text:p>55,067</text:p>
          </table:table-cell>
          <table:table-cell office:value-type="float" office:value="128.60657542536254" table:style-name="ce1">
            <text:p>128,6065754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Slovenia</text:p>
          </table:table-cell>
          <table:table-cell office:value-type="float" office:value="25.3" table:style-name="ce4">
            <text:p>25,3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0.32" table:style-name="ce4">
            <text:p>0,32</text:p>
          </table:table-cell>
          <table:table-cell office:value-type="float" office:value="498.81668999999999" table:style-name="ce4">
            <text:p>498,81669</text:p>
          </table:table-cell>
          <table:table-cell office:value-type="float" office:value="14083" table:style-name="ce4">
            <text:p>14083</text:p>
          </table:table-cell>
          <table:table-cell office:value-type="float" office:value="12024" table:style-name="ce4">
            <text:p>12024</text:p>
          </table:table-cell>
          <table:table-cell office:value-type="float" office:value="57" table:style-name="ce4">
            <text:p>57</text:p>
          </table:table-cell>
          <table:table-cell office:value-type="float" office:value="28931.38" table:style-name="ce4">
            <text:p>28931,38</text:p>
          </table:table-cell>
          <table:table-cell office:value-type="float" office:value="20.03124511" table:style-name="ce4">
            <text:p>20,03124511</text:p>
          </table:table-cell>
          <table:table-cell office:value-type="float" office:value="622000000" table:style-name="ce6">
            <text:p>6,22E+08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875946337.70000005" table:style-name="ce4">
            <text:p>875946337,7</text:p>
          </table:table-cell>
          <table:table-cell office:value-type="float" office:value="1" table:style-name="ce4">
            <text:p>1</text:p>
          </table:table-cell>
          <table:table-cell office:value-type="float" office:value="293526871.60000002" table:style-name="ce4">
            <text:p>293526871,6</text:p>
          </table:table-cell>
          <table:table-cell office:value-type="float" office:value="0.97692596912384033" table:style-name="ce1">
            <text:p>0,976925969</text:p>
          </table:table-cell>
          <table:table-cell office:value-type="float" office:value="1.0452075004577637" table:style-name="ce1">
            <text:p>1,0452075</text:p>
          </table:table-cell>
          <table:table-cell office:value-type="float" office:value="0.69279634952545166" table:style-name="ce1">
            <text:p>0,69279635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8.449996948242202" table:style-name="ce1">
            <text:p>78,44999695</text:p>
          </table:table-cell>
          <table:table-cell office:value-type="float" office:value="53.408000000000001" table:style-name="ce1">
            <text:p>53,408</text:p>
          </table:table-cell>
          <table:table-cell office:value-type="float" office:value="140.33235575031878" table:style-name="ce1">
            <text:p>140,3323558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Slovenia</text:p>
          </table:table-cell>
          <table:table-cell office:value-type="float" office:value="25" table:style-name="ce4">
            <text:p>25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33" table:style-name="ce4">
            <text:p>0,33</text:p>
          </table:table-cell>
          <table:table-cell office:value-type="float" office:value="498.86209000000002" table:style-name="ce4">
            <text:p>498,86209</text:p>
          </table:table-cell>
          <table:table-cell office:value-type="float" office:value="15022" table:style-name="ce4">
            <text:p>15022</text:p>
          </table:table-cell>
          <table:table-cell office:value-type="float" office:value="14378" table:style-name="ce4">
            <text:p>14378</text:p>
          </table:table-cell>
          <table:table-cell office:value-type="float" office:value="56" table:style-name="ce4">
            <text:p>56</text:p>
          </table:table-cell>
          <table:table-cell office:value-type="float" office:value="29042.82" table:style-name="ce4">
            <text:p>29042,82</text:p>
          </table:table-cell>
          <table:table-cell office:value-type="float" office:value="19.856379969999999" table:style-name="ce4">
            <text:p>19,85637997</text:p>
          </table:table-cell>
          <table:table-cell office:value-type="float" office:value="705000000" table:style-name="ce6">
            <text:p>7,05E+08</text:p>
          </table:table-cell>
          <table:table-cell office:value-type="float" office:value="8.8800000000000008" table:style-name="ce4">
            <text:p>8,88</text:p>
          </table:table-cell>
          <table:table-cell office:value-type="float" office:value="9.6" table:style-name="ce4">
            <text:p>9,6</text:p>
          </table:table-cell>
          <table:table-cell office:value-type="float" office:value="33537889.489999998" table:style-name="ce4">
            <text:p>33537889,49</text:p>
          </table:table-cell>
          <table:table-cell office:value-type="float" office:value="1" table:style-name="ce4">
            <text:p>1</text:p>
          </table:table-cell>
          <table:table-cell office:value-type="float" office:value="1453938722" table:style-name="ce4">
            <text:p>1453938722</text:p>
          </table:table-cell>
          <table:table-cell office:value-type="float" office:value="1.0183150768280029" table:style-name="ce1">
            <text:p>1,018315077</text:p>
          </table:table-cell>
          <table:table-cell office:value-type="float" office:value="1.0090670585632324" table:style-name="ce1">
            <text:p>1,009067059</text:p>
          </table:table-cell>
          <table:table-cell office:value-type="float" office:value="0.62547534704208374" table:style-name="ce1">
            <text:p>0,625475347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9.160003662109403" table:style-name="ce1">
            <text:p>79,16000366</text:p>
          </table:table-cell>
          <table:table-cell office:value-type="float" office:value="52.716999999999999" table:style-name="ce1">
            <text:p>52,717</text:p>
          </table:table-cell>
          <table:table-cell office:value-type="float" office:value="143.65644857297539" table:style-name="ce1">
            <text:p>143,6564486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Slovenia</text:p>
          </table:table-cell>
          <table:table-cell office:value-type="float" office:value="25.3" table:style-name="ce4">
            <text:p>25,3</text:p>
          </table:table-cell>
          <table:table-cell office:value-type="float" office:value="0.3" table:style-name="ce4">
            <text:p>0,3</text:p>
          </table:table-cell>
          <table:table-cell office:value-type="float" office:value="0.34" table:style-name="ce4">
            <text:p>0,34</text:p>
          </table:table-cell>
          <table:table-cell office:value-type="float" office:value="504.09755999999999" table:style-name="ce4">
            <text:p>504,09756</text:p>
          </table:table-cell>
          <table:table-cell office:value-type="float" office:value="13871" table:style-name="ce4">
            <text:p>13871</text:p>
          </table:table-cell>
          <table:table-cell office:value-type="float" office:value="13384" table:style-name="ce4">
            <text:p>13384</text:p>
          </table:table-cell>
          <table:table-cell office:value-type="float" office:value="62" table:style-name="ce4">
            <text:p>62</text:p>
          </table:table-cell>
          <table:table-cell office:value-type="float" office:value="29973.7" table:style-name="ce4">
            <text:p>29973,7</text:p>
          </table:table-cell>
          <table:table-cell office:value-type="float" office:value="19.722403119999999" table:style-name="ce4">
            <text:p>19,72240312</text:p>
          </table:table-cell>
          <table:table-cell office:value-type="float" office:value="650000000" table:style-name="ce6">
            <text:p>6,50E+08</text:p>
          </table:table-cell>
          <table:table-cell office:value-type="float" office:value="10.14" table:style-name="ce4">
            <text:p>10,14</text:p>
          </table:table-cell>
          <table:table-cell office:value-type="float" office:value="10.1" table:style-name="ce4">
            <text:p>10,1</text:p>
          </table:table-cell>
          <table:table-cell office:value-type="float" office:value="104022716.59999999" table:style-name="ce4">
            <text:p>104022716,6</text:p>
          </table:table-cell>
          <table:table-cell office:value-type="float" office:value="1" table:style-name="ce4">
            <text:p>1</text:p>
          </table:table-cell>
          <table:table-cell office:value-type="float" office:value="2825510540" table:style-name="ce4">
            <text:p>2825510540</text:p>
          </table:table-cell>
          <table:table-cell office:value-type="float" office:value="1.0009866952896118" table:style-name="ce1">
            <text:p>1,000986695</text:p>
          </table:table-cell>
          <table:table-cell office:value-type="float" office:value="0.99451279640197754" table:style-name="ce1">
            <text:p>0,994512796</text:p>
          </table:table-cell>
          <table:table-cell office:value-type="float" office:value="0.62496036291122437" table:style-name="ce1">
            <text:p>0,624960363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9.779998779296903" table:style-name="ce1">
            <text:p>79,77999878</text:p>
          </table:table-cell>
          <table:table-cell office:value-type="float" office:value="51.805999999999997" table:style-name="ce1">
            <text:p>51,806</text:p>
          </table:table-cell>
          <table:table-cell office:value-type="float" office:value="145.16878943240258" table:style-name="ce1">
            <text:p>145,1687894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Slovenia</text:p>
          </table:table-cell>
          <table:table-cell office:value-type="float" office:value="24.8" table:style-name="ce4">
            <text:p>24,8</text:p>
          </table:table-cell>
          <table:table-cell office:value-type="float" office:value="0.3" table:style-name="ce4">
            <text:p>0,3</text:p>
          </table:table-cell>
          <table:table-cell office:value-type="float" office:value="0.34" table:style-name="ce4">
            <text:p>0,34</text:p>
          </table:table-cell>
          <table:table-cell office:value-type="float" office:value="504.09755999999999" table:style-name="ce4">
            <text:p>504,09756</text:p>
          </table:table-cell>
          <table:table-cell office:value-type="float" office:value="13846" table:style-name="ce4">
            <text:p>13846</text:p>
          </table:table-cell>
          <table:table-cell office:value-type="float" office:value="14336" table:style-name="ce4">
            <text:p>14336</text:p>
          </table:table-cell>
          <table:table-cell office:value-type="float" office:value="70" table:style-name="ce4">
            <text:p>70</text:p>
          </table:table-cell>
          <table:table-cell office:value-type="float" office:value="30870.02" table:style-name="ce4">
            <text:p>30870,02</text:p>
          </table:table-cell>
          <table:table-cell office:value-type="float" office:value="19.042147719999999" table:style-name="ce4">
            <text:p>19,04214772</text:p>
          </table:table-cell>
          <table:table-cell office:value-type="float" office:value="889000000" table:style-name="ce6">
            <text:p>8,89E+08</text:p>
          </table:table-cell>
          <table:table-cell office:value-type="float" office:value="9.7200000000000006" table:style-name="ce4">
            <text:p>9,72</text:p>
          </table:table-cell>
          <table:table-cell office:value-type="float" office:value="9.4" table:style-name="ce4">
            <text:p>9,4</text:p>
          </table:table-cell>
          <table:table-cell office:value-type="float" office:value="1019380613" table:style-name="ce4">
            <text:p>1019380613</text:p>
          </table:table-cell>
          <table:table-cell office:value-type="float" office:value="1" table:style-name="ce4">
            <text:p>1</text:p>
          </table:table-cell>
          <table:table-cell office:value-type="float" office:value="3506288764" table:style-name="ce4">
            <text:p>3506288764</text:p>
          </table:table-cell>
          <table:table-cell office:value-type="float" office:value="0.99618834257125854" table:style-name="ce1">
            <text:p>0,996188343</text:p>
          </table:table-cell>
          <table:table-cell office:value-type="float" office:value="0.99971199035644531" table:style-name="ce1">
            <text:p>0,99971199</text:p>
          </table:table-cell>
          <table:table-cell office:value-type="float" office:value="0.65777027606964111" table:style-name="ce1">
            <text:p>0,657770276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80.089996337890597" table:style-name="ce1">
            <text:p>80,08999634</text:p>
          </table:table-cell>
          <table:table-cell office:value-type="float" office:value="52.259" table:style-name="ce1">
            <text:p>52,259</text:p>
          </table:table-cell>
          <table:table-cell office:value-type="float" office:value="146.47170509674629" table:style-name="ce1">
            <text:p>146,4717051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Slovenia</text:p>
          </table:table-cell>
          <table:table-cell office:value-type="float" office:value="24.3" table:style-name="ce4">
            <text:p>24,3</text:p>
          </table:table-cell>
          <table:table-cell office:value-type="float" office:value="0.3" table:style-name="ce4">
            <text:p>0,3</text:p>
          </table:table-cell>
          <table:table-cell office:value-type="float" office:value="0.33" table:style-name="ce4">
            <text:p>0,33</text:p>
          </table:table-cell>
          <table:table-cell office:value-type="float" office:value="509.33303000000001" table:style-name="ce4">
            <text:p>509,33303</text:p>
          </table:table-cell>
          <table:table-cell office:value-type="float" office:value="15420" table:style-name="ce4">
            <text:p>15420</text:p>
          </table:table-cell>
          <table:table-cell office:value-type="float" office:value="14913" table:style-name="ce4">
            <text:p>14913</text:p>
          </table:table-cell>
          <table:table-cell office:value-type="float" office:value="59" table:style-name="ce4">
            <text:p>59</text:p>
          </table:table-cell>
          <table:table-cell office:value-type="float" office:value="31628.25" table:style-name="ce4">
            <text:p>31628,25</text:p>
          </table:table-cell>
          <table:table-cell office:value-type="float" office:value="18.698928769999998" table:style-name="ce4">
            <text:p>18,69892877</text:p>
          </table:table-cell>
          <table:table-cell office:value-type="float" office:value="589000000" table:style-name="ce6">
            <text:p>5,89E+08</text:p>
          </table:table-cell>
          <table:table-cell office:value-type="float" office:value="9" table:style-name="ce4">
            <text:p>9</text:p>
          </table:table-cell>
          <table:table-cell office:value-type="float" office:value="9.5" table:style-name="ce4">
            <text:p>9,5</text:p>
          </table:table-cell>
          <table:table-cell office:value-type="float" office:value="1730147099" table:style-name="ce4">
            <text:p>1730147099</text:p>
          </table:table-cell>
          <table:table-cell office:value-type="float" office:value="1" table:style-name="ce4">
            <text:p>1</text:p>
          </table:table-cell>
          <table:table-cell office:value-type="float" office:value="3463352515" table:style-name="ce4">
            <text:p>3463352515</text:p>
          </table:table-cell>
          <table:table-cell office:value-type="float" office:value="0.93679958581924438" table:style-name="ce1">
            <text:p>0,936799586</text:p>
          </table:table-cell>
          <table:table-cell office:value-type="float" office:value="0.94575625658035278" table:style-name="ce1">
            <text:p>0,945756257</text:p>
          </table:table-cell>
          <table:table-cell office:value-type="float" office:value="0.60988098382949829" table:style-name="ce1">
            <text:p>0,609880984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81.449996948242202" table:style-name="ce1">
            <text:p>81,44999695</text:p>
          </table:table-cell>
          <table:table-cell office:value-type="float" office:value="52.43" table:style-name="ce1">
            <text:p>52,43</text:p>
          </table:table-cell>
          <table:table-cell office:value-type="float" office:value="147.21836771450307" table:style-name="ce1">
            <text:p>147,2183677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Slovenia</text:p>
          </table:table-cell>
          <table:table-cell office:value-type="float" office:value="23.5" table:style-name="ce4">
            <text:p>23,5</text:p>
          </table:table-cell>
          <table:table-cell office:value-type="float" office:value="0.3" table:style-name="ce4">
            <text:p>0,3</text:p>
          </table:table-cell>
          <table:table-cell office:value-type="float" office:value="0.33" table:style-name="ce4">
            <text:p>0,33</text:p>
          </table:table-cell>
          <table:table-cell office:value-type="float" office:value="506.54147" table:style-name="ce4">
            <text:p>506,54147</text:p>
          </table:table-cell>
          <table:table-cell office:value-type="float" office:value="16623" table:style-name="ce4">
            <text:p>16623</text:p>
          </table:table-cell>
          <table:table-cell office:value-type="float" office:value="15572" table:style-name="ce4">
            <text:p>15572</text:p>
          </table:table-cell>
          <table:table-cell office:value-type="float" office:value="56" table:style-name="ce4">
            <text:p>56</text:p>
          </table:table-cell>
          <table:table-cell office:value-type="float" office:value="33936.04" table:style-name="ce4">
            <text:p>33936,04</text:p>
          </table:table-cell>
          <table:table-cell office:value-type="float" office:value="18.07680401" table:style-name="ce4">
            <text:p>18,07680401</text:p>
          </table:table-cell>
          <table:table-cell office:value-type="float" office:value="149000000" table:style-name="ce6">
            <text:p>1,49E+08</text:p>
          </table:table-cell>
          <table:table-cell office:value-type="float" office:value="8.02" table:style-name="ce4">
            <text:p>8,02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446274235" table:style-name="ce4">
            <text:p>1446274235</text:p>
          </table:table-cell>
          <table:table-cell office:value-type="float" office:value="1" table:style-name="ce4">
            <text:p>1</text:p>
          </table:table-cell>
          <table:table-cell office:value-type="float" office:value="3841628577" table:style-name="ce4">
            <text:p>3841628577</text:p>
          </table:table-cell>
          <table:table-cell office:value-type="float" office:value="1.0871233940124512" table:style-name="ce1">
            <text:p>1,087123394</text:p>
          </table:table-cell>
          <table:table-cell office:value-type="float" office:value="1.0505995750427246" table:style-name="ce1">
            <text:p>1,050599575</text:p>
          </table:table-cell>
          <table:table-cell office:value-type="float" office:value="0.62782955169677734" table:style-name="ce1">
            <text:p>0,62782955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81.870002746582003" table:style-name="ce1">
            <text:p>81,87000275</text:p>
          </table:table-cell>
          <table:table-cell office:value-type="float" office:value="52.295999999999999" table:style-name="ce1">
            <text:p>52,296</text:p>
          </table:table-cell>
          <table:table-cell office:value-type="float" office:value="148.23844808038754" table:style-name="ce1">
            <text:p>148,2384481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Slovenia</text:p>
          </table:table-cell>
          <table:table-cell office:value-type="float" office:value="22.8" table:style-name="ce4">
            <text:p>22,8</text:p>
          </table:table-cell>
          <table:table-cell office:value-type="float" office:value="0.3" table:style-name="ce4">
            <text:p>0,3</text:p>
          </table:table-cell>
          <table:table-cell office:value-type="float" office:value="0.33" table:style-name="ce4">
            <text:p>0,33</text:p>
          </table:table-cell>
          <table:table-cell office:value-type="float" office:value="506.54147" table:style-name="ce4">
            <text:p>506,54147</text:p>
          </table:table-cell>
          <table:table-cell office:value-type="float" office:value="18808" table:style-name="ce4">
            <text:p>18808</text:p>
          </table:table-cell>
          <table:table-cell office:value-type="float" office:value="17555" table:style-name="ce4">
            <text:p>17555</text:p>
          </table:table-cell>
          <table:table-cell office:value-type="float" office:value="48" table:style-name="ce4">
            <text:p>48</text:p>
          </table:table-cell>
          <table:table-cell office:value-type="float" office:value="36507.550000000003" table:style-name="ce4">
            <text:p>36507,55</text:p>
          </table:table-cell>
          <table:table-cell office:value-type="float" office:value="17.62779549" table:style-name="ce4">
            <text:p>17,62779549</text:p>
          </table:table-cell>
          <table:table-cell office:value-type="float" office:value="214000000" table:style-name="ce6">
            <text:p>2,14E+08</text:p>
          </table:table-cell>
          <table:table-cell office:value-type="float" office:value="6.57" table:style-name="ce4">
            <text:p>6,57</text:p>
          </table:table-cell>
          <table:table-cell office:value-type="float" office:value="7.8" table:style-name="ce4">
            <text:p>7,8</text:p>
          </table:table-cell>
          <table:table-cell office:value-type="float" office:value="1196228605" table:style-name="ce4">
            <text:p>1196228605</text:p>
          </table:table-cell>
          <table:table-cell office:value-type="float" office:value="1" table:style-name="ce4">
            <text:p>1</text:p>
          </table:table-cell>
          <table:table-cell office:value-type="float" office:value="4384568564" table:style-name="ce4">
            <text:p>4384568564</text:p>
          </table:table-cell>
          <table:table-cell office:value-type="float" office:value="1.1292372941970825" table:style-name="ce1">
            <text:p>1,129237294</text:p>
          </table:table-cell>
          <table:table-cell office:value-type="float" office:value="0.99327933788299561" table:style-name="ce1">
            <text:p>0,993279338</text:p>
          </table:table-cell>
          <table:table-cell office:value-type="float" office:value="0.56462597846984863" table:style-name="ce1">
            <text:p>0,564625978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82.559997558593807" table:style-name="ce1">
            <text:p>82,55999756</text:p>
          </table:table-cell>
          <table:table-cell office:value-type="float" office:value="54.707999999999998" table:style-name="ce1">
            <text:p>54,708</text:p>
          </table:table-cell>
          <table:table-cell office:value-type="float" office:value="158.70213584467018" table:style-name="ce1">
            <text:p>158,7021358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Slovenia</text:p>
          </table:table-cell>
          <table:table-cell office:value-type="float" office:value="22.9" table:style-name="ce4">
            <text:p>22,9</text:p>
          </table:table-cell>
          <table:table-cell office:value-type="float" office:value="0.3" table:style-name="ce4">
            <text:p>0,3</text:p>
          </table:table-cell>
          <table:table-cell office:value-type="float" office:value="0.32" table:style-name="ce4">
            <text:p>0,32</text:p>
          </table:table-cell>
          <table:table-cell office:value-type="float" office:value="503.74990000000003" table:style-name="ce4">
            <text:p>503,7499</text:p>
          </table:table-cell>
          <table:table-cell office:value-type="float" office:value="28455" table:style-name="ce4">
            <text:p>28455</text:p>
          </table:table-cell>
          <table:table-cell office:value-type="float" office:value="13527" table:style-name="ce4">
            <text:p>13527</text:p>
          </table:table-cell>
          <table:table-cell office:value-type="float" office:value="35" table:style-name="ce4">
            <text:p>35</text:p>
          </table:table-cell>
          <table:table-cell office:value-type="float" office:value="38971.82" table:style-name="ce4">
            <text:p>38971,82</text:p>
          </table:table-cell>
          <table:table-cell office:value-type="float" office:value="17.066997560000001" table:style-name="ce4">
            <text:p>17,06699756</text:p>
          </table:table-cell>
          <table:table-cell office:value-type="float" office:value="618000000" table:style-name="ce6">
            <text:p>6,18E+08</text:p>
          </table:table-cell>
          <table:table-cell office:value-type="float" office:value="5.13" table:style-name="ce4">
            <text:p>5,13</text:p>
          </table:table-cell>
          <table:table-cell office:value-type="float" office:value="6.8" table:style-name="ce4">
            <text:p>6,8</text:p>
          </table:table-cell>
          <table:table-cell office:value-type="float" office:value="1538137615" table:style-name="ce4">
            <text:p>1538137615</text:p>
          </table:table-cell>
          <table:table-cell office:value-type="float" office:value="1" table:style-name="ce4">
            <text:p>1</text:p>
          </table:table-cell>
          <table:table-cell office:value-type="float" office:value="4599383028" table:style-name="ce4">
            <text:p>4599383028</text:p>
          </table:table-cell>
          <table:table-cell office:value-type="float" office:value="1.0822386741638184" table:style-name="ce1">
            <text:p>1,082238674</text:p>
          </table:table-cell>
          <table:table-cell office:value-type="float" office:value="1.0244784355163574" table:style-name="ce1">
            <text:p>1,024478436</text:p>
          </table:table-cell>
          <table:table-cell office:value-type="float" office:value="0.64229732751846313" table:style-name="ce1">
            <text:p>0,642297328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82.778425841131394" table:style-name="ce1">
            <text:p>82,77842584</text:p>
          </table:table-cell>
          <table:table-cell office:value-type="float" office:value="55.935000000000002" table:style-name="ce1">
            <text:p>55,935</text:p>
          </table:table-cell>
          <table:table-cell office:value-type="float" office:value="162.61349397585062" table:style-name="ce1">
            <text:p>162,613494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Slovenia</text:p>
          </table:table-cell>
          <table:table-cell office:value-type="float" office:value="22.4" table:style-name="ce4">
            <text:p>22,4</text:p>
          </table:table-cell>
          <table:table-cell office:value-type="float" office:value="0.3" table:style-name="ce4">
            <text:p>0,3</text:p>
          </table:table-cell>
          <table:table-cell office:value-type="float" office:value="0.32" table:style-name="ce4">
            <text:p>0,32</text:p>
          </table:table-cell>
          <table:table-cell office:value-type="float" office:value="494.04660000000001" table:style-name="ce4">
            <text:p>494,0466</text:p>
          </table:table-cell>
          <table:table-cell office:value-type="float" office:value="31319" table:style-name="ce4">
            <text:p>31319</text:p>
          </table:table-cell>
          <table:table-cell office:value-type="float" office:value="15106" table:style-name="ce4">
            <text:p>15106</text:p>
          </table:table-cell>
          <table:table-cell office:value-type="float" office:value="35" table:style-name="ce4">
            <text:p>35</text:p>
          </table:table-cell>
          <table:table-cell office:value-type="float" office:value="42747.96" table:style-name="ce4">
            <text:p>42747,96</text:p>
          </table:table-cell>
          <table:table-cell office:value-type="float" office:value="16.844025500000001" table:style-name="ce4">
            <text:p>16,8440255</text:p>
          </table:table-cell>
          <table:table-cell office:value-type="float" office:value="610000000" table:style-name="ce6">
            <text:p>6,10E+08</text:p>
          </table:table-cell>
          <table:table-cell office:value-type="float" office:value="4.45" table:style-name="ce4">
            <text:p>4,45</text:p>
          </table:table-cell>
          <table:table-cell office:value-type="float" office:value="6.9" table:style-name="ce4">
            <text:p>6,9</text:p>
          </table:table-cell>
          <table:table-cell office:value-type="float" office:value="2151537534" table:style-name="ce4">
            <text:p>2151537534</text:p>
          </table:table-cell>
          <table:table-cell office:value-type="float" office:value="1" table:style-name="ce4">
            <text:p>1</text:p>
          </table:table-cell>
          <table:table-cell office:value-type="float" office:value="4707361504" table:style-name="ce4">
            <text:p>4707361504</text:p>
          </table:table-cell>
          <table:table-cell office:value-type="float" office:value="1.041784405708313" table:style-name="ce1">
            <text:p>1,041784406</text:p>
          </table:table-cell>
          <table:table-cell office:value-type="float" office:value="1.08500075340271" table:style-name="ce1">
            <text:p>1,085000753</text:p>
          </table:table-cell>
          <table:table-cell office:value-type="float" office:value="0.99702233076095581" table:style-name="ce1">
            <text:p>0,997022331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82.940002441406193" table:style-name="ce1">
            <text:p>82,94000244</text:p>
          </table:table-cell>
          <table:table-cell office:value-type="float" office:value="55.786999999999999" table:style-name="ce1">
            <text:p>55,787</text:p>
          </table:table-cell>
          <table:table-cell office:value-type="float" office:value="160.04427568524875" table:style-name="ce1">
            <text:p>160,0442757</text:p>
          </table:table-cell>
          <table:table-cell table:number-columns-repeated="16359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Ukraine</text:p>
          </table:table-cell>
          <table:table-cell table:style-name="ce5"/>
          <table:table-cell office:value-type="float" office:value="0.34" table:style-name="ce4">
            <text:p>0,34</text:p>
          </table:table-cell>
          <table:table-cell office:value-type="float" office:value="0.38" table:style-name="ce4">
            <text:p>0,38</text:p>
          </table:table-cell>
          <table:table-cell office:value-type="float" office:value="454.48" table:style-name="ce4">
            <text:p>454,48</text:p>
          </table:table-cell>
          <table:table-cell office:value-type="float" office:value="53712" table:style-name="ce4">
            <text:p>53712</text:p>
          </table:table-cell>
          <table:table-cell office:value-type="float" office:value="100325" table:style-name="ce4">
            <text:p>100325</text:p>
          </table:table-cell>
          <table:table-cell office:value-type="float" office:value="58" table:style-name="ce4">
            <text:p>58</text:p>
          </table:table-cell>
          <table:table-cell office:value-type="float" office:value="4260.277" table:style-name="ce4">
            <text:p>4260,277</text:p>
          </table:table-cell>
          <table:table-cell office:value-type="float" office:value="11.69" table:style-name="ce4">
            <text:p>11,69</text:p>
          </table:table-cell>
          <table:table-cell office:value-type="float" office:value="0" table:style-name="ce4">
            <text:p>0</text:p>
          </table:table-cell>
          <table:table-cell office:value-type="float" office:value="11.707000000000001" table:style-name="ce4">
            <text:p>11,707</text:p>
          </table:table-cell>
          <table:table-cell office:value-type="float" office:value="25.133330000000001" table:style-name="ce4">
            <text:p>25,13333</text:p>
          </table:table-cell>
          <table:table-cell office:value-type="float" office:value="595000000" table:style-name="ce4">
            <text:p>595000000</text:p>
          </table:table-cell>
          <table:table-cell office:value-type="float" office:value="0" table:style-name="ce4">
            <text:p>0</text:p>
          </table:table-cell>
          <table:table-cell office:value-type="float" office:value="1436000000" table:style-name="ce4">
            <text:p>1436000000</text:p>
          </table:table-cell>
          <table:table-cell office:value-type="float" office:value="-0.67598515748977661" table:style-name="ce1">
            <text:p>-0,675985157</text:p>
          </table:table-cell>
          <table:table-cell office:value-type="float" office:value="-1.0937200784683228" table:style-name="ce1">
            <text:p>-1,093720078</text:p>
          </table:table-cell>
          <table:table-cell office:value-type="float" office:value="-0.40550500154495239" table:style-name="ce1">
            <text:p>-0,405505002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78.630001068115206" table:style-name="ce1">
            <text:p>78,63000107</text:p>
          </table:table-cell>
          <table:table-cell office:value-type="float" office:value="50.51" table:style-name="ce1">
            <text:p>50,51</text:p>
          </table:table-cell>
          <table:table-cell office:value-type="float" office:value="115.73571493459302" table:style-name="ce1">
            <text:p>115,7357149</text:p>
          </table:table-cell>
          <table:table-cell table:number-columns-repeated="16359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Ukraine</text:p>
          </table:table-cell>
          <table:table-cell table:style-name="ce5"/>
          <table:table-cell office:value-type="float" office:value="0.37" table:style-name="ce4">
            <text:p>0,37</text:p>
          </table:table-cell>
          <table:table-cell office:value-type="float" office:value="0.41" table:style-name="ce4">
            <text:p>0,41</text:p>
          </table:table-cell>
          <table:table-cell office:value-type="float" office:value="459.23" table:style-name="ce4">
            <text:p>459,23</text:p>
          </table:table-cell>
          <table:table-cell office:value-type="float" office:value="45765" table:style-name="ce4">
            <text:p>45765</text:p>
          </table:table-cell>
          <table:table-cell office:value-type="float" office:value="88804" table:style-name="ce4">
            <text:p>88804</text:p>
          </table:table-cell>
          <table:table-cell office:value-type="float" office:value="56" table:style-name="ce4">
            <text:p>56</text:p>
          </table:table-cell>
          <table:table-cell office:value-type="float" office:value="4789.6819999999998" table:style-name="ce4">
            <text:p>4789,682</text:p>
          </table:table-cell>
          <table:table-cell office:value-type="float" office:value="10.48" table:style-name="ce4">
            <text:p>10,48</text:p>
          </table:table-cell>
          <table:table-cell office:value-type="float" office:value="0" table:style-name="ce4">
            <text:p>0</text:p>
          </table:table-cell>
          <table:table-cell office:value-type="float" office:value="11.061" table:style-name="ce4">
            <text:p>11,061</text:p>
          </table:table-cell>
          <table:table-cell office:value-type="float" office:value="24.266670000000001" table:style-name="ce4">
            <text:p>24,26667</text:p>
          </table:table-cell>
          <table:table-cell office:value-type="float" office:value="792000000" table:style-name="ce4">
            <text:p>792000000</text:p>
          </table:table-cell>
          <table:table-cell office:value-type="float" office:value="0" table:style-name="ce4">
            <text:p>0</text:p>
          </table:table-cell>
          <table:table-cell office:value-type="float" office:value="535000000" table:style-name="ce4">
            <text:p>535000000</text:p>
          </table:table-cell>
          <table:table-cell office:value-type="float" office:value="-0.68574526906013489" table:style-name="ce1">
            <text:p>-0,685745269</text:p>
          </table:table-cell>
          <table:table-cell office:value-type="float" office:value="-0.96885779500007629" table:style-name="ce1">
            <text:p>-0,968857795</text:p>
          </table:table-cell>
          <table:table-cell office:value-type="float" office:value="-0.5148792564868927" table:style-name="ce1">
            <text:p>-0,514879256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74.319999694824205" table:style-name="ce1">
            <text:p>74,31999969</text:p>
          </table:table-cell>
          <table:table-cell office:value-type="float" office:value="50.673000000000002" table:style-name="ce1">
            <text:p>50,673</text:p>
          </table:table-cell>
          <table:table-cell office:value-type="float" office:value="99.926127619273117" table:style-name="ce1">
            <text:p>99,92612762</text:p>
          </table:table-cell>
          <table:table-cell table:number-columns-repeated="16359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Ukraine</text:p>
          </table:table-cell>
          <table:table-cell table:style-name="ce5"/>
          <table:table-cell office:value-type="float" office:value="0.37" table:style-name="ce4">
            <text:p>0,37</text:p>
          </table:table-cell>
          <table:table-cell office:value-type="float" office:value="0.4" table:style-name="ce4">
            <text:p>0,4</text:p>
          </table:table-cell>
          <table:table-cell office:value-type="float" office:value="459.23" table:style-name="ce4">
            <text:p>459,23</text:p>
          </table:table-cell>
          <table:table-cell office:value-type="float" office:value="42473" table:style-name="ce4">
            <text:p>42473</text:p>
          </table:table-cell>
          <table:table-cell office:value-type="float" office:value="76264" table:style-name="ce4">
            <text:p>76264</text:p>
          </table:table-cell>
          <table:table-cell office:value-type="float" office:value="69" table:style-name="ce4">
            <text:p>69</text:p>
          </table:table-cell>
          <table:table-cell office:value-type="float" office:value="5172.96" table:style-name="ce4">
            <text:p>5172,96</text:p>
          </table:table-cell>
          <table:table-cell office:value-type="float" office:value="11.9" table:style-name="ce4">
            <text:p>11,9</text:p>
          </table:table-cell>
          <table:table-cell office:value-type="float" office:value="0" table:style-name="ce4">
            <text:p>0</text:p>
          </table:table-cell>
          <table:table-cell office:value-type="float" office:value="10.135999999999999" table:style-name="ce4">
            <text:p>10,136</text:p>
          </table:table-cell>
          <table:table-cell office:value-type="float" office:value="23.4" table:style-name="ce4">
            <text:p>23,4</text:p>
          </table:table-cell>
          <table:table-cell office:value-type="float" office:value="693000000" table:style-name="ce4">
            <text:p>693000000</text:p>
          </table:table-cell>
          <table:table-cell office:value-type="float" office:value="0" table:style-name="ce4">
            <text:p>0</text:p>
          </table:table-cell>
          <table:table-cell office:value-type="float" office:value="1864000000" table:style-name="ce4">
            <text:p>1864000000</text:p>
          </table:table-cell>
          <table:table-cell office:value-type="float" office:value="-0.69550538063049316" table:style-name="ce1">
            <text:p>-0,695505381</text:p>
          </table:table-cell>
          <table:table-cell office:value-type="float" office:value="-0.84399551153182983" table:style-name="ce1">
            <text:p>-0,843995512</text:p>
          </table:table-cell>
          <table:table-cell office:value-type="float" office:value="-0.62425351142883301" table:style-name="ce1">
            <text:p>-0,624253511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0.991" table:style-name="ce1">
            <text:p>50,991</text:p>
          </table:table-cell>
          <table:table-cell office:value-type="float" office:value="95.994669810111986" table:style-name="ce1">
            <text:p>95,99466981</text:p>
          </table:table-cell>
          <table:table-cell table:number-columns-repeated="16359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Ukraine</text:p>
          </table:table-cell>
          <table:table-cell table:style-name="ce5"/>
          <table:table-cell office:value-type="float" office:value="0.38" table:style-name="ce4">
            <text:p>0,38</text:p>
          </table:table-cell>
          <table:table-cell office:value-type="float" office:value="0.41" table:style-name="ce4">
            <text:p>0,41</text:p>
          </table:table-cell>
          <table:table-cell office:value-type="float" office:value="463.98" table:style-name="ce4">
            <text:p>463,98</text:p>
          </table:table-cell>
          <table:table-cell office:value-type="float" office:value="39489" table:style-name="ce4">
            <text:p>39489</text:p>
          </table:table-cell>
          <table:table-cell office:value-type="float" office:value="63699" table:style-name="ce4">
            <text:p>63699</text:p>
          </table:table-cell>
          <table:table-cell office:value-type="float" office:value="77" table:style-name="ce4">
            <text:p>77</text:p>
          </table:table-cell>
          <table:table-cell office:value-type="float" office:value="5824.125" table:style-name="ce4">
            <text:p>5824,125</text:p>
          </table:table-cell>
          <table:table-cell office:value-type="float" office:value="12.8" table:style-name="ce4">
            <text:p>12,8</text:p>
          </table:table-cell>
          <table:table-cell office:value-type="float" office:value="0" table:style-name="ce4">
            <text:p>0</text:p>
          </table:table-cell>
          <table:table-cell office:value-type="float" office:value="9.0570000000000004" table:style-name="ce4">
            <text:p>9,057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424000000" table:style-name="ce4">
            <text:p>1424000000</text:p>
          </table:table-cell>
          <table:table-cell office:value-type="float" office:value="0" table:style-name="ce4">
            <text:p>0</text:p>
          </table:table-cell>
          <table:table-cell office:value-type="float" office:value="1298000000" table:style-name="ce4">
            <text:p>1298000000</text:p>
          </table:table-cell>
          <table:table-cell office:value-type="float" office:value="-0.67391085624694824" table:style-name="ce1">
            <text:p>-0,673910856</text:p>
          </table:table-cell>
          <table:table-cell office:value-type="float" office:value="-0.82321757078170776" table:style-name="ce1">
            <text:p>-0,823217571</text:p>
          </table:table-cell>
          <table:table-cell office:value-type="float" office:value="-0.55505651235580444" table:style-name="ce1">
            <text:p>-0,555056512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1.392000000000003" table:style-name="ce1">
            <text:p>51,392</text:p>
          </table:table-cell>
          <table:table-cell office:value-type="float" office:value="102.59018225739575" table:style-name="ce1">
            <text:p>102,5901823</text:p>
          </table:table-cell>
          <table:table-cell table:number-columns-repeated="1635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Ukraine</text:p>
          </table:table-cell>
          <table:table-cell office:value-type="float" office:value="29.3" table:style-name="ce4">
            <text:p>29,3</text:p>
          </table:table-cell>
          <table:table-cell office:value-type="float" office:value="0.39" table:style-name="ce4">
            <text:p>0,39</text:p>
          </table:table-cell>
          <table:table-cell office:value-type="float" office:value="0.43" table:style-name="ce4">
            <text:p>0,43</text:p>
          </table:table-cell>
          <table:table-cell office:value-type="float" office:value="461.78370000000001" table:style-name="ce4">
            <text:p>461,7837</text:p>
          </table:table-cell>
          <table:table-cell office:value-type="float" office:value="38567" table:style-name="ce4">
            <text:p>38567</text:p>
          </table:table-cell>
          <table:table-cell office:value-type="float" office:value="46182" table:style-name="ce4">
            <text:p>46182</text:p>
          </table:table-cell>
          <table:table-cell office:value-type="float" office:value="84" table:style-name="ce4">
            <text:p>84</text:p>
          </table:table-cell>
          <table:table-cell office:value-type="float" office:value="6736.7950000000001" table:style-name="ce4">
            <text:p>6736,795</text:p>
          </table:table-cell>
          <table:table-cell office:value-type="float" office:value="11.84" table:style-name="ce4">
            <text:p>11,84</text:p>
          </table:table-cell>
          <table:table-cell office:value-type="float" office:value="0" table:style-name="ce4">
            <text:p>0</text:p>
          </table:table-cell>
          <table:table-cell office:value-type="float" office:value="8.59" table:style-name="ce4">
            <text:p>8,59</text:p>
          </table:table-cell>
          <table:table-cell office:value-type="float" office:value="19.2" table:style-name="ce4">
            <text:p>19,2</text:p>
          </table:table-cell>
          <table:table-cell office:value-type="float" office:value="1715000000" table:style-name="ce4">
            <text:p>1715000000</text:p>
          </table:table-cell>
          <table:table-cell office:value-type="float" office:value="0" table:style-name="ce4">
            <text:p>0</text:p>
          </table:table-cell>
          <table:table-cell office:value-type="float" office:value="4980000000" table:style-name="ce4">
            <text:p>4980000000</text:p>
          </table:table-cell>
          <table:table-cell office:value-type="float" office:value="-0.66646319627761841" table:style-name="ce1">
            <text:p>-0,666463196</text:p>
          </table:table-cell>
          <table:table-cell office:value-type="float" office:value="-0.77508807182312012" table:style-name="ce1">
            <text:p>-0,775088072</text:p>
          </table:table-cell>
          <table:table-cell office:value-type="float" office:value="-0.34787961840629578" table:style-name="ce1">
            <text:p>-0,347879618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1.442999999999998" table:style-name="ce1">
            <text:p>51,443</text:p>
          </table:table-cell>
          <table:table-cell office:value-type="float" office:value="109.9817085449623" table:style-name="ce1">
            <text:p>109,9817085</text:p>
          </table:table-cell>
          <table:table-cell table:number-columns-repeated="16359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Ukraine</text:p>
          </table:table-cell>
          <table:table-cell office:value-type="float" office:value="29.1" table:style-name="ce4">
            <text:p>29,1</text:p>
          </table:table-cell>
          <table:table-cell office:value-type="float" office:value="0.36" table:style-name="ce4">
            <text:p>0,36</text:p>
          </table:table-cell>
          <table:table-cell office:value-type="float" office:value="0.39" table:style-name="ce4">
            <text:p>0,39</text:p>
          </table:table-cell>
          <table:table-cell office:value-type="float" office:value="461.78370000000001" table:style-name="ce4">
            <text:p>461,7837</text:p>
          </table:table-cell>
          <table:table-cell office:value-type="float" office:value="39580" table:style-name="ce4">
            <text:p>39580</text:p>
          </table:table-cell>
          <table:table-cell office:value-type="float" office:value="34997" table:style-name="ce4">
            <text:p>34997</text:p>
          </table:table-cell>
          <table:table-cell office:value-type="float" office:value="76" table:style-name="ce4">
            <text:p>76</text:p>
          </table:table-cell>
          <table:table-cell office:value-type="float" office:value="7214.1120000000001" table:style-name="ce4">
            <text:p>7214,112</text:p>
          </table:table-cell>
          <table:table-cell office:value-type="float" office:value="14.032020019999999" table:style-name="ce4">
            <text:p>14,03202002</text:p>
          </table:table-cell>
          <table:table-cell office:value-type="float" office:value="0" table:style-name="ce4">
            <text:p>0</text:p>
          </table:table-cell>
          <table:table-cell office:value-type="float" office:value="7.18" table:style-name="ce4">
            <text:p>7,18</text:p>
          </table:table-cell>
          <table:table-cell office:value-type="float" office:value="17.5" table:style-name="ce4">
            <text:p>17,5</text:p>
          </table:table-cell>
          <table:table-cell office:value-type="float" office:value="7808000000" table:style-name="ce4">
            <text:p>7808000000</text:p>
          </table:table-cell>
          <table:table-cell office:value-type="float" office:value="0" table:style-name="ce4">
            <text:p>0</text:p>
          </table:table-cell>
          <table:table-cell office:value-type="float" office:value="674000000" table:style-name="ce4">
            <text:p>674000000</text:p>
          </table:table-cell>
          <table:table-cell office:value-type="float" office:value="-0.67129021883010864" table:style-name="ce1">
            <text:p>-0,671290219</text:p>
          </table:table-cell>
          <table:table-cell office:value-type="float" office:value="-0.80454468727111816" table:style-name="ce1">
            <text:p>-0,804544687</text:p>
          </table:table-cell>
          <table:table-cell office:value-type="float" office:value="-0.51085007190704346" table:style-name="ce1">
            <text:p>-0,510850072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2.02" table:style-name="ce1">
            <text:p>52,02</text:p>
          </table:table-cell>
          <table:table-cell office:value-type="float" office:value="94.647570108784791" table:style-name="ce1">
            <text:p>94,64757011</text:p>
          </table:table-cell>
          <table:table-cell table:number-columns-repeated="1635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Ukraine</text:p>
          </table:table-cell>
          <table:table-cell office:value-type="float" office:value="28.7" table:style-name="ce4">
            <text:p>28,7</text:p>
          </table:table-cell>
          <table:table-cell office:value-type="float" office:value="0.38" table:style-name="ce4">
            <text:p>0,38</text:p>
          </table:table-cell>
          <table:table-cell office:value-type="float" office:value="0.41" table:style-name="ce4">
            <text:p>0,41</text:p>
          </table:table-cell>
          <table:table-cell office:value-type="float" office:value="459.59037999999998" table:style-name="ce4">
            <text:p>459,59038</text:p>
          </table:table-cell>
          <table:table-cell office:value-type="float" office:value="44227" table:style-name="ce4">
            <text:p>44227</text:p>
          </table:table-cell>
          <table:table-cell office:value-type="float" office:value="29982" table:style-name="ce4">
            <text:p>29982</text:p>
          </table:table-cell>
          <table:table-cell office:value-type="float" office:value="78" table:style-name="ce4">
            <text:p>78</text:p>
          </table:table-cell>
          <table:table-cell office:value-type="float" office:value="8054.04" table:style-name="ce4">
            <text:p>8054,04</text:p>
          </table:table-cell>
          <table:table-cell office:value-type="float" office:value="17.646449650000001" table:style-name="ce4">
            <text:p>17,64644965</text:p>
          </table:table-cell>
          <table:table-cell office:value-type="float" office:value="0" table:style-name="ce4">
            <text:p>0</text:p>
          </table:table-cell>
          <table:table-cell office:value-type="float" office:value="6.81" table:style-name="ce4">
            <text:p>6,81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5604000000" table:style-name="ce4">
            <text:p>5604000000</text:p>
          </table:table-cell>
          <table:table-cell office:value-type="float" office:value="0" table:style-name="ce4">
            <text:p>0</text:p>
          </table:table-cell>
          <table:table-cell office:value-type="float" office:value="-3070000000" table:style-name="ce4">
            <text:p>-3070000000</text:p>
          </table:table-cell>
          <table:table-cell office:value-type="float" office:value="-0.52342820167541504" table:style-name="ce1">
            <text:p>-0,523428202</text:p>
          </table:table-cell>
          <table:table-cell office:value-type="float" office:value="-0.82137030363082886" table:style-name="ce1">
            <text:p>-0,821370304</text:p>
          </table:table-cell>
          <table:table-cell office:value-type="float" office:value="-0.48663100600242615" table:style-name="ce1">
            <text:p>-0,486631006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2.009" table:style-name="ce1">
            <text:p>52,009</text:p>
          </table:table-cell>
          <table:table-cell office:value-type="float" office:value="89.181052639030966" table:style-name="ce1">
            <text:p>89,18105264</text:p>
          </table:table-cell>
          <table:table-cell table:number-columns-repeated="16359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Ukraine</text:p>
          </table:table-cell>
          <table:table-cell office:value-type="float" office:value="28.2" table:style-name="ce4">
            <text:p>28,2</text:p>
          </table:table-cell>
          <table:table-cell office:value-type="float" office:value="0.37" table:style-name="ce4">
            <text:p>0,37</text:p>
          </table:table-cell>
          <table:table-cell office:value-type="float" office:value="0.41" table:style-name="ce4">
            <text:p>0,41</text:p>
          </table:table-cell>
          <table:table-cell office:value-type="float" office:value="461.13776000000001" table:style-name="ce4">
            <text:p>461,13776</text:p>
          </table:table-cell>
          <table:table-cell office:value-type="float" office:value="46507" table:style-name="ce4">
            <text:p>46507</text:p>
          </table:table-cell>
          <table:table-cell office:value-type="float" office:value="29669" table:style-name="ce4">
            <text:p>29669</text:p>
          </table:table-cell>
          <table:table-cell office:value-type="float" office:value="73" table:style-name="ce4">
            <text:p>73</text:p>
          </table:table-cell>
          <table:table-cell office:value-type="float" office:value="9004.8799999999992" table:style-name="ce4">
            <text:p>9004,88</text:p>
          </table:table-cell>
          <table:table-cell office:value-type="float" office:value="15.04054839" table:style-name="ce4">
            <text:p>15,04054839</text:p>
          </table:table-cell>
          <table:table-cell office:value-type="float" office:value="0" table:style-name="ce4">
            <text:p>0</text:p>
          </table:table-cell>
          <table:table-cell office:value-type="float" office:value="6.351" table:style-name="ce4">
            <text:p>6,351</text:p>
          </table:table-cell>
          <table:table-cell office:value-type="float" office:value="15" table:style-name="ce4">
            <text:p>15</text:p>
          </table:table-cell>
          <table:table-cell office:value-type="float" office:value="10193000000" table:style-name="ce4">
            <text:p>10193000000</text:p>
          </table:table-cell>
          <table:table-cell office:value-type="float" office:value="0" table:style-name="ce4">
            <text:p>0</text:p>
          </table:table-cell>
          <table:table-cell office:value-type="float" office:value="-8131000000" table:style-name="ce4">
            <text:p>-8131000000</text:p>
          </table:table-cell>
          <table:table-cell office:value-type="float" office:value="-0.72481530904769897" table:style-name="ce1">
            <text:p>-0,724815309</text:p>
          </table:table-cell>
          <table:table-cell office:value-type="float" office:value="-0.74635988473892212" table:style-name="ce1">
            <text:p>-0,746359885</text:p>
          </table:table-cell>
          <table:table-cell office:value-type="float" office:value="-0.40971726179122925" table:style-name="ce1">
            <text:p>-0,409717262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2.667999999999999" table:style-name="ce1">
            <text:p>52,668</text:p>
          </table:table-cell>
          <table:table-cell office:value-type="float" office:value="88.046560671862565" table:style-name="ce1">
            <text:p>88,04656067</text:p>
          </table:table-cell>
          <table:table-cell table:number-columns-repeated="1635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Ukraine</text:p>
          </table:table-cell>
          <table:table-cell office:value-type="float" office:value="27.7" table:style-name="ce4">
            <text:p>27,7</text:p>
          </table:table-cell>
          <table:table-cell office:value-type="float" office:value="0.36" table:style-name="ce4">
            <text:p>0,36</text:p>
          </table:table-cell>
          <table:table-cell office:value-type="float" office:value="0.4" table:style-name="ce4">
            <text:p>0,4</text:p>
          </table:table-cell>
          <table:table-cell office:value-type="float" office:value="461.13776000000001" table:style-name="ce4">
            <text:p>461,13776</text:p>
          </table:table-cell>
          <table:table-cell office:value-type="float" office:value="37323" table:style-name="ce4">
            <text:p>37323</text:p>
          </table:table-cell>
          <table:table-cell office:value-type="float" office:value="22402" table:style-name="ce4">
            <text:p>22402</text:p>
          </table:table-cell>
          <table:table-cell office:value-type="float" office:value="72" table:style-name="ce4">
            <text:p>72</text:p>
          </table:table-cell>
          <table:table-cell office:value-type="float" office:value="9434.4359999999997" table:style-name="ce4">
            <text:p>9434,436</text:p>
          </table:table-cell>
          <table:table-cell office:value-type="float" office:value="16.629462520000001" table:style-name="ce4">
            <text:p>16,62946252</text:p>
          </table:table-cell>
          <table:table-cell office:value-type="float" office:value="0" table:style-name="ce4">
            <text:p>0</text:p>
          </table:table-cell>
          <table:table-cell office:value-type="float" office:value="6.3630000000000004" table:style-name="ce4">
            <text:p>6,363</text:p>
          </table:table-cell>
          <table:table-cell office:value-type="float" office:value="12.9" table:style-name="ce4">
            <text:p>12,9</text:p>
          </table:table-cell>
          <table:table-cell office:value-type="float" office:value="10700000000" table:style-name="ce4">
            <text:p>10700000000</text:p>
          </table:table-cell>
          <table:table-cell office:value-type="float" office:value="0" table:style-name="ce4">
            <text:p>0</text:p>
          </table:table-cell>
          <table:table-cell office:value-type="float" office:value="-14368000000" table:style-name="ce4">
            <text:p>-14368000000</text:p>
          </table:table-cell>
          <table:table-cell office:value-type="float" office:value="-0.7874610424041748" table:style-name="ce1">
            <text:p>-0,787461042</text:p>
          </table:table-cell>
          <table:table-cell office:value-type="float" office:value="-0.70301556587219238" table:style-name="ce1">
            <text:p>-0,703015566</text:p>
          </table:table-cell>
          <table:table-cell office:value-type="float" office:value="-0.51611059904098511" table:style-name="ce1">
            <text:p>-0,516110599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2.667999999999999" table:style-name="ce1">
            <text:p>52,668</text:p>
          </table:table-cell>
          <table:table-cell office:value-type="float" office:value="94.171892141753446" table:style-name="ce1">
            <text:p>94,17189214</text:p>
          </table:table-cell>
          <table:table-cell table:number-columns-repeated="16359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Ukraine</text:p>
          </table:table-cell>
          <table:table-cell office:value-type="float" office:value="27.3" table:style-name="ce4">
            <text:p>27,3</text:p>
          </table:table-cell>
          <table:table-cell office:value-type="float" office:value="0.33" table:style-name="ce4">
            <text:p>0,33</text:p>
          </table:table-cell>
          <table:table-cell office:value-type="float" office:value="0.36" table:style-name="ce4">
            <text:p>0,36</text:p>
          </table:table-cell>
          <table:table-cell office:value-type="float" office:value="462.68513000000002" table:style-name="ce4">
            <text:p>462,68513</text:p>
          </table:table-cell>
          <table:table-cell office:value-type="float" office:value="32917" table:style-name="ce4">
            <text:p>32917</text:p>
          </table:table-cell>
          <table:table-cell office:value-type="float" office:value="19470" table:style-name="ce4">
            <text:p>19470</text:p>
          </table:table-cell>
          <table:table-cell office:value-type="float" office:value="82" table:style-name="ce4">
            <text:p>82</text:p>
          </table:table-cell>
          <table:table-cell office:value-type="float" office:value="8093.5559999999996" table:style-name="ce4">
            <text:p>8093,556</text:p>
          </table:table-cell>
          <table:table-cell office:value-type="float" office:value="19.615132419999998" table:style-name="ce4">
            <text:p>19,61513242</text:p>
          </table:table-cell>
          <table:table-cell office:value-type="float" office:value="0" table:style-name="ce4">
            <text:p>0</text:p>
          </table:table-cell>
          <table:table-cell office:value-type="float" office:value="8.84" table:style-name="ce4">
            <text:p>8,84</text:p>
          </table:table-cell>
          <table:table-cell office:value-type="float" office:value="12.8" table:style-name="ce4">
            <text:p>12,8</text:p>
          </table:table-cell>
          <table:table-cell office:value-type="float" office:value="4769000000" table:style-name="ce4">
            <text:p>4769000000</text:p>
          </table:table-cell>
          <table:table-cell office:value-type="float" office:value="0" table:style-name="ce4">
            <text:p>0</text:p>
          </table:table-cell>
          <table:table-cell office:value-type="float" office:value="-1957000000" table:style-name="ce4">
            <text:p>-1957000000</text:p>
          </table:table-cell>
          <table:table-cell office:value-type="float" office:value="-0.84436583518981934" table:style-name="ce1">
            <text:p>-0,844365835</text:p>
          </table:table-cell>
          <table:table-cell office:value-type="float" office:value="-0.7867283821105957" table:style-name="ce1">
            <text:p>-0,786728382</text:p>
          </table:table-cell>
          <table:table-cell office:value-type="float" office:value="-0.55911248922348022" table:style-name="ce1">
            <text:p>-0,559112489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1.28" table:style-name="ce1">
            <text:p>51,28</text:p>
          </table:table-cell>
          <table:table-cell office:value-type="float" office:value="87.476162620031644" table:style-name="ce1">
            <text:p>87,47616262</text:p>
          </table:table-cell>
          <table:table-cell table:number-columns-repeated="1635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Ukraine</text:p>
          </table:table-cell>
          <table:table-cell office:value-type="float" office:value="27.1" table:style-name="ce4">
            <text:p>27,1</text:p>
          </table:table-cell>
          <table:table-cell office:value-type="float" office:value="0.31" table:style-name="ce4">
            <text:p>0,31</text:p>
          </table:table-cell>
          <table:table-cell office:value-type="float" office:value="0.34" table:style-name="ce4">
            <text:p>0,34</text:p>
          </table:table-cell>
          <table:table-cell office:value-type="float" office:value="448.86360999999999" table:style-name="ce4">
            <text:p>448,86361</text:p>
          </table:table-cell>
          <table:table-cell office:value-type="float" office:value="30810" table:style-name="ce4">
            <text:p>30810</text:p>
          </table:table-cell>
          <table:table-cell office:value-type="float" office:value="14677" table:style-name="ce4">
            <text:p>14677</text:p>
          </table:table-cell>
          <table:table-cell office:value-type="float" office:value="89" table:style-name="ce4">
            <text:p>89</text:p>
          </table:table-cell>
          <table:table-cell office:value-type="float" office:value="8559.93" table:style-name="ce4">
            <text:p>8559,93</text:p>
          </table:table-cell>
          <table:table-cell office:value-type="float" office:value="19.157619520000001" table:style-name="ce4">
            <text:p>19,15761952</text:p>
          </table:table-cell>
          <table:table-cell office:value-type="float" office:value="0" table:style-name="ce4">
            <text:p>0</text:p>
          </table:table-cell>
          <table:table-cell office:value-type="float" office:value="8.1" table:style-name="ce4">
            <text:p>8,1</text:p>
          </table:table-cell>
          <table:table-cell office:value-type="float" office:value="11.8" table:style-name="ce4">
            <text:p>11,8</text:p>
          </table:table-cell>
          <table:table-cell office:value-type="float" office:value="6451000000" table:style-name="ce4">
            <text:p>6451000000</text:p>
          </table:table-cell>
          <table:table-cell office:value-type="float" office:value="0" table:style-name="ce4">
            <text:p>0</text:p>
          </table:table-cell>
          <table:table-cell office:value-type="float" office:value="-3982000000" table:style-name="ce4">
            <text:p>-3982000000</text:p>
          </table:table-cell>
          <table:table-cell office:value-type="float" office:value="-0.82075399160385132" table:style-name="ce1">
            <text:p>-0,820753992</text:p>
          </table:table-cell>
          <table:table-cell office:value-type="float" office:value="-0.84415918588638306" table:style-name="ce1">
            <text:p>-0,844159186</text:p>
          </table:table-cell>
          <table:table-cell office:value-type="float" office:value="-0.45444026589393616" table:style-name="ce1">
            <text:p>-0,454440266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1.701999999999998" table:style-name="ce1">
            <text:p>51,702</text:p>
          </table:table-cell>
          <table:table-cell office:value-type="float" office:value="95.729730453290017" table:style-name="ce1">
            <text:p>95,72973045</text:p>
          </table:table-cell>
          <table:table-cell table:number-columns-repeated="16359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Ukraine</text:p>
          </table:table-cell>
          <table:table-cell office:value-type="float" office:value="26.9" table:style-name="ce4">
            <text:p>26,9</text:p>
          </table:table-cell>
          <table:table-cell office:value-type="float" office:value="0.33" table:style-name="ce4">
            <text:p>0,33</text:p>
          </table:table-cell>
          <table:table-cell office:value-type="float" office:value="0.37" table:style-name="ce4">
            <text:p>0,37</text:p>
          </table:table-cell>
          <table:table-cell office:value-type="float" office:value="448.86360999999999" table:style-name="ce4">
            <text:p>448,86361</text:p>
          </table:table-cell>
          <table:table-cell office:value-type="float" office:value="31684" table:style-name="ce4">
            <text:p>31684</text:p>
          </table:table-cell>
          <table:table-cell office:value-type="float" office:value="14588" table:style-name="ce4">
            <text:p>14588</text:p>
          </table:table-cell>
          <table:table-cell office:value-type="float" office:value="82" table:style-name="ce4">
            <text:p>82</text:p>
          </table:table-cell>
          <table:table-cell office:value-type="float" office:value="9246.77" table:style-name="ce4">
            <text:p>9246,77</text:p>
          </table:table-cell>
          <table:table-cell office:value-type="float" office:value="17.372197190000001" table:style-name="ce4">
            <text:p>17,37219719</text:p>
          </table:table-cell>
          <table:table-cell office:value-type="float" office:value="0" table:style-name="ce4">
            <text:p>0</text:p>
          </table:table-cell>
          <table:table-cell office:value-type="float" office:value="7.851" table:style-name="ce4">
            <text:p>7,851</text:p>
          </table:table-cell>
          <table:table-cell office:value-type="float" office:value="10.9" table:style-name="ce4">
            <text:p>10,9</text:p>
          </table:table-cell>
          <table:table-cell office:value-type="float" office:value="7207000000" table:style-name="ce4">
            <text:p>7207000000</text:p>
          </table:table-cell>
          <table:table-cell office:value-type="float" office:value="0" table:style-name="ce4">
            <text:p>0</text:p>
          </table:table-cell>
          <table:table-cell office:value-type="float" office:value="-10145000000" table:style-name="ce4">
            <text:p>-10145000000</text:p>
          </table:table-cell>
          <table:table-cell office:value-type="float" office:value="-0.86709398031234741" table:style-name="ce1">
            <text:p>-0,86709398</text:p>
          </table:table-cell>
          <table:table-cell office:value-type="float" office:value="-0.85114127397537231" table:style-name="ce1">
            <text:p>-0,851141274</text:p>
          </table:table-cell>
          <table:table-cell office:value-type="float" office:value="-0.56370526552200317" table:style-name="ce1">
            <text:p>-0,563705266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1.848999999999997" table:style-name="ce1">
            <text:p>51,849</text:p>
          </table:table-cell>
          <table:table-cell office:value-type="float" office:value="104.80507390425875" table:style-name="ce1">
            <text:p>104,8050739</text:p>
          </table:table-cell>
          <table:table-cell table:number-columns-repeated="1635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Ukraine</text:p>
          </table:table-cell>
          <table:table-cell office:value-type="float" office:value="26.8" table:style-name="ce4">
            <text:p>26,8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32" table:style-name="ce4">
            <text:p>0,32</text:p>
          </table:table-cell>
          <table:table-cell office:value-type="float" office:value="435.04208999999997" table:style-name="ce4">
            <text:p>435,04209</text:p>
          </table:table-cell>
          <table:table-cell office:value-type="float" office:value="76361" table:style-name="ce4">
            <text:p>76361</text:p>
          </table:table-cell>
          <table:table-cell office:value-type="float" office:value="14517" table:style-name="ce4">
            <text:p>14517</text:p>
          </table:table-cell>
          <table:table-cell office:value-type="float" office:value="73" table:style-name="ce4">
            <text:p>73</text:p>
          </table:table-cell>
          <table:table-cell office:value-type="float" office:value="9681.5220000000008" table:style-name="ce4">
            <text:p>9681,522</text:p>
          </table:table-cell>
          <table:table-cell office:value-type="float" office:value="17.89183074" table:style-name="ce4">
            <text:p>17,89183074</text:p>
          </table:table-cell>
          <table:table-cell office:value-type="float" office:value="0" table:style-name="ce4">
            <text:p>0</text:p>
          </table:table-cell>
          <table:table-cell office:value-type="float" office:value="7.5289999999999999" table:style-name="ce4">
            <text:p>7,529</text:p>
          </table:table-cell>
          <table:table-cell office:value-type="float" office:value="11" table:style-name="ce4">
            <text:p>11</text:p>
          </table:table-cell>
          <table:table-cell office:value-type="float" office:value="8175000000" table:style-name="ce4">
            <text:p>8175000000</text:p>
          </table:table-cell>
          <table:table-cell office:value-type="float" office:value="0" table:style-name="ce4">
            <text:p>0</text:p>
          </table:table-cell>
          <table:table-cell office:value-type="float" office:value="-14346000000" table:style-name="ce4">
            <text:p>-14346000000</text:p>
          </table:table-cell>
          <table:table-cell office:value-type="float" office:value="-0.59455281496047974" table:style-name="ce1">
            <text:p>-0,594552815</text:p>
          </table:table-cell>
          <table:table-cell office:value-type="float" office:value="-0.81733900308609009" table:style-name="ce1">
            <text:p>-0,817339003</text:p>
          </table:table-cell>
          <table:table-cell office:value-type="float" office:value="-0.55468320846557617" table:style-name="ce1">
            <text:p>-0,554683208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2.036000000000001" table:style-name="ce1">
            <text:p>52,036</text:p>
          </table:table-cell>
          <table:table-cell office:value-type="float" office:value="102.6227883566263" table:style-name="ce1">
            <text:p>102,6227884</text:p>
          </table:table-cell>
          <table:table-cell table:number-columns-repeated="16359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Ukraine</text:p>
          </table:table-cell>
          <table:table-cell office:value-type="float" office:value="26.7" table:style-name="ce4">
            <text:p>26,7</text:p>
          </table:table-cell>
          <table:table-cell office:value-type="float" office:value="0.28000000000000003" table:style-name="ce4">
            <text:p>0,28</text:p>
          </table:table-cell>
          <table:table-cell office:value-type="float" office:value="0.31" table:style-name="ce4">
            <text:p>0,31</text:p>
          </table:table-cell>
          <table:table-cell office:value-type="float" office:value="448.60257000000001" table:style-name="ce4">
            <text:p>448,60257</text:p>
          </table:table-cell>
          <table:table-cell office:value-type="float" office:value="54100" table:style-name="ce4">
            <text:p>54100</text:p>
          </table:table-cell>
          <table:table-cell office:value-type="float" office:value="22187" table:style-name="ce4">
            <text:p>22187</text:p>
          </table:table-cell>
          <table:table-cell office:value-type="float" office:value="84" table:style-name="ce4">
            <text:p>84</text:p>
          </table:table-cell>
          <table:table-cell office:value-type="float" office:value="11056.54" table:style-name="ce4">
            <text:p>11056,54</text:p>
          </table:table-cell>
          <table:table-cell office:value-type="float" office:value="18.751322349999999" table:style-name="ce4">
            <text:p>18,75132235</text:p>
          </table:table-cell>
          <table:table-cell office:value-type="float" office:value="0" table:style-name="ce4">
            <text:p>0</text:p>
          </table:table-cell>
          <table:table-cell office:value-type="float" office:value="7.17" table:style-name="ce4">
            <text:p>7,17</text:p>
          </table:table-cell>
          <table:table-cell office:value-type="float" office:value="10.1" table:style-name="ce4">
            <text:p>10,1</text:p>
          </table:table-cell>
          <table:table-cell office:value-type="float" office:value="4509000000" table:style-name="ce4">
            <text:p>4509000000</text:p>
          </table:table-cell>
          <table:table-cell office:value-type="float" office:value="0" table:style-name="ce4">
            <text:p>0</text:p>
          </table:table-cell>
          <table:table-cell office:value-type="float" office:value="-15634000000" table:style-name="ce4">
            <text:p>-15634000000</text:p>
          </table:table-cell>
          <table:table-cell office:value-type="float" office:value="-0.66432207822799683" table:style-name="ce1">
            <text:p>-0,664322078</text:p>
          </table:table-cell>
          <table:table-cell office:value-type="float" office:value="-0.84495383501052856" table:style-name="ce1">
            <text:p>-0,844953835</text:p>
          </table:table-cell>
          <table:table-cell office:value-type="float" office:value="-0.58561241626739502" table:style-name="ce1">
            <text:p>-0,585612416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73.781999847412095" table:style-name="ce1">
            <text:p>73,78199985</text:p>
          </table:table-cell>
          <table:table-cell office:value-type="float" office:value="52.244" table:style-name="ce1">
            <text:p>52,244</text:p>
          </table:table-cell>
          <table:table-cell office:value-type="float" office:value="94.001669450178198" table:style-name="ce1">
            <text:p>94,00166945</text:p>
          </table:table-cell>
          <table:table-cell table:number-columns-repeated="1635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Ukraine</text:p>
          </table:table-cell>
          <table:table-cell office:value-type="float" office:value="26.7" table:style-name="ce4">
            <text:p>26,7</text:p>
          </table:table-cell>
          <table:table-cell office:value-type="float" office:value="0.32" table:style-name="ce4">
            <text:p>0,32</text:p>
          </table:table-cell>
          <table:table-cell office:value-type="float" office:value="0.35" table:style-name="ce4">
            <text:p>0,35</text:p>
          </table:table-cell>
          <table:table-cell office:value-type="float" office:value="448.60257000000001" table:style-name="ce4">
            <text:p>448,60257</text:p>
          </table:table-cell>
          <table:table-cell office:value-type="float" office:value="42698" table:style-name="ce4">
            <text:p>42698</text:p>
          </table:table-cell>
          <table:table-cell office:value-type="float" office:value="21599" table:style-name="ce4">
            <text:p>21599</text:p>
          </table:table-cell>
          <table:table-cell office:value-type="float" office:value="76" table:style-name="ce4">
            <text:p>76</text:p>
          </table:table-cell>
          <table:table-cell office:value-type="float" office:value="10664.62" table:style-name="ce4">
            <text:p>10664,62</text:p>
          </table:table-cell>
          <table:table-cell office:value-type="float" office:value="16.777603089999999" table:style-name="ce4">
            <text:p>16,77760309</text:p>
          </table:table-cell>
          <table:table-cell office:value-type="float" office:value="0" table:style-name="ce4">
            <text:p>0</text:p>
          </table:table-cell>
          <table:table-cell office:value-type="float" office:value="9.27" table:style-name="ce4">
            <text:p>9,27</text:p>
          </table:table-cell>
          <table:table-cell office:value-type="float" office:value="9.5" table:style-name="ce4">
            <text:p>9,5</text:p>
          </table:table-cell>
          <table:table-cell office:value-type="float" office:value="847000000" table:style-name="ce4">
            <text:p>847000000</text:p>
          </table:table-cell>
          <table:table-cell office:value-type="float" office:value="0" table:style-name="ce4">
            <text:p>0</text:p>
          </table:table-cell>
          <table:table-cell office:value-type="float" office:value="-4606000000" table:style-name="ce4">
            <text:p>-4606000000</text:p>
          </table:table-cell>
          <table:table-cell office:value-type="float" office:value="-0.39884689450263977" table:style-name="ce1">
            <text:p>-0,398846895</text:p>
          </table:table-cell>
          <table:table-cell office:value-type="float" office:value="-0.82976227998733521" table:style-name="ce1">
            <text:p>-0,82976228</text:p>
          </table:table-cell>
          <table:table-cell office:value-type="float" office:value="-0.5867762565612793" table:style-name="ce1">
            <text:p>-0,586776257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73.244" table:style-name="ce1">
            <text:p>73,244</text:p>
          </table:table-cell>
          <table:table-cell office:value-type="float" office:value="51.067999999999998" table:style-name="ce1">
            <text:p>51,068</text:p>
          </table:table-cell>
          <table:table-cell office:value-type="float" office:value="100.6917824836239" table:style-name="ce1">
            <text:p>100,6917825</text:p>
          </table:table-cell>
          <table:table-cell table:number-columns-repeated="16359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Ukraine</text:p>
          </table:table-cell>
          <table:table-cell office:value-type="float" office:value="26.8" table:style-name="ce4">
            <text:p>26,8</text:p>
          </table:table-cell>
          <table:table-cell office:value-type="float" office:value="0.34" table:style-name="ce4">
            <text:p>0,34</text:p>
          </table:table-cell>
          <table:table-cell office:value-type="float" office:value="0.38" table:style-name="ce4">
            <text:p>0,38</text:p>
          </table:table-cell>
          <table:table-cell office:value-type="float" office:value="462.16305" table:style-name="ce4">
            <text:p>462,16305</text:p>
          </table:table-cell>
          <table:table-cell office:value-type="float" office:value="30659" table:style-name="ce4">
            <text:p>30659</text:p>
          </table:table-cell>
          <table:table-cell office:value-type="float" office:value="21409" table:style-name="ce4">
            <text:p>21409</text:p>
          </table:table-cell>
          <table:table-cell office:value-type="float" office:value="79" table:style-name="ce4">
            <text:p>79</text:p>
          </table:table-cell>
          <table:table-cell office:value-type="float" office:value="10164.33" table:style-name="ce4">
            <text:p>10164,33</text:p>
          </table:table-cell>
          <table:table-cell office:value-type="float" office:value="14.685071089999999" table:style-name="ce4">
            <text:p>14,68507109</text:p>
          </table:table-cell>
          <table:table-cell office:value-type="float" office:value="0" table:style-name="ce4">
            <text:p>0</text:p>
          </table:table-cell>
          <table:table-cell office:value-type="float" office:value="9.14" table:style-name="ce4">
            <text:p>9,14</text:p>
          </table:table-cell>
          <table:table-cell office:value-type="float" office:value="11.3" table:style-name="ce4">
            <text:p>11,3</text:p>
          </table:table-cell>
          <table:table-cell office:value-type="float" office:value="-198000000" table:style-name="ce4">
            <text:p>-198000000</text:p>
          </table:table-cell>
          <table:table-cell office:value-type="float" office:value="0" table:style-name="ce4">
            <text:p>0</text:p>
          </table:table-cell>
          <table:table-cell office:value-type="float" office:value="-2362000000" table:style-name="ce4">
            <text:p>-2362000000</text:p>
          </table:table-cell>
          <table:table-cell office:value-type="float" office:value="-0.55440700054168701" table:style-name="ce1">
            <text:p>-0,554407001</text:p>
          </table:table-cell>
          <table:table-cell office:value-type="float" office:value="-0.87357378005981445" table:style-name="ce1">
            <text:p>-0,87357378</text:p>
          </table:table-cell>
          <table:table-cell office:value-type="float" office:value="-0.61887335777282715" table:style-name="ce1">
            <text:p>-0,618873358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75.912000000000006" table:style-name="ce1">
            <text:p>75,912</text:p>
          </table:table-cell>
          <table:table-cell office:value-type="float" office:value="51.146999999999998" table:style-name="ce1">
            <text:p>51,147</text:p>
          </table:table-cell>
          <table:table-cell office:value-type="float" office:value="107.80661629815584" table:style-name="ce1">
            <text:p>107,8066163</text:p>
          </table:table-cell>
          <table:table-cell table:number-columns-repeated="1635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Ukraine</text:p>
          </table:table-cell>
          <table:table-cell office:value-type="float" office:value="26.9" table:style-name="ce4">
            <text:p>26,9</text:p>
          </table:table-cell>
          <table:table-cell office:value-type="float" office:value="0.36" table:style-name="ce4">
            <text:p>0,36</text:p>
          </table:table-cell>
          <table:table-cell office:value-type="float" office:value="0.4" table:style-name="ce4">
            <text:p>0,4</text:p>
          </table:table-cell>
          <table:table-cell office:value-type="float" office:value="462.42408999999998" table:style-name="ce4">
            <text:p>462,42409</text:p>
          </table:table-cell>
          <table:table-cell office:value-type="float" office:value="14311" table:style-name="ce4">
            <text:p>14311</text:p>
          </table:table-cell>
          <table:table-cell office:value-type="float" office:value="6465" table:style-name="ce4">
            <text:p>6465</text:p>
          </table:table-cell>
          <table:table-cell office:value-type="float" office:value="85" table:style-name="ce4">
            <text:p>85</text:p>
          </table:table-cell>
          <table:table-cell office:value-type="float" office:value="11148.2" table:style-name="ce4">
            <text:p>11148,2</text:p>
          </table:table-cell>
          <table:table-cell office:value-type="float" office:value="11.82433563" table:style-name="ce4">
            <text:p>11,82433563</text:p>
          </table:table-cell>
          <table:table-cell office:value-type="float" office:value="0" table:style-name="ce4">
            <text:p>0</text:p>
          </table:table-cell>
          <table:table-cell office:value-type="float" office:value="9.35" table:style-name="ce4">
            <text:p>9,35</text:p>
          </table:table-cell>
          <table:table-cell office:value-type="float" office:value="12.1" table:style-name="ce4">
            <text:p>12,1</text:p>
          </table:table-cell>
          <table:table-cell office:value-type="float" office:value="4128000000" table:style-name="ce4">
            <text:p>4128000000</text:p>
          </table:table-cell>
          <table:table-cell office:value-type="float" office:value="0" table:style-name="ce4">
            <text:p>0</text:p>
          </table:table-cell>
          <table:table-cell office:value-type="float" office:value="-6453000000" table:style-name="ce4">
            <text:p>-6453000000</text:p>
          </table:table-cell>
          <table:table-cell office:value-type="float" office:value="-0.60945755243301392" table:style-name="ce1">
            <text:p>-0,609457552</text:p>
          </table:table-cell>
          <table:table-cell office:value-type="float" office:value="-0.81724506616592407" table:style-name="ce1">
            <text:p>-0,817245066</text:p>
          </table:table-cell>
          <table:table-cell office:value-type="float" office:value="-0.41062274575233459" table:style-name="ce1">
            <text:p>-0,410622746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76.484399999999994" table:style-name="ce1">
            <text:p>76,4844</text:p>
          </table:table-cell>
          <table:table-cell office:value-type="float" office:value="51.034999999999997" table:style-name="ce1">
            <text:p>51,035</text:p>
          </table:table-cell>
          <table:table-cell office:value-type="float" office:value="105.52120491312238" table:style-name="ce1">
            <text:p>105,5212049</text:p>
          </table:table-cell>
          <table:table-cell table:number-columns-repeated="16359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Ukraine</text:p>
          </table:table-cell>
          <table:table-cell office:value-type="float" office:value="27" table:style-name="ce4">
            <text:p>27</text:p>
          </table:table-cell>
          <table:table-cell office:value-type="float" office:value="0.36" table:style-name="ce4">
            <text:p>0,36</text:p>
          </table:table-cell>
          <table:table-cell office:value-type="float" office:value="0.4" table:style-name="ce4">
            <text:p>0,4</text:p>
          </table:table-cell>
          <table:table-cell office:value-type="float" office:value="462.42408999999998" table:style-name="ce4">
            <text:p>462,42409</text:p>
          </table:table-cell>
          <table:table-cell office:value-type="float" office:value="28360" table:style-name="ce4">
            <text:p>28360</text:p>
          </table:table-cell>
          <table:table-cell office:value-type="float" office:value="20234" table:style-name="ce4">
            <text:p>20234</text:p>
          </table:table-cell>
          <table:table-cell office:value-type="float" office:value="81" table:style-name="ce4">
            <text:p>81</text:p>
          </table:table-cell>
          <table:table-cell office:value-type="float" office:value="11860.56" table:style-name="ce4">
            <text:p>11860,56</text:p>
          </table:table-cell>
          <table:table-cell office:value-type="float" office:value="10.83316348" table:style-name="ce4">
            <text:p>10,83316348</text:p>
          </table:table-cell>
          <table:table-cell office:value-type="float" office:value="0" table:style-name="ce4">
            <text:p>0</text:p>
          </table:table-cell>
          <table:table-cell office:value-type="float" office:value="9.5" table:style-name="ce4">
            <text:p>9,5</text:p>
          </table:table-cell>
          <table:table-cell office:value-type="float" office:value="11.1" table:style-name="ce4">
            <text:p>11,1</text:p>
          </table:table-cell>
          <table:table-cell office:value-type="float" office:value="3680000000" table:style-name="ce4">
            <text:p>3680000000</text:p>
          </table:table-cell>
          <table:table-cell office:value-type="float" office:value="0" table:style-name="ce4">
            <text:p>0</text:p>
          </table:table-cell>
          <table:table-cell office:value-type="float" office:value="-8744000000" table:style-name="ce4">
            <text:p>-8744000000</text:p>
          </table:table-cell>
          <table:table-cell office:value-type="float" office:value="-0.5140223503112793" table:style-name="ce1">
            <text:p>-0,51402235</text:p>
          </table:table-cell>
          <table:table-cell office:value-type="float" office:value="-0.75603193044662476" table:style-name="ce1">
            <text:p>-0,75603193</text:p>
          </table:table-cell>
          <table:table-cell office:value-type="float" office:value="-0.28177455067634583" table:style-name="ce1">
            <text:p>-0,281774551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76.745099999999994" table:style-name="ce1">
            <text:p>76,7451</text:p>
          </table:table-cell>
          <table:table-cell office:value-type="float" office:value="50.956000000000003" table:style-name="ce1">
            <text:p>50,956</text:p>
          </table:table-cell>
          <table:table-cell office:value-type="float" office:value="104.03498291139857" table:style-name="ce1">
            <text:p>104,0349829</text:p>
          </table:table-cell>
          <table:table-cell table:number-columns-repeated="1635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Ukraine</text:p>
          </table:table-cell>
          <table:table-cell office:value-type="float" office:value="27" table:style-name="ce4">
            <text:p>27</text:p>
          </table:table-cell>
          <table:table-cell office:value-type="float" office:value="0.35" table:style-name="ce4">
            <text:p>0,35</text:p>
          </table:table-cell>
          <table:table-cell office:value-type="float" office:value="0.39" table:style-name="ce4">
            <text:p>0,39</text:p>
          </table:table-cell>
          <table:table-cell office:value-type="float" office:value="462.68513000000002" table:style-name="ce4">
            <text:p>462,68513</text:p>
          </table:table-cell>
          <table:table-cell office:value-type="float" office:value="39307" table:style-name="ce4">
            <text:p>39307</text:p>
          </table:table-cell>
          <table:table-cell office:value-type="float" office:value="24252" table:style-name="ce4">
            <text:p>24252</text:p>
          </table:table-cell>
          <table:table-cell office:value-type="float" office:value="83" table:style-name="ce4">
            <text:p>83</text:p>
          </table:table-cell>
          <table:table-cell office:value-type="float" office:value="12633.51" table:style-name="ce4">
            <text:p>12633,51</text:p>
          </table:table-cell>
          <table:table-cell office:value-type="float" office:value="11.079217440000001" table:style-name="ce4">
            <text:p>11,07921744</text:p>
          </table:table-cell>
          <table:table-cell office:value-type="float" office:value="0" table:style-name="ce4">
            <text:p>0</text:p>
          </table:table-cell>
          <table:table-cell office:value-type="float" office:value="8.7989999999999995" table:style-name="ce4">
            <text:p>8,799</text:p>
          </table:table-cell>
          <table:table-cell office:value-type="float" office:value="11.4" table:style-name="ce4">
            <text:p>11,4</text:p>
          </table:table-cell>
          <table:table-cell office:value-type="float" office:value="4975000000" table:style-name="ce4">
            <text:p>4975000000</text:p>
          </table:table-cell>
          <table:table-cell office:value-type="float" office:value="0" table:style-name="ce4">
            <text:p>0</text:p>
          </table:table-cell>
          <table:table-cell office:value-type="float" office:value="-11378000000" table:style-name="ce4">
            <text:p>-11378000000</text:p>
          </table:table-cell>
          <table:table-cell office:value-type="float" office:value="-0.45963183045387268" table:style-name="ce1">
            <text:p>-0,45963183</text:p>
          </table:table-cell>
          <table:table-cell office:value-type="float" office:value="-0.76034188270568848" table:style-name="ce1">
            <text:p>-0,760341883</text:p>
          </table:table-cell>
          <table:table-cell office:value-type="float" office:value="-0.25626698136329651" table:style-name="ce1">
            <text:p>-0,256266981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74.852675537329702" table:style-name="ce1">
            <text:p>74,85267554</text:p>
          </table:table-cell>
          <table:table-cell office:value-type="float" office:value="51.356999999999999" table:style-name="ce1">
            <text:p>51,357</text:p>
          </table:table-cell>
          <table:table-cell office:value-type="float" office:value="99.199815071867505" table:style-name="ce1">
            <text:p>99,19981507</text:p>
          </table:table-cell>
          <table:table-cell table:number-columns-repeated="16359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Ukraine</text:p>
          </table:table-cell>
          <table:table-cell office:value-type="float" office:value="27.1" table:style-name="ce4">
            <text:p>27,1</text:p>
          </table:table-cell>
          <table:table-cell office:value-type="float" office:value="0.36" table:style-name="ce4">
            <text:p>0,36</text:p>
          </table:table-cell>
          <table:table-cell office:value-type="float" office:value="0.39" table:style-name="ce4">
            <text:p>0,39</text:p>
          </table:table-cell>
          <table:table-cell office:value-type="float" office:value="462.68513000000002" table:style-name="ce4">
            <text:p>462,68513</text:p>
          </table:table-cell>
          <table:table-cell office:value-type="float" office:value="45011" table:style-name="ce4">
            <text:p>45011</text:p>
          </table:table-cell>
          <table:table-cell office:value-type="float" office:value="26789" table:style-name="ce4">
            <text:p>26789</text:p>
          </table:table-cell>
          <table:table-cell office:value-type="float" office:value="85" table:style-name="ce4">
            <text:p>85</text:p>
          </table:table-cell>
          <table:table-cell office:value-type="float" office:value="13348.03" table:style-name="ce4">
            <text:p>13348,03</text:p>
          </table:table-cell>
          <table:table-cell office:value-type="float" office:value="12.23238823" table:style-name="ce4">
            <text:p>12,23238823</text:p>
          </table:table-cell>
          <table:table-cell office:value-type="float" office:value="0" table:style-name="ce4">
            <text:p>0</text:p>
          </table:table-cell>
          <table:table-cell office:value-type="float" office:value="8.1940000000000008" table:style-name="ce4">
            <text:p>8,194</text:p>
          </table:table-cell>
          <table:table-cell office:value-type="float" office:value="11.2" table:style-name="ce4">
            <text:p>11,2</text:p>
          </table:table-cell>
          <table:table-cell office:value-type="float" office:value="5796000000" table:style-name="ce4">
            <text:p>5796000000</text:p>
          </table:table-cell>
          <table:table-cell office:value-type="float" office:value="0" table:style-name="ce4">
            <text:p>0</text:p>
          </table:table-cell>
          <table:table-cell office:value-type="float" office:value="-12511000000" table:style-name="ce4">
            <text:p>-12511000000</text:p>
          </table:table-cell>
          <table:table-cell office:value-type="float" office:value="-0.33426675200462341" table:style-name="ce1">
            <text:p>-0,334266752</text:p>
          </table:table-cell>
          <table:table-cell office:value-type="float" office:value="-0.74543553590774536" table:style-name="ce1">
            <text:p>-0,745435536</text:p>
          </table:table-cell>
          <table:table-cell office:value-type="float" office:value="-0.21664243936538696" table:style-name="ce1">
            <text:p>-0,216642439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70.9834079875464" table:style-name="ce1">
            <text:p>70,98340799</text:p>
          </table:table-cell>
          <table:table-cell office:value-type="float" office:value="51.703000000000003" table:style-name="ce1">
            <text:p>51,703</text:p>
          </table:table-cell>
          <table:table-cell office:value-type="float" office:value="90.511234291076278" table:style-name="ce1">
            <text:p>90,51123429</text:p>
          </table:table-cell>
          <table:table-cell table:number-columns-repeated="16359"/>
        </table:table-row>
        <table:table-row table:number-rows-repeated="1048175" table:style-name="ro1">
          <table:table-cell table:number-columns-repeated="16384"/>
        </table:table-row>
      </table:table>
      <table:database-ranges>
        <table:database-range table:target-range-address="Arkusz1_(2).A1:Arkusz1_(2).AB40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Monika Wesołowska</meta:initial-creator>
    <dc:creator>Monika Wesołowska</dc:creator>
    <meta:creation-date>2025-11-19T16:03:22Z</meta:creation-date>
    <dc:date>2025-11-19T16:05:18Z</dc:date>
  </office:meta>
</office:document-meta>
</file>